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0.7181in"/>
    </style:style>
    <style:style style:name="co2" style:family="table-column">
      <style:table-column-properties fo:break-before="auto" style:column-width="1.9681in"/>
    </style:style>
    <style:style style:name="co3" style:family="table-column">
      <style:table-column-properties fo:break-before="auto" style:column-width="1.3602in"/>
    </style:style>
    <style:style style:name="co4" style:family="table-column">
      <style:table-column-properties fo:break-before="auto" style:column-width="3.5807in"/>
    </style:style>
    <style:style style:name="co5" style:family="table-column">
      <style:table-column-properties fo:break-before="auto" style:column-width="3.4866in"/>
    </style:style>
    <style:style style:name="co6" style:family="table-column">
      <style:table-column-properties fo:break-before="auto" style:column-width="2.4543in"/>
    </style:style>
    <style:style style:name="co7" style:family="table-column">
      <style:table-column-properties fo:break-before="auto" style:column-width="2.8063in"/>
    </style:style>
    <style:style style:name="co8" style:family="table-column">
      <style:table-column-properties fo:break-before="auto" style:column-width="3.2799in"/>
    </style:style>
    <style:style style:name="co9" style:family="table-column">
      <style:table-column-properties fo:break-before="auto" style:column-width="2.5516in"/>
    </style:style>
    <style:style style:name="co10" style:family="table-column">
      <style:table-column-properties fo:break-before="auto" style:column-width="3.2311in"/>
    </style:style>
    <style:style style:name="co12" style:family="table-column">
      <style:table-column-properties fo:break-before="auto" style:column-width="2.9398in"/>
    </style:style>
    <style:style style:name="ro1" style:family="table-row">
      <style:table-row-properties style:row-height="0.1791in" fo:break-before="auto" style:use-optimal-row-height="true"/>
    </style:style>
    <style:style style:name="ro2" style:family="table-row">
      <style:table-row-properties style:row-height="0.1807in" fo:break-before="auto" style:use-optimal-row-height="true"/>
    </style:style>
    <style:style style:name="ro3" style:family="table-row">
      <style:table-row-properties style:row-height="1.1846in" fo:break-before="auto" style:use-optimal-row-height="true"/>
    </style:style>
    <style:style style:name="ro4" style:family="table-row">
      <style:table-row-properties style:row-height="1.1772in" fo:break-before="auto" style:use-optimal-row-height="true"/>
    </style:style>
    <style:style style:name="ro5" style:family="table-row">
      <style:table-row-properties style:row-height="1.1925in" fo:break-before="auto" style:use-optimal-row-height="true"/>
    </style:style>
    <style:style style:name="ro6" style:family="table-row">
      <style:table-row-properties style:row-height="1.3429in" fo:break-before="auto" style:use-optimal-row-height="true"/>
    </style:style>
    <style:style style:name="ro7" style:family="table-row">
      <style:table-row-properties style:row-height="1.3508in" fo:break-before="auto" style:use-optimal-row-height="true"/>
    </style:style>
    <style:style style:name="ro8" style:family="table-row">
      <style:table-row-properties style:row-height="0.8528in" fo:break-before="auto" style:use-optimal-row-height="true"/>
    </style:style>
    <style:style style:name="ro9" style:family="table-row">
      <style:table-row-properties style:row-height="0.8453in" fo:break-before="auto" style:use-optimal-row-height="true"/>
    </style:style>
    <style:style style:name="ro10" style:family="table-row">
      <style:table-row-properties style:row-height="1.011in" fo:break-before="auto" style:use-optimal-row-height="true"/>
    </style:style>
    <style:style style:name="ro11" style:family="table-row">
      <style:table-row-properties style:row-height="1.5319in" fo:break-before="auto" style:use-optimal-row-height="true"/>
    </style:style>
    <style:style style:name="ro12" style:family="table-row">
      <style:table-row-properties style:row-height="6.1744in" fo:break-before="auto" style:use-optimal-row-height="true"/>
    </style:style>
    <style:style style:name="ro13" style:family="table-row">
      <style:table-row-properties style:row-height="2.8528in" fo:break-before="auto" style:use-optimal-row-height="true"/>
    </style:style>
    <style:style style:name="ro14" style:family="table-row">
      <style:table-row-properties style:row-height="2.3398in" fo:break-before="auto" style:use-optimal-row-height="true"/>
    </style:style>
    <style:style style:name="ro15" style:family="table-row">
      <style:table-row-properties style:row-height="0.6791in" fo:break-before="auto" style:use-optimal-row-height="true"/>
    </style:style>
    <style:style style:name="ro16" style:family="table-row">
      <style:table-row-properties style:row-height="0.5134in" fo:break-before="auto" style:use-optimal-row-height="true"/>
    </style:style>
    <style:style style:name="ro17" style:family="table-row">
      <style:table-row-properties style:row-height="1.6756in" fo:break-before="auto" style:use-optimal-row-height="true"/>
    </style:style>
    <style:style style:name="ro18" style:family="table-row">
      <style:table-row-properties style:row-height="2.6717in" fo:break-before="auto" style:use-optimal-row-height="true"/>
    </style:style>
    <style:style style:name="ro19" style:family="table-row">
      <style:table-row-properties style:row-height="2.0075in" fo:break-before="auto" style:use-optimal-row-height="true"/>
    </style:style>
    <style:style style:name="ro20" style:family="table-row">
      <style:table-row-properties style:row-height="2.1736in" fo:break-before="auto" style:use-optimal-row-height="true"/>
    </style:style>
    <style:style style:name="ro21" style:family="table-row">
      <style:table-row-properties style:row-height="1.5091in" fo:break-before="auto" style:use-optimal-row-height="true"/>
    </style:style>
    <style:style style:name="ro22" style:family="table-row">
      <style:table-row-properties style:row-height="0.6866in" fo:break-before="auto" style:use-optimal-row-height="true"/>
    </style:style>
    <style:style style:name="ro23" style:family="table-row">
      <style:table-row-properties style:row-height="0.3472in" fo:break-before="auto" style:use-optimal-row-height="true"/>
    </style:style>
    <style:style style:name="ro24" style:family="table-row">
      <style:table-row-properties style:row-height="2.8374in" fo:break-before="auto" style:use-optimal-row-height="true"/>
    </style:style>
    <style:style style:name="ro25" style:family="table-row">
      <style:table-row-properties style:row-height="1.8417in" fo:break-before="auto" style:use-optimal-row-height="true"/>
    </style:style>
    <style:style style:name="ro26" style:family="table-row">
      <style:table-row-properties style:row-height="3.0043in" fo:break-before="auto" style:use-optimal-row-height="true"/>
    </style:style>
    <style:style style:name="ro27" style:family="table-row">
      <style:table-row-properties style:row-height="2.5055in" fo:break-before="auto" style:use-optimal-row-height="true"/>
    </style:style>
    <style:style style:name="ro28" style:family="table-row">
      <style:table-row-properties style:row-height="2.1811in" fo:break-before="auto" style:use-optimal-row-height="true"/>
    </style:style>
    <style:style style:name="ro29" style:family="table-row">
      <style:table-row-properties style:row-height="9.148in" fo:break-before="auto" style:use-optimal-row-height="true"/>
    </style:style>
    <style:style style:name="ro30" style:family="table-row">
      <style:table-row-properties style:row-height="5.4953in" fo:break-before="auto" style:use-optimal-row-height="true"/>
    </style:style>
    <style:style style:name="ro31" style:family="table-row">
      <style:table-row-properties style:row-height="1.0189in" fo:break-before="auto" style:use-optimal-row-height="true"/>
    </style:style>
    <style:style style:name="ro32" style:family="table-row">
      <style:table-row-properties style:row-height="4.1665in" fo:break-before="auto" style:use-optimal-row-height="true"/>
    </style:style>
    <style:style style:name="ro33" style:family="table-row">
      <style:table-row-properties style:row-height="6.6571in" fo:break-before="auto" style:use-optimal-row-height="true"/>
    </style:style>
    <style:style style:name="ro34" style:family="table-row">
      <style:table-row-properties style:row-height="5.3283in" fo:break-before="auto" style:use-optimal-row-height="true"/>
    </style:style>
    <style:style style:name="ro35" style:family="table-row">
      <style:table-row-properties style:row-height="4.3327in" fo:break-before="auto" style:use-optimal-row-height="true"/>
    </style:style>
    <style:style style:name="ro36" style:family="table-row">
      <style:table-row-properties style:row-height="4in" fo:break-before="auto" style:use-optimal-row-height="true"/>
    </style:style>
    <style:style style:name="ro37" style:family="table-row">
      <style:table-row-properties style:row-height="11.1335in" fo:break-before="auto" style:use-optimal-row-height="true"/>
    </style:style>
    <style:style style:name="ta2" style:family="table" style:master-page-name="PageStyle_5f_Sheet3">
      <style:table-properties table:display="true" style:writing-mode="lr-tb"/>
    </style:style>
    <style:style style:name="ta3" style:family="table" style:master-page-name="PageStyle_5f_Sheet2">
      <style:table-properties table:display="true" style:writing-mode="lr-tb"/>
    </style:style>
    <style:style style:name="ce1" style:family="table-cell" style:parent-style-name="Excel_20_Built-in_20_Accent2" style:data-style-name="N5000">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Accent2" style:data-style-name="N5000">
      <style:table-cell-properties fo:background-color="#ffffff" style:cell-protect="none"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Accent2" style:data-style-name="N5000">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6" style:family="table-cell" style:parent-style-name="Excel_20_Built-in_20_Normal">
      <style:table-cell-properties style:cell-protect="none"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7" style:family="table-cell" style:parent-style-name="Excel_20_Built-in_20_Normal">
      <style:table-cell-properties style:text-align-source="value-type" style:repeat-content="false" fo:wrap-option="no-wrap" style:direction="ltr" style:rotation-angle="0" style:rotation-align="none" style:shrink-to-fit="true" style:vertical-align="bottom"/>
      <style:paragraph-properties fo:margin-left="0in" style:writing-mode="page"/>
    </style:style>
    <style:style style:name="ce8" style:family="table-cell" style:parent-style-name="Excel_20_Built-in_20_Normal">
      <style:table-cell-properties style:cell-protect="none" style:print-content="true" style:text-align-source="value-type" style:repeat-content="false" fo:wrap-option="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cell-protect="none" style:print-content="true"/>
    </style:style>
    <style:style style:name="ce1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128in" style:writing-mode="page"/>
    </style:style>
    <style:style style:name="ce11"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Normal" style:data-style-name="N5000">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6" style:family="table-cell" style:parent-style-name="Excel_20_Built-in_20_Normal" style:data-style-name="N5000">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position="super 58%"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4" style:family="text">
      <style:text-properties fo:color="#000000" style:text-outline="false" style:text-line-through-style="none" style:text-position="0% 100%"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Breast" table:style-name="ta3" table:print="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2" table:default-cell-style-name="Excel_20_Built-in_20_Normal"/>
        <table:table-column table:style-name="co11" table:number-columns-repeated="1013" table:default-cell-style-name="Excel_20_Built-in_20_Normal"/>
        <table:table-row table:style-name="ro2">
          <table:table-cell office:value-type="string">
            <text:p>&lt;b&gt;Chemoregimens&lt;/b&gt;</text:p>
          </table:table-cell>
          <table:table-cell office:value-type="string">
            <text:p>&lt;b&gt;Adult&lt;/b&gt;</text:p>
          </table:table-cell>
          <table:table-cell office:value-type="string">
            <text:p>&lt;b&gt;Solid&lt;/b&gt;</text:p>
          </table:table-cell>
          <table:table-cell/>
          <table:table-cell table:style-name="ce1"/>
          <table:table-cell table:style-name="ce5"/>
          <table:table-cell office:value-type="string">
            <text:p>&lt;b&gt;REGIMEN&lt;/b&gt;</text:p>
          </table:table-cell>
          <table:table-cell office:value-type="string">
            <text:p>&lt;b&gt;SCHEDULE&lt;/b&gt;</text:p>
          </table:table-cell>
          <table:table-cell office:value-type="string">
            <text:p>&lt;b&gt;EMETOGENIC POTENTIAL&lt;/b&gt;</text:p>
          </table:table-cell>
          <table:table-cell office:value-type="string">
            <text:p>&lt;b&gt;REFFERENCE 1&lt;/b&gt;</text:p>
          </table:table-cell>
          <table:table-cell table:number-columns-repeated="1014"/>
        </table:table-row>
        <table:table-row table:style-name="ro3">
          <table:table-cell table:number-columns-repeated="2"/>
          <table:table-cell table:formula="of:=CONCATENATE(&quot;INSERT INTO RegimenList(pk, title) VALUES(10,'&quot;;SUBSTITUTE( SUBSTITUTE([.E2];&quot;&lt;b&gt;&quot;;&quot;&quot;); &quot;&lt;/b&gt;&quot;; &quot;&quot;);&quot;');&quot;)" office:value-type="string" office:string-value="INSERT INTO RegimenList(pk, title) VALUES(10,'Adenocarcinoma-Unknown Primary');">
            <text:p>INSERT INTO RegimenList(pk, title) VALUES(10,'Adenocarcinoma-Unknown Primary');</text:p>
          </table:table-cell>
          <table:table-cell table:formula="of:=CONCATENATE(&quot;INSERT INTO RegimenDetail(parentPK, name, schedule, emetogenic_potential, reference) VALUES(10,'&quot;;[.G2];&quot;','&quot;;[.H2];&quot;','&quot;;[.I2];&quot;','&quot;;TRIM([.J2]);&quot;');&quot;)" office:value-type="string" office:string-value="INSERT INTO RegimenDetail(parentPK, name, schedule, emetogenic_potential, reference) VALUES(10,'&lt;b&gt;Carbo-Tax&lt;/b&gt;','&lt;b&gt;Carboplatin&lt;/b&gt;&lt;br&gt; dose targeted by calvert equation to AUC of 6 mg/ml/min IV over 30 minutes.&lt;br&gt;&lt;b&gt;FOLLOWED  BY&lt;/b&gt;&lt;br&gt;&lt;b&gt;paclitaxel&lt;sup&gt;a&lt;/sup&gt;&lt;/b&gt; 200mg/m&lt;sup&gt;2&lt;/sup&gt;  IV over 3 hours, day 1&lt;br&gt;&lt;b&gt; Filgrastim&lt;/b&gt; 300 mcg/d SQ, days 5-12&lt;br&gt;Repeat every 21 days','Moderate','Briasoulis E, Kalofonos H, Bafaloukos D, et al. Carboplatin plus paclitaxel in unknown primary Carcinoma: a Phase II Hellenic Cooperative Oncology Group Study. $J Clin Oncol. 2000; 18(17):3101-3107.$');">
            <text:p>INSERT INTO RegimenDetail(parentPK, name, schedule, emetogenic_potential, reference) VALUES(10,'&lt;b&gt;Carbo-Tax&lt;/b&gt;','&lt;b&gt;Carboplatin&lt;/b&gt;&lt;br&gt; dose targeted by calvert equation to AUC of 6 mg/ml/min IV over 30 minutes.&lt;br&gt;&lt;b&gt;FOLLOWED <text:s/>BY&lt;/b&gt;&lt;br&gt;&lt;b&gt;paclitaxel&lt;sup&gt;a&lt;/sup&gt;&lt;/b&gt; 200mg/m&lt;sup&gt;2&lt;/sup&gt; <text:s/>IV over 3 hours, day 1&lt;br&gt;&lt;b&gt; Filgrastim&lt;/b&gt; 300 mcg/d SQ, days 5-12&lt;br&gt;Repeat every 21 days','Moderate','Briasoulis E, Kalofonos H, Bafaloukos D, et al. Carboplatin plus paclitaxel in unknown primary Carcinoma: a Phase II Hellenic Cooperative Oncology Group Study. $J Clin Oncol. 2000; 18(17):3101-3107.$');</text:p>
          </table:table-cell>
          <table:table-cell table:style-name="ce1" office:value-type="string">
            <text:p>&lt;b&gt;Adenocarcinoma-Unknown Primary&lt;/b&gt;</text:p>
          </table:table-cell>
          <table:table-cell table:style-name="ce5" office:value-type="string">
            <text:p>&lt;b&gt;Combination Regimens&lt;/b&gt;</text:p>
          </table:table-cell>
          <table:table-cell table:style-name="ce7" office:value-type="string">
            <text:p>&lt;b&gt;Carbo-Tax&lt;/b&gt;</text:p>
          </table:table-cell>
          <table:table-cell table:style-name="ce10" office:value-type="string">
            <text:p>&lt;b&gt;Carboplatin&lt;/b&gt;&lt;br&gt; dose targeted by calvert equation to AUC of 6 mg/ml/min IV over 30 minutes.&lt;br&gt;&lt;b&gt;FOLLOWED <text:s/>BY&lt;/b&gt;&lt;br&gt;&lt;b&gt;paclitaxel&lt;sup&gt;a&lt;/sup&gt;&lt;/b&gt;<text:span text:style-name="T2"> </text:span><text:span text:style-name="T2">200mg/m&lt;sup&gt;2&lt;/sup&gt;</text:span><text:span text:style-name="T1"> </text:span><text:span text:style-name="T2"><text:s/>IV over 3 hours, day </text:span><text:span text:style-name="T2">1&lt;br&gt;&lt;b&gt; Filgrastim&lt;/b&gt; 300 mcg/d SQ, days </text:span><text:span text:style-name="T2">5-12&lt;br&gt;Repeat every 21 days</text:span></text:p>
          </table:table-cell>
          <table:table-cell table:style-name="ce13" office:value-type="string">
            <text:p>Moderate</text:p>
          </table:table-cell>
          <table:table-cell table:style-name="ce4" office:value-type="string">
            <text:p>Briasoulis E, Kalofonos H, Bafaloukos D, et al. Carboplatin plus paclitaxel in unknown primary Carcinoma: a Phase II Hellenic Cooperative Oncology Group Study. $J Clin Oncol. 2000; 18(17):3101-3107.$ <text:s text:c="20"/><text:s text:c="33"/></text:p>
          </table:table-cell>
          <table:table-cell table:number-columns-repeated="1014"/>
        </table:table-row>
        <table:table-row table:style-name="ro4">
          <table:table-cell table:number-columns-repeated="3"/>
          <table:table-cell table:formula="of:=CONCATENATE(&quot;INSERT INTO RegimenDetail(parentPK, name, schedule, emetogenic_potential, reference) VALUES(10,'&quot;;[.G3];&quot;','&quot;;[.H3];&quot;','&quot;;[.I3];&quot;','&quot;;TRIM([.J3]);&quot;');&quot;)" office:value-type="string" office:string-value="INSERT INTO RegimenDetail(parentPK, name, schedule, emetogenic_potential, reference) VALUES(10,'&lt;b&gt;Docetaxel/Carboplatin&lt;/b&gt;','&lt;b&gt;Docetaxel&lt;sup&gt;b&lt;/sup&gt;&lt;/b&gt; 75 mg/m&lt;sup&gt;2&lt;/sup&gt; IV over 30 minutes, day1&lt;br&gt;&lt;b&gt;Carboplatin&lt;/b&gt; AUC of 5 mg/mL/min IV over 30 minutes, day 1&lt;br&gt;Repeat every 21 days for a maximum of 8 cycles','Moderate','Pentheroudakis G, Briasoulis E, Kalofonos HP, et al. Docetaxel and carboplatin combination chemotherapy as outpatient palliative therapy in carcinoma of unknown primary: a multicentre Hellenic Cooperative Oncology Group Phase II study. $Acta Oncol. 2008;47(6): 1148-1155.$');">
            <text:p>INSERT INTO RegimenDetail(parentPK, name, schedule, emetogenic_potential, reference) VALUES(10,'&lt;b&gt;Docetaxel/Carboplatin&lt;/b&gt;','&lt;b&gt;Docetaxel&lt;sup&gt;b&lt;/sup&gt;&lt;/b&gt; 75 mg/m&lt;sup&gt;2&lt;/sup&gt; IV over 30 minutes, day1&lt;br&gt;&lt;b&gt;Carboplatin&lt;/b&gt; AUC of 5 mg/mL/min IV over 30 minutes, day 1&lt;br&gt;Repeat every 21 days for a maximum of 8 cycles','Moderate','Pentheroudakis G, Briasoulis E, Kalofonos HP, et al. Docetaxel and carboplatin combination chemotherapy as outpatient palliative therapy in carcinoma of unknown primary: a multicentre Hellenic Cooperative Oncology Group Phase II study. $Acta Oncol. 2008;47(6): 1148-1155.$');</text:p>
          </table:table-cell>
          <table:table-cell/>
          <table:table-cell office:value-type="string">
            <text:p>&lt;b&gt;Combination Regimens&lt;/b&gt;</text:p>
          </table:table-cell>
          <table:table-cell office:value-type="string">
            <text:p>&lt;b&gt;Docetaxel/Carboplatin&lt;/b&gt;</text:p>
          </table:table-cell>
          <table:table-cell table:style-name="ce10" office:value-type="string">
            <text:p>&lt;b&gt;Docetaxel&lt;sup&gt;b&lt;/sup&gt;&lt;/b&gt; 75 mg/m&lt;sup&gt;2&lt;/sup&gt; IV over 30 minutes, day1&lt;br&gt;&lt;b&gt;Carboplatin&lt;/b&gt; AUC of 5 mg/mL/min IV over 30 minutes, day 1&lt;br&gt;Repeat every 21 days for a maximum of 8 cycles</text:p>
          </table:table-cell>
          <table:table-cell office:value-type="string">
            <text:p>Moderate</text:p>
          </table:table-cell>
          <table:table-cell table:style-name="ce4" office:value-type="string">
            <text:p>Pentheroudakis G, Briasoulis E, Kalofonos HP, et al. Docetaxel and carboplatin combination chemotherapy as outpatient palliative therapy in carcinoma of unknown primary: a multicentre Hellenic Cooperative Oncology Group Phase II study. $Acta Oncol. 2008;47(6): 1148-1155.$</text:p>
          </table:table-cell>
          <table:table-cell table:number-columns-repeated="1014"/>
        </table:table-row>
        <table:table-row table:style-name="ro5">
          <table:table-cell table:number-columns-repeated="3"/>
          <table:table-cell table:formula="of:=CONCATENATE(&quot;INSERT INTO RegimenDetail(parentPK, name, schedule, emetogenic_potential, reference) VALUES(10,'&quot;;[.G4];&quot;','&quot;;[.H4];&quot;','&quot;;[.I4];&quot;','&quot;;TRIM([.J4]);&quot;');&quot;)" office:value-type="string" office:string-value="INSERT INTO RegimenDetail(parentPK, name, schedule, emetogenic_potential, reference) VALUES(10,'&lt;b&gt;Gemcitabine/Carboplatin/paclitaxel&lt;/b&gt;','&lt;b&gt;Gemcitabine&lt;/b&gt; 1,000mg/m&lt;sup&gt;2&lt;/sup&gt;  1V, days 1,8&lt;br&gt;&lt;b&gt;Carboplatin&lt;/b&gt; dose targeted by Calvert equation to AUC of 5 IV, day 1&lt;br&gt;&lt;b&gt;Paclitaxel&lt;sup&gt;a&lt;/sup&gt;&lt;/b&gt; 200 mg/m2 IV over 1 hour, day 1&lt;br&gt;Repeat cycle every 21 days','Moderate','Greco FA, Burris HA III, Litchy S, et al. Gemcitabine, carboplatin, and paclitaxel for patients with carcinoma of unknown primary site: a Minnie pearl cancer center research Network study. J Clin Oncol.2002;20(6):1651-1656.');">
            <text:p>INSERT INTO RegimenDetail(parentPK, name, schedule, emetogenic_potential, reference) VALUES(10,'&lt;b&gt;Gemcitabine/Carboplatin/paclitaxel&lt;/b&gt;','&lt;b&gt;Gemcitabine&lt;/b&gt; 1,000mg/m&lt;sup&gt;2&lt;/sup&gt; <text:s/>1V, days 1,8&lt;br&gt;&lt;b&gt;Carboplatin&lt;/b&gt; dose targeted by Calvert equation to AUC of 5 IV, day 1&lt;br&gt;&lt;b&gt;Paclitaxel&lt;sup&gt;a&lt;/sup&gt;&lt;/b&gt; 200 mg/m2 IV over 1 hour, day 1&lt;br&gt;Repeat cycle every 21 days','Moderate','Greco FA, Burris HA III, Litchy S, et al. Gemcitabine, carboplatin, and paclitaxel for patients with carcinoma of unknown primary site: a Minnie pearl cancer center research Network study. J Clin Oncol.2002;20(6):1651-1656.');</text:p>
          </table:table-cell>
          <table:table-cell/>
          <table:table-cell office:value-type="string">
            <text:p>&lt;b&gt;Combination Regimens&lt;/b&gt;</text:p>
          </table:table-cell>
          <table:table-cell table:style-name="ce4" office:value-type="string">
            <text:p>&lt;b&gt;Gemcitabine/Carboplatin/paclitaxel&lt;/b&gt;</text:p>
          </table:table-cell>
          <table:table-cell table:style-name="ce10" office:value-type="string">
            <text:p>&lt;b&gt;Gemcitabine&lt;/b&gt; 1,000mg/m&lt;sup&gt;2&lt;/sup&gt;<text:span text:style-name="T1"> <text:s/></text:span><text:span text:style-name="T2">1V, days </text:span><text:span text:style-name="T2">1,8&lt;br&gt;&lt;b&gt;Carboplatin&lt;/b&gt; dose targeted by </text:span><text:span text:style-name="T2">Calvert equation to AUC of 5 IV, day </text:span><text:span text:style-name="T2">1&lt;br&gt;&lt;b&gt;Paclitaxel&lt;sup&gt;a&lt;/sup&gt;&lt;/b&gt; 200 </text:span><text:span text:style-name="T2">mg/m</text:span><text:span text:style-name="T1">2</text:span><text:span text:style-name="T2"> IV over 1 hour, day 1&lt;br&gt;Repeat cycle </text:span><text:span text:style-name="T2">every 21 days</text:span></text:p>
          </table:table-cell>
          <table:table-cell table:style-name="ce13" office:value-type="string">
            <text:p>Moderate</text:p>
          </table:table-cell>
          <table:table-cell table:style-name="ce12" office:value-type="string">
            <text:p>Greco FA, Burris HA III, Litchy S, et al. Gemcitabine, carboplatin, and paclitaxel for patients with carcinoma of unknown primary site: a Minnie pearl cancer center research Network study. J Clin Oncol.2002;20(6):1651-1656. <text:s text:c="15"/></text:p>
          </table:table-cell>
          <table:table-cell table:number-columns-repeated="1014"/>
        </table:table-row>
        <table:table-row table:style-name="ro6">
          <table:table-cell table:number-columns-repeated="3"/>
          <table:table-cell table:formula="of:=CONCATENATE(&quot;INSERT INTO RegimenDetail(parentPK, name, schedule, emetogenic_potential, reference) VALUES(10,'&quot;;[.G5];&quot;','&quot;;[.H5];&quot;','&quot;;[.I5];&quot;','&quot;;TRIM([.J5]);&quot;');&quot;)" office:value-type="string" office:string-value="INSERT INTO RegimenDetail(parentPK, name, schedule, emetogenic_potential, reference) VALUES(10,'&lt;b&gt;Gemcitabine/Cisplatin&lt;/b&gt;','&lt;b&gt;Gemcitabine&lt;/b&gt; 1,250 mg/m&lt;sup&gt;2&lt;/sup&gt; IV, days 1 and 8&lt;br&gt;&lt;b&gt;Cisplatin&lt;/b&gt; 100mg/m&lt;sup&gt;2&lt;/sup&gt; IV, day 1&lt;br&gt;Repeat every 21 days','High','Culine S, Lortholary A, Voigt JJ, et al. Gemcitabine, carboplatin combintion with either gemcitabine or irinotecan in carcinomas of unknown primary site: results of a randomized phase II study- trial for the French study Group on Carcinomas of Unknown Primary (GEFCAPI 01). $JClin Oncol. 2003;21(18):3479-3482.$');">
            <text:p>INSERT INTO RegimenDetail(parentPK, name, schedule, emetogenic_potential, reference) VALUES(10,'&lt;b&gt;Gemcitabine/Cisplatin&lt;/b&gt;','&lt;b&gt;Gemcitabine&lt;/b&gt; 1,250 mg/m&lt;sup&gt;2&lt;/sup&gt; IV, days 1 and 8&lt;br&gt;&lt;b&gt;Cisplatin&lt;/b&gt; 100mg/m&lt;sup&gt;2&lt;/sup&gt; IV, day 1&lt;br&gt;Repeat every 21 days','High','Culine S, Lortholary A, Voigt JJ, et al. Gemcitabine, carboplatin combintion with either gemcitabine or irinotecan in carcinomas of unknown primary site: results of a randomized phase II study- trial for the French study Group on Carcinomas of Unknown Primary (GEFCAPI 01). $JClin Oncol. 2003;21(18):3479-3482.$');</text:p>
          </table:table-cell>
          <table:table-cell/>
          <table:table-cell office:value-type="string">
            <text:p>&lt;b&gt;Combination Regimens&lt;/b&gt;</text:p>
          </table:table-cell>
          <table:table-cell office:value-type="string">
            <text:p>&lt;b&gt;Gemcitabine/Cisplatin&lt;/b&gt;</text:p>
          </table:table-cell>
          <table:table-cell table:style-name="ce4" office:value-type="string">
            <text:p>&lt;b&gt;Gemcitabine&lt;/b&gt; 1,250 mg/m&lt;sup&gt;2&lt;/sup&gt;<text:span text:style-name="T2"> IV, days 1 and </text:span><text:span text:style-name="T2">8&lt;br&gt;&lt;b&gt;Cisplatin&lt;/b&gt; </text:span><text:span text:style-name="T2">100mg/m&lt;sup&gt;2&lt;/sup&gt; IV, day 1&lt;br&gt;Repeat </text:span><text:span text:style-name="T2">every 21 days</text:span></text:p>
          </table:table-cell>
          <table:table-cell table:style-name="ce13" office:value-type="string">
            <text:p>High</text:p>
          </table:table-cell>
          <table:table-cell table:style-name="ce4" office:value-type="string">
            <text:p>Culine S, Lortholary A, Voigt JJ, et al. Gemcitabine, carboplatin combintion with either gemcitabine or irinotecan in carcinomas of unknown primary site: results of a randomized phase II study- trial for the French study Group on Carcinomas of Unknown Primary (GEFCAPI 01). $JClin Oncol. 2003;21(18):3479-3482.$</text:p>
          </table:table-cell>
          <table:table-cell table:number-columns-repeated="1014"/>
        </table:table-row>
        <table:table-row table:style-name="ro3">
          <table:table-cell table:number-columns-repeated="3"/>
          <table:table-cell table:formula="of:=CONCATENATE(&quot;INSERT INTO RegimenDetail(parentPK, name, schedule, emetogenic_potential, reference) VALUES(10,'&quot;;[.G6];&quot;','&quot;;[.H6];&quot;','&quot;;[.I6];&quot;','&quot;;TRIM([.J6]);&quot;');&quot;)" office:value-type="string" office:string-value="INSERT INTO RegimenDetail(parentPK, name, schedule, emetogenic_potential, reference) VALUES(10,'&lt;b&gt;Gemcitabine/Docetaxel&lt;/b&gt;','&lt;b&gt;Gemcitabine&lt;/b&gt; 1,000mg/m&lt;sup&gt;2&lt;/sup&gt; IV over 30 minutes, days 1 and 8&lt;br&gt;&lt;b&gt;Docetaxel&lt;sup&gt;b&lt;/sup&gt;&lt;/b&gt; 75 mg/m&lt;sup&gt;2&lt;/sup&gt;  IV over 1 hour, day 8&lt;br&gt;Repeat every 21 days for a maximum of 6 cycles','Low','Pouessel D, Culine S, Becht C, et al. Gemcitabine and docetaxel as front-line chemotherapy in patients with carcinoma of an unknown primary site. $Cancer. 2004; 100(6): 1257-1261.$');">
            <text:p>INSERT INTO RegimenDetail(parentPK, name, schedule, emetogenic_potential, reference) VALUES(10,'&lt;b&gt;Gemcitabine/Docetaxel&lt;/b&gt;','&lt;b&gt;Gemcitabine&lt;/b&gt; 1,000mg/m&lt;sup&gt;2&lt;/sup&gt; IV over 30 minutes, days 1 and 8&lt;br&gt;&lt;b&gt;Docetaxel&lt;sup&gt;b&lt;/sup&gt;&lt;/b&gt; 75 mg/m&lt;sup&gt;2&lt;/sup&gt; <text:s/>IV over 1 hour, day 8&lt;br&gt;Repeat every 21 days for a maximum of 6 cycles','Low','Pouessel D, Culine S, Becht C, et al. Gemcitabine and docetaxel as front-line chemotherapy in patients with carcinoma of an unknown primary site. $Cancer. 2004; 100(6): 1257-1261.$');</text:p>
          </table:table-cell>
          <table:table-cell/>
          <table:table-cell office:value-type="string">
            <text:p>&lt;b&gt;Combination Regimens&lt;/b&gt;</text:p>
          </table:table-cell>
          <table:table-cell office:value-type="string">
            <text:p>&lt;b&gt;Gemcitabine/Docetaxel&lt;/b&gt;</text:p>
          </table:table-cell>
          <table:table-cell table:style-name="ce10" office:value-type="string">
            <text:p>&lt;b&gt;Gemcitabine&lt;/b&gt; 1,000mg/m&lt;sup&gt;2&lt;/sup&gt;<text:span text:style-name="T2"> IV over 30 minutes, </text:span><text:span text:style-name="T2">days 1 and </text:span><text:span text:style-name="T2">8&lt;br&gt;&lt;b&gt;Docetaxel&lt;sup&gt;b&lt;/sup&gt;&lt;/b&gt; 75 </text:span><text:span text:style-name="T2">mg/m&lt;sup&gt;2&lt;/sup&gt;</text:span><text:span text:style-name="T1"> </text:span><text:span text:style-name="T2"><text:s/>IV over 1 hour, day </text:span><text:span text:style-name="T2">8&lt;br&gt;Repeat every 21 days for a maximum </text:span><text:span text:style-name="T2">of 6 cycles</text:span></text:p>
          </table:table-cell>
          <table:table-cell table:style-name="ce13" office:value-type="string">
            <text:p>Low</text:p>
          </table:table-cell>
          <table:table-cell table:style-name="ce4" office:value-type="string">
            <text:p>Pouessel D, Culine S, Becht C, et al. Gemcitabine and docetaxel as front-line chemotherapy in patients with carcinoma of an unknown primary site. $Cancer. 2004; 100(6): 1257-1261.$</text:p>
          </table:table-cell>
          <table:table-cell table:number-columns-repeated="1014"/>
        </table:table-row>
        <table:table-row table:style-name="ro4">
          <table:table-cell table:number-columns-repeated="3"/>
          <table:table-cell table:formula="of:=CONCATENATE(&quot;INSERT INTO RegimenDetail(parentPK, name, schedule, emetogenic_potential, reference) VALUES(10,'&quot;;[.G7];&quot;','&quot;;[.H7];&quot;','&quot;;[.I7];&quot;','&quot;;TRIM([.J7]);&quot;');&quot;)" office:value-type="string" office:string-value="INSERT INTO RegimenDetail(parentPK, name, schedule, emetogenic_potential, reference) VALUES(10,'&lt;b&gt;Oxaliplatin Capecitabine&lt;/b&gt;','&lt;b&gt;Oxaliplatin&lt;/b&gt; 130 mg/m&lt;sup&gt;2&lt;/sup&gt;  IV, day 1&lt;br&gt;&lt;b&gt;Capecitabine&lt;/b&gt; 1,000 mg/m&lt;sup&gt;2&lt;/sup&gt; PO bid, days 1-14&lt;br&gt;Repeat cycle every 21 days for 6 cycles                                                 ','Moderate','Hainsworth JD, Spigel DR, Burris HA, et al. Oxaliplatin and capecitabine inn the treatment of patients with recurrent or refractory carcinoma of unknown primary site: A phase 2 trial of the Sarah Cannon Oncology Research Consortium. $Cancer. 2010; 116(10):2448-2454.$');">
            <text:p>INSERT INTO RegimenDetail(parentPK, name, schedule, emetogenic_potential, reference) VALUES(10,'&lt;b&gt;Oxaliplatin Capecitabine&lt;/b&gt;','&lt;b&gt;Oxaliplatin&lt;/b&gt; 130 mg/m&lt;sup&gt;2&lt;/sup&gt; <text:s/>IV, day 1&lt;br&gt;&lt;b&gt;Capecitabine&lt;/b&gt; 1,000 mg/m&lt;sup&gt;2&lt;/sup&gt; PO bid, days 1-14&lt;br&gt;Repeat cycle every 21 days for 6 cycles <text:s text:c="48"/>','Moderate','Hainsworth JD, Spigel DR, Burris HA, et al. Oxaliplatin and capecitabine inn the treatment of patients with recurrent or refractory carcinoma of unknown primary site: A phase 2 trial of the Sarah Cannon Oncology Research Consortium. $Cancer. 2010; 116(10):2448-2454.$');</text:p>
          </table:table-cell>
          <table:table-cell/>
          <table:table-cell office:value-type="string">
            <text:p>&lt;b&gt;Combination Regimens&lt;/b&gt;</text:p>
          </table:table-cell>
          <table:table-cell office:value-type="string">
            <text:p>&lt;b&gt;Oxaliplatin Capecitabine&lt;/b&gt;</text:p>
          </table:table-cell>
          <table:table-cell table:style-name="ce10" office:value-type="string">
            <text:p>&lt;b&gt;Oxaliplatin&lt;/b&gt; 130 mg/m&lt;sup&gt;2&lt;/sup&gt;<text:span text:style-name="T1"> </text:span><text:span text:style-name="T2"><text:s/></text:span><text:span text:style-name="T2">IV, day 1&lt;br&gt;&lt;b&gt;Capecitabine&lt;/b&gt; 1,000 </text:span><text:span text:style-name="T2">mg/m&lt;sup&gt;2&lt;/sup&gt; PO bid, days 1-</text:span><text:span text:style-name="T2">14&lt;br&gt;Repeat cycle every 21 days for 6 </text:span><text:span text:style-name="T2">cycles <text:s text:c="48"/></text:span></text:p>
          </table:table-cell>
          <table:table-cell table:style-name="ce13" office:value-type="string">
            <text:p>Moderate</text:p>
          </table:table-cell>
          <table:table-cell table:style-name="ce4" office:value-type="string">
            <text:p>Hainsworth JD, Spigel DR, Burris HA, et al. Oxaliplatin and capecitabine inn the treatment of patients with recurrent or refractory carcinoma of unknown primary site: A phase 2 trial of the Sarah Cannon Oncology Research Consortium. $Cancer. 2010; 116(10):2448-2454.$</text:p>
          </table:table-cell>
          <table:table-cell table:number-columns-repeated="1014"/>
        </table:table-row>
        <table:table-row table:style-name="ro7">
          <table:table-cell table:number-columns-repeated="3"/>
          <table:table-cell table:formula="of:=CONCATENATE(&quot;INSERT INTO RegimenDetail(parentPK, name, schedule, emetogenic_potential, reference) VALUES(10,'&quot;;[.G8];&quot;','&quot;;[.H8];&quot;','&quot;;[.I8];&quot;','&quot;;TRIM([.J8]);&quot;');&quot;)" office:value-type="string" office:string-value="INSERT INTO RegimenDetail(parentPK, name, schedule, emetogenic_potential, reference) VALUES(10,'&lt;b&gt;Paclitaxel/Carboplatin/Etoposide&lt;/b&gt;','&lt;b&gt;Paclitaxel&lt;sup&gt;a&lt;/sup&gt;&lt;/b&gt;  200mg/m&lt;sup&gt;2&lt;/sup&gt; IV over 1 hour, day 1,&lt;br&gt;&lt;b&gt;FOLLOWED BY&lt;/b&gt;&lt;br&gt; &lt;b&gt;Carboplatin&lt;/b&gt; dose targeted by Calvert equation to AUC of 6 mg/mL/min IV, day 1&lt;br&gt;&lt;b&gt;Etoposide&lt;/b&gt; 50 mg/d PO alternated with 100mg/d PO, days 1-10&lt;br&gt; Repeat every 21 days','Moderate','Hainsworth JD, Spigel DR, Litchy S, Greco FA. Phase II trial of paclitaxel, carboplatin, and etoposide in advanced poorly differentiated neutroendocrine carcinoma: a Minnie Pearl Cancer Network Study. $J Clin Oncol. 2006;24(22):3548-3554.$');">
            <text:p>INSERT INTO RegimenDetail(parentPK, name, schedule, emetogenic_potential, reference) VALUES(10,'&lt;b&gt;Paclitaxel/Carboplatin/Etoposide&lt;/b&gt;','&lt;b&gt;Paclitaxel&lt;sup&gt;a&lt;/sup&gt;&lt;/b&gt; <text:s/>200mg/m&lt;sup&gt;2&lt;/sup&gt; IV over 1 hour, day 1,&lt;br&gt;&lt;b&gt;FOLLOWED BY&lt;/b&gt;&lt;br&gt; &lt;b&gt;Carboplatin&lt;/b&gt; dose targeted by Calvert equation to AUC of 6 mg/mL/min IV, day 1&lt;br&gt;&lt;b&gt;Etoposide&lt;/b&gt; 50 mg/d PO alternated with 100mg/d PO, days 1-10&lt;br&gt; Repeat every 21 days','Moderate','Hainsworth JD, Spigel DR, Litchy S, Greco FA. Phase II trial of paclitaxel, carboplatin, and etoposide in advanced poorly differentiated neutroendocrine carcinoma: a Minnie Pearl Cancer Network Study. $J Clin Oncol. 2006;24(22):3548-3554.$');</text:p>
          </table:table-cell>
          <table:table-cell/>
          <table:table-cell office:value-type="string">
            <text:p>&lt;b&gt;Combination Regimens&lt;/b&gt;</text:p>
          </table:table-cell>
          <table:table-cell table:style-name="ce4" office:value-type="string">
            <text:p>&lt;b&gt;Paclitaxel/Carboplatin/Etoposide&lt;/b&gt;</text:p>
          </table:table-cell>
          <table:table-cell table:style-name="ce10" office:value-type="string">
            <text:p>&lt;b&gt;Paclitaxel&lt;sup&gt;a&lt;/sup&gt;&lt;/b&gt;<text:span text:style-name="T1"> </text:span><text:span text:style-name="T2"><text:s/></text:span><text:span text:style-name="T2">200mg/m&lt;sup&gt;2&lt;/sup&gt; IV over 1 hour, day </text:span><text:span text:style-name="T2">1,&lt;br&gt;&lt;b&gt;FOLLOWED BY&lt;/b&gt;&lt;br&gt; </text:span><text:span text:style-name="T2">&lt;b&gt;Carboplatin&lt;/b&gt; dose targeted by Calvert </text:span><text:span text:style-name="T2">equation to AUC of 6 mg/mL/min IV, day </text:span><text:span text:style-name="T2">1&lt;br&gt;&lt;b&gt;Etoposide&lt;/b&gt; 50 mg/d PO </text:span><text:span text:style-name="T2">alternated with 100mg/d PO, days 1-10&lt;br&gt; </text:span><text:span text:style-name="T2">Repeat every 21 days</text:span></text:p>
          </table:table-cell>
          <table:table-cell table:style-name="ce13" office:value-type="string">
            <text:p>Moderate</text:p>
          </table:table-cell>
          <table:table-cell table:style-name="ce4" office:value-type="string">
            <text:p>Hainsworth JD, Spigel DR, Litchy S, Greco FA. Phase II trial of paclitaxel, carboplatin, and etoposide in advanced poorly differentiated neutroendocrine carcinoma: a Minnie Pearl Cancer Network Study. $J Clin Oncol. 2006;24(22):3548-3554.$</text:p>
          </table:table-cell>
          <table:table-cell table:number-columns-repeated="1014"/>
        </table:table-row>
        <table:table-row table:style-name="ro8">
          <table:table-cell table:number-columns-repeated="2"/>
          <table:table-cell table:formula="of:=CONCATENATE(&quot;INSERT INTO RegimenList(pk, title) VALUES(20,'&quot;;SUBSTITUTE( SUBSTITUTE([.E9];&quot;&lt;b&gt;&quot;;&quot;&quot;); &quot;&lt;/b&gt;&quot;; &quot;&quot;);&quot;');&quot;)" office:value-type="string" office:string-value="INSERT INTO RegimenList(pk, title) VALUES(20,'AIDS-Related Kaposi's Sarcoma');">
            <text:p>INSERT INTO RegimenList(pk, title) VALUES(20,'AIDS-Related Kaposi's Sarcoma');</text:p>
          </table:table-cell>
          <table:table-cell table:formula="of:=CONCATENATE(&quot;INSERT INTO RegimenDetail(parentPK, name, schedule, emetogenic_potential, reference) VALUES(20,'&quot;;[.G9];&quot;','&quot;;[.H9];&quot;','&quot;;[.I9];&quot;','&quot;;TRIM([.J9]);&quot;');&quot;)" office:value-type="string" office:string-value="INSERT INTO RegimenDetail(parentPK, name, schedule, emetogenic_potential, reference) VALUES(20,'&lt;b&gt;Interferon alfa-2b&lt;/b&gt;','&lt;b&gt;Interferon alfa-2b&lt;sup&gt;c&lt;/sup&gt;&lt;/b&gt;  30 million IU/m&lt;sup&gt;2&lt;/sup&gt; IM &lt;b&gt;OR&lt;/b&gt; SQ 3 times per week&lt;br&gt;Repeat until disease progression or maximal response has been achieved after 16 weeks','Moderate','Intron A [Package insert]. $Kenilworth, NJ: Schering-Plough; 2011.$');">
            <text:p>INSERT INTO RegimenDetail(parentPK, name, schedule, emetogenic_potential, reference) VALUES(20,'&lt;b&gt;Interferon alfa-2b&lt;/b&gt;','&lt;b&gt;Interferon alfa-2b&lt;sup&gt;c&lt;/sup&gt;&lt;/b&gt; <text:s/>30 million IU/m&lt;sup&gt;2&lt;/sup&gt; IM &lt;b&gt;OR&lt;/b&gt; SQ 3 times per week&lt;br&gt;Repeat until disease progression or maximal response has been achieved after 16 weeks','Moderate','Intron A [Package insert]. $Kenilworth, NJ: Schering-Plough; 2011.$');</text:p>
          </table:table-cell>
          <table:table-cell table:style-name="ce2" office:value-type="string">
            <text:p>&lt;b&gt;AIDS-Related Kaposi's Sarcoma&lt;/b&gt;</text:p>
          </table:table-cell>
          <table:table-cell table:style-name="ce6" office:value-type="string">
            <text:p>&lt;b&gt;Single-Agent Regimens&lt;/b&gt;</text:p>
          </table:table-cell>
          <table:table-cell table:style-name="ce8" office:value-type="string">
            <text:p>&lt;b&gt;Interferon alfa-2b&lt;/b&gt;</text:p>
          </table:table-cell>
          <table:table-cell table:style-name="ce8" office:value-type="string">
            <text:p>&lt;b&gt;Interferon alfa-2b&lt;sup&gt;c&lt;/sup&gt;&lt;/b&gt;<text:span text:style-name="T1"> </text:span><text:span text:style-name="T2"><text:s/>30 </text:span><text:span text:style-name="T2">million IU/m&lt;sup&gt;2&lt;/sup&gt; IM &lt;b&gt;OR&lt;/b&gt; SQ </text:span><text:span text:style-name="T2">3 times per week&lt;br&gt;Repeat until disease </text:span><text:span text:style-name="T2">progression or maximal response has been </text:span><text:span text:style-name="T2">achieved after 16 weeks</text:span></text:p>
          </table:table-cell>
          <table:table-cell table:style-name="ce13" office:value-type="string">
            <text:p>Moderate</text:p>
          </table:table-cell>
          <table:table-cell table:style-name="ce8" office:value-type="string">
            <text:p>Intron A [Package insert]. $Kenilworth, NJ: Schering-Plough; 2011.$</text:p>
          </table:table-cell>
          <table:table-cell table:number-columns-repeated="1014"/>
        </table:table-row>
        <table:table-row table:style-name="ro9">
          <table:table-cell table:number-columns-repeated="3"/>
          <table:table-cell table:formula="of:=CONCATENATE(&quot;INSERT INTO RegimenDetail(parentPK, name, schedule, emetogenic_potential, reference) VALUES(20,'&quot;;[.G10];&quot;','&quot;;[.H10];&quot;','&quot;;[.I10];&quot;','&quot;;TRIM([.J10]);&quot;');&quot;)" office:value-type="string" office:string-value="INSERT INTO RegimenDetail(parentPK, name, schedule, emetogenic_potential, reference) VALUES(20,'&lt;b&gt;Liposomal daunorubicin&lt;/b&gt;','&lt;b&gt;Liposomal daunorubicin&lt;/b&gt; 40 mg/m&lt;sup&gt;2&lt;/sup&gt; IV over 60 minutes&lt;br&gt;  Repeat every 14 days','Moderate','Rosenthal E, Poizot-Martin I, Saint Marc T, et al. Phase Ivstudy of liposomal daunorubicin (DaunoXome) in AIDS-related Kaposi sarcoma. $AM J Clin Oncol.2002;25(1): 57-59$');">
            <text:p>INSERT INTO RegimenDetail(parentPK, name, schedule, emetogenic_potential, reference) VALUES(20,'&lt;b&gt;Liposomal daunorubicin&lt;/b&gt;','&lt;b&gt;Liposomal daunorubicin&lt;/b&gt; 40 mg/m&lt;sup&gt;2&lt;/sup&gt; IV over 60 minutes&lt;br&gt; <text:s/>Repeat every 14 days','Moderate','Rosenthal E, Poizot-Martin I, Saint Marc T, et al. Phase Ivstudy of liposomal daunorubicin (DaunoXome) in AIDS-related Kaposi sarcoma. $AM J Clin Oncol.2002;25(1): 57-59$');</text:p>
          </table:table-cell>
          <table:table-cell/>
          <table:table-cell office:value-type="string">
            <text:p>&lt;b&gt;Single-Agent Regimens&lt;/b&gt;</text:p>
          </table:table-cell>
          <table:table-cell table:style-name="ce9" office:value-type="string">
            <text:p>&lt;b&gt;Liposomal daunorubicin&lt;/b&gt;</text:p>
          </table:table-cell>
          <table:table-cell table:style-name="ce8" office:value-type="string">
            <text:p>&lt;b&gt;Liposomal daunorubicin&lt;/b&gt; 40 mg/m&lt;sup&gt;2&lt;/sup&gt;<text:span text:style-name="T1"> </text:span><text:span text:style-name="T2">IV over 60 minutes&lt;br&gt; <text:s/></text:span><text:span text:style-name="T2">Repeat every 14 days</text:span></text:p>
          </table:table-cell>
          <table:table-cell table:style-name="ce13" office:value-type="string">
            <text:p>Moderate</text:p>
          </table:table-cell>
          <table:table-cell table:style-name="ce8" office:value-type="string">
            <text:p>Rosenthal E, Poizot-Martin I, Saint Marc T, et al. Phase Ivstudy of liposomal daunorubicin (DaunoXome) in AIDS-related Kaposi sarcoma. $AM J Clin Oncol.2002;25(1): 57-59$</text:p>
          </table:table-cell>
          <table:table-cell table:number-columns-repeated="1014"/>
        </table:table-row>
        <table:table-row table:style-name="ro10">
          <table:table-cell table:number-columns-repeated="3"/>
          <table:table-cell table:formula="of:=CONCATENATE(&quot;INSERT INTO RegimenDetail(parentPK, name, schedule, emetogenic_potential, reference) VALUES(20,'&quot;;[.G11];&quot;','&quot;;[.H11];&quot;','&quot;;[.I11];&quot;','&quot;;TRIM([.J11]);&quot;');&quot;)" office:value-type="string" office:string-value="INSERT INTO RegimenDetail(parentPK, name, schedule, emetogenic_potential, reference) VALUES(20,'&lt;b&gt;Paclitaxel&lt;/b&gt;','&lt;b&gt;Paclitaxel&lt;sup&gt;a&lt;/sup&gt;&lt;/b&gt;  135 mg/m&lt;sup&gt;2&lt;/sup&gt; IV over 3 hours&lt;br&gt; Repeat every 21 days&lt;br&gt;&lt;b&gt;OR&lt;/b&gt;&lt;br&gt; &lt;b&gt;Paclitaxel&lt;sup&gt;a&lt;/sup&gt;&lt;/b&gt; 100 mg/m&lt;sup&gt;2&lt;/sup&gt; IV over 3 hours&lt;br&gt;Repeat every 14 days   ','Low','Taxol [Package insert]. $Princeton, NJ: Bristol- Myers Squibb Oncology; 2011.$');">
            <text:p>INSERT INTO RegimenDetail(parentPK, name, schedule, emetogenic_potential, reference) VALUES(20,'&lt;b&gt;Paclitaxel&lt;/b&gt;','&lt;b&gt;Paclitaxel&lt;sup&gt;a&lt;/sup&gt;&lt;/b&gt; <text:s/>135 mg/m&lt;sup&gt;2&lt;/sup&gt; IV over 3 hours&lt;br&gt; Repeat every 21 days&lt;br&gt;&lt;b&gt;OR&lt;/b&gt;&lt;br&gt; &lt;b&gt;Paclitaxel&lt;sup&gt;a&lt;/sup&gt;&lt;/b&gt; 100 mg/m&lt;sup&gt;2&lt;/sup&gt; IV over 3 hours&lt;br&gt;Repeat every 14 days <text:s text:c="2"/>','Low','Taxol [Package insert]. $Princeton, NJ: Bristol- Myers Squibb Oncology; 2011.$');</text:p>
          </table:table-cell>
          <table:table-cell/>
          <table:table-cell office:value-type="string">
            <text:p>&lt;b&gt;Single-Agent Regimens&lt;/b&gt;</text:p>
          </table:table-cell>
          <table:table-cell table:style-name="ce9" office:value-type="string">
            <text:p>&lt;b&gt;Paclitaxel&lt;/b&gt;</text:p>
          </table:table-cell>
          <table:table-cell table:style-name="ce8" office:value-type="string">
            <text:p>&lt;b&gt;Paclitaxel&lt;sup&gt;a&lt;/sup&gt;&lt;/b&gt; <text:s/>135 mg/m&lt;sup&gt;2&lt;/sup&gt; IV over 3 hours&lt;br&gt; Repeat every 21 days&lt;br&gt;&lt;b&gt;OR&lt;/b&gt;&lt;br&gt; &lt;b&gt;Paclitaxel&lt;sup&gt;a&lt;/sup&gt;&lt;/b&gt; 100 mg/m&lt;sup&gt;2&lt;/sup&gt; IV over 3 hours&lt;br&gt;Repeat every 14 days <text:s text:c="2"/></text:p>
          </table:table-cell>
          <table:table-cell table:style-name="ce13" office:value-type="string">
            <text:p>Low</text:p>
          </table:table-cell>
          <table:table-cell table:style-name="ce8" office:value-type="string">
            <text:p>Taxol [Package insert]. $Princeton, NJ: Bristol- Myers Squibb Oncology; 2011.$</text:p>
          </table:table-cell>
          <table:table-cell table:number-columns-repeated="1014"/>
        </table:table-row>
        <table:table-row table:style-name="ro10">
          <table:table-cell table:number-columns-repeated="3"/>
          <table:table-cell table:formula="of:=CONCATENATE(&quot;INSERT INTO RegimenDetail(parentPK, name, schedule, emetogenic_potential, reference) VALUES(20,'&quot;;[.G12];&quot;','&quot;;[.H12];&quot;','&quot;;[.I12];&quot;','&quot;;TRIM([.J12]);&quot;');&quot;)" office:value-type="string" office:string-value="INSERT INTO RegimenDetail(parentPK, name, schedule, emetogenic_potential, reference) VALUES(20,'&lt;b&gt;Pegylated liposomal doxorubicin&lt;/b&gt;','&lt;b&gt;Pegylated liposomal doxorubicin&lt;/b&gt; 20 mg/m&lt;sup&gt;2&lt;/sup&gt; IV every 3 weeks as tolerated at an initial rate of 1 mg/min; if no infusion- related adverse events are observed, the infusiion rate can be increased to complete administration over 1 hour.','Low','Daxil [Package insert]. $Raritan, NJ: Centocor Ortho Biotech Products, LP; 2010.$');">
            <text:p>INSERT INTO RegimenDetail(parentPK, name, schedule, emetogenic_potential, reference) VALUES(20,'&lt;b&gt;Pegylated liposomal doxorubicin&lt;/b&gt;','&lt;b&gt;Pegylated liposomal doxorubicin&lt;/b&gt; 20 mg/m&lt;sup&gt;2&lt;/sup&gt; IV every 3 weeks as tolerated at an initial rate of 1 mg/min; if no infusion- related adverse events are observed, the infusiion rate can be increased to complete administration over 1 hour.','Low','Daxil [Package insert]. $Raritan, NJ: Centocor Ortho Biotech Products, LP; 2010.$');</text:p>
          </table:table-cell>
          <table:table-cell/>
          <table:table-cell office:value-type="string">
            <text:p>&lt;b&gt;Single-Agent Regimens&lt;/b&gt;</text:p>
          </table:table-cell>
          <table:table-cell table:style-name="ce8" office:value-type="string">
            <text:p>&lt;b&gt;Pegylated liposomal doxorubicin&lt;/b&gt;</text:p>
          </table:table-cell>
          <table:table-cell table:style-name="ce8" office:value-type="string">
            <text:p>&lt;b&gt;Pegylated liposomal doxorubicin&lt;/b&gt; 20 mg/m&lt;sup&gt;2&lt;/sup&gt; IV every 3 weeks as tolerated at an initial rate of 1 mg/min; if no infusion- related adverse events are observed, the infusiion rate can be increased to complete administration over 1 hour.</text:p>
          </table:table-cell>
          <table:table-cell table:style-name="ce13" office:value-type="string">
            <text:p>Low</text:p>
          </table:table-cell>
          <table:table-cell table:style-name="ce8" office:value-type="string">
            <text:p>Daxil [Package insert]. $Raritan, NJ: Centocor Ortho Biotech Products, LP; 2010.$</text:p>
          </table:table-cell>
          <table:table-cell table:number-columns-repeated="1014"/>
        </table:table-row>
        <table:table-row table:style-name="ro4">
          <table:table-cell table:number-columns-repeated="2"/>
          <table:table-cell table:formula="of:=CONCATENATE(&quot;INSERT INTO RegimenList(pk, title) VALUES(30,'&quot;;SUBSTITUTE( SUBSTITUTE([.E13];&quot;&lt;b&gt;&quot;;&quot;&quot;); &quot;&lt;/b&gt;&quot;; &quot;&quot;);&quot;');&quot;)" office:value-type="string" office:string-value="INSERT INTO RegimenList(pk, title) VALUES(30,'AIDS-Related Lymphoma');">
            <text:p>INSERT INTO RegimenList(pk, title) VALUES(30,'AIDS-Related Lymphoma');</text:p>
          </table:table-cell>
          <table:table-cell table:formula="of:=CONCATENATE(&quot;INSERT INTO RegimenDetail(parentPK, name, schedule, emetogenic_potential, reference) VALUES(30,'&quot;;[.G13];&quot;','&quot;;[.H13];&quot;','&quot;;[.I13];&quot;','&quot;;TRIM([.J13]);&quot;');&quot;)" office:value-type="string" office:string-value="INSERT INTO RegimenDetail(parentPK, name, schedule, emetogenic_potential, reference) VALUES(30,'&lt;b&gt;CDE&lt;/b&gt;','&lt;b&gt;Cyclophosphamide&lt;/b&gt; 200mg/m&lt;sup&gt;2&lt;/sup&gt;/d CIVI for 4 days&lt;br&gt;&lt;b&gt;Doxorubicin&lt;/b&gt; 12.5 mg/m&lt;sup&gt;2&lt;/sup&gt;/d CIVI for 4 days&lt;br&gt; &lt;b&gt;Etoposide&lt;/b&gt; 60 mg/m&lt;sup&gt;2&lt;/sup&gt;/d CIVI for 4 days&lt;br&gt; Repeat every 28 days for a maximum of 8 cycles','Moderate','Sparano JA,Lee S, Chen MG, et al. Phase II trial of infusional, cyclophosphamide, doxorubicin, and etoposide in patients with HIV-associated non-Hodgkins lymphoma: an Eastern Cooperative Oncology Group Trial (E1491). $J Clin Oncol. 2004; 22(8): 1491-1500.$');">
            <text:p>INSERT INTO RegimenDetail(parentPK, name, schedule, emetogenic_potential, reference) VALUES(30,'&lt;b&gt;CDE&lt;/b&gt;','&lt;b&gt;Cyclophosphamide&lt;/b&gt; 200mg/m&lt;sup&gt;2&lt;/sup&gt;/d CIVI for 4 days&lt;br&gt;&lt;b&gt;Doxorubicin&lt;/b&gt; 12.5 mg/m&lt;sup&gt;2&lt;/sup&gt;/d CIVI for 4 days&lt;br&gt; &lt;b&gt;Etoposide&lt;/b&gt; 60 mg/m&lt;sup&gt;2&lt;/sup&gt;/d CIVI for 4 days&lt;br&gt; Repeat every 28 days for a maximum of 8 cycles','Moderate','Sparano JA,Lee S, Chen MG, et al. Phase II trial of infusional, cyclophosphamide, doxorubicin, and etoposide in patients with HIV-associated non-Hodgkins lymphoma: an Eastern Cooperative Oncology Group Trial (E1491). $J Clin Oncol. 2004; 22(8): 1491-1500.$');</text:p>
          </table:table-cell>
          <table:table-cell table:style-name="ce3" office:value-type="string">
            <text:p>&lt;b&gt;AIDS-Related Lymphoma&lt;/b&gt;</text:p>
          </table:table-cell>
          <table:table-cell office:value-type="string">
            <text:p>&lt;b&gt;Combination Regimens&lt;/b&gt;</text:p>
          </table:table-cell>
          <table:table-cell table:style-name="ce4" office:value-type="string">
            <text:p>&lt;b&gt;CDE&lt;/b&gt;</text:p>
          </table:table-cell>
          <table:table-cell table:style-name="ce4" office:value-type="string">
            <text:p>&lt;b&gt;Cyclophosphamide&lt;/b&gt; 200mg/m&lt;sup&gt;2&lt;/sup&gt;<text:span text:style-name="T2">/d CIVI for 4 </text:span><text:span text:style-name="T2">days&lt;br&gt;&lt;b&gt;Doxorubicin&lt;/b&gt; 12.5 </text:span><text:span text:style-name="T2">mg/m&lt;sup&gt;2&lt;/sup&gt;/d CIVI for 4 days&lt;br&gt; </text:span><text:span text:style-name="T2">&lt;b&gt;Etoposide&lt;/b&gt; 60 mg/m&lt;sup&gt;2&lt;/sup&gt;/d </text:span><text:span text:style-name="T2">CIVI for 4 days&lt;br&gt; Repeat every 28 days for </text:span><text:span text:style-name="T2">a maximum of 8 cycles</text:span></text:p>
          </table:table-cell>
          <table:table-cell table:style-name="ce13" office:value-type="string">
            <text:p>Moderate</text:p>
          </table:table-cell>
          <table:table-cell table:style-name="ce4" office:value-type="string">
            <text:p>Sparano JA,Lee S, Chen MG, et al. Phase II trial of <text:s text:c="2"/>infusional, cyclophosphamide, doxorubicin, and etoposide in patients with HIV-associated non-Hodgkins lymphoma: an Eastern Cooperative Oncology Group Trial (E1491). $J Clin Oncol. 2004; 22(8): 1491-1500.$</text:p>
          </table:table-cell>
          <table:table-cell table:number-columns-repeated="1014"/>
        </table:table-row>
        <table:table-row table:style-name="ro11">
          <table:table-cell table:number-columns-repeated="3"/>
          <table:table-cell table:formula="of:=CONCATENATE(&quot;INSERT INTO RegimenDetail(parentPK, name, schedule, emetogenic_potential, reference) VALUES(30,'&quot;;[.G14];&quot;','&quot;;[.H14];&quot;','&quot;;[.I14];&quot;','&quot;;TRIM([.J14]);&quot;');&quot;)" office:value-type="string" office:string-value="INSERT INTO RegimenDetail(parentPK, name, schedule, emetogenic_potential, reference) VALUES(30,'&lt;b&gt;CHOP&lt;/b&gt;','&lt;b&gt;Cyclophosphamide&lt;/b&gt; 750mg/m&lt;sup&gt;2&lt;/sup&gt; IV, day 1&lt;br&gt; Doxorubicin 50 mg/m&lt;sup&gt;2&lt;/sup&gt; IV, day 1&lt;br&gt;&lt;b&gt;Vincristine&lt;sup&gt;d&lt;/sup&gt;&lt;/b&gt; 1.4 mg/m&lt;sup&gt;2&lt;/sup&gt; IV, day 1&lt;br&gt; &lt;b&gt;Prednisone&lt;/b&gt; 100mg/m&lt;sup&gt;2&lt;/sup&gt; PO, days 1-5&lt;br&gt; Repeat every 21 days; doses of cyclophosamide and doxorubicin may be reduced up to 25% in high-risk patients','Moderate','Weiss R, Mitrou P, Arasteh K, et.al. Acquired immunodeficiency syndrome-related lymphoma: Simultaneous treatment with combined cyclophosphamide, doxorubicin, Vincristine, and prednisone chemotherapy and highly active antiretroviral therapy is safe and improves survival--results of the German Multicenter Trial. $Cancer. 2006; 106(7): 1560-1568.$');">
            <text:p>INSERT INTO RegimenDetail(parentPK, name, schedule, emetogenic_potential, reference) VALUES(30,'&lt;b&gt;CHOP&lt;/b&gt;','&lt;b&gt;Cyclophosphamide&lt;/b&gt; 750mg/m&lt;sup&gt;2&lt;/sup&gt; IV, day 1&lt;br&gt; Doxorubicin 50 mg/m&lt;sup&gt;2&lt;/sup&gt; IV, day 1&lt;br&gt;&lt;b&gt;Vincristine&lt;sup&gt;d&lt;/sup&gt;&lt;/b&gt; 1.4 mg/m&lt;sup&gt;2&lt;/sup&gt; IV, day 1&lt;br&gt; &lt;b&gt;Prednisone&lt;/b&gt; 100mg/m&lt;sup&gt;2&lt;/sup&gt; PO, days 1-5&lt;br&gt; Repeat every 21 days; doses of cyclophosamide and doxorubicin may be reduced up to 25% in high-risk patients','Moderate','Weiss R, Mitrou P, Arasteh K, et.al. Acquired immunodeficiency syndrome-related lymphoma: Simultaneous treatment with combined cyclophosphamide, doxorubicin, Vincristine, and prednisone chemotherapy and highly active antiretroviral therapy is safe and improves survival--results of the German Multicenter Trial. $Cancer. 2006; 106(7): 1560-1568.$');</text:p>
          </table:table-cell>
          <table:table-cell/>
          <table:table-cell office:value-type="string">
            <text:p>&lt;b&gt;Combination Regimens&lt;/b&gt;</text:p>
          </table:table-cell>
          <table:table-cell office:value-type="string">
            <text:p>&lt;b&gt;CHOP&lt;/b&gt;</text:p>
          </table:table-cell>
          <table:table-cell table:style-name="ce4" office:value-type="string">
            <text:p>&lt;b&gt;Cyclophosphamide&lt;/b&gt; 750mg/m&lt;sup&gt;2&lt;/sup&gt;<text:span text:style-name="T1"> </text:span><text:span text:style-name="T2">IV, day 1&lt;br&gt; </text:span><text:span text:style-name="T2">Doxorubicin 50 mg/m&lt;sup&gt;2&lt;/sup&gt;</text:span><text:span text:style-name="T1"> </text:span><text:span text:style-name="T2">IV, day </text:span><text:span text:style-name="T2">1&lt;br&gt;&lt;b&gt;Vincristine&lt;sup&gt;d&lt;/sup&gt;&lt;/b&gt;</text:span><text:span text:style-name="T1"> </text:span><text:span text:style-name="T2">1.4 </text:span><text:span text:style-name="T2">mg/m&lt;sup&gt;2&lt;/sup&gt; IV, day 1&lt;br&gt; </text:span><text:span text:style-name="T2">&lt;b&gt;Prednisone&lt;/b&gt; 100mg/m&lt;sup&gt;2&lt;/sup&gt; </text:span><text:span text:style-name="T2">PO, days 1-5&lt;br&gt; Repeat every 21 days; </text:span><text:span text:style-name="T2">doses of cyclophosamide and doxorubicin </text:span><text:span text:style-name="T2">may be reduced up to 25% in high-risk </text:span><text:span text:style-name="T2">patients</text:span></text:p>
          </table:table-cell>
          <table:table-cell table:style-name="ce13" office:value-type="string">
            <text:p>Moderate</text:p>
          </table:table-cell>
          <table:table-cell table:style-name="ce4" office:value-type="string">
            <text:p>Weiss R, Mitrou P, Arasteh K, et.al. Acquired immunodeficiency syndrome-related lymphoma: Simultaneous treatment with combined cyclophosphamide, doxorubicin, Vincristine, and prednisone chemotherapy and highly active antiretroviral therapy is safe and improves survival--results of the German Multicenter Trial. $Cancer. 2006; 106(7): 1560-1568.$ </text:p>
          </table:table-cell>
          <table:table-cell table:number-columns-repeated="1014"/>
        </table:table-row>
        <table:table-row table:style-name="ro12">
          <table:table-cell table:number-columns-repeated="3"/>
          <table:table-cell table:formula="of:=CONCATENATE(&quot;INSERT INTO RegimenDetail(parentPK, name, schedule, emetogenic_potential, reference) VALUES(30,'&quot;;[.G15];&quot;','&quot;;[.H15];&quot;','&quot;;[.I15];&quot;','&quot;;TRIM([.J15]);&quot;');&quot;)" office:value-type="string" office:string-value="INSERT INTO RegimenDetail(parentPK, name, schedule, emetogenic_potential, reference) VALUES(30,'&lt;b&gt;CODOX-M/IVAC&lt;/b&gt;','&lt;u&gt;CYCLES 1 and 3 (CODOX-M)&lt;/u&gt;&lt;br&gt;  &lt;b&gt;Cyclophosphamide&lt;/b&gt; 800 mg/m&lt;sup&gt;2&lt;/sup&gt; IV, day 1&lt;br&gt; &lt;b&gt;Cyclophosphamide&lt;b&gt; 200 mg/m&lt;sup&gt;2&lt;/sup&gt;/d IV, days 2-5&lt;br&gt;  &lt;b&gt;Doxorubicin&lt;/b&gt; 40 mg/m&lt;sup&gt;2&lt;/sup&gt; IV, day 1&lt;br&gt; &lt;b&gt;Vincristine&lt;sup&gt;b&lt;/sup&gt;&lt;/b&gt; 1.5 mg/m&lt;sup&gt;2&lt;/sup&gt; IV, days 1, 8 for cycle 1,days 1, 8, 15 for cycle 2&lt;br&gt; &lt;b&gt;MTX&lt;/b&gt; 1,200 mg/m&lt;sup&gt;2&lt;/sup&gt; IV over 1 h, day 10, &lt;b&gt;THEN&lt;/b&gt; 240 mg/m2/h CIVI for the next 23 hours&lt;br&gt; &lt;b&gt;Leucovorin calicium&lt;/b&gt; 50 mg IV q6h, begining 36 hours from the start of MTX until MTX level &lt;0.05 mcM&lt;br&gt; &lt;b&gt;Filgrastim&lt;/b&gt; beginning 24 h from the start of leucovorin until ANC&gt;1,000&lt;br&gt; &lt;u&gt;CNS PROPHYLAXIS&lt;/u&gt;&lt;br&gt; &lt;b&gt;Cytarabine&lt;/b&gt; 70 mg IT, days 1, 3&lt;br&gt; &lt;b&gt;MTX&lt;b&gt; 12 mg IT, day 15&lt;br&gt; &lt;u&gt;CYCLES 2 AND 4 (IVAC)&lt;/u&gt;&lt;br&gt; &lt;b&gt;Ifosofamide&lt;/b&gt; 1,500 mg/m&lt;sup&gt;2&lt;/sup&gt; IV, days 1-5&lt;br&gt; &lt;b&gt;Mesna&lt;/b&gt; 1,500 mg/m&lt;sup&gt;2&lt;/sup&gt; IV, days 1-5&lt;br&gt; &lt;b&gt;Etoposide&lt;/b&gt; 60 mg/m&lt;sup&gt;2&lt;/sup&gt; IV, days 1-5&lt;br&gt; &lt;b&gt;Cytarabine&lt;/b&gt; 2,000 mg/m&lt;sup&gt;2&lt;/sup&gt; IV q 12h, days 1 and 2&lt;br&gt; &lt;b&gt;Filgrastim&lt;/b&gt; beginning 24 h after completion of chemotherapy until ANC &gt;1,000&lt;br&gt; &lt;u&gt;CNS PROPHYLAXIS&lt;/u&gt;&lt;br&gt; &lt;b&gt;MTX&lt;/b&gt; 12 mg IT, day 15&lt;br&gt; Additional IT Treatment for CNS disease- positive patients:&lt;br&gt; Cycle 1: cytarabine 70 mg IT, days 1,3,5, and MTX 12 mg IT, days 15,17&lt;br&gt; Cycle 3: cytarabine 70 mg IT, days 1,3, and MTX 12 mg IT, day 15                                                                                                                                                               ','Moderate','Wang ES, Strauss DJ, Teruya-Feldstein J, et al. Intensive chemotherapy with cyclophosphosphamide, doxorucibicin, high-dose methotrecate/ ifosfamide, etoposide, and high-dose cytarabine (CODOX-M/IVAC)for human immunodeficiency virus-associated Burkitt lymphoma. $Cancer. 2003;98(6): 1196-1205.$');">
            <text:p>INSERT INTO RegimenDetail(parentPK, name, schedule, emetogenic_potential, reference) VALUES(30,'&lt;b&gt;CODOX-M/IVAC&lt;/b&gt;','&lt;u&gt;CYCLES 1 and 3 (CODOX-M)&lt;/u&gt;&lt;br&gt; <text:s/>&lt;b&gt;Cyclophosphamide&lt;/b&gt; 800 mg/m&lt;sup&gt;2&lt;/sup&gt; IV, day 1&lt;br&gt; &lt;b&gt;Cyclophosphamide&lt;b&gt; 200 mg/m&lt;sup&gt;2&lt;/sup&gt;/d IV, days 2-5&lt;br&gt; <text:s/>&lt;b&gt;Doxorubicin&lt;/b&gt; 40 mg/m&lt;sup&gt;2&lt;/sup&gt; IV, day 1&lt;br&gt; &lt;b&gt;Vincristine&lt;sup&gt;b&lt;/sup&gt;&lt;/b&gt; 1.5 mg/m&lt;sup&gt;2&lt;/sup&gt; IV, days 1, 8 for cycle 1,days 1, 8, 15 for cycle 2&lt;br&gt; &lt;b&gt;MTX&lt;/b&gt; 1,200 mg/m&lt;sup&gt;2&lt;/sup&gt; IV over 1 h, day 10, &lt;b&gt;THEN&lt;/b&gt; 240 mg/m2/h CIVI for the next 23 hours&lt;br&gt; &lt;b&gt;Leucovorin calicium&lt;/b&gt; 50 mg IV q6h, begining 36 hours from the start of MTX until MTX level &lt;0.05 mcM&lt;br&gt; &lt;b&gt;Filgrastim&lt;/b&gt; beginning 24 h from the start of leucovorin until ANC&gt;1,000&lt;br&gt; &lt;u&gt;CNS PROPHYLAXIS&lt;/u&gt;&lt;br&gt; &lt;b&gt;Cytarabine&lt;/b&gt; 70 mg IT, days 1, 3&lt;br&gt; &lt;b&gt;MTX&lt;b&gt; 12 mg IT, day 15&lt;br&gt; &lt;u&gt;CYCLES 2 AND 4 (IVAC)&lt;/u&gt;&lt;br&gt; &lt;b&gt;Ifosofamide&lt;/b&gt; 1,500 mg/m&lt;sup&gt;2&lt;/sup&gt; IV, days 1-5&lt;br&gt; &lt;b&gt;Mesna&lt;/b&gt; 1,500 mg/m&lt;sup&gt;2&lt;/sup&gt; IV, days 1-5&lt;br&gt; &lt;b&gt;Etoposide&lt;/b&gt; 60 mg/m&lt;sup&gt;2&lt;/sup&gt; IV, days 1-5&lt;br&gt; &lt;b&gt;Cytarabine&lt;/b&gt; 2,000 mg/m&lt;sup&gt;2&lt;/sup&gt; IV q 12h, days 1 and 2&lt;br&gt; &lt;b&gt;Filgrastim&lt;/b&gt; beginning 24 h after completion of chemotherapy until ANC &gt;1,000&lt;br&gt; &lt;u&gt;CNS PROPHYLAXIS&lt;/u&gt;&lt;br&gt; &lt;b&gt;MTX&lt;/b&gt; 12 mg IT, day 15&lt;br&gt; Additional IT Treatment for CNS disease- positive patients:&lt;br&gt; Cycle 1: cytarabine 70 mg IT, days 1,3,5, and MTX 12 mg IT, days 15,17&lt;br&gt; Cycle 3: cytarabine 70 mg IT, days 1,3, and MTX 12 mg IT, day 15 <text:s text:c="158"/>','Moderate','Wang ES, Strauss DJ, Teruya-Feldstein J, et al. Intensive chemotherapy with cyclophosphosphamide, doxorucibicin, high-dose methotrecate/ ifosfamide, etoposide, and high-dose cytarabine (CODOX-M/IVAC)for human immunodeficiency virus-associated Burkitt lymphoma. $Cancer. 2003;98(6): 1196-1205.$');</text:p>
          </table:table-cell>
          <table:table-cell/>
          <table:table-cell office:value-type="string">
            <text:p>&lt;b&gt;Combination Regimens&lt;/b&gt;</text:p>
          </table:table-cell>
          <table:table-cell office:value-type="string">
            <text:p>&lt;b&gt;CODOX-M/IVAC&lt;/b&gt;</text:p>
          </table:table-cell>
          <table:table-cell table:style-name="ce4" office:value-type="string">
            <text:p>&lt;u&gt;CYCLES 1 and 3 (CODOX-M)&lt;/u&gt;&lt;br&gt; <text:s/>&lt;b&gt;Cyclophosphamide&lt;/b&gt; 800 mg/m&lt;sup&gt;2&lt;/sup&gt;<text:span text:style-name="T2"> IV, day 1&lt;br&gt; </text:span><text:span text:style-name="T2">&lt;b&gt;Cyclophosphamide&lt;b&gt; 200 </text:span><text:span text:style-name="T2">mg/m&lt;sup&gt;2&lt;/sup&gt;/d IV, days 2-5&lt;br&gt; <text:s/></text:span><text:span text:style-name="T2">&lt;b&gt;Doxorubicin&lt;/b&gt; 40 mg/m&lt;sup&gt;2&lt;/sup&gt;</text:span><text:span text:style-name="T1"> </text:span><text:span text:style-name="T2">IV, day 1&lt;br&gt; </text:span><text:span text:style-name="T2">&lt;b&gt;Vincristine&lt;sup&gt;b&lt;/sup&gt;&lt;/b&gt; 1.5 </text:span><text:span text:style-name="T2">mg/m&lt;sup&gt;2&lt;/sup&gt; IV, days 1, 8 for cycle </text:span><text:span text:style-name="T2">1,days 1, 8, 15 for cycle 2&lt;br&gt; &lt;b&gt;MTX&lt;/b&gt; </text:span><text:span text:style-name="T2">1,200 mg/m&lt;sup&gt;2&lt;/sup&gt; IV over 1 h, day </text:span><text:span text:style-name="T2">10, &lt;b&gt;THEN&lt;/b&gt; 240 mg/m</text:span><text:span text:style-name="T1">2</text:span><text:span text:style-name="T2">/h CIVI for the </text:span><text:span text:style-name="T2">next 23 hours&lt;br&gt; &lt;b&gt;Leucovorin </text:span><text:span text:style-name="T2">calicium&lt;/b&gt; 50 mg IV q6h, begining 36 </text:span><text:span text:style-name="T2">hours from the start of MTX until MTX level </text:span><text:span text:style-name="T2">&lt;0.05 mcM&lt;br&gt; &lt;b&gt;Filgrastim&lt;/b&gt; beginning </text:span><text:span text:style-name="T2">24 h from the start of leucovorin until </text:span><text:span text:style-name="T2">ANC&gt;1,000&lt;br&gt; &lt;u&gt;CNS </text:span><text:span text:style-name="T2">PROPHYLAXIS&lt;/u&gt;&lt;br&gt; &lt;b&gt;Cytarabine&lt;/b&gt; </text:span><text:span text:style-name="T2">70 mg IT, days 1, 3&lt;br&gt; &lt;b&gt;MTX&lt;b&gt; 12 mg </text:span><text:span text:style-name="T2">IT, day 15&lt;br&gt; &lt;u&gt;CYCLES 2 AND 4 </text:span><text:span text:style-name="T2">(IVAC)&lt;/u&gt;&lt;br&gt; &lt;b&gt;Ifosofamide&lt;/b&gt; 1,500 </text:span><text:span text:style-name="T2">mg/m&lt;sup&gt;2&lt;/sup&gt; IV, days 1-5&lt;br&gt; </text:span><text:span text:style-name="T2">&lt;b&gt;Mesna&lt;/b&gt; 1,500 mg/m&lt;sup&gt;2&lt;/sup&gt; IV, </text:span><text:span text:style-name="T2">days 1-5&lt;br&gt; &lt;b&gt;Etoposide&lt;/b&gt; 60 </text:span><text:span text:style-name="T2">mg/m&lt;sup&gt;2&lt;/sup&gt;</text:span><text:span text:style-name="T1"> </text:span><text:span text:style-name="T2">IV, days 1-5&lt;br&gt; </text:span><text:span text:style-name="T2">&lt;b&gt;Cytarabine&lt;/b&gt; 2,000 </text:span><text:span text:style-name="T2">mg/m&lt;sup&gt;2&lt;/sup&gt; IV q 12h, days 1 and </text:span><text:span text:style-name="T2">2&lt;br&gt; &lt;b&gt;Filgrastim&lt;/b&gt; beginning 24 h after </text:span><text:span text:style-name="T2">completion of chemotherapy until ANC </text:span><text:span text:style-name="T2">&gt;1,000&lt;br&gt; &lt;u&gt;CNS </text:span><text:span text:style-name="T2">PROPHYLAXIS&lt;/u&gt;&lt;br&gt; &lt;b&gt;MTX&lt;/b&gt; 12 mg </text:span><text:span text:style-name="T2">IT, day 15&lt;br&gt; Additional IT Treatment for </text:span><text:span text:style-name="T2">CNS disease- positive patients:&lt;br&gt; Cycle 1: </text:span><text:span text:style-name="T2">cytarabine 70 mg IT, days 1,3,5, and MTX 12 </text:span><text:span text:style-name="T2">mg IT, days 15,17&lt;br&gt; Cycle 3: cytarabine 70 </text:span><text:span text:style-name="T2">mg IT, days 1,3, and MTX 12 mg IT, day 15 <text:s text:c="4"/></text:span><text:span text:style-name="T2"><text:s text:c="74"/></text:span><text:span text:style-name="T2"><text:s text:c="74"/></text:span><text:span text:style-name="T2"><text:s text:c="6"/></text:span></text:p>
          </table:table-cell>
          <table:table-cell table:style-name="ce13" office:value-type="string">
            <text:p>Moderate</text:p>
          </table:table-cell>
          <table:table-cell table:style-name="ce4" office:value-type="string">
            <text:p>Wang ES, Strauss DJ, Teruya-Feldstein J, et al. Intensive chemotherapy with cyclophosphosphamide, doxorucibicin, high-dose methotrecate/ ifosfamide, etoposide, and high-dose cytarabine (CODOX-M/IVAC)for human immunodeficiency virus-associated Burkitt lymphoma. $<text:span text:style-name="T3">Cancer. </text:span><text:span text:style-name="T2">2003;98(6): 1196-1205.$</text:span></text:p>
          </table:table-cell>
          <table:table-cell table:number-columns-repeated="1014"/>
        </table:table-row>
        <table:table-row table:style-name="ro13">
          <table:table-cell table:number-columns-repeated="3"/>
          <table:table-cell table:formula="of:=CONCATENATE(&quot;INSERT INTO RegimenDetail(parentPK, name, schedule, emetogenic_potential, reference) VALUES(30,'&quot;;[.G16];&quot;','&quot;;[.H16];&quot;','&quot;;[.I16];&quot;','&quot;;TRIM([.J16]);&quot;');&quot;)" office:value-type="string" office:string-value="INSERT INTO RegimenDetail(parentPK, name, schedule, emetogenic_potential, reference) VALUES(30,'&lt;b&gt;Dose-adjusted EPOCH&lt;/b&gt;','&lt;b&gt;Etoposide&lt;/b&gt; 50 mg/m&lt;sup&gt;2&lt;/sup&gt;/d CIVI, days 1-4 (96 hours)&lt;br&gt; &lt;b&gt;Doxrubicin&lt;/b&gt; 10 mg/m&lt;sup&gt;2&lt;/sup&gt;/d CIVI, days 1-4 (96 hours)&lt;br&gt; &lt;b&gt;Vincristine&lt;sup&gt;d&lt;/sup&gt;&lt;/b&gt; 0.4 mg/m&lt;sup&gt;2&lt;/sup&gt;/d /CIVI, days 1-4 (96 hours)&lt;br&gt; &lt;b&gt;Cyclophosphamide&lt;/b&gt; Cycle1: 375 mg/m&lt;sup&gt;2&lt;/sup&gt; IV, day 5, if CD4+ cells &gt;= 100/mm&lt;sup&gt;3&lt;/sup&gt;; 187 mg/m&lt;sup&gt;2&lt;/sup&gt; IV, day 5, if CD4+ cells&lt;100/mm&lt;sup&gt;3&lt;/sup&gt;&lt;br&gt; After cycle 1: increase dose by 187 mg if nadir ANC &gt; 500/mvL or platelets &lt;25,000/mcL&lt;br&gt; &lt;b&gt;Prednisone&lt;/b&gt; 60 mg/m&lt;sup&gt;2&lt;/sup&gt;/d PO, days 1-5&lt;br&gt; &lt;b&gt;Filgrastim&lt;/b&gt; 5 mcg/kg/d SQ, day 6, and until ANC &gt;5,000/mcl&lt;br&gt; Repeat every 21 days','Moderate','Little RF, Pittaluga S, Grant N, et al. Highly effective treatment of acquired immunodeficiency syndrome-related lymphoma with dose-adjusted EPOCH: impact of antiretroviral therapy suspension and tumor biology. $BLOOD.2003;101(12):4653-4659.$');">
            <text:p>INSERT INTO RegimenDetail(parentPK, name, schedule, emetogenic_potential, reference) VALUES(30,'&lt;b&gt;Dose-adjusted EPOCH&lt;/b&gt;','&lt;b&gt;Etoposide&lt;/b&gt; 50 mg/m&lt;sup&gt;2&lt;/sup&gt;/d CIVI, days 1-4 (96 hours)&lt;br&gt; &lt;b&gt;Doxrubicin&lt;/b&gt; 10 mg/m&lt;sup&gt;2&lt;/sup&gt;/d CIVI, days 1-4 (96 hours)&lt;br&gt; &lt;b&gt;Vincristine&lt;sup&gt;d&lt;/sup&gt;&lt;/b&gt; 0.4 mg/m&lt;sup&gt;2&lt;/sup&gt;/d /CIVI, days 1-4 (96 hours)&lt;br&gt; &lt;b&gt;Cyclophosphamide&lt;/b&gt; Cycle1: 375 mg/m&lt;sup&gt;2&lt;/sup&gt; IV, day 5, if CD4+ cells &gt;= 100/mm&lt;sup&gt;3&lt;/sup&gt;; 187 mg/m&lt;sup&gt;2&lt;/sup&gt; IV, day 5, if CD4+ cells&lt;100/mm&lt;sup&gt;3&lt;/sup&gt;&lt;br&gt; After cycle 1: increase dose by 187 mg if nadir ANC &gt; 500/mvL or platelets &lt;25,000/mcL&lt;br&gt; &lt;b&gt;Prednisone&lt;/b&gt; 60 mg/m&lt;sup&gt;2&lt;/sup&gt;/d PO, days 1-5&lt;br&gt; &lt;b&gt;Filgrastim&lt;/b&gt; 5 mcg/kg/d SQ, day 6, and until ANC &gt;5,000/mcl&lt;br&gt; Repeat every 21 days','Moderate','Little RF, Pittaluga S, Grant N, et al. Highly effective treatment of acquired immunodeficiency syndrome-related lymphoma with dose-adjusted EPOCH: impact of antiretroviral therapy suspension and tumor biology. $BLOOD.2003;101(12):4653-4659.$');</text:p>
          </table:table-cell>
          <table:table-cell/>
          <table:table-cell office:value-type="string">
            <text:p>&lt;b&gt;Combination Regimens&lt;/b&gt;</text:p>
          </table:table-cell>
          <table:table-cell office:value-type="string">
            <text:p>&lt;b&gt;Dose-adjusted EPOCH&lt;/b&gt;</text:p>
          </table:table-cell>
          <table:table-cell table:style-name="ce4" office:value-type="string">
            <text:p>&lt;b&gt;Etoposide&lt;/b&gt; 50 mg/m&lt;sup&gt;2&lt;/sup&gt;<text:span text:style-name="T2">/d </text:span><text:span text:style-name="T2">CIVI, days 1-4 (96 hours)&lt;br&gt; </text:span><text:span text:style-name="T2">&lt;b&gt;Doxrubicin&lt;/b&gt; 10 mg/m&lt;sup&gt;2&lt;/sup&gt;/d </text:span><text:span text:style-name="T2">CIVI, days 1-4 (96 hours)&lt;br&gt; </text:span><text:span text:style-name="T2">&lt;b&gt;Vincristine&lt;sup&gt;d&lt;/sup&gt;&lt;/b&gt; 0.4 </text:span><text:span text:style-name="T2">mg/m&lt;sup&gt;2&lt;/sup&gt;/d /CIVI, days 1-4 (96 </text:span><text:span text:style-name="T2">hours)&lt;br&gt; &lt;b&gt;Cyclophosphamide&lt;/b&gt; </text:span><text:span text:style-name="T2">Cycle1: 375 mg/m&lt;sup&gt;2&lt;/sup&gt;</text:span><text:span text:style-name="T1"> </text:span><text:span text:style-name="T2">IV, day 5, if </text:span><text:span text:style-name="T2">CD4+ cells &gt;= 100/mm&lt;sup&gt;3&lt;/sup&gt;; 187 </text:span><text:span text:style-name="T2">mg/m&lt;sup&gt;2&lt;/sup&gt;</text:span><text:span text:style-name="T1"> </text:span><text:span text:style-name="T2">IV, day 5, if CD4+ </text:span><text:span text:style-name="T2">cells&lt;100/mm&lt;sup&gt;3&lt;/sup&gt;&lt;br&gt; After cycle </text:span><text:span text:style-name="T2">1: increase dose by 187 mg if nadir ANC &gt; </text:span><text:span text:style-name="T2">500/mvL or platelets &lt;25,000/mcL&lt;br&gt; </text:span><text:span text:style-name="T2">&lt;b&gt;Prednisone&lt;/b&gt; 60 mg/m&lt;sup&gt;2&lt;/sup&gt;/d </text:span><text:span text:style-name="T2">PO, days 1-5&lt;br&gt; &lt;b&gt;Filgrastim&lt;/b&gt; 5 </text:span><text:span text:style-name="T2">mcg/kg/d SQ, day 6, and until ANC </text:span><text:span text:style-name="T2">&gt;5,000/mcl&lt;br&gt; Repeat every 21 days</text:span></text:p>
          </table:table-cell>
          <table:table-cell table:style-name="ce13" office:value-type="string">
            <text:p>Moderate</text:p>
          </table:table-cell>
          <table:table-cell table:style-name="ce4" office:value-type="string">
            <text:p>Little RF, Pittaluga S, Grant N, et al. Highly effective treatment of acquired immunodeficiency syndrome-related lymphoma with dose-adjusted EPOCH: impact of antiretroviral therapy suspension and tumor biology. $BLOOD.2003;101(12):4653-4659.$</text:p>
          </table:table-cell>
          <table:table-cell table:number-columns-repeated="1014"/>
        </table:table-row>
        <table:table-row table:style-name="ro6">
          <table:table-cell table:number-columns-repeated="4"/>
          <table:table-cell table:style-name="ce3" office:value-type="string">
            <text:p>&lt;b&gt;Brain Tumors&lt;/b&gt;</text:p>
          </table:table-cell>
          <table:table-cell office:value-type="string">
            <text:p>&lt;b&gt;Combination Regimens&lt;/b&gt;</text:p>
          </table:table-cell>
          <table:table-cell office:value-type="string">
            <text:p>&lt;b&gt;Bevacizumab/Irinotecan&lt;/b&gt;</text:p>
          </table:table-cell>
          <table:table-cell table:style-name="ce4" office:value-type="string">
            <text:p>&lt;b&gt;Bevacizumab&lt;/b&gt; 15 mg/kg IV&lt;br&gt; <text:span text:style-name="T2">Repeat Every 21 Days&lt;br&gt; </text:span><text:span text:style-name="T2">&lt;b&gt;Irinotecan&lt;/b&gt; 350 mg/m&lt;sup&gt;2&lt;/sup&gt; </text:span><text:span text:style-name="T2">with enzyme-inducing antiepileptic drugs, </text:span><text:span text:style-name="T2">days 1, 8, 22, 29&lt;br&gt; &lt;b&gt;OR&lt;/b&gt;&lt;br&gt; </text:span><text:span text:style-name="T2">&lt;b&gt;Irinotecan&lt;/b&gt; 125 mg/m&lt;sup&gt;2&lt;/sup&gt; </text:span><text:span text:style-name="T2">with non-enzyme-including antiepileptic </text:span><text:span text:style-name="T2">drugs, IV, days 1, 8, 22, 29&lt;br&gt; Repeat every </text:span><text:span text:style-name="T2">6 weeks</text:span></text:p>
          </table:table-cell>
          <table:table-cell table:style-name="ce13" office:value-type="string">
            <text:p>Moderate</text:p>
          </table:table-cell>
          <table:table-cell table:style-name="ce4" office:value-type="string">
            <text:p>Vredenburgh JJ, Desjardins A, Herndon JE, et al. Bevacizumab plus irinotecan in recurrent glioblastoma multiforme. $J Clin Oncol. 2007;25(30):4722-4279.$</text:p>
          </table:table-cell>
          <table:table-cell table:number-columns-repeated="1014"/>
        </table:table-row>
        <table:table-row table:style-name="ro6">
          <table:table-cell table:number-columns-repeated="5"/>
          <table:table-cell office:value-type="string">
            <text:p>&lt;b&gt;Combination Regimens&lt;/b&gt;</text:p>
          </table:table-cell>
          <table:table-cell office:value-type="string">
            <text:p>&lt;b&gt;PCV&lt;/b&gt;</text:p>
          </table:table-cell>
          <table:table-cell table:style-name="ce4" office:value-type="string">
            <text:p>&lt;b&gt;Procarbazine&lt;/b&gt; 60 mg/m&lt;sup&gt;2&lt;/sup&gt;<text:span text:style-name="T2">/d PO, days 8-21&lt;br&gt; </text:span><text:span text:style-name="T2">&lt;b&gt;Lomustine&lt;/b&gt; 110 mg/m&lt;sup&gt;2&lt;/sup&gt; </text:span><text:span text:style-name="T2">PO, day 1&lt;br&gt; </text:span><text:span text:style-name="T2">&lt;b&gt;Vincristine&lt;sup&gt;d&lt;/sup&gt;&lt;/b&gt; 1.4 </text:span><text:span text:style-name="T2">mg/m&lt;sup&gt;2&lt;/sup&gt; IV, days 8, 29&lt;br&gt; </text:span><text:span text:style-name="T2">Repeat every 6 weeks for 7 cycles </text:span></text:p>
          </table:table-cell>
          <table:table-cell table:style-name="ce13" office:value-type="string">
            <text:p>Moderate-High</text:p>
          </table:table-cell>
          <table:table-cell table:style-name="ce4" office:value-type="string">
            <text:p>Levin VA, Uhm JH, Jaeckle KA, et al. Phase III randomized study of postradiotherapy chemotherapy with alpha-difluromethylornithine- procarbazine, N-(2-chloroethyl)-N' -cyclohexyl- N-nitrosuera, vincristine (DFMO-PCV) versus PCV for glioblastoma multiforme. $Clin Cancer Res.2000;6(10):3878-3884.$</text:p>
          </table:table-cell>
          <table:table-cell table:number-columns-repeated="1014"/>
        </table:table-row>
        <table:table-row table:style-name="ro14">
          <table:table-cell table:number-columns-repeated="5"/>
          <table:table-cell office:value-type="string">
            <text:p>&lt;b&gt;Combination Regimens&lt;/b&gt;</text:p>
          </table:table-cell>
          <table:table-cell office:value-type="string">
            <text:p>&lt;b&gt;Temozolomide+RT&lt;/b&gt;</text:p>
          </table:table-cell>
          <table:table-cell table:style-name="ce4" office:value-type="string">
            <text:p>&lt;b&gt;Temozolomide&lt;sup&gt;e&lt;/sup&gt;&lt;/b&gt;<text:span text:style-name="T2"> 75 </text:span><text:span text:style-name="T2">mg/m&lt;sup&gt;2&lt;/sup&gt; daily for 42 days&lt;br&gt; </text:span><text:span text:style-name="T2">&lt;b&gt;Focal RT&lt;/b&gt; 60 Gy administered in 30 </text:span><text:span text:style-name="T2">fractions&lt;br&gt; &lt;b&gt;FOLLOWED 28 DAYS </text:span><text:span text:style-name="T2">LATER BY&lt;/b&gt;&lt;br&gt; &lt;b&gt;Maintenance </text:span><text:span text:style-name="T2">Phase:&lt;/b&gt;&lt;br&gt; Cycle 1:&lt;br&gt; </text:span><text:span text:style-name="T2">&lt;b&gt;Temozolomide&lt;sup&gt;e&lt;/sup&gt;&lt;/b&gt; 150 </text:span><text:span text:style-name="T2">mg/m&lt;sup&gt;2&lt;/sup&gt; daily for 5 days&lt;br&gt; </text:span><text:span text:style-name="T2">&lt;b&gt;FOLLOWED 23 DAYS LATER </text:span><text:span text:style-name="T2">BY&lt;/b&gt;&lt;br&gt; Cycle 2-6:&lt;br&gt; </text:span><text:span text:style-name="T2">&lt;b&gt;Temozolomide&lt;sup&gt;e&lt;/sup&gt;&lt;/b&gt; 150-</text:span><text:span text:style-name="T2">200 mg/m&lt;sup&gt;2&lt;/sup&gt; once daily for 5 days </text:span><text:span text:style-name="T2">&lt;b&gt;FOLLOWED BY&lt;/b&gt; 23 days without </text:span><text:span text:style-name="T2">treatment</text:span></text:p>
          </table:table-cell>
          <table:table-cell table:style-name="ce4" office:value-type="string">
            <text:p>Moderate for IV&lt;br&gt; &lt;=75 mg/m&lt;sup&gt;2&lt;/sup&gt; PO is minimal-low;&lt;br&gt; &gt;75 mg/m&lt;sup&gt;2&lt;/sup&gt; PO is moderate-high <text:s text:c="2"/></text:p>
          </table:table-cell>
          <table:table-cell table:style-name="ce4" office:value-type="string">
            <text:p>Temodar [package insert]. $Whitehouse Station, NJ: Merck &amp; co. Inc.; 2011.$</text:p>
          </table:table-cell>
          <table:table-cell table:number-columns-repeated="1014"/>
        </table:table-row>
        <table:table-row table:style-name="ro4">
          <table:table-cell table:number-columns-repeated="5"/>
          <table:table-cell office:value-type="string">
            <text:p>&lt;b&gt;Single-Agent Regimens&lt;/b&gt;</text:p>
          </table:table-cell>
          <table:table-cell office:value-type="string">
            <text:p>&lt;b&gt;BCNU (Carmustine)&lt;/b&gt;</text:p>
          </table:table-cell>
          <table:table-cell table:style-name="ce11" office:value-type="string">
            <text:p>&lt;b&gt;Carmustine&lt;/b&gt; 200 mg/m&lt;sup&gt;2&lt;/sup&gt;<text:span text:style-name="T2"> </text:span><text:span text:style-name="T2">IV over 30-60 minutes&lt;br&gt; Repeat every 8 </text:span><text:span text:style-name="T2">weeks </text:span></text:p>
          </table:table-cell>
          <table:table-cell table:style-name="ce13" office:value-type="string">
            <text:p>High</text:p>
          </table:table-cell>
          <table:table-cell table:style-name="ce11" office:value-type="string">
            <text:p>Selker RG, Sharipo WR, Burger p, et al. The Brain tumor cooperative group NIH Trial 87-01: a randomized comparision of surgery, external radiotherapy, and carmustine versus surgery, interstital radiotherapy, and carmustine. $Neurosurgery.2002;51(2):343-355; discussion 355-357.$</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Bevacizumab&lt;/b&gt;</text:p>
          </table:table-cell>
          <table:table-cell table:style-name="ce4" office:value-type="string">
            <text:p>&lt;b&gt;Bevacizumab&lt;/b&gt; 10 mg/kg IV&lt;br&gt; Repeat every 14 days on a 28-day cycle</text:p>
          </table:table-cell>
          <table:table-cell table:style-name="ce13" office:value-type="string">
            <text:p>Minimal</text:p>
          </table:table-cell>
          <table:table-cell table:style-name="ce11" office:value-type="string">
            <text:p>Kreisl TN, Kim L, Moore K, et al. Phase II trial of single-agent bevacizumab plus irinotecan at tumor progression in recuurent glioblastoma. $J Clin Oncol. 2009;27(5):740-745.$</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Bevacizumab&lt;/b&gt;</text:p>
          </table:table-cell>
          <table:table-cell table:style-name="ce4" office:value-type="string">
            <text:p>&lt;b&gt;Bevacizumab&lt;/b&gt; 15 mg/kg IV&lt;br&gt; <text:span text:style-name="T2">Repeat every 21 days </text:span></text:p>
          </table:table-cell>
          <table:table-cell table:style-name="ce13" office:value-type="string">
            <text:p>Minimal</text:p>
          </table:table-cell>
          <table:table-cell table:style-name="ce14" office:value-type="string">
            <text:p>Raizer JJ, Grimm S, et al. Aphase 2 trial of single-agent bevacizumab plus irinotecan at tumor progression in recurrent high- grade schedule for patients with recurrent high- grade gliomas. $Cancer.2010;116(22):597-5305.$</text:p>
          </table:table-cell>
          <table:table-cell table:number-columns-repeated="1014"/>
        </table:table-row>
        <table:table-row table:style-name="ro16">
          <table:table-cell table:number-columns-repeated="5"/>
          <table:table-cell office:value-type="string">
            <text:p>&lt;b&gt;Single-Agent Regimens&lt;/b&gt;</text:p>
          </table:table-cell>
          <table:table-cell office:value-type="string">
            <text:p>&lt;b&gt;Temozolomide&lt;/b&gt;</text:p>
          </table:table-cell>
          <table:table-cell table:style-name="ce4" office:value-type="string">
            <text:p>&lt;b&gt;Temozolomide&lt;sup&gt;f&lt;/sup&gt;&lt;/b&gt;<text:span text:style-name="T2"> 150 </text:span><text:span text:style-name="T2">mg/m&lt;sup&gt;2&lt;/sup&gt; every day for 5 days per </text:span><text:span text:style-name="T2">28-day cycle&lt;br&gt; Repeat every 21 days</text:span></text:p>
          </table:table-cell>
          <table:table-cell table:style-name="ce4" office:value-type="string">
            <text:p>Moderate for IV&lt;br&gt; &gt;75 mg/m&lt;sup&gt;2&lt;/sup&gt; PO is moderate-high <text:s text:c="2"/></text:p>
          </table:table-cell>
          <table:table-cell table:style-name="ce4" office:value-type="string">
            <text:p>Temodar [package insert]. $Whitehouse Station, NJ: Merck &amp; co. Inc.; 2011.$</text:p>
          </table:table-cell>
          <table:table-cell table:number-columns-repeated="1014"/>
        </table:table-row>
        <table:table-row table:style-name="ro17">
          <table:table-cell table:number-columns-repeated="4"/>
          <table:table-cell office:value-type="string">
            <text:p>&lt;b&gt;Breast Cancer&lt;/b&gt;</text:p>
          </table:table-cell>
          <table:table-cell office:value-type="string">
            <text:p>&lt;b&gt;Combination Regimens&lt;/b&gt;</text:p>
          </table:table-cell>
          <table:table-cell office:value-type="string">
            <text:p>&lt;b&gt;AC&lt;/b&gt;</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text:span></text:p>
          </table:table-cell>
          <table:table-cell table:style-name="ce13" office:value-type="string">
            <text:p>High</text:p>
          </table:table-cell>
          <table:table-cell table:style-name="ce4" office:value-type="string">
            <text:p>Fisher B,Brown AM,Dimitor NV,et al.Two months of doxorubicin-cyclophosphamide with and without interval reinduction therapy compared with 6 months of cyclophosphamide,methotrexade,and fluorouracil in positive-node breast cancer patients with tamoxifen-nonresponsive tumors:results from the National Surgical Adjuvant Breast and Bowel Project B-15. $<text:span text:style-name="T2">J </text:span><text:span text:style-name="T2">Clin Oncol. 1990;8(9):1483-1496$</text:span></text:p>
          </table:table-cell>
          <table:table-cell table:number-columns-repeated="1014"/>
        </table:table-row>
        <table:table-row table:style-name="ro15">
          <table:table-cell table:number-columns-repeated="5"/>
          <table:table-cell office:value-type="string">
            <text:p>&lt;b&gt;Combination Regimens&lt;/b&gt;</text:p>
          </table:table-cell>
          <table:table-cell office:value-type="string">
            <text:p>&lt;b&gt;AC/Docetaxel&lt;/b&gt;</text:p>
          </table:table-cell>
          <table:table-cell table:style-name="ce4" office:value-type="string">
            <text:p>&lt;b&gt;AC&lt;/b&gt; for 4 cycles&lt;br&gt; &lt;b&gt;Docetaxel&lt;/b&gt; 100 mg/m&lt;sup&gt;2&lt;/sup&gt;<text:span text:style-name="T1"> <text:s/></text:span><text:span text:style-name="T2">IV,day 1&lt;br&gt; Repeat every 21 days for 4 </text:span><text:span text:style-name="T2">cycles <text:s text:c="2"/></text:span></text:p>
          </table:table-cell>
          <table:table-cell table:style-name="ce4" office:value-type="string">
            <text:p>High for AC, low for docetaxel</text:p>
          </table:table-cell>
          <table:table-cell table:style-name="ce4" office:value-type="string">
            <text:p>Swain SM,Jeong JH ,Geyer CE,et al. Longer therapy, iatrogenic amenorrhea, and survival in early breast cancer. $N Engl J Med.2010;362(22):2053-2065$</text:p>
          </table:table-cell>
          <table:table-cell table:number-columns-repeated="1014"/>
        </table:table-row>
        <table:table-row table:style-name="ro18">
          <table:table-cell table:number-columns-repeated="5"/>
          <table:table-cell office:value-type="string">
            <text:p>&lt;b&gt;Combination Regimens&lt;/b&gt;</text:p>
          </table:table-cell>
          <table:table-cell table:style-name="ce4" office:value-type="string">
            <text:p>&lt;b&gt;AC<text:span text:style-name="T2">→paclitaxel/Trastuzumab&lt;/b&gt;</text:span></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lt;br&gt; </text:span><text:span text:style-name="T2">&lt;b&gt;FOLLOWED BY&lt;/b&gt;&lt;br&gt; </text:span><text:span text:style-name="T2">&lt;b&gt;Paclitaxel&lt;sup&gt;a&lt;/sup&gt;&lt;/b&gt; 175 </text:span><text:span text:style-name="T2">mg/m&lt;sup&gt;2&lt;/sup&gt; IV over 3 hours, day </text:span><text:span text:style-name="T2">1&lt;br&gt; Repeat every 21 days for 4 cycles&lt;br&gt; </text:span><text:span text:style-name="T2">&lt;b&gt;OR FOLLOWED BY&lt;/b&gt;&lt;br&gt; </text:span><text:span text:style-name="T2">&lt;b&gt;Paclitaxel&lt;sup&gt;a&lt;/sup&gt;&lt;/b&gt; 80 </text:span><text:span text:style-name="T2">mg/m&lt;sup&gt;2&lt;/sup&gt; IV over 1 hours, weekly </text:span><text:span text:style-name="T2">for 12 weeks&lt;br&gt; &lt;b&gt;Trastuzumab&lt;/b&gt; </text:span><text:span text:style-name="T2">(concurrently with paclitaxel) 4 mg/kg IV over </text:span><text:span text:style-name="T2">90 minutes, day 1&lt;br&gt; &lt;b&gt;FOLLOWED </text:span><text:span text:style-name="T2">BY&lt;/b&gt;&lt;br&gt; 2 mg/kg IV weekly for 51 </text:span><text:span text:style-name="T2">additional weeks <text:s text:c="4"/></text:span></text:p>
          </table:table-cell>
          <table:table-cell table:style-name="ce4" office:value-type="string">
            <text:p>High for AC,low for paclitaxel and/or tratuzumab</text:p>
          </table:table-cell>
          <table:table-cell table:style-name="ce12" office:value-type="string">
            <text:p>Romond EH,perez EA,Bryant J.et al. Trastuzumab plus adjuvant chemotherapy for operable HER2-positive breast cancer. $N Engl J Med. 2005;353(16):1673-1684.$ </text:p>
          </table:table-cell>
          <table:table-cell table:number-columns-repeated="1014"/>
        </table:table-row>
        <table:table-row table:style-name="ro19">
          <table:table-cell table:number-columns-repeated="5"/>
          <table:table-cell office:value-type="string">
            <text:p>&lt;b&gt;Combination Regimens&lt;/b&gt;</text:p>
          </table:table-cell>
          <table:table-cell table:style-name="ce4" office:value-type="string">
            <text:p>&lt;b&gt;AC<text:span text:style-name="T2">→T (dose-dense)&lt;/b&gt; <text:s text:c="14"/></text:span></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lt;br&gt; </text:span><text:span text:style-name="T2">&lt;b&gt;Filgrastim&lt;/b&gt; (prophylactic) given on </text:span><text:span text:style-name="T2">days 3-10 of <text:s text:c="2"/>each cycle&lt;br&gt; </text:span><text:span text:style-name="T2">&lt;b&gt;FOLLOWED BY&lt;/b&gt;&lt;br&gt; </text:span><text:span text:style-name="T2">&lt;b&gt;Paclitaxel&lt;sup&gt;a&lt;/sup&gt;&lt;/b&gt; 175 </text:span><text:span text:style-name="T2">mg/m&lt;sup&gt;2&lt;/sup&gt; IV over 3 hours every 14 </text:span><text:span text:style-name="T2">days for 4 cycles&lt;br&gt; &lt;b&gt;Filgrastim&lt;/b&gt; </text:span><text:span text:style-name="T2">(prophylactic) given on days 3-10 of each </text:span><text:span text:style-name="T2">cycle <text:s text:c="64"/></text:span><text:span text:style-name="T2"><text:s text:c="14"/></text:span></text:p>
          </table:table-cell>
          <table:table-cell table:style-name="ce4" office:value-type="string">
            <text:p>High for AC, low for paclitaxel <text:s/></text:p>
          </table:table-cell>
          <table:table-cell table:style-name="ce4" office:value-type="string">
            <text:p>Citron ML, berry DA, Cirrincione C,et al. Randomized trial of dose-dense versus conventionally scheduled and sequential versus concurrent combinational chemotherapy as postoperative adjuvant treatment of node-positive primary breast cancer : first report of intergroup trial C9741/cancer and leukemia Group B trial 9741. $J Clin Oncol. 2003;21(8): 1431-1439$</text:p>
          </table:table-cell>
          <table:table-cell table:number-columns-repeated="1014"/>
        </table:table-row>
        <table:table-row table:style-name="ro20">
          <table:table-cell table:number-columns-repeated="5"/>
          <table:table-cell office:value-type="string">
            <text:p>&lt;b&gt;Combination Regimens&lt;/b&gt;</text:p>
          </table:table-cell>
          <table:table-cell table:style-name="ce4" office:value-type="string">
            <text:p>&lt;b&gt;AC<text:span text:style-name="T2">→TH&lt;/b&gt; <text:s text:c="46"/></text:span><text:span text:style-name="T2"><text:s text:c="3"/></text:span></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lt;br&gt; </text:span><text:span text:style-name="T2">&lt;b&gt;FOLLOWED BY&lt;/b&gt;&lt;br&gt; </text:span><text:span text:style-name="T2">&lt;b&gt;Docetaxel&lt;sup&gt;b&lt;/sup&gt;&lt;/b&gt; 100 </text:span><text:span text:style-name="T2">mg/m&lt;sup&gt;2&lt;/sup&gt; IV, day1&lt;br&gt; Repeat </text:span><text:span text:style-name="T2">every 21 days for 4 cycles&lt;br&gt; </text:span><text:span text:style-name="T2">&lt;b&gt;Trastuzumab&lt;/b&gt; 4 mg/kg IV, day 1,&lt;br&gt; </text:span><text:span text:style-name="T2">&lt;b&gt;FOLLOWED BY&lt;/b&gt;&lt;br&gt; 2 mg/kg IV </text:span><text:span text:style-name="T2">weekly during docetaxel,&lt;br&gt; </text:span><text:span text:style-name="T2">&lt;b&gt;FOLLOWED BY&lt;/b&gt;&lt;br&gt; 6 mg/kg IV </text:span><text:span text:style-name="T2">every 21 days for 1 year <text:s text:c="34"/></text:span><text:span text:style-name="T2"><text:s text:c="19"/></text:span></text:p>
          </table:table-cell>
          <table:table-cell table:style-name="ce4" office:value-type="string">
            <text:p>High for AC, low for docetaxel and/or trastuzumab</text:p>
          </table:table-cell>
          <table:table-cell table:style-name="ce4" office:value-type="string">
            <text:p>Neyt M, Albrecht J, Cocquyt V.An economic evaluation of herceptin<text:span text:style-name="T1">R <text:s/></text:span><text:span text:style-name="T2">in adjuvant setting: </text:span><text:span text:style-name="T2">the Breast Cancer International Research </text:span><text:span text:style-name="T2">Group 006 trial. $Ann Oncol. 2006; </text:span><text:span text:style-name="T2">17(3):381-390$</text:span></text:p>
          </table:table-cell>
          <table:table-cell table:number-columns-repeated="1014"/>
        </table:table-row>
        <table:table-row table:style-name="ro21">
          <table:table-cell table:number-columns-repeated="5"/>
          <table:table-cell office:value-type="string">
            <text:p>&lt;b&gt;Combination Regimens&lt;/b&gt;</text:p>
          </table:table-cell>
          <table:table-cell table:style-name="ce4" office:value-type="string">
            <text:p>&lt;b&gt;Anastrozole/ Trastuzumab&lt;/b&gt;</text:p>
          </table:table-cell>
          <table:table-cell table:style-name="ce4" office:value-type="string">
            <text:p>&lt;b&gt;Anastrozole&lt;/b&gt; 1 mg PO daily&lt;br&gt; &lt;b&gt;Trastuzmab&lt;/b&gt; 4 mg/kg IV, day 1 &lt;b&gt;THEN&lt;/b&gt;&lt;br&gt; 2 mg/kg IV, weekly</text:p>
          </table:table-cell>
          <table:table-cell table:style-name="ce4" office:value-type="string">
            <text:p>Low</text:p>
          </table:table-cell>
          <table:table-cell table:style-name="ce4" office:value-type="string">
            <text:p>Kaufman B, Mackey JR, Clemens MR, et al. Trastuzmab plus anastrozole versus anastrozole alone for the treatment of postmenopausal women with human epidermal growth factor receptor 2-positive, hormone receptor-positive metastatic breast cancer: results from the randomized phase III TAnDEM study. $J clin oncol. 2009;27(33):5529-5537.$</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AT (Docetaxel)&lt;/b&gt;</text:p>
          </table:table-cell>
          <table:table-cell table:style-name="ce4" office:value-type="string">
            <text:p>&lt;b&gt;Doxorubicin&lt;/b&gt; 50 mg/m&lt;sup&gt;2&lt;/sup&gt;<text:span text:style-name="T2"> </text:span><text:span text:style-name="T2">IV over 15 minutes, day 1&lt;br&gt; </text:span><text:span text:style-name="T2">&lt;b&gt;FOLLOWED 1 HOUR LATER </text:span><text:span text:style-name="T2">BY&lt;/b&gt;&lt;br&gt; &lt;b&gt;Docetaxel&lt;sup&gt;b&lt;/sup&gt;&lt;/b&gt; </text:span><text:span text:style-name="T2">75 mg/m&lt;sup&gt;2&lt;/sup&gt;</text:span><text:span text:style-name="T1"> ,</text:span><text:span text:style-name="T2">day 1&lt;br&gt; Repeat </text:span><text:span text:style-name="T2">every 21 days for up to 8 cycles</text:span></text:p>
          </table:table-cell>
          <table:table-cell table:style-name="ce4" office:value-type="string">
            <text:p>Moderate</text:p>
          </table:table-cell>
          <table:table-cell table:style-name="ce12" office:value-type="string">
            <text:p>Nabholz,JM,Falkson C,Campos D, et al. Docetaxel and doxorubicin comparewd with doxorubicin and cyclophosphamide as first-line chemotherapy for metastatic breast cancer:results of a randomized , multicenter, phase III trial. $J Clin Oncol. 2003;21(6):968-975.$</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AT (Paclitaxel)&lt;/b&gt;</text:p>
          </table:table-cell>
          <table:table-cell table:style-name="ce4" office:value-type="string">
            <text:p>&lt;b&gt;Doxorubicin&lt;/b&gt; 50 mg/m&lt;sup&gt;2&lt;/sup&gt;<text:span text:style-name="T2"> </text:span><text:span text:style-name="T2">IV over, day 1&lt;br&gt; &lt;b&gt;FOLLOWED 24 </text:span><text:span text:style-name="T2">HOUR LATER BY&lt;/b&gt;&lt;br&gt; </text:span><text:span text:style-name="T2">&lt;b&gt;Paclitaxel&lt;sup&gt;b&lt;/sup&gt;&lt;/b&gt; <text:s/>220 </text:span><text:span text:style-name="T2">mg/m&lt;sup&gt;2&lt;/sup&gt; ,IV over 3 hours ,day </text:span><text:span text:style-name="T2">2&lt;br&gt; Repeat every 21 days for up to 8 </text:span><text:span text:style-name="T2">cycles</text:span></text:p>
          </table:table-cell>
          <table:table-cell table:style-name="ce4" office:value-type="string">
            <text:p>Moderate</text:p>
          </table:table-cell>
          <table:table-cell table:style-name="ce4" office:value-type="string">
            <text:p>Jassem J, Pienkowski T, Pluzanska A.et al. Doxorubicin and paclitaxel versus fluorouracil, doxorubicin, and cyclophosphamide as first-line therapy for women with metastatic breast cancer: final results of a randomized phase III multicenter trial. $J Clin Oncol. 2001;19(6):1707-1715$</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A<text:span text:style-name="T2">→T→C (dose-dense)&lt;/b&gt;</text:span></text:p>
          </table:table-cell>
          <table:table-cell table:style-name="ce4" office:value-type="string">
            <text:p>&lt;b&gt;Doxorubicin&lt;/b&gt; 60 mg/m&lt;sup&gt;2&lt;/sup&gt;<text:span text:style-name="T2"> </text:span><text:span text:style-name="T2">IV ,every 14 days for 4 cycles, </text:span><text:span text:style-name="T2">&lt;b&gt;FOLLOWED BY&lt;/b&gt;&lt;br&gt; </text:span><text:span text:style-name="T2">&lt;b&gt;Paclitaxel&lt;sup&gt;a&lt;/sup&gt;&lt;/b&gt; 175 </text:span><text:span text:style-name="T2">mg/m&lt;sup&gt;2&lt;/sup&gt; IV, every 14 days for 4 </text:span><text:span text:style-name="T2">cycles, &lt;b&gt;FOLLOWED BY&lt;/b&gt;&lt;br&gt; </text:span><text:span text:style-name="T2">&lt;b&gt;Cyclophosphamide&lt;/b&gt; 600 </text:span><text:span text:style-name="T2">mg/m&lt;sup&gt;2&lt;/sup&gt; IV, every 14 days for 4 </text:span><text:span text:style-name="T2">cycles&lt;br&gt; &lt;b&gt;Filgrastim&lt;/b&gt; 5 mcg/kg SQ, </text:span><text:span text:style-name="T2">days 3-10 of each 14-day cycle <text:s text:c="23"/></text:span><text:span text:style-name="T2"><text:s text:c="25"/></text:span></text:p>
          </table:table-cell>
          <table:table-cell table:style-name="ce4" office:value-type="string">
            <text:p>Moderate, low for paclitaxel</text:p>
          </table:table-cell>
          <table:table-cell table:style-name="ce4" office:value-type="string">
            <text:p>Citron ML, Berry DA, Cirrincione C,et al. Randomized trial of dose-dense versus conventionally scheduled and sequential versus concurrent combination chemotherapy as postoperative adjuvant treatment of node-positive primary breast cancer : first report of intergroup trial C9741/cancer and leukemia Groüp B Trial 9741. $J Clin Oncol. 2003;21(8):1431-1439$</text:p>
          </table:table-cell>
          <table:table-cell table:number-columns-repeated="1014"/>
        </table:table-row>
        <table:table-row table:style-name="ro22">
          <table:table-cell table:number-columns-repeated="5"/>
          <table:table-cell office:value-type="string">
            <text:p>&lt;b&gt;Combination Regimens&lt;/b&gt;</text:p>
          </table:table-cell>
          <table:table-cell table:style-name="ce5" office:value-type="string">
            <text:p>&lt;b&gt;Bevacizumab/Paclitaxel&lt;/b&gt;</text:p>
          </table:table-cell>
          <table:table-cell table:style-name="ce4" office:value-type="string">
            <text:p>&lt;b&gt;Bevacizumab&lt;/b&gt; 10 mg/kg IV, days 1, 15&lt;br&gt; &lt;b&gt;Paclitaxel&lt;sup&gt;a&lt;/sup&gt;&lt;/b&gt; <text:span text:style-name="T2">90 </text:span><text:span text:style-name="T2">mg/m&lt;sup&gt;2&lt;/sup&gt;</text:span><text:span text:style-name="T1"> </text:span><text:span text:style-name="T2">IV over 1 hour, days 1, 8, </text:span><text:span text:style-name="T2">15&lt;br&gt; Repeat every 28 days</text:span></text:p>
          </table:table-cell>
          <table:table-cell table:style-name="ce4" office:value-type="string">
            <text:p>Low</text:p>
          </table:table-cell>
          <table:table-cell table:style-name="ce4" office:value-type="string">
            <text:p>Miller KD. E2100: a phase III trial of paclitaxel versus paclitaxel/bevacizumab for metastatic breast cancer. $J Clin Oncol. 2003;3(6):421-422$</text:p>
          </table:table-cell>
          <table:table-cell table:number-columns-repeated="1014"/>
        </table:table-row>
        <table:table-row table:style-name="ro21">
          <table:table-cell table:number-columns-repeated="5"/>
          <table:table-cell office:value-type="string">
            <text:p>&lt;b&gt;Combination Regimens&lt;/b&gt;</text:p>
          </table:table-cell>
          <table:table-cell table:style-name="ce4" office:value-type="string">
            <text:p>&lt;b&gt;CAF(oral)&lt;/b&gt;</text:p>
          </table:table-cell>
          <table:table-cell table:style-name="ce4" office:value-type="string">
            <text:p>&lt;b&gt;Cyclophosphamide&lt;/b&gt; 100mg/m&lt;sup&gt;2&lt;/sup&gt;<text:span text:style-name="T1"> </text:span><text:span text:style-name="T2">PO, days 1-14&lt;br&gt; </text:span><text:span text:style-name="T2">&lt;b&gt;Doxorubicin&lt;/b&gt; 30 mg/m&lt;sup&gt;2&lt;/sup&gt; </text:span><text:span text:style-name="T2">IV ,days 1,8&lt;br&gt; &lt;b&gt;Fluorouracil&lt;/b&gt; 500 </text:span><text:span text:style-name="T2">mg/m&lt;sup&gt;2&lt;/sup&gt; IV, days 1,8&lt;br&gt; Repeat </text:span><text:span text:style-name="T2">every 28 days for 6 cycles <text:s text:c="5"/></text:span></text:p>
          </table:table-cell>
          <table:table-cell office:value-type="string">
            <text:p>Moderate-High</text:p>
          </table:table-cell>
          <table:table-cell table:style-name="ce4" office:value-type="string">
            <text:p>Hutchins LF, Green SJ, Favolin PM, et al. Randomized controlled trial of cyclophosphamide, methotrexate, and fluorouracil versus cyclophosphamide, doxorubicin, and fluorouracil with and without tamoxifen for high risk, node-negative breast cancer:treatment results of Intergroup Protocol INT-0102. $J Clin Oncol. 2005;23(33):8313-8321.$</text:p>
          </table:table-cell>
          <table:table-cell table:number-columns-repeated="1014"/>
        </table:table-row>
        <table:table-row table:style-name="ro20">
          <table:table-cell table:number-columns-repeated="5"/>
          <table:table-cell office:value-type="string">
            <text:p>&lt;b&gt;Combination Regimens&lt;/b&gt;</text:p>
          </table:table-cell>
          <table:table-cell table:style-name="ce4" office:value-type="string">
            <text:p>&lt;b&gt;CEF (FEC)&lt;/b&gt;</text:p>
          </table:table-cell>
          <table:table-cell table:style-name="ce4" office:value-type="string">
            <text:p>&lt;b&gt;Cyclophosphamide&lt;/b&gt; 75 mg/m&lt;sup&gt;2&lt;/sup&gt;/d PO, days 1-14&lt;br&gt; &lt;b&gt; Epirubicin&lt;/b&gt; 60 mg/m&lt;sup&gt;2&lt;/sup&gt;/d IV, days 1,8&lt;br&gt; &lt;b&gt;Fluorouracil&lt;/b&gt; 500 mg/m&lt;sup&gt;2&lt;/sup&gt;/d IV, days 1,8&lt;br&gt; Repeat every 28 days for 6 cycles&lt;br&gt; &lt;b&gt;OR&lt;/b&gt;&lt;br&gt; &lt;b&gt;Cyclophosphamide&lt;/b&gt; 500 mg/m&lt;sup&gt;2&lt;/sup&gt; IV, day 1&lt;br&gt; &lt;b&gt;Epirubicin&lt;/b&gt; 100 mg/m&lt;sup&gt;2&lt;/sup&gt; IV, day 1&lt;br&gt; &lt;b&gt;Fluorouracil&lt;/b&gt; 500 mg/m&lt;sup&gt;2&lt;/sup&gt; IV, day 1&lt;br&gt; Repeat every 21 days for 4 cycles</text:p>
          </table:table-cell>
          <table:table-cell table:style-name="ce4" office:value-type="string">
            <text:p>High</text:p>
          </table:table-cell>
          <table:table-cell table:style-name="ce4" office:value-type="string">
            <text:p>Levine MN, Bramwell VH, Pritchard KI, et al. Randomized tiral of intensive cyclophosphamide, epirubicin, and fluorouracil chemotherapy compared with cyclophosphamide, methotrexate, and fluorouracil in premenopausal women with node-positive breast cancer. $J Clin Oncol. 1998;16(8):2651:2658.$&lt;br&gt; French Epirubicin Study Group. Epirubicin-based chemotherapy in metastatic breast cancer patients: role of dose intensity and duration of treatment. $J Clin Oncol. 2000;18(7):3115-3124.$</text:p>
          </table:table-cell>
          <table:table-cell table:number-columns-repeated="1014"/>
        </table:table-row>
        <table:table-row table:style-name="ro19">
          <table:table-cell table:number-columns-repeated="5"/>
          <table:table-cell office:value-type="string">
            <text:p>&lt;b&gt;Combination Regimens&lt;/b&gt;</text:p>
          </table:table-cell>
          <table:table-cell table:style-name="ce4" office:value-type="string">
            <text:p>&lt;b&gt;CMF&lt;/b&gt;</text:p>
          </table:table-cell>
          <table:table-cell table:style-name="ce4" office:value-type="string">
            <text:p>&lt;b&gt;Cyclophosphamide 100 mg/m&lt;sup&gt;2&lt;/sup&gt;/d PO, days 1-14&lt;br&gt; &lt;b&gt;MTX&lt;/b&gt; 40 mg/m&lt;sup&gt;2&lt;/sup&gt;/d IV, days 1,8&lt;br&gt; &lt;b&gt;Fluorouracil&lt;/b&gt; 600 mg/m&lt;sup&gt;2&lt;/sup&gt;/d IV, days 1, 8&lt;br&gt; Repeat every 28 days for up to 6 cycles&lt;br&gt; &lt;b&gt;OR&lt;/b&gt;&lt;br&gt; &lt;b&gt;Cyclophosphamide&lt;/b&gt; 600 mg/m&lt;sup&gt;2&lt;/sup&gt; IV, day 1&lt;br&gt; &lt;b&gt;MTX&lt;/b&gt; 40 mg/m&lt;sup&gt;2&lt;/sup&gt; IV, day 1&lt;br&gt; &lt;b&gt;Fluorouracil&lt;/b&gt; 600 mg/m&lt;sup&gt;2&lt;/sup&gt; IV, day 1&lt;br&gt; Repeat every 21 days for up to 12 courses</text:p>
          </table:table-cell>
          <table:table-cell table:style-name="ce4" office:value-type="string">
            <text:p>Moderate for IV, Moderate-High for PO</text:p>
          </table:table-cell>
          <table:table-cell table:style-name="ce4" office:value-type="string">
            <text:p>Amadori D, Nanni O, Marangolo M, et al. Disease-free survival advantage of adjuvant cyclophosphamide, methotrexate, and fluorouracil in patients with node-negative, rapdly proliferating breast cancer: a randomized multicenter study. $J Clin Oncol. 2000:18(17):3125-3134.$&lt;br&gt; Bonadonna G, Zambetti M, Valagussa P. Sequential or alternating doxorubicin and CMF regimens in breast cancer with more than three positive nodes: ten-year results.$ JAMA. 1995:273(7):542-547.$</text:p>
          </table:table-cell>
          <table:table-cell table:number-columns-repeated="1014"/>
        </table:table-row>
        <table:table-row table:style-name="ro9">
          <table:table-cell table:number-columns-repeated="5"/>
          <table:table-cell office:value-type="string">
            <text:p>&lt;b&gt;Combination Regimens&lt;/b&gt;</text:p>
          </table:table-cell>
          <table:table-cell table:style-name="ce4" office:value-type="string">
            <text:p>&lt;b&gt;Gemcitabine/Paclitaxel&lt;/b&gt;</text:p>
          </table:table-cell>
          <table:table-cell table:style-name="ce4" office:value-type="string">
            <text:p>&lt;b&gt;Gemcitabine 1,250 mg/m&lt;sup&gt;2&lt;/sup&gt; IV over 30-60 minutes, days 1, 8&lt;br&gt; &lt;b&gt;Paclitaxel&lt;sup&gt;a&lt;/sup&gt;&lt;/b&gt; 175 mg/m&lt;sup&gt;2&lt;/sup&gt; IV over 3 hours before gemcitabine, day 1&lt;br&gt; Repeat every 21 days</text:p>
          </table:table-cell>
          <table:table-cell table:style-name="ce4" office:value-type="string">
            <text:p>Low</text:p>
          </table:table-cell>
          <table:table-cell table:style-name="ce4" office:value-type="string">
            <text:p>Albain KS, Nag SM, Calderillo-Ruiz G, et al. Gemcitabine plus paclitaxel versus paclitaxel monotherapy in patients with metastatic breast cancer and prior anthracycline treatment. $J Clin Oncol. 2008;26(24):3950-3957.$</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HEC&lt;/b&gt;</text:p>
          </table:table-cell>
          <table:table-cell table:style-name="ce4" office:value-type="string">
            <text:p>&lt;b&gt;Epirubicin&lt;/b&gt; 100 mg/m&lt;sup&gt;2&lt;/sup&gt; IV, day 1&lt;br&gt; &lt;b&gt;Cyclophosphamide&lt;/b&gt; 830 mg/m&lt;sup&gt;2&lt;/sup&gt; IV, day 1&lt;br&gt; Repeat every 21 days for up to 8 cycles</text:p>
          </table:table-cell>
          <table:table-cell table:style-name="ce4" office:value-type="string">
            <text:p>High</text:p>
          </table:table-cell>
          <table:table-cell table:style-name="ce4" office:value-type="string">
            <text:p>Piccart MJ, Di Leo A, Beauduin M, et al. Phase III trial comparing two dose levels of epirubicin combined with cyclophosphamide with cyclophosphamide, methotrexate, and fluorouracil in node-positive breast cancer. $J Clin Oncol. 2001;19(12):3103-3110.$</text:p>
          </table:table-cell>
          <table:table-cell table:number-columns-repeated="1014"/>
        </table:table-row>
        <table:table-row table:style-name="ro9">
          <table:table-cell table:number-columns-repeated="5"/>
          <table:table-cell office:value-type="string">
            <text:p>&lt;b&gt;Combination Regimens&lt;/b&gt;</text:p>
          </table:table-cell>
          <table:table-cell table:style-name="ce4" office:value-type="string">
            <text:p>&lt;b&gt;Ixabepilone/Capecitabine&lt;/b&gt;</text:p>
          </table:table-cell>
          <table:table-cell table:style-name="ce4" office:value-type="string">
            <text:p>&lt;b&gt;Ixabepilone&lt;/b&gt; 40 mg/m&lt;sup&gt;2&lt;/sup&gt; IV over 3 hours, day 1&lt;br&gt; &lt;b&gt;Capecitabine&lt;/b&gt; 1,000 mg/m&lt;sup&gt;2&lt;/sup&gt; PO bid, days 1-14&lt;br&gt; Repeat every 21 days for up to 8 cycles</text:p>
          </table:table-cell>
          <table:table-cell table:style-name="ce4" office:value-type="string">
            <text:p>Minimal-Low</text:p>
          </table:table-cell>
          <table:table-cell table:style-name="ce4" office:value-type="string">
            <text:p>Thomas ES, Gomez HL, Li RK, et al. Ixabepilone plus capecitabine for metastatic breast cancer progressing after anthracycline and taxane treatment. $J Clin Oncol. 2007;25(33):5210-5217.$</text:p>
          </table:table-cell>
          <table:table-cell table:number-columns-repeated="1014"/>
        </table:table-row>
        <table:table-row table:style-name="ro15">
          <table:table-cell table:number-columns-repeated="5"/>
          <table:table-cell office:value-type="string">
            <text:p>&lt;b&gt;Combination Regimens&lt;/b&gt;</text:p>
          </table:table-cell>
          <table:table-cell office:value-type="string">
            <text:p>&lt;b&gt;Lapatinib/Capecitabine&lt;/b&gt;</text:p>
          </table:table-cell>
          <table:table-cell table:style-name="ce4" office:value-type="string">
            <text:p>&lt;b&gt;Lapatinib&lt;/b&gt; 1,250 mg PO 1 hour before breakfast, daily&lt;br&gt; &lt;b&gt;Capecitabine&lt;/b&gt; 1,000 mg/m&lt;sup&gt;2&lt;/sup&gt; PO bid, days 1-14&lt;br&gt; Repeat every 21 days</text:p>
          </table:table-cell>
          <table:table-cell table:style-name="ce4" office:value-type="string">
            <text:p>Minimal-Low</text:p>
          </table:table-cell>
          <table:table-cell table:style-name="ce4" office:value-type="string">
            <text:p>Geyer CE, Forster J, Lindquist D, et al. Lapatinib plus capecitabine for HER2-positive advanced breast cancer. $N Engl J Med. 2006;355(26):2733-2743.$</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Lapatinib Letrozole&lt;/b&gt;</text:p>
          </table:table-cell>
          <table:table-cell table:style-name="ce4" office:value-type="string">
            <text:p>&lt;b&gt;Lapatinib&lt;/b&gt; 1,500 mg PO, daily&lt;br&gt; &lt;b&gt;Letrozole&lt;/b&gt; 2.5 mg PO, daily</text:p>
          </table:table-cell>
          <table:table-cell table:style-name="ce4" office:value-type="string">
            <text:p>Minimal-Low</text:p>
          </table:table-cell>
          <table:table-cell table:style-name="ce4" office:value-type="string">
            <text:p>Johnston S, Pippen J Jr, Pivot X, et al. Lapatinib combined with letrozole versus letrozole and placebo as first-line therapy for postmenopausal hormone receptor-positive metastatic breast cancer. $J Clin Oncol. 200927(33):5538-5546.$</text:p>
          </table:table-cell>
          <table:table-cell table:number-columns-repeated="1014"/>
        </table:table-row>
        <table:table-row table:style-name="ro21">
          <table:table-cell table:number-columns-repeated="5"/>
          <table:table-cell office:value-type="string">
            <text:p>&lt;b&gt;Combination Regimens&lt;/b&gt;</text:p>
          </table:table-cell>
          <table:table-cell table:style-name="ce4" office:value-type="string">
            <text:p>&lt;b&gt;Sequential AC --&gt; T&lt;/b&gt;</text:p>
          </table:table-cell>
          <table:table-cell table:style-name="ce4" office:value-type="string">
            <text:p>&lt;b&gt;Doxorubicin&lt;/b&gt; 60 mg/m&lt;sup&gt;2&lt;/sup&gt; over 5-15 minutes, day 1&lt;br&gt; &lt;b&gt;Cyclophosphamide&lt;/b&gt; 600 mg/m&lt;sup&gt;2&lt;/sup&gt; IV 30-60 minutes, day 1&lt;br&gt; Repeat every 21 days for 4 cycles&lt;br&gt; &lt;b&gt;FOLLOWED BY&lt;/b&gt;&lt;br&gt; &lt;b&gt;PACLITAXEL&lt;sup&gt;a&lt;/sup&gt;&lt;/b&gt; 80 mg/m&lt;sup&gt;2&lt;/sup&gt; IV over 1 hour&lt;br&gt; Repeat every 7 days for 12 cycles</text:p>
          </table:table-cell>
          <table:table-cell table:style-name="ce4" office:value-type="string">
            <text:p>High for AC, low for paclitaxel <text:s/></text:p>
          </table:table-cell>
          <table:table-cell table:style-name="ce4" office:value-type="string">
            <text:p>Sparano JA, Wang M, Martino S, et al. Weekly paclitaxel in the adjuvant treatment of breast cancer. $N Engl J Med. 2008;238(16):1663-1671.$</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TAC&lt;/b&gt;</text:p>
          </table:table-cell>
          <table:table-cell table:style-name="ce4" office:value-type="string">
            <text:p>&lt;b&gt;Doxorubicin&lt;/b&gt; 50 mg/m&lt;sup&gt;2&lt;/sup&gt; as a 15-minute IV bolus, &lt;b&gt;FOLLOWED IMMEDIATELY BY&lt;/b&gt;&lt;br&gt; &lt;b&gt;Cyclophosphamide 500 mg/m&lt;sup&gt;2&lt;/sup&gt; as a 1- to 5-minute IV bolus, &lt;b&gt;FOLLOWED&lt;/b&gt; 1 hour after completion of the doxorubicin infusion &lt;b&gt;BY&lt;/b&gt;&lt;br&gt; &lt;b&gt;Docetaxel&lt;sup&gt;b&lt;/sup&gt;&lt;/b&gt; 75 mg/m&lt;sup&gt;2&lt;/sup&gt; IV over 1 hour</text:p>
          </table:table-cell>
          <table:table-cell table:style-name="ce4" office:value-type="string">
            <text:p>High</text:p>
          </table:table-cell>
          <table:table-cell table:style-name="ce4" office:value-type="string">
            <text:p>Martin M, Pienkowshi T, Mackey J, et al. Adjuvant docetaxel for node-positive breast cancer. $N Engl J Med. 2005;352(22):2303-2313.$</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TC&lt;/b&gt;</text:p>
          </table:table-cell>
          <table:table-cell table:style-name="ce4" office:value-type="string">
            <text:p>&lt;b&gt;Docetaxel&lt;sup&gt;b&lt;/sup&gt;&lt;/b&gt; 75 mg/m&lt;sup&gt;2&lt;/sup&gt; IV over 30-60 minutes, day 1&lt;br&gt; &lt;b&gt;Cyclophosphamide&lt;/b&gt; 600 mg/m&lt;sup&gt;2&lt;/sup&gt; IV over 30-60 minutes, day 1&lt;br&gt; Repeat every 21 days for 4 cycles</text:p>
          </table:table-cell>
          <table:table-cell table:style-name="ce4" office:value-type="string">
            <text:p>Moderate</text:p>
          </table:table-cell>
          <table:table-cell table:style-name="ce4" office:value-type="string">
            <text:p>Jones SE, Savin MA, Holmes FA, et al. Phase III trial comparing doxorubicin plus cyclophosphamide with docetaxel plus cyclophosphamide as adjuvant therapy for operable breast cancer. $J Clin Oncol. 2006:24(34):5381-5387.$</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TCH&lt;/b&gt;</text:p>
          </table:table-cell>
          <table:table-cell table:style-name="ce4" office:value-type="string">
            <text:p>&lt;b&gt;Docetaxel&lt;sup&gt;b&lt;/sup&gt;&lt;/b&gt; 75 mg/m&lt;sup&gt;2&lt;/sup&gt; IV, day 1&lt;br&gt; &lt;b&gt;Carboplatin&lt;/b&gt; AUC of 6 (calculated with the Calvert formula) IV, day 1 &lt;br&gt; Repeat every 21 days for 8 cycles&lt;br&gt; &lt;b&gt;Trastuzumab&lt;/b&gt; 4 mg/kg IV,&lt;br&gt; &lt;b&gt;FOLLOWED BY&lt;/b&gt;&lt;br&gt; &lt;b&gt;Trastuzumab&lt;/b&gt; 2 mg/kg IV weekly during chemotherapy, &lt;b&gt;THEN&lt;/b&gt; 6 mg/kg IV&lt;br&gt; Repeat every 21 days for 1 year</text:p>
          </table:table-cell>
          <table:table-cell table:style-name="ce4" office:value-type="string">
            <text:p>Moderate for combination therapy, low for trastuzumab monotherapy</text:p>
          </table:table-cell>
          <table:table-cell table:style-name="ce4" office:value-type="string">
            <text:p>Pegram M, Forbes J, Pienkowski T, et al. BCIRG 007: first overall survival analysis of randomized phase III trial of trastuzumab plus docetaxel with or without carboplatin as first line therapy in HER2 amplified metastatic breast cancer (MBC). $J Clin Oncol. 2007;25:LBA 1008 (abstract).$</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TP&lt;/b&gt;</text:p>
          </table:table-cell>
          <table:table-cell table:style-name="ce4" office:value-type="string">
            <text:p>&lt;b&gt;Trastuzumab&lt;/b&gt; 4 mg/kg IV loading dose, day 1 &lt;b&gt;THEN&lt;/b&gt; 2 mg/kg IV weekly, days 8, 15&lt;br&gt; &lt;b&gt;Paclitaxel&lt;sup&gt;a&lt;/sup&gt;&lt;/b&gt; 175 mg/m&lt;sup&gt;2&lt;/sup&gt; IV, day 2&lt;br&gt; Repeat every 21 days for at least 6 cycles</text:p>
          </table:table-cell>
          <table:table-cell table:style-name="ce4" office:value-type="string">
            <text:p>Low</text:p>
          </table:table-cell>
          <table:table-cell table:style-name="ce4" office:value-type="string">
            <text:p>Robert N, Leyland-Jones B, Asmar L, et al. Randomized phase III study of trastuzumab, paclitaxel, and carboplatin compared with trastuzumab and paclitaxel in women with HER-2-overexpressing metastatic breast cancer. $J Clin Oncol. 2006;24(18):2786-2792.$</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Trastuzumab/Paclitaxel/Carboplatin&lt;/b&gt;</text:p>
          </table:table-cell>
          <table:table-cell table:style-name="ce4" office:value-type="string">
            <text:p>&lt;b&gt;Trastuzumab&lt;/b&gt; 4 mg/kg loading dose, day 1 of cycle 1, &lt;b&gt;THEN&lt;/b&gt; 2 mg/kg weekly thereafter&lt;br&gt; &lt;b&gt;Paclitaxel&lt;sup&gt;a&lt;/sup&gt;&lt;/b&gt; 175 mg/m&lt;sup&gt;2&lt;/sup&gt; IV, day 2&lt;br&gt; &lt;b&gt;Carboplatin&lt;/b&gt; AUC of 6, day 2&lt;br&gt; Repeat every 21 days for at least 6 cycles&lt;br&gt; &lt;b&gt;FOLLOWED BY Trastuzumab&lt;/b&gt; 2 mg/kg weekly until disease progression or other discontinuation event </text:p>
          </table:table-cell>
          <table:table-cell table:style-name="ce4" office:value-type="string">
            <text:p>Moderate (low for single-agent trastuzumab)</text:p>
          </table:table-cell>
          <table:table-cell table:style-name="ce4" office:value-type="string">
            <text:p>Robert N, Leyland-Jones B, Asmar L, et al. Randomized phase III study of trastuzumab, paclitaxel, and carboplatin compared with trastuzumab and paclitaxel in women with HER-2-overexpressing metastatic breast cancer. $J Clin Oncol. 2006;24(18):2786-2792.$</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X+T&lt;/b&gt;</text:p>
          </table:table-cell>
          <table:table-cell table:style-name="ce4" office:value-type="string">
            <text:p>&lt;b&gt;Capecitabine&lt;/b&gt; 1,250 mg/m&lt;sup&gt;2&lt;/sup&gt; PO bid, days 1-14&lt;br&gt; &lt;b&gt;Docetaxel&lt;sup&gt;b&lt;/sup&gt;&lt;/b&gt; 75 mg/m&lt;sup&gt;2&lt;/sup&gt; as a 1-hour IV infusion, day 1&lt;br&gt; Repeat every 21 days</text:p>
          </table:table-cell>
          <table:table-cell table:style-name="ce4" office:value-type="string">
            <text:p>Low</text:p>
          </table:table-cell>
          <table:table-cell table:style-name="ce4" office:value-type="string">
            <text:p>O'Shaughnessy J, Miles D, Vukelja S, et al. Superior survival with capecitabine plus docetaxel combination therapy in anthraccline-pretreated patients with advanced breast cancer: phase III trial results. $J Clin Oncol. 2002;20(12):2812-2823.$</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Abraxane&lt;/b&gt;</text:p>
          </table:table-cell>
          <table:table-cell table:style-name="ce4" office:value-type="string">
            <text:p>&lt;b&gt;Paclitaxel protein-bound particles for injectable suspension&lt;/b&gt; 260 mg/m&lt;sup&gt;2&lt;/sup&gt; IV over 30 minutes&lt;br&gt; Repeat every 21 days</text:p>
          </table:table-cell>
          <table:table-cell table:style-name="ce4" office:value-type="string">
            <text:p>Low</text:p>
          </table:table-cell>
          <table:table-cell table:style-name="ce4" office:value-type="string">
            <text:p>Gradishar WJ, Tjulandin S, Davidson N, et al. Phase III trial of nanoparticle albumin-bound paclitaxel compared with polyethylated castor oil-based paclitaxel in women with breast cancer. $J Clin Oncol. 2005;23(31):7794-7803.$</text:p>
          </table:table-cell>
          <table:table-cell table:number-columns-repeated="1014"/>
        </table:table-row>
        <table:table-row table:style-name="ro23">
          <table:table-cell table:number-columns-repeated="5"/>
          <table:table-cell office:value-type="string">
            <text:p>&lt;b&gt;Single-Agent Regimens&lt;/b&gt;</text:p>
          </table:table-cell>
          <table:table-cell table:style-name="ce4" office:value-type="string">
            <text:p>&lt;b&gt;Anastrozole&lt;/b&gt;</text:p>
          </table:table-cell>
          <table:table-cell table:style-name="ce4" office:value-type="string">
            <text:p>&lt;b&gt;Anastrozole&lt;/b&gt; 1 mg/d PO</text:p>
          </table:table-cell>
          <table:table-cell table:style-name="ce4" office:value-type="string">
            <text:p>Not Applicable</text:p>
          </table:table-cell>
          <table:table-cell table:style-name="ce4" office:value-type="string">
            <text:p>Arimidex [package insert]. $Wilmington, DE: AstraZeneca Pharmaceuticals LP; 2011.$</text:p>
          </table:table-cell>
          <table:table-cell table:number-columns-repeated="1014"/>
        </table:table-row>
        <table:table-row table:style-name="ro15">
          <table:table-cell table:number-columns-repeated="5"/>
          <table:table-cell office:value-type="string">
            <text:p>&lt;b&gt;Single-Agent Regimens&lt;/b&gt;</text:p>
          </table:table-cell>
          <table:table-cell table:style-name="ce4" office:value-type="string">
            <text:p>&lt;b&gt;Capecitabine&lt;/b&gt;</text:p>
          </table:table-cell>
          <table:table-cell table:style-name="ce4" office:value-type="string">
            <text:p>&lt;b&gt;Capecitabine&lt;/b&gt; 1,250 mg/m&lt;sup&gt;2&lt;/sup&gt; PO bid, days 1-14, &lt;b&gt;FOLLOWED BY&lt;/b&gt; 7 days rest&lt;br&gt; Repeat every 21 days </text:p>
          </table:table-cell>
          <table:table-cell table:style-name="ce4" office:value-type="string">
            <text:p>Minimal-Low</text:p>
          </table:table-cell>
          <table:table-cell table:style-name="ce4" office:value-type="string">
            <text:p>Xeloda [package insert]. $San Francisco, CA: Genentech; 2011.$</text:p>
          </table:table-cell>
          <table:table-cell table:number-columns-repeated="1014"/>
        </table:table-row>
        <table:table-row table:style-name="ro14">
          <table:table-cell table:number-columns-repeated="5"/>
          <table:table-cell office:value-type="string">
            <text:p>&lt;b&gt;Single-Agent Regimens&lt;/b&gt;</text:p>
          </table:table-cell>
          <table:table-cell table:style-name="ce4" office:value-type="string">
            <text:p>&lt;b&gt;Docetaxel&lt;/b&gt;</text:p>
          </table:table-cell>
          <table:table-cell table:style-name="ce4" office:value-type="string">
            <text:p>&lt;b&gt;Docetaxel&lt;sup&gt;b&lt;/sup&gt;&lt;/b&gt; 60-100 mg/m&lt;sup&gt;2&lt;/sup&gt; IV over 1 hour&lt;br&gt; Repeat every 21 days </text:p>
          </table:table-cell>
          <table:table-cell table:style-name="ce4" office:value-type="string">
            <text:p>Low</text:p>
          </table:table-cell>
          <table:table-cell table:style-name="ce4" office:value-type="string">
            <text:p>Chan S, Friedrichs K, Noel D, et al. Prospective randomized trial of docetaxel versus doxorubicin in patients with metastatic breast cancer. $J Clin Oncol. 1999;17(8):2341-2354.$&lt;br&gt; Nabholtz JM, Senn Hj, Bezwoda WR, et al. Prospective randomized trial of docetaxel versus mitomycin plus vinblastine in patients with metastatic breast cancer progressing despite previous anthracycline-containing chemotherapy. $J Clin Oncol. 1999;17(5):1413-1424.$&lt;br&gt; Taxotere [package insert]. $New York, NY: Sanofi-Aventis; 2010.$</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Eribulin&lt;/b&gt;</text:p>
          </table:table-cell>
          <table:table-cell table:style-name="ce4" office:value-type="string">
            <text:p>&lt;b&gt;Eribulin&lt;/b&gt; 1.4 mg/m&lt;sup&gt;2&lt;/sup&gt; IV over 2-5 minutes, days 1 and 8&lt;br&gt; Repeat cycle every 21 days</text:p>
          </table:table-cell>
          <table:table-cell table:style-name="ce4" office:value-type="string">
            <text:p>Low</text:p>
          </table:table-cell>
          <table:table-cell table:style-name="ce4" office:value-type="string">
            <text:p>Cortes J, O'Shaughnessy J, Loesch D, et al. Eribulin monotherapy versus treatment of physician's choice in patients with metastatic breast cancer (EMBRACE): a phase 3 open-label randomised study. $Lancet. 2011;377(9769):914-923.$</text:p>
          </table:table-cell>
          <table:table-cell table:number-columns-repeated="1014"/>
        </table:table-row>
        <table:table-row table:style-name="ro24">
          <table:table-cell table:number-columns-repeated="5"/>
          <table:table-cell office:value-type="string">
            <text:p>&lt;b&gt;Single-Agent Regimens&lt;/b&gt;</text:p>
          </table:table-cell>
          <table:table-cell table:style-name="ce4" office:value-type="string">
            <text:p>&lt;b&gt;Exemestane&lt;/b&gt;</text:p>
          </table:table-cell>
          <table:table-cell table:style-name="ce4" office:value-type="string">
            <text:p>&lt;b&gt;Exemestane&lt;/b&gt; 25 mg/d PO</text:p>
          </table:table-cell>
          <table:table-cell table:style-name="ce4" office:value-type="string">
            <text:p>Not Applicable</text:p>
          </table:table-cell>
          <table:table-cell table:style-name="ce4" office:value-type="string">
            <text:p>Lonning PE, Bajetta E, Murray R, et al. Activity of exemestane in metastatic breast cancer after failure of nonsteroidal aromatase in hibitors: a phase II trial. $J Clin Oncol. 2000;18(11):2234-2244.$&lt;br&gt; Kaufmann M, Bajetta E, Dirix LY, et al. Exemestane is superior to megestrol acetate after tamoxifen failure in postmenopausal women with advanced breast cancer: results of a phase III randomized double-blind trial. The Exemestane Study Group. $J Clin Oncol. 2000;18(7):1399-1411.$&lt;br&gt; Coombes RC, Hall E, Gibson LJ, et al. A randomized trial of exemestane after two to three years of tamoxifen therapy in postmenopausal women with primary breast cancer. $N Engl J Med. 2004;350(11):1081-1092.$</text:p>
          </table:table-cell>
          <table:table-cell table:number-columns-repeated="1014"/>
        </table:table-row>
        <table:table-row table:style-name="ro23">
          <table:table-cell table:number-columns-repeated="5"/>
          <table:table-cell office:value-type="string">
            <text:p>&lt;b&gt;Single-Agent Regimens&lt;/b&gt;</text:p>
          </table:table-cell>
          <table:table-cell table:style-name="ce4" office:value-type="string">
            <text:p>&lt;b&gt;Fulvestrant&lt;/b&gt;</text:p>
          </table:table-cell>
          <table:table-cell table:style-name="ce4" office:value-type="string">
            <text:p>&lt;b&gt;Fulvestrant&lt;/b&gt; 250 mg IM into the buttock ever month</text:p>
          </table:table-cell>
          <table:table-cell table:style-name="ce4" office:value-type="string">
            <text:p>Not Applicable</text:p>
          </table:table-cell>
          <table:table-cell table:style-name="ce4" office:value-type="string">
            <text:p>Faslodex [package insert]. $Wilmington, DE: AstraZeneca Pharmaceuticals LP; 2011.$</text:p>
          </table:table-cell>
          <table:table-cell table:number-columns-repeated="1014"/>
        </table:table-row>
        <table:table-row table:style-name="ro15">
          <table:table-cell table:number-columns-repeated="5"/>
          <table:table-cell office:value-type="string">
            <text:p>&lt;b&gt;Single-Agent Regimens&lt;/b&gt;</text:p>
          </table:table-cell>
          <table:table-cell table:style-name="ce4" office:value-type="string">
            <text:p>&lt;b&gt;Gemcitabine&lt;/b&gt;</text:p>
          </table:table-cell>
          <table:table-cell table:style-name="ce4" office:value-type="string">
            <text:p>&lt;b&gt;Gemcitabine&lt;/b&gt; 800 mg/m&lt;sup&gt;2&lt;/sup&gt;/d IV over 30 minutes, days 1, 8, 15&lt;br&gt; Repeat every 28 days</text:p>
          </table:table-cell>
          <table:table-cell table:style-name="ce4" office:value-type="string">
            <text:p>Low</text:p>
          </table:table-cell>
          <table:table-cell table:style-name="ce4" office:value-type="string">
            <text:p>Carmichael J, Possinger K, Phillip P, et al. Advanced breast cancer: a phase II trial with gemcitabine. $J Clin Oncol. 1995;13(11):2731-2736.$</text:p>
          </table:table-cell>
          <table:table-cell table:number-columns-repeated="1014"/>
        </table:table-row>
        <table:table-row table:style-name="ro18">
          <table:table-cell table:number-columns-repeated="5"/>
          <table:table-cell office:value-type="string">
            <text:p>&lt;b&gt;Single-Agent Regimens&lt;/b&gt;</text:p>
          </table:table-cell>
          <table:table-cell table:style-name="ce4" office:value-type="string">
            <text:p>&lt;b&gt;Letrozole&lt;/b&gt;</text:p>
          </table:table-cell>
          <table:table-cell table:style-name="ce4" office:value-type="string">
            <text:p>&lt;b&gt;Letrozole&lt;/b&gt; 2.5 mg/d PO</text:p>
          </table:table-cell>
          <table:table-cell table:style-name="ce4" office:value-type="string">
            <text:p>Not Applicable</text:p>
          </table:table-cell>
          <table:table-cell table:style-name="ce4" office:value-type="string">
            <text:p>Dombernowsky P, Smith I, Falkson G, et al. Letrozole, a new oral aromatase inhibitor for advanced breast cancer: double-blind randomized trial showing a dose effect and improved efficacy and tolerability compared with megestrol aectate. $J Clin Oncol. 1998;16(2):453-461.$&lt;br&gt; Ingle JN, et al. A randomized phase II trial of two dosage levels of letrozole as third-line hormonal therapy for women with metastatic breast carcinoma. $Cancer. 1997;80(2):218-224.$&lt;br&gt; Goss PE, Ingle JN, Martino S, et al. A randomized trial of letrozole in postmenopausal women after five years of tamoxifen therapy for early-stage breast cancer. $N Engl J Med. 2003;349(19): 1793-1802.$</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Megestrol&lt;/b&gt;</text:p>
          </table:table-cell>
          <table:table-cell table:style-name="ce4" office:value-type="string">
            <text:p>&lt;b&gt;Megestrol&lt;/b&gt; 40 mg PO, every 6 hours</text:p>
          </table:table-cell>
          <table:table-cell table:style-name="ce4" office:value-type="string">
            <text:p>Not Applicable</text:p>
          </table:table-cell>
          <table:table-cell table:style-name="ce4" office:value-type="string">
            <text:p>Buzdar A, Douma J, et al. Phase III, multicenter, double-blind, randomized study of letrozole, and aromatiase inhibitor, for advanced breast cancer versus megestrol acetate. $J Clin Oncol. 2001;19(14):3357-3366.$</text:p>
          </table:table-cell>
          <table:table-cell table:number-columns-repeated="1014"/>
        </table:table-row>
        <table:table-row table:style-name="ro19">
          <table:table-cell table:number-columns-repeated="5"/>
          <table:table-cell office:value-type="string">
            <text:p>&lt;b&gt;Single-Agent Regimens&lt;/b&gt;</text:p>
          </table:table-cell>
          <table:table-cell table:style-name="ce4" office:value-type="string">
            <text:p>&lt;b&gt;Paclitaxel&lt;/b&gt;</text:p>
          </table:table-cell>
          <table:table-cell table:style-name="ce4" office:value-type="string">
            <text:p>&lt;b&gt;Paclitaxel&lt;sup&gt;a&lt;/sup&gt;&lt;/b&gt; 250 mg/m&lt;sup&gt;2&lt;/sup&gt; IV over 3 or 24 hours&lt;br&gt; Repeat every 21 days&lt;br&gt; &lt;b&gt;OR&lt;/b&gt;&lt;br&gt; &lt;b&gt;Paclitaxel&lt;sup&gt;a&lt;/sup&gt;&lt;/b&gt; 175 mg/m&lt;sup&gt;2&lt;/sup&gt; IV over 3 hours&lt;br&gt; Repeat every 21 days</text:p>
          </table:table-cell>
          <table:table-cell table:style-name="ce4" office:value-type="string">
            <text:p>Low</text:p>
          </table:table-cell>
          <table:table-cell table:style-name="ce4" office:value-type="string">
            <text:p>Seidman AD, Tiersten A, Hudis C, et al. Phase II trial of paclitaxel by 3-hour infusion as initial and salvage chemotherapy for metastatic breast cancer. $J Clin Oncol. 1995;13(10):2575-2581.$&lt;br&gt; Smith RE, Brown AM, Mamounas EP, et al. Randomized trial of 3-hour versus 24-hour infusion of high-dose paclitaxel in patients with metastatic or locally advanced breast cancer: National Surgical Adjuvant Breast and Bowel Project Protocol B-26. $J Clin Oncol. 1999;17(11):3403-3411.$</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Tamoxifen&lt;/b&gt;</text:p>
          </table:table-cell>
          <table:table-cell table:style-name="ce4" office:value-type="string">
            <text:p>&lt;b&gt;Tamoxifen&lt;/b&gt; 20-40 mg/d, dosages &gt;20 mg/d should be given in divided doses (morning and evening)</text:p>
          </table:table-cell>
          <table:table-cell table:style-name="ce4" office:value-type="string">
            <text:p>Not Applicable</text:p>
          </table:table-cell>
          <table:table-cell table:style-name="ce4" office:value-type="string">
            <text:p>Hackshaw A, Roughton M, et al. Long-term benefits of 5 years of tamoxifen: 10-year follow-up of a large randomized trial in women at least 50 years of age with early breast cancer. $J Clin Oncol. 2011;29(13):1657-1663.$</text:p>
          </table:table-cell>
          <table:table-cell table:number-columns-repeated="1014"/>
        </table:table-row>
        <table:table-row table:style-name="ro6">
          <table:table-cell table:number-columns-repeated="5"/>
          <table:table-cell office:value-type="string">
            <text:p>&lt;b&gt;Single-Agent Regimens&lt;/b&gt;</text:p>
          </table:table-cell>
          <table:table-cell table:style-name="ce4" office:value-type="string">
            <text:p>&lt;b&gt;Toremifene&lt;/b&gt;</text:p>
          </table:table-cell>
          <table:table-cell table:style-name="ce4" office:value-type="string">
            <text:p>&lt;b&gt;Toremefene&lt;/b&gt; 60 mg/d PO</text:p>
          </table:table-cell>
          <table:table-cell table:style-name="ce4" office:value-type="string">
            <text:p>Not Applicable</text:p>
          </table:table-cell>
          <table:table-cell table:style-name="ce4" office:value-type="string">
            <text:p>Hayes DF, Van Zyl JA, Hacking A, et al. Randomized comparison of tamoxifen and two separate doses of toremifene in postmenopausal patients with metastatic breast cancer. $J Clin Oncol. 1995;13(10):2556-2566.$&lt;br&gt; Fareston [package insert]. $Memphis, TN: GTx, Inc,:2011.$</text:p>
          </table:table-cell>
          <table:table-cell table:number-columns-repeated="1014"/>
        </table:table-row>
        <table:table-row table:style-name="ro16">
          <table:table-cell table:number-columns-repeated="5"/>
          <table:table-cell office:value-type="string">
            <text:p>&lt;b&gt;Single-Agent Regimens&lt;/b&gt;</text:p>
          </table:table-cell>
          <table:table-cell table:style-name="ce4" office:value-type="string">
            <text:p>&lt;b&gt;Trastuzumab qwk&lt;/b&gt;</text:p>
          </table:table-cell>
          <table:table-cell table:style-name="ce4" office:value-type="string">
            <text:p>&lt;b&gt; Trastuzumab 4 mg/kg IV loading dose over 90 minutes, &lt;b&gt;FOLLOWED BY&lt;/b&gt; 2 mg/kg IV over 30 minutes, weekly</text:p>
          </table:table-cell>
          <table:table-cell table:style-name="ce4" office:value-type="string">
            <text:p>Low</text:p>
          </table:table-cell>
          <table:table-cell table:style-name="ce4" office:value-type="string">
            <text:p>Herception [package insert]. $South San Francisco, CA: Genentech, Inc: 2010.$</text:p>
          </table:table-cell>
          <table:table-cell table:number-columns-repeated="1014"/>
        </table:table-row>
        <table:table-row table:style-name="ro15">
          <table:table-cell table:number-columns-repeated="5"/>
          <table:table-cell office:value-type="string">
            <text:p>&lt;b&gt;Single-Agent Regimens&lt;/b&gt;</text:p>
          </table:table-cell>
          <table:table-cell table:style-name="ce4" office:value-type="string">
            <text:p>&lt;b&gt;Trastuzumab q3wk&lt;/b&gt;</text:p>
          </table:table-cell>
          <table:table-cell table:style-name="ce4" office:value-type="string">
            <text:p>&lt;b&gt;Trastuzumab&lt;/b&gt; 8 mg/kg IV over 90 minutes, day 1, then 6 mg/kg IV over 90 minutes&lt;br&gt; Repeat every 21 days for 1 year</text:p>
          </table:table-cell>
          <table:table-cell table:style-name="ce4" office:value-type="string">
            <text:p>Low</text:p>
          </table:table-cell>
          <table:table-cell table:style-name="ce4" office:value-type="string">
            <text:p>Piccart-Gebhart MJ, Proctor M, Leyland-Jones B, et al. Trastuzumab after adjuvant chemotherapy in HER2-positive breast cancer. $N Engl J Med. 2005;353(16):1659-1672.$</text:p>
          </table:table-cell>
          <table:table-cell table:number-columns-repeated="1014"/>
        </table:table-row>
        <table:table-row table:style-name="ro9">
          <table:table-cell table:number-columns-repeated="5"/>
          <table:table-cell office:value-type="string">
            <text:p>&lt;b&gt;Single-Agent Regimens&lt;/b&gt;</text:p>
          </table:table-cell>
          <table:table-cell table:style-name="ce4" office:value-type="string">
            <text:p>&lt;b&gt;Vinorelbine&lt;/b&gt;</text:p>
          </table:table-cell>
          <table:table-cell table:style-name="ce4" office:value-type="string">
            <text:p>&lt;b&gt;Vinorelbine&lt;/b&gt; 30 mg/m&lt;sup&gt;2&lt;/sup&gt; IV&lt;br&gt; Repeat every 7 days</text:p>
          </table:table-cell>
          <table:table-cell table:style-name="ce4" office:value-type="string">
            <text:p>Minimal</text:p>
          </table:table-cell>
          <table:table-cell table:style-name="ce4" office:value-type="string">
            <text:p>Weber BL, Vogel C, Jones S, et al. Intravenous vinorelbine as first-line and second-line therapy in advanced breast <text:s/>cancer. $J Clin Oncol. 1995;13(11):2722-2730.$</text:p>
          </table:table-cell>
          <table:table-cell table:number-columns-repeated="1014"/>
        </table:table-row>
        <table:table-row table:style-name="ro11">
          <table:table-cell/>
          <table:table-cell office:value-type="string">
            <text:p>&lt;b&gt;Pediatric&lt;/b&gt;</text:p>
          </table:table-cell>
          <table:table-cell office:value-type="string">
            <text:p>&lt;b&gt;Gastro Intestinal Malignancies&lt;/b&gt;</text:p>
          </table:table-cell>
          <table:table-cell/>
          <table:table-cell office:value-type="string">
            <text:p>&lt;b&gt;Colorectal Cancer&lt;/b&gt;</text:p>
          </table:table-cell>
          <table:table-cell office:value-type="string">
            <text:p>&lt;b&gt;Combination Regimens&lt;/b&gt;</text:p>
          </table:table-cell>
          <table:table-cell office:value-type="string">
            <text:p>&lt;b&gt;Cetuximab/Irinotecan&lt;/b&gt;</text:p>
          </table:table-cell>
          <table:table-cell table:style-name="ce4" office:value-type="string">
            <text:p>&lt;b&gt;Cetuximab&lt;/b&gt; 400 mg/m&lt;sup&gt;2&lt;/sup&gt;<text:span text:style-name="T1"> </text:span><text:span text:style-name="T2">IV initial dose,&lt;b&gt;THEN&lt;/b&gt; 250 </text:span><text:span text:style-name="T2">mg/m&lt;sup&gt;2&lt;/sup&gt; IV every 7 days&lt;br&gt; </text:span><text:span text:style-name="T2">&lt;b&gt;Irinotecan&lt;/b&gt; 350 mg/m&lt;sup&gt;2&lt;/sup&gt;</text:span><text:span text:style-name="T1"> </text:span><text:span text:style-name="T2">IV every 21 days&lt;br&gt; &lt;b&gt;OR&lt;/b&gt; 180 </text:span><text:span text:style-name="T2">mg/m&lt;sup&gt;2&lt;/sup&gt; IV every 14 days&lt;br&gt; </text:span><text:span text:style-name="T2">&lt;b&gt;OR&lt;/b&gt; 125 mg/m&lt;sup&gt;2&lt;/sup&gt;</text:span><text:span text:style-name="T1"> </text:span><text:span text:style-name="T2">IV&lt;br&gt; </text:span><text:span text:style-name="T2">Repeat every 7 days for 4 doses every 6 </text:span><text:span text:style-name="T2">weeks</text:span></text:p>
          </table:table-cell>
          <table:table-cell office:value-type="string">
            <text:p>Moderate</text:p>
          </table:table-cell>
          <table:table-cell table:style-name="ce4" office:value-type="string">
            <text:p>Cunningham D, Humblet Z, Siena S,et al. Cetuximab monothherapy and cetuximab plus irinotecan in irinotecan-refractory metastatic colorectal cancer. $N Engl J Med. 2004;351(4):337-345.$</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5-FU/LV (Mayo regimen)&lt;/b&gt;</text:p>
          </table:table-cell>
          <table:table-cell table:style-name="ce4" office:value-type="string">
            <text:p>&lt;b&gt;Fluorouracil&lt;/b&gt; 370mg/m&lt;sup&gt;2&lt;/sup&gt;<text:span text:style-name="T2">/d IV bolus 1 hour </text:span><text:span text:style-name="T2">after start of leucovorin, days 1-5&lt;br&gt; </text:span><text:span text:style-name="T2">&lt;b&gt;IMMEDIATELY FOLLOWING Leucovorin </text:span><text:span text:style-name="T2">calcium&lt;/b&gt; 200 mg/m&lt;sup&gt;2&lt;/sup&gt;/d IV </text:span><text:span text:style-name="T2">bolus, days 1-5&lt;br&gt; Repeat at 4 and 8 </text:span><text:span text:style-name="T2">weeks, and every 5 weeks thereafter</text:span></text:p>
          </table:table-cell>
          <table:table-cell office:value-type="string">
            <text:p>Low </text:p>
          </table:table-cell>
          <table:table-cell table:style-name="ce4" office:value-type="string">
            <text:p>Poon MA, O'Connell MJ, Moertel CG. Biochemical modulation of fluorouracil: evidence of significant improvement of surival and quality of life in patients with advanced colorectal carcinoma. $J Clin Oncol. 1989;7(10):1407-1418$</text:p>
          </table:table-cell>
          <table:table-cell table:number-columns-repeated="1014"/>
        </table:table-row>
        <table:table-row table:style-name="ro19">
          <table:table-cell table:number-columns-repeated="5"/>
          <table:table-cell office:value-type="string">
            <text:p>&lt;b&gt;Combination Regimens&lt;/b&gt;</text:p>
          </table:table-cell>
          <table:table-cell table:style-name="ce4" office:value-type="string">
            <text:p>&lt;b&gt;5-FU/LV (Roswell Park regimen)&lt;/b&gt;</text:p>
          </table:table-cell>
          <table:table-cell table:style-name="ce4" office:value-type="string">
            <text:p>&lt;b&gt;Fluorouracil&lt;/b&gt; 600 mg/m&lt;sup&gt;2&lt;/sup&gt;<text:span text:style-name="T2">/d IV bolus 1 hour after </text:span><text:span text:style-name="T2">start of leucovorin, days 1,8, 15, 22, 29, </text:span><text:span text:style-name="T2">35&lt;br&gt; &lt;b&gt;Leucovorin calcium&lt;/b&gt; 500 </text:span><text:span text:style-name="T2">mg/m&lt;sup&gt;2&lt;/sup&gt;/d IV over 2 hours, days </text:span><text:span text:style-name="T2">1, 8, 15, 22, 29, 35&lt;br&gt; Repeat every 8 </text:span><text:span text:style-name="T2">weeks</text:span></text:p>
          </table:table-cell>
          <table:table-cell table:style-name="ce4" office:value-type="string">
            <text:p>Low</text:p>
          </table:table-cell>
          <table:table-cell table:style-name="ce4" office:value-type="string">
            <text:p>Petreli N, Douglass HO Jr, Herrera L, et al. The modulation of fluroouracil with leucovorin in metastatic colorectal carcinoma: a prospective randomized phase III trial. $J Clin Oncol. 1989;7(10):1419-1426$&lt;br&gt; Petrelli N, Herrera L, Rustum Y, et al. A prospective randomized trial of 5-fluorouracil versus 5-fluorouracil and high-dose leucovorin versus 5-fluorouracil and methotrexate in previoulsy untreated patients with advanced colorectal carcinoma. $J Clin Oncol. 1987;5(10):1559-1565.$</text:p>
          </table:table-cell>
          <table:table-cell table:number-columns-repeated="1014"/>
        </table:table-row>
        <table:table-row table:style-name="ro19">
          <table:table-cell table:number-columns-repeated="5"/>
          <table:table-cell office:value-type="string">
            <text:p>&lt;b&gt;Combination Regimens&lt;/b&gt;</text:p>
          </table:table-cell>
          <table:table-cell office:value-type="string">
            <text:p>&lt;b&gt;5-FU/LV + BV&lt;/b&gt;</text:p>
          </table:table-cell>
          <table:table-cell table:style-name="ce4" office:value-type="string">
            <text:p>&lt;b&gt;5-FU/LV&lt;/b&gt; see Roswell Park regimen, above&lt;br&gt; &lt;b&gt;Bevacizumab&lt;/b&gt; 5mg/kg IV&lt;br&gt; Repeat every 14 days</text:p>
          </table:table-cell>
          <table:table-cell table:style-name="ce4" office:value-type="string">
            <text:p>Low</text:p>
          </table:table-cell>
          <table:table-cell table:style-name="ce4" office:value-type="string">
            <text:p>Kabbinavar FF, Hambleton J, Mass RD, Hurwitz HI, Bergland E, Sarkar S. Combined analysis of efficacy: the addition of bevacizumb to flurouracil/leucovorin improves survival for patients with metastatic colorectal cancer. $J Clin Oncol. 2005;23(16):3706-3712.$&lt;br&gt; Hurwitz HI, Fehrenbacher L, Hainsworth JD, et al. Bevacizumab in combination with fluorouracil and leucovorin; an active regimen for firstline metastatic colorectal cancer. $J Clin Oncol. 2005;23(15):3502-3508$</text:p>
          </table:table-cell>
          <table:table-cell table:number-columns-repeated="1014"/>
        </table:table-row>
        <table:table-row table:style-name="ro7">
          <table:table-cell table:number-columns-repeated="5"/>
          <table:table-cell office:value-type="string">
            <text:p>&lt;b&gt;Combination Regimens&lt;/b&gt;</text:p>
          </table:table-cell>
          <table:table-cell office:value-type="string">
            <text:p>&lt;b&gt;FLOX&lt;/b&gt;</text:p>
          </table:table-cell>
          <table:table-cell table:style-name="ce4" office:value-type="string">
            <text:p>&lt;b&gt;Oxaliplatin&lt;/b&gt; 85 mg/m&lt;sup&gt;2&lt;/sup&gt;<text:span text:style-name="T1"> </text:span><text:span text:style-name="T2">IV </text:span><text:span text:style-name="T2">over 2 hours, days 1, 15, 29&lt;br&gt; </text:span><text:span text:style-name="T2">&lt;b&gt;Leucovorin calcium&lt;/b&gt; 500 </text:span><text:span text:style-name="T2">mg/m&lt;sup&gt;2&lt;/sup&gt; IV over 2 hours, days 1, </text:span><text:span text:style-name="T2">8, 15, 22, 29, 36&lt;br&gt; &lt;b&gt;Fluorouracil&lt;/b&gt; </text:span><text:span text:style-name="T2">500 mg/m&lt;sup&gt;2&lt;/sup&gt; IV bolus 1 hour after </text:span><text:span text:style-name="T2">the infusion begins, days 1, 8, 15, 22, <text:s text:c="3"/>29, </text:span><text:span text:style-name="T2">36&lt;br&gt; Repeat every 8 weeks for 3 cycles</text:span></text:p>
          </table:table-cell>
          <table:table-cell table:style-name="ce4" office:value-type="string">
            <text:p>Moderate</text:p>
          </table:table-cell>
          <table:table-cell table:style-name="ce4" office:value-type="string">
            <text:p>Kuebler JP, Wieand HS, O'Connell MJ, et al. Oxaliplatin combined with weekly bolus fluorouracil and leucovorin as surgical adjuvant chemotherapy for stage II and III colon cancer: results from NSABP C-07. $J Clin Oncol. 2007;25(16):2198-2204.$</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FOLFIRI&lt;/b&gt;</text:p>
          </table:table-cell>
          <table:table-cell table:style-name="ce4" office:value-type="string">
            <text:p>&lt;b&gt;Irinotecan&lt;/b&gt; 180 mg/m&lt;sup&gt;2&lt;/sup&gt;<text:span text:style-name="T2"> </text:span><text:span text:style-name="T2">IV over 90 minutes, day 1&lt;br&gt; &lt;b&gt;Leucovorin </text:span><text:span text:style-name="T2">calcium&lt;/b&gt; 400 mg/m&lt;sup&gt;2&lt;/sup&gt; IV over </text:span><text:span text:style-name="T2">2 hours during irinotecan infusion,&lt;br&gt; </text:span><text:span text:style-name="T2">&lt;b&gt;FOLLOWED BY&lt;/b&gt;&lt;br&gt; </text:span><text:span text:style-name="T2">&lt;b&gt;Fluorouracil&lt;/b&gt; 400 mg/m&lt;sup&gt;2&lt;/sup&gt; </text:span><text:span text:style-name="T2">IV bolus,&lt;br&gt; &lt;b&gt;Fluorouracil&lt;/b&gt; 2,400 </text:span><text:span text:style-name="T2">mg/m&lt;sup&gt;2&lt;/sup&gt; CIVI over 46 hours; if no </text:span><text:span text:style-name="T2">toxicity &gt; grade 1 after first 2 cycles, increase </text:span><text:span text:style-name="T2">close to 3,000 mg/m&lt;sup&gt;2&lt;/sup&gt;&lt;br&gt; </text:span><text:span text:style-name="T2">Repeat every 14 days</text:span></text:p>
          </table:table-cell>
          <table:table-cell table:style-name="ce4" office:value-type="string">
            <text:p>Moderate</text:p>
          </table:table-cell>
          <table:table-cell table:style-name="ce4" office:value-type="string">
            <text:p>Tournigand C, Andre T, Achille E, et al. FOLFIRI <text:s/>followed by FOLFOX6 or the reverse sequence in advanced colorectal cancer: a randomized GERCOR study. $J Clin Oncol. 2004;22(2):229-237$</text:p>
          </table:table-cell>
          <table:table-cell table:number-columns-repeated="1014"/>
        </table:table-row>
        <table:table-row table:style-name="ro21">
          <table:table-cell table:number-columns-repeated="5"/>
          <table:table-cell office:value-type="string">
            <text:p>&lt;b&gt;Combination Regimens&lt;/b&gt;</text:p>
          </table:table-cell>
          <table:table-cell office:value-type="string">
            <text:p>&lt;b&gt;FOLFIRI + BV&lt;/b&gt;</text:p>
          </table:table-cell>
          <table:table-cell table:style-name="ce4" office:value-type="string">
            <text:p>&lt;b&gt;Irinotecan&lt;/b&gt; 180 mg/m&lt;sup&gt;2&lt;/sup&gt;<text:span text:style-name="T2"> </text:span><text:span text:style-name="T2">IV over 90 minutes, day 1&lt;br&gt; &lt;b&gt;Leucovorin </text:span><text:span text:style-name="T2">calcium&lt;/b&gt; 400 mg/m&lt;sup&gt;2&lt;/sup&gt; IV over </text:span><text:span text:style-name="T2">2 hours, day 1&lt;br&gt; &lt;b&gt;Fluorouracil&lt;/b&gt; 400 </text:span><text:span text:style-name="T2">mg/m&lt;sup&gt;2&lt;/sup&gt; IV bolus, day 1&lt;br&gt; </text:span><text:span text:style-name="T2">&lt;b&gt;Fluorouracil&lt;/b&gt; 2,400 </text:span><text:span text:style-name="T2">mg/m&lt;sup&gt;2&lt;/sup&gt; CIVI over 46 hours, day </text:span><text:span text:style-name="T2">1&lt;br&gt; &lt;b&gt;Bevacizumab&lt;/b&gt; 5 mg/kg IV, day </text:span><text:span text:style-name="T2">1&lt;br&gt; Repeat every 14 days</text:span></text:p>
          </table:table-cell>
          <table:table-cell table:style-name="ce4" office:value-type="string">
            <text:p>Moderate</text:p>
          </table:table-cell>
          <table:table-cell table:style-name="ce12" office:value-type="string">
            <text:p>Fuchs CS, Marshall J, Mitchell E, et al. Randomized, controlled trial of irinotecan plus infusional, bolus, or oral fluoropyrimidines in first-line treatment of metastatic colorectal cancer: results from the BICC-C Study. $J Clin Oncol. 2007;25(30):4779-4786.$</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FOLFIRI + Cetuximab&lt;/b&gt;</text:p>
          </table:table-cell>
          <table:table-cell table:style-name="ce4" office:value-type="string">
            <text:p>&lt;b&gt;FOLFIRI&lt;/b&gt; (see above)&lt;br&gt; &lt;b&gt;Cetuximab&lt;/b&gt; 400 mg/m&lt;sup&gt;2&lt;/sup&gt;<text:span text:style-name="T2"> </text:span><text:span text:style-name="T2">IV initial dose, &lt;b&gt;THEN&lt;/b&gt; </text:span><text:span text:style-name="T2">250mg/m&lt;sup&gt;2&lt;/sup&gt;</text:span><text:span text:style-name="T1"> </text:span><text:span text:style-name="T2">IV weekly</text:span></text:p>
          </table:table-cell>
          <table:table-cell table:style-name="ce4" office:value-type="string">
            <text:p>Moderate</text:p>
          </table:table-cell>
          <table:table-cell table:style-name="ce4" office:value-type="string">
            <text:p>Van Cutsem E, Nowacki M, Lang I, et al. Randomized phase III study of irinotecan and 5-FU/FA with or without cetuximab in the first-line treatment of patients with metastatic colorectal cancer (mCRC): the CRYSTAL trial. $J Clin Oncol. 2007;25:4000 (abstract).$</text:p>
          </table:table-cell>
          <table:table-cell table:number-columns-repeated="1014"/>
        </table:table-row>
        <table:table-row table:style-name="ro26">
          <table:table-cell table:number-columns-repeated="5"/>
          <table:table-cell office:value-type="string">
            <text:p>&lt;b&gt;Combination Regimens&lt;/b&gt;</text:p>
          </table:table-cell>
          <table:table-cell office:value-type="string">
            <text:p>&lt;b&gt;FOLFOX4&lt;/b&gt;</text:p>
          </table:table-cell>
          <table:table-cell table:style-name="ce4" office:value-type="string">
            <text:p>&lt;b&gt;Oxaliplatin&lt;/b&gt; 85 mg/m&lt;sup&gt;2&lt;/sup&gt;<text:span text:style-name="T2"> IV </text:span><text:span text:style-name="T2">&lt;b&gt;AND&lt;/b&gt;&lt;br&gt; &lt;b&gt;Leucovorin </text:span><text:span text:style-name="T2">calcium&lt;/b&gt; 200 mg/m&lt;sup&gt;2&lt;/sup&gt; over </text:span><text:span text:style-name="T2">120 minutes at same time (separate bags, Y-</text:span><text:span text:style-name="T2">line), day 1, &lt;b&gt;FOLLOWED BY&lt;/b&gt;&lt;br&gt; </text:span><text:span text:style-name="T2">&lt;b&gt;Fluorouracil&lt;/b&gt; 400 mg/m&lt;sup&gt;2&lt;/sup&gt; </text:span><text:span text:style-name="T2">IV bolus over 2-4 minutes, day 1, </text:span><text:span text:style-name="T2">&lt;b&gt;FOLLOWED BY&lt;/b&gt;&lt;br&gt; </text:span><text:span text:style-name="T2">&lt;b&gt;Fluorouracil&lt;/b&gt; 600mg/m&lt;sup&gt;2&lt;/sup&gt; </text:span><text:span text:style-name="T2">CIVI over 22 hours, day 1&lt;br&gt; &lt;b&gt;Leucovorin </text:span><text:span text:style-name="T2">calcium&lt;/b&gt; 200 mg/m&lt;sup&gt;2&lt;/sup&gt; IV over </text:span><text:span text:style-name="T2">120 minutes, day 2, &lt;b&gt;FOLLOWED </text:span><text:span text:style-name="T2">BY&lt;/b&gt;&lt;br&gt; &lt;b&gt;Fluorouracil&lt;/b&gt; </text:span><text:span text:style-name="T2">400mg/m&lt;sup&gt;2&lt;/sup&gt; IV bolus over 2-4 </text:span><text:span text:style-name="T2">minutes, day 2, &lt;b&gt;FOLLOWED BY&lt;/b&gt;&lt;br&gt; </text:span><text:span text:style-name="T2">&lt;b&gt;Fluorouracil&lt;/b&gt; 600mg/m&lt;sup&gt;2&lt;/sup&gt; </text:span><text:span text:style-name="T2">CIVI over 22 hours, day 2&lt;br&gt; Repeat <text:s/>every </text:span><text:span text:style-name="T2">14 days</text:span></text:p>
          </table:table-cell>
          <table:table-cell table:style-name="ce4" office:value-type="string">
            <text:p>Moderate</text:p>
          </table:table-cell>
          <table:table-cell table:style-name="ce4" office:value-type="string">
            <text:p>Eloxatin [package insert]. $New York, NY: Sanofi-Aventis; 2009.$</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FOLFOX4 + BV&lt;/b&gt;</text:p>
          </table:table-cell>
          <table:table-cell table:style-name="ce4" office:value-type="string">
            <text:p>&lt;b&gt;FOLFOX4&lt;/b&gt; ( see page 44)&lt;br&gt; &lt;b&gt;Bevacizumab&lt;/b&gt; 5 mg/kg IV, day 1&lt;br&gt; Repeat every 14 days</text:p>
          </table:table-cell>
          <table:table-cell table:style-name="ce4" office:value-type="string">
            <text:p>Moderate</text:p>
          </table:table-cell>
          <table:table-cell table:style-name="ce4" office:value-type="string">
            <text:p>Saltz LB, Clarke S, Diaz-Rubio E, et al. Bevacizumab in combination with oxaliplatin-based chemotherapy as first-line therapy in metastatic colorectal cancer: a randomized phase III study. $J Clin Oncol. 2008;26(18)2013-2019.$</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FOLFOX4 + panitumumab&lt;/b&gt; </text:p>
          </table:table-cell>
          <table:table-cell table:style-name="ce4" office:value-type="string">
            <text:p>&lt;b&gt;Panitumumab&lt;/b&gt; 6 mg/kg IV over 60 minutes or 30 minutes if well tolerated in cycle 1, day 1&lt;br&gt; &lt;b&gt;Oxaliplatin&lt;/b&gt; 85 mg/m&lt;sup&gt;2&lt;/sup&gt;<text:span text:style-name="T2"> IV, day 1&lt;br&gt; </text:span><text:span text:style-name="T2">&lt;b&gt;Leucovorin calcium&lt;/b&gt; (or equivalent) </text:span><text:span text:style-name="T2">200 mg/m&lt;sup&gt;2&lt;/sup&gt; IV on day 1&lt;br&gt; </text:span><text:span text:style-name="T2">&lt;b&gt;FOLLOWED BY Fluorouracil&lt;/b&gt; 400 </text:span><text:span text:style-name="T2">mg/m&lt;sup&gt;2&lt;/sup&gt; IV bolus, </text:span><text:span text:style-name="T2">&lt;b&gt;FOLLOWED BY Fluorouracil&lt;/b&gt; </text:span><text:span text:style-name="T2">600mg/m&lt;sup&gt;2&lt;/sup&gt; IV infusion over 22 </text:span><text:span text:style-name="T2">hours on days 1 and 2&lt;br&gt; Repeat cycle </text:span><text:span text:style-name="T2">every 14 days</text:span></text:p>
          </table:table-cell>
          <table:table-cell table:style-name="ce4" office:value-type="string">
            <text:p>Moderate</text:p>
          </table:table-cell>
          <table:table-cell table:style-name="ce4" office:value-type="string">
            <text:p>Douillard JY, Siena S, Cassidy J, et al. Randomized, phase III trial of panitumumab with infusional fluorouracil, leucovorin, and oxaliplatin (FOLFOX4) versus FOLFOX4 alone as first-line treatment in patients with previously untreated metastatic colorectal cancer: the PRIME study. $J Clin Oncol. 2010;28(31):4697-4705.$</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FOLFOX6&lt;/b&gt;</text:p>
          </table:table-cell>
          <table:table-cell table:style-name="ce4" office:value-type="string">
            <text:p>&lt;b&gt;Oxaliplatin&lt;/b&gt; 100mg/m&lt;sup&gt;2&lt;/sup&gt;<text:span text:style-name="T2"> </text:span><text:span text:style-name="T2">IV over 2 hours, day 1&lt;br&gt; &lt;b&gt;Leucovorin </text:span><text:span text:style-name="T2">calcium&lt;/b&gt; 400 mg/m&lt;sup&gt;2&lt;/sup&gt; IV over </text:span><text:span text:style-name="T2">2 hours during oxaliplatin infusion,&lt;br&gt; </text:span><text:span text:style-name="T2">&lt;b&gt;FOLLOWED BY&lt;/b&gt;&lt;br&gt; </text:span><text:span text:style-name="T2">&lt;b&gt;Fluorouracil&lt;/b&gt; 400 mg/m&lt;sup&gt;2&lt;/sup&gt; </text:span><text:span text:style-name="T2">IV bolus,&lt;br&gt; &lt;b&gt;FOLLOWED BY&lt;/b&gt;&lt;br&gt; </text:span><text:span text:style-name="T2">&lt;b&gt;Fluorouracil&lt;/b&gt; 2,400 </text:span><text:span text:style-name="T2">mg/m&lt;sup&gt;2&lt;/sup&gt; CIVI over 46 hours; if no </text:span><text:span text:style-name="T2">toxicity &gt;grade 1 after first 2 cycles, increase </text:span><text:span text:style-name="T2">close to 3,000 mg/m&lt;sup&gt;2&lt;/sup&gt;&lt;br&gt; </text:span><text:span text:style-name="T2">Repeat every 14 days</text:span></text:p>
          </table:table-cell>
          <table:table-cell table:style-name="ce4" office:value-type="string">
            <text:p>Moderate</text:p>
          </table:table-cell>
          <table:table-cell table:style-name="ce4" office:value-type="string">
            <text:p>Tournigand C, Andre T, Achille E, et al. FOLFIRI <text:s/>followed by FOLFOX6 or the reverse sequence in advanced colorectal cancer: a randomized GERCOR study. $J Clin Oncol. 2004;22(2):229-237$</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No Common Name&lt;/b&gt;</text:p>
          </table:table-cell>
          <table:table-cell table:style-name="ce4" office:value-type="string">
            <text:p>&lt;b&gt;Irinotecan&lt;/b&gt; 180 mg/m&lt;sup&gt;2&lt;/sup&gt;<text:span text:style-name="T2"> </text:span><text:span text:style-name="T2">IV, day 1&lt;br&gt; &lt;b&gt;Leucovorin calcium&lt;/b&gt; </text:span><text:span text:style-name="T2">200 mg/m&lt;sup&gt;2&lt;/sup&gt;/d IV, days 1,2&lt;br&gt; </text:span><text:span text:style-name="T2">&lt;b&gt;Fluorouracil&lt;/b&gt; 400 mg/m&lt;sup&gt;2&lt;/sup&gt; </text:span><text:span text:style-name="T2">IV bolus and&lt;br&gt; &lt;b&gt;Fluorouracil&lt;/b&gt; 600 </text:span><text:span text:style-name="T2">mg/m&lt;sup&gt;2&lt;/sup&gt; IV over 22 hours, day </text:span><text:span text:style-name="T2">1&lt;br&gt; Repeat every 14 days</text:span></text:p>
          </table:table-cell>
          <table:table-cell table:style-name="ce4" office:value-type="string">
            <text:p>Moderate</text:p>
          </table:table-cell>
          <table:table-cell table:style-name="ce4" office:value-type="string">
            <text:p>Douillard JY, Cunningham D, Roth AD, et al. Irinotecan combined with fluorouracil compared with fluorouracil alone as first-line treament for metastatic colorectal cancer: a multicentre randomised trial. $Lancet. 2000;355(9209):1041-1047$</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XELIRI&lt;/b&gt;</text:p>
          </table:table-cell>
          <table:table-cell table:style-name="ce4" office:value-type="string">
            <text:p>&lt;b&gt;Irinotecan&lt;/b&gt; 250 mg/m&lt;sup&gt;2&lt;/sup&gt;<text:span text:style-name="T2"> </text:span><text:span text:style-name="T2">IV over 30-90 minutes, day 1&lt;br&gt; </text:span><text:span text:style-name="T2">&lt;b&gt;Cappecitabine 1,000 mg/m&lt;sup&gt;2&lt;/sup&gt; </text:span><text:span text:style-name="T2">PO bid, days 1-14&lt;br&gt; Repeat cycle every 21 </text:span><text:span text:style-name="T2">days</text:span></text:p>
          </table:table-cell>
          <table:table-cell table:style-name="ce4" office:value-type="string">
            <text:p>Moderate</text:p>
          </table:table-cell>
          <table:table-cell table:style-name="ce12" office:value-type="string">
            <text:p>Patt YZ, Lee F, Liebman JE, et al. Capecitabine plus 3-weekly irinotecan (XELIRI regimen) as first-line chemotherapy for metastatic colorectal cancer. $Am J Clin Oncol. 2007;30(4):350-357$</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XELOX&lt;/b&gt;</text:p>
          </table:table-cell>
          <table:table-cell table:style-name="ce4" office:value-type="string">
            <text:p>&lt;b&gt;Oxaliplatin&lt;/b&gt; 130 mg/m&lt;sup&gt;2&lt;/sup&gt;<text:span text:style-name="T2"> </text:span><text:span text:style-name="T2">IV, day 1&lt;br&gt; &lt;b&gt;Capecitabine&lt;/b&gt; 1,000 </text:span><text:span text:style-name="T2">mg/m&lt;sup&gt;2&lt;/sup&gt; PO bid from evening day </text:span><text:span text:style-name="T2">1 to morning day 15&lt;br&gt; Repeat every 21 </text:span><text:span text:style-name="T2">days</text:span></text:p>
          </table:table-cell>
          <table:table-cell table:style-name="ce4" office:value-type="string">
            <text:p>Moderate</text:p>
          </table:table-cell>
          <table:table-cell table:style-name="ce4" office:value-type="string">
            <text:p>Cassidy J, Tabernero J, Twelves C, et al. XELOX (capecitabine plus oxaliplatin); active first-line therapy for patients with metastatic colorectal cancer. $J Clin Oncol. 2004;22(11):2084-2091$</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XELOX + BV&lt;/b&gt;</text:p>
          </table:table-cell>
          <table:table-cell table:style-name="ce4" office:value-type="string">
            <text:p>&lt;b&gt;XELOX&lt;/b&gt; as listed above&lt;br&gt; &lt;b&gt;Bevacizumab&lt;/b&gt; 7.5 mg/kg IV, day 1&lt;br&gt; Repeat every 21 days</text:p>
          </table:table-cell>
          <table:table-cell table:style-name="ce4" office:value-type="string">
            <text:p>Moderate</text:p>
          </table:table-cell>
          <table:table-cell table:style-name="ce4" office:value-type="string">
            <text:p>Saltz LB, Clarke S, Diaz-Rubio E, et al. Bevacizumab in combination with oxaliplatin-based chemotherapy as first-line therapy in metastatic colorectal cancer: a randomized phase III study. $J Clin Oncol. 2008;26(18)2013-2019.$</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Capecitabine&lt;/b&gt;</text:p>
          </table:table-cell>
          <table:table-cell table:style-name="ce4" office:value-type="string">
            <text:p>&lt;b&gt;Capecitabine&lt;/b&gt; 1,000- 1,250 mg/m&lt;sup&gt;2&lt;/sup&gt;<text:span text:style-name="T2">/d PO bid, days 1-14, </text:span><text:span text:style-name="T2">&lt;b&gt;FOLLOWED BY&lt;/b&gt; 7 days rest&lt;br&gt; </text:span><text:span text:style-name="T2">Repeat every 21 days</text:span></text:p>
          </table:table-cell>
          <table:table-cell table:style-name="ce4" office:value-type="string">
            <text:p>Minimal-Low</text:p>
          </table:table-cell>
          <table:table-cell table:style-name="ce4" office:value-type="string">
            <text:p>Van Cutsem E, Twelves C, Cassidy J, et al. Oral capecitabine compared with intravenous fluorouracil plus leucovorin in patients with metastatic colorectal cancer: results of a large Phase III Study. $J Clin Oncol. 2001;19(21):4097-4106$</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Cetuximab&lt;/b&gt;</text:p>
          </table:table-cell>
          <table:table-cell table:style-name="ce4" office:value-type="string">
            <text:p>&lt;b&gt;Cetuximab&lt;/b&gt; 400 mg/m&lt;sup&gt;2&lt;/sup&gt;<text:span text:style-name="T2"> </text:span><text:span text:style-name="T2">IV initial dose over 120 minutes, </text:span><text:span text:style-name="T2">&lt;b&gt;FOLLOWED BY&lt;/b&gt; 250 </text:span><text:span text:style-name="T2">mg/m&lt;sup&gt;2&lt;/sup&gt; IV over 60 minutes&lt;br&gt; </text:span><text:span text:style-name="T2">Repeat every 7 days</text:span></text:p>
          </table:table-cell>
          <table:table-cell table:style-name="ce4" office:value-type="string">
            <text:p>Minimal</text:p>
          </table:table-cell>
          <table:table-cell table:style-name="ce4" office:value-type="string">
            <text:p>Erbitux [package insert]. $Branchburg, NJ, and Princeton, NJ: ImClone Systems/ Bristol-Myers Squibb; 2011.$</text:p>
          </table:table-cell>
          <table:table-cell table:number-columns-repeated="1014"/>
        </table:table-row>
        <table:table-row table:style-name="ro21">
          <table:table-cell table:number-columns-repeated="5"/>
          <table:table-cell office:value-type="string">
            <text:p>&lt;b&gt;Single-Agent Regimens&lt;/b&gt;</text:p>
          </table:table-cell>
          <table:table-cell office:value-type="string">
            <text:p>&lt;b&gt;5-FU&lt;/b&gt;</text:p>
          </table:table-cell>
          <table:table-cell table:style-name="ce4" office:value-type="string">
            <text:p>&lt;b&gt;Fluorouracil&lt;/b&gt; 1,000 mg/m&lt;sup&gt;2&lt;/sup&gt;<text:span text:style-name="T2">/d CIVI, days 1-5&lt;br&gt; </text:span><text:span text:style-name="T2">Repeat every 28 days</text:span></text:p>
          </table:table-cell>
          <table:table-cell table:style-name="ce4" office:value-type="string">
            <text:p>Low</text:p>
          </table:table-cell>
          <table:table-cell table:style-name="ce4" office:value-type="string">
            <text:p>Kemeny N, Israel K, Niedzwieki D, et al. Randomized study of continuous-infusion fluorouracil versus fluorouracil plus cisplatin in patients with metastatic colorectal cancer. $J Clin Oncol. 1990;8(2):313-318.$&lt;br&gt; Schmoll HJ. Development of treatment for advanced colorectal cancer: infusional 5-FU and the role of new agents. $lEur J Cancer. 1996;32A(suppl 5):S18-S22.$</text:p>
          </table:table-cell>
          <table:table-cell table:number-columns-repeated="1014"/>
        </table:table-row>
        <table:table-row table:style-name="ro24">
          <table:table-cell table:number-columns-repeated="5"/>
          <table:table-cell office:value-type="string">
            <text:p>&lt;b&gt;Single-Agent Regimens&lt;/b&gt;</text:p>
          </table:table-cell>
          <table:table-cell office:value-type="string">
            <text:p>&lt;b&gt;Irinotecan&lt;/b&gt;</text:p>
          </table:table-cell>
          <table:table-cell table:style-name="ce4" office:value-type="string">
            <text:p>&lt;b&gt;Irinotecan&lt;/b&gt; 125 mg/m&lt;sup&gt;2&lt;/sup&gt;<text:span text:style-name="T2">/d </text:span><text:span text:style-name="T2">IV over 90 minutes, days 1,8, 15,22 </text:span><text:span text:style-name="T2">&lt;b&gt;FOLLOWED BY&lt;/b&gt; 2 weeks rest&lt;br&gt; </text:span><text:span text:style-name="T2">Repeat every 6 weeks&lt;br&gt; &lt;b&gt;OR&lt;/b&gt;&lt;br&gt; </text:span><text:span text:style-name="T2">&lt;b&gt;Irinotecan&lt;/b&gt; 350 mg/m&lt;sup&gt;2&lt;/sup&gt; </text:span><text:span text:style-name="T2">IV over 90 minutes&lt;br&gt; Repeat every 21 </text:span><text:span text:style-name="T2">days</text:span></text:p>
          </table:table-cell>
          <table:table-cell table:style-name="ce4" office:value-type="string">
            <text:p>Moderate</text:p>
          </table:table-cell>
          <table:table-cell table:style-name="ce4" office:value-type="string">
            <text:p>Rougier P, Bugat R, Douillard JY, et al. Phase II study of irinotecan in the treatment of advanced colorectal cancer in chemotherapy-naïve patients and patients pretreated with fluorouracil-based chemotherapy. $J Clin Oncol. 1997;15(1):251-260$&lt;br&gt; Camptosar [package insert]. New York, NY: Pfizer; 2010.&lt;br&gt; Conti JA, Kemeny NE, jSaltz LB, et al. Irinotecan is an active agent in untreated patients with metastatic colorectal cancer. $J Clin Oncol. 1996;14(3):709-715.$&lt;br&gt; Cunningham D, Pyrhonen S, James RD, et al. Randomised trial of irinotecan plus supportive care versus supportive care alone after fluorouracil failure for patients with metastatic colorectal cancer. $Lancet. 1998;352(9138):1413-1418.$</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Panitumumab&lt;/b&gt;</text:p>
          </table:table-cell>
          <table:table-cell table:style-name="ce4" office:value-type="string">
            <text:p>&lt;b&gt;Panitumumab&lt;/b&gt; 6 mg/kg IV over 60 minutes&lt;br&gt; Repeat every 14 days</text:p>
          </table:table-cell>
          <table:table-cell table:style-name="ce4" office:value-type="string">
            <text:p>Low</text:p>
          </table:table-cell>
          <table:table-cell table:style-name="ce4" office:value-type="string">
            <text:p>Vectivix [package insert]. $Thousand Oaks, CA: Amgen; 2011.$</text:p>
          </table:table-cell>
          <table:table-cell table:number-columns-repeated="1014"/>
        </table:table-row>
        <table:table-row table:style-name="ro4">
          <table:table-cell table:number-columns-repeated="4"/>
          <table:table-cell office:value-type="string">
            <text:p>&lt;b&gt;Gastric Cancer&lt;/b&gt;</text:p>
          </table:table-cell>
          <table:table-cell office:value-type="string">
            <text:p>&lt;b&gt;Combination Regimens&lt;/b&gt;</text:p>
          </table:table-cell>
          <table:table-cell office:value-type="string">
            <text:p>&lt;b&gt;Capecitabine/ Docetaxel&lt;/b&gt;</text:p>
          </table:table-cell>
          <table:table-cell table:style-name="ce4" office:value-type="string">
            <text:p>&lt;b&gt;Capecitabine&lt;/b&gt; 825 mg/m&lt;sup&gt;2&lt;/sup&gt;<text:span text:style-name="T2"> PO bid, days 1-4&lt;br&gt; </text:span><text:span text:style-name="T2">&lt;b&gt;Docetaxel&lt;/b&gt; 75 mg/m&lt;sup&gt;2&lt;/sup&gt; IV, </text:span><text:span text:style-name="T2">day 1&lt;br&gt; Repeat cycle every 21 days</text:span></text:p>
          </table:table-cell>
          <table:table-cell table:style-name="ce4" office:value-type="string">
            <text:p>Minimal-Low</text:p>
          </table:table-cell>
          <table:table-cell table:style-name="ce4" office:value-type="string">
            <text:p>Giordono KF, Jatol A, Stella PJ, et al. Docetaxel and capecitabine in patients with metastatic adenocarcinoma of the stomach and gastroesophageal junction: a phase II study from the North Central Cancer Treatment Group. $Ann Oncol. 2006;17(14):652-656.$</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DCF&lt;/b&gt;</text:p>
          </table:table-cell>
          <table:table-cell table:style-name="ce4" office:value-type="string">
            <text:p>&lt;b&gt;Docetaxel&lt;sup&gt;b&lt;/sup&gt;&lt;/b&gt;<text:span text:style-name="T2"> </text:span><text:span text:style-name="T2">75mg/m&lt;sup&gt;2&lt;/sup&gt; IV over 1 hour, day </text:span><text:span text:style-name="T2">1&lt;br&gt; &lt;b&gt;Cisplatin&lt;/b&gt; 75 </text:span><text:span text:style-name="T2">mg/m&lt;sup&gt;2&lt;/sup&gt; IV over 1-3 hours, day </text:span><text:span text:style-name="T2">1&lt;br&gt; &lt;b&gt;Fluorouracil&lt;/b&gt; 750 </text:span><text:span text:style-name="T2">mg/m&lt;sup&gt;2&lt;/sup&gt;/d CIVI, days 1-5&lt;br&gt; </text:span><text:span text:style-name="T2">Repeat every 21 days</text:span></text:p>
          </table:table-cell>
          <table:table-cell table:style-name="ce4" office:value-type="string">
            <text:p>High</text:p>
          </table:table-cell>
          <table:table-cell table:style-name="ce4" office:value-type="string">
            <text:p>Van Custem E, Moiseyenko VM, Tjulandin S, et al. Phase III study of docetaxel and cisplatin plus florouracil compared with cisplatin and flouorouracil as first-line therapy for advanced gastric cancer: a report of the V325 Study Group. $J Clin Oncol. 2006;24(31):4991-4997$</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Docetaxel/Cisplatin&lt;/b&gt;</text:p>
          </table:table-cell>
          <table:table-cell table:style-name="ce4" office:value-type="string">
            <text:p>&lt;b&gt;Docetaxel&lt;sup&gt;b&lt;/sup&gt;&lt;/b&gt;<text:span text:style-name="T2"> 85 </text:span><text:span text:style-name="T2">mg/m&lt;sup&gt;2&lt;/sup&gt; IV over 1 hour, day </text:span><text:span text:style-name="T2">1,&lt;br&gt; &lt;b&gt;FOLLOWED BY&lt;/b&gt;&lt;br&gt; </text:span><text:span text:style-name="T2">&lt;b&gt;Cisplatin&lt;/b&gt; 75 mg/m&lt;sup&gt;2&lt;/sup&gt; IV </text:span><text:span text:style-name="T2">over 1 hour, day 1&lt;br&gt; Repeat every 21 days </text:span><text:span text:style-name="T2">for a maximum of 8 cycles</text:span></text:p>
          </table:table-cell>
          <table:table-cell table:style-name="ce4" office:value-type="string">
            <text:p>High</text:p>
          </table:table-cell>
          <table:table-cell table:style-name="ce4" office:value-type="string">
            <text:p>Roth AD, Maibach R, Martinelli G, et al. Docetaxel (Taxotere)-cisplatin (TC): an effective drug combination in gastric carcinoma. $Ann Oncol. 2000;11(3):301-306$</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ECF&lt;/b&gt;</text:p>
          </table:table-cell>
          <table:table-cell table:style-name="ce4" office:value-type="string">
            <text:p>&lt;b&gt;Epirubicin&lt;/b&gt; 50 mg/m&lt;sup&gt;2&lt;/sup&gt;<text:span text:style-name="T2"> IV, </text:span><text:span text:style-name="T2">day 1&lt;br&gt; &lt;b&gt;Cisplatin&lt;/b&gt; 60 </text:span><text:span text:style-name="T2">mg/m&lt;sup&gt;2&lt;/sup&gt; IV, day 1&lt;br&gt; </text:span><text:span text:style-name="T2">&lt;b&gt;Fluorouracil&lt;/b&gt; 200 </text:span><text:span text:style-name="T2">mg/m&lt;sup&gt;2&lt;/sup&gt;/d CIVI, for up to 6 </text:span><text:span text:style-name="T2">months&lt;br&gt; Repeat every 21 days for a </text:span><text:span text:style-name="T2">maximum of 8 cycles</text:span></text:p>
          </table:table-cell>
          <table:table-cell table:style-name="ce4" office:value-type="string">
            <text:p>High</text:p>
          </table:table-cell>
          <table:table-cell table:style-name="ce4" office:value-type="string">
            <text:p>Waters JS, Norman A, Cunningham D, et al. Long-term survival afer epirubicin, cisplatin and fluorouracil for gastric cancer: results of a randomized trial. $Br J Cancer. 1999;80(1-2):269-272.$</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ELF&lt;/b&gt;</text:p>
          </table:table-cell>
          <table:table-cell table:style-name="ce4" office:value-type="string">
            <text:p>&lt;b&gt;Leucovorin calcium&lt;/b&gt; 300 mg/m&lt;sup&gt;2&lt;/sup&gt;<text:span text:style-name="T2">/d IV over 10 minutes, </text:span><text:span text:style-name="T2">&lt;b&gt;FOLLOWED IMMEDIATELY BY&lt;/b&gt;&lt;br&gt; </text:span><text:span text:style-name="T2">&lt;b&gt;Etoposide&lt;/b&gt; 120 mg/m&lt;sup&gt;2&lt;/sup&gt;/d </text:span><text:span text:style-name="T2">IV over 50 minutes,&lt;br&gt; &lt;b&gt;FOLLOWED </text:span><text:span text:style-name="T2">BY&lt;/b&gt;&lt;br&gt; &lt;b&gt;Fluorouracil&lt;/b&gt; 500 </text:span><text:span text:style-name="T2">mg/m&lt;sup&gt;2&lt;/sup&gt;/d IV <text:s/>bolus&lt;br&gt; Give all </text:span><text:span text:style-name="T2">agents on days 1-3; repeat every 22 days</text:span></text:p>
          </table:table-cell>
          <table:table-cell table:style-name="ce4" office:value-type="string">
            <text:p>Low</text:p>
          </table:table-cell>
          <table:table-cell table:style-name="ce4" office:value-type="string">
            <text:p>Vanhoefer U, Rougier P, Wilke H, et al. Final results of a randomized phase III trial of sequential high-dose methotrexate, fluorouracil, and doxorubicin versus etoposide, leucovorin, and fluorouracil versus infusional flurorouracil and cisplatin in advanced gastric cancer: a trial of the European Organization for Research and Treatment of Cancer Gasttrointestinal Tract Cancer Cooperative Group. $J Clin Oncol. 2000;18(41):2648-2657$</text:p>
          </table:table-cell>
          <table:table-cell table:number-columns-repeated="1014"/>
        </table:table-row>
        <table:table-row table:style-name="ro14">
          <table:table-cell table:number-columns-repeated="5"/>
          <table:table-cell office:value-type="string">
            <text:p>&lt;b&gt;Combination Regimens&lt;/b&gt;</text:p>
          </table:table-cell>
          <table:table-cell office:value-type="string">
            <text:p>&lt;b&gt;5-FU/LV&lt;/b&gt;</text:p>
          </table:table-cell>
          <table:table-cell table:style-name="ce4" office:value-type="string">
            <text:p>&lt;b&gt;Fluorouracil&lt;/b&gt; 425 mg/m&lt;sup&gt;2&lt;/sup&gt;<text:span text:style-name="T2">/d for 5 days&lt;br&gt; </text:span><text:span text:style-name="T2">&lt;b&gt;Leucovorin calcium&lt;/b&gt; 20 </text:span><text:span text:style-name="T2">mg/m&lt;sup&gt;2&lt;/sup&gt;/d for 5 days,&lt;br&gt; </text:span><text:span text:style-name="T2">&lt;b&gt;FOLLOWED BY&lt;/b&gt;&lt;br&gt; &lt;b&gt;RT&lt;/b&gt; </text:span><text:span text:style-name="T2">4,500 cGy (180cGy/d), 5 days a week for 5 </text:span><text:span text:style-name="T2">weeks&lt;br&gt; &lt;b&gt;Fluorouracil&lt;/b&gt; 400 </text:span><text:span text:style-name="T2">mg/m&lt;sup&gt;2&lt;/sup&gt;/d IV, on the first 4 and </text:span><text:span text:style-name="T2">last 3 days of RT&lt;br&gt; &lt;b&gt;Leucovorin </text:span><text:span text:style-name="T2">calcium&lt;/b&gt; 20 mg/m&lt;sup&gt;2&lt;/sup&gt;/d, on the </text:span><text:span text:style-name="T2">first 4 and last 3 days of RT,&lt;br&gt; </text:span><text:span text:style-name="T2">&lt;b&gt;FOLLOWED 1 AND 2 MONTHS LATER </text:span><text:span text:style-name="T2">BY&lt;/b&gt;&lt;br&gt; &lt;b&gt;Fluorouracil&lt;/b&gt; 425 </text:span><text:span text:style-name="T2">mg/m&lt;sup&gt;2&lt;/sup&gt;/d for 5 days&lt;br&gt; </text:span><text:span text:style-name="T2">&lt;b&gt;Leucovorin calcium&lt;/b&gt; 20 </text:span><text:span text:style-name="T2">mg/m&lt;sup&gt;2&lt;/sup&gt;/d for 5 days</text:span></text:p>
          </table:table-cell>
          <table:table-cell table:style-name="ce4" office:value-type="string">
            <text:p>Low</text:p>
          </table:table-cell>
          <table:table-cell table:style-name="ce4" office:value-type="string">
            <text:p>Macdonald JS, Smalley SR, Benedetti J, et al. Chemoradiotherapy afer surgery compared with surgery alone for adenocarcinoma of the stomach or gastroesophageal junction. $N Engl J Med. 2001;345(10):725-730.$</text:p>
          </table:table-cell>
          <table:table-cell table:number-columns-repeated="1014"/>
        </table:table-row>
        <table:table-row table:style-name="ro25">
          <table:table-cell table:number-columns-repeated="5"/>
          <table:table-cell office:value-type="string">
            <text:p>&lt;b&gt;Combination Regimens&lt;/b&gt;</text:p>
          </table:table-cell>
          <table:table-cell table:style-name="ce4" office:value-type="string">
            <text:p>&lt;b&gt;Trastuzumab + Cisplatin + Capecitabine or Fluorouracil&lt;/b&gt;</text:p>
          </table:table-cell>
          <table:table-cell table:style-name="ce4" office:value-type="string">
            <text:p>&lt;b&gt;Trastuzumab&lt;/b&gt; 8 mg/kg IV, day 1 of the first cycle &lt;b&gt;THEN&lt;/b&gt; <text:s/>6 mg/kg IV, day 1&lt;br&gt; Repeat every 3 weeks&lt;br&gt; &lt;b&gt;Cisplatin&lt;/b&gt; 80 mg/m&lt;sup&gt;2&lt;/sup&gt;<text:span text:style-name="T2"> IV, </text:span><text:span text:style-name="T2">day 1 of every 3-week cycle&lt;br&gt; Repeat for 6 </text:span><text:span text:style-name="T2">cycles&lt;br&gt; &lt;b&gt;Capecitabine&lt;/b&gt; 1,000 </text:span><text:span text:style-name="T2">mg/m&lt;sup&gt;2&lt;/sup&gt; PO bid, days 1-14 of </text:span><text:span text:style-name="T2">each 3-week cycle&lt;br&gt; Repeat for 6 </text:span><text:span text:style-name="T2">cycles&lt;br&gt; &lt;b&gt;OR&lt;/b&gt;&lt;br&gt; </text:span><text:span text:style-name="T2">&lt;b&gt;Fluorouracil&lt;/b&gt; 800 </text:span><text:span text:style-name="T2">mg/m&lt;sup&gt;2&lt;/sup&gt;/d CIVI for 5 days of each </text:span><text:span text:style-name="T2">3-week cycle&lt;br&gt; Repeat for 6 cycles</text:span></text:p>
          </table:table-cell>
          <table:table-cell table:style-name="ce4" office:value-type="string">
            <text:p>High day 1, low for the remaining treatment days</text:p>
          </table:table-cell>
          <table:table-cell table:style-name="ce4" office:value-type="string">
            <text:p>Bang YJ, Van Cutsem E, Feyereislava A, et al. Trastuzumab in combination with chemotherapy versus chemotherapy alone for treatment of HER2-positive advanced gastric or gastro-oesophageal junction cancer (ToGA): a phase 3 open-label, randomised controlled trial. $Lancet. 2010;376(99742):687-697.$</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Capecitabine&lt;/b&gt;</text:p>
          </table:table-cell>
          <table:table-cell table:style-name="ce4" office:value-type="string">
            <text:p>&lt;b&gt;Capecitabine&lt;/b&gt; 1,250 mg/m&lt;sup&gt;2&lt;/sup&gt;/d PO bid every 12 hours, days 1-14, &lt;b&gt;FOLLOWED BY&lt;/b&gt; 1 week of rest&lt;br&gt; Repeat every 21 days for a maximum of 6 cycles</text:p>
          </table:table-cell>
          <table:table-cell table:style-name="ce4" office:value-type="string">
            <text:p>Minimal-Low</text:p>
          </table:table-cell>
          <table:table-cell table:style-name="ce4" office:value-type="string">
            <text:p>Hong YS, Song SY, Lee SI, et al. A phase II trial of capecitabine in previously untreated patients with advanced and/or metastatic gastric cancer. $Ann Oncol. 2004;15(9):1344-1347.$</text:p>
          </table:table-cell>
          <table:table-cell table:number-columns-repeated="1014"/>
        </table:table-row>
        <table:table-row table:style-name="ro9">
          <table:table-cell table:number-columns-repeated="4"/>
          <table:table-cell office:value-type="string">
            <text:p>&lt;b&gt;Gastrointestinal - Anal Cancer&lt;/b&gt;</text:p>
          </table:table-cell>
          <table:table-cell office:value-type="string">
            <text:p>&lt;b&gt;Combination Regimens&lt;/b&gt;</text:p>
          </table:table-cell>
          <table:table-cell office:value-type="string">
            <text:p>&lt;b&gt;Fluorouracil/Mitomycin C&lt;/b&gt;</text:p>
          </table:table-cell>
          <table:table-cell table:style-name="ce4" office:value-type="string">
            <text:p>&lt;b&gt;5-Fluorouracil&lt;/b&gt; 1,000 mg/m&lt;sup&gt;2&lt;/sup&gt;<text:span text:style-name="T2">/day CIVI, <text:s/>days 1-4 and </text:span><text:span text:style-name="T2">29-32&lt;br&gt; &lt;b&gt;Mitomycin C&lt;/b&gt; 10 </text:span><text:span text:style-name="T2">mg/m&lt;sup&gt;2&lt;/sup&gt; IV <text:s/>days 1 and 29 and </text:span><text:span text:style-name="T2">&lt;b&gt;RT&lt;/b&gt; starting on day 57</text:span></text:p>
          </table:table-cell>
          <table:table-cell table:style-name="ce4" office:value-type="string">
            <text:p>Low</text:p>
          </table:table-cell>
          <table:table-cell table:style-name="ce4" office:value-type="string">
            <text:p>Ajani JA, Winter KA, et al. Fluorouracil, mitomycin, and radiotherapy vs fluorouracil, cisplatin, and radiotherapy for carcinoma of the anal canal: a randomized controlled trial. $JAMA. 2008;299(16):1914-1921.$</text:p>
          </table:table-cell>
          <table:table-cell table:number-columns-repeated="1014"/>
        </table:table-row>
        <table:table-row table:style-name="ro4">
          <table:table-cell table:number-columns-repeated="4"/>
          <table:table-cell office:value-type="string">
            <text:p>&lt;b&gt;Gastrointestinal Stromal Tumor (GIST)&lt;/b&gt;</text:p>
          </table:table-cell>
          <table:table-cell office:value-type="string">
            <text:p>&lt;b&gt;Single-Agent Regimens&lt;/b&gt;</text:p>
          </table:table-cell>
          <table:table-cell office:value-type="string">
            <text:p>&lt;b&gt;Imatinib&lt;/b&gt;</text:p>
          </table:table-cell>
          <table:table-cell table:style-name="ce4" office:value-type="string">
            <text:p>&lt;b&gt;Imatinib mesylate&lt;/b&gt; 400-800 mg PO, daily</text:p>
          </table:table-cell>
          <table:table-cell table:style-name="ce4" office:value-type="string">
            <text:p>Minimal-Low</text:p>
          </table:table-cell>
          <table:table-cell table:style-name="ce4" office:value-type="string">
            <text:p>Blanke CD, Rankin C, Demetri GD, et al. Phase III randomized, intergroup trial assessing imatinib mesylate at two dose levels in patients with unresectable or metastatic gastrointestinal stromal tumors expressing the Kit receptor tyrosine kinase: S0033. $J Clin Oncol. 2008;26(4):626-632$</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Nilotinib&lt;/b&gt;</text:p>
          </table:table-cell>
          <table:table-cell office:value-type="string">
            <text:p>&lt;b&gt;Nilotinib&lt;/b&gt; 400 mg PO bid</text:p>
          </table:table-cell>
          <table:table-cell table:style-name="ce4" office:value-type="string">
            <text:p>Minimal-Low</text:p>
          </table:table-cell>
          <table:table-cell table:style-name="ce4" office:value-type="string">
            <text:p>Montemurro M, Schoffski P, Reichardt P, et al. Nilotinib in the treatment of advanced gastrointestinal stromal tumours resistant to both imatinib and sunitinib. $Eur J Cancer. 2009;45:2293-2297.$</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Sunitinib&lt;/b&gt;</text:p>
          </table:table-cell>
          <table:table-cell table:style-name="ce4" office:value-type="string">
            <text:p>&lt;b&gt;Sunitinib malate&lt;/b&gt; 50 mg/d for 28 days, &lt;b&gt;FOLLOWED BY&lt;/b&gt; 2 weeks off</text:p>
          </table:table-cell>
          <table:table-cell table:style-name="ce4" office:value-type="string">
            <text:p>Minimal-Low</text:p>
          </table:table-cell>
          <table:table-cell table:style-name="ce4" office:value-type="string">
            <text:p>Demetri GD, van Oossterom AT, Garrett CR, et al. Efficacy and safety of sunitinib in patients with advanced gastrointestinal stromal tumour afer failure of imatinib: a randomised controlled trial. $Lancet. 2006;368(9544):1329-1338.$</text:p>
          </table:table-cell>
          <table:table-cell table:number-columns-repeated="1014"/>
        </table:table-row>
        <table:table-row table:style-name="ro9">
          <table:table-cell table:number-columns-repeated="4"/>
          <table:table-cell office:value-type="string">
            <text:p>&lt;b&gt;Genitourinary Malignancy - Bladder&lt;/b&gt;</text:p>
          </table:table-cell>
          <table:table-cell office:value-type="string">
            <text:p>&lt;b&gt;Combination Regimens&lt;/b&gt;</text:p>
          </table:table-cell>
          <table:table-cell office:value-type="string">
            <text:p>&lt;b&gt;Gemcitabine/Carboplatin&lt;/b&gt;</text:p>
          </table:table-cell>
          <table:table-cell table:style-name="ce4" office:value-type="string">
            <text:p>&lt;b&gt;Gemcitabine&lt;/b&gt; 1,000 mg/m&lt;sup&gt;2&lt;/sup&gt;<text:span text:style-name="T2"> IV over 30 minutes, days </text:span><text:span text:style-name="T2">1 and 8&lt;br&gt; &lt;b&gt;Carboplatin&lt;/b&gt; AUC of 5 IV </text:span><text:span text:style-name="T2">over 1 hour, day 1&lt;br&gt; Repeat cycle every 21 </text:span><text:span text:style-name="T2">days for a total of 6 cycles</text:span></text:p>
          </table:table-cell>
          <table:table-cell table:style-name="ce4" office:value-type="string">
            <text:p>Moderate</text:p>
          </table:table-cell>
          <table:table-cell table:style-name="ce4" office:value-type="string">
            <text:p>Bamias A, Moulopoulos LA, Koutras A, et al. The combination of gemcitabine and carboplatin as first-line treatment in patients with advanced urothelial carcinoma. $Cancer. 2006;106(2):297-303.$</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Gemcitabine/Cisplatin&lt;/b&gt;</text:p>
          </table:table-cell>
          <table:table-cell table:style-name="ce4" office:value-type="string">
            <text:p>&lt;b&gt;Gemcitabine&lt;/b&gt; 1,000 mg/m&lt;sup&gt;2&lt;/sup&gt;<text:span text:style-name="T2">/d IV over 30-60 minutes, </text:span><text:span text:style-name="T2">days 1,8,15&lt;br&gt; &lt;b&gt;Cisplatin&lt;/b&gt; </text:span><text:span text:style-name="T2">70mg/m&lt;sup&gt;2&lt;/sup&gt; IV, day 2&lt;br&gt; Repeat </text:span><text:span text:style-name="T2">every 28 days</text:span></text:p>
          </table:table-cell>
          <table:table-cell table:style-name="ce4" office:value-type="string">
            <text:p>High</text:p>
          </table:table-cell>
          <table:table-cell table:style-name="ce4" office:value-type="string">
            <text:p>von der Maase H, Hansen SW, Roberts JT, et al. Gemcitabine and cisplatin versus methotrexate, vinblastine, doxorubicin, and ciplatin in advanced or metastatic bladder cancer: results of a large, randomized, mulinational, multicenter, phase III study. $J Clin Oncol. 2000;18(17):3068-3077.$</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MVAC&lt;/b&gt;</text:p>
          </table:table-cell>
          <table:table-cell table:style-name="ce4" office:value-type="string">
            <text:p>&lt;b&gt;MTX&lt;/b&gt; 30 mg/m&lt;sup&gt;2&lt;/sup&gt;/d IV, days 1, 15, 22&lt;br&gt; &lt;b&gt;Vinblastine&lt;/b&gt; 3 mg/m&lt;sup&gt;2&lt;/sup&gt;/d IV, days 2, 15,22&lt;br&gt; &lt;b&gt;Doxorubicin&lt;/b&gt; 30 mg/m&lt;sup&gt;2&lt;/sup&gt; IV, day 2&lt;br&gt; &lt;b&gt;Cisplatin&lt;/b&gt; 70 mg/m&lt;sup&gt;2&lt;/sup&gt; IV, day 2&lt;br&gt; Repeat every 28 days</text:p>
          </table:table-cell>
          <table:table-cell table:style-name="ce4" office:value-type="string">
            <text:p>High</text:p>
          </table:table-cell>
          <table:table-cell table:style-name="ce4" office:value-type="string">
            <text:p>von der Maase H, Hansen SW, Roberts JT, et al. Gemcitabine and cisplatin versus methotrexate, vinblastine, doxorubicin, and ciplatin in advanced or metastatic bladder cancer: results of a large, randomized, mulinational, multicenter, phase III study. $J Clin Oncol. 2000;18(17):3068-3077.$</text:p>
          </table:table-cell>
          <table:table-cell table:number-columns-repeated="1014"/>
        </table:table-row>
        <table:table-row table:style-name="ro10">
          <table:table-cell table:number-columns-repeated="4"/>
          <table:table-cell office:value-type="string">
            <text:p>&lt;b&gt;Genitourinary Malignancy - Prostate&lt;/b&gt;</text:p>
          </table:table-cell>
          <table:table-cell office:value-type="string">
            <text:p>&lt;b&gt;Combination Regimens&lt;/b&gt;</text:p>
          </table:table-cell>
          <table:table-cell office:value-type="string">
            <text:p>&lt;b&gt;Cabazitaxel&lt;/b&gt;</text:p>
          </table:table-cell>
          <table:table-cell table:style-name="ce4" office:value-type="string">
            <text:p>&lt;b&gt;Prednisone&lt;/b&gt; 10 mg PO daily&lt;br&gt; &lt;b&gt;Cabazitaxel&lt;/b&gt; 25 mg/m&lt;sup&gt;2&lt;/sup&gt;<text:span text:style-name="T2"> </text:span><text:span text:style-name="T2">IV over 1 hour, day 1&lt;br&gt; Repeat every 21 </text:span><text:span text:style-name="T2">days</text:span></text:p>
          </table:table-cell>
          <table:table-cell table:style-name="ce4" office:value-type="string">
            <text:p>Low</text:p>
          </table:table-cell>
          <table:table-cell table:style-name="ce4" office:value-type="string">
            <text:p>de Bono JS, Oudard S, Ozguroglu M, et al. Prednisone plus cabazitaxel or mitoxantrone for metastatic castration-resistant prostate cancer progressing after docetaxel treatment: a randomised open-label trial. $Lancet. 2010;376(9747):1147-1154.$</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Docetaxel/Estramustine&lt;/b&gt;</text:p>
          </table:table-cell>
          <table:table-cell table:style-name="ce4" office:value-type="string">
            <text:p>&lt;b&gt;Estramustine&lt;/b&gt; 280 mg PO tid, days 1-5&lt;br&gt; &lt;b&gt;Docetaxel&lt;sup&gt;b&lt;/sup&gt;&lt;/b&gt;<text:span text:style-name="T2"> 60 </text:span><text:span text:style-name="T2">mg/m&lt;sup&gt;2&lt;/sup&gt; IV, day 2&lt;br&gt; Repeat </text:span><text:span text:style-name="T2">every 21 days until progression or to a </text:span><text:span text:style-name="T2">maximum of 12 cycles </text:span></text:p>
          </table:table-cell>
          <table:table-cell table:style-name="ce4" office:value-type="string">
            <text:p>Moderate-High</text:p>
          </table:table-cell>
          <table:table-cell table:style-name="ce4" office:value-type="string">
            <text:p>Petrylak DP, Tangen CM, Hussain MA, et al. Docetaxel and estramustine compared with mitoxantrone and prednisone for advanced refractory prostate cancer. $N Engl J Med. 2004;351(15):1513-1520.$</text:p>
          </table:table-cell>
          <table:table-cell table:number-columns-repeated="1014"/>
        </table:table-row>
        <table:table-row table:style-name="ro15">
          <table:table-cell table:number-columns-repeated="5"/>
          <table:table-cell office:value-type="string">
            <text:p>&lt;b&gt;Combination Regimens&lt;/b&gt;</text:p>
          </table:table-cell>
          <table:table-cell office:value-type="string">
            <text:p>&lt;b&gt;Docetaxel/Prednisone&lt;/b&gt;</text:p>
          </table:table-cell>
          <table:table-cell table:style-name="ce4" office:value-type="string">
            <text:p>&lt;b&gt;Docetaxel&lt;sup&gt;b&lt;/sup&gt;&lt;/b&gt;<text:span text:style-name="T2"> 75 </text:span><text:span text:style-name="T2">mg/m&lt;sup&gt;2&lt;/sup&gt; IV over 1 hour, day </text:span><text:span text:style-name="T2">1&lt;br&gt; &lt;b&gt;Prednisone&lt;/b&gt; 5 mg PO bid, days </text:span><text:span text:style-name="T2">1-21&lt;br&gt; Repeat every 21 days</text:span></text:p>
          </table:table-cell>
          <table:table-cell table:style-name="ce4" office:value-type="string">
            <text:p>Low</text:p>
          </table:table-cell>
          <table:table-cell table:style-name="ce4" office:value-type="string">
            <text:p>Tannock IF, de Wit R, Berry WR, et al. Docetaxel plus prednisone or mitoxantrone plus prednisone for advanced prostate cancer. $N Engl J Med. 2004;351(15):1502-1512.$</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FL&lt;/b&gt;</text:p>
          </table:table-cell>
          <table:table-cell table:style-name="ce4" office:value-type="string">
            <text:p>&lt;b&gt;Flutamide&lt;/b&gt; 250 mg PO tid &lt;b&gt;WITH&lt;/b&gt;&lt;br&gt; &lt;b&gt;Leuprolide acetate depot&lt;/b&gt; 7.5 mg IM&lt;br&gt; Repeat every 28 days</text:p>
          </table:table-cell>
          <table:table-cell table:style-name="ce4" office:value-type="string">
            <text:p>Not Applicable</text:p>
          </table:table-cell>
          <table:table-cell table:style-name="ce4" office:value-type="string">
            <text:p>Sarosdy MF, Schellhammer PF, Johnson R, Carroll K, Kolvenbag GJCM. Does prolonged combined androgen blockade have survival benefits over short-term combined androgen blockade therapy? $Urology. 2000;55(3):391-396.$</text:p>
          </table:table-cell>
          <table:table-cell table:number-columns-repeated="1014"/>
        </table:table-row>
        <table:table-row table:style-name="ro6">
          <table:table-cell table:number-columns-repeated="5"/>
          <table:table-cell office:value-type="string">
            <text:p>&lt;b&gt;Combination Regimens&lt;/b&gt;</text:p>
          </table:table-cell>
          <table:table-cell office:value-type="string">
            <text:p>&lt;b&gt;FZ&lt;/b&gt;</text:p>
          </table:table-cell>
          <table:table-cell table:style-name="ce4" office:value-type="string">
            <text:p>&lt;b&gt;Flutamide&lt;/b&gt; 250 mg PO tid &lt;b&gt;WITH&lt;/b&gt;&lt;br&gt; &lt;b&gt;Goserelin acette implant&lt;/b&gt; 3.6 mg SQ&lt;br&gt; Repeat every 28 days, beginning 8 weeks prior to RT for 4 cycles&lt;br&gt; &lt;b&gt;OR&lt;/b&gt;&lt;br&gt; &lt;b&gt;Goserelin acetate implant&lt;/b&gt; 3.6 mg SQ 8 weeks prior to RT &lt;b&gt;AND&lt;/b&gt;&lt;br&gt; &lt;b&gt;Goserelin acetate implant&lt;/b&gt; 10.8 mg SQ 4 weeks prior to RT</text:p>
          </table:table-cell>
          <table:table-cell table:style-name="ce4" office:value-type="string">
            <text:p>Not Applicable</text:p>
          </table:table-cell>
          <table:table-cell table:style-name="ce4" office:value-type="string">
            <text:p>Zoladex 3.6 mg, Zoladex 10.8 mg [package inserts]. Wilmington, DE: AstraZeneca; 2010. Roach M, Bae K, Speight J, et al. Short-term androgen deprivation therapy and external beam radiotherapy for locally advanced prostate cancer: Long-term results of RJOG 8610. $J Clin Oncol. 2009;26(4):585-591.$</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Mitoxantrone/Prednisone&lt;/b&gt;</text:p>
          </table:table-cell>
          <table:table-cell table:style-name="ce4" office:value-type="string">
            <text:p>&lt;b&gt;Mitoxantrone&lt;/b&gt; 12 mg/m&lt;sup&gt;2&lt;/sup&gt;<text:span text:style-name="T2"> </text:span><text:span text:style-name="T2">IV, day 1&lt;br&gt; &lt;b&gt;Prednisone&lt;/b&gt; 5 mg PO </text:span><text:span text:style-name="T2">bid&lt;br&gt; Repeat every 21 days</text:span></text:p>
          </table:table-cell>
          <table:table-cell table:style-name="ce4" office:value-type="string">
            <text:p>Low</text:p>
          </table:table-cell>
          <table:table-cell table:style-name="ce4" office:value-type="string">
            <text:p>Tannock IF, Osoba D, Stockler MR, et al. Chemotherapy with mitoxantrone plus prednisone or prednisonealone for symptptomatic hormone-resistant prostate cancer: a Canadian randomized trial with palliative endpoints. $J Clin Oncol. 1996;14(6)1756-1764.$</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No Common Name&lt;/b&gt;</text:p>
          </table:table-cell>
          <table:table-cell table:style-name="ce4" office:value-type="string">
            <text:p>&lt;b&gt;Bicalutamide&lt;/b&gt; 50 mg/d PO &lt;b&gt;WITH&lt;/b&gt;&lt;br&gt; &lt;b&gt;Leuprolide acetate depot&lt;/b&gt; 7.5 mg IM&lt;br&gt; Repeat every 28 days&lt;br&gt; &lt;b&gt;OR&lt;/b&gt;&lt;br&gt; &lt;b&gt;Goserelin acetate implant&lt;/b&gt; 3.6 mg SQ&lt;br&gt; Repeat every 28 days</text:p>
          </table:table-cell>
          <table:table-cell table:style-name="ce4" office:value-type="string">
            <text:p>Not Applicable</text:p>
          </table:table-cell>
          <table:table-cell table:style-name="ce4" office:value-type="string">
            <text:p>Schellhammer P, Sharifi R, Block N, et al. A controlled trial of bicalutamide versus flutamide, each in combination with luteinizing hormone-releasing hormone analogue therapy, in patients with advanced prostate cancer. $Urology. 1995;45(5):745:752.$</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Degarelix&lt;/b&gt;</text:p>
          </table:table-cell>
          <table:table-cell table:style-name="ce4" office:value-type="string">
            <text:p>&lt;b&gt;Degarelix&lt;/b&gt; 240 mg SQ (2 x 120 mg injections)&lt;br&gt; &lt;b&gt;FOLLOWED BY&lt;/b&gt;&lt;br&gt; 80 mg SQ&lt;br&gt; Repeat every 28 days for 13 courses</text:p>
          </table:table-cell>
          <table:table-cell table:style-name="ce4" office:value-type="string">
            <text:p>Not Applicable</text:p>
          </table:table-cell>
          <table:table-cell table:style-name="ce4" office:value-type="string">
            <text:p>Klotz L, Boccon-Gibod L, Shore ND, et al. The efficacy and safety of degarelix: a 12-month, comparative, randomized, open-label, parallel-group phase III study in patients with prostate cancer. $BJU Int. 2008;102(11):1531-1538.$</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Estramustine&lt;/b&gt;</text:p>
          </table:table-cell>
          <table:table-cell table:style-name="ce4" office:value-type="string">
            <text:p>&lt;b&gt;Estramustine&lt;/b&gt; 14 mg/kg/d PO in 3 or 4 divided doses</text:p>
          </table:table-cell>
          <table:table-cell table:style-name="ce4" office:value-type="string">
            <text:p>Moderate-High</text:p>
          </table:table-cell>
          <table:table-cell table:style-name="ce4" office:value-type="string">
            <text:p>Emcyt [package insert]. $New York, NY: Pfizer; 2007.$</text:p>
          </table:table-cell>
          <table:table-cell table:number-columns-repeated="1014"/>
        </table:table-row>
        <table:table-row table:style-name="ro16">
          <table:table-cell table:number-columns-repeated="5"/>
          <table:table-cell office:value-type="string">
            <text:p>&lt;b&gt;Single-Agent Regimens&lt;/b&gt;</text:p>
          </table:table-cell>
          <table:table-cell office:value-type="string">
            <text:p>&lt;b&gt;Goserelin&lt;/b&gt;</text:p>
          </table:table-cell>
          <table:table-cell table:style-name="ce4" office:value-type="string">
            <text:p>&lt;b&gt;Goserelin acetae implant&lt;/b&gt; 3.6 mg SQ every 28 days or 10.8 mg SQ every 12 weeks.</text:p>
          </table:table-cell>
          <table:table-cell table:style-name="ce4" office:value-type="string">
            <text:p>Not Applicable</text:p>
          </table:table-cell>
          <table:table-cell table:style-name="ce4" office:value-type="string">
            <text:p>Zoladex 3.6 mg, Zoladex 10.8 mg [package inserts]. $Wilmington, DE: AstraZeneca; 2010.$ <text:s/></text:p>
          </table:table-cell>
          <table:table-cell table:number-columns-repeated="1014"/>
        </table:table-row>
        <table:table-row table:style-name="ro16">
          <table:table-cell table:number-columns-repeated="5"/>
          <table:table-cell office:value-type="string">
            <text:p>&lt;b&gt;Single-Agent Regimens&lt;/b&gt;</text:p>
          </table:table-cell>
          <table:table-cell office:value-type="string">
            <text:p>&lt;b&gt;Leuprolide&lt;/b&gt;</text:p>
          </table:table-cell>
          <table:table-cell table:style-name="ce4" office:value-type="string">
            <text:p>&lt;b&gt;Leuprolide acetate depot&lt;/b&gt; 7.5 mg IM every 28 days, 22.5 mg IM every 3 months, &lt;b&gt;OR&lt;/b&gt; 30 mg IM every 4 months</text:p>
          </table:table-cell>
          <table:table-cell table:style-name="ce4" office:value-type="string">
            <text:p>Not Applicable</text:p>
          </table:table-cell>
          <table:table-cell table:style-name="ce4" office:value-type="string">
            <text:p>Lupron Depot 7.5 mg, 22.5 mg, 30 mg [package insers]. $North Chicago, IL: Abbot Laboratories; 2011.$</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Nilutamide&lt;/b&gt;</text:p>
          </table:table-cell>
          <table:table-cell table:style-name="ce4" office:value-type="string">
            <text:p>&lt;b&gt;Nilutamide&lt;/b&gt; 300 mg/d PO, days 1-30, &lt;b&gt;THEN&lt;/b&gt; 150 mg/d PO, in combination with surgical castration; begin on same day or day after castration</text:p>
          </table:table-cell>
          <table:table-cell table:style-name="ce4" office:value-type="string">
            <text:p>Not Applicable</text:p>
          </table:table-cell>
          <table:table-cell table:style-name="ce4" office:value-type="string">
            <text:p>Dijkman GA, Janknegt RA, et al. Long-term efficacy and safety of nilutamide plus castration in advanced prostate cancer, and the significance of early prostate speific antigen normalization. International Anadron Study Group. $J Urol. 1997;158(1):160-163.$</text:p>
          </table:table-cell>
          <table:table-cell table:number-columns-repeated="1014"/>
        </table:table-row>
        <table:table-row table:style-name="ro4">
          <table:table-cell table:number-columns-repeated="5"/>
          <table:table-cell office:value-type="string">
            <text:p>&lt;b&gt;Single-Agent Regimens&lt;/b&gt;</text:p>
          </table:table-cell>
          <table:table-cell office:value-type="string">
            <text:p>&lt;b&gt;Prednisone&lt;/b&gt;</text:p>
          </table:table-cell>
          <table:table-cell table:style-name="ce4" office:value-type="string">
            <text:p>&lt;b&gt;Prednisone&lt;/b&gt; 5 mg PO bid</text:p>
          </table:table-cell>
          <table:table-cell table:style-name="ce4" office:value-type="string">
            <text:p>Not Applicable</text:p>
          </table:table-cell>
          <table:table-cell table:style-name="ce4" office:value-type="string">
            <text:p>Tannock IF, Osoba D, Stockler MR, et al. Chemotherapy with mitoxantrone plus prednisone or prednisonealone for symptptomatic hormone-resistant prostate cancer: a Canadian randomized trial with palliative endpoints. $J Clin Oncol. 1996;14(6)1756-1764.$</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Sipuleucel-T&lt;/b&gt;</text:p>
          </table:table-cell>
          <table:table-cell table:style-name="ce4" office:value-type="string">
            <text:p>&lt;b&gt;Sipuleucel-T&lt;/b&gt; Administer 3 doses at approximately 14-day intervals</text:p>
          </table:table-cell>
          <table:table-cell table:style-name="ce4" office:value-type="string">
            <text:p>Not Applicable</text:p>
          </table:table-cell>
          <table:table-cell table:style-name="ce4" office:value-type="string">
            <text:p>Provenge [package insert]. $Parsippany, NJ: Watson Pharma, Inc.; 2011.$</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Triptorelin&lt;/b&gt;</text:p>
          </table:table-cell>
          <table:table-cell table:style-name="ce4" office:value-type="string">
            <text:p>&lt;b&gt;Triptorelin pamoate depot&lt;/b&gt; 3.75 mg IM&lt;br&gt; Repeat every 28 days</text:p>
          </table:table-cell>
          <table:table-cell table:style-name="ce4" office:value-type="string">
            <text:p>Not Applicable</text:p>
          </table:table-cell>
          <table:table-cell table:style-name="ce4" office:value-type="string">
            <text:p>Trelstar [package insert]. $Parsippany, NJ: Watson Pharma, Inc.; 2011.$</text:p>
          </table:table-cell>
          <table:table-cell table:number-columns-repeated="1014"/>
        </table:table-row>
        <table:table-row table:style-name="ro9">
          <table:table-cell table:number-columns-repeated="4"/>
          <table:table-cell office:value-type="string">
            <text:p>&lt;b&gt;Genitourinary Malignancy - Renal&lt;/b&gt;</text:p>
          </table:table-cell>
          <table:table-cell office:value-type="string">
            <text:p>&lt;b&gt;Combination Regimens&lt;/b&gt;</text:p>
          </table:table-cell>
          <table:table-cell table:style-name="ce4" office:value-type="string">
            <text:p>&lt;b&gt;Bevacizumab/Interferon Alfa&lt;/b&gt;</text:p>
          </table:table-cell>
          <table:table-cell table:style-name="ce4" office:value-type="string">
            <text:p>&lt;b&gt;Bevacizumab&lt;/b&gt; 10 mg/kg IV&lt;br&gt; Repeat every 14 days until disease progression&lt;br&gt; &lt;b&gt;Interferon alfa-2a&lt;/b&gt; 9 million IU SQ 3 times per week&lt;br&gt; Repeat every 14 days for a maximum of 52 weeks</text:p>
          </table:table-cell>
          <table:table-cell table:style-name="ce4" office:value-type="string">
            <text:p>Low</text:p>
          </table:table-cell>
          <table:table-cell table:style-name="ce4" office:value-type="string">
            <text:p>Escudier B, Pluzanska A, Koralweski P, et al. Bevacizumab plus interferon alfa-2a for treatment of metastatic renal cell carcinoma: a randomised, double-blind phase III trial. $Lancet. 2007;370(9605):2103-2111.$</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Everolimus&lt;/b&gt;</text:p>
          </table:table-cell>
          <table:table-cell office:value-type="string">
            <text:p>&lt;b&gt;Everolimus&lt;/b&gt; 10 mg PO daily</text:p>
          </table:table-cell>
          <table:table-cell table:style-name="ce4" office:value-type="string">
            <text:p>Low</text:p>
          </table:table-cell>
          <table:table-cell table:style-name="ce4" office:value-type="string">
            <text:p>Motzer RJ, Escudier B, Oudard S, et al. Efficacy of everolimus in advanced renal cell carcinoma: a double-blind, randomized, plaebo-controlled phase III trial. $Lancet. 2008;372(9637);449-456.$</text:p>
          </table:table-cell>
          <table:table-cell table:number-columns-repeated="1014"/>
        </table:table-row>
        <table:table-row table:style-name="ro27">
          <table:table-cell table:number-columns-repeated="5"/>
          <table:table-cell office:value-type="string">
            <text:p>&lt;b&gt;Single-Agent Regimens&lt;/b&gt;</text:p>
          </table:table-cell>
          <table:table-cell office:value-type="string">
            <text:p>&lt;b&gt;Interleukin-2&lt;/b&gt;</text:p>
          </table:table-cell>
          <table:table-cell table:style-name="ce4" office:value-type="string">
            <text:p>&lt;b&gt;Interleukin-2&lt;/b&gt;&lt;br&gt; &lt;b&gt;High Dose:&lt;/b&gt; 600,000-720,000 units/kg IV over 15 minutes, every 8 hours until toxicity or 14 doses; administer 2 courses separated by 5-9 days&lt;br&gt; Repeat 2-course cycle every 6-12 weeks&lt;br&gt; &lt;b&gt;Low Dose:&lt;/b&gt; 72,000 units/kg IV bolus every 8 hours up to 14 doses in 5 days. Repeat treatment following 7-10 days of rest&lt;br&gt; Repeat every 8 weeks&lt;br&gt; &lt;b&gt;OR&lt;/b&gt;&lt;br&gt; 18 million units/m<text:span text:style-name="T1">2</text:span><text:span text:style-name="T2">/d CIVI, days 1-5 and 12-17; repeat </text:span><text:span text:style-name="T2">cycle on day 35 &lt;b&gt;THEN&lt;/b&gt; <text:s/>9 million </text:span><text:span text:style-name="T2">units/m</text:span><text:span text:style-name="T1">2</text:span><text:span text:style-name="T2">/d CIVI, days 1-5&lt;br&gt; Repeat second </text:span><text:span text:style-name="T2">cycle every 28 days for 4 cycles</text:span></text:p>
          </table:table-cell>
          <table:table-cell table:style-name="ce4" office:value-type="string">
            <text:p>Moderate</text:p>
          </table:table-cell>
          <table:table-cell table:style-name="ce4" office:value-type="string">
            <text:p>Fyfe G, Fisher RI, Rosenberg SA, Sznol M, Parkinson DR, Louie AC. Results of treatment of 255 patients with metastatic renal cell carcinoma who received high-dose recombinant interleukin-2 therapy. $J Clin Oncol. 1995;13(3):688-696.$&lt;br&gt; Sleijfer DT, Janssen RAJ, Buter J, et al. Phase II study of subcutaneous interleukin-2 in unselected patients with advanced renal cell cancer on an outpatient basis. $J Clin Oncol. 1992;10(7):1119-1123.$&lt;br&gt; Yang JC, Sherry R, Steinberg SM, et al. Randomized study of high-dose and low-dose interleukin-2 in patients with metastatic renal cancer. $J Clin Oncol. 2003;21(16):3127-3132.$</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Pazopanib&lt;/b&gt;</text:p>
          </table:table-cell>
          <table:table-cell table:style-name="ce4" office:value-type="string">
            <text:p>&lt;b&gt;Pazopanib&lt;/b&gt; 800 mg PO daily&lt;br&gt; Repeat every 6 weeks for 4 cycles &lt;b&gt;THEN&lt;/b&gt; every 8 weeks</text:p>
          </table:table-cell>
          <table:table-cell table:style-name="ce4" office:value-type="string">
            <text:p>Minimal-Low</text:p>
          </table:table-cell>
          <table:table-cell table:style-name="ce4" office:value-type="string">
            <text:p>Sternberg CN, Szcylic C, Lee E, et al. A randomized double blind Phase III study of pazopanib in treatment-naïve and cytokine-pretreated patients with advanced renal cell carcinoma (RCC). $J Clin Oncol. 2009;27 (Suppl 15):5021.$</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Sorafenib&lt;/b&gt;</text:p>
          </table:table-cell>
          <table:table-cell table:style-name="ce4" office:value-type="string">
            <text:p>&lt;b&gt;Sorafenib&lt;/b&gt; 400 mg PO bid</text:p>
          </table:table-cell>
          <table:table-cell table:style-name="ce4" office:value-type="string">
            <text:p>Minimal-Low</text:p>
          </table:table-cell>
          <table:table-cell table:style-name="ce4" office:value-type="string">
            <text:p>Escudier B, Eisen T, Stadler WM, et al. Sorafenib in advanced clear-cell renal-cell carcinoma. $N Engl J Med. 2007;356(2):125-134.$</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Sunitinib&lt;/b&gt;</text:p>
          </table:table-cell>
          <table:table-cell table:style-name="ce4" office:value-type="string">
            <text:p>&lt;b&gt;Sunitinib malate&lt;/b&gt; 50 mg/d for 28 days,&lt;br&gt; &lt;b&gt;FOLLOWED BY&lt;/b&gt; 2 weeks off</text:p>
          </table:table-cell>
          <table:table-cell table:style-name="ce4" office:value-type="string">
            <text:p>Minimal-Low</text:p>
          </table:table-cell>
          <table:table-cell table:style-name="ce4" office:value-type="string">
            <text:p>Motzer RJ, Hutson TE, Tomczak P, et al. Sunitinib versus interferon alfa in metastatic renal-cell carcinoma. $N Engl J Med. 2007;356(2):115-124$</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Temsirolimus&lt;/b&gt;</text:p>
          </table:table-cell>
          <table:table-cell table:style-name="ce4" office:value-type="string">
            <text:p>&lt;b&gt;Temsirolimus&lt;/b&gt; 25 mg IV over 30 minutes weekly</text:p>
          </table:table-cell>
          <table:table-cell table:style-name="ce4" office:value-type="string">
            <text:p>Low</text:p>
          </table:table-cell>
          <table:table-cell table:style-name="ce4" office:value-type="string">
            <text:p>Hudes G, Carducci M, Tomczak P, et al. Temsirolimus, interferon alpha, or both for advanced renal-cell carcinoma. $N Engl J Med. 2007;356(22):2271-2281.$</text:p>
          </table:table-cell>
          <table:table-cell table:number-columns-repeated="1014"/>
        </table:table-row>
        <table:table-row table:style-name="ro6">
          <table:table-cell table:number-columns-repeated="4"/>
          <table:table-cell office:value-type="string">
            <text:p>&lt;b&gt;Genitourinary Malignancy - Testicular&lt;/b&gt;</text:p>
          </table:table-cell>
          <table:table-cell office:value-type="string">
            <text:p>&lt;b&gt;Combination Regimens&lt;/b&gt;</text:p>
          </table:table-cell>
          <table:table-cell office:value-type="string">
            <text:p>&lt;b&gt;BEP&lt;/b&gt;</text:p>
          </table:table-cell>
          <table:table-cell table:style-name="ce4" office:value-type="string">
            <text:p>&lt;b&gt;Bleomycin&lt;/b&gt; 30 units IV bolus, weekly for 12 weeks&lt;br&gt; &lt;b&gt;Etoposide&lt;/b&gt; 100 mg/m&lt;sup&gt;2&lt;/sup&gt;<text:span text:style-name="T2">/d IV over 30-60 </text:span><text:span text:style-name="T2">minutes,days 1-5&lt;br&gt; &lt;b&gt;Cisplatin&lt;/b&gt; 20 </text:span><text:span text:style-name="T2">mg/m&lt;sup&gt;2&lt;/sup&gt;/d IV over 30-60 minutes, </text:span><text:span text:style-name="T2">days 1-5&lt;br&gt; Repeat every 21 days for 4 </text:span><text:span text:style-name="T2">courses</text:span></text:p>
          </table:table-cell>
          <table:table-cell table:style-name="ce4" office:value-type="string">
            <text:p>High</text:p>
          </table:table-cell>
          <table:table-cell table:style-name="ce4" office:value-type="string">
            <text:p>Nichols CR, Catalano PJ, Crawford ED, et al. Randomized comparison of cisplatin and etoposide and either bleomycin or ifosfamide in treatment of advanced disseminated germ cell tumors: an Eastern Cooperative Oncology Group, jSouthwest Oncology Group, and Cancer and Leukemia Group B Study. $J Clin Oncol. 1998;16(4):1287-1293.$</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EP&lt;/b&gt;</text:p>
          </table:table-cell>
          <table:table-cell table:style-name="ce4" office:value-type="string">
            <text:p>&lt;b&gt;Etoposide&lt;/b&gt; 100 mg/m&lt;sup&gt;2&lt;/sup&gt;<text:span text:style-name="T2">/d </text:span><text:span text:style-name="T2">CIVI, days 1-5&lt;br&gt; &lt;b&gt;Cisplatin&lt;/b&gt; 20 </text:span><text:span text:style-name="T2">mg/m&lt;sup&gt;2&lt;/sup&gt;/d IV, days 1-5&lt;br&gt; </text:span><text:span text:style-name="T2">Repeat once after 21 days</text:span></text:p>
          </table:table-cell>
          <table:table-cell table:style-name="ce4" office:value-type="string">
            <text:p>High</text:p>
          </table:table-cell>
          <table:table-cell table:style-name="ce4" office:value-type="string">
            <text:p>Motzer RJ, Sheinfeld J, Mazumdar M, et al. Etoposide and cisplatin adjuvant therapy for patients with pathologic stage II germ cell tumors. $J Clin Oncol. 1995;13(11):2700-2704.$</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TIP&lt;/b&gt;</text:p>
          </table:table-cell>
          <table:table-cell table:style-name="ce4" office:value-type="string">
            <text:p>&lt;b&gt;Paclitaxel&lt;sup&gt;a&lt;/sup&gt;&lt;/b&gt;<text:span text:style-name="T2"> 250 </text:span><text:span text:style-name="T2">mg/m&lt;sup&gt;2&lt;/sup&gt;/d CIVI over 24 hours, </text:span><text:span text:style-name="T2">day 1&lt;br&gt; &lt;b&gt;Ifosfamide&lt;/b&gt; 1,500 </text:span><text:span text:style-name="T2">mg/m&lt;sup&gt;2&lt;/sup&gt;/d IV over 1 hour, days 2-</text:span><text:span text:style-name="T2">5&lt;br&gt; &lt;b&gt;Cisplatin&lt;/b&gt; 25 </text:span><text:span text:style-name="T2">mg/m&lt;sup&gt;2&lt;/sup&gt;/d IV over 30 minutes, </text:span><text:span text:style-name="T2">days 2-5&lt;br&gt; &lt;b&gt;Mesna&lt;/b&gt; 500 </text:span><text:span text:style-name="T2">mg/m&lt;sup&gt;2&lt;/sup&gt; IV before ifosfamide, and </text:span><text:span text:style-name="T2">at 4 and 8 hours after ifosfamide daily, days </text:span><text:span text:style-name="T2">2-5&lt;br&gt; &lt;b&gt;Filgrastim&lt;/b&gt; 5 mcg/kg/d SQ, </text:span><text:span text:style-name="T2">days 7-18&lt;br&gt; Repeat every 21 days for 4 </text:span><text:span text:style-name="T2">cycles</text:span></text:p>
          </table:table-cell>
          <table:table-cell table:style-name="ce4" office:value-type="string">
            <text:p>High</text:p>
          </table:table-cell>
          <table:table-cell table:style-name="ce4" office:value-type="string">
            <text:p>Kondagunta GV, Bacik J, Donadio A, et al. Combination of paclitaxel, ifosfamide, and cisplatin is an effective second-line therapy for patients with relapsed testicular germ cell tumors. $J Oncol. 2005;23(27):6549-6555.$</text:p>
          </table:table-cell>
          <table:table-cell table:number-columns-repeated="1014"/>
        </table:table-row>
        <table:table-row table:style-name="ro17">
          <table:table-cell table:number-columns-repeated="5"/>
          <table:table-cell office:value-type="string">
            <text:p>&lt;b&gt;Combination Regimens&lt;/b&gt;</text:p>
          </table:table-cell>
          <table:table-cell office:value-type="string">
            <text:p>&lt;b&gt;VIP&lt;/b&gt;</text:p>
          </table:table-cell>
          <table:table-cell table:style-name="ce4" office:value-type="string">
            <text:p>&lt;b&gt;Vinblastine&lt;/b&gt; 0.11 mg/kg/d IV, days 1, 2&lt;br&gt; &lt;b&gt;OR&lt;/b&gt;&lt;br&gt; &lt;b&gt;Etoposide&lt;/b&gt; 75 mg/m&lt;sup&gt;2&lt;/sup&gt;<text:span text:style-name="T2">/d IV, days 1-5&lt;br&gt; </text:span><text:span text:style-name="T2">&lt;b&gt;AND&lt;/b&gt;&lt;br&gt; &lt;b&gt;Infosfamide&lt;/b&gt; </text:span><text:span text:style-name="T2">1,2000 mg/m&lt;sup&gt;2&lt;/sup&gt;/d IV, days 1-</text:span><text:span text:style-name="T2">5&lt;br&gt; &lt;b&gt;Cisplatin&lt;/b&gt; </text:span><text:span text:style-name="T2">20mg/m&lt;sup&gt;2&lt;/sup&gt;/d IV, days 1-5&lt;br&gt; </text:span><text:span text:style-name="T2">&lt;b&gt;Mesna&lt;/b&gt; 400 mg IV 15 minutes prior to </text:span><text:span text:style-name="T2">ifosfamide, &lt;b&gt;THEN&lt;/b&gt; 1,200 mg/d CIVI, </text:span><text:span text:style-name="T2">days 1-5&lt;br&gt; Repeat every 21 days for 4 </text:span><text:span text:style-name="T2">cycles</text:span></text:p>
          </table:table-cell>
          <table:table-cell table:style-name="ce4" office:value-type="string">
            <text:p>High</text:p>
          </table:table-cell>
          <table:table-cell table:style-name="ce4" office:value-type="string">
            <text:p>Loehrer PJ, Lauer R, Roth BJ, et al. Salvage therapy in recurrent germ-cell cancer: ifosfamide and cisplatin plus either vinblastine or etoposide. $Ann Intern Med. 1988;109(7):540-546.$</text:p>
          </table:table-cell>
          <table:table-cell table:number-columns-repeated="1014"/>
        </table:table-row>
        <table:table-row table:style-name="ro20">
          <table:table-cell table:number-columns-repeated="4"/>
          <table:table-cell office:value-type="string">
            <text:p>&lt;b&gt;Gynecologic Malignancy - Cervical&lt;/b&gt;</text:p>
          </table:table-cell>
          <table:table-cell office:value-type="string">
            <text:p>&lt;b&gt;Combination Regimens&lt;/b&gt;</text:p>
          </table:table-cell>
          <table:table-cell office:value-type="string">
            <text:p>&lt;b&gt;Cisplatin/Fluorouracil&lt;/b&gt;</text:p>
          </table:table-cell>
          <table:table-cell table:style-name="ce4" office:value-type="string">
            <text:p>&lt;b&gt;Cisplatin&lt;/b&gt; 75 mg/m&lt;sup&gt;2&lt;/sup&gt;<text:span text:style-name="T2"> IV </text:span><text:span text:style-name="T2">over 4 hours, day 1, given within 16 hours of </text:span><text:span text:style-name="T2">the first dose of RT&lt;br&gt; &lt;b&gt;Fluorouracil&lt;/b&gt; </text:span><text:span text:style-name="T2">4,000 mg/m&lt;sup&gt;2&lt;/sup&gt; CIVI over 96 </text:span><text:span text:style-name="T2">hours, days 2-5&lt;br&gt; Repeat every 21 days </text:span><text:span text:style-name="T2">for 3 cycles&lt;br&gt; &lt;b&gt;OR&lt;/b&gt;&lt;br&gt; </text:span><text:span text:style-name="T2">&lt;b&gt;Cisplatin&lt;/b&gt; 50 mg/m&lt;sup&gt;2&lt;/sup&gt;/d </text:span><text:span text:style-name="T2">IV, days 1, 29, given 4 hours before the first </text:span><text:span text:style-name="T2">dose of RT&lt;br&gt; &lt;b&gt;Fluorouracil&lt;/b&gt; 1,000 </text:span><text:span text:style-name="T2">mg/m&lt;sup&gt;2&lt;/sup&gt;/d IV, days 2-5, 30-33</text:span></text:p>
          </table:table-cell>
          <table:table-cell table:style-name="ce4" office:value-type="string">
            <text:p>High</text:p>
          </table:table-cell>
          <table:table-cell table:style-name="ce4" office:value-type="string">
            <text:p>Morris M, Eifel PJ, Lu J, et al. Pelvic radiation with concurrent chemoterapy compared with pelvic and para-aortic radiation for high-risk cervical cancer. $N Engl J Med. 1999;340(15):1137-1143.$&lt;br&gt; Whitney CW, Sausse W, Bundy BN, et al. Randomized commparison of fluorouuracil plus cisplatin versus hydroxyurea as an adjunct to radiation therapy in stage IIB-IVA carcinoma of the cervix with negative para-aortic lymph nodes: a Gynecologic Oncology Group and Southwest Oncology Group Study. $J Clin Oncol. 1999;17(5):1339-1348.$</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Cisplatin/Topotecan&lt;/b&gt;</text:p>
          </table:table-cell>
          <table:table-cell table:style-name="ce4" office:value-type="string">
            <text:p>&lt;b&gt;Cisplatin&lt;/b&gt; 50 mg/m&lt;sup&gt;2&lt;/sup&gt;<text:span text:style-name="T2"> IV, </text:span><text:span text:style-name="T2">day 1&lt;br&gt; &lt;b&gt;Topotecan&lt;/b&gt; 0.75 </text:span><text:span text:style-name="T2">mg/m&lt;sup&gt;2&lt;/sup&gt;/d IV, days 1-3&lt;br&gt; </text:span><text:span text:style-name="T2">Repeat every 21 days</text:span></text:p>
          </table:table-cell>
          <table:table-cell table:style-name="ce4" office:value-type="string">
            <text:p>High</text:p>
          </table:table-cell>
          <table:table-cell table:style-name="ce4" office:value-type="string">
            <text:p>Long HJ, Bundy BN, Grendys EC, et al. Randomized Phase III trial of cisplatin with or without topotecan in carcinoma of the uterine cervix: a Gynecologic Oncology Group study. $J Clin Oncol. 2005;23(21):4626-4633.$</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C-P&lt;/b&gt;</text:p>
          </table:table-cell>
          <table:table-cell table:style-name="ce4" office:value-type="string">
            <text:p>&lt;b&gt;Cisplatin&lt;/b&gt; 50 mg/m2 IV, day 1&lt;br&gt; &lt;b&gt;Paclitaxel&lt;sup&gt;a&lt;/sup&gt;&lt;/b&gt;<text:span text:style-name="T2"> 135 </text:span><text:span text:style-name="T2">mg/m&lt;sup&gt;2&lt;/sup&gt; CIVI over 24 hours&lt;br&gt; </text:span><text:span text:style-name="T2">Repeat every 21 days for 6 cycles</text:span></text:p>
          </table:table-cell>
          <table:table-cell table:style-name="ce4" office:value-type="string">
            <text:p>High</text:p>
          </table:table-cell>
          <table:table-cell table:style-name="ce4" office:value-type="string">
            <text:p>Monk BJ, Sill MW, McMeekin DS, et al. Phase III trial of four cisplatin-containing doublet commbinations in stage IVB recurrent or persistent cervical carcinoma: A Gynecologic Group Study. $J Clin Oncol. 2009;27(28):4649-4655.$</text:p>
          </table:table-cell>
          <table:table-cell table:number-columns-repeated="1014"/>
        </table:table-row>
        <table:table-row table:style-name="ro4">
          <table:table-cell table:number-columns-repeated="5"/>
          <table:table-cell office:value-type="string">
            <text:p>&lt;b&gt;Single-Agent Regimens&lt;/b&gt;</text:p>
          </table:table-cell>
          <table:table-cell office:value-type="string">
            <text:p>&lt;b&gt;Cisplatin&lt;/b&gt;</text:p>
          </table:table-cell>
          <table:table-cell table:style-name="ce4" office:value-type="string">
            <text:p>&lt;b&gt;Cisplatin&lt;/b&gt; 40 mg/m&lt;sup&gt;2&lt;/sup&gt;<text:span text:style-name="T2"> IV </text:span><text:span text:style-name="T2">once per week during RT for up to 6 doses, </text:span><text:span text:style-name="T2">&lt;b&gt;FOLLOWED BY&lt;/b&gt; hysterectomy 3-6 </text:span><text:span text:style-name="T2">weeks later; do not exceed 70 mg per dose</text:span></text:p>
          </table:table-cell>
          <table:table-cell table:style-name="ce4" office:value-type="string">
            <text:p>High</text:p>
          </table:table-cell>
          <table:table-cell table:style-name="ce4" office:value-type="string">
            <text:p>Keys HM, Bundy BN, Stehman FB, et al. Cisplatin, radiation, and adjuvant hysterectomy compared with radiation and adjuvant hysterectomy compared with radiation and adjuvant hysterectomy for bulky stage IB cervical carcinoma. $N Engl J Med. 1999;340(15):1154-1161.$</text:p>
          </table:table-cell>
          <table:table-cell table:number-columns-repeated="1014"/>
        </table:table-row>
        <table:table-row table:style-name="ro10">
          <table:table-cell table:number-columns-repeated="4"/>
          <table:table-cell table:style-name="ce4" office:value-type="string">
            <text:p>&lt;b&gt;Gynecologic Malignancy - Endometrial&lt;/b&gt;</text:p>
          </table:table-cell>
          <table:table-cell office:value-type="string">
            <text:p>&lt;b&gt;Combination Regimens&lt;/b&gt;</text:p>
          </table:table-cell>
          <table:table-cell office:value-type="string">
            <text:p>&lt;b&gt;Cisplatin/Doxorubicin&lt;/b&gt;</text:p>
          </table:table-cell>
          <table:table-cell table:style-name="ce4" office:value-type="string">
            <text:p>&lt;b&gt;Doxorubicin&lt;/b&gt; 60 mg/m&lt;sup&gt;2&lt;/sup&gt;<text:span text:style-name="T2"> </text:span><text:span text:style-name="T2">IV day 1&lt;br&gt; &lt;b&gt;Cisplatin&lt;/b&gt; 50 </text:span><text:span text:style-name="T2">mg/m&lt;sup&gt;2&lt;/sup&gt; IV, day 1, cycles 1-7&lt;br&gt; </text:span><text:span text:style-name="T2">Repeat cycle every 21 days for 8 cycles</text:span></text:p>
          </table:table-cell>
          <table:table-cell table:style-name="ce4" office:value-type="string">
            <text:p>High</text:p>
          </table:table-cell>
          <table:table-cell table:style-name="ce4" office:value-type="string">
            <text:p>Randall ME, Filiaci VL, Muss H, et al. Randomized phase III trial of whole-abdominal irradiation versus doxorubicin and cisplatin chemotherapy in advanced endometrial carcinoma: a Gynecologic Oncology Group Study. $J Clin Oncol. 2006;24(1):36-44.$</text:p>
          </table:table-cell>
          <table:table-cell table:number-columns-repeated="1014"/>
        </table:table-row>
        <table:table-row table:style-name="ro21">
          <table:table-cell table:number-columns-repeated="5"/>
          <table:table-cell office:value-type="string">
            <text:p>&lt;b&gt;Combination Regimens&lt;/b&gt;</text:p>
          </table:table-cell>
          <table:table-cell office:value-type="string">
            <text:p>&lt;b&gt;TAP&lt;/b&gt;</text:p>
          </table:table-cell>
          <table:table-cell table:style-name="ce4" office:value-type="string">
            <text:p>&lt;b&gt;Doxorubicin&lt;/b&gt; 45 mg/m&lt;sup&gt;2&lt;/sup&gt;<text:span text:style-name="T2">, </text:span><text:span text:style-name="T2">day 1&lt;br&gt; &lt;b&gt;FOLLOWED IMMEDIATELY </text:span><text:span text:style-name="T2">BY&lt;/b&gt;&lt;br&gt; &lt;b&gt;Cisplatin&lt;/b&gt; 50 </text:span><text:span text:style-name="T2">mg/m&lt;sup&gt;2&lt;/sup&gt;, day 1&lt;br&gt; </text:span><text:span text:style-name="T2">&lt;b&gt;Paclitaxel&lt;sup&gt;a&lt;/sup&gt;&lt;/b&gt; 160 </text:span><text:span text:style-name="T2">mg/m&lt;sup&gt;2&lt;/sup&gt; over 3 hours, day 2&lt;br&gt; </text:span><text:span text:style-name="T2">&lt;b&gt;Filgrastim&lt;/b&gt; 5 mcg/kg d SQ, days 3-</text:span><text:span text:style-name="T2">12&lt;br&gt; Repeat every 21 days for a maximum </text:span><text:span text:style-name="T2">of 7 cycles</text:span></text:p>
          </table:table-cell>
          <table:table-cell table:style-name="ce4" office:value-type="string">
            <text:p>High</text:p>
          </table:table-cell>
          <table:table-cell table:style-name="ce4" office:value-type="string">
            <text:p>Fleming GF, Brunetto VL, Cella D, et al. Phase III trial of doxorubicin plus cisplatin with or without paclitaxel plus filgrastimin advanced endometrial carcinoma: a Gynecologic Oncology Group Study. $J Clin Oncol. 2004;22(11):2159-2166.$</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Doxorubicin&lt;/b&gt;</text:p>
          </table:table-cell>
          <table:table-cell table:style-name="ce4" office:value-type="string">
            <text:p>&lt;b&gt;Doxorubicin&lt;/b&gt; 60 mg/m&lt;sup&gt;2&lt;/sup&gt;<text:span text:style-name="T2"> </text:span><text:span text:style-name="T2">IV every 21 days (maximum cumulative dose, </text:span><text:span text:style-name="T2">500 mg/m&lt;sup&gt;2&lt;/sup&gt;)&lt;br&gt; Repeat every </text:span><text:span text:style-name="T2">21 days</text:span></text:p>
          </table:table-cell>
          <table:table-cell table:style-name="ce4" office:value-type="string">
            <text:p>Moderate</text:p>
          </table:table-cell>
          <table:table-cell table:style-name="ce4" office:value-type="string">
            <text:p>Thigpen JT, Brady MF, Homesly HD, et al. Phase III trial of doxorubicin with or without cisplatin in advanced endometrial carcinoma: A Gynecologic Oncology Group Study. $J Clin Oncol. 2004;22(19):3902-3908.$</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Medroxy-progesterone&lt;/b&gt;</text:p>
          </table:table-cell>
          <table:table-cell table:style-name="ce4" office:value-type="string">
            <text:p>&lt;b&gt;Medroxyprogesterone acetate&lt;/b&gt; 200 mg/d PO</text:p>
          </table:table-cell>
          <table:table-cell table:style-name="ce4" office:value-type="string">
            <text:p>Not Applicable</text:p>
          </table:table-cell>
          <table:table-cell table:style-name="ce4" office:value-type="string">
            <text:p>Thigpen JT, Brady MF, Alvarez RD, et al. Oral medroxyprogesterone acetate in the treatment of advanced or recurrent endometrial carcinoma: a dose-response study by the Gynecological Oncology Group. $J Clin Oncol. 1999;17(6):1736-1744.$</text:p>
          </table:table-cell>
          <table:table-cell table:number-columns-repeated="1014"/>
        </table:table-row>
        <table:table-row table:style-name="ro10">
          <table:table-cell table:number-columns-repeated="4"/>
          <table:table-cell table:style-name="ce4" office:value-type="string">
            <text:p>&lt;b&gt;Gynecologic Malignancy - Ovarian/Epithelial&lt;/b&gt;</text:p>
          </table:table-cell>
          <table:table-cell office:value-type="string">
            <text:p>&lt;b&gt;Combination Regimens&lt;/b&gt;</text:p>
          </table:table-cell>
          <table:table-cell office:value-type="string">
            <text:p>&lt;b&gt;Carbo-Docetaxel&lt;/b&gt;</text:p>
          </table:table-cell>
          <table:table-cell table:style-name="ce4" office:value-type="string">
            <text:p>&lt;b&gt;Docetaxel&lt;sup&gt;b&lt;/sup&gt;&lt;/b&gt;<text:span text:style-name="T2"> 75 </text:span><text:span text:style-name="T2">mg/m&lt;sup&gt;2&lt;/sup&gt; IV over 1 hour, day </text:span><text:span text:style-name="T2">1,&lt;br&gt; &lt;b&gt;FOLLOWED BY&lt;/b&gt;&lt;br&gt; </text:span><text:span text:style-name="T2">&lt;b&gt;Carboplatin&lt;/b&gt; dose targeted by Calvert </text:span><text:span text:style-name="T2">equation to AUC of 5 IV over 1 hour day </text:span><text:span text:style-name="T2">1&lt;br&gt; Repeat every 21 days for 6 cycles</text:span></text:p>
          </table:table-cell>
          <table:table-cell table:style-name="ce4" office:value-type="string">
            <text:p>Moderate</text:p>
          </table:table-cell>
          <table:table-cell table:style-name="ce4" office:value-type="string">
            <text:p>Vasey PA, Jayson GC, Gordon A, et al. Phase III randomized trial of docetaxel-carboplatin versus paclitaxel-carboplatin as first-line chemotherapy for ovarian carcinoma. $J Natl Cancer Inst. 2004;96(22):1682-1691.$</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Carbo-Tax&lt;/b&gt;</text:p>
          </table:table-cell>
          <table:table-cell table:style-name="ce4" office:value-type="string">
            <text:p>&lt;b&gt;Paclitaxel&lt;sup&gt;a&lt;/sup&gt;&lt;/b&gt;<text:span text:style-name="T2"> 175 </text:span><text:span text:style-name="T2">mg/m&lt;sup&gt;2&lt;/sup&gt; IV over 3 hours, day </text:span><text:span text:style-name="T2">1&lt;br&gt; &lt;b&gt;Carboplatin&lt;/b&gt; dose targeted by </text:span><text:span text:style-name="T2">Calvert equation to AUC of 5 IV <text:s/>day 1&lt;br&gt; </text:span><text:span text:style-name="T2">Repeat every 21 days</text:span></text:p>
          </table:table-cell>
          <table:table-cell table:style-name="ce4" office:value-type="string">
            <text:p>Moderate</text:p>
          </table:table-cell>
          <table:table-cell table:style-name="ce4" office:value-type="string">
            <text:p>Neijt JP, Engelholm SA, Tuxen MK, et al. Exploratory phase III study of paclitaxel and cisplatin versus paclitaxel and carboplatin in advanced ovarian cancer. $J Clin Oncol. 2000;18(17):3084-3092.$</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CD (Doxil/Carboplatin)&lt;/b&gt;</text:p>
          </table:table-cell>
          <table:table-cell table:style-name="ce4" office:value-type="string">
            <text:p>&lt;b&gt;Liposomal doxorubicin&lt;/b&gt; 30 mg/m&lt;sup&gt;2&lt;/sup&gt;<text:span text:style-name="T2"> IV, day 1 </text:span><text:span text:style-name="T2">&lt;b&gt;Carboplatin&lt;/b&gt; dose targeted by Calvert </text:span><text:span text:style-name="T2">formula equation to AUC of 5 IV day 1&lt;br&gt; </text:span><text:span text:style-name="T2">Repeat every 28 days</text:span></text:p>
          </table:table-cell>
          <table:table-cell table:style-name="ce4" office:value-type="string">
            <text:p>Moderate</text:p>
          </table:table-cell>
          <table:table-cell table:style-name="ce4" office:value-type="string">
            <text:p>Pujade-Lauraine E, Wagner U, Aavall-Lundqvist E, et al. Pegylated liposomal doxorubicin and carboplatin compared with paclitaxel and carboplatin for patients with platinum-sensitive ovarian cancer in late relppase. $J Clin Oncol. 2010;28:3323-3329.$</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CT&lt;/b&gt;</text:p>
          </table:table-cell>
          <table:table-cell table:style-name="ce4" office:value-type="string">
            <text:p>&lt;b&gt;Paclitaxel&lt;sup&gt;a&lt;/sup&gt;&lt;/b&gt;<text:span text:style-name="T2"> 135 </text:span><text:span text:style-name="T2">mg/m&lt;sup&gt;2&lt;/sup&gt; CIVI over 24 hours, day </text:span><text:span text:style-name="T2">1&lt;br&gt; &lt;b&gt;Cisplatin&lt;sup&gt;g&lt;/sup&gt;&lt;/b&gt; 75 </text:span><text:span text:style-name="T2">mg/m&lt;sup&gt;2&lt;/sup&gt; IV, day 1&lt;br&gt; Repeat </text:span><text:span text:style-name="T2">every 21 days for 6 courses&lt;br&gt; </text:span><text:span text:style-name="T2">&lt;b&gt;OR&lt;/b&gt;&lt;br&gt; </text:span><text:span text:style-name="T2">&lt;b&gt;Paclitaxel&lt;sup&gt;a&lt;/sup&gt;&lt;/b&gt; 175 </text:span><text:span text:style-name="T2">mg/m&lt;sup&gt;2&lt;/sup&gt; IV over 3 hours, day </text:span><text:span text:style-name="T2">1&lt;br&gt; &lt;b&gt;Cisplatin&lt;sup&gt;g&lt;/sup&gt;&lt;/b&gt; 75 </text:span><text:span text:style-name="T2">mg/m&lt;sup&gt;2&lt;/sup&gt; IV, day 1&lt;br&gt; Repeat </text:span><text:span text:style-name="T2">every 21 days</text:span></text:p>
          </table:table-cell>
          <table:table-cell table:style-name="ce4" office:value-type="string">
            <text:p>High</text:p>
          </table:table-cell>
          <table:table-cell table:style-name="ce4" office:value-type="string">
            <text:p>McGuire WP, Hoskins WJ, Brady MF, et al. Cyclo-phosphamide and cisplatin compared with paclitaxel and cisplatin in patients with stage III and stage IV ovarian cancer. $N Engl J Med. 1996;334(1):1-6.$&lt;br&gt; Neijt JP, Engelholm SA, Tuxen MK, et al. Exploratory phase III study of paclitaxel and cisplatin versus paclitaxel and carboplatin in advanced ovarian cancer. $J Clin Oncol. 2000;18(17):3084-3092.$</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GC&lt;/b&gt;</text:p>
          </table:table-cell>
          <table:table-cell table:style-name="ce4" office:value-type="string">
            <text:p>&lt;b&gt;Gemcitabine&lt;/b&gt; 1,000 mg/m&lt;sup&gt;2&lt;/sup&gt;<text:span text:style-name="T2"> IV, days 1, 8&lt;br&gt; </text:span><text:span text:style-name="T2">&lt;b&gt;Carboplatin&lt;/b&gt; AUC of 4, IV, day 1&lt;br&gt; </text:span><text:span text:style-name="T2">Repeat every 21 days for 6 cycles</text:span></text:p>
          </table:table-cell>
          <table:table-cell table:style-name="ce4" office:value-type="string">
            <text:p>Moderate</text:p>
          </table:table-cell>
          <table:table-cell table:style-name="ce4" office:value-type="string">
            <text:p>Pfisterer J, Plante M, Vergote I, et al. Gemcitabine plus carboplatin compared with carboplatin in patients with platinum-sensitive recurrent ovarian cancer: an intergroup trial of the AGO-OVAR, the NCIC CTG, and the EORTC GCG. $J Clin Oncol. 2006;24(29):4699-4707.$</text:p>
          </table:table-cell>
          <table:table-cell table:number-columns-repeated="1014"/>
        </table:table-row>
        <table:table-row table:style-name="ro3">
          <table:table-cell table:number-columns-repeated="5"/>
          <table:table-cell office:value-type="string">
            <text:p>&lt;b&gt;Combination Regimens&lt;/b&gt;</text:p>
          </table:table-cell>
          <table:table-cell office:value-type="string">
            <text:p>&lt;b&gt;Intraperitoneal CT&lt;/b&gt;</text:p>
          </table:table-cell>
          <table:table-cell table:style-name="ce4" office:value-type="string">
            <text:p>&lt;b&gt;Paclitaxel&lt;sup&gt;a&lt;/sup&gt;&lt;/b&gt;<text:span text:style-name="T2"> 135 </text:span><text:span text:style-name="T2">mg/m&lt;sup&gt;2&lt;/sup&gt;</text:span><text:span text:style-name="T1"> </text:span><text:span text:style-name="T2">CIVI over 24 hours, day </text:span><text:span text:style-name="T2">1&lt;br&gt; &lt;b&gt;Cisplatin&lt;sup&gt;g&lt;/sup&gt;&lt;/b&gt; 100 </text:span><text:span text:style-name="T2">mg/m&lt;sup&gt;2&lt;/sup&gt; IP, day 2&lt;br&gt; </text:span><text:span text:style-name="T2">&lt;b&gt;Paclitaxel&lt;sup&gt;a&lt;/sup&gt;&lt;/b&gt; 60 </text:span><text:span text:style-name="T2">mg/m&lt;sup&gt;2&lt;/sup&gt; IP, day 8&lt;br&gt; Repeat </text:span><text:span text:style-name="T2">every 21 days for 6 courses</text:span></text:p>
          </table:table-cell>
          <table:table-cell table:style-name="ce4" office:value-type="string">
            <text:p>High</text:p>
          </table:table-cell>
          <table:table-cell table:style-name="ce4" office:value-type="string">
            <text:p>Armstrong DK, Bundy B, Wenzel L, et al. Intraperitoneal cisplatin and paclitaxel in ovarian cancer. $N Engl J Med. 2006;354(1):34-43.$</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Altretamine&lt;/b&gt;</text:p>
          </table:table-cell>
          <table:table-cell table:style-name="ce4" office:value-type="string">
            <text:p>&lt;b&gt;Altretamine&lt;/b&gt; 260 mg/m&lt;sup&gt;2&lt;/sup&gt;<text:span text:style-name="T2">/d PO in 4 divided dose </text:span><text:span text:style-name="T2">after meals and at bedtime for 14 days&lt;br&gt; </text:span><text:span text:style-name="T2">Repeat every 28 days</text:span></text:p>
          </table:table-cell>
          <table:table-cell table:style-name="ce4" office:value-type="string">
            <text:p>Moderate-High</text:p>
          </table:table-cell>
          <table:table-cell table:style-name="ce4" office:value-type="string">
            <text:p>Markman M, Blessing JA, Moore D, Ball H, Lentz SS. Altretamine (hexamethylmelamine) in platinum-resistant and platinum-refractory ovarian cancer: a Gynecologic Oncology Group phase II trial. $Gynecol Oncol. 1998;69(3):226-229.$</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Bevacizumab&lt;/b&gt;</text:p>
          </table:table-cell>
          <table:table-cell table:style-name="ce4" office:value-type="string">
            <text:p>&lt;b&gt;Bevacizumab&lt;/b&gt; 15 mg/kg IV, day 1&lt;br&gt; Repeat every 21 days until disease progression </text:p>
          </table:table-cell>
          <table:table-cell table:style-name="ce4" office:value-type="string">
            <text:p>Minimal</text:p>
          </table:table-cell>
          <table:table-cell table:style-name="ce4" office:value-type="string">
            <text:p>Burger RA, Sill MW, Monk BJ, et al. Phase II trial of bevacizumab in persistant or recurrent epithelial ovarian cancer or primary peritoneal cancer: a Gynecologic Oncology Group Study. $J Clin Oncol. 2007;25(33):5165-5171.$</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Gemcitabine&lt;/b&gt;</text:p>
          </table:table-cell>
          <table:table-cell table:style-name="ce4" office:value-type="string">
            <text:p>&lt;b&gt;Gemcitabine&lt;/b&gt; 800 mg/m&lt;sup&gt;2&lt;/sup&gt;<text:span text:style-name="T2">/d, days 1, 8, 15&lt;br&gt; </text:span><text:span text:style-name="T2">Repeat every 28 days</text:span></text:p>
          </table:table-cell>
          <table:table-cell table:style-name="ce4" office:value-type="string">
            <text:p>Low</text:p>
          </table:table-cell>
          <table:table-cell table:style-name="ce4" office:value-type="string">
            <text:p>Lund B, Hansen OP, Theilade K, Hansen M, Neijt JP. Phase II study of gemcitabine (2', 2' difluorodeoxycytidine) in previously treated ovarian cancer patients. $J Natl Cancer Inst. 1994;86(20):1530-1533.$</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Paclitaxel&lt;/b&gt;</text:p>
          </table:table-cell>
          <table:table-cell table:style-name="ce4" office:value-type="string">
            <text:p>&lt;b&gt;Paclitaxel&lt;sup&gt;a&lt;/sup&gt;&lt;/b&gt;<text:span text:style-name="T2"> 175 </text:span><text:span text:style-name="T2">mg/m&lt;sup&gt;2&lt;/sup&gt; IV over 3 hours&lt;br&gt; </text:span><text:span text:style-name="T2">Repeat every 21 days</text:span></text:p>
          </table:table-cell>
          <table:table-cell table:style-name="ce4" office:value-type="string">
            <text:p>Low</text:p>
          </table:table-cell>
          <table:table-cell table:style-name="ce4" office:value-type="string">
            <text:p>ten Bokkel Huinink W, Gore M, Carmichael J, et al. Topotecan versus paclitaxel for the treatment of recurrent epithelial ovarian cancer. $J Clin Oncol. 1997;15(6):2183-2193.$</text:p>
          </table:table-cell>
          <table:table-cell table:number-columns-repeated="1014"/>
        </table:table-row>
        <table:table-row table:style-name="ro4">
          <table:table-cell table:number-columns-repeated="5"/>
          <table:table-cell office:value-type="string">
            <text:p>&lt;b&gt;Single-Agent Regimens&lt;/b&gt;</text:p>
          </table:table-cell>
          <table:table-cell table:style-name="ce4" office:value-type="string">
            <text:p>&lt;b&gt;Pegylated liposomal doxorubicin&lt;/b&gt;</text:p>
          </table:table-cell>
          <table:table-cell table:style-name="ce4" office:value-type="string">
            <text:p>&lt;b&gt;Pegylated liposomal doxorubicin&lt;/b&gt; 50 mg/m&lt;sup&gt;2&lt;/sup&gt;<text:span text:style-name="T2"> IV every 28 days at an </text:span><text:span text:style-name="T2">initial rate of 1 mg/min; if no infusion-related </text:span><text:span text:style-name="T2">adverse events are observed, the infusion </text:span><text:span text:style-name="T2">rate can be increased to complete </text:span><text:span text:style-name="T2">administation over 1 hour</text:span></text:p>
          </table:table-cell>
          <table:table-cell table:style-name="ce4" office:value-type="string">
            <text:p>Low</text:p>
          </table:table-cell>
          <table:table-cell table:style-name="ce4" office:value-type="string">
            <text:p>Gordon AN, Granai CO, Rose CG, et al. Phase II study of liposomal doxorubicin in platinum- and paclitaxel-refractory epithelial ovarian cancer. $J Clin Oncol. 2000;18(17):3093-3100.$&lt;br&gt; Doxil [package insert]. $Raritan, NJ: Centocor Ortho Biotech Products, LP;2010.$</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Topotecan&lt;/b&gt;</text:p>
          </table:table-cell>
          <table:table-cell table:style-name="ce4" office:value-type="string">
            <text:p>&lt;b&gt;Topotecan&lt;/b&gt; 1.5 mg/m&lt;sup&gt;2&lt;/sup&gt;<text:span text:style-name="T2">/d </text:span><text:span text:style-name="T2">IV over 30 minutes, days 1-5&lt;br&gt; Repeat </text:span><text:span text:style-name="T2">every 21 days</text:span></text:p>
          </table:table-cell>
          <table:table-cell table:style-name="ce4" office:value-type="string">
            <text:p>Low</text:p>
          </table:table-cell>
          <table:table-cell table:style-name="ce4" office:value-type="string">
            <text:p>ten Bokkel Huinink W, Gore M, Carmichael J, et al. Topotecan versus paclitaxel for the treatment of recurrent epithelial ovarian cancer. $J Clin Oncol. 1997;15(6):2183-2193.$</text:p>
          </table:table-cell>
          <table:table-cell table:number-columns-repeated="1014"/>
        </table:table-row>
        <table:table-row table:style-name="ro21">
          <table:table-cell/>
          <table:table-cell office:value-type="string">
            <text:p>&lt;b&gt;Adult&lt;/b&gt;</text:p>
          </table:table-cell>
          <table:table-cell office:value-type="string">
            <text:p>&lt;b&gt;Solid&lt;/b&gt;</text:p>
          </table:table-cell>
          <table:table-cell/>
          <table:table-cell office:value-type="string">
            <text:p>&lt;b&gt;Head &amp; Neck Malignancies&lt;/b</text:p>
          </table:table-cell>
          <table:table-cell office:value-type="string">
            <text:p>&lt;b&gt;Combination Regimens&lt;/b&gt;</text:p>
          </table:table-cell>
          <table:table-cell table:style-name="ce4" office:value-type="string">
            <text:p>&lt;b&gt;Carboplatin/Fluorouracil/Cetuximab&lt;/b&gt;</text:p>
          </table:table-cell>
          <table:table-cell table:style-name="ce4" office:value-type="string">
            <text:p>&lt;b&gt;Carboplatin&lt;/b&gt; AUC of 5 calculated with Calvert formula IV, day 1&lt;br&gt; &lt;b&gt;Fluorouracil&lt;/b&gt; 1,000 mg/m&lt;sup&gt;2&lt;/sup&gt;<text:span text:style-name="T2">/d CIVI, days 1-4&lt;br&gt; </text:span><text:span text:style-name="T2">Repeat every 21 days for a maximum of 6 </text:span><text:span text:style-name="T2">cycles&lt;br&gt; &lt;b&gt;Cetuximab&lt;/b&gt; 400 </text:span><text:span text:style-name="T2">mg/m&lt;sup&gt;2&lt;/sup&gt; IV load over 4 hours, day </text:span><text:span text:style-name="T2">1 &lt;b&gt;THEN&lt;/b&gt; 250 mg/m&lt;sup&gt;2&lt;/sup&gt; IV </text:span><text:span text:style-name="T2">over 1 hour, weekly</text:span></text:p>
          </table:table-cell>
          <table:table-cell table:style-name="ce4" office:value-type="string">
            <text:p>Moderate</text:p>
          </table:table-cell>
          <table:table-cell table:style-name="ce4" office:value-type="string">
            <text:p>Vermorken JB, Mesia R, Rivera F, et al. Platinum-based chemotherapy plus cetuximab in head and neck cancer. $N Engl J Med. 2008;359(11):1116-1127.$</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CF&lt;/b&gt;</text:p>
          </table:table-cell>
          <table:table-cell table:style-name="ce4" office:value-type="string">
            <text:p>&lt;b&gt;Cisplatin&lt;/b&gt; 100 mg/m&lt;sup&gt;2&lt;/sup&gt;<text:span text:style-name="T2"> IV, </text:span><text:span text:style-name="T2">day 1&lt;br&gt; &lt;b&gt;5-Fluorouracil&lt;/b&gt; 1000 </text:span><text:span text:style-name="T2">mg/m&lt;sup&gt;2&lt;/sup&gt;/day CIVI, days 1-4&lt;br&gt; </text:span><text:span text:style-name="T2">Repeat every 21 days</text:span></text:p>
          </table:table-cell>
          <table:table-cell table:style-name="ce4" office:value-type="string">
            <text:p>High</text:p>
          </table:table-cell>
          <table:table-cell table:style-name="ce4" office:value-type="string">
            <text:p>Gibson MK, Li Y, Murphy B, et al. Randomized phase III evaluation of cisplatin plus fluorouracil versus cisplatin plus paclitaxel in advanced head and neck cancer (E1395): an intergroup trial of the Eastern Cooperative Oncology Group. $J Clin Oncol. 2005;23(15):3562-3567.$</text:p>
          </table:table-cell>
          <table:table-cell table:number-columns-repeated="1014"/>
        </table:table-row>
        <table:table-row table:style-name="ro6">
          <table:table-cell table:number-columns-repeated="5"/>
          <table:table-cell office:value-type="string">
            <text:p>&lt;b&gt;Combination Regimens&lt;/b&gt;</text:p>
          </table:table-cell>
          <table:table-cell table:style-name="ce4" office:value-type="string">
            <text:p>&lt;b&gt;Cisplatin/Fluorouracil/Cetuximab&lt;/b&gt;</text:p>
          </table:table-cell>
          <table:table-cell table:style-name="ce4" office:value-type="string">
            <text:p>&lt;b&gt;Cisplatin&lt;/b&gt; 100 mg/m&lt;sup&gt;2&lt;/sup&gt;<text:span text:style-name="T2"> IV, </text:span><text:span text:style-name="T2">day 1&lt;br&gt; &lt;b&gt;Fluorouracil&lt;/b&gt; 1,000 </text:span><text:span text:style-name="T2">mg/m&lt;sup&gt;2&lt;/sup&gt;/d CIVI, days 1-4&lt;br&gt; </text:span><text:span text:style-name="T2">Repeat every 21 days for a maximuum of 6 </text:span><text:span text:style-name="T2">cycles&lt;br&gt; &lt;b&gt;Cetuximab&lt;/b&gt; 400 </text:span><text:span text:style-name="T2">mg/m&lt;sup&gt;2&lt;/sup&gt; IV load over 4 hours, day </text:span><text:span text:style-name="T2">1 &lt;b&gt;THEN&lt;/b&gt; 250 mg/m&lt;sup&gt;2&lt;/sup&gt; IV </text:span><text:span text:style-name="T2">over 1 hour, weekly</text:span></text:p>
          </table:table-cell>
          <table:table-cell table:style-name="ce4" office:value-type="string">
            <text:p>High</text:p>
          </table:table-cell>
          <table:table-cell table:style-name="ce4" office:value-type="string">
            <text:p>Vermorken JB, Mesia R, Rivera F, et al. Platinum-based chemotherapy plus cetuximab in head and neck cancer. $N Engl J Med. 2008;359(11):1116-1127.$</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Cisplatin (radiation)&lt;/b&gt;</text:p>
          </table:table-cell>
          <table:table-cell table:style-name="ce4" office:value-type="string">
            <text:p>&lt;b&gt;Cisplatin&lt;/b&gt; 75 mg/m&lt;sup&gt;2&lt;/sup&gt;<text:span text:style-name="T1"> </text:span><text:span text:style-name="T2"><text:s/>IV, </text:span><text:span text:style-name="T2">days 1,22, 43 concomitantly with RT&lt;br&gt; </text:span><text:span text:style-name="T2">Repeat for 3 courses</text:span></text:p>
          </table:table-cell>
          <table:table-cell table:style-name="ce4" office:value-type="string">
            <text:p>High</text:p>
          </table:table-cell>
          <table:table-cell table:style-name="ce4" office:value-type="string">
            <text:p>Franchin G, Minatel E, Politi D, et al. Postoperative reduced dose of cisplatin concomitant with radiatoin therapy in high-risk head and neck squamous cell carcinoma. $Cancer. 2009;115(11):2464-2471.$</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CP&lt;/b&gt;</text:p>
          </table:table-cell>
          <table:table-cell table:style-name="ce4" office:value-type="string">
            <text:p>&lt;b&gt;Cisplatin&lt;/b&gt; 75 mg/m&lt;sup&gt;2&lt;/sup&gt;<text:span text:style-name="T2">, day </text:span><text:span text:style-name="T2">1 and&lt;br&gt; &lt;b&gt;Paclitaxel&lt;/b&gt; 175 </text:span><text:span text:style-name="T2">mg/m&lt;sup&gt;2&lt;/sup&gt; over 3 hours on day </text:span><text:span text:style-name="T2">1&lt;br&gt; Repeat cycle every 21 days</text:span></text:p>
          </table:table-cell>
          <table:table-cell table:style-name="ce4" office:value-type="string">
            <text:p>High</text:p>
          </table:table-cell>
          <table:table-cell table:style-name="ce4" office:value-type="string">
            <text:p>Gibson MK, Li Y, Murphy B, et al. Randomized phase III evaluation of cisplatin plus fluorouracil versus cisplatin plus paclitaxel in advanced head and neck cancer (E1395): an intergroup trial of the Eastern Cooperative Oncology Group. $J Clin Oncol. 2005;23(15):3562-3567.$</text:p>
          </table:table-cell>
          <table:table-cell table:number-columns-repeated="1014"/>
        </table:table-row>
        <table:table-row table:style-name="ro28">
          <table:table-cell table:number-columns-repeated="5"/>
          <table:table-cell office:value-type="string">
            <text:p>&lt;b&gt;Combination Regimens&lt;/b&gt;</text:p>
          </table:table-cell>
          <table:table-cell office:value-type="string">
            <text:p>&lt;b&gt;TPF&lt;/b&gt;</text:p>
          </table:table-cell>
          <table:table-cell table:style-name="ce4" office:value-type="string">
            <text:p>&lt;b&gt;Docetaxel&lt;sup&gt;b&lt;/sup&gt;&lt;/b&gt;<text:span text:style-name="T2"> </text:span><text:span text:style-name="T2">75mg/m&lt;sup&gt;2&lt;/sup&gt;</text:span><text:span text:style-name="T1"> </text:span><text:span text:style-name="T2">IV over 1 hour, </text:span><text:span text:style-name="T2">day1&lt;br&gt; &lt;b&gt;Cisplatin&lt;/b&gt; </text:span><text:span text:style-name="T2">75mg/m&lt;sup&gt;2&lt;/sup&gt; IV over 1 hour, day </text:span><text:span text:style-name="T2">1&lt;br&gt; &lt;b&gt;Fluorouraacil&lt;/b&gt; 750 </text:span><text:span text:style-name="T2">mg/m&lt;sup&gt;2&lt;/sup&gt;/d, days 1-5&lt;br&gt; Repeat </text:span><text:span text:style-name="T2">every 21 days&lt;br&gt; &lt;b&gt;OR&lt;/b&gt;&lt;br&gt; </text:span><text:span text:style-name="T2">&lt;b&gt;Docetaxel&lt;sup&gt;b&lt;/sup&gt;&lt;/b&gt; 75 </text:span><text:span text:style-name="T2">mg/m&lt;sup&gt;2&lt;/sup&gt; IV, day 1&lt;br&gt; </text:span><text:span text:style-name="T2">&lt;b&gt;Cisplatin&lt;/b&gt; 100 mg/m&lt;sup&gt;2&lt;/sup&gt; IV, </text:span><text:span text:style-name="T2">day 1&lt;br&gt; &lt;b&gt;Fluorouracil&lt;/b&gt; 1,000 </text:span><text:span text:style-name="T2">mg/m&lt;sup&gt;2&lt;/sup&gt;/d CIVI, days 1-4&lt;br&gt; </text:span><text:span text:style-name="T2">Repeat every 21 days for 3 cycles</text:span></text:p>
          </table:table-cell>
          <table:table-cell table:style-name="ce4" office:value-type="string">
            <text:p>High</text:p>
          </table:table-cell>
          <table:table-cell table:style-name="ce4" office:value-type="string">
            <text:p>Vermorken JB, Remenar E, Van Herpen C, et al. Cisplatin, fluorouracil, and docetaxel in unresectable head and neck cancer. $N Engl J Med. 2007;357(17):1695-1704.$&lt;br&gt; Posner MR, Hershock DM, Blajman CR, et al. Cisplatin and fluorouracil alone or with docetaxel in head and neck cancer. $N Engl J Med. 2007;357(17):1705-1715.$</text:p>
          </table:table-cell>
          <table:table-cell table:number-columns-repeated="1014"/>
        </table:table-row>
        <table:table-row table:style-name="ro4">
          <table:table-cell table:number-columns-repeated="5"/>
          <table:table-cell office:value-type="string">
            <text:p>&lt;b&gt;Single-Agent Regimens&lt;/b&gt;</text:p>
          </table:table-cell>
          <table:table-cell table:style-name="ce4" office:value-type="string">
            <text:p>&lt;b&gt;Cetuximab&lt;/b&gt;</text:p>
          </table:table-cell>
          <table:table-cell table:style-name="ce4" office:value-type="string">
            <text:p>&lt;b&gt;Cetuximab&lt;/b&gt; 400 mg/m&lt;sup&gt;2&lt;/sup&gt;<text:span text:style-name="T2"> </text:span><text:span text:style-name="T2">loading dose over 120 minutes, </text:span><text:span text:style-name="T2">&lt;b&gt;THEN&lt;/b&gt; 250 mg/m</text:span><text:span text:style-name="T1">2</text:span><text:span text:style-name="T2"> over 60 minutes, </text:span><text:span text:style-name="T2">weekly</text:span></text:p>
          </table:table-cell>
          <table:table-cell table:style-name="ce4" office:value-type="string">
            <text:p>Minimal</text:p>
          </table:table-cell>
          <table:table-cell table:style-name="ce4" office:value-type="string">
            <text:p>Bonner JA, Harari PM, Giralt J, et al. Radiotherapy plus cetuximab for locoregionally advanced head and neck cancer: 5-year survival datat from a phase 3 randomised trial, and relation between cetuximab-induced rash and surival. $Lancet Oncol.2010;11(1):21-28.$</text:p>
          </table:table-cell>
          <table:table-cell table:number-columns-repeated="1014"/>
        </table:table-row>
        <table:table-row table:style-name="ro29">
          <table:table-cell/>
          <table:table-cell office:value-type="string">
            <text:p>&lt;b&gt;Pediatric&lt;/b&gt;</text:p>
          </table:table-cell>
          <table:table-cell office:value-type="string">
            <text:p>&lt;b&gt;Hemtalogic&lt;/b&gt;</text:p>
          </table:table-cell>
          <table:table-cell/>
          <table:table-cell office:value-type="string">
            <text:p>&lt;b&gt;Leukemia - ALL&lt;/b&gt;</text:p>
          </table:table-cell>
          <table:table-cell office:value-type="string">
            <text:p>&lt;b&gt;Combination Regimens&lt;/b&gt;</text:p>
          </table:table-cell>
          <table:table-cell office:value-type="string">
            <text:p>&lt;b&gt;CALGB 8811&lt;/b&gt;</text:p>
          </table:table-cell>
          <table:table-cell table:style-name="ce4" office:value-type="string">
            <text:p>&lt;u&gt;INDUCTION (COURSE 1:4 WEEKS)&lt;/u&gt;&lt;br&gt; &lt;b&gt;Cyclophosphamide&lt;/b&gt; 1,200 mg/m&lt;sup&gt;2&lt;/sup&gt;<text:span text:style-name="T2"> IV, day1 (800 </text:span><text:span text:style-name="T2">mg/m&lt;sup&gt;2&lt;/sup&gt; for patients &gt;=60 </text:span><text:span text:style-name="T2">years)&lt;br&gt; &lt;b&gt;Daunorubicin&lt;/b&gt; 45 </text:span><text:span text:style-name="T2">mg/m&lt;sup&gt;2&lt;/sup&gt; IV, days 1-3 (30 </text:span><text:span text:style-name="T2">mg/m&lt;sup&gt;2&lt;/sup&gt; for patients&gt;=60 </text:span><text:span text:style-name="T2">years)&lt;br&gt; &lt;b&gt;Vincristine&lt;sup&gt;b&lt;/sup&gt;&lt;/b&gt; </text:span><text:span text:style-name="T2">2 mg IV, days 1, 8, 15, 22&lt;br&gt; </text:span><text:span text:style-name="T2">&lt;b&gt;Prednisone&lt;/b&gt; 60 mg/m&lt;sup&gt;2&lt;/sup&gt;/d </text:span><text:span text:style-name="T2">PO, days 1-21 (days 1-7 for patients &gt;=60 </text:span><text:span text:style-name="T2">years)&lt;br&gt; &lt;b&gt;Asparaginase&lt;/b&gt; 6,000 </text:span><text:span text:style-name="T2">units/m&lt;sup&gt;2&lt;/sup&gt; SQ, days 5, 8, 11, 15, </text:span><text:span text:style-name="T2">18, 22&lt;br&gt; &lt;u&gt;EARLY INTENSIFICATION </text:span><text:span text:style-name="T2">(COURSE 2:4 WEEKS, REPEAT </text:span><text:span text:style-name="T2">ONCE)&lt;/u&gt;&lt;br&gt; &lt;b&gt;MTX&lt;/b&gt; 15 mg IT, day </text:span><text:span text:style-name="T2">1&lt;br&gt; &lt;b&gt;Cyclophosphamide&lt;/b&gt; 1,000 </text:span><text:span text:style-name="T2">mg/m&lt;sup&gt;2&lt;/sup&gt; IV, day 1&lt;br&gt; </text:span><text:span text:style-name="T2">&lt;b&gt;Mercaptopurine&lt;/b&gt; 60 </text:span><text:span text:style-name="T2">mg/m&lt;sup&gt;2&lt;/sup&gt;/d PO, days 1-14&lt;br&gt; </text:span><text:span text:style-name="T2">&lt;b&gt;Cytarabine&lt;/b&gt; 75 mg/m&lt;sup&gt;2&lt;/sup&gt;/d </text:span><text:span text:style-name="T2">SQ, days 1-4, 8-11&lt;br&gt; </text:span><text:span text:style-name="T2">&lt;b&gt;Vincristine&lt;sup&gt;b&lt;/sup&gt;&lt;/b&gt; 2 mg IV, </text:span><text:span text:style-name="T2">days 15, 22&lt;br&gt; &lt;b&gt;Asparaginase&lt;/b&gt; 6,000 </text:span><text:span text:style-name="T2">units/m&lt;sup&gt;2&lt;/sup&gt; SQ, days 15, 18, 22, </text:span><text:span text:style-name="T2">25&lt;br&gt; &lt;u&gt;CNS PROPHYLAXIS AND </text:span><text:span text:style-name="T2">INTERIM MAINTENANCE (COURSE 3:12 </text:span><text:span text:style-name="T2">WEEKS)&lt;/u&gt;&lt;br&gt; &lt;b&gt;Cranial RT&lt;/b&gt; 2,400 </text:span><text:span text:style-name="T2">cGy, days 1-12&lt;br&gt; &lt;b&gt;MTX&lt;/b&gt; 15 mg IT, </text:span><text:span text:style-name="T2">days 1, 8, 15, 22, 29&lt;br&gt; </text:span><text:span text:style-name="T2">&lt;b&gt;Mercaptopurine&lt;/b&gt; 60 </text:span><text:span text:style-name="T2">mg/m&lt;sup&gt;2&lt;/sup&gt;/d PO, days 1-70&lt;br&gt; </text:span><text:span text:style-name="T2">&lt;b&gt;MTX&lt;/b&gt; 20 mg/m&lt;sup&gt;2&lt;/sup&gt; PO, </text:span><text:span text:style-name="T2">days 36, 43, 50, 57, 64&lt;br&gt; &lt;u&gt;LATE </text:span><text:span text:style-name="T2">INTENSIFICATION (COURSE 4:8 </text:span><text:span text:style-name="T2">WEEKS)&lt;/u&gt;&lt;br&gt; &lt;b&gt;Doxorubicin&lt;/b&gt; 30 </text:span><text:span text:style-name="T2">mg/m&lt;sup&gt;2&lt;/sup&gt; IV, days 1, 8, 15&lt;br&gt; </text:span><text:span text:style-name="T2">&lt;b&gt;Vincristine&lt;sup&gt;b&lt;/sup&gt;&lt;/b&gt; 2 mg IV, </text:span><text:span text:style-name="T2">days 1, 8, 15&lt;br&gt; &lt;b&gt;Dexamethasone&lt;/b&gt; </text:span><text:span text:style-name="T2">10 mg/m&lt;sup&gt;2&lt;/sup&gt;/d PO, days 1-14&lt;br&gt; </text:span><text:span text:style-name="T2">&lt;b&gt;Cyclophosphamide&lt;/b&gt; 1,000 </text:span><text:span text:style-name="T2">mg/m&lt;sup&gt;2&lt;/sup&gt; IV, day 29&lt;br&gt; </text:span><text:span text:style-name="T2">&lt;b&gt;Thioguanine&lt;/b&gt; 60 </text:span><text:span text:style-name="T2">mg/m&lt;sup&gt;2&lt;/sup&gt;/d PO, days 29-42&lt;br&gt; </text:span><text:span text:style-name="T2">&lt;b&gt;Cytarabine&lt;/b&gt; 75 mg/m&lt;sup&gt;2&lt;/sup&gt;/d </text:span><text:span text:style-name="T2">SQ, days 29-32, 36-39&lt;br&gt; </text:span><text:span text:style-name="T2">&lt;u&gt;MAINTENANCE (COURSE 5:4 WEEKS, </text:span><text:span text:style-name="T2">FOR 2 YEARS FROM DIAGNOSIS)&lt;/u&gt;&lt;br&gt; </text:span><text:span text:style-name="T2">&lt;b&gt;Vincristine&lt;sup&gt;b&lt;/sup&gt;&lt;/b&gt; 2 mg IV, </text:span><text:span text:style-name="T2">day 1 of every 4 weeks&lt;br&gt; </text:span><text:span text:style-name="T2">&lt;b&gt;Prednisone&lt;/b&gt; 60 mg/m&lt;sup&gt;2&lt;/sup&gt;/d </text:span><text:span text:style-name="T2">PO, days 1-5 of every 4 weeks&lt;br&gt; </text:span><text:span text:style-name="T2">&lt;b&gt;MTX&lt;/b&gt; 20 mg/m&lt;sup&gt;2&lt;/sup&gt; PO, </text:span><text:span text:style-name="T2">days 1, 8, 15, 22&lt;br&gt; </text:span><text:span text:style-name="T2">&lt;b&gt;Mercaptopurine&lt;/b&gt; 60 </text:span><text:span text:style-name="T2">mg/m&lt;sup&gt;2&lt;/sup&gt;/d PO, days 1-28</text:span></text:p>
          </table:table-cell>
          <table:table-cell table:style-name="ce4" office:value-type="string">
            <text:p>Moderate</text:p>
          </table:table-cell>
          <table:table-cell table:style-name="ce4" office:value-type="string">
            <text:p>Larson RA, Dodge RK, Burns CP, et al. A five-drug remission induction regimen with intensive consolidation for adults with acute lymphoblastic leukemia: Cancer and Leukemia Group B study 8811. $Blood. 1995;85(8):2025-2037.$</text:p>
          </table:table-cell>
          <table:table-cell table:number-columns-repeated="1014"/>
        </table:table-row>
        <table:table-row table:style-name="ro30">
          <table:table-cell table:number-columns-repeated="5"/>
          <table:table-cell office:value-type="string">
            <text:p>&lt;b&gt;Combination Regimens&lt;/b&gt;</text:p>
          </table:table-cell>
          <table:table-cell table:style-name="ce4" office:value-type="string">
            <text:p>&lt;b&gt;Hyper-CVAD&lt;/b&gt;</text:p>
          </table:table-cell>
          <table:table-cell table:style-name="ce4" office:value-type="string">
            <text:p>&lt;u&gt;ODD CYCLES (1, 3, 5, 7)&lt;/u&gt;&lt;br&gt; <text:s text:c="11"/><text:s text:c="16"/>&lt;b&gt;Cyclophosphamide&lt;/b&gt; 300 mg/m&lt;sup&gt;2&lt;/sup&gt;<text:span text:style-name="T2"> IV over 3 hours every 12 </text:span><text:span text:style-name="T2">hours, days 1-3&lt;br&gt; &lt;b&gt;Mesna&lt;/b&gt; 600 </text:span><text:span text:style-name="T2">mg/m&lt;sup&gt;2&lt;/sup&gt;/d CIVI, days 1-3, ending </text:span><text:span text:style-name="T2">6 hours after cyclophosphamide </text:span><text:span text:style-name="T2">completion&lt;br&gt; </text:span><text:span text:style-name="T2">&lt;b&gt;Vincristine&lt;sup&gt;b&lt;/sup&gt;&lt;/b&gt; 2 mg IV, </text:span><text:span text:style-name="T2">days 4, 11&lt;br&gt; &lt;b&gt;Doxorubicin&lt;/b&gt; 50 </text:span><text:span text:style-name="T2">mg/m&lt;sup&gt;2&lt;/sup&gt; IV, day 4&lt;br&gt; </text:span><text:span text:style-name="T2">&lt;b&gt;Dexamethasone&lt;/b&gt; 40 mg/d, days 1-4, </text:span><text:span text:style-name="T2">11-14&lt;br&gt; &lt;b&gt;Filgrastim&lt;/b&gt; 5 mcg/kg bid </text:span><text:span text:style-name="T2">SQ beginning 24 hours after doxorubicin </text:span><text:span text:style-name="T2">completion&lt;br&gt; &lt;u&gt;EVEN CYCLES (2, 4, 6, </text:span><text:span text:style-name="T2">8)&lt;/u&gt;&lt;br&gt; &lt;b&gt;MTX&lt;/b&gt; 200 </text:span><text:span text:style-name="T2">mg/m&lt;sup&gt;2&lt;/sup&gt; IV over 2 hours, day </text:span><text:span text:style-name="T2">1,&lt;br&gt; &lt;b&gt;FOLLOWED BY&lt;/b&gt; <text:s/>800 </text:span><text:span text:style-name="T2">mg/m&lt;sup&gt;2&lt;/sup&gt; IV over 24 hours&lt;br&gt; </text:span><text:span text:style-name="T2">&lt;b&gt;Leucovorin calcium&lt;/b&gt; 15 mg IV every 6 </text:span><text:span text:style-name="T2">hours for 8 doses, beginning 24 hours after </text:span><text:span text:style-name="T2">MTX completion; adjust per MTX level&lt;br&gt; </text:span><text:span text:style-name="T2">&lt;b&gt;Cytarabine&lt;/b&gt; 3 g/m&lt;sup&gt;2&lt;/sup&gt; IV </text:span><text:span text:style-name="T2">over 2 hours every 12 hours for 4 doses, </text:span><text:span text:style-name="T2">days 2, 3&lt;br&gt; &lt;b&gt;Methylprednisolone&lt;/b&gt; 50 </text:span><text:span text:style-name="T2">mg IV bid, days 1-3&lt;br&gt; &lt;b&gt;Filgrastim&lt;/b&gt; 5 </text:span><text:span text:style-name="T2">mcg/kg SQ bid beginning 24 hours after </text:span><text:span text:style-name="T2">cytarabine completion&lt;br&gt; &lt;u&gt;CNS </text:span><text:span text:style-name="T2">PROPHYLAXIS&lt;/u&gt;&lt;br&gt; &lt;b&gt;MTX&lt;/b&gt; 12 mg </text:span><text:span text:style-name="T2">IT, day 2 of each cycle&lt;br&gt; </text:span><text:span text:style-name="T2">&lt;b&gt;Cytarabine&lt;/b&gt; 100 mg IT, day 8 of each </text:span><text:span text:style-name="T2">cycle&lt;br&gt; Total number of IT treatments </text:span><text:span text:style-name="T2">determined by CNS risk: beginning with cycle </text:span><text:span text:style-name="T2">1, high risk, 16 treatments; unknown risk, 8 </text:span><text:span text:style-name="T2">treatments; low risk, 4 treatments</text:span></text:p>
          </table:table-cell>
          <table:table-cell table:style-name="ce4" office:value-type="string">
            <text:p>High</text:p>
          </table:table-cell>
          <table:table-cell table:style-name="ce4" office:value-type="string">
            <text:p>Kantarjian HM, O'Brien S, Smith TL, et al. Results of treatment with Hyper-CVAD, a dose-intensive regimen, in adult acute lymphocytic leukemia. $J Clin Oncol. 2000;18(3):547-561.$</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Nelarabine&lt;/b&gt;</text:p>
          </table:table-cell>
          <table:table-cell table:style-name="ce4" office:value-type="string">
            <text:p>&lt;b&gt;Nelarabine&lt;/b&gt; 1,5000 mg/m&lt;sup&gt;2&lt;/sup&gt;<text:span text:style-name="T2">/d IV, days 1, 3 and 5</text:span></text:p>
          </table:table-cell>
          <table:table-cell table:style-name="ce4" office:value-type="string">
            <text:p>Minimal</text:p>
          </table:table-cell>
          <table:table-cell table:style-name="ce4" office:value-type="string">
            <text:p>Arranon [package insert]. $Research Triangle Park, NC: GlaxoSmithKline;2011.$</text:p>
          </table:table-cell>
          <table:table-cell table:number-columns-repeated="1014"/>
        </table:table-row>
        <table:table-row table:style-name="ro10">
          <table:table-cell table:number-columns-repeated="4"/>
          <table:table-cell office:value-type="string">
            <text:p>&lt;b&gt;Leukemia - AML&lt;/b&gt;</text:p>
          </table:table-cell>
          <table:table-cell office:value-type="string">
            <text:p>&lt;b&gt;Combination Regimens&lt;/b&gt;</text:p>
          </table:table-cell>
          <table:table-cell table:style-name="ce4" office:value-type="string">
            <text:p>&lt;b&gt;ATRA/Arsenic&lt;/b&gt;</text:p>
          </table:table-cell>
          <table:table-cell table:style-name="ce4" office:value-type="string">
            <text:p>&lt;b&gt;All-trans-retinoic acid (ATRA, tretinoin)&lt;/b&gt; 45 mg/m&lt;sup&gt;2&lt;/sup&gt;<text:span text:style-name="T2"> PO in 2 </text:span><text:span text:style-name="T2">divided doses daily&lt;br&gt; &lt;b&gt;Arsenic </text:span><text:span text:style-name="T2">trioxide&lt;/b&gt; 0.15 mg/kg/d IV over 1 hour, </text:span><text:span text:style-name="T2">daily beginning day 10 and continued until </text:span><text:span text:style-name="T2">&lt;5% blasts and absence of promyelocytes</text:span></text:p>
          </table:table-cell>
          <table:table-cell table:style-name="ce4" office:value-type="string">
            <text:p>Moderate</text:p>
          </table:table-cell>
          <table:table-cell table:style-name="ce4" office:value-type="string">
            <text:p>Estey E, Garcia-Manero G, Ferrajoli A, et al. Use of all-trans-retinoic acid plus arsenic trioxide as an alternative to chemotherapy in untreated acute promyelocytic leukemia. $Blood. 2006;107(9):3469-3473.$</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ATRA/Idarubicin&lt;/b&gt;</text:p>
          </table:table-cell>
          <table:table-cell table:style-name="ce4" office:value-type="string">
            <text:p>&lt;b&gt;All-trans-retinoic acid&lt;/b&gt; (ATRA, tretnoin) 45 mg/m&lt;sup&gt;2&lt;/sup&gt;<text:span text:style-name="T2"> PO, </text:span><text:span text:style-name="T2">daily&lt;br&gt; &lt;b&gt;Idarubicin&lt;/b&gt; 12 </text:span><text:span text:style-name="T2">mg/m&lt;sup&gt;2&lt;/sup&gt; IV, on days 2, 4, 6, 8</text:span></text:p>
          </table:table-cell>
          <table:table-cell table:style-name="ce4" office:value-type="string">
            <text:p>Moderate</text:p>
          </table:table-cell>
          <table:table-cell table:style-name="ce4" office:value-type="string">
            <text:p>Sanz MA, Montesinos P, Vellenga E, et al. Risk-adapted treatment of acute promyelocytic leukemia with all-trans retinoic acid and anthracycline monochemotherapy: long-term outcomeon the LPA99 multicenter study by the PETHEMA Group. $Blood. 2008;112(8):3130-3134.$</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Idarubicin/Cytarabine/Etoposide&lt;/b&gt;</text:p>
          </table:table-cell>
          <table:table-cell table:style-name="ce4" office:value-type="string">
            <text:p>&lt;b&gt;Cytarabine&lt;/b&gt; 25 mg/m&lt;sup&gt;2&lt;/sup&gt;<text:span text:style-name="T2"> </text:span><text:span text:style-name="T2">IV &lt;b&gt;FOLLOWED BY&lt;/b&gt; 100 </text:span><text:span text:style-name="T2">mg/m&lt;sup&gt;2&lt;/sup&gt; CIVI, days 1-10&lt;br&gt; </text:span><text:span text:style-name="T2">&lt;b&gt;Etoposide&lt;/b&gt; 100 mg/m&lt;sup&gt;2&lt;/sup&gt; </text:span><text:span text:style-name="T2">IV, days 1-5&lt;br&gt; &lt;b&gt;Daunorubicin&lt;/b&gt; 50 </text:span><text:span text:style-name="T2">mg/m&lt;sup&gt;2&lt;/sup&gt; IV, days 1, 3, 5&lt;br&gt; </text:span><text:span text:style-name="T2">&lt;b&gt;OR&lt;/b&gt;&lt;br&gt; &lt;b&gt;Mitoxantrone&lt;/b&gt; 12 </text:span><text:span text:style-name="T2">mg/m&lt;sup&gt;2&lt;/sup&gt; IV, days 1, 3, 5&lt;br&gt; </text:span><text:span text:style-name="T2">&lt;b&gt;OR&lt;/b&gt;&lt;br&gt; &lt;b&gt;Idarubicin&lt;/b&gt; 10 </text:span><text:span text:style-name="T2">mg/m&lt;sup&gt;2&lt;/sup&gt; IV, days 1, 3, 5</text:span></text:p>
          </table:table-cell>
          <table:table-cell table:style-name="ce4" office:value-type="string">
            <text:p>Moderate</text:p>
          </table:table-cell>
          <table:table-cell table:style-name="ce4" office:value-type="string">
            <text:p>Mandelli F, Vignetti M, Suciu S, et al. Daunorubicin versus mitoxantrone versus idarubicin as induction and consolidation chemotherapy for adults with acute myeloid leukemia: the EORTC and GIMEMA group study AML-10. $J Clin Oncol. 2009;32(10):5397-5403.$</text:p>
          </table:table-cell>
          <table:table-cell table:number-columns-repeated="1014"/>
        </table:table-row>
        <table:table-row table:style-name="ro24">
          <table:table-cell table:number-columns-repeated="5"/>
          <table:table-cell office:value-type="string">
            <text:p>&lt;b&gt;Combination Regimens&lt;/b&gt;</text:p>
          </table:table-cell>
          <table:table-cell office:value-type="string">
            <text:p>&lt;b&gt;7 + 3&lt;/b&gt;</text:p>
          </table:table-cell>
          <table:table-cell table:style-name="ce4" office:value-type="string">
            <text:p>&lt;b&gt;Cytarabine&lt;/b&gt; 100 mg/m&lt;sup&gt;2&lt;/sup&gt;<text:span text:style-name="T2">/d CIVI, days 1-7&lt;br&gt; </text:span><text:span text:style-name="T2">&lt;b&gt;WITH&lt;/b&gt;&lt;br&gt; &lt;b&gt;Daunorubicin&lt;/b&gt; 45 </text:span><text:span text:style-name="T2">mg/m&lt;sup&gt;2&lt;/sup&gt;/d IV, days 1-3&lt;br&gt; </text:span><text:span text:style-name="T2">&lt;b&gt;OR&lt;/b&gt;&lt;br&gt; &lt;b&gt;Idarubicin&lt;/b&gt; 13 </text:span><text:span text:style-name="T2">mg/m&lt;sup&gt;2&lt;/sup&gt;/d IV, days 1-3&lt;br&gt; </text:span><text:span text:style-name="T2">&lt;b&gt;OR&lt;/b&gt;&lt;br&gt; &lt;b&gt;Mitoxantrone&lt;/b&gt; 12 </text:span><text:span text:style-name="T2">mg/m&lt;sup&gt;2&lt;/sup&gt;/d IV, days 1-3</text:span></text:p>
          </table:table-cell>
          <table:table-cell table:style-name="ce4" office:value-type="string">
            <text:p>Moderate</text:p>
          </table:table-cell>
          <table:table-cell table:style-name="ce4" office:value-type="string">
            <text:p>Presler H, Davis RB, Kirshener J, et al. Comparison of three remission induction regimens and two post-induction strategies for the treatment of acute nonlymphocytic leukemia: a Cancer and Leukemia Group B study. $Blood. 1987;69(5):1441-1449.$&lt;br&gt; Wiernik PH, BAnks PL, Case DC Jr, et al. Cytarabine plus idarubicin or daunorubicin as induction and consolidation therapy for previously untreated patients with acute myeloid leukemia. $Blood. 1992;79(2):313-319.$&lt;br&gt; Wahlin A, Hornsten P, Hedenus M, Malm C. Mitoxantrone and cytarabine versus daunorubicin and cytarabine in previously untreated patients with acute myeloid leukemia. $Cancer Chemother Pharmacol. 1991;28(6):480-483.$</text:p>
          </table:table-cell>
          <table:table-cell table:number-columns-repeated="1014"/>
        </table:table-row>
        <table:table-row table:style-name="ro15">
          <table:table-cell table:number-columns-repeated="5"/>
          <table:table-cell office:value-type="string">
            <text:p>&lt;b&gt;Combination Regimens&lt;/b&gt;</text:p>
          </table:table-cell>
          <table:table-cell table:style-name="ce4" office:value-type="string">
            <text:p>&lt;b&gt;7 + 3(&lt;60 years)&lt;/b&gt;</text:p>
          </table:table-cell>
          <table:table-cell table:style-name="ce4" office:value-type="string">
            <text:p>&lt;b&gt;Cytarabine&lt;/b&gt; 100 mg/m&lt;sup&gt;2&lt;/sup&gt;<text:span text:style-name="T2">/d CIVI, days 1-7&lt;br&gt; </text:span><text:span text:style-name="T2">&lt;b&gt;WITH&lt;/b&gt;&lt;br&gt; &lt;b&gt;Daunorubicin&lt;/b&gt; 90 </text:span><text:span text:style-name="T2">mg/m&lt;sup&gt;2&lt;/sup&gt;/d IV, days 1-3</text:span></text:p>
          </table:table-cell>
          <table:table-cell table:style-name="ce4" office:value-type="string">
            <text:p>Moderate</text:p>
          </table:table-cell>
          <table:table-cell table:style-name="ce4" office:value-type="string">
            <text:p>Fernandez HF, Sun Z, Pao X, et al. Anthracycline dose intensification in acute myeloid leukemia. $N Engl J Med. 2009;361(13):1249-1259.$</text:p>
          </table:table-cell>
          <table:table-cell table:number-columns-repeated="1014"/>
        </table:table-row>
        <table:table-row table:style-name="ro23">
          <table:table-cell table:number-columns-repeated="5"/>
          <table:table-cell table:style-name="ce4" office:value-type="string">
            <text:p>&lt;b&gt;Single-Agent Regimens (Induction)&lt;/b&gt;</text:p>
          </table:table-cell>
          <table:table-cell office:value-type="string">
            <text:p>&lt;b&gt;Arsenic&lt;/b&gt;</text:p>
          </table:table-cell>
          <table:table-cell table:style-name="ce4" office:value-type="string">
            <text:p>&lt;b&gt;Arsenic trioxide&lt;/b&gt; 0.15 mg/kg IV, daily until remission, not to exceed 60 doses</text:p>
          </table:table-cell>
          <table:table-cell table:style-name="ce4" office:value-type="string">
            <text:p>Moderate</text:p>
          </table:table-cell>
          <table:table-cell table:style-name="ce4" office:value-type="string">
            <text:p>Trisenox [package insert]. $Frazer, PA: Cephalon; 2010.$</text:p>
          </table:table-cell>
          <table:table-cell table:number-columns-repeated="1014"/>
        </table:table-row>
        <table:table-row table:style-name="ro15">
          <table:table-cell table:number-columns-repeated="5"/>
          <table:table-cell table:style-name="ce4" office:value-type="string">
            <text:p>&lt;b&gt;Single-Agent Regimens (Induction)&lt;/b&gt;</text:p>
          </table:table-cell>
          <table:table-cell table:style-name="ce4" office:value-type="string">
            <text:p>&lt;b&gt;ATRA&lt;/b&gt;</text:p>
          </table:table-cell>
          <table:table-cell table:style-name="ce4" office:value-type="string">
            <text:p>&lt;b&gt;All-trans-retinoic acid&lt;/b&gt; (ATRA, tretinoin) 45 mg/m&lt;sup&gt;2&lt;/sup&gt;<text:span text:style-name="T2">/d PO</text:span></text:p>
          </table:table-cell>
          <table:table-cell table:style-name="ce4" office:value-type="string">
            <text:p>Not Applicable</text:p>
          </table:table-cell>
          <table:table-cell table:style-name="ce4" office:value-type="string">
            <text:p>Degos L, Dombret H, Chomienne C, et al. All-trans-retinoic acid as a differentiating agent in the treatment of acute promyelocytic leukemia. $Blood. 1995;85(10):2643-2653.$</text:p>
          </table:table-cell>
          <table:table-cell table:number-columns-repeated="1014"/>
        </table:table-row>
        <table:table-row table:style-name="ro23">
          <table:table-cell table:number-columns-repeated="5"/>
          <table:table-cell table:style-name="ce4" office:value-type="string">
            <text:p>&lt;b&gt;Single-Agent Regimens (Post-Remission)&lt;/b&gt;</text:p>
          </table:table-cell>
          <table:table-cell office:value-type="string">
            <text:p>&lt;b&gt;Arsenic&lt;/b&gt;</text:p>
          </table:table-cell>
          <table:table-cell table:style-name="ce4" office:value-type="string">
            <text:p>&lt;b&gt;Arsenic trioxide&lt;/b&gt; 0.15 mg/kg/d IV for 25 doses upu to 5 weeks</text:p>
          </table:table-cell>
          <table:table-cell table:style-name="ce4" office:value-type="string">
            <text:p>Moderate</text:p>
          </table:table-cell>
          <table:table-cell table:style-name="ce4" office:value-type="string">
            <text:p>Trisenox [package insert]. $Frazer, PA: Cephalon; 2010.$</text:p>
          </table:table-cell>
          <table:table-cell table:number-columns-repeated="1014"/>
        </table:table-row>
        <table:table-row table:style-name="ro4">
          <table:table-cell table:number-columns-repeated="5"/>
          <table:table-cell table:style-name="ce4" office:value-type="string">
            <text:p>&lt;b&gt;Single-Agent Regimens (Post-Remission)&lt;/b&gt;</text:p>
          </table:table-cell>
          <table:table-cell table:style-name="ce4" office:value-type="string">
            <text:p>&lt;b&gt;Cytarabine&lt;/b&gt;</text:p>
          </table:table-cell>
          <table:table-cell table:style-name="ce4" office:value-type="string">
            <text:p>For patients &gt;=60 years of age:&lt;br&gt; &lt;b&gt;Cytarabine&lt;/b&gt; 100 mg/m&lt;sup&gt;2&lt;/sup&gt;<text:span text:style-name="T2">/d CIVI, days 1-5&lt;br&gt; </text:span><text:span text:style-name="T2">Repeat every 28 days for 4 courses</text:span></text:p>
          </table:table-cell>
          <table:table-cell table:style-name="ce4" office:value-type="string">
            <text:p>Low</text:p>
          </table:table-cell>
          <table:table-cell table:style-name="ce4" office:value-type="string">
            <text:p>Stone RM, Berg DT, George SL, et al. Postremission therapy in older patients with de novo acute myeloid leukemia: a randomized trial comparing mitoxantrone and intermediate-dose cytarabine with standard-dose cytarabine. $Blood. 2001;98(3):548-553.$</text:p>
          </table:table-cell>
          <table:table-cell table:number-columns-repeated="1014"/>
        </table:table-row>
        <table:table-row table:style-name="ro9">
          <table:table-cell table:number-columns-repeated="5"/>
          <table:table-cell table:style-name="ce4" office:value-type="string">
            <text:p>&lt;b&gt;Single-Agent Regimens (Post-Remission)&lt;/b&gt;</text:p>
          </table:table-cell>
          <table:table-cell office:value-type="string">
            <text:p>&lt;b&gt;HiDAC&lt;/b&gt;</text:p>
          </table:table-cell>
          <table:table-cell table:style-name="ce4" office:value-type="string">
            <text:p>For patients &lt;60 years of age:&lt;br&gt; &lt;b&gt;Cytarabine&lt;/b&gt; 3,000 mg/m&lt;sup&gt;2&lt;/sup&gt;<text:span text:style-name="T2"> CIVI over 3 hours, every </text:span><text:span text:style-name="T2">12 hours, days 1, 3, 5&lt;br&gt; Repeat every 28 </text:span><text:span text:style-name="T2">days</text:span></text:p>
          </table:table-cell>
          <table:table-cell table:style-name="ce4" office:value-type="string">
            <text:p>Moderate</text:p>
          </table:table-cell>
          <table:table-cell table:style-name="ce4" office:value-type="string">
            <text:p>Mayer RJ, Davis RB, Schiffer CA, et al. Intensive postremission chemotherapy in adults with acute myeloid deukemia. Cancer and Leukemia Group B. $N Engl J Med. 1994;331(14):896-903.$</text:p>
          </table:table-cell>
          <table:table-cell table:number-columns-repeated="1014"/>
        </table:table-row>
        <table:table-row table:style-name="ro31">
          <table:table-cell table:number-columns-repeated="4"/>
          <table:table-cell office:value-type="string">
            <text:p>&lt;b&gt;Leukemia - CLL&lt;/b&gt;</text:p>
          </table:table-cell>
          <table:table-cell table:style-name="ce4" office:value-type="string">
            <text:p>&lt;b&gt;Combination Regimens&lt;/b&gt;</text:p>
          </table:table-cell>
          <table:table-cell table:style-name="ce4" office:value-type="string">
            <text:p>&lt;b&gt;Bendamustine/Rituximab&lt;/b&gt;</text:p>
          </table:table-cell>
          <table:table-cell table:style-name="ce4" office:value-type="string">
            <text:p>&lt;b&gt;Bendamustine&lt;/b&gt; 90 mg/m&lt;sup&gt;2&lt;/sup&gt;<text:span text:style-name="T2"> IV on days 1 and 2&lt;br&gt; </text:span><text:span text:style-name="T2">&lt;b&gt;Rituximab&lt;/b&gt; 375 mg/m&lt;sup&gt;2&lt;/sup&gt; </text:span><text:span text:style-name="T2">IV for the first cycle and 500 </text:span><text:span text:style-name="T2">mg/m&lt;sup&gt;2&lt;/sup&gt;</text:span><text:span text:style-name="T1"> </text:span><text:span text:style-name="T2">for subsequent </text:span><text:span text:style-name="T2">cycles&lt;br&gt; Repeat every 28 days for up to 6 </text:span><text:span text:style-name="T2">cycles</text:span></text:p>
          </table:table-cell>
          <table:table-cell table:style-name="ce4" office:value-type="string">
            <text:p>Moderate</text:p>
          </table:table-cell>
          <table:table-cell table:style-name="ce4" office:value-type="string">
            <text:p>Fischer K, Cramer P, Stilgenbauer S, et al. Bendamustine combined with rituximab (BR) in first-line therapy of advanced CLL: A multicenter phase II trial of the German CLL Study Group (GCLLSG). $J Clin Oncol. 2011;29(26)3559-3566.$</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office:value-type="string">
            <text:p>&lt;b&gt;FC&lt;/b&gt;</text:p>
          </table:table-cell>
          <table:table-cell table:style-name="ce4" office:value-type="string">
            <text:p>&lt;b&gt;Fludarabine&lt;/b&gt; 25 mg/m&lt;sup&gt;2&lt;/sup&gt;<text:span text:style-name="T2">/d IV, days 1-3&lt;br&gt; </text:span><text:span text:style-name="T2">&lt;b&gt;Cyclophosphamide&lt;/b&gt; 250 </text:span><text:span text:style-name="T2">mg/m&lt;sup&gt;2&lt;/sup&gt;/d IV, days 1-3&lt;br&gt; </text:span><text:span text:style-name="T2">Repeat every 28 days for 6 cycles</text:span></text:p>
          </table:table-cell>
          <table:table-cell table:style-name="ce4" office:value-type="string">
            <text:p>Moderate</text:p>
          </table:table-cell>
          <table:table-cell table:style-name="ce4" office:value-type="string">
            <text:p>Catovsky D, Richards S, Oscier D, et al. Assesmentof fludarabine plus cyclo-phosphamide for patients with chronic lymphocytic leukemia (the LRF CLL4 trial): a randomized ocntrolled trial. $Lancet. 2007; 370(9583):230-239.$</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FCR&lt;/b&gt;</text:p>
          </table:table-cell>
          <table:table-cell table:style-name="ce4" office:value-type="string">
            <text:p>&lt;b&gt;Fludarabine&lt;/b&gt; 25 mg/m&lt;sup&gt;2&lt;/sup&gt;/d IV, days 1-3&lt;br&gt; &lt;b&gt;Cyclophosphamide&lt;/b&gt; 250 mg/m&lt;sup&gt;2&lt;/sup&gt;/d IV, days 1-3&lt;br&gt; &lt;b&gt;Rituximab&lt;/b&gt; 375 mg/m&lt;sup&gt;2&lt;/sup&gt;<text:span text:style-name="T2"> </text:span><text:span text:style-name="T2">IV, day 1 cycle 1&lt;br&gt; &lt;b&gt;FOLLOWED </text:span><text:span text:style-name="T2">BY&lt;/b&gt;&lt;br&gt; &lt;b&gt;Rituximab&lt;/b&gt; 500 </text:span><text:span text:style-name="T2">mg/m&lt;sup&gt;2&lt;/sup&gt; IV, day 1 cycles 2-6&lt;br&gt; </text:span><text:span text:style-name="T2">Repeat every 28 days for 6 cycles</text:span></text:p>
          </table:table-cell>
          <table:table-cell table:style-name="ce4" office:value-type="string">
            <text:p>Moderate</text:p>
          </table:table-cell>
          <table:table-cell table:style-name="ce4" office:value-type="string">
            <text:p>Robak T, Dmoszynska A, Solal-Celigny P, et al. Rituximab plus fludarabine and cyclophosphamide prolongs progression free survival compared with fludarabine and cyclophosphamide alone in previously treated chronic lymphocytic leukemia. $J Clin Oncol. 2010;28(10):1756-176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office:value-type="string">
            <text:p>&lt;b&gt;Fludarabine/Rituximab&lt;/b&gt;</text:p>
          </table:table-cell>
          <table:table-cell table:style-name="ce4" office:value-type="string">
            <text:p>&lt;b&gt;Fludarabine&lt;/b&gt; 25 mg/m&lt;sup&gt;2&lt;/sup&gt;<text:span text:style-name="T2">/d IV over 20-30 minutes, </text:span><text:span text:style-name="T2">days 1-5&lt;br&gt; Repeat every 28 days for a </text:span><text:span text:style-name="T2">total of 6 cycles&lt;br&gt; &lt;b&gt;Rituximab&lt;/b&gt; 375 </text:span><text:span text:style-name="T2">mg/m&lt;sup&gt;2&lt;/sup&gt; IV (see reference for </text:span><text:span text:style-name="T2">dose escalation recommendations)&lt;br&gt; </text:span><text:span text:style-name="T2">Repeat every 7 days for 4 doses</text:span></text:p>
          </table:table-cell>
          <table:table-cell table:style-name="ce4" office:value-type="string">
            <text:p>Minimal</text:p>
          </table:table-cell>
          <table:table-cell table:style-name="ce4" office:value-type="string">
            <text:p>Byrd JC, Peterson BL, Morrison VA, et al. Randomized phase 2 study of fludarabine with concurrent versus sequential treatment with rituximab in symptomatic, untreated patients with B-cell chronic lympocytic leukemia: results from Cancer and Leukemia Group B 9712 (CALGB 9712). $Blood. 2003;101(1):6-14$</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PCR&lt;/b&gt;</text:p>
          </table:table-cell>
          <table:table-cell table:style-name="ce4" office:value-type="string">
            <text:p>&lt;b&gt;Pentostatin&lt;/b&gt; 2 mg/m&lt;sup&gt;2&lt;/sup&gt;<text:span text:style-name="T2"> </text:span><text:span text:style-name="T2">IV,day 1&lt;br&gt; &lt;b&gt;Cyclophosphamide&lt;/b&gt; 600 </text:span><text:span text:style-name="T2">mg/m&lt;sup&gt;2&lt;/sup&gt; IV, day 1&lt;br&gt; </text:span><text:span text:style-name="T2">&lt;b&gt;Rituximab&lt;/b&gt; 375 mg/m&lt;sup&gt;2&lt;/sup&gt; </text:span><text:span text:style-name="T2">IV, day 1&lt;br&gt; Repeat every 21 days for 6 </text:span><text:span text:style-name="T2">cycles</text:span></text:p>
          </table:table-cell>
          <table:table-cell table:style-name="ce4" office:value-type="string">
            <text:p>Moderate</text:p>
          </table:table-cell>
          <table:table-cell table:style-name="ce4" office:value-type="string">
            <text:p>Kay NE, Geyer SM, Call TG, et al. Combination chemoimmunotherapy with pentostatin, cyclophosphamide, and rituximab shows significant clinical activity with low accompanying toxicity in previously untreated B chronic lymphocytic leukemia. $Blood. 2007;109(2):405-411.$</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office:value-type="string">
            <text:p>&lt;b&gt;Alemtuzumab&lt;/b&gt;</text:p>
          </table:table-cell>
          <table:table-cell table:style-name="ce4" office:value-type="string">
            <text:p>&lt;b&gt;Alemtuzumab&lt;/b&gt; 3 mg, daily increasing to 10 mg daily and finally to 30 mg 3 times per week, on alternating days, for up to 12 weeks; all doses given IV over 2 hours; do not exceed 30 mg per single dose or 90 mg per week</text:p>
          </table:table-cell>
          <table:table-cell table:style-name="ce4" office:value-type="string">
            <text:p>Minimal</text:p>
          </table:table-cell>
          <table:table-cell table:style-name="ce4" office:value-type="string">
            <text:p>Campath [package insert]. $Wayne, NJ: Bayer HealthCare Pharmaceuticals: 2009.$</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Bendamustine&lt;/b&gt;</text:p>
          </table:table-cell>
          <table:table-cell table:style-name="ce4" office:value-type="string">
            <text:p>&lt;b&gt;Bendamustine&lt;/b&gt; 100 mg/m&lt;sup&gt;2&lt;/sup&gt;<text:span text:style-name="T2"> IV over 30 min, days 1, </text:span><text:span text:style-name="T2">2&lt;br&gt; Repeat every 28 days</text:span></text:p>
          </table:table-cell>
          <table:table-cell table:style-name="ce4" office:value-type="string">
            <text:p>Moderate</text:p>
          </table:table-cell>
          <table:table-cell table:style-name="ce4" office:value-type="string">
            <text:p>Knauf WU, Lissichov T, Aldaoud A, et al. Phase III randomized study of bendamustine compared with chlorambucil in previously treated patients with chronic lyphocytic leukemia. $J Clin Oncol. 2009;27(26):4378-4348.$</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office:value-type="string">
            <text:p>&lt;b&gt;Chlorambucil&lt;/b&gt;</text:p>
          </table:table-cell>
          <table:table-cell table:style-name="ce4" office:value-type="string">
            <text:p>&lt;b&gt;Chlorambucil&lt;/b&gt; 0.4 mg/kg PO&lt;br&gt; Repeat therapy every 14 days, increase 0.1 mg/kg at each treatment course up to 0.8 mg/kg if treatment was well tolerated</text:p>
          </table:table-cell>
          <table:table-cell table:style-name="ce4" office:value-type="string">
            <text:p>Minimal-Low</text:p>
          </table:table-cell>
          <table:table-cell table:style-name="ce4" office:value-type="string">
            <text:p>Eichhorst BF, Busch R, Stilgenbauer S, et al. First line therapy with fludarabine compared with chlorambucil does not result in a major benefit for elderly patients with advanced chronic lymphocytic leukemia. $Blood. 2009;114:3382-339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Fludarabine&lt;/b&gt;</text:p>
          </table:table-cell>
          <table:table-cell table:style-name="ce4" office:value-type="string">
            <text:p>&lt;b&gt;Fludarabine&lt;/b&gt; 25 mg/m&lt;sup&gt;2&lt;/sup&gt;<text:span text:style-name="T2">/d IV over 30 minutes , </text:span><text:span text:style-name="T2">days 1-5&lt;br&gt; Repeat every 28 days</text:span></text:p>
          </table:table-cell>
          <table:table-cell table:style-name="ce4" office:value-type="string">
            <text:p>Minimal</text:p>
          </table:table-cell>
          <table:table-cell table:style-name="ce12" office:value-type="string">
            <text:p>Eichhorst BF, Busch R, Stilgenbauer S, et al. First line therapy with fludarabine compared with chlorambucil does not result in a major benefit for elderly patients with advanced chronic lymphocytic leukemia. $Blood. 2009;114:3382-339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office:value-type="string">
            <text:p>&lt;b&gt;Ofatumumab&lt;/b&gt;</text:p>
          </table:table-cell>
          <table:table-cell table:style-name="ce4" office:value-type="string">
            <text:p>&lt;b&gt;Ofatumumab&lt;/b&gt; 300 mg IV, initial dose,&lt;br&gt; &lt;b&gt;FOLLOWED 1 week later BY&lt;/b&gt;&lt;br&gt; &lt;b&gt;Ofatumumab&lt;/b&gt; 2,000 mg IV, weekly dose for 7 weeks&lt;br&gt; Repeat every 28 days for 4 doses</text:p>
          </table:table-cell>
          <table:table-cell table:style-name="ce4" office:value-type="string">
            <text:p>Minimal</text:p>
          </table:table-cell>
          <table:table-cell table:style-name="ce4" office:value-type="string">
            <text:p>Arzerra [package insert]. $Research Triangle Prk, NC: GlaxoSmithKline; 2011.$&lt;br&gt; Wierda WG, Kipps TJ, Mayer J, et al. Ofatumumab as single agent CD20 immunotherapy in fluda-rabine-refractory chronic lymphocytic leukemia. $J Clin Oncol. 2010;28:1749-1755.$</text:p>
          </table:table-cell>
          <table:table-cell table:number-columns-repeated="1014"/>
        </table:table-row>
        <table:table-row table:style-name="ro10">
          <table:table-cell table:number-columns-repeated="4"/>
          <table:table-cell office:value-type="string">
            <text:p>&lt;b&gt;Leukemia - CML&lt;/b&gt;</text:p>
          </table:table-cell>
          <table:table-cell table:style-name="ce4" office:value-type="string">
            <text:p>&lt;b&gt;Single-Agent Regimens&lt;/b&gt;</text:p>
          </table:table-cell>
          <table:table-cell table:style-name="ce4" office:value-type="string">
            <text:p>&lt;b&gt;Dasatinib&lt;/b&gt;</text:p>
          </table:table-cell>
          <table:table-cell table:style-name="ce4" office:value-type="string">
            <text:p>&lt;b&gt;Dasatinib&lt;/b&gt; 100 mg PO, daily (chronic phase)&lt;br&gt; &lt;b&gt;OR&lt;/b&gt;&lt;br&gt; &lt;b&gt;Dasatinib&lt;/b&gt; 140 mg PO, daily (accelerated or blast phase)</text:p>
          </table:table-cell>
          <table:table-cell table:style-name="ce4" office:value-type="string">
            <text:p>Minimal-Low</text:p>
          </table:table-cell>
          <table:table-cell table:style-name="ce4" office:value-type="string">
            <text:p>Kantarijan H, Shah NP, Hochhaus A, et al. Dasatinib versus imatinib in newly diagnosed chronic-phase chronic myeloid deukemia. $N Engl J Med. 2010;362(24):2260-2270.$&lt;br&gt; Sprycel [package insert]. $Princeton, NJ: Bristol-Myers Squibb; 2010.$</text:p>
          </table:table-cell>
          <table:table-cell table:number-columns-repeated="1014"/>
        </table:table-row>
        <table:table-row table:style-name="ro4">
          <table:table-cell table:number-columns-repeated="5"/>
          <table:table-cell table:style-name="ce4" office:value-type="string">
            <text:p>&lt;b&gt;Single-Agent Regimens&lt;/b&gt;</text:p>
          </table:table-cell>
          <table:table-cell office:value-type="string">
            <text:p>&lt;b&gt;Imatinib&lt;/b&gt;</text:p>
          </table:table-cell>
          <table:table-cell table:style-name="ce4" office:value-type="string">
            <text:p>&lt;b&gt;Imatinib mesylate&lt;/b&gt; 400 mg/d &lt;b&gt;OR&lt;/b&gt; 800 mg/d bid PO</text:p>
          </table:table-cell>
          <table:table-cell table:style-name="ce4" office:value-type="string">
            <text:p>Minimal-Low</text:p>
          </table:table-cell>
          <table:table-cell table:style-name="ce4" office:value-type="string">
            <text:p>Gleevec [package insert]. $East Hanover, NJ: Novartis; 2011.$&lt;br&gt; Kantarijan HM, Talpaz M, O'Brien S, et al. High-dose imatinib mesylate therapy in newly diagnosed Philadelphia chromosome-positive chronic phase chronic myeloid leukemia. $Blood. 2004;103(8):2873-2878.$</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Nilotinib&lt;/b&gt;</text:p>
          </table:table-cell>
          <table:table-cell table:style-name="ce4" office:value-type="string">
            <text:p>&lt;b&gt;Nilotinib&lt;/b&gt; 300 mg PO bid (newly diagnosed)&lt;br&gt; &lt;b&gt;OR&lt;/b&gt;&lt;br&gt; &lt;b&gt;Nilotinib&lt;/b&gt; 400 mg PO bid (resistant or intolerant chronic or accelerated phase)</text:p>
          </table:table-cell>
          <table:table-cell table:style-name="ce4" office:value-type="string">
            <text:p>Minimal-Low</text:p>
          </table:table-cell>
          <table:table-cell table:style-name="ce4" office:value-type="string">
            <text:p>Tasigna [package insert]. $East Hanover, NJ: Novartis; 2011.$</text:p>
          </table:table-cell>
          <table:table-cell table:number-columns-repeated="1014"/>
        </table:table-row>
        <table:table-row table:style-name="ro15">
          <table:table-cell table:number-columns-repeated="4"/>
          <table:table-cell office:value-type="string">
            <text:p>&lt;b&gt;Leukemia - HCL&lt;/b&gt;</text:p>
          </table:table-cell>
          <table:table-cell table:style-name="ce4" office:value-type="string">
            <text:p>&lt;b&gt;Single-Agent Regimens&lt;/b&gt;</text:p>
          </table:table-cell>
          <table:table-cell office:value-type="string">
            <text:p>&lt;b&gt;Cladribine&lt;/b&gt;</text:p>
          </table:table-cell>
          <table:table-cell table:style-name="ce4" office:value-type="string">
            <text:p>&lt;b&gt;Cladribine&lt;/b&gt; 0.1 mg/kg/d CIVI, days 1-7, administer 1 cycle</text:p>
          </table:table-cell>
          <table:table-cell table:style-name="ce4" office:value-type="string">
            <text:p>Minimal</text:p>
          </table:table-cell>
          <table:table-cell table:style-name="ce4" office:value-type="string">
            <text:p>Saven A, Burian C, Koziol JA, Piro D. Long-term follow-up of patients with hairy cell leukemia after cladribine treatment. $Blood. 1998;92(6):1918-1926.$</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Interferon alfa-2b&lt;/b&gt;</text:p>
          </table:table-cell>
          <table:table-cell table:style-name="ce4" office:value-type="string">
            <text:p>&lt;b&gt;Inerferon alfa-2b&lt;sup&gt;h&lt;/sup&gt;&lt;/b&gt;<text:span text:style-name="T2"> 2 </text:span><text:span text:style-name="T2">million IU/m&lt;sup&gt;2&lt;/sup&gt; IM or SQ 3 times </text:span><text:span text:style-name="T2">per week&lt;br&gt; Repeat for up to 6 months</text:span></text:p>
          </table:table-cell>
          <table:table-cell table:style-name="ce4" office:value-type="string">
            <text:p>Minimal</text:p>
          </table:table-cell>
          <table:table-cell table:style-name="ce4" office:value-type="string">
            <text:p>Intron A [package insert]. $Kenilworth, NJ: Schering-Plough; 2011.$</text:p>
          </table:table-cell>
          <table:table-cell table:number-columns-repeated="1014"/>
        </table:table-row>
        <table:table-row table:style-name="ro9">
          <table:table-cell/>
          <table:table-cell office:value-type="string">
            <text:p>&lt;b&gt;Adult&lt;/b&gt;</text:p>
          </table:table-cell>
          <table:table-cell office:value-type="string">
            <text:p>&lt;b&gt;Solid&lt;/b&gt;</text:p>
          </table:table-cell>
          <table:table-cell/>
          <table:table-cell office:value-type="string">
            <text:p>&lt;b&gt;Lung Cancer - Non-Small-Cell&lt;/b&gt;</text:p>
          </table:table-cell>
          <table:table-cell table:style-name="ce4" office:value-type="string">
            <text:p>&lt;b&gt;Combination Regimens&lt;/b&gt;</text:p>
          </table:table-cell>
          <table:table-cell office:value-type="string">
            <text:p>&lt;b&gt;Carbo-Tax&lt;/b&gt;</text:p>
          </table:table-cell>
          <table:table-cell table:style-name="ce4" office:value-type="string">
            <text:p>&lt;b&gt;Paclitaxel&lt;sup&gt;a&lt;/sup&gt;&lt;/b&gt;<text:span text:style-name="T2"> </text:span><text:span text:style-name="T2">225mg/m&lt;sup&gt;2&lt;/sup&gt; IV over 3 hours, day </text:span><text:span text:style-name="T2">1&lt;br&gt; &lt;b&gt;Carboplatin&lt;/b&gt; dose targeted by </text:span><text:span text:style-name="T2">Calvert equation to AUC of 6 mg/mL/min, day </text:span><text:span text:style-name="T2">1&lt;br&gt; Repeat every 21 days</text:span></text:p>
          </table:table-cell>
          <table:table-cell table:style-name="ce4" office:value-type="string">
            <text:p>Moderate</text:p>
          </table:table-cell>
          <table:table-cell table:style-name="ce4" office:value-type="string">
            <text:p>Schiller JH, Harrington D, Belani CP, et al. Comparison of four chemotherapy regimens for advanced non-small-cell lung cancer. $N Engl J Med. 2002;346(2):92-98.$</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Cisplatin/Pemetrexed&lt;/b&gt;</text:p>
          </table:table-cell>
          <table:table-cell table:style-name="ce4" office:value-type="string">
            <text:p>&lt;b&gt;Cisplatin&lt;sup&gt;g&lt;/sup&gt;&lt;/b&gt;<text:span text:style-name="T2"> 75 </text:span><text:span text:style-name="T2">mg/m&lt;sup&gt;2&lt;/sup&gt; IV, day 1&lt;br&gt; </text:span><text:span text:style-name="T2">&lt;b&gt;Pemetrexed&lt;/b&gt; 500 mg/m&lt;sup&gt;2&lt;/sup&gt; </text:span><text:span text:style-name="T2">IV, day 1&lt;br&gt; Repeat every 21 days for up to </text:span><text:span text:style-name="T2">6 cycles</text:span></text:p>
          </table:table-cell>
          <table:table-cell table:style-name="ce4" office:value-type="string">
            <text:p>High</text:p>
          </table:table-cell>
          <table:table-cell table:style-name="ce4" office:value-type="string">
            <text:p>Scagliotti GV, Parikh P, von Pawel J, et al. Phase III study comparing cisplatin plus gemcitabine with cisplatin plus pemetrexed in chemotherapy-naïve patients with advanced-stage non-small-cell lung cancer. $J Clin Oncol. 2008;26(21):3543-3551.$</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Cisplatin/Vinorelbine/Cetuximab&lt;/b&gt;</text:p>
          </table:table-cell>
          <table:table-cell table:style-name="ce4" office:value-type="string">
            <text:p>&lt;b&gt;Cetuximab&lt;/b&gt; 400 mg/m&lt;sup&gt;2&lt;/sup&gt;<text:span text:style-name="T2"> </text:span><text:span text:style-name="T2">IV initial dose, &lt;b&gt;THEN&lt;/b&gt;&lt;br&gt; 250 </text:span><text:span text:style-name="T2">mg/m&lt;sup&gt;2&lt;/sup&gt;/wk&lt;br&gt; </text:span><text:span text:style-name="T2">&lt;b&gt;Cisplatin&lt;sup&gt;g&lt;/sup&gt;&lt;/b&gt; 80 </text:span><text:span text:style-name="T2">mg/m&lt;sup&gt;2&lt;/sup&gt; IV, day 1&lt;br&gt; </text:span><text:span text:style-name="T2">&lt;b&gt;Vinorelbine&lt;/b&gt; 25 mg/m&lt;sup&gt;2&lt;/sup&gt; </text:span><text:span text:style-name="T2">IV, days 1, 8&lt;br&gt; Repeat every 21 days</text:span></text:p>
          </table:table-cell>
          <table:table-cell table:style-name="ce4" office:value-type="string">
            <text:p>High</text:p>
          </table:table-cell>
          <table:table-cell table:style-name="ce4" office:value-type="string">
            <text:p>Pirker R, Pereira JR, Szczesna A, et al. Cetuximab plus chemotherapy in patients with advanced non-small-cell lung cancer (FLEX): an open-label randomised phase III trial. $Lancet. 2009;373(9674):1525-1531.$</text:p>
          </table:table-cell>
          <table:table-cell table:number-columns-repeated="1014"/>
        </table:table-row>
        <table:table-row table:style-name="ro9">
          <table:table-cell table:number-columns-repeated="5"/>
          <table:table-cell table:style-name="ce4" office:value-type="string">
            <text:p>&lt;b&gt;Combination Regimens&lt;/b&gt;</text:p>
          </table:table-cell>
          <table:table-cell table:style-name="ce4" office:value-type="string">
            <text:p>&lt;b&gt;Docetaxel/Cisplatin&lt;/b&gt;</text:p>
          </table:table-cell>
          <table:table-cell table:style-name="ce4" office:value-type="string">
            <text:p>&lt;b&gt;Docetaxel&lt;sup&gt;b&lt;/sup&gt;&lt;/b&gt;<text:span text:style-name="T2"> 75 </text:span><text:span text:style-name="T2">mg/m&lt;sup&gt;2&lt;/sup&gt; IV, day 1&lt;br&gt; </text:span><text:span text:style-name="T2">&lt;b&gt;Cisplatin&lt;sup&gt;g&lt;/sup&gt;&lt;/b&gt; 75 </text:span><text:span text:style-name="T2">mg/m&lt;sup&gt;2&lt;/sup&gt; IV, day 1&lt;br&gt; Repeat </text:span><text:span text:style-name="T2">every 21 days</text:span></text:p>
          </table:table-cell>
          <table:table-cell table:style-name="ce4" office:value-type="string">
            <text:p>High</text:p>
          </table:table-cell>
          <table:table-cell table:style-name="ce4" office:value-type="string">
            <text:p>Schiller JH, Harrington D, Belani CP, et al. Comparison of four chemotherapy regimens for advanced non-small-cell lung cancer. $N Engl J Med. 2002;346(2):92-98.$</text:p>
          </table:table-cell>
          <table:table-cell table:number-columns-repeated="1014"/>
        </table:table-row>
        <table:table-row table:style-name="ro25">
          <table:table-cell table:number-columns-repeated="5"/>
          <table:table-cell table:style-name="ce4" office:value-type="string">
            <text:p>&lt;b&gt;Combination Regimens&lt;/b&gt;</text:p>
          </table:table-cell>
          <table:table-cell table:style-name="ce4" office:value-type="string">
            <text:p>&lt;b&gt;Gemcitabine/Cisplatin&lt;/b&gt;</text:p>
          </table:table-cell>
          <table:table-cell table:style-name="ce4" office:value-type="string">
            <text:p>&lt;b&gt;Gemcitabine&lt;/b&gt; 1,000mg/m&lt;sup&gt;2&lt;/sup&gt; /d IV,days 1,8,15&lt;br&gt; &lt;b&gt;Cisplatin&lt;sup&gt;g&lt;/sup&gt;&lt;/b&gt;<text:span text:style-name="T2"> </text:span><text:span text:style-name="T2">100 mg/m&lt;sup&gt;2&lt;/sup&gt; IV, day 1&lt;br&gt; </text:span><text:span text:style-name="T2">Repeat every 28 days&lt;br&gt; &lt;b&gt;OR&lt;/b&gt;&lt;br&gt; </text:span><text:span text:style-name="T2">&lt;b&gt;Gemcitabine&lt;/b&gt; 1,250 </text:span><text:span text:style-name="T2">mg/m&lt;sup&gt;2&lt;/sup&gt;/d IV over 30 minutes, </text:span><text:span text:style-name="T2">days 1, 8&lt;br&gt; </text:span><text:span text:style-name="T2">&lt;b&gt;Cisplatin&lt;sup&gt;g&lt;/sup&gt;&lt;/b&gt; 100 </text:span><text:span text:style-name="T2">mg/m&lt;sup&gt;2&lt;/sup&gt; IV over 60 minutes, day </text:span><text:span text:style-name="T2">1&lt;br&gt; Repeat every 21 days <text:s text:c="27"/></text:span><text:span text:style-name="T2"><text:s text:c="13"/></text:span></text:p>
          </table:table-cell>
          <table:table-cell table:style-name="ce4" office:value-type="string">
            <text:p>High</text:p>
          </table:table-cell>
          <table:table-cell table:style-name="ce4" office:value-type="string">
            <text:p>Schiller JH, Harrington D, Belani CP, et al. Comparison of four chemotherapy regimens for advanced non-small-cell lung cancer. $N Engl J Med. 2002;346(2):92-98.$&lt;b&gt; Cardenal F, Lopez-Cabrerizo MP, Anton A, et al. Randomized phase III study of gemcitabine-cisplatin versus etoposide-cisplatin in the treatment of locally advanced or metastatic non-small-cell lung cancer. $J Clin Oncol. 1999;17(1):12-18.$</text:p>
          </table:table-cell>
          <table:table-cell table:number-columns-repeated="1014"/>
        </table:table-row>
        <table:table-row table:style-name="ro3">
          <table:table-cell table:number-columns-repeated="5"/>
          <table:table-cell table:style-name="ce4" office:value-type="string">
            <text:p>&lt;b&gt;Combination Regimens&lt;/b&gt;</text:p>
          </table:table-cell>
          <table:table-cell table:style-name="ce4" office:value-type="string">
            <text:p>&lt;b&gt;Gemcitabine/Docetaxel&lt;/b&gt;</text:p>
          </table:table-cell>
          <table:table-cell table:style-name="ce4" office:value-type="string">
            <text:p>&lt;b&gt;Gemcitabine&lt;/b&gt; 1,100 mg/m&lt;sup&gt;2&lt;/sup&gt;<text:span text:style-name="T2">/d IV over 30 minutes, </text:span><text:span text:style-name="T2">days 1, 8&lt;br&gt; </text:span><text:span text:style-name="T2">&lt;b&gt;Docetaxel&lt;sup&gt;b&lt;/sup&gt;&lt;/b&gt; 100 </text:span><text:span text:style-name="T2">mg/m&lt;sup&gt;2&lt;/sup&gt;</text:span><text:span text:style-name="T1"> </text:span><text:span text:style-name="T2">IV over 1 hour, day </text:span><text:span text:style-name="T2">8&lt;br&gt; &lt;b&gt;Filgrastim&lt;/b&gt; 150 </text:span><text:span text:style-name="T2">mcg/m&lt;sup&gt;2&lt;/sup&gt;/d SQ, days 9-15&lt;br&gt; </text:span><text:span text:style-name="T2">Repeat every 21 days</text:span></text:p>
          </table:table-cell>
          <table:table-cell table:style-name="ce4" office:value-type="string">
            <text:p>Low</text:p>
          </table:table-cell>
          <table:table-cell table:style-name="ce4" office:value-type="string">
            <text:p>Georgoulias V, Papadakis E, Alexopoulos A, et al. Platinum-based and non-platinum-based chemotherapy in advanced non-small-cell lung cancer: a randomized multicentre trial. $Lancet. 2001;357(9267):1478-1484.$</text:p>
          </table:table-cell>
          <table:table-cell table:number-columns-repeated="1014"/>
        </table:table-row>
        <table:table-row table:style-name="ro9">
          <table:table-cell table:number-columns-repeated="5"/>
          <table:table-cell table:style-name="ce4" office:value-type="string">
            <text:p>&lt;b&gt;Combination Regimens&lt;/b&gt;</text:p>
          </table:table-cell>
          <table:table-cell table:style-name="ce4" office:value-type="string">
            <text:p>&lt;b&gt;Gemcitabine/Paclitaxel&lt;/b&gt;</text:p>
          </table:table-cell>
          <table:table-cell table:style-name="ce4" office:value-type="string">
            <text:p>&lt;b&gt;Gemcitabine&lt;/b&gt; 1,000 mg/m&lt;sup&gt;2&lt;/sup&gt;<text:span text:style-name="T2">/d IV over 30 minutes, </text:span><text:span text:style-name="T2">days 1, 8&lt;br&gt; </text:span><text:span text:style-name="T2">&lt;b&gt;Paclitaxel&lt;sup&gt;a&lt;/sup&gt;&lt;/b&gt; 200 </text:span><text:span text:style-name="T2">mg/m&lt;sup&gt;2&lt;/sup&gt; IV over 3 hours, day </text:span><text:span text:style-name="T2">1&lt;br&gt; Repeat every 21 days</text:span></text:p>
          </table:table-cell>
          <table:table-cell table:style-name="ce4" office:value-type="string">
            <text:p>Low</text:p>
          </table:table-cell>
          <table:table-cell table:style-name="ce4" office:value-type="string">
            <text:p>Kosmidis P, Mylonakis N, Nicolaides C, et al. Paclitaxel plus carboplatin versus gemcitabine plus paclitaxel in advanced non-small-cell lung cancer: a phase III randomized trial. $J Clin Oncol. 2002;20(17):3578-3585.$</text:p>
          </table:table-cell>
          <table:table-cell table:number-columns-repeated="1014"/>
        </table:table-row>
        <table:table-row table:style-name="ro27">
          <table:table-cell table:number-columns-repeated="5"/>
          <table:table-cell table:style-name="ce4" office:value-type="string">
            <text:p>&lt;b&gt;Combination Regimens&lt;/b&gt;</text:p>
          </table:table-cell>
          <table:table-cell table:style-name="ce4" office:value-type="string">
            <text:p>&lt;b&gt;Gemcitabine/Vinorelbine&lt;/b&gt;</text:p>
          </table:table-cell>
          <table:table-cell table:style-name="ce4" office:value-type="string">
            <text:p>&lt;b&gt;Gemcitabine&lt;/b&gt; 1,200 mg/m&lt;sup&gt;2&lt;/sup&gt;<text:span text:style-name="T2">/d IV, days 1, 8&lt;br&gt; </text:span><text:span text:style-name="T2">&lt;b&gt;Vinorelbine&lt;/b&gt; 30 mg/m&lt;sup&gt;2&lt;/sup&gt;/d </text:span><text:span text:style-name="T2">IV, days 1, 8&lt;br&gt; Repeat every 21 days for a </text:span><text:span text:style-name="T2">maximum of 6 cycles&lt;br&gt; &lt;b&gt;OR&lt;/b&gt;&lt;br&gt; </text:span><text:span text:style-name="T2">&lt;b&gt;Gemcitabine&lt;/b&gt; 800-1,000 </text:span><text:span text:style-name="T2">mg/m&lt;sup&gt;2&lt;/sup&gt;/d IV over 30 minutes, </text:span><text:span text:style-name="T2">days 1, 8, 15&lt;br&gt; &lt;b&gt;Vinorelbine&lt;/b&gt; 20 </text:span><text:span text:style-name="T2">mg/m&lt;sup&gt;2&lt;/sup&gt;/d IV over 10-30 minutes, </text:span><text:span text:style-name="T2">days 1, 8, 15&lt;br&gt; Repeat every 28 days</text:span></text:p>
          </table:table-cell>
          <table:table-cell table:style-name="ce4" office:value-type="string">
            <text:p>Low</text:p>
          </table:table-cell>
          <table:table-cell table:style-name="ce4" office:value-type="string">
            <text:p>Frasci G, Lorusso V, Panza N, et al. Gemcitabine plus vinorelbine versus vinorelbine alone in elderly patients with advanced non-small-cell lung cancer. $J Clin Oncol. 2000;18(13):2529-2536.$&lt;br&gt; Chen YM, Perng, RP, Yang KY, et al. A multi-gemcitabine in previously untreated inoperable (stageIIIB/IV) non-small-cell lung cancer. $Chest. 2000;117(6):1583-1589.$&lt;br&gt; Hainsworth JD, Burris HA 3rd, Litchy S, et al. Gemcitabine and vinorelbine in the second-line treatment of non-small-celll lung carcinoma patients: a Minnie Pearl Cancer Research Network phase II trial. $Cancer. 2000;88(6):1353-1358.$</text:p>
          </table:table-cell>
          <table:table-cell table:number-columns-repeated="1014"/>
        </table:table-row>
        <table:table-row table:style-name="ro14">
          <table:table-cell table:number-columns-repeated="5"/>
          <table:table-cell table:style-name="ce4" office:value-type="string">
            <text:p>&lt;b&gt;Combination Regimens&lt;/b&gt;</text:p>
          </table:table-cell>
          <table:table-cell table:style-name="ce4" office:value-type="string">
            <text:p>&lt;b&gt;PC&lt;/b&gt;</text:p>
          </table:table-cell>
          <table:table-cell table:style-name="ce4" office:value-type="string">
            <text:p>&lt;b&gt;Paclitaxel&lt;sup&gt;a&lt;/sup&gt;&lt;/b&gt;<text:span text:style-name="T1"> </text:span><text:span text:style-name="T2">135mg/m&lt;sup&gt;2&lt;/sup&gt;</text:span><text:span text:style-name="T1"> </text:span><text:span text:style-name="T2">over 24hours, day </text:span><text:span text:style-name="T2">1&lt;br&gt; &lt;b&gt;Cisplatin&lt;sup&gt;g&lt;/sup&gt;&lt;/b&gt;</text:span><text:span text:style-name="T1"> </text:span><text:span text:style-name="T2">75mg/m&lt;sup&gt;2&lt;/sup&gt;</text:span><text:span text:style-name="T1"> </text:span><text:span text:style-name="T2">IV, day 2&lt;br&gt; Repeat </text:span><text:span text:style-name="T2">every 21 days&lt;br&gt; &lt;b&gt;OR&lt;/b&gt;&lt;br&gt; </text:span><text:span text:style-name="T2">&lt;b&gt;Paclitaxel&lt;sup&gt;a&lt;/sup&gt;&lt;/b&gt; 175 </text:span><text:span text:style-name="T2">mg/m&lt;sup&gt;2&lt;/sup&gt; over 3 hours,day 1&lt;br&gt; </text:span><text:span text:style-name="T2">&lt;b&gt;Cisplatin&lt;sup&gt;g&lt;/sup&gt;&lt;/b&gt;</text:span><text:span text:style-name="T1"> </text:span><text:span text:style-name="T2">80 </text:span><text:span text:style-name="T2">mg/m&lt;sup&gt;2&lt;/sup&gt; IV, day 1&lt;br&gt; Repeat </text:span><text:span text:style-name="T2">every 21 days <text:s text:c="2"/></text:span></text:p>
          </table:table-cell>
          <table:table-cell table:style-name="ce4" office:value-type="string">
            <text:p>High</text:p>
          </table:table-cell>
          <table:table-cell table:style-name="ce4" office:value-type="string">
            <text:p>Schiller JH, Hamington D, Belani CP, et al. Comparison of four chemotherapy regiments for advanced non-small-cell lung cancer. $N Eng/J Med.2002;346(2);92-98.$&lt;br&gt; Smit EF., van Meerbeeck JP,lianes P,et al.Three-arm randomaized study of two cisplatin-based regimens and paclitaxel plus gemcitabine in advance m=non-small-cell lung cancer: a phase III trial of the European Organization for Research and Treatment of cancer Lung Group-EORTC 08975. $J Clin Oncol.2003;21(21):3909-3917.$ <text:s text:c="22"/><text:s text:c="74"/><text:s text:c="47"/></text:p>
          </table:table-cell>
          <table:table-cell table:number-columns-repeated="1014"/>
        </table:table-row>
        <table:table-row table:style-name="ro8">
          <table:table-cell table:number-columns-repeated="5"/>
          <table:table-cell table:style-name="ce4" office:value-type="string">
            <text:p>&lt;b&gt;Combination Regimens&lt;/b&gt;</text:p>
          </table:table-cell>
          <table:table-cell table:style-name="ce4" office:value-type="string">
            <text:p>&lt;b&gt;PCB&lt;/b&gt;</text:p>
          </table:table-cell>
          <table:table-cell table:style-name="ce4" office:value-type="string">
            <text:p>&lt;b&gt;Paclitaxel&lt;sup&gt;a&lt;/sup&gt;&lt;/b&gt;<text:span text:style-name="T1"> </text:span><text:span text:style-name="T2">200 </text:span><text:span text:style-name="T2">mg/m&lt;sup&gt;2&lt;/sup&gt; IV, day 1&lt;br&gt; </text:span><text:span text:style-name="T2">&lt;b&gt;Carboplatin&lt;/b&gt; AUC of IV ,day 1&lt;br&gt; </text:span><text:span text:style-name="T2">&lt;b&gt;Bevacizumab&lt;/b&gt; 15 mg/kg IV, day 1&lt;br&gt; </text:span><text:span text:style-name="T2">Repeat every 21 days</text:span></text:p>
          </table:table-cell>
          <table:table-cell table:style-name="ce4" office:value-type="string">
            <text:p>Moderate</text:p>
          </table:table-cell>
          <table:table-cell table:style-name="ce4" office:value-type="string">
            <text:p>Sandler A, Gray R, Perry MC,et al. Paclitaxel-carboplatin alone or with bevacizumab for non small-cell lung cancer. $N Engl J Med. 2006;355(24):2542-2550.$</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Vinorelbine/Cisplatin&lt;/b&gt;</text:p>
          </table:table-cell>
          <table:table-cell table:style-name="ce4" office:value-type="string">
            <text:p>&lt;b&gt;Vinorelbine&lt;/b&gt; 30 mg/m&lt;sup&gt;2&lt;/sup&gt;<text:span text:style-name="T1"> </text:span><text:span text:style-name="T2">IV over 20 minutes, day 1,8,15,22.&lt;br&gt; </text:span><text:span text:style-name="T2">Repeat every 28 days for a maximum of 16 </text:span><text:span text:style-name="T2">doses.&lt;br&gt; &lt;b&gt;Cisplatin&lt;sup&gt;g&lt;/sup&gt;&lt;/b&gt; </text:span><text:span text:style-name="T2">100mg/m&lt;sup&gt;2&lt;/sup&gt; IV over 1 hour day </text:span><text:span text:style-name="T2">1,29,57,85.</text:span></text:p>
          </table:table-cell>
          <table:table-cell table:style-name="ce4" office:value-type="string">
            <text:p>High</text:p>
          </table:table-cell>
          <table:table-cell table:style-name="ce4" office:value-type="string">
            <text:p>Douillard JY, Rosell R, De Lena M,et al. Adjuvant vinorelbine plus cisplatin versus observation in patients with completely resected stage IB-III A non small-cell lung cancer <text:s/>(Adjuvant Naverlbine International Trialist Association [ANITA]): a randomised controlled trial. $Lancet Oncol.2006:7(9):719-727.$ </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Crizotinib&lt;/b&gt;</text:p>
          </table:table-cell>
          <table:table-cell table:style-name="ce4" office:value-type="string">
            <text:p>&lt;b&gt;Crizotinib&lt;/b&gt; 250 mg PO bid in 28-day cycles</text:p>
          </table:table-cell>
          <table:table-cell table:style-name="ce4" office:value-type="string">
            <text:p>Moderate-High</text:p>
          </table:table-cell>
          <table:table-cell table:style-name="ce11" office:value-type="string">
            <text:p>Kwak EL, Bang YJ, Camidge DR, et al. Anaplastic Lymphoma Kinase inhabitation in non-small-cell lung cancer. $N engl J Med.2010;363(18):1693-1703.$&lt;br&gt; Xalkori [packages insert]. $New York, NY: Pfizer labs;2011.$</text:p>
          </table:table-cell>
          <table:table-cell table:number-columns-repeated="1014"/>
        </table:table-row>
        <table:table-row table:style-name="ro19">
          <table:table-cell table:number-columns-repeated="5"/>
          <table:table-cell table:style-name="ce4" office:value-type="string">
            <text:p>&lt;b&gt;Single-Agent Regimens&lt;/b&gt;</text:p>
          </table:table-cell>
          <table:table-cell table:style-name="ce4" office:value-type="string">
            <text:p>&lt;b&gt;Docetaxel&lt;/b&gt;</text:p>
          </table:table-cell>
          <table:table-cell table:style-name="ce4" office:value-type="string">
            <text:p>&lt;b&gt;Docetaxel&lt;sup&gt;b&lt;/sup&gt;&lt;/b&gt;<text:span text:style-name="T2"> </text:span><text:span text:style-name="T2">75mg/m&lt;sup&gt;2&lt;/sup&gt;</text:span><text:span text:style-name="T1"> </text:span><text:span text:style-name="T2">IV over 1hour.&lt;br&gt; </text:span><text:span text:style-name="T2">Repeat every 21 days</text:span></text:p>
          </table:table-cell>
          <table:table-cell table:style-name="ce4" office:value-type="string">
            <text:p>Low</text:p>
          </table:table-cell>
          <table:table-cell table:style-name="ce11" office:value-type="string">
            <text:p>Shepherd FA, Dancey J, Ramlau R, et al. Prospective randomized trial of docetaxel versus best supportive care in patients with non-small-cell lung cancer previously treated with platinum-based chemotherapy. $J Clin Oncol. 2000;18(10):2095-2103.$&lt;br&gt; Fossella FV, DeVore R, Kerr RN, et al. Randomized phase III trial of docetaxel versus vinorelbine or ifosfamide in patients with advanced non-small-lung cancer previously treated with platinum-containing chemotherapy regimens. $J Clin Oncol. 2000;18(12):2354-2362.$</text:p>
          </table:table-cell>
          <table:table-cell table:number-columns-repeated="1014"/>
        </table:table-row>
        <table:table-row table:style-name="ro6">
          <table:table-cell table:number-columns-repeated="5"/>
          <table:table-cell table:style-name="ce4" office:value-type="string">
            <text:p>&lt;b&gt;Single-Agent Regimens&lt;/b&gt;</text:p>
          </table:table-cell>
          <table:table-cell table:style-name="ce4" office:value-type="string">
            <text:p>&lt;b&gt;Erlotinib&lt;/b&gt;</text:p>
          </table:table-cell>
          <table:table-cell table:style-name="ce4" office:value-type="string">
            <text:p>&lt;b&gt;Erlotinib&lt;/b&gt; 150mg PO daily at least 1hour before &lt;b&gt;OR&lt;/b&gt; 2 Hours after eating</text:p>
          </table:table-cell>
          <table:table-cell table:style-name="ce4" office:value-type="string">
            <text:p>Minimal-Low</text:p>
          </table:table-cell>
          <table:table-cell table:style-name="ce11" office:value-type="string">
            <text:p>Wheatley-Price P, Ding K, Seymour L, et al. Erlotinib for advanced non small cell <text:s/>lung cancer Institute of Canada Clinical trials group study BR 21. $J Clin Oncol. 2008;26(14):2350-2357.$&lt;br&gt; Tarceva [packaga insert]. $Melville, NY south San Fransisco, CA:OSI Pharmaceuticals Inc &amp; Genentich Inc;2010.$</text:p>
          </table:table-cell>
          <table:table-cell table:number-columns-repeated="1014"/>
        </table:table-row>
        <table:table-row table:style-name="ro21">
          <table:table-cell table:number-columns-repeated="5"/>
          <table:table-cell table:style-name="ce4" office:value-type="string">
            <text:p>&lt;b&gt;Single-Agent Regimens&lt;/b&gt;</text:p>
          </table:table-cell>
          <table:table-cell table:style-name="ce4" office:value-type="string">
            <text:p>&lt;b&gt;Gemcitabine&lt;/b&gt;</text:p>
          </table:table-cell>
          <table:table-cell table:style-name="ce4" office:value-type="string">
            <text:p>&lt;b&gt;Gemcitabine&lt;/b&gt; 1000 mg/m&lt;sup&gt;2&lt;/sup&gt;<text:span text:style-name="T2">/d IV over 30 minutes, </text:span><text:span text:style-name="T2">day 1,8,15&lt;br&gt; &lt;b&gt;FOLLOWED BY&lt;/b&gt; 1 </text:span><text:span text:style-name="T2">week rest&lt;br&gt; <text:s/>Repeat every 28 days for 6 </text:span><text:span text:style-name="T2">cycles. </text:span></text:p>
          </table:table-cell>
          <table:table-cell table:style-name="ce4" office:value-type="string">
            <text:p>Low</text:p>
          </table:table-cell>
          <table:table-cell table:style-name="ce11" office:value-type="string">
            <text:p>Crino L, Mosconi AM, Scaglotti G, et al. <text:s text:c="10"/><text:s text:c="3"/>Gemcitabine as second-line treatment for advanced non-small-cell lung cancer: a phase II trial. $J Clin Oncol. 1999;17(7):2081-2085.$&lt;br&gt; Ricci S, Anonuzzo A, Galli L, et al. Gemcitabine monotherapy in elderly paients with advanced non-smell-cell lung cancer: a multicenter phase II study. $Lung Cancer.2000;27(2):75-80.$</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Pemetrexed&lt;/b&gt;</text:p>
          </table:table-cell>
          <table:table-cell table:style-name="ce4" office:value-type="string">
            <text:p>&lt;b&gt;Peretrexed&lt;/b&gt; 500mg/m&lt;sup&gt;2&lt;/sup&gt;<text:span text:style-name="T2"> </text:span><text:span text:style-name="T2">IV over 10 minutes&lt;br&gt; Repeat every 21 </text:span><text:span text:style-name="T2">days </text:span></text:p>
          </table:table-cell>
          <table:table-cell table:style-name="ce4" office:value-type="string">
            <text:p>Low</text:p>
          </table:table-cell>
          <table:table-cell table:style-name="ce11" office:value-type="string">
            <text:p>Hanna N, Shepherd FA, Fossella FV, et al. Randomized phase III study of premtrexed versus docetaxel in patients with non-smell-cell lung cancer previously treated with chemotherapy. $J Clin Oncol. 2004;22(9):1589-1597.$</text:p>
          </table:table-cell>
          <table:table-cell table:number-columns-repeated="1014"/>
        </table:table-row>
        <table:table-row table:style-name="ro4">
          <table:table-cell table:number-columns-repeated="5"/>
          <table:table-cell table:style-name="ce4" office:value-type="string">
            <text:p>&lt;b&gt;Single-Agent Regimens&lt;/b&gt;</text:p>
          </table:table-cell>
          <table:table-cell table:style-name="ce4" office:value-type="string">
            <text:p>&lt;b&gt;Vinorelbine&lt;/b&gt;</text:p>
          </table:table-cell>
          <table:table-cell table:style-name="ce4" office:value-type="string">
            <text:p>&lt;b&gt;Vinorelbine&lt;/b&gt; 30 mg/m&lt;sup&gt;2&lt;/sup&gt;<text:span text:style-name="T2"> </text:span><text:span text:style-name="T2">IV over 20 minutes, day 1,8,15,22.&lt;br&gt; </text:span><text:span text:style-name="T2">Repeat every 7 days .</text:span></text:p>
          </table:table-cell>
          <table:table-cell table:style-name="ce4" office:value-type="string">
            <text:p>Minimal</text:p>
          </table:table-cell>
          <table:table-cell table:style-name="ce11" office:value-type="string">
            <text:p>Le Chevalier T, Brisgand D, Douillard JY, et al. Randomized study of vinorelbine and cisplatin versus vindesin and cisplatin versus vinorelbine alone in advanced non-small-cell lung cancer: results of a European multicenter trial including 612 patients. $J Clin Oncol.1994;12(2):360-367.$</text:p>
          </table:table-cell>
          <table:table-cell table:number-columns-repeated="1014"/>
        </table:table-row>
        <table:table-row table:style-name="ro6">
          <table:table-cell table:number-columns-repeated="4"/>
          <table:table-cell office:value-type="string">
            <text:p>&lt;b&gt;Lung Cancer - Pleural Mesothelioma&lt;/b&gt;</text:p>
          </table:table-cell>
          <table:table-cell table:style-name="ce4" office:value-type="string">
            <text:p>&lt;b&gt;Combination Regimens&lt;/b&gt;</text:p>
          </table:table-cell>
          <table:table-cell table:style-name="ce4" office:value-type="string">
            <text:p>&lt;b&gt;Pemetrexed/Cisplatin&lt;/b&gt;</text:p>
          </table:table-cell>
          <table:table-cell table:style-name="ce12" office:value-type="string">
            <text:p>&lt;b&gt;Pemetrexed&lt;/b&gt; 500mg/m&lt;sup&gt;2&lt;/sup&gt;<text:span text:style-name="T2"> </text:span><text:span text:style-name="T2">IV over 10 minutes, day 1&lt;br&gt; </text:span><text:span text:style-name="T2">&lt;b&gt;FOLLOWED BY&lt;/b&gt;&lt;br&gt; </text:span><text:span text:style-name="T2">&lt;b&gt;Cisplatin&lt;/b&gt; 75mg/m&lt;sup&gt;2&lt;/sup&gt; IV </text:span><text:span text:style-name="T2">over 2 hours 30 minutes after pemetrexed </text:span><text:span text:style-name="T2">dose, day 1&lt;br&gt; Repeat every 21days <text:s text:c="3"/></text:span></text:p>
          </table:table-cell>
          <table:table-cell table:style-name="ce4" office:value-type="string">
            <text:p>High</text:p>
          </table:table-cell>
          <table:table-cell table:style-name="ce4" office:value-type="string">
            <text:p>Vogelang NJ, Rusthoven JJ, Symanowski J, <text:s/>et al. Phase III study of pemetrxed in combination with cisplatin versus cisplatin alone in patients with maligant pleural mesothelioma. $J Clin Oncol. 2003; 21(14):2636-2644.$&lt;br&gt; Alimta [package insert]. $Indianapolis, IN:Eli Lilly and Company;2011.$</text:p>
          </table:table-cell>
          <table:table-cell table:number-columns-repeated="1014"/>
        </table:table-row>
        <table:table-row table:style-name="ro10">
          <table:table-cell table:number-columns-repeated="4"/>
          <table:table-cell office:value-type="string">
            <text:p>&lt;b&gt;Lung Cancer - Small-Cell&lt;/b&gt;</text:p>
          </table:table-cell>
          <table:table-cell table:style-name="ce4" office:value-type="string">
            <text:p>&lt;b&gt;Combination Regimens&lt;/b&gt;</text:p>
          </table:table-cell>
          <table:table-cell table:style-name="ce4" office:value-type="string">
            <text:p>&lt;b&gt;Carboplatin/Irinotecan&lt;/b&gt;</text:p>
          </table:table-cell>
          <table:table-cell table:style-name="ce4" office:value-type="string">
            <text:p>&lt;b&gt;Carboplatin&lt;/b&gt; AUC of 5 IV, day 1&lt;br&gt; &lt;b&gt;Irinotecan&lt;/b&gt; 175mg/m&lt;sup&gt;2&lt;/sup&gt;<text:span text:style-name="T2"> </text:span><text:span text:style-name="T2">IV, day 1&lt;br&gt; Repeat every 21days</text:span></text:p>
          </table:table-cell>
          <table:table-cell table:style-name="ce4" office:value-type="string">
            <text:p>Moderate</text:p>
          </table:table-cell>
          <table:table-cell table:style-name="ce4" office:value-type="string">
            <text:p>Hermes A, Bergman B, Bremnes R, et al <text:s text:c="8"/><text:s text:c="2"/>Irinotecan plus carboplatin in extensive versus oral etoposide plus carboplatin in extensive small-cell lung cancer: a randomized phase III trial. $J Clin Oncol. 2008:26(26):4261-4267.$</text:p>
          </table:table-cell>
          <table:table-cell table:number-columns-repeated="1014"/>
        </table:table-row>
        <table:table-row table:style-name="ro9">
          <table:table-cell table:number-columns-repeated="5"/>
          <table:table-cell table:style-name="ce4" office:value-type="string">
            <text:p>&lt;b&gt;Combination Regimens&lt;/b&gt;</text:p>
          </table:table-cell>
          <table:table-cell table:style-name="ce4" office:value-type="string">
            <text:p>&lt;b&gt;CDDP + CPT-11&lt;/b&gt;</text:p>
          </table:table-cell>
          <table:table-cell table:style-name="ce4" office:value-type="string">
            <text:p>&lt;b&gt;Cisplatin&lt;/b&gt; 60mg/m&lt;sup&gt;2&lt;/sup&gt;<text:span text:style-name="T2">, day </text:span><text:span text:style-name="T2">1&lt;br&gt; &lt;b&gt;Irinotecan&lt;/b&gt; </text:span><text:span text:style-name="T2">60mg/m&lt;sup&gt;2&lt;/sup&gt;/d, days 1, 8, 15&lt;br&gt; </text:span><text:span text:style-name="T2">Repeat every 28days for 4 cycles</text:span></text:p>
          </table:table-cell>
          <table:table-cell table:style-name="ce4" office:value-type="string">
            <text:p>High</text:p>
          </table:table-cell>
          <table:table-cell table:style-name="ce4" office:value-type="string">
            <text:p>Noda K, Nishiwaki Y, Kawahara M, et al. <text:s text:c="9"/><text:s text:c="11"/>Irinotecan plus cisplatin compared with etoposide plus cisplatin for extensive small-cell lung cancer. $N Engl J Med. 2002;346(2):85-91.$</text:p>
          </table:table-cell>
          <table:table-cell table:number-columns-repeated="1014"/>
        </table:table-row>
        <table:table-row table:style-name="ro15">
          <table:table-cell table:number-columns-repeated="5"/>
          <table:table-cell table:style-name="ce4" office:value-type="string">
            <text:p>&lt;b&gt;Combination Regimens&lt;/b&gt;</text:p>
          </table:table-cell>
          <table:table-cell table:style-name="ce4" office:value-type="string">
            <text:p>&lt;b&gt;EC&lt;/b&gt;</text:p>
          </table:table-cell>
          <table:table-cell table:style-name="ce4" office:value-type="string">
            <text:p>&lt;b&gt;Etoposide&lt;/b&gt; 100mg/m&lt;sup&gt;2&lt;/sup&gt;<text:span text:style-name="T2">/d </text:span><text:span text:style-name="T2">IV, days 1-3&lt;br&gt;v&lt;b&gt;Carboplatin&lt;/b&gt; </text:span><text:span text:style-name="T2">450mg/m&lt;sup&gt;2&lt;/sup&gt; IV, day 1&lt;br&gt; Repeat </text:span><text:span text:style-name="T2">every 28 days for 6 courses</text:span></text:p>
          </table:table-cell>
          <table:table-cell table:style-name="ce4" office:value-type="string">
            <text:p>Moderate</text:p>
          </table:table-cell>
          <table:table-cell table:style-name="ce4" office:value-type="string">
            <text:p>Viren M, Liippo K, Ojala a, et al. Carboplatin and etoposide in extensive small-cell lung cancer. $Acta Oncal. 1994;33(8):921-924.$</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EP (PE)&lt;/b&gt;</text:p>
          </table:table-cell>
          <table:table-cell table:style-name="ce12" office:value-type="string">
            <text:p>&lt;b&gt;Etoposide&lt;/b&gt; 80mg/m&lt;sup&gt;2&lt;/sup&gt;<text:span text:style-name="T2">/d </text:span><text:span text:style-name="T2">IV, days 1-3&lt;br&gt; &lt;b&gt;Cisplatin&lt;/b&gt; </text:span><text:span text:style-name="T2">80mg/m&lt;sup&gt;2&lt;/sup&gt; IV, day 1 (Standard </text:span><text:span text:style-name="T2">dose)&lt;br&gt; Repeat every 21 days </text:span><text:span text:style-name="T2">&lt;b&gt;OR&lt;/b&gt;&lt;br&gt; &lt;b&gt;Etoposide&lt;/b&gt; </text:span><text:span text:style-name="T2">80mg/m&lt;sup&gt;2&lt;/sup&gt;/d IV, days 1-5&lt;br&gt; </text:span><text:span text:style-name="T2">&lt;b&gt;Cisplatin&lt;/b&gt; 27mg/m&lt;sup&gt;2&lt;/sup&gt; IV, </text:span><text:span text:style-name="T2">days 1-5(high dose)&lt;br&gt; Repeat every 21 </text:span><text:span text:style-name="T2">days</text:span></text:p>
          </table:table-cell>
          <table:table-cell table:style-name="ce4" office:value-type="string">
            <text:p>High</text:p>
          </table:table-cell>
          <table:table-cell table:style-name="ce4" office:value-type="string">
            <text:p>Ihde DC, Mulshine JL, Kramer BS, et al. <text:s/>Prospective randomized comparision of high-dose and standard-dose etoposide and cisplatin chemotherapy in patients with extensive-stage small-cell lung cancer. $J Clin Oncol.1994; 12(10):2022-2034.$</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Etoposide&lt;/b&gt;</text:p>
          </table:table-cell>
          <table:table-cell table:style-name="ce4" office:value-type="string">
            <text:p>&lt;b&gt;Etoposide&lt;/b&gt; 160 mg/m&lt;sup&gt;2&lt;/sup&gt;<text:span text:style-name="T2">/d </text:span><text:span text:style-name="T2">PO, days 1-5&lt;br&gt; Repeat every 28 days&lt;br&gt; </text:span><text:span text:style-name="T2">&lt;b&gt;OR&lt;/b&gt;&lt;br&gt; &lt;b&gt;Etoposide&lt;/b&gt; 50 mg </text:span><text:span text:style-name="T2">PO bid for 14 days&lt;br&gt; Repeat every 21 </text:span><text:span text:style-name="T2">days</text:span></text:p>
          </table:table-cell>
          <table:table-cell table:style-name="ce4" office:value-type="string">
            <text:p>Low</text:p>
          </table:table-cell>
          <table:table-cell table:style-name="ce4" office:value-type="string">
            <text:p>Johnson DH. Recent developments in chemotherapy treatment of small-cell lung cancer. $Semin Oncol. 1993;20(4):315-325.$</text:p>
          </table:table-cell>
          <table:table-cell table:number-columns-repeated="1014"/>
        </table:table-row>
        <table:table-row table:style-name="ro25">
          <table:table-cell table:number-columns-repeated="5"/>
          <table:table-cell table:style-name="ce4" office:value-type="string">
            <text:p>&lt;b&gt;Single-Agent Regimens&lt;/b&gt;</text:p>
          </table:table-cell>
          <table:table-cell table:style-name="ce4" office:value-type="string">
            <text:p>&lt;b&gt;Paclitaxel&lt;/b&gt;</text:p>
          </table:table-cell>
          <table:table-cell table:style-name="ce4" office:value-type="string">
            <text:p>&lt;b&gt;Paclitaxel&lt;sup&gt;a&lt;/sup&gt;&lt;/b&gt; 250 mg/m&lt;sup&gt;2&lt;/sup&gt; IV over 24 hours&lt;br&gt; Repeat every 21 days</text:p>
          </table:table-cell>
          <table:table-cell table:style-name="ce4" office:value-type="string">
            <text:p>Low</text:p>
          </table:table-cell>
          <table:table-cell table:style-name="ce4" office:value-type="string">
            <text:p>Ettinger DS, Finkelstein DM, Sarma RP, Johnson DH. Phase II study of paclitaxel in patients with extensive-disease small-cell lung cancer: an Eastern Cooperative Oncology Group study. $J Clin Oncol. 1995;13(6):1430-1435.$&lt;br&gt; Kirschling RJ, Grill JP, Marks RS, et al. Paclitaxel and G-CSF in previously untreated patients with extensive-stage small-cell lung cancer: a phase II study of the North Central Cancer Treatment Group. $Am J Clin Oncol. 1999;22(5):517-522$&lt;br&gt;</text:p>
          </table:table-cell>
          <table:table-cell table:number-columns-repeated="1014"/>
        </table:table-row>
        <table:table-row table:style-name="ro25">
          <table:table-cell table:number-columns-repeated="5"/>
          <table:table-cell table:style-name="ce4" office:value-type="string">
            <text:p>&lt;b&gt;Single-Agent Regimens&lt;/b&gt;</text:p>
          </table:table-cell>
          <table:table-cell table:style-name="ce4" office:value-type="string">
            <text:p>&lt;b&gt;Topotecan IV&lt;/b&gt;</text:p>
          </table:table-cell>
          <table:table-cell table:style-name="ce4" office:value-type="string">
            <text:p>&lt;b&gt;Topotecan&lt;/b&gt; 1.5 mg/m&lt;sup&gt;2&lt;/sup&gt;/d IV over 30 minutes, days 1-5&lt;br&gt; Repeat every 21 days</text:p>
          </table:table-cell>
          <table:table-cell table:style-name="ce4" office:value-type="string">
            <text:p>Low</text:p>
          </table:table-cell>
          <table:table-cell table:style-name="ce4" office:value-type="string">
            <text:p>Ardizzoni A, Hansen H, Dombernowsky P, et al. Topotecan, a new active drug in the second-line treatment of small-cell lung cancer: a phase II study in patients with refractory and sensitive disease. $J Clin Oncol.1997;15(5):2090-2096.$&lt;br&gt; von Pawel J, Schiller JH, Shepherd FA, et al. Topotecan versus cyclophosphamide, doxorubicin, and vincristine for the treatment of recurrent small-cell lung cancer. $J Clin Oncol. 1999;17(2):658-667.$</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Topotecan PO&lt;/b&gt;</text:p>
          </table:table-cell>
          <table:table-cell table:style-name="ce4" office:value-type="string">
            <text:p>&lt;b&gt;Topotecan&lt;/b&gt; 2.3 mg/m&lt;sup&gt;2&lt;/sup&gt;/d PO, days 1-5&lt;br&gt; Repeat every 21 days</text:p>
          </table:table-cell>
          <table:table-cell table:style-name="ce4" office:value-type="string">
            <text:p>Minimal-Low</text:p>
          </table:table-cell>
          <table:table-cell table:style-name="ce4" office:value-type="string">
            <text:p>Eckardt JR, von Pawel J, Pujol JL, et al. Phase III study of oral compared with intravenous topotecan as second-line therapy in small-cell lung cancer. $J Clin Oncol. 2007;25(15):2086-2092.$ $Erratum in: J Clin Oncol. 2007;25(22):3387.$</text:p>
          </table:table-cell>
          <table:table-cell table:number-columns-repeated="1014"/>
        </table:table-row>
        <table:table-row table:style-name="ro17">
          <table:table-cell/>
          <table:table-cell office:value-type="string">
            <text:p>&lt;b&gt;Pediatric&lt;/b&gt;</text:p>
          </table:table-cell>
          <table:table-cell office:value-type="string">
            <text:p>&lt;b&gt;Hemtalogic&lt;/b&gt;</text:p>
          </table:table-cell>
          <table:table-cell/>
          <table:table-cell office:value-type="string">
            <text:p>&lt;b&gt;Lymphoma - Hodgkin's&lt;/b&gt;</text:p>
          </table:table-cell>
          <table:table-cell table:style-name="ce4" office:value-type="string">
            <text:p>&lt;b&gt;Combination Regimens&lt;/b&gt;</text:p>
          </table:table-cell>
          <table:table-cell table:style-name="ce4" office:value-type="string">
            <text:p>&lt;b&gt;ABVD&lt;/b&gt;</text:p>
          </table:table-cell>
          <table:table-cell table:style-name="ce4" office:value-type="string">
            <text:p>&lt;b&gt;Doxorubicin&lt;/b&gt; 25 mg/m&lt;sup&gt;2&lt;/sup&gt;/d IV, days 1, 15&lt;br&gt; &lt;b&gt;Bleomycin&lt;/b&gt; 10 units/m&lt;sup&gt;2&lt;/sup&gt;/d IV, days 1, 15&lt;br&gt; &lt;b&gt;Vinblastine&lt;/b&gt; 6 mg/m&lt;sup&gt;2&lt;/sup&gt;/d IV, days 1, 15&lt;br&gt; &lt;b&gt;Dacarbazine&lt;/b&gt; 375 mg/m&lt;sup&gt;2&lt;/sup&gt;/d IV, days 1, 15&lt;br&gt; Repeat every 28 days</text:p>
          </table:table-cell>
          <table:table-cell table:style-name="ce4" office:value-type="string">
            <text:p>High</text:p>
          </table:table-cell>
          <table:table-cell table:style-name="ce15" office:value-type="string">
            <text:p>Harker WG, Kushlan P, Rosenberg SA. Combination chemotherapy for advanced Hodgkin's disease after failure of MOPP: ABVD and B-CAVe. $Ann Intern Med. 1984; <text:s/>101(4):440-446$.&lt;br&gt; Longo DL, Glastein E, Duffey PL,et al. Alternating MOPP and ABVD chemotherapy plus mantle-field radiation therapy in patients with massive mediastinal Hodgikin's disease. $J Clin Oncol. 1997; 15(11): 3338-3346$. <text:s text:c="4"/></text:p>
          </table:table-cell>
          <table:table-cell table:number-columns-repeated="1014"/>
        </table:table-row>
        <table:table-row table:style-name="ro25">
          <table:table-cell table:number-columns-repeated="5"/>
          <table:table-cell table:style-name="ce4" office:value-type="string">
            <text:p>&lt;b&gt;Combination Regimens&lt;/b&gt;</text:p>
          </table:table-cell>
          <table:table-cell table:style-name="ce4" office:value-type="string">
            <text:p>&lt;b&gt;BEACOPP (increased dose)&lt;/b&gt;</text:p>
          </table:table-cell>
          <table:table-cell table:style-name="ce4" office:value-type="string">
            <text:p>&lt;b&gt;Bleomycin&lt;/b&gt; 10 mg/m&lt;sup&gt;2&lt;/sup&gt; IV, day8&lt;br&gt; &lt;b&gt;Etoposide&lt;/b&gt; 200 mg/m&lt;sup&gt;2&lt;/sup&gt; IV, days 1-3&lt;br&gt; &lt;b&gt;Doxorubicin&lt;/b&gt; 35 mg/m&lt;sup&gt;2&lt;/sup&gt; IV, day 1&lt;br&gt; &lt;b&gt;Cyclophosphamide&lt;/b&gt; 1,200 mg/m&lt;sup&gt;2&lt;/sup&gt; IV, day 1&lt;br&gt; &lt;b&gt;Vincristine&lt;/b&gt; 1.4 mg/m&lt;sup&gt;2&lt;/sup&gt; IV, day 8&lt;br&gt; &lt;b&gt;Procarbazine&lt;/b&gt; 100 mg/m&lt;sup&gt;2&lt;/sup&gt; PO, days 1-7&lt;br&gt; &lt;b&gt;Prednisone&lt;/b&gt; 40 mg/m&lt;sup&gt;2&lt;/sup&gt; IV, days 1-14&lt;br&gt; Repeat on day 22 for 8 cycles</text:p>
          </table:table-cell>
          <table:table-cell table:style-name="ce4" office:value-type="string">
            <text:p>High</text:p>
          </table:table-cell>
          <table:table-cell table:style-name="ce4" office:value-type="string">
            <text:p>Diehl V, Franklin J, Pfreundschuh M, et al. Standard and increased-dose BEACOPP chemotherapy compared with COPP-ABVD for advanced Hodgikin's disease. $N Engl J Med. 2003;348(24):2386-2395$.</text:p>
          </table:table-cell>
          <table:table-cell table:number-columns-repeated="1014"/>
        </table:table-row>
        <table:table-row table:style-name="ro26">
          <table:table-cell table:number-columns-repeated="5"/>
          <table:table-cell table:style-name="ce4" office:value-type="string">
            <text:p>&lt;b&gt;Combination Regimens&lt;/b&gt;</text:p>
          </table:table-cell>
          <table:table-cell table:style-name="ce4" office:value-type="string">
            <text:p>&lt;b&gt;Stanford V&lt;/b&gt;</text:p>
          </table:table-cell>
          <table:table-cell table:style-name="ce4" office:value-type="string">
            <text:p>&lt;b&gt;Doxorubicin&lt;/b&gt; 25 mg/m&lt;sup&gt;2&lt;/sup&gt;/d IV, days 1, 15&lt;br&gt; &lt;b&gt;Vinblastine&lt;/b&gt; 6 mg/m&lt;sup&gt;2&lt;/sup&gt;/d IV, days 1, 15&lt;br&gt; &lt;b&gt;Mechlorethamine&lt;/b&gt; 6 mg/m&lt;sup&gt;2&lt;/sup&gt; IV,day1&lt;br&gt; &lt;b&gt;Vincristine&lt;sup&gt;d&lt;/sup&gt;&lt;/b&gt; 1.4 mg/m&lt;sup&gt;2&lt;/sup&gt;/d IV, days 8, 22&lt;br&gt; &lt;b&gt;Bleomycin&lt;/b&gt; 60 mg/m&lt;sup&gt;2&lt;/sup&gt;/d IV, days 8,22&lt;br&gt; &lt;b&gt;Etoposide&lt;/b&gt; 60mg/m&lt;sup&gt;2&lt;/sup&gt;/d IV, days 15,16&lt;br&gt; &lt;b&gt;Prednisone&lt;/b&gt; 40 mg/m&lt;sup&gt;2&lt;/sup&gt; PO every other day&lt;br&gt; Repeat every 28 days for 3 cycles; for patients ≥50 years, decrease dose to 4 mg/m2 and 1mg/m&lt;sup&gt;2&lt;/sup&gt; for vinblastine, respectively, during cycle 3, taper prednisone, respectively, during cycle 3; taper predniosine by 10 mg every other day starting week 10</text:p>
          </table:table-cell>
          <table:table-cell table:style-name="ce4" office:value-type="string">
            <text:p>High</text:p>
          </table:table-cell>
          <table:table-cell table:style-name="ce4" office:value-type="string">
            <text:p>Bartlett NL, Rosenberg SA, Hoppe RT, Hancock SL, Horning SJ.Brief chemotherapy, Stanford V, and adjuvant radiotherapy for bulky or advanced-stage Hodgikin's disease: a Preliminary report. $J Clin Oncol. 1995; 13(5):1080-1088$.</text:p>
          </table:table-cell>
          <table:table-cell table:number-columns-repeated="1014"/>
        </table:table-row>
        <table:table-row table:style-name="ro23">
          <table:table-cell table:number-columns-repeated="5"/>
          <table:table-cell table:style-name="ce4" office:value-type="string">
            <text:p>&lt;b&gt;Single-Agent Regimens&lt;/b&gt;</text:p>
          </table:table-cell>
          <table:table-cell table:style-name="ce4" office:value-type="string">
            <text:p>&lt;b&gt;Brentuximab vedotin&lt;/b&gt;</text:p>
          </table:table-cell>
          <table:table-cell table:style-name="ce4" office:value-type="string">
            <text:p>&lt;b&gt;Brentuximab&lt;/b&gt; 1.8 mg/kg IV over 30 minutes, day 1&lt;br&gt; Repeat every 21 days</text:p>
          </table:table-cell>
          <table:table-cell table:style-name="ce4" office:value-type="string">
            <text:p>Low</text:p>
          </table:table-cell>
          <table:table-cell table:style-name="ce4" office:value-type="string">
            <text:p>Adcetris [package insert]. $Bothell, WA: Seattle Genetics;2011$.</text:p>
          </table:table-cell>
          <table:table-cell table:number-columns-repeated="1014"/>
        </table:table-row>
        <table:table-row table:style-name="ro19">
          <table:table-cell table:number-columns-repeated="4"/>
          <table:table-cell office:value-type="string">
            <text:p>&lt;b&gt;Lymphoma - Non-Hodgkin's&lt;/b&gt;</text:p>
          </table:table-cell>
          <table:table-cell table:style-name="ce4" office:value-type="string">
            <text:p>&lt;b&gt;Combination Regimens&lt;/b&gt;</text:p>
          </table:table-cell>
          <table:table-cell table:style-name="ce4" office:value-type="string">
            <text:p>&lt;b&gt;BR&lt;/b&gt;</text:p>
          </table:table-cell>
          <table:table-cell table:style-name="ce4" office:value-type="string">
            <text:p>&lt;b&gt;Rituximab&lt;/b&gt; 375mg/m&lt;sup&gt;2&lt;/sup&gt; IV, day 1&lt;br&gt; &lt;b&gt;Bendamustine&lt;/b&gt; 90 mg/m&lt;sup&gt;2&lt;/sup&gt; IV, days 1, 2&lt;br&gt; Repeat every 28 days for 6 cycles</text:p>
          </table:table-cell>
          <table:table-cell table:style-name="ce4" office:value-type="string">
            <text:p>Moderate</text:p>
          </table:table-cell>
          <table:table-cell table:style-name="ce15" office:value-type="string">
            <text:p>Rummel MK, Niederle N, Mascmeyere G, et al. Bendamustine plus rituximab is superior in respect of progression free survival and CR rate when compared too CHOP plus rituximab as first-line treatment of patients with advanced follicular, indolent, and matle cell lymphomas: Final results of a randomized phase III study of StiL (Study Group of Indolent Lymphomas, Germany). $Presented at :51st American Society of Hematology Annual Meeting; December 5-8, 2009; New Orleans, LA. Abstract 405.$</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CHOP&lt;/b&gt;</text:p>
          </table:table-cell>
          <table:table-cell table:style-name="ce4" office:value-type="string">
            <text:p>&lt;b&gt;Cyclophosphamide&lt;/b&gt; 750 mg/m&lt;sup&gt;2&lt;/sup&gt; IV, day 1&lt;br&gt; &lt;b&gt;Doxorubicin&lt;/b&gt; 50 mg/m&lt;sup&gt;2&lt;/sup&gt; IV, day 1&lt;br&gt; &lt;b&gt;Vincristine&lt;sup&gt;d&lt;/sup&gt;&lt;/b&gt; 1.4 mg/m&lt;sup&gt;2&lt;/sup&gt; IV, day 1&lt;br&gt; &lt;b&gt;Prednisolone&lt;/b&gt; 50 mg/m&lt;sup&gt;2&lt;/sup&gt;/d PO, days 1-5&lt;br&gt; Repeat every 21 days</text:p>
          </table:table-cell>
          <table:table-cell table:style-name="ce4" office:value-type="string">
            <text:p>Moderate</text:p>
          </table:table-cell>
          <table:table-cell table:style-name="ce15" office:value-type="string">
            <text:p>Bezwoda W, Ristogi RB, Erazo Valla A, et al. Long-term results of a multicentre randomised, comparitive phase III trial of CHOP versus CNOP regimens in patients with intermediate-and high-grade non-Hodgikin's lymphomas. $ Eur J Cancer. 1995;31A(6):903-911$.</text:p>
          </table:table-cell>
          <table:table-cell table:number-columns-repeated="1014"/>
        </table:table-row>
        <table:table-row table:style-name="ro32">
          <table:table-cell table:number-columns-repeated="5"/>
          <table:table-cell table:style-name="ce4" office:value-type="string">
            <text:p>&lt;b&gt;Combination Regimens&lt;/b&gt;</text:p>
          </table:table-cell>
          <table:table-cell table:style-name="ce4" office:value-type="string">
            <text:p>&lt;b&gt;CHOP + Rituximab&lt;/b&gt;</text:p>
          </table:table-cell>
          <table:table-cell table:style-name="ce4" office:value-type="string">
            <text:p>&lt;b&gt;Cyclophosphamide&lt;/b&gt; 750 mg/m&lt;sup&gt;2&lt;/sup&gt; IV, day 1&lt;br&gt; &lt;b&gt;Doxorubicin&lt;/b&gt; 50 mg/m&lt;sup&gt;2&lt;/sup&gt; IV, day 1&lt;br&gt; &lt;b&gt;Vincristine&lt;sup&gt;d&lt;/sup&gt;&lt;/b&gt; 1.4 mg/m&lt;sup&gt;2&lt;/sup&gt; IV, day 1 upto a maximum dose of 2mg&lt;br&gt; &lt;b&gt;Prednisone&lt;/b&gt; 40 mg/m&lt;sup&gt;2&lt;/sup&gt;/d PO, days 1-5&lt;br&gt; &lt;b&gt;Rituximab&lt;/b&gt; 375 mg/m&lt;sup&gt;2&lt;/sup&gt; IV, day 1&lt;br&gt; Repeat every 21 days for 8 cycles (diffuse large B-cell lymphoma)&lt;br&gt; &lt;b&gt;OR&lt;/b&gt;&lt;br&gt; &lt;b&gt;Cyclophosphamide&lt;/b&gt; 750 mg/m&lt;sup&gt;2&lt;/sup&gt; IV, day 1&lt;br&gt; &lt;b&gt;Doxorubicin&lt;/b&gt; 50 mg/m&lt;sup&gt;2&lt;/sup&gt; IV, day 1&lt;br&gt; &lt;b&gt;Vincristine&lt;/b&gt; 1.4 mg/m&lt;sup&gt;2&lt;/sup&gt; IV, day 1 up to a maximum dose of 2 mg&lt;br&gt; &lt;b&gt;Prednisone&lt;/b&gt; 100 mg/m&lt;sup&gt;2&lt;/sup&gt;/d PO, days 1-5&lt;br&gt; &lt;b&gt;Rituximab&lt;/b&gt; 375 mg/m&lt;sup&gt;2&lt;/sup&gt; <text:s/>IV, given 7 <text:s/>and 2 days before 1st CHOP cycle; &lt;b&gt;THEN&lt;/b&gt; 2 days before 3rd and 5th CHOP cycles, &lt;b&gt;THEN&lt;/b&gt; 134 and 141 days after 6th CHOP cycle&lt;br&gt; Repeat CHOP cycle every 21 days forr 6 cycles (follicular or low-grade lymphoma)</text:p>
          </table:table-cell>
          <table:table-cell table:style-name="ce4" office:value-type="string">
            <text:p>Moderate</text:p>
          </table:table-cell>
          <table:table-cell table:style-name="ce15" office:value-type="string">
            <text:p>Coiffier B, Leapage E, Briere J, et al. CHOP chemotherapy plus rituximab compared with CHOP alone in elderly patients with diffuse large B-cell lymphoma. $N Engl J Med. 2002;346(4):235-242.$&lt;br&gt; Czuczman MS, Grillo-Lopez AJ, White CA, et al. Treatment of patients with low-grade B-cell lymphoma with the combination of chimeric anti-CD20 monoclonal antibody and CHOP chemotherapy. $J Clin Oncol. 1999; 17(1):268-276$.</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CHVP + Interferon alfa-2b&lt;/b&gt;</text:p>
          </table:table-cell>
          <table:table-cell table:style-name="ce4" office:value-type="string">
            <text:p>&lt;b&gt;Cyclophosphmide&lt;/b&gt; 600 mg/m2 IV, day 1&lt;br&gt; &lt;b&gt;Doxorubicin&lt;/b&gt; 25 mg/m2 IV, day 1&lt;br&gt; &lt;b&gt;Teniposide&lt;/b&gt; 60 mg/m2 IV, day 1&lt;br&gt; &lt;b&gt;Prednisone&lt;/b&gt; 40 mg/m2 PO, days 1-5&lt;br&gt; Repeat monthly for 6 months, then every other month up to 12 months&lt;br&gt; &lt;b&gt;Interferon alfa-2b&lt;sup&gt;i&lt;/sup&gt; 5 million IU SQ 3 times per week&lt;br&gt; Repeat for up to 18 months</text:p>
          </table:table-cell>
          <table:table-cell table:style-name="ce4" office:value-type="string">
            <text:p>Moderate for chemotherapy, minimal for IFN alfa-2b</text:p>
          </table:table-cell>
          <table:table-cell table:style-name="ce15" office:value-type="string">
            <text:p>Solal-Celigny P, Lepage E, Brousse N, et al. Doxorubicin-containing regimen with or without interferon alfa-2b for advanced follicular lymphomas: final analysis of survival and toxicity in the Group d'Etude des Lymphomes Follicularies 86 Trial. $J Clin Oncol. 1998;16(7):2332-2338.$&lt;br&gt; Inton A [package insert]. $Kenilworth, NJ: Schering-Plough; 2011.$</text:p>
          </table:table-cell>
          <table:table-cell table:number-columns-repeated="1014"/>
        </table:table-row>
        <table:table-row table:style-name="ro33">
          <table:table-cell table:number-columns-repeated="5"/>
          <table:table-cell table:style-name="ce4" office:value-type="string">
            <text:p>&lt;b&gt;Combination Regimens&lt;/b&gt;</text:p>
          </table:table-cell>
          <table:table-cell table:style-name="ce4" office:value-type="string">
            <text:p>&lt;b&gt;CODOX-M/IVAC&lt;/b&gt;</text:p>
          </table:table-cell>
          <table:table-cell table:style-name="ce4" office:value-type="string">
            <text:p>&lt;u&gt;Cycles 1 AND 3 (CODOX-M)&lt;/u&gt;&lt;br&gt; &lt;b&gt;Cyclophosphamide&lt;/b&gt; 800 mg/m&lt;sup&gt;2&lt;/sup&gt; IV, day 1&lt;br&gt; &lt;b&gt;Cyclophosphamide&lt;/b&gt; 600 mg/m&lt;sup&gt;2&lt;/sup&gt;/d IV, days 2-5&lt;br&gt; &lt;b&gt;Doxoubicin&lt;/b&gt; 40 mg/m&lt;sup&gt;2&lt;/sup&gt; IV, day 1&lt;br&gt; &lt;b&gt;Vincristine&lt;sup&gt;b&lt;/sup&gt;&lt;/b&gt; 1.5 mg/m&lt;sup&gt;2&lt;/sup&gt; IV up to a maximum dose of 2 mg, days 1,8 for cycle 1, days 1,8, 15 for cycle 2&lt;br&gt; &lt;b&gt;MTX&lt;/b&gt; 1,200 mg/m&lt;sup&gt;2&lt;/sup&gt; IV over 1 hour, day 10, <text:s text:c="3"/><text:s text:c="6"/>&lt;b&gt;THEN&lt;/b&gt; 240 mg/m&lt;sup&gt;2&lt;/sup&gt;/h CIVI for the next 23 hours&lt;br&gt; &lt;b&gt;Leucovorin&lt;/b&gt; calicium 192 mg/m&lt;sup&gt;2&lt;/sup&gt; IT, day 11 at 36 hours &lt;b&gt;THEN&lt;/b&gt; 12 mg/m&lt;sup&gt;2&lt;/sup&gt; every 6 hours until MTX level is &lt;5*10&lt;sup&gt;-8&lt;/sup&gt; M&lt;br&gt; &lt;b&gt;Filgrastim 5 mcg/kg/d SQ until ANC &gt;1,000/mm&lt;sup&gt;3&lt;/sup&gt;&lt;br&gt; &lt;b&gt;MTX&lt;/b&gt; 12mg IT, day 15&lt;br&gt; &lt;b&gt;Leucovorin calicium&lt;/b&gt; 15 mg PO 24 hours after MTX, day 16&lt;br&gt; <text:s text:c="27"/><text:s text:c="34"/>&lt;u&gt;CNS PROPHYLAXIS&lt;/u&gt;&lt;br&gt; &lt;b&gt;Cytarabine&lt;/b&gt; 70 mg IT, days 1,3,5&lt;br&gt; &lt;b&gt;MTX&lt;/b&gt; 12 mg IT, day 12 Cycles 2 AND 4 (IVAC)&lt;br&gt; &lt;b&gt;Ifosfamide&lt;/b&gt; 1,500mg/m&lt;sup&gt;2&lt;/sup&gt; IV over 1 hour, days 1-5&lt;br&gt; &lt;b&gt;Mesna&lt;/b&gt; 360 mg/m&lt;sup&gt;2&lt;/sup&gt; IV over 1 hour &lt;b&gt;THEN&lt;/b&gt; 360 mg/m&lt;sup&gt;2&lt;/sup&gt; IV every 3 hours for a maximum of 7 doses <text:s/>per 24 hour period, days 1-5&lt;br&gt; &lt;b&gt;Cytarabine&lt;/b&gt; <text:s/>2,000 mg/m&lt;sup&gt;2&lt;/sup&gt; IV over 3 hours every 12 hours, days 1 and 2&lt;br&gt; &lt;b&gt;MTX&lt;/b&gt; 12 mg IT, day 5&lt;br&gt; &lt;b&gt;Leucovorin calcium&lt;/b&gt; 15 mg PO 24 hours after MTX, day 6&lt;br&gt; &lt;b&gt;Filgrastim&lt;/b&gt; 5 mcg/kg/d SQ until ANC &gt; 1,000/mm&lt;sup&gt;3&lt;/sup&gt; <text:s text:c="34"/><text:s text:c="15"/></text:p>
          </table:table-cell>
          <table:table-cell table:style-name="ce4" office:value-type="string">
            <text:p>Moderate</text:p>
          </table:table-cell>
          <table:table-cell table:style-name="ce16" office:value-type="string">
            <text:p>Mead GM, Sydes MR, Walewski J, et al. An international evaluation of CODOX-M and CODOX-M alternating with IVAC in adult Burkitt's lymphoma: results of United Kingdom Lymphoma Group LY06 Study. $Ann Oncol. 2002, 13(8): 1254-1274.$</text:p>
          </table:table-cell>
          <table:table-cell table:number-columns-repeated="1014"/>
        </table:table-row>
        <table:table-row table:style-name="ro17">
          <table:table-cell table:number-columns-repeated="5"/>
          <table:table-cell table:style-name="ce4" office:value-type="string">
            <text:p>&lt;b&gt;Combination Regimens&lt;/b&gt;</text:p>
          </table:table-cell>
          <table:table-cell table:style-name="ce4" office:value-type="string">
            <text:p>&lt;b&gt;CVP-R&lt;/b&gt;</text:p>
          </table:table-cell>
          <table:table-cell table:style-name="ce12" office:value-type="string">
            <text:p>&lt;b&gt;Cyclophosphmide&lt;/b&gt; 750 mg/m&lt;sup&gt;2&lt;/sup&gt; IV, day 1&lt;br&gt; &lt;b&gt;Vincristine&lt;sup&gt;d&lt;/sup&gt;&lt;/b&gt; 1.4 mg/m&lt;sup&gt;2&lt;/sup&gt; up to a maximum dose of 2 mg IV, day 1&lt;br&gt; &lt;b&gt;Prednisone&lt;/b&gt; 40 mg PO, days 1-5&lt;br&gt; &lt;b&gt;Rituximab&lt;/b&gt; 375 mg/m&lt;sup&gt;2&lt;/sup&gt; IV, day 1&lt;br&gt; Repeat every 21 days for a maximum off 8 cycles </text:p>
          </table:table-cell>
          <table:table-cell table:style-name="ce4" office:value-type="string">
            <text:p>Moderate</text:p>
          </table:table-cell>
          <table:table-cell table:style-name="ce16" office:value-type="string">
            <text:p>Marcus R, Imrie K, Belch A, et al. CVP chemotherapy plus rituximab compared with CVP as first-line treatment for advanced follicular lymphoma. $Blood, 105(4): 1417-1423.$&lt;br&gt; Marcus R, Imrie K, Solal-Celigny P, et al. Phase III study of R-CVP compared with cyclophosphamide, vincristine and prednisone alone in patients with previously utreated advanced follicular lymphoma. $J Clin Oncol. 2008;26(28):4578-4589.$</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DHAP&lt;/b&gt;</text:p>
          </table:table-cell>
          <table:table-cell table:style-name="ce12" office:value-type="string">
            <text:p>&lt;b&gt;Dexamethasone&lt;/b&gt; 40 mg/d PO or IV over 24 hours, days 1-4&lt;br&gt; &lt;b&gt;Cisplatin&lt;/b&gt; 100 mg/m&lt;sup&gt;2&lt;/sup&gt; CIVI, day 1&lt;br&gt; &lt;b&gt;Cytarabine&lt;/b&gt; 2,000 mg/m&lt;sup&gt;2&lt;/sup&gt; IV over 3 hours <text:s text:c="15"/><text:s text:c="4"/>every 12 hours for 2 doses, day 2&lt;br&gt; Repeat ever 21-28 days for 6-10 cycles</text:p>
          </table:table-cell>
          <table:table-cell table:style-name="ce4" office:value-type="string">
            <text:p>High</text:p>
          </table:table-cell>
          <table:table-cell table:style-name="ce16" office:value-type="string">
            <text:p>Velasquez WS, Cabanillas F, Salvador P, et al. Effective salvage therapy for lymphoma with cisplatin in combination with high-dose Ara-C and dexamethasone (DHAP). $Blood. 1988;71(1):117-122.$</text:p>
          </table:table-cell>
          <table:table-cell table:number-columns-repeated="1014"/>
        </table:table-row>
        <table:table-row table:style-name="ro27">
          <table:table-cell table:number-columns-repeated="5"/>
          <table:table-cell table:style-name="ce4" office:value-type="string">
            <text:p>&lt;b&gt;Combination Regimens&lt;/b&gt;</text:p>
          </table:table-cell>
          <table:table-cell table:style-name="ce4" office:value-type="string">
            <text:p>&lt;b&gt;ESHAP&lt;/b&gt;</text:p>
          </table:table-cell>
          <table:table-cell table:style-name="ce12" office:value-type="string">
            <text:p>&lt;b&gt;Etoposide&lt;/b&gt; 40 mg/m&lt;sup&gt;2&lt;/sup&gt;/d IV, days 1-4&lt;br&gt; &lt;b&gt;Methylprednisolone&lt;/b&gt; 500 mg/d IV, days 1-5&lt;br&gt; &lt;b&gt;Cytarabine&lt;/b&gt; 2,000 mg/m&lt;sup&gt;2&lt;/sup&gt; IV over 2-3 hours, <text:s text:c="11"/><text:s/>day 5&lt;br&gt; &lt;b&gt;Cisplatin&lt;/b&gt; 25 mg/m&lt;sup&gt;2&lt;/sup&gt;/d CIVI, days 1-4&lt;br&gt; &lt;b&gt;OR&lt;/b&gt;&lt;br&gt; &lt;b&gt;Etoposide&lt;/b&gt; 60 mg/m&lt;sup&gt;2&lt;/sup&gt;/d IV, days 1-4&lt;br&gt; &lt;b&gt;Methylprednisolone&lt;/b&gt; 500 mg/d IV, days 1-4&lt;br&gt; &lt;b&gt;Cisplatin&lt;/b&gt; 25 mg/m&lt;sup&gt;2&lt;/sup&gt;/d CIVI, days 1-4&lt;br&gt; &lt;b&gt;Cytarabine&lt;/b&gt; 2,000 mg/m&lt;sup&gt;2&lt;/sup&gt; IV over 2 hours, day 5, immediately following completion of cisplatin&lt;br&gt; Repeat every 21-28 days <text:s text:c="7"/></text:p>
          </table:table-cell>
          <table:table-cell table:style-name="ce4" office:value-type="string">
            <text:p>High</text:p>
          </table:table-cell>
          <table:table-cell table:style-name="ce16" office:value-type="string">
            <text:p>Velasquez WS, McLaughlin P, Tucker S, et al. ESHAP- an effective chemotherapy regimen in refractory and relapsing lymphoma: a 4-year follow-up study. $J Clin Oncol. 1994; 12(6): 1169-1176.$&lt;br&gt; Rodriguez MA, Cabanillas FC, Velasquez W, et al. Results of a salvage treatment program for relapsing lymphoma: MINE consolidated with ESHAP. $J Clin Oncol. 1995; 13(7): 1734-1741.$</text:p>
          </table:table-cell>
          <table:table-cell table:number-columns-repeated="1014"/>
        </table:table-row>
        <table:table-row table:style-name="ro34">
          <table:table-cell table:number-columns-repeated="5"/>
          <table:table-cell table:style-name="ce4" office:value-type="string">
            <text:p>&lt;b&gt;Combination Regimens&lt;/b&gt;</text:p>
          </table:table-cell>
          <table:table-cell table:style-name="ce4" office:value-type="string">
            <text:p>&lt;b&gt;Hyper-CVAD/MTX-Ara-C&lt;/b&gt;</text:p>
          </table:table-cell>
          <table:table-cell table:style-name="ce12" office:value-type="string">
            <text:p>&lt;u&gt;COURSE 1&lt;/u&gt;&lt;br&gt; &lt;b&gt;Cyclophosphamide&lt;/b&gt; 300 mg/m&lt;sup&gt;2&lt;/sup&gt; over 3 hours every 12 hours <text:s/>for 6 doses , days 1-3&lt;br&gt; &lt;b&gt;Doxorubicin&lt;/b&gt; 50 mg/m&lt;sup&gt;2&lt;/sup&gt; over 48 hours after cyclophosphamide, days 4-5&lt;br&gt; &lt;b&gt;Vincristine&lt;sup&gt;d&lt;/sup&gt;&lt;/b&gt; 2 mg administered 12 hours <text:s/>after last cyclophosphamide dose, repeated on day 11&lt;br&gt; &lt;b&gt;Dexamethasone&lt;/b&gt; 40 mg/d IV or PO,days 1-4,11-14&lt;br&gt; &lt;b&gt;Filgrastim&lt;/b&gt; 5 mcg/kg IV or SQ beginning 24 hours after doxorubicin is complete.&lt;br&gt; &lt;u&gt;COURSE 2 (BEGIN AFTER CLINICAL AND HEMATOLOGIC RECOVERY FROM COURSE 1)&lt;/u&gt;&lt;br&gt; &lt;b&gt;MTX&lt;/b&gt; 200 mg/m&lt;sup&gt;2&lt;/sup&gt; IV bolus, day 1&lt;br&gt; &lt;b&gt;FOLLOWED BY&lt;/b&gt;&lt;br&gt; &lt;b&gt;MTX&lt;/b&gt; 800mg/m&lt;sup&gt;2&lt;/sup&gt; IV every 12 hours for 4 doses, days 2-3 (dose reduced to 1,000 mg/m&lt;sup&gt;2&lt;/sup&gt; in patients &gt;60 years or with serum creatinine &gt;1.5 mg/dL)&lt;br&gt; &lt;b&gt;Leucovorin calicium&lt;/b&gt; 50 mg PO 24 hours after end of MTX infusion&lt;br&gt; &lt;b&gt;FOLLOWED 6 HOURS LATER BY&lt;/b&gt;&lt;br&gt; &lt;b&gt;Leucovorin calicium&lt;/b&gt; 15 mg PO every 6 hours for 8 doses (dose adjusted for MTX concentration at 24 and 48 hours after completion of MTX infusion)&lt;br&gt; &lt;b&gt;Filgrastim&lt;/b&gt; 5mcg/kg IV or SQ begining 24 hours after cytarabine.&lt;br&gt; Repeat courses every 21 days. <text:s text:c="11"/></text:p>
          </table:table-cell>
          <table:table-cell table:style-name="ce4" office:value-type="string">
            <text:p>High</text:p>
          </table:table-cell>
          <table:table-cell table:style-name="ce16" office:value-type="string">
            <text:p>Khouri IF, Romaguera J, Kantrajian H,et al. Hyper-CVAD and high -dose methotrexate/ cytarabine followed by stem-cell tans-plantation: an active regimen for aggressive mantle-cell lymphoma. $J Clin Oncol. 1998; 16(12): 3803-3809$.</text:p>
          </table:table-cell>
          <table:table-cell table:number-columns-repeated="1014"/>
        </table:table-row>
        <table:table-row table:style-name="ro19">
          <table:table-cell table:number-columns-repeated="5"/>
          <table:table-cell table:style-name="ce4" office:value-type="string">
            <text:p>&lt;b&gt;Combination Regimens&lt;/b&gt;</text:p>
          </table:table-cell>
          <table:table-cell table:style-name="ce4" office:value-type="string">
            <text:p>&lt;b&gt;R-EPOCH&lt;/b&gt;</text:p>
          </table:table-cell>
          <table:table-cell table:style-name="ce12" office:value-type="string">
            <text:p>&lt;b&gt;Rituximab&lt;/b&gt; 375 mg/m&lt;sup&gt;2&lt;/sup&gt; IV, day 1&lt;br&gt; &lt;b&gt;Etoposide&lt;/b&gt; 65 mg/m&lt;sup&gt;2&lt;/sup&gt;/d CIVI, days 2-4&lt;br&gt; &lt;b&gt;Doxorubicin&lt;/b&gt; 15 mg/m&lt;sup&gt;2&lt;/sup&gt;/d CIVI, days 2-4&lt;br&gt; &lt;b&gt;Vincristine&lt;sup&gt;d&lt;/sup&gt;&lt;/b&gt; 0.5 mg/m&lt;sup&gt;2&lt;/sup&gt;/d CIVI, days 2-4&lt;br&gt; &lt;b&gt;Cyclophosphamide&lt;/b&gt; 750 mg/m&lt;sup&gt;2&lt;/sup&gt; IV, day 5&lt;br&gt; &lt;b&gt;Prednisone&lt;/b&gt; 60 mg/m&lt;sup&gt;2&lt;/sup&gt;/d PO, days 1-14&lt;br&gt; Repeat every 21 days for 4 -6 cycles</text:p>
          </table:table-cell>
          <table:table-cell table:style-name="ce4" office:value-type="string">
            <text:p>Moderate</text:p>
          </table:table-cell>
          <table:table-cell table:style-name="ce16" office:value-type="string">
            <text:p>Jermann M, jost M, Taverna C, et al. Rituximab EPOCH, an effective salvage therapy for relapsed, refractory or transformed B-cell lymphomas: results of a phase II study. $Ann Oncol. 2004; 15(3):511-516$.</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RICE&lt;/b&gt;</text:p>
          </table:table-cell>
          <table:table-cell table:style-name="ce12" office:value-type="string">
            <text:p>&lt;b&gt;Rituximab&lt;/b&gt; 375 mg/m&lt;sup&gt;2&lt;/sup&gt; IV, day 1 every 14 days&lt;br&gt; &lt;b&gt;Ifosfamide&lt;/b&gt; 5,000 mg/m&lt;sup&gt;2&lt;/sup&gt; with mesna 5,000 mg/m&lt;sup&gt;2&lt;/sup&gt; CIVI over 24 hours, day 4&lt;br&gt; &lt;b&gt;Carboplatin&lt;/b&gt; AUC of 5 (maximum 800 mg) IV, day 4&lt;br&gt; &lt;b&gt;Etoposiode&lt;/b&gt; 100 mg/m&lt;sup&gt;2&lt;/sup&gt;/d CIVI, days 3-5&lt;br&gt; Repeat every 14 days</text:p>
          </table:table-cell>
          <table:table-cell table:style-name="ce4" office:value-type="string">
            <text:p>Moderate</text:p>
          </table:table-cell>
          <table:table-cell table:style-name="ce15" office:value-type="string">
            <text:p>Kewalramani T, Zelenetz AD, Nimer SD, Nimer SD, et al. Rituximab and ICE as second-line therapy before autologous stem cell transplantation for relapsed or primary refractory diffuse large B-cell lymphoma. $Blood. 2004; 103(10):3684-3688.$</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Bendamustine vedotin&lt;/b&gt;</text:p>
          </table:table-cell>
          <table:table-cell table:style-name="ce12" office:value-type="string">
            <text:p>&lt;b&gt;Bendamustine&lt;/b&gt; 120 mg/m&lt;sup&gt;2&lt;/sup&gt; IV days 1 and 2&lt;br&gt; Repeat every 21 days</text:p>
          </table:table-cell>
          <table:table-cell table:style-name="ce4" office:value-type="string">
            <text:p>Moderate</text:p>
          </table:table-cell>
          <table:table-cell table:style-name="ce16" office:value-type="string">
            <text:p>Kahl BS, Bartlett NL, Leonard JP, et al. Bendamustine is effective therapy in patients with rituximab-refractory, indolent B-cell non-Hodgikin lymphoma: results from a multicenter study. $Cancer. 2010,116(1):106-114 $.</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Bexarotene&lt;/b&gt;</text:p>
          </table:table-cell>
          <table:table-cell table:style-name="ce12" office:value-type="string">
            <text:p>&lt;b&gt;Bexarotene&lt;/b&gt; 300 mg/m&lt;sup&gt;2&lt;/sup&gt;/d PO with a meal until benefit is no longer derived</text:p>
          </table:table-cell>
          <table:table-cell table:style-name="ce4" office:value-type="string">
            <text:p>Minimal-Low</text:p>
          </table:table-cell>
          <table:table-cell table:style-name="ce16" office:value-type="string">
            <text:p>Targretin [package insert]. $Woodcliff Lake, NJ: Eisai Inc.; 201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Bortezomib&lt;/b&gt;</text:p>
          </table:table-cell>
          <table:table-cell table:style-name="ce12" office:value-type="string">
            <text:p>&lt;b&gt;Bortezomib&lt;/b&gt; 1.3 mg/m&lt;sup&gt;2&lt;/sup&gt;/d IV bolus, days 1-4, 8, 11&lt;br&gt; Repeat every 21 days for up to 17 cycles.</text:p>
          </table:table-cell>
          <table:table-cell table:style-name="ce4" office:value-type="string">
            <text:p>Low</text:p>
          </table:table-cell>
          <table:table-cell table:style-name="ce16" office:value-type="string">
            <text:p>Goy A, Bernstein SH, Kahl BS, et al. Bortezomib in patients with relapsed or refractory mantle cell lymphoma: updated time to event analyses of the multicenter Phase 2. PINNACLE study. $Ann Oncol. 2009;20(3):520-525.$</text:p>
          </table:table-cell>
          <table:table-cell table:number-columns-repeated="1014"/>
        </table:table-row>
        <table:table-row table:style-name="ro6">
          <table:table-cell table:number-columns-repeated="5"/>
          <table:table-cell table:style-name="ce4" office:value-type="string">
            <text:p>&lt;b&gt;Single-Agent Regimens&lt;/b&gt;</text:p>
          </table:table-cell>
          <table:table-cell table:style-name="ce4" office:value-type="string">
            <text:p>&lt;b&gt;Brentuximab vedotin&lt;/b&gt;</text:p>
          </table:table-cell>
          <table:table-cell table:style-name="ce12" office:value-type="string">
            <text:p>&lt;b&gt;Brentuximab&lt;/b&gt; 1.8 mg/kg IV over 30 minutes, <text:s/>day 1&lt;br&gt; Repeat every 21 days for upto 16 cycles</text:p>
          </table:table-cell>
          <table:table-cell table:style-name="ce4" office:value-type="string">
            <text:p>Low</text:p>
          </table:table-cell>
          <table:table-cell table:style-name="ce16" office:value-type="string">
            <text:p>Advani RH, Shustov AR, Brice P, et al. <text:s text:c="12"/><text:s text:c="24"/>Brentuximab vedotin (SGN-35) in patients with relapsed or refractory systemic anaplastic large cell lymphoma: A Phase 2 study update. $Blood (ASH Annula Meeting Abstracts). 2011; 118:443.$&lt;br&gt; Adcetris [package insert]. $Bothell, WA: Seattle Genetics; 2011.$</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Denileukin diftitox&lt;/b&gt;</text:p>
          </table:table-cell>
          <table:table-cell table:style-name="ce12" office:value-type="string">
            <text:p>&lt;b&gt;Denileukin diftitox&lt;/b&gt; 9 &lt;b&gt;OR&lt;/b&gt; 18 mcg/kg/d/IV over 15-60 minutes, days 1-5&lt;br&gt; Repeat every 21 days</text:p>
          </table:table-cell>
          <table:table-cell table:style-name="ce4" office:value-type="string">
            <text:p>Minimal</text:p>
          </table:table-cell>
          <table:table-cell table:style-name="ce16" office:value-type="string">
            <text:p>Olsen E, Duvic M Frankel A, et al. Pivotal Phase III trial of two dose levels of denileukin diftitox for the treatment of cutaneous T-cell lymphoma. $J Clin Oncol. 2001; 19(2):376-388.$</text:p>
          </table:table-cell>
          <table:table-cell table:number-columns-repeated="1014"/>
        </table:table-row>
        <table:table-row table:style-name="ro6">
          <table:table-cell table:number-columns-repeated="5"/>
          <table:table-cell table:style-name="ce4" office:value-type="string">
            <text:p>&lt;b&gt;Single-Agent Regimens&lt;/b&gt;</text:p>
          </table:table-cell>
          <table:table-cell table:style-name="ce4" office:value-type="string">
            <text:p>&lt;b&gt;Fludarabine&lt;/b&gt;</text:p>
          </table:table-cell>
          <table:table-cell table:style-name="ce12" office:value-type="string">
            <text:p>&lt;b&gt;Fludarabine&lt;/b&gt; 25 mg/m&lt;sup&gt;2&lt;/sup&gt;/d IV over 10 minutes, days 1-5&lt;br&gt; Repeat every 28 days for up to 8 courses</text:p>
          </table:table-cell>
          <table:table-cell table:style-name="ce4" office:value-type="string">
            <text:p>Minimal</text:p>
          </table:table-cell>
          <table:table-cell table:style-name="ce16" office:value-type="string">
            <text:p>Klasa RJ,Meyer RM, Shustic C, et al. Randomized phase III study of fludarabine phosphate versus cyclophosphamide, vincristine, and prednisione in patients with recurrent low-grade Non-Hodgikin's lymphoma previously treated with an alkylating agent or alkylatic containing regimen. $J Clin Oncol. 2002;20(24):4649-4654.$</text:p>
          </table:table-cell>
          <table:table-cell table:number-columns-repeated="1014"/>
        </table:table-row>
        <table:table-row table:style-name="ro35">
          <table:table-cell table:number-columns-repeated="5"/>
          <table:table-cell table:style-name="ce4" office:value-type="string">
            <text:p>&lt;b&gt;Single-Agent Regimens&lt;/b&gt;</text:p>
          </table:table-cell>
          <table:table-cell table:style-name="ce4" office:value-type="string">
            <text:p>&lt;b&gt;Ibritumomab tiuxetan&lt;/b&gt;</text:p>
          </table:table-cell>
          <table:table-cell table:style-name="ce12" office:value-type="string">
            <text:p>&lt;b&gt;Ibritumomab tiuxetan&lt;/b&gt; is administered in 2 steps:&lt;br&gt; Step 1: &lt;b&gt;Rituximab&lt;/b&gt; 250 mg/m&lt;sup&gt;2&lt;/sup&gt; infusion &lt;b&gt;FOLLOWED WITHIN 4 HOURS BY&lt;/b&gt; 5.0 mCi (1.6 mg total antibody dose) of &lt;b&gt;In- 111 ibrituximomab tiuxetan&lt;/b&gt; administered as a 10-minute IV push&lt;br&gt; Step 2: (7-9 days after step 1): &lt;b&gt;Rituximab&lt;/b&gt; 250 mg/m&lt;sup&gt;2&lt;/sup&gt; infusion &lt;b&gt;FOLLOWED WITHIN 4 HOURS BY&lt;/b&gt;&lt;br&gt; &lt;b&gt;Y-90 ibritumomab tiuxetan&lt;/b&gt; 0.4 mCi/kg (maximum, 32 mCi) admistered as a 10-minute IV push&lt;br&gt; &lt;b&gt;OR&lt;/b&gt;&lt;br&gt; &lt;b&gt;Rituximab&lt;/b&gt; 250 mg/m&lt;sup&gt;2&lt;/sup&gt; IV day 1 &lt;b&gt;AND&lt;/b&gt; day 7,8 or 9. &lt;b&gt;FOLLOWED WITHIN 4 HOURS BY Y-90 ibrituximab tiuxetan&lt;/b&gt; 0.4 mCi/kg administered as a 10-minute IV push, day 7, 8 or 9 if platelet count &gt;= 150,000 mm&lt;sup&gt;3&lt;/sup&gt; (maximum, 32 mci/kg)&lt;br&gt; OR&lt;br&gt; &lt;b&gt;Y-90 ibrituximab tiuxetan&lt;/b&gt; 0.3 mCi/kg administered as a 10 minute IV push, day 7, 8, or 9 if platelet count is between 100,000 and 149,000 mm&lt;sup&gt;3&lt;/sup&gt; in relapsed or refractory patients (maximum, 32 mci/kg) <text:s text:c="19"/></text:p>
          </table:table-cell>
          <table:table-cell table:style-name="ce4" office:value-type="string">
            <text:p>Minimal</text:p>
          </table:table-cell>
          <table:table-cell table:style-name="ce16" office:value-type="string">
            <text:p>Zevalin [package insert]. $San Deigo, CA: IDEC Pharmaceutical Coorporation; 2010.$&lt;br&gt; Wiseman GA, White CA, Sparks RB, et al. Biodistribution and dosimetry results from a phase III prospectively randomized controlled trial of Zevali radiommunotherapy for low-grade, follicular, or transofrmed B-cell non-Hodgikin's lymphoma. $Crit Rev Oncol Hematol. 2001;39(1-2):181-194.$</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Pralatrexate&lt;/b&gt;</text:p>
          </table:table-cell>
          <table:table-cell table:style-name="ce12" office:value-type="string">
            <text:p>&lt;b&gt;Pralatrexate&lt;/b&gt; 30 mg/m&lt;sup&gt;2&lt;/sup&gt; IV, weekly for 6 weeks&lt;br&gt; Repeat every 7 weeks</text:p>
          </table:table-cell>
          <table:table-cell table:style-name="ce4" office:value-type="string">
            <text:p>Low</text:p>
          </table:table-cell>
          <table:table-cell table:style-name="ce16" office:value-type="string">
            <text:p>Folotyn [package insert]. $Westminster, CO: Allos Therapeutics Inc.; 2012.$</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Rituximab Maintenance&lt;/b&gt;</text:p>
          </table:table-cell>
          <table:table-cell table:style-name="ce12" office:value-type="string">
            <text:p>&lt;b&gt;Rituximab&lt;/b&gt; 375 mg/m&lt;sup&gt;2&lt;/sup&gt;/d IV, day 1&lt;br&gt; Repeat every 90 days until relapse or maximum of 2 years</text:p>
          </table:table-cell>
          <table:table-cell table:style-name="ce4" office:value-type="string">
            <text:p>Minimal</text:p>
          </table:table-cell>
          <table:table-cell table:style-name="ce16" office:value-type="string">
            <text:p>van Oers NH, Van Glabbeke M, Glurgea L, et al. Rituximab maintenance treatment of relapsed/residual follicular Non Hodgikin's lymphoma: Long-term outcome or EROTC 20891 phase III randomized intergroup study. $ JClin Oncol. 2010;28(17):2853-2858.$</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Romidepsin&lt;/b&gt;</text:p>
          </table:table-cell>
          <table:table-cell table:style-name="ce12" office:value-type="string">
            <text:p>&lt;b&gt;Romidepsin&lt;/b&gt; 14mg\m&lt;sup&gt;2&lt;/sup&gt; IV on days 1,8,and 15.&lt;br&gt; Repeat every 90days until relapse or maximum of 2years <text:s text:c="4"/><text:s text:c="7"/></text:p>
          </table:table-cell>
          <table:table-cell table:style-name="ce4" office:value-type="string">
            <text:p>Low</text:p>
          </table:table-cell>
          <table:table-cell table:style-name="ce15" office:value-type="string">
            <text:p>Istodax [package insert]. $Summit , NJ: Celgene Corporation; 201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Temsirolimus&lt;/b&gt;</text:p>
          </table:table-cell>
          <table:table-cell table:style-name="ce12" office:value-type="string">
            <text:p>&lt;b&gt;Temsirolimus&lt;/b&gt; 175 mg IV per week for 3 weeks&lt;br&gt; &lt;b&gt;FOLLOWED BY&lt;/b&gt;&lt;br&gt; &lt;b&gt;Temsirolimus&lt;/b&gt; 75 mg IV weekly <text:s/></text:p>
          </table:table-cell>
          <table:table-cell table:style-name="ce4" office:value-type="string">
            <text:p>Low</text:p>
          </table:table-cell>
          <table:table-cell table:style-name="ce16" office:value-type="string">
            <text:p>Hess G, Herbrecht R, Romaguera J, et al. Phase III study to evalute temsirolimus compared with investigator's choice therapy for the treatment or relapsed or refractory mantle cell lymphoma. $J Clin Oncol.2009; 27(23):3822-3829.$</text:p>
          </table:table-cell>
          <table:table-cell table:number-columns-repeated="1014"/>
        </table:table-row>
        <table:table-row table:style-name="ro21">
          <table:table-cell table:number-columns-repeated="5"/>
          <table:table-cell table:style-name="ce4" office:value-type="string">
            <text:p>&lt;b&gt;Single-Agent Regimens&lt;/b&gt;</text:p>
          </table:table-cell>
          <table:table-cell table:style-name="ce4" office:value-type="string">
            <text:p>&lt;b&gt;Tositumomab&lt;/b&gt;</text:p>
          </table:table-cell>
          <table:table-cell table:style-name="ce12" office:value-type="string">
            <text:p>Dosimetric step: &lt;b&gt;Tositumomab&lt;/b&gt; 450 mg IV over 60 minuutes&lt;br&gt; &lt;b&gt;I-131 toitumomab&lt;/b&gt; (35 mg tositumomab containing 5.0 mCi I-131) IV over 20 minutes&lt;br&gt; Therapeutic step: &lt;b&gt;Tositumomab&lt;/b&gt; 450mg infused over 60minutes&lt;br&gt; &lt;b&gt;I-131 tositumomab&lt;/b&gt; (dose individualized for each patient based on results of dosemetric step)</text:p>
          </table:table-cell>
          <table:table-cell table:style-name="ce4" office:value-type="string">
            <text:p>Low</text:p>
          </table:table-cell>
          <table:table-cell table:style-name="ce16" office:value-type="string">
            <text:p>Bexxar [package insert]. $Seattle, WA, and Philadelphia, PA: Corixa Corp and GlaxoSmithKline;2011.$</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Vorinostat&lt;/b&gt;</text:p>
          </table:table-cell>
          <table:table-cell table:style-name="ce4" office:value-type="string">
            <text:p>For cutaneous manifestations of cutaneous T-cell lymphoma that is progressive, persistent, or recurrent on or following 2 systemic therapies:&lt;br&gt; &lt;b&gt;Vorinstat&lt;/b&gt; 400mg PO daily with food</text:p>
          </table:table-cell>
          <table:table-cell table:style-name="ce4" office:value-type="string">
            <text:p>Minimal-Low</text:p>
          </table:table-cell>
          <table:table-cell table:style-name="ce15" office:value-type="string">
            <text:p>Zolinza [package insert]. $Whitehouse station, NJ: Merck &amp; Co., Inc.; 2011.$</text:p>
          </table:table-cell>
          <table:table-cell table:number-columns-repeated="1014"/>
        </table:table-row>
        <table:table-row table:style-name="ro32">
          <table:table-cell/>
          <table:table-cell office:value-type="string">
            <text:p>&lt;b&gt;Adult&lt;/b&gt;</text:p>
          </table:table-cell>
          <table:table-cell office:value-type="string">
            <text:p>&lt;b&gt;Hematologic&lt;/b&gt;</text:p>
          </table:table-cell>
          <table:table-cell/>
          <table:table-cell office:value-type="string">
            <text:p>&lt;b&gt;Lymphoma - Primary CNS&lt;/b&gt;</text:p>
          </table:table-cell>
          <table:table-cell table:style-name="ce4" office:value-type="string">
            <text:p>&lt;b&gt;Combination Regimens&lt;/b&gt;</text:p>
          </table:table-cell>
          <table:table-cell table:style-name="ce4" office:value-type="string">
            <text:p>&lt;b&gt;No Common Name&lt;/b&gt;</text:p>
          </table:table-cell>
          <table:table-cell table:style-name="ce12" office:value-type="string">
            <text:p>&lt;b&gt;MTX&lt;/b&gt; 2.5 g/m&lt;sup&gt;2&lt;/sup&gt; IV over 2-3 hours every other week for 5 doses (weeks 1,3,5,7,9)&lt;br&gt; &lt;b&gt;Leucovorin calcium&lt;/b&gt; 20 mg PO every 6 hours for 12 doses (weeks 1,3,5,7,9)&lt;br&gt; &lt;b&gt;MTX&lt;/b&gt; 12 mg given through Ommaya reservoir (weeks 2,4,6,8,10), &lt;b&gt;FOLLOWED BY&lt;/b&gt;&lt;br&gt; &lt;b&gt;Leucovorin calicium&lt;/b&gt; 10 mg PO bid for 8 doses beginning the evening after MTX adminstration&lt;br&gt; &lt;b&gt;Vincristine&lt;sup&gt;a&lt;/sup&gt;&lt;/b&gt; 1.4 mg/m&lt;sup&gt;2&lt;/sup&gt; (maximum, 2.8 mg) IV every other week for 5 doses (weeks 1,3,5,7,9)&lt;br&gt; &lt;b&gt;Procarbazine&lt;/b&gt; 100 mg/m&lt;sup&gt;2&lt;/sup&gt;/d PO for 7 days (weeks 1,5,9)&lt;br&gt; &lt;b&gt;Dexamethasone&lt;/b&gt; 16 mg/d PO for the first week, 12 mg/d for week 2, 8 mg/d for week 3, 6 mg/d for week 4, 4 mg/d for week 5, and 2 mg/d <text:s/>for week 6&lt;br&gt; &lt;b&gt;Whole-brain RT&lt;/b&gt; 1.20-Gy fractions, bid for 15 days (for patients with a complete response after week 10)&lt;br&gt; &lt;b&gt;Cytarabine&lt;/b&gt; 3 mg/m&lt;sup&gt;2&lt;/sup&gt;/d IV over 3 hours for 2 days for 2 cycles (begin after RT, weeks 16, 19)</text:p>
          </table:table-cell>
          <table:table-cell table:style-name="ce4" office:value-type="string">
            <text:p>Moderate for IV, moderate-High for PO</text:p>
          </table:table-cell>
          <table:table-cell table:style-name="ce16" office:value-type="string">
            <text:p>DeAngelis LM, seiferheld W, Schold SC, Fisher B, Schultz CJ. Combination chemotherapy and radiotherapy forprimary central nervous system lymphoma: Radiation Therapy Oncology Group Study 93-10. $J Clin Oncol. 2002; 20(24):4643-4648.$</text:p>
          </table:table-cell>
          <table:table-cell table:number-columns-repeated="1014"/>
        </table:table-row>
        <table:table-row table:style-name="ro10">
          <table:table-cell table:number-columns-repeated="4"/>
          <table:table-cell office:value-type="string">
            <text:p>&lt;b&gt;Melanoma&lt;/b&gt;</text:p>
          </table:table-cell>
          <table:table-cell table:style-name="ce4" office:value-type="string">
            <text:p>&lt;b&gt;Combination Regimens&lt;/b&gt;</text:p>
          </table:table-cell>
          <table:table-cell table:style-name="ce4" office:value-type="string">
            <text:p>&lt;b&gt;Carboplatin/Paclitaxel&lt;/b&gt;</text:p>
          </table:table-cell>
          <table:table-cell table:style-name="ce4" office:value-type="string">
            <text:p>&lt;b&gt;Carboplatin&lt;/b&gt; dose targeted by Calvert equation to AUC of 6 mg/mL/min IV, day 1&lt;br&gt; &lt;b&gt;Pacitaxel&lt;sup&gt;a&lt;/sup&gt;&lt;/b&gt; 225 mg/m&lt;sup&gt;2&lt;/sup&gt; IV, day 1&lt;br&gt; Repeat every 21 days</text:p>
          </table:table-cell>
          <table:table-cell table:style-name="ce4" office:value-type="string">
            <text:p>Moderate</text:p>
          </table:table-cell>
          <table:table-cell table:style-name="ce16" office:value-type="string">
            <text:p>Flaherty KT, Lee SJ, Schuchter LM, et al. Final results of E2603: A double-blind, randomized phase III trial comparing <text:s/>carboplatin/pacitaxel (P) with or without sorafenib (S) in metastatic melanoma. $J Clin Oncol. (ASCO Meeting Abstracts) 2010;28:(suppl):Abstract 8511.$</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CVD&lt;/b&gt;</text:p>
          </table:table-cell>
          <table:table-cell table:style-name="ce12" office:value-type="string">
            <text:p>&lt;b&gt;Cisplatin&lt;/b&gt; 20 mg/m&lt;sup&gt;2&lt;/sup&gt;/d IV days 1-4, 22-25&lt;br&gt; &lt;b&gt;Viblastine&lt;/b&gt; 2 mg/m&lt;sup&gt;2&lt;/sup&gt;/d IV days 1-4, 22-25&lt;br&gt; &lt;b&gt;Dcarbazine&lt;/b&gt; (DTIC) 800 mg/m&lt;sup&gt;2&lt;/sup&gt; IV, days 1, 22&lt;br&gt; Repeat every 6 weeks</text:p>
          </table:table-cell>
          <table:table-cell table:style-name="ce4" office:value-type="string">
            <text:p>High</text:p>
          </table:table-cell>
          <table:table-cell table:style-name="ce16" office:value-type="string">
            <text:p>Eton O, Legha SS, Bedikian AY, et al. Sequential biochemotherapy versus chemotherapy for metastatic melanoma: results from a Phase III randomized trial. <text:s text:c="5"/>$ JClin Oncol. 2002;20(8): 2045-2052.$</text:p>
          </table:table-cell>
          <table:table-cell table:number-columns-repeated="1014"/>
        </table:table-row>
        <table:table-row table:style-name="ro15">
          <table:table-cell table:number-columns-repeated="5"/>
          <table:table-cell table:style-name="ce4" office:value-type="string">
            <text:p>&lt;b&gt;Combination Regimens&lt;/b&gt;</text:p>
          </table:table-cell>
          <table:table-cell table:style-name="ce4" office:value-type="string">
            <text:p>&lt;b&gt;Ipilimumab/Dacarbazine&lt;/b&gt;</text:p>
          </table:table-cell>
          <table:table-cell table:style-name="ce12" office:value-type="string">
            <text:p>&lt;b&gt;Iplimumab&lt;/b&gt; 10 mg/kg IV day 1, week 1, 4, 7, and 10&lt;br&gt; &lt;b&gt;Dacarbazine&lt;/b&gt; 850 mg/m&lt;sup&gt;2&lt;/sup&gt; IV day 1, week 1, 4,7, and 10, then every three weeks through week 22</text:p>
          </table:table-cell>
          <table:table-cell table:style-name="ce4" office:value-type="string">
            <text:p>High</text:p>
          </table:table-cell>
          <table:table-cell table:style-name="ce15" office:value-type="string">
            <text:p>Robertt C, Thomas L, Bondarenko I, et al. Iplimumab plus dacarbazine for previously untreated metastatic malenoma. $N Engl J Med. 2001; 364(26):2517-2526.$</text:p>
          </table:table-cell>
          <table:table-cell table:number-columns-repeated="1014"/>
        </table:table-row>
        <table:table-row table:style-name="ro4">
          <table:table-cell table:number-columns-repeated="5"/>
          <table:table-cell table:style-name="ce4" office:value-type="string">
            <text:p>&lt;b&gt;Single-Agent Regimens&lt;/b&gt;</text:p>
          </table:table-cell>
          <table:table-cell table:style-name="ce4" office:value-type="string">
            <text:p>&lt;b&gt;Dacarbazine&lt;/b&gt;</text:p>
          </table:table-cell>
          <table:table-cell table:style-name="ce12" office:value-type="string">
            <text:p>&lt;b&gt;Dacarbazine&lt;/b&gt; 2.0-4.5 mg/kg/d IV, days 1-10&lt;br&gt; Repeat every 28 days&lt;br&gt; &lt;b&gt;OR&lt;/b&gt;&lt;br&gt; &lt;b&gt;Dacarbazine&lt;/b&gt; 250 mg/m&lt;sup&gt;2&lt;/sup&gt;/d IV, days 1-5&lt;br&gt; Repeat every 21 days</text:p>
          </table:table-cell>
          <table:table-cell table:style-name="ce4" office:value-type="string">
            <text:p>High</text:p>
          </table:table-cell>
          <table:table-cell table:style-name="ce15" office:value-type="string">
            <text:p>Middleton MR, Grob JJ, Aaronson N, et al. Randomized phase III study of temozoomide versusu dacarbazine in the treatment of patients with advanced metastatic malignant melanoma. $J Clin Oncol. 2000;18(1):158-166.$&lt;br&gt; DTIC-Dome [package insert]. $West Haven, kCT: Bayer Corporation; 2003.$</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High-dose Interleukin-2&lt;/b&gt;</text:p>
          </table:table-cell>
          <table:table-cell table:style-name="ce12" office:value-type="string">
            <text:p>&lt;b&gt;Interleukin-2&lt;/b&gt; 600,00-720,000 U/kg IV over 15 min every 8 hours for up to 14 doses in 5 days&lt;br&gt; Repeat every 6-12 weeks after 6-9 days of rest</text:p>
          </table:table-cell>
          <table:table-cell table:style-name="ce4" office:value-type="string">
            <text:p>Moderate</text:p>
          </table:table-cell>
          <table:table-cell table:style-name="ce15" office:value-type="string">
            <text:p>Atkins MB, Lotze MT, Dutcher JP, et al. High-dose recombinant interleukin 2 therapy for patients with metastatic melanoma: analysisi of 270 patients treated between 1985 and 1993. $J Clin Oncol. 1999;17(7):2105.$</text:p>
          </table:table-cell>
          <table:table-cell table:number-columns-repeated="1014"/>
        </table:table-row>
        <table:table-row table:style-name="ro17">
          <table:table-cell table:number-columns-repeated="5"/>
          <table:table-cell table:style-name="ce4" office:value-type="string">
            <text:p>&lt;b&gt;Single-Agent Regimens&lt;/b&gt;</text:p>
          </table:table-cell>
          <table:table-cell table:style-name="ce4" office:value-type="string">
            <text:p>&lt;b&gt;Interferon alfa-2b&lt;/b&gt;</text:p>
          </table:table-cell>
          <table:table-cell table:style-name="ce12" office:value-type="string">
            <text:p>&lt;b&gt;INDUCTION PHASE:&lt;/b&gt;&lt;br&gt; &lt;b&gt;Interferon alfa-2b&lt;sup&gt;i&lt;/sup&gt; (powder for injection)&lt;/b&gt;&lt;br&gt; 20 million IU/m&lt;sup&gt;2&lt;/sup&gt; IV, over 20 minutes 5 consecutive days per week for 28 days&lt;br&gt; &lt;b&gt;MAINTENANCE PHASE:&lt;/b&gt;&lt;br&gt; &lt;b&gt;Interferon alfa-2b&lt;sup&gt;i&lt;/sup&gt; (powder for injection)&lt;/b&gt;&lt;br&gt; 10 million IU/m&lt;sup&gt;2&lt;/sup&gt; SQ 3 times per week&lt;br&gt; Repeat for 48 weeks as tolerated</text:p>
          </table:table-cell>
          <table:table-cell table:style-name="ce4" office:value-type="string">
            <text:p>Moderate</text:p>
          </table:table-cell>
          <table:table-cell table:style-name="ce15" office:value-type="string">
            <text:p>Intron A [package insert]. $Kenilworth, NJ: Schering-Plough; 2011.$</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Ipilimumab&lt;/b&gt;</text:p>
          </table:table-cell>
          <table:table-cell table:style-name="ce12" office:value-type="string">
            <text:p>&lt;b&gt;Ipilimumab&lt;/b&gt; 3 mg/kg IV, days 1&lt;br&gt; Repeat cycle every 21 days for 4 doses</text:p>
          </table:table-cell>
          <table:table-cell table:style-name="ce4" office:value-type="string">
            <text:p>Minimal</text:p>
          </table:table-cell>
          <table:table-cell table:style-name="ce15" office:value-type="string">
            <text:p>Hodi FS, O'Day SJ, McDermott DF, et al. Improved survivial with ipilimumab in patients with metastatic melanoma. $N Engl J Med. 2010;363(8):711-723.$</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Pegylated Interferon alfa-2b&lt;/b&gt;</text:p>
          </table:table-cell>
          <table:table-cell table:style-name="ce12" office:value-type="string">
            <text:p>&lt;b&gt;Pegylated interferon alfa-2b&lt;/b&gt; 6 mcg/kg SQ weekly for 8 doses &lt;b&gt;THEN&lt;/b&gt;&lt;br&gt; 3 mcg/kg SQ weekly for up to 5 years</text:p>
          </table:table-cell>
          <table:table-cell table:style-name="ce4" office:value-type="string">
            <text:p>Minimal</text:p>
          </table:table-cell>
          <table:table-cell table:style-name="ce15" office:value-type="string">
            <text:p>Sylatron [package insert]. $Kenilworth, NJ: Schering Corporation; 2011.$</text:p>
          </table:table-cell>
          <table:table-cell table:number-columns-repeated="1014"/>
        </table:table-row>
        <table:table-row table:style-name="ro23">
          <table:table-cell table:number-columns-repeated="5"/>
          <table:table-cell table:style-name="ce4" office:value-type="string">
            <text:p>&lt;b&gt;Single-Agent Regimens&lt;/b&gt;</text:p>
          </table:table-cell>
          <table:table-cell table:style-name="ce4" office:value-type="string">
            <text:p>&lt;b&gt;Vemurafenib&lt;/b&gt;</text:p>
          </table:table-cell>
          <table:table-cell table:style-name="ce12" office:value-type="string">
            <text:p>&lt;b&gt;Vemurafenib&lt;/b&gt; 960 mg PO bid</text:p>
          </table:table-cell>
          <table:table-cell table:style-name="ce4" office:value-type="string">
            <text:p>Minimal-Low</text:p>
          </table:table-cell>
          <table:table-cell table:style-name="ce15" office:value-type="string">
            <text:p>Zelboraf [package insert]. $San Francisco, CA: Genentech, Inc.; 2011.$</text:p>
          </table:table-cell>
          <table:table-cell table:number-columns-repeated="1014"/>
        </table:table-row>
        <table:table-row table:style-name="ro21">
          <table:table-cell table:number-columns-repeated="4"/>
          <table:table-cell office:value-type="string">
            <text:p>&lt;b&gt;Multiple Myeloma&lt;/b&gt;</text:p>
          </table:table-cell>
          <table:table-cell table:style-name="ce4" office:value-type="string">
            <text:p>&lt;b&gt;Combination Regimens&lt;/b&gt;</text:p>
          </table:table-cell>
          <table:table-cell table:style-name="ce4" office:value-type="string">
            <text:p>&lt;b&gt;Bortezomib/Doxil&lt;/b&gt;</text:p>
          </table:table-cell>
          <table:table-cell table:style-name="ce12" office:value-type="string">
            <text:p>&lt;b&gt;Bortezomib&lt;/b&gt; 1.3 mg/m&lt;sup&gt;2&lt;/sup&gt; IV, bolus days 1, 4, 8, 11&lt;br&gt; &lt;b&gt;Pegylated liposomal doxorubicin&lt;/b&gt; 30 mg/m&lt;sup&gt;2&lt;/sup&gt; IV over 1 hour, day 4&lt;br&gt; Repeat every 21 days</text:p>
          </table:table-cell>
          <table:table-cell table:style-name="ce4" office:value-type="string">
            <text:p>Low</text:p>
          </table:table-cell>
          <table:table-cell table:style-name="ce15" office:value-type="string">
            <text:p>Doxil [package insert]. $Raritan, NJ: Centocor Ortho Biotech Products, LP; 2010.$&lt;br&gt; Orlowski RZ, Nagler A, Sonneveld P, et al. Randomized phase III study of pegylated liposomal doxorubicin plus bortezomib compared with bortezomib alone in relapsed or refractory multiple myeloma: combination therapy improves time to progression. $J clin Oncol. 2007;25(25):3892.$</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Bortezomib/Doxorubicin/Dexamethasone&lt;/b&gt;</text:p>
          </table:table-cell>
          <table:table-cell table:style-name="ce12" office:value-type="string">
            <text:p>&lt;b&gt;Bortezomib&lt;/b&gt; 1.3 mg/m&lt;sup&gt;2&lt;/sup&gt; IV, bolus days 1, 4, 8, 11&lt;br&gt; &lt;b&gt;Doxorubicin&lt;/b&gt; 9 mg/m&lt;sup&gt;2&lt;/sup&gt; IV, bolus days 1-4&lt;br&gt; &lt;b&gt;Dexamethasone&lt;/b&gt; 40 mg PO days 1-4, 9-12, 17-20</text:p>
          </table:table-cell>
          <table:table-cell table:style-name="ce4" office:value-type="string">
            <text:p>Moderate</text:p>
          </table:table-cell>
          <table:table-cell table:style-name="ce15" office:value-type="string">
            <text:p>Sonneveld P, van der Holt B, Schmidt-Wolf IGH, et al. First analysis of HOVON-65/GMMG-HD4 randomized phase III trial comparing bortezomib, adriamycin, dexamethasone (PAD) vs VAD as induction treatment prior to high dose melphalan (HDM) in patients with newly diagnosed multiple myeloma (MM). $Blood. 2008;112(11):Abstract 653.$</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Bortezomib/Thalidomide/Dexamethasone (VTD)&lt;/b&gt;</text:p>
          </table:table-cell>
          <table:table-cell table:style-name="ce12" office:value-type="string">
            <text:p>&lt;b&gt;Bortezomib&lt;/b&gt; 1.3 mg/m&lt;sup&gt;2&lt;/sup&gt; IV bolus, days 1, 4, 8, and 11&lt;br&gt; &lt;b&gt;Thalidomide&lt;/b&gt; 100 mg PO daily for 14 days and 200 mg daily thereafter&lt;br&gt; &lt;b&gt;Dexamethasone&lt;/b&gt; 40 mg PO daily on days 1, 2, 4, 5, 8, 9, 11, and 12; total of 320 mg per cycle</text:p>
          </table:table-cell>
          <table:table-cell table:style-name="ce4" office:value-type="string">
            <text:p>Minimal-Low</text:p>
          </table:table-cell>
          <table:table-cell table:style-name="ce15" office:value-type="string">
            <text:p>Cazo M, Tacchetti P, Patriarca F, et al. Bortezomib with thalidomide plus dexamethasone compared with thalidomide plus dexamethasone as induction therapy before, and consolidation therapy after, double autologous stem-cell transplantation in newly diagnosed multiple myeloma: a randomised phase 3 study. $Lancet. 2010;18;376(9758):2075-208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CyBorD&lt;/b&gt;</text:p>
          </table:table-cell>
          <table:table-cell table:style-name="ce12" office:value-type="string">
            <text:p>&lt;b&gt;Cyclophosphamide&lt;/b&gt; 300 mg/m&lt;sup&gt;2&lt;/sup&gt; PO days 1, 8, 15, 22&lt;br&gt; &lt;b&gt;Bortezomib&lt;/b&gt; 1.3 mg/m&lt;sup&gt;2&lt;/sup&gt; IV on days 1, 4, 8, and 11&lt;br&gt; &lt;b&gt;Dexamethasone&lt;/b&gt; 40 mg PO days 1-4, 9-12, and 17-20&lt;br&gt; Repeat every 28 days</text:p>
          </table:table-cell>
          <table:table-cell table:style-name="ce4" office:value-type="string">
            <text:p>Moderate-High</text:p>
          </table:table-cell>
          <table:table-cell table:style-name="ce15" office:value-type="string">
            <text:p>Khan ML, Reeder CB, Kumar SK, et al. A comparison af lenalidomide/dexamethasone versus cyclophosphamide/lenalidomide/dexamethasone versus cyclophosphamide/bortezomib/dexamethansone in newly diagnosed multiple myeloma. $Br J Haematol. 2011 [Epub ahead of print].$</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DT-PACE&lt;/b&gt;</text:p>
          </table:table-cell>
          <table:table-cell table:style-name="ce12" office:value-type="string">
            <text:p>&lt;b&gt;Dexamethasone&lt;/b&gt; 40 mg PO, days 1-4&lt;br&gt; &lt;b&gt; Thalidomide&lt;/b&gt; 400 mg/d PO&lt;br&gt; &lt;b&gt;Cisplatin&lt;/b&gt; 10 mg/m&lt;sup&gt;2&lt;/sup&gt;/d CIVI, days 1-4&lt;br&gt; &lt;b&gt;Doxorubicin&lt;/b&gt; 10 mg/m&lt;sup&gt;2&lt;/sup&gt;/d CIVI, days 1-4&lt;br&gt; &lt;b&gt;Etoposide&lt;/b&gt; 40 mg/m&lt;sup&gt;2&lt;/sup&gt;/d CIVI, days 1-4</text:p>
          </table:table-cell>
          <table:table-cell table:style-name="ce4" office:value-type="string">
            <text:p>High</text:p>
          </table:table-cell>
          <table:table-cell table:style-name="ce15" office:value-type="string">
            <text:p>Lee CK, Barlogie B, Munshi N, et al. DTPACE: an effective, novel combination chemotherapy with thalidomide for previously treated patients with myeloma. $J Clin Oncol. 2003;21(14):2732-2739.$</text:p>
          </table:table-cell>
          <table:table-cell table:number-columns-repeated="1014"/>
        </table:table-row>
        <table:table-row table:style-name="ro15">
          <table:table-cell table:number-columns-repeated="5"/>
          <table:table-cell table:style-name="ce4" office:value-type="string">
            <text:p>&lt;b&gt;Combination Regimens&lt;/b&gt;</text:p>
          </table:table-cell>
          <table:table-cell table:style-name="ce4" office:value-type="string">
            <text:p>&lt;b&gt;Lenalidomide/Dexamethasone&lt;/b&gt;</text:p>
          </table:table-cell>
          <table:table-cell table:style-name="ce12" office:value-type="string">
            <text:p>&lt;b&gt;Lenalidomide&lt;/b&gt; 25 mg/d PO, days 1-21&lt;br&gt; &lt;b&gt;Dexamethasone&lt;/b&gt; 40 mg/d PO, days 1-4, 9-12, 17-20&lt;br&gt; Repeat every 28 days for 4 cycles</text:p>
          </table:table-cell>
          <table:table-cell table:style-name="ce4" office:value-type="string">
            <text:p>Minimal-Low</text:p>
          </table:table-cell>
          <table:table-cell table:style-name="ce15" office:value-type="string">
            <text:p>Dimopoulos M, Spencer A, Attal M, et al. Lenalidomide plus dexamethasone for relapsed or refractory multiple myeloma. $N Engl J Med. 2007;357(21):2123-2132.$</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Melphalan/Prednisone/Talidomide (MPT)&lt;/b&gt;</text:p>
          </table:table-cell>
          <table:table-cell table:style-name="ce12" office:value-type="string">
            <text:p>&lt;b&gt;Melphalan&lt;/b&gt; 0.25 mg/kg PO, daily for 5 days&lt;br&gt; &lt;b&gt;Prednisone&lt;/b&gt; 1 mg/kg PO, daily for 5 days&lt;br&gt; Repeat every 28 days for 8 cycles&lt;br&gt; &lt;b&gt;Thalidomide 200 mg PO, daily continuously until 4 weeks after the last cycle&lt;br&gt; Cycles 1-8</text:p>
          </table:table-cell>
          <table:table-cell table:style-name="ce4" office:value-type="string">
            <text:p>Minimal-Low</text:p>
          </table:table-cell>
          <table:table-cell table:style-name="ce15" office:value-type="string">
            <text:p>Wijermans P, Schaafsma M, Termorshuizen F, et al. Phase III study of the value of the thalidomide added to melphalan plus prednisone in elderly patients with newly diagnosed multiple myeloma: the HOVON 49 Study. $J Clin Oncol. 2010;28:3160-3166.$</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RVD&lt;/b&gt;</text:p>
          </table:table-cell>
          <table:table-cell table:style-name="ce12" office:value-type="string">
            <text:p>&lt;b&gt;Lenalidomide&lt;/b&gt; 25 mg/d PO, days 1-14&lt;br&gt; &lt;b&gt; Bortezomib&lt;/b&gt; 1.3 mg/m&lt;sup&gt;2&lt;/sup&gt; IV, bolus days 1, 4, 8, 11&lt;br&gt; &lt;b&gt;Dexamethasone&lt;/b&gt; 20 mg/d PO days 1, 2, 4, 5, 8, 9, 11, 12 (cycles 1-4) &lt;b&gt;FOLLOWED BY&lt;/b&gt;&lt;br&gt; &lt;b&gt;Dexamethasone&lt;/b&gt; 10 mg/d PO (cycles 5-8)&lt;br&gt; Repeat every 21 days for 8 cycles</text:p>
          </table:table-cell>
          <table:table-cell table:style-name="ce4" office:value-type="string">
            <text:p>Minimal-Low</text:p>
          </table:table-cell>
          <table:table-cell table:style-name="ce15" office:value-type="string">
            <text:p>Richardson PG, Weller E, Lonial S, et al. Lenalidomide, bortezomib, and dexamethasone combination therapy in patients with newly diagnosed multiple myeloma. $Blood. 2010;116(5):679-686.$</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VAD&lt;/b&gt;</text:p>
          </table:table-cell>
          <table:table-cell table:style-name="ce12" office:value-type="string">
            <text:p>&lt;b&gt;Vincristine&lt;sup&gt;d&lt;/sup&gt;&lt;/b&gt; 0.4 mg/d CIVI, days 1-4&lt;br&gt; &lt;b&gt;Doxorubicin&lt;/b&gt; 9 mg/m&lt;sup&gt;2&lt;/sup&gt;/d CIVI, days 1-4&lt;br&gt; &lt;b&gt;Dexamethasone&lt;/b&gt; 40 mg/d PO, days 1-4, 9-12, 17-20&lt;br&gt; Repeat every 25 days</text:p>
          </table:table-cell>
          <table:table-cell table:style-name="ce4" office:value-type="string">
            <text:p>Moderate</text:p>
          </table:table-cell>
          <table:table-cell table:style-name="ce15" office:value-type="string">
            <text:p>Segeren CM, Sonneveld P, Holt V, et al. Vincristine, doxorubicin and dexamethasone (VAD) administered as rapid intravenous infusion for first-line treatment in untreated multiple myeloma. $Br J Haematol. 1999;105(1):127-130.$</text:p>
          </table:table-cell>
          <table:table-cell table:number-columns-repeated="1014"/>
        </table:table-row>
        <table:table-row table:style-name="ro17">
          <table:table-cell table:number-columns-repeated="5"/>
          <table:table-cell table:style-name="ce4" office:value-type="string">
            <text:p>&lt;b&gt;Combination Regimens&lt;/b&gt;</text:p>
          </table:table-cell>
          <table:table-cell table:style-name="ce4" office:value-type="string">
            <text:p>&lt;b&gt;VMP&lt;/b&gt;</text:p>
          </table:table-cell>
          <table:table-cell table:style-name="ce12" office:value-type="string">
            <text:p>&lt;b&gt;Bortezomib&lt;/b&gt; 1.3 mg/m&lt;sup&gt;2&lt;/sup&gt; IV, bolus days 1, 4, 8, 11, 22, 25, 29, 32 cycles 1-4&lt;br&gt; &lt;b&gt;FOLLOWED BY&lt;/b&gt;&lt;br&gt; &lt;b&gt;Bortezomib&lt;/b&gt; 1.3 mg/m&lt;sup&gt;2&lt;/sup&gt; IV, bolus days 1, 8, 22, 29 cycles 5-9&lt;br&gt; &lt;b&gt;Melphalan&lt;/b&gt; 9 mg/m&lt;sup&gt;2&lt;/sup&gt; PO, days 1-4&lt;br&gt; &lt;b&gt;Prednisone&lt;/b&gt; 60 mg/m&lt;sup&gt;2&lt;/sup&gt; PO, days 1-4&lt;br&gt; Repeat every 6 weeks for 9 cycles</text:p>
          </table:table-cell>
          <table:table-cell table:style-name="ce4" office:value-type="string">
            <text:p>Minimal-Low</text:p>
          </table:table-cell>
          <table:table-cell table:style-name="ce15" office:value-type="string">
            <text:p>San Miguel JF, Schalg R, Khuageva NK, et al. MMY-3002 a phase 3 study comparing bortezomib-melphalan-prednisone (VMP) with melphalan-prednisone (MP) in newly diagnosed multiple myeloma. $Blood. 2007;110(11 pt 1): Abstract 78.$&lt;br&gt; San Miguel JF, Schlag R, Khuageva NK, et al. Bortezomib plus melphalan and prednisone for initial treatment of multiple myeloma. $N Engl J Med. 2008;359(9):906-917.$</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Bortezomib&lt;/b&gt;</text:p>
          </table:table-cell>
          <table:table-cell table:style-name="ce12" office:value-type="string">
            <text:p>&lt;b&gt;Bortezomib&lt;/b&gt; 1.3 mg/m&lt;sup&gt;2&lt;/sup&gt;/d IV bolus, days 1, 4, 8, 11&lt;br&gt; Repeat every 21 days </text:p>
          </table:table-cell>
          <table:table-cell table:style-name="ce4" office:value-type="string">
            <text:p>Low</text:p>
          </table:table-cell>
          <table:table-cell table:style-name="ce15" office:value-type="string">
            <text:p>Richardson PG, Barlogie B, Berenson J, et al. A phase 2 study of bortezomib in relapsed, refractory myeloma. $N Engl J Med. 2003;348(26):2609-2617.$</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Dexamethasone&lt;/b&gt;</text:p>
          </table:table-cell>
          <table:table-cell table:style-name="ce12" office:value-type="string">
            <text:p>&lt;b&gt;Dexamethasone&lt;/b&gt; 20 mg/m&lt;sup&gt;2&lt;/sup&gt;/d PO, days 1-4, 9-12, 17-20&lt;br&gt; Repeat after 14-day rest period</text:p>
          </table:table-cell>
          <table:table-cell table:style-name="ce4" office:value-type="string">
            <text:p>Not Applicable</text:p>
          </table:table-cell>
          <table:table-cell table:style-name="ce15" office:value-type="string">
            <text:p>Alexanian R, Dimopoulos MA, Delasalle K, Barlogie B. Primary dexamethasone treatment of multiple myeloma. $Blood. 1992;80(4):887-890.$</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Thalidomide&lt;/b&gt;</text:p>
          </table:table-cell>
          <table:table-cell table:style-name="ce12" office:value-type="string">
            <text:p>&lt;b&gt;Thalidomide&lt;/b&gt; 200 mg/d PO at bedtime (increased dose every 2 weeks for 6 weeks up to a dose of 800 mg/d)</text:p>
          </table:table-cell>
          <table:table-cell table:style-name="ce4" office:value-type="string">
            <text:p>Minimal-Low</text:p>
          </table:table-cell>
          <table:table-cell table:style-name="ce15" office:value-type="string">
            <text:p>Singhal S, Mehta J, Desikan R, et al. Antitumor activity of thalidomide in refractory multiple myeloma. $N Engl J Med. 1999;341(21):1565-1571.$ $ Erratum in N Engl J Med. 2000;342(5):364.$</text:p>
          </table:table-cell>
          <table:table-cell table:number-columns-repeated="1014"/>
        </table:table-row>
        <table:table-row table:style-name="ro25">
          <table:table-cell/>
          <table:table-cell office:value-type="string">
            <text:p>&lt;b&gt;Pediatric&lt;/b&gt;</text:p>
          </table:table-cell>
          <table:table-cell office:value-type="string">
            <text:p>&lt;b&gt;Gastro Intestinal Malignancies&lt;/b&gt;</text:p>
          </table:table-cell>
          <table:table-cell/>
          <table:table-cell office:value-type="string">
            <text:p>&lt;b&gt;Pancreatic Cancer&lt;/b&gt;</text:p>
          </table:table-cell>
          <table:table-cell table:style-name="ce4" office:value-type="string">
            <text:p>&lt;b&gt;Combination Regimens&lt;/b&gt;</text:p>
          </table:table-cell>
          <table:table-cell office:value-type="string">
            <text:p>&lt;b&gt;FOLFIRINOX&lt;/b&gt;</text:p>
          </table:table-cell>
          <table:table-cell table:style-name="ce4" office:value-type="string">
            <text:p>&lt;b&gt;Oxaliplatin&lt;/b&gt; 85 mg/m&lt;sup&gt;2&lt;/sup&gt; IV over 2 hours &lt;b&gt;FOLLOWED BY Leucovorin calcium&lt;/b&gt; 400 mg/m&lt;sup&gt;2&lt;/sup&gt; IV over 2 hours with the addition, after 30 minutes &lt;b&gt;Irinotecan&lt;/b&gt; 180 mg/m&lt;sup&gt;2&lt;/sup&gt; IV over 90 minutes; &lt;b&gt;IMMEDIATELY FOLLOWED BY&lt;/b&gt;&lt;br&gt; &lt;b&gt;Fluorouracil&lt;/b&gt; 400 mg/m&lt;sup&gt;2&lt;/sup&gt; IV bolus, &lt;b&gt;THEN&lt;/b&gt;&lt;br&gt; &lt;b&gt;Fluorouracil&lt;/b&gt; 2,400 mg/m&lt;sup&gt;2&lt;/sup&gt; IV over 46 hours&lt;br&gt; Repeat cycle every 2 weeks</text:p>
          </table:table-cell>
          <table:table-cell table:style-name="ce4" office:value-type="string">
            <text:p>Moderate</text:p>
          </table:table-cell>
          <table:table-cell table:style-name="ce12" office:value-type="string">
            <text:p>Conroy T, Desseigne F, Ychou M, et al. FOLFIRINOX versus gemcitabine for metastatic pancreatic cancer. $N Engl J Med. 2011;364(19):1817-182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Gemcitabine/Capecitabine&lt;/b&gt;</text:p>
          </table:table-cell>
          <table:table-cell table:style-name="ce4" office:value-type="string">
            <text:p>&lt;b&gt;Gemcitabine&lt;/b&gt; 1,000 mg/m&lt;sup&gt;2&lt;/sup&gt; IV over 30 minutes, days 1, 8&lt;br&gt; &lt;b&gt;Capecitabine&lt;/b&gt; 650 mg/m&lt;sup&gt;2&lt;/sup&gt; PO bid ever 12 hours, days 1-14&lt;br&gt; Repeat every 21 days</text:p>
          </table:table-cell>
          <table:table-cell table:style-name="ce4" office:value-type="string">
            <text:p>Low</text:p>
          </table:table-cell>
          <table:table-cell table:style-name="ce4" office:value-type="string">
            <text:p>Herrmann R, Bodoky G, Ruhstaller T, et al. Gemcitabine plus capecitabine compared with gemcitabine alone in advanced pancreatic cancer: a randomized, multicenter, phase III trial of the Swiss Group for Clinical Cancer Research and the Central European Cooperative Oncology Group. $J Clin Oncol. 2007;25(16):221-2217.$</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Gemcitabine/Erlotinib&lt;/b&gt;</text:p>
          </table:table-cell>
          <table:table-cell table:style-name="ce4" office:value-type="string">
            <text:p>&lt;b&gt;Gemcitabine&lt;/b&gt; see single-agent gemcitabine, below&lt;br&gt; &lt;b&gt;Erlotinib&lt;/b&gt; 100 &lt;b&gt;OR&lt;/b&gt; 150 mg/d PO&lt;br&gt; Repeat subsequent cycles once weekly for 3 consecutive weeks out of every 4 weeks</text:p>
          </table:table-cell>
          <table:table-cell table:style-name="ce4" office:value-type="string">
            <text:p>Low</text:p>
          </table:table-cell>
          <table:table-cell table:style-name="ce4" office:value-type="string">
            <text:p>Moore MJ, Goldstein D, Hamm J, et al. Erlotinib plus gemcitabine compared with gemcitabine alone in patients with advanced pancreatic cancer: a phase III trial of the National Cancer institute of Canada Clinical Trials Group. $J Clin Oncol. 2007;25(15):1960-1966.<text:span text:style-name="T4">$</text:span></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GEMOX&lt;/b&gt;</text:p>
          </table:table-cell>
          <table:table-cell table:style-name="ce12" office:value-type="string">
            <text:p>&lt;b&gt;Gemcitabine&lt;/b&gt; 1,000 mg/m&lt;sup&gt;2&lt;/sup&gt;, day 1 as 100-minute infusion&lt;br&gt; &lt;b&gt;Oxaliplatin&lt;/b&gt; 100 mg/m&lt;sup&gt;2&lt;/sup&gt;, day 2 as 2-hour infusion&lt;br&gt; Repeat every 14 days</text:p>
          </table:table-cell>
          <table:table-cell table:style-name="ce4" office:value-type="string">
            <text:p>Moderate</text:p>
          </table:table-cell>
          <table:table-cell table:style-name="ce4" office:value-type="string">
            <text:p>Louvet C, Labianca R, Hammel P, at al. Gemcitabine in combination with oxaliplatin compared with gemcitabine alone in locally advanced or metastatic pancreatic cancer: results of a GERCOR and GISCAD phase III trial. $J Clin Oncol. 2005;23(15):3509-3516.$</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Gemcitabine&lt;/b&gt;</text:p>
          </table:table-cell>
          <table:table-cell table:style-name="ce4" office:value-type="string">
            <text:p>&lt;b&gt;Gemcitabine 1,000 mg/m&lt;sup&gt;2&lt;/sup&gt; IV over 30 minutes once weekly for 7 weeks,&lt;br&gt; &lt;b&gt;FOLLOWED BY&lt;/b&gt; 1 week of rest&lt;br&gt; Repeat subsequent cycles once weekly for 3 consecutive weeks out of every 4 weeks</text:p>
          </table:table-cell>
          <table:table-cell table:style-name="ce4" office:value-type="string">
            <text:p>Low</text:p>
          </table:table-cell>
          <table:table-cell table:style-name="ce12" office:value-type="string">
            <text:p>Burris HA 3rd, Moore MJ, Andersen J, et al. Improvements in survivial and clinical benefit with gemcitabine as first-line therapy for patients with advanced pancreas cancer: a randomized trial. $J Clin Oncol. 1997;15(6):2403-2413.$</text:p>
          </table:table-cell>
          <table:table-cell table:number-columns-repeated="1014"/>
        </table:table-row>
        <table:table-row table:style-name="ro10">
          <table:table-cell/>
          <table:table-cell office:value-type="string">
            <text:p>&lt;b&gt;Adult&lt;/b&gt;</text:p>
          </table:table-cell>
          <table:table-cell office:value-type="string">
            <text:p>&lt;b&gt;Solid&lt;/b&gt;</text:p>
          </table:table-cell>
          <table:table-cell/>
          <table:table-cell office:value-type="string">
            <text:p>&lt;b&gt;Sarcoma&lt;/b&gt;</text:p>
          </table:table-cell>
          <table:table-cell table:style-name="ce4" office:value-type="string">
            <text:p>&lt;b&gt;Combination Regimens&lt;/b&gt;</text:p>
          </table:table-cell>
          <table:table-cell table:style-name="ce4" office:value-type="string">
            <text:p>&lt;b&gt;AD&lt;/b&gt;</text:p>
          </table:table-cell>
          <table:table-cell table:style-name="ce4" office:value-type="string">
            <text:p>&lt;b&gt;Doxorubicin&lt;/b&gt; 15 mg/m&lt;sup&gt;2&lt;/sup&gt;/d CIVI, days 1-4&lt;br&gt; Dacarbazine 250 mg/m&lt;sup&gt;2&lt;/sup&gt;/d CIVI, days 1-4&lt;br&gt; Repeat every 21 days</text:p>
          </table:table-cell>
          <table:table-cell table:style-name="ce4" office:value-type="string">
            <text:p>High</text:p>
          </table:table-cell>
          <table:table-cell table:style-name="ce4" office:value-type="string">
            <text:p>Antman K, Crowley J, Balcerzak SP, et al. An intergroup phase III randomized study of doxorubicin and dacarbazine with or without ifosfamide and mesna in advanced soft tissue and bone sarcomas. $J Clin Oncol. 1993;11(7):1276-128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DI&lt;/b&gt;</text:p>
          </table:table-cell>
          <table:table-cell table:style-name="ce4" office:value-type="string">
            <text:p>&lt;b&gt;Doxorubicin&lt;/b&gt; 50 mg/m&lt;sup&gt;2&lt;/sup&gt; IV bolus, day 1,&lt;br&gt; &lt;b&gt;FOLLOWED IMMEDIATELY BY&lt;/b&gt;&lt;br&gt; &lt;b&gt;Ifosfamide&lt;/b&gt; 5,000 mg/m&lt;sup&gt;2&lt;/sup&gt; CIVI, day 1&lt;br&gt; &lt;b&gt;Mesna&lt;/b&gt; 600 mg/m&lt;sup&gt;2&lt;/sup&gt; IV bolus, before ifosfamide, FOLLOWED BY 2,500 mg/m&lt;sup&gt;2&lt;/sup&gt; IV over 12 hours following ifosfamide&lt;br&gt; Repeat every 21 days </text:p>
          </table:table-cell>
          <table:table-cell table:style-name="ce4" office:value-type="string">
            <text:p>Moderate</text:p>
          </table:table-cell>
          <table:table-cell table:style-name="ce4" office:value-type="string">
            <text:p>Santoro A, Tursz T, Mouridsen H, et al. Doxorubicin versus CYVADIC versus doxorubicin plus ifosfamide in first-line treatment of advanced soft tissue sarcomas: a randomized study of the European Organization for Research and Treatment of Cancer Soft Tissue and Bone Sarcoma Group. $J Clin Oncol. 1995;13(7):1537-1545.$</text:p>
          </table:table-cell>
          <table:table-cell table:number-columns-repeated="1014"/>
        </table:table-row>
        <table:table-row table:style-name="ro24">
          <table:table-cell table:number-columns-repeated="5"/>
          <table:table-cell table:style-name="ce4" office:value-type="string">
            <text:p>&lt;b&gt;Combination Regimens&lt;/b&gt;</text:p>
          </table:table-cell>
          <table:table-cell table:style-name="ce4" office:value-type="string">
            <text:p>&lt;b&gt;VAC-IE&lt;/b&gt;</text:p>
          </table:table-cell>
          <table:table-cell table:style-name="ce4" office:value-type="string">
            <text:p>&lt;b&gt;Cyclophosphamide&lt;/b&gt; 1,200 mg/m&lt;sup&gt;2&lt;/sup&gt; IV, day 1&lt;br&gt; &lt;b&gt;FOLLOWED BY&lt;/b&gt; <text:s/>mesna&lt;br&gt; &lt;b&gt;Vincristine&lt;sup&gt;d&lt;/sup&gt;&lt;/b&gt; 2 mg/m&lt;sup&gt;2&lt;/sup&gt; IV, day 1&lt;br&gt; &lt;b&gt;Doxorubicin&lt;/b&gt; 75 mg/m&lt;sup&gt;2&lt;/sup&gt; IV bolus, day 1&lt;br&gt; &lt;b&gt;Dactinomycin&lt;/b&gt; 1.25 mg/m&lt;sup&gt;2&lt;/sup&gt; IV, day 1 substitued for doxorubicin when cumulative doxorubicin dose reaces 375 mg/m&lt;sup&gt;2&lt;/sup&gt;&lt;br&gt; Alternating with each cycle&lt;br&gt; &lt;b&gt;Ifosfamide&lt;/b&gt; 1,800 mg/m&lt;sup&gt;2&lt;/sup&gt;/d IV, days 1-6 (given with mesna-dose not specified)&lt;br&gt; &lt;b&gt;Etoposide&lt;/b&gt; 100 mg/m&lt;sup&gt;2&lt;/sup&gt;/d IV, days 1-5&lt;br&gt; Repeat cycle every 21 days for 17 total cycles</text:p>
          </table:table-cell>
          <table:table-cell table:style-name="ce4" office:value-type="string">
            <text:p>VAC-High&lt;br&gt; IE-Moderate</text:p>
          </table:table-cell>
          <table:table-cell table:style-name="ce4" office:value-type="string">
            <text:p>Grier HE, Krailo MD, Tarbell NJ, et al. Addition of ifosfamide and etoposide to standard chemotherapy for Ewing's sarcoma and primitive neuroectodermal tumor of bone. $N Engl J Med. 2003;348(8):694-701.$</text:p>
          </table:table-cell>
          <table:table-cell table:number-columns-repeated="1014"/>
        </table:table-row>
        <table:table-row table:style-name="ro36">
          <table:table-cell table:number-columns-repeated="5"/>
          <table:table-cell table:style-name="ce4" office:value-type="string">
            <text:p>&lt;b&gt;Combination Regimens&lt;/b&gt;</text:p>
          </table:table-cell>
          <table:table-cell table:style-name="ce4" office:value-type="string">
            <text:p>&lt;b&gt;Methotrexate/Cisplatin/Doxorubicin Ifosfamide&lt;/b&gt;</text:p>
          </table:table-cell>
          <table:table-cell table:style-name="ce4" office:value-type="string">
            <text:p>&lt;b&gt;MTX&lt;/b&gt; 12,000 mg/m&lt;sup&gt;2&lt;/sup&gt; IV over 4 hours day 1&lt;br&gt; &lt;b&gt;WITH Leucovorin calcium&lt;/b&gt; 8 mg/m&lt;sup&gt;2&lt;/sup&gt; IV every 6 hours for 11 doses beginning 24 hours from the start of the MTX infusion, days 1, 42 (preoperatively); days 133, 196, 238 (postoperatively)&lt;br&gt; &lt;b&gt;Cisplatin&lt;/b&gt; 120 mg/m&lt;sup&gt;2&lt;/sup&gt; CIVI over 48 hours, days 7-8, 49-50 (preoperatively); days 140-141, 203-204, 245-246 (postoperatively). Cisplatin was increased to 150 mg/m&lt;sup&gt;2&lt;/sup&gt; for postoperative course in patients who failed to achieve total primary chemotherapy-induced necrosis&lt;br&gt; &lt;b&gt;Doxorubicin&lt;/b&gt; 75 mg/m&lt;sup&gt;2&lt;/sup&gt; CIVI over 24 hours, days 7, 49 (preoperatively); days 98, 161 (postoperatively). Doxorubicin was increased to 90 mg/m&lt;sup&gt;2&lt;/sup&gt; IV over 24 hours for postoperative treatment courses&lt;br&gt; &lt;b&gt;Ifosfamide&lt;/b&gt; 3,000 mg/m&lt;sup&gt;2&lt;/sup&gt;/d CIVI for 5 days with equimolar doses of mesna, days 28-32, 70-74 (preooperatively); days 119-123, 182-186, 224-228 (postoperatively)</text:p>
          </table:table-cell>
          <table:table-cell table:style-name="ce4" office:value-type="string">
            <text:p>High</text:p>
          </table:table-cell>
          <table:table-cell table:style-name="ce4" office:value-type="string">
            <text:p>Ferrrari S, Smeland S, Mercuri M, et al. Neoadjuvant chemotherapy with high-dose ifosfamide, high-dose methotrexate, cisplatin, and doxorubicin for patients with localized osteosarcoma of the extremity: a joint study by the Italian and Scandinavian Sarcoma Groups. $J Clin Oncol. 2005;23(34):8845-8852.$</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MAID&lt;/b&gt;</text:p>
          </table:table-cell>
          <table:table-cell table:style-name="ce4" office:value-type="string">
            <text:p>&lt;b&gt;Mesna&lt;/b&gt; 2,500 mg/m&lt;sup&gt;2&lt;/sup&gt;/d CIVI, days 1-4&lt;br&gt; &lt;b&gt;Doxorubicin&lt;/b&gt; 15 mg/m&lt;sup&gt;2&lt;/sup&gt;/d CIVI, days 1-4&lt;br&gt; &lt;b&gt;Ifosfamide&lt;/b&gt; 2,500 mg/m&lt;sup&gt;2&lt;/sup&gt;/d CIVI, days 1-3&lt;br&gt; &lt;b&gt;Dacarbazine&lt;/b&gt; 250 mg/m&lt;sup&gt;2&lt;/sup&gt;/d CIVI, days 1-4&lt;br&gt; Repeat every 21 days</text:p>
          </table:table-cell>
          <table:table-cell table:style-name="ce4" office:value-type="string">
            <text:p>High</text:p>
          </table:table-cell>
          <table:table-cell table:style-name="ce4" office:value-type="string">
            <text:p>Antman K, Crowley J, Balcerzak SP, et al. An intergroup phase III randomized study of doxorubicin and dacarbazine with or without ifosfamide and mesna in advanced soft tissue and bone sarcomas. $J Clin Oncol. 1993;11(7):1276-1285.$</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Doxorubicin&lt;/b&gt;</text:p>
          </table:table-cell>
          <table:table-cell table:style-name="ce4" office:value-type="string">
            <text:p>&lt;b&gt;Doxorubicin&lt;/b&gt; 75 mg/m&lt;sup&gt;2&lt;/sup&gt; IV&lt;br&gt; Repeat every 21 days</text:p>
          </table:table-cell>
          <table:table-cell table:style-name="ce4" office:value-type="string">
            <text:p>Moderate</text:p>
          </table:table-cell>
          <table:table-cell table:style-name="ce4" office:value-type="string">
            <text:p>Nielsen OS, Dombernowsky P, Mouridsen H, et al. High-dose epirubicin is not alternative to standard-dose doxorubicin in the treatment of advanced soft tissue sarcomas: a study of the EORTC soft tissue and bone sarcoma group. $Br J Cancer. 1998;78(12):1634-1639.$</text:p>
          </table:table-cell>
          <table:table-cell table:number-columns-repeated="1014"/>
        </table:table-row>
        <table:table-row table:style-name="ro20">
          <table:table-cell/>
          <table:table-cell office:value-type="string">
            <text:p>&lt;b&gt;Pediatric&lt;/b&gt;</text:p>
          </table:table-cell>
          <table:table-cell office:value-type="string">
            <text:p>&lt;b&gt;Hemtalogic&lt;/b&gt;</text:p>
          </table:table-cell>
          <table:table-cell/>
          <table:table-cell table:style-name="ce4" office:value-type="string">
            <text:p>&lt;b&gt;Pediatric Regimens&lt;sup&gt;e&lt;/sup&gt; - ALL&lt;/b&gt;</text:p>
          </table:table-cell>
          <table:table-cell table:style-name="ce4" office:value-type="string">
            <text:p>&lt;b&gt;Induction&lt;/b&gt;</text:p>
          </table:table-cell>
          <table:table-cell table:style-name="ce4" office:value-type="string">
            <text:p>&lt;b&gt;No Common Name&lt;/b&gt;</text:p>
          </table:table-cell>
          <table:table-cell table:style-name="ce4" office:value-type="string">
            <text:p>&lt;b&gt;Vincristine&lt;sup&gt;d&lt;/sup&gt;&lt;/b&gt; 1.5 mg/m&lt;sup&gt;2&lt;/sup&gt; IV, days 0,7, 14, 21&lt;br&gt; &lt;b&gt;Asparaginase&lt;/b&gt; 6,000 units/m&lt;sup&gt;2&lt;/sup&gt; IM, 3 times weekly for 9 doses, starting on days 2-4&lt;br&gt; &lt;b&gt;Dexamethasone&lt;/b&gt; 6 mg/m&lt;sup&gt;2&lt;/sup&gt;/d PO in 3 equal doses (was substituted for prednisone)&lt;br&gt; &lt;b&gt;MTX&lt;/b&gt; 8, 10, or 12 mg IT, age-adjusted, days 0, 14 (also days 7, 21 for patients with CNS disease at diagnosis)&lt;br&gt; &lt;b&gt;Prednisone&lt;/b&gt; 40 mg/m&lt;sup&gt;2&lt;/sup&gt;/d PO</text:p>
          </table:table-cell>
          <table:table-cell table:style-name="ce4" office:value-type="string">
            <text:p>Moderate for MTX agent IT, minimal for others</text:p>
          </table:table-cell>
          <table:table-cell table:style-name="ce4" office:value-type="string">
            <text:p>Bostrom BC, Sensel MR, Sather HN, et al. Dexamethasone versus prednisone and daily oral versus weekly intravenous mercaptopurine for patients with standard-risk acute lymphoblastic leukemia: a report from the Children's Cancer Group. $Blood 2003;101(10):3809-3817.$</text:p>
          </table:table-cell>
          <table:table-cell table:number-columns-repeated="1014"/>
        </table:table-row>
        <table:table-row table:style-name="ro21">
          <table:table-cell table:number-columns-repeated="5"/>
          <table:table-cell table:style-name="ce4" office:value-type="string">
            <text:p>&lt;b&gt;Induction&lt;/b&gt;</text:p>
          </table:table-cell>
          <table:table-cell table:style-name="ce4" office:value-type="string">
            <text:p>&lt;b&gt;No Common Name&lt;/b&gt;</text:p>
          </table:table-cell>
          <table:table-cell table:style-name="ce4" office:value-type="string">
            <text:p>&lt;b&gt;Vincristine&lt;sup&gt;d&lt;/sup&gt;&lt;/b&gt; 1.5 mg/m&lt;sup&gt;2&lt;/sup&gt; IV, days 0, 7, 14, 21&lt;br&gt; &lt;b&gt;Prednisone&lt;/b&gt; 40 mg/m&lt;sup&gt;2&lt;/sup&gt; PO, days 0-28, then 10-day taper&lt;br&gt; &lt;b&gt;Pegaspargase&lt;/b&gt; 2,500 units/m&lt;sup&gt;2&lt;/sup&gt; IM, day 3&lt;br&gt; &lt;b&gt;Cytarabine&lt;/b&gt; 30, 50, or 70 mg IT, age-adjusted, day 0&lt;br&gt; &lt;b&gt;MTX&lt;/b&gt; 8, 10, &lt;b&gt;OR&lt;/b&gt; 12 mg IT, age-adjusted, days 7, 28</text:p>
          </table:table-cell>
          <table:table-cell table:style-name="ce4" office:value-type="string">
            <text:p>Moderate for MTX agent IT, minimal for others</text:p>
          </table:table-cell>
          <table:table-cell table:style-name="ce4" office:value-type="string">
            <text:p>Avramis VI, Sencer S, Periclou AP, et al. A randomized comparison of native Escherichia coli asparaginase and polyethylene glycol conjugated asparaginase for treatment of children with newly diagnosed standard-risk acute lymphoblastic leukemia: a Children's Cancer Group Study. $Blood. 2002;99(6):1986-1994.$ $Erratum in: Blood. 2002; 100(6):1531.$</text:p>
          </table:table-cell>
          <table:table-cell table:number-columns-repeated="1014"/>
        </table:table-row>
        <table:table-row table:style-name="ro16">
          <table:table-cell table:number-columns-repeated="5"/>
          <table:table-cell table:style-name="ce4" office:value-type="string">
            <text:p>&lt;b&gt;Induction&lt;/b&gt;</text:p>
          </table:table-cell>
          <table:table-cell table:style-name="ce4" office:value-type="string">
            <text:p>&lt;b&gt;Nelarabine&lt;/b&gt;</text:p>
          </table:table-cell>
          <table:table-cell table:style-name="ce4" office:value-type="string">
            <text:p>&lt;b&gt;Nelarabine&lt;/b&gt; 650 mg/m&lt;sup&gt;2&lt;/sup&gt;/d IV, over 1 hour for 5 consecutive days&lt;br&gt; Repeat every 21 days</text:p>
          </table:table-cell>
          <table:table-cell table:style-name="ce4" office:value-type="string">
            <text:p>Minimal</text:p>
          </table:table-cell>
          <table:table-cell table:style-name="ce4" office:value-type="string">
            <text:p>Arranon [package insert]. $Research Triangle Park, NC: GlaxoSmithKline; 2011.$</text:p>
          </table:table-cell>
          <table:table-cell table:number-columns-repeated="1014"/>
        </table:table-row>
        <table:table-row table:style-name="ro6">
          <table:table-cell table:number-columns-repeated="5"/>
          <table:table-cell table:style-name="ce4" office:value-type="string">
            <text:p>&lt;b&gt;Induction&lt;/b&gt;</text:p>
          </table:table-cell>
          <table:table-cell table:style-name="ce4" office:value-type="string">
            <text:p>&lt;b&gt;OD&lt;/b&gt;</text:p>
          </table:table-cell>
          <table:table-cell table:style-name="ce4" office:value-type="string">
            <text:p>&lt;b&gt;Dexamethasone&lt;/b&gt; 6 mg/m&lt;sup&gt;2&lt;/sup&gt;/d PO, days 1-28&lt;br&gt; &lt;b&gt;Asparaginase&lt;/b&gt; 6,000 units/m&lt;sup&gt;2&lt;/sup&gt; IM, 3 times weekly for 9 doses&lt;br&gt; &lt;b&gt;Vincristine&lt;sup&gt;d&lt;/sup&gt;&lt;/b&gt; 1.5 mg/m&lt;sup&gt;2&lt;/sup&gt; IV, days 0, 7, 14, 21&lt;br&gt; &lt;b&gt;MTX&lt;/b&gt; 8-12 mg IT, age-adjusted dosing schedule</text:p>
          </table:table-cell>
          <table:table-cell table:style-name="ce4" office:value-type="string">
            <text:p>Moderate</text:p>
          </table:table-cell>
          <table:table-cell table:style-name="ce4" office:value-type="string">
            <text:p>Bostrom BC, Sensel MR, Sather HN, et al. Dexamethasone versus prednisone and daily oral versus weekly intravenous mercaptopurine for patients with standard-risk acute lymphoblastic leukemia: a report from the Children's Cancer Group. $Blood 2003;101(10):3809-3817.$</text:p>
          </table:table-cell>
          <table:table-cell table:number-columns-repeated="1014"/>
        </table:table-row>
        <table:table-row table:style-name="ro21">
          <table:table-cell table:number-columns-repeated="5"/>
          <table:table-cell table:style-name="ce4" office:value-type="string">
            <text:p>&lt;b&gt;Induction&lt;/b&gt;</text:p>
          </table:table-cell>
          <table:table-cell table:style-name="ce4" office:value-type="string">
            <text:p>&lt;b&gt;PVDA&lt;/b&gt;</text:p>
          </table:table-cell>
          <table:table-cell table:style-name="ce4" office:value-type="string">
            <text:p>&lt;b&gt;Prednisone&lt;/b&gt; 40 mg/m&lt;sup&gt;2&lt;/sup&gt;/d PO, days 1-28&lt;br&gt; &lt;b&gt;Vincristine&lt;sup&gt;d&lt;/sup&gt;&lt;/b&gt; 1.5 mg/m&lt;sup&gt;2&lt;/sup&gt;/d IV, days 2, 8, 15, 22&lt;br&gt; &lt;b&gt;Daunorubicin&lt;/b&gt; 25 mg/m&lt;sup&gt;2&lt;/sup&gt;/d IV, days 2, 8, 15, 22&lt;br&gt; &lt;b&gt;Asparaginase&lt;/b&gt; 5,000 units/m&lt;sup&gt;2&lt;/sup&gt;/d IM, days 2, 5, 8, 12, 15, 19</text:p>
          </table:table-cell>
          <table:table-cell table:style-name="ce4" office:value-type="string">
            <text:p>Moderate</text:p>
          </table:table-cell>
          <table:table-cell table:style-name="ce4" office:value-type="string">
            <text:p>Lauer SJ, Camitta BM, Leventhal BG, et al. Intensive alternating drug pairs for treatment of hgh-risk chidhood acute lymphoblastic leukemia. Apediatric Oncology Group pilot study. $Cancer. 1993;71(9):2854-2861.$</text:p>
          </table:table-cell>
          <table:table-cell table:number-columns-repeated="1014"/>
        </table:table-row>
        <table:table-row table:style-name="ro19">
          <table:table-cell table:number-columns-repeated="5"/>
          <table:table-cell table:style-name="ce4" office:value-type="string">
            <text:p>&lt;b&gt;Induction&lt;/b&gt;</text:p>
          </table:table-cell>
          <table:table-cell table:style-name="ce4" office:value-type="string">
            <text:p>&lt;b&gt;TIT (CNS Prophylaxis)&lt;/b&gt;</text:p>
          </table:table-cell>
          <table:table-cell table:style-name="ce12" office:value-type="string">
            <text:p>&lt;u&gt;Regimen &lt;%0B&gt;Age 1y &lt;%0B&gt;Age 2y &lt;%0B&gt;Age&gt;=3y&lt;/u&gt;&lt;br&gt; &lt;b&gt;MTX&lt;/b&gt; &lt;%0B&gt;10 mg &lt;%0B&gt;12.5 mg &lt;%0B&gt;15 mg&lt;br&gt; &lt;b&gt;Cytarabine&lt;/b&gt; &lt;%0B&gt;20 mg &lt;%0B&gt;25 mg &lt;%0B&gt;30 mg&lt;br&gt; &lt;b&gt;Hydrocortisone&lt;/b&gt; &lt;%0B&gt;10 mg &lt;%0B&gt;12.5 mg &lt;%0B&gt;15 mg&lt;br&gt; &lt;b&gt;Administer&lt;/b&gt; IT on day 1, then at weeks 1, 2, 3, 6, 11, 16, 21, 26, 31, then every 12 weeks&lt;br&gt; Most experts now recommend CNS dosing based upon patient age instead of body surface area</text:p>
          </table:table-cell>
          <table:table-cell table:style-name="ce4" office:value-type="string">
            <text:p>Moderate</text:p>
          </table:table-cell>
          <table:table-cell table:style-name="ce4" office:value-type="string">
            <text:p>Lauer SJ, Camitta BM, Leventhal BG, et al. Intensive alternating drug pairs for treatment of hgh-risk chidhood acute lymphoblastic leukemia. Apediatric Oncology Group pilot study. $Cancer. 1993;71(9):2854-2861.$</text:p>
          </table:table-cell>
          <table:table-cell table:number-columns-repeated="1014"/>
        </table:table-row>
        <table:table-row table:style-name="ro37">
          <table:table-cell table:number-columns-repeated="5"/>
          <table:table-cell table:style-name="ce4" office:value-type="string">
            <text:p>&lt;b&gt;Consolidation/Intensification and Continuation&lt;/b&gt;</text:p>
          </table:table-cell>
          <table:table-cell table:style-name="ce4" office:value-type="string">
            <text:p>&lt;b&gt;Postinduction Intensification&lt;/b&gt;</text:p>
          </table:table-cell>
          <table:table-cell table:style-name="ce12" office:value-type="string">
            <text:p>&lt;u&gt;CONSOLIDATION&lt;/u&gt;&lt;br&gt; &lt;b&gt;Cyclophosphamide&lt;/b&gt; 1,000 mg/m&lt;sup&gt;2&lt;/sup&gt;/d IV, days 0, 28&lt;br&gt; &lt;b&gt;Cytarabine&lt;/b&gt; 75 mg/m&lt;sup&gt;2&lt;/sup&gt;/d SQ or IV, days 1-4, 8-11, 29-32, 36-39&lt;br&gt; &lt;b&gt;Mercaptopurine&lt;/b&gt; 60 mg/m&lt;sup&gt;2&lt;/sup&gt;/d PO, days 0-13, 28-41&lt;br&gt; &lt;b&gt;PEG-asparaginase&lt;/b&gt; 2,500 units/m&lt;sup&gt;2&lt;/sup&gt;/d IM, days 14, 42&lt;br&gt; &lt;b&gt;MTX&lt;/b&gt; IT, DAYS 1, 8, 15, 22&lt;br&gt; &lt;b&gt;Vincristine&lt;sup&gt;b&lt;/sup&gt;&lt;/b&gt;<text:span text:style-name="T2"> </text:span><text:span text:style-name="T2">1.5mg/m&lt;sup&gt;2&lt;/sup&gt;/d IV, days 14, 21, 42, </text:span><text:span text:style-name="T2">49&lt;br&gt; &lt;u&gt;INTERIM MAINTENANCE </text:span><text:span text:style-name="T2">(I)&lt;/u&gt;&lt;br&gt; &lt;b&gt;Vincristine&lt;sup&gt;d&lt;/sup&gt;&lt;/b&gt; </text:span><text:span text:style-name="T2">1.5 mg/m&lt;sup&gt;2&lt;/sup&gt;/d IV, days 0, 10, 20, </text:span><text:span text:style-name="T2">30, 40&lt;br&gt; &lt;b&gt;MTX&lt;/b&gt; 100 </text:span><text:span text:style-name="T2">mg/m&lt;sup&gt;2&lt;/sup&gt;/d IV, days 0, 10, 20, 30, </text:span><text:span text:style-name="T2">40 (escalate by 50 </text:span><text:span text:style-name="T2">mg/m&lt;sup&gt;2&lt;/sup&gt;/dose)&lt;br&gt; &lt;b&gt;PEG-</text:span><text:span text:style-name="T2">asparaginase&lt;/b&gt; 2,500 </text:span><text:span text:style-name="T2">units/m&lt;sup&gt;2&lt;/sup&gt;/d IM, days 1, 25&lt;br&gt; </text:span><text:span text:style-name="T2">&lt;b&gt;MTX&lt;/b&gt; IT, days 0, 30&lt;br&gt; </text:span><text:span text:style-name="T2">&lt;u&gt;DELAYED INTENSIFICATION </text:span><text:span text:style-name="T2">(I)&lt;/u&gt;&lt;br&gt; Reinduction&lt;br&gt; </text:span><text:span text:style-name="T2">&lt;b&gt;Dexamethasone&lt;/b&gt; 10 </text:span><text:span text:style-name="T2">mg/m&lt;sup&gt;2&lt;/sup&gt;/d PO, days 0-7, 14-21 </text:span><text:span text:style-name="T2">(days 0-20 for patients treated with 1BI)&lt;br&gt; </text:span><text:span text:style-name="T2">&lt;b&gt;Vincristine&lt;sup&gt;d&lt;/sup&gt;&lt;/b&gt; 1.5 </text:span><text:span text:style-name="T2">mg/m&lt;sup&gt;2&lt;/sup&gt;/d IV, days 0, 7, 14&lt;br&gt; </text:span><text:span text:style-name="T2">&lt;b&gt;Doxorubicin&lt;/b&gt; 25 </text:span><text:span text:style-name="T2">mg/m&lt;sup&gt;2&lt;/sup&gt;/d IV, days 0, 7, 14&lt;br&gt; </text:span><text:span text:style-name="T2">&lt;b&gt;PEG-asparaginase&lt;/b&gt; 25,000 </text:span><text:span text:style-name="T2">IU/m&lt;sup&gt;2&lt;/sup&gt;/d IM, day 3&lt;br&gt; </text:span><text:span text:style-name="T2">&lt;b&gt;MTX&lt;/b&gt; IT day 0&lt;br&gt; </text:span><text:span text:style-name="T2">Reconsolidation&lt;br&gt; </text:span><text:span text:style-name="T2">&lt;b&gt;Cyclophosphamide&lt;/b&gt; 1,000 </text:span><text:span text:style-name="T2">mg/m&lt;sup&gt;2&lt;/sup&gt;/d IV, day 28&lt;br&gt; </text:span><text:span text:style-name="T2">&lt;b&gt;Thioguanine&lt;/b&gt; 60 </text:span><text:span text:style-name="T2">mg/m&lt;sup&gt;2&lt;/sup&gt;/d PO, days 28-41&lt;br&gt; </text:span><text:span text:style-name="T2">&lt;b&gt;Cytarabine&lt;/b&gt; 75 mg/m&lt;sup&gt;2&lt;/sup&gt;/d </text:span><text:span text:style-name="T2">SQ or IV, days 29-32, 36-39&lt;br&gt; </text:span><text:span text:style-name="T2">&lt;b&gt;MTX&lt;/b&gt; IT, days 28, 35&lt;br&gt; &lt;b&gt;PEG-</text:span><text:span text:style-name="T2">asparaginase&lt;/b&gt; 2,500 </text:span><text:span text:style-name="T2">units/m&lt;sup&gt;2&lt;/sup&gt;/d IV, days 42, 49&lt;br&gt; </text:span><text:span text:style-name="T2">&lt;b&gt;Vincristine&lt;sup&gt;d&lt;/sup&gt;&lt;/b&gt; 1.5 </text:span><text:span text:style-name="T2">mg/m&lt;sup&gt;2&lt;/sup&gt;/d IV, days 42, 49&lt;br&gt; </text:span><text:span text:style-name="T2">&lt;u&gt;INTERIM MAINTENANCE (II)&lt;/u&gt;&lt;br&gt; </text:span><text:span text:style-name="T2">&lt;b&gt;Vincristine&lt;sup&gt;b&lt;/sup&gt;&lt;/b&gt; 1.5 </text:span><text:span text:style-name="T2">mg/m&lt;sup&gt;2&lt;/sup&gt;/d IV, days 0, 10, 20, 30, </text:span><text:span text:style-name="T2">40&lt;br&gt; &lt;b&gt;MTX&lt;/b&gt; 100 </text:span><text:span text:style-name="T2">mg/m&lt;sup&gt;2&lt;/sup&gt;/d IV, days 0, 10, 20, 30, </text:span><text:span text:style-name="T2">40 (escalate by 50 </text:span><text:span text:style-name="T2">mg/m&lt;sup&gt;2&lt;/sup&gt;/dose)&lt;br&gt; </text:span><text:span text:style-name="T2">&lt;b&gt;Asparaginase&lt;/b&gt; 15,000 </text:span><text:span text:style-name="T2">units/m&lt;sup&gt;2&lt;/sup&gt;/d IM, days 1, 11, 21, </text:span><text:span text:style-name="T2">31, 41&lt;br&gt; &lt;b&gt;MTX&lt;/b&gt; IT, days 0, 20, </text:span><text:span text:style-name="T2">40&lt;br&gt; &lt;u&gt;DELAYED INTENSIFICATION </text:span><text:span text:style-name="T2">(II)&lt;/u&gt;&lt;br&gt; (8 wk) Same as for delayed </text:span><text:span text:style-name="T2">intensification (I)&lt;br&gt; </text:span><text:span text:style-name="T2">&lt;u&gt;MAINTENANCE&lt;/u&gt;&lt;br&gt; </text:span><text:span text:style-name="T2">&lt;b&gt;Vincristine&lt;sup&gt;b&lt;/sup&gt;&lt;/b&gt; 1.5 </text:span><text:span text:style-name="T2">mg/m&lt;sup&gt;2&lt;/sup&gt;/d IV, days 0, 28, 56&lt;br&gt; </text:span><text:span text:style-name="T2">&lt;b&gt;Prednisone&lt;/b&gt; 400 </text:span><text:span text:style-name="T2">mg/m&lt;sup&gt;2&lt;/sup&gt;/d PO, days 0-4, 28-32, </text:span><text:span text:style-name="T2">56-60&lt;br&gt; &lt;b&gt;Mercaptopurine&lt;/b&gt; 75 </text:span><text:span text:style-name="T2">mg/m&lt;sup&gt;2&lt;/sup&gt;/d PO, days 0-83&lt;br&gt; </text:span><text:span text:style-name="T2">&lt;b&gt;MTX&lt;/b&gt; 20 mg/m&lt;sup&gt;2&lt;/sup&gt;/d PO, </text:span><text:span text:style-name="T2">days 7, 14, 21, 28, 35, 42, 49, 56, 63, 70, </text:span><text:span text:style-name="T2">77&lt;br&gt; &lt;b&gt;MTX&lt;/b&gt; IT, day 0&lt;br&gt; Repeat </text:span><text:span text:style-name="T2">cycles for 2 years from first interim </text:span><text:span text:style-name="T2">maintenance for girls, 3 years for boys</text:span></text:p>
          </table:table-cell>
          <table:table-cell table:style-name="ce4" office:value-type="string">
            <text:p>Consolidation, high; interim maintenance, low (except for MTX IT, moderate); delayed intensification, high; maintenance, minimal (except for MTX IT, moderate)</text:p>
          </table:table-cell>
          <table:table-cell table:style-name="ce4" office:value-type="string">
            <text:p>Seibel NL, Steinherz PG, Santher NH, et al. Early postinduction intensification therapy imporves survival for children and adolescents with high-risk acute lymphoblastic leukemia: a report from the Children's Oncology Group. $Blood. 2008;11(5):2538-2555.$</text:p>
          </table:table-cell>
          <table:table-cell table:number-columns-repeated="1014"/>
        </table:table-row>
        <table:table-row table:style-name="ro20">
          <table:table-cell table:number-columns-repeated="5"/>
          <table:table-cell table:style-name="ce4" office:value-type="string">
            <text:p>&lt;b&gt;Other Consolidation/Intensification&lt;/b&gt;</text:p>
          </table:table-cell>
          <table:table-cell table:style-name="ce4" office:value-type="string">
            <text:p>&lt;b&gt;IDMTX&lt;/b&gt;</text:p>
          </table:table-cell>
          <table:table-cell table:style-name="ce12" office:value-type="string">
            <text:p>&lt;u&gt;WEEK 1&lt;/u&gt;&lt;br&gt; &lt;b&gt;MTX&lt;/b&gt; 1,000 mg/m&lt;sup&gt;2&lt;/sup&gt; IV over 24 hours&lt;br&gt; &lt;b&gt;FOLLOWED BY&lt;/b&gt;&lt;br&gt; &lt;b&gt;Mercaptopurine&lt;/b&gt; 1,000 mg/m&lt;sup&gt;2&lt;/sup&gt; IV over 6 hours&lt;br&gt; &lt;b&gt;THEN&lt;/b&gt; (48 hours after the start of MTX)&lt;br&gt; &lt;b&gt;Leucovorin calcium&lt;/b&gt; 5 mg/m&lt;sup&gt;2&lt;/sup&gt; IV every 6 hours for at least 5 doses&lt;br&gt; &lt;u&gt;WEEK 2&lt;/u&gt;&lt;br&gt; &lt;b&gt;MTX&lt;/b&gt; 20 mg/m&lt;sup&gt;2&lt;/sup&gt; IM, day 1&lt;br&gt; &lt;b&gt;Mercaptopurine&lt;/b&gt; 50 mg/m&lt;sup&gt;2&lt;/sup&gt;/d PO, days 1-7&lt;br&gt; Repeat 2-week cycle 12 times</text:p>
          </table:table-cell>
          <table:table-cell office:value-type="string">
            <text:p>Week 1, high; week 2, minimal</text:p>
          </table:table-cell>
          <table:table-cell table:style-name="ce4" office:value-type="string">
            <text:p>Mahoney DH, Shuster JJ, Nitschke R, et al. Intensification with intermediate-dose intravenous methotrexate is effectie therapy for children with lower-risk B-precursor acute lymphoblastic leukemia: a Pediatric Oncology Group study. $J Clin Oncol. 2000;18(6):1285-1294.$</text:p>
          </table:table-cell>
          <table:table-cell table:number-columns-repeated="1014"/>
        </table:table-row>
        <table:table-row table:style-name="ro4">
          <table:table-cell table:number-columns-repeated="4"/>
          <table:table-cell table:style-name="ce4" office:value-type="string">
            <text:p>&lt;b&gt;Pediatric Regimens&lt;sup&gt;k&lt;/sup&gt;<text:span text:style-name="T1"> </text:span><text:span text:style-name="T2">- </text:span><text:span text:style-name="T2">ALL&lt;/b&gt;</text:span></text:p>
          </table:table-cell>
          <table:table-cell table:style-name="ce4" office:value-type="string">
            <text:p>&lt;b&gt;Other Consolidation/Intensification&lt;/b&gt;</text:p>
          </table:table-cell>
          <table:table-cell office:value-type="string">
            <text:p>&lt;b&gt;6-MP orally/ MTX&lt;/b&gt;</text:p>
          </table:table-cell>
          <table:table-cell table:style-name="ce4" office:value-type="string">
            <text:p>&lt;b&gt;Mercaptopurine&lt;/b&gt; 25 mg/m&lt;sup&gt;2&lt;/sup&gt;/d PO, days 1-56&lt;br&gt; &lt;b&gt;MTX&lt;/b&gt; 5,000 mg/m&lt;sup&gt;2&lt;/sup&gt; IV over 24 hours, days 8, 22, 36, 50&lt;br&gt; &lt;b&gt;MTX&lt;/b&gt; 12 mg/d IT (adjust dose for children&lt;3 years), days 8, 22, 36, 50</text:p>
          </table:table-cell>
          <table:table-cell table:style-name="ce4" office:value-type="string">
            <text:p>Moderate</text:p>
          </table:table-cell>
          <table:table-cell table:style-name="ce4" office:value-type="string">
            <text:p>Schrappe M, Reiter A, Ludwig WD, et al. Improved outcome in childhood acute lymphoblastic leukemia despite reduced use of anthracyclines and cranial radiotherapy: results of trial ALL-BFM 90. German-Austrian-Swiss ALL-BFM Study Group. $Blood. 2000;95(11):3310-3322.$</text:p>
          </table:table-cell>
          <table:table-cell table:number-columns-repeated="1014"/>
        </table:table-row>
        <table:table-row table:style-name="ro10">
          <table:table-cell table:number-columns-repeated="5"/>
          <table:table-cell table:style-name="ce4" office:value-type="string">
            <text:p>&lt;b&gt;Other Continuation&lt;/b&gt;</text:p>
          </table:table-cell>
          <table:table-cell office:value-type="string">
            <text:p>&lt;b&gt;MTX/6-MP&lt;/b&gt;</text:p>
          </table:table-cell>
          <table:table-cell table:style-name="ce4" office:value-type="string">
            <text:p>&lt;b&gt;MTX&lt;/b&gt; 20 mg/m&lt;sup&gt;2&lt;/sup&gt; IM weekly, weeks 25-130&lt;br&gt; &lt;b&gt;Mercaptopurine&lt;/b&gt; 50 mg/m&lt;sup&gt;2&lt;/sup&gt;/d PO, weeks 25-130</text:p>
          </table:table-cell>
          <table:table-cell table:style-name="ce4" office:value-type="string">
            <text:p>Minimal</text:p>
          </table:table-cell>
          <table:table-cell table:style-name="ce4" office:value-type="string">
            <text:p>Camitta B, Leventhal B, Lauer S, et al. Intermediate-dose intravenous methotrexate and mercaptopurine therapy for non-T, non-B acute lymphocytic leukemia of chldhood: a Pediatric Oncology Group study. $J Clin Oncol. 1989;7(10):1539-1544.$</text:p>
          </table:table-cell>
          <table:table-cell table:number-columns-repeated="1014"/>
        </table:table-row>
        <table:table-row table:style-name="ro4">
          <table:table-cell table:number-columns-repeated="4"/>
          <table:table-cell table:style-name="ce4" office:value-type="string">
            <text:p>&lt;b&gt;Pediatric Regimens&lt;sup&gt;k&lt;/sup&gt; - AML&lt;/b&gt;</text:p>
          </table:table-cell>
          <table:table-cell table:style-name="ce4" office:value-type="string">
            <text:p>&lt;b&gt;Induction&lt;/b&gt;</text:p>
          </table:table-cell>
          <table:table-cell table:style-name="ce4" office:value-type="string">
            <text:p>&lt;b&gt;CA&lt;/b&gt;</text:p>
          </table:table-cell>
          <table:table-cell table:style-name="ce4" office:value-type="string">
            <text:p>&lt;b&gt;Cytarabine&lt;/b&gt; 3,000 mg/m&lt;sup&gt;2&lt;/sup&gt; IV over 3 hours every 12 hours for 4 doses&lt;br&gt; &lt;b&gt;Asparaginase&lt;/b&gt; 6,000 units/m&lt;sup&gt;2&lt;/sup&gt; IM 3 hours after last dose of cytarabine&lt;br&gt; Repeat 28 days after initial cycle or after recovery of blood counts, whichever is later</text:p>
          </table:table-cell>
          <table:table-cell table:style-name="ce4" office:value-type="string">
            <text:p>high</text:p>
          </table:table-cell>
          <table:table-cell table:style-name="ce4" office:value-type="string">
            <text:p>Woods WG, Ruymann FB, Lampkin BC, et al. The role of timing of high-dose cytosine arabinoside intensification and of maintenance therapy in the treatment of children with acute nonlymphocytic leukemia. $Cancer. 2006;66(6):1106-1113.$</text:p>
          </table:table-cell>
          <table:table-cell table:number-columns-repeated="1014"/>
        </table:table-row>
        <table:table-row table:style-name="ro10">
          <table:table-cell table:number-columns-repeated="5"/>
          <table:table-cell table:style-name="ce4" office:value-type="string">
            <text:p>&lt;b&gt;Induction&lt;/b&gt;</text:p>
          </table:table-cell>
          <table:table-cell table:style-name="ce4" office:value-type="string">
            <text:p>&lt;b&gt;DA&lt;/b&gt;</text:p>
          </table:table-cell>
          <table:table-cell table:style-name="ce4" office:value-type="string">
            <text:p>&lt;b&gt;Daunorubicin&lt;/b&gt; 45 mg/m&lt;sup&gt;2&lt;/sup&gt;/d IV, days 1-3&lt;br&gt; &lt;b&gt;Cytarabine&lt;/b&gt; 100 mg/m&lt;sup&gt;2&lt;/sup&gt;/d CIVI, days 1-7</text:p>
          </table:table-cell>
          <table:table-cell table:style-name="ce4" office:value-type="string">
            <text:p>Moderate</text:p>
          </table:table-cell>
          <table:table-cell table:style-name="ce4" office:value-type="string">
            <text:p>Woods WG, Ruymann FB, Lampkin BC, et al. The role of timing of high-dose cytosine arabinoside intensification and of maintenance therapy in the treatment of children with acute nonlymphocytic leukemia. $Cancer. 2006;66(6):1106-1113.$</text:p>
          </table:table-cell>
          <table:table-cell table:number-columns-repeated="1014"/>
        </table:table-row>
        <table:table-row table:style-name="ro9">
          <table:table-cell table:number-columns-repeated="5"/>
          <table:table-cell table:style-name="ce4" office:value-type="string">
            <text:p>&lt;b&gt;Induction&lt;/b&gt;</text:p>
          </table:table-cell>
          <table:table-cell table:style-name="ce4" office:value-type="string">
            <text:p>&lt;b&gt;DAT&lt;/b&gt;</text:p>
          </table:table-cell>
          <table:table-cell table:style-name="ce4" office:value-type="string">
            <text:p>&lt;b&gt;Daunorubicin&lt;/b&gt; 45 mg/m&lt;sup&gt;2&lt;/sup&gt;/d IV, days 1-3&lt;br&gt; &lt;b&gt;Cytarabine&lt;/b&gt; 100 mg/m&lt;sup&gt;2&lt;/sup&gt;/d IV, days 1-7&lt;br&gt; &lt;b&gt;Thioguanine&lt;/b&gt; 100 mg/m&lt;sup&gt;2&lt;/sup&gt;/d PO, days 1-7</text:p>
          </table:table-cell>
          <table:table-cell table:style-name="ce4" office:value-type="string">
            <text:p>Moderate</text:p>
          </table:table-cell>
          <table:table-cell table:style-name="ce4" office:value-type="string">
            <text:p>Ravindranath Y, Steuber CP, Krischer J, et al. High-dose cytarabine for intensification of early therapy of childhood acute myeloid leukemia: a Pediatric Oncology Group study. $J Clin Oncol. 1991;9(4):572-580.$</text:p>
          </table:table-cell>
          <table:table-cell table:number-columns-repeated="1014"/>
        </table:table-row>
        <table:table-row table:style-name="ro20">
          <table:table-cell table:number-columns-repeated="5"/>
          <table:table-cell table:style-name="ce4" office:value-type="string">
            <text:p>&lt;b&gt;Induction&lt;/b&gt;</text:p>
          </table:table-cell>
          <table:table-cell table:style-name="ce4" office:value-type="string">
            <text:p>&lt;b&gt;DCTER&lt;/b&gt;</text:p>
          </table:table-cell>
          <table:table-cell table:style-name="ce4" office:value-type="string">
            <text:p>&lt;b&gt;Dexamethasone&lt;/b&gt; 6 mg/m&lt;sup&gt;2&lt;/sup&gt;/d (0.2mg/kg/d) PO tid, days 0-4&lt;br&gt; &lt;b&gt;Cytarabine&lt;/b&gt; 200 mg/m&lt;sup&gt;2&lt;/sup&gt;/d (6.7 mg/kg/d) CIVI, days 0-4&lt;br&gt; &lt;b&gt;Thioguanine&lt;/b&gt; 100 mg/m&lt;sup&gt;2&lt;/sup&gt;/d (3.3 mg/kg/d) PO bid, days 0-4&lt;br&gt; &lt;b&gt;Etoposide&lt;/b&gt; 100 mg/m&lt;sup&gt;2&lt;/sup&gt;/d (3.3 mg/kg/d) CIVI, days 0-4&lt;br&gt; &lt;b&gt;Daunorubicin&lt;/b&gt; 20 mg/m&lt;sup&gt;2&lt;/sup&gt;/d (0.67 mg/kg/d) CIVI, days 0-4&lt;br&gt; &lt;b&gt;Cytarabine&lt;/b&gt; IT (age-based doses)&lt;br&gt; Doses in parentheses used for children &lt;3 years of age</text:p>
          </table:table-cell>
          <table:table-cell table:style-name="ce4" office:value-type="string">
            <text:p>Moderate</text:p>
          </table:table-cell>
          <table:table-cell table:style-name="ce4" office:value-type="string">
            <text:p>Woods WG, Kobrinsky N, Buckley JD, et al. Timed-sequential induction therapy improves postremission outcome in acute myeloid leukemia: a report from the Children's Cancer Group. $Blood. 1996;87(12):4979-4989.$</text:p>
          </table:table-cell>
          <table:table-cell table:number-columns-repeated="1014"/>
        </table:table-row>
        <table:table-row table:style-name="ro6">
          <table:table-cell table:number-columns-repeated="5"/>
          <table:table-cell table:style-name="ce4" office:value-type="string">
            <text:p>&lt;b&gt;Induction&lt;/b&gt;</text:p>
          </table:table-cell>
          <table:table-cell table:style-name="ce4" office:value-type="string">
            <text:p>&lt;b&gt;HI-C DAZE&lt;/b&gt;</text:p>
          </table:table-cell>
          <table:table-cell table:style-name="ce4" office:value-type="string">
            <text:p>&lt;b&gt;Daunorubicin&lt;/b&gt; 30 mg/m&lt;sup&gt;2&lt;/sup&gt;/d IV, days 1-3&lt;br&gt; &lt;b&gt;Cytarabine&lt;/b&gt; 3,000 mg/m&lt;sup&gt;2&lt;/sup&gt;/d IV every 12 hours, days 1-4&lt;br&gt; &lt;b&gt;Etoposide&lt;/b&gt; 200 mg/m&lt;sup&gt;2&lt;/sup&gt;/d IV, days 1-3, 6-8&lt;br&gt; &lt;b&gt;Azacitidine&lt;/b&gt; 150 mg/m&lt;sup&gt;2&lt;/sup&gt;/d IV, days 3-5, 8-10</text:p>
          </table:table-cell>
          <table:table-cell table:style-name="ce4" office:value-type="string">
            <text:p>High</text:p>
          </table:table-cell>
          <table:table-cell table:style-name="ce4" office:value-type="string">
            <text:p>Hurwitz CA, Mounce KG, Grier HE. Treatment of patients with acute myelogenous leukemia: review of clinical trials of the past decade. $J Pediatr Hematol Oncol. 1995;17(3):185-197.$</text:p>
          </table:table-cell>
          <table:table-cell table:number-columns-repeated="1014"/>
        </table:table-row>
        <table:table-row table:style-name="ro4">
          <table:table-cell table:number-columns-repeated="5"/>
          <table:table-cell table:style-name="ce4" office:value-type="string">
            <text:p>&lt;b&gt;Consolidation&lt;/b&gt;</text:p>
          </table:table-cell>
          <table:table-cell table:style-name="ce4" office:value-type="string">
            <text:p>&lt;b&gt;MACE&lt;/b&gt;</text:p>
          </table:table-cell>
          <table:table-cell table:style-name="ce4" office:value-type="string">
            <text:p>&lt;b&gt;Amsacrine&lt;/b&gt; 100 mg/m&lt;sup&gt;2&lt;/sup&gt; IV (1-hour infusion), days 1-5&lt;br&gt; &lt;b&gt;Cytarabine&lt;/b&gt; 200 mg/m&lt;sup&gt;2&lt;/sup&gt; CIVI, days 1-5&lt;br&gt; &lt;b&gt;Etoposide&lt;/b&gt; 100 mg/m&lt;sup&gt;2&lt;/sup&gt; IV (1-hour infusion), days 1-5</text:p>
          </table:table-cell>
          <table:table-cell table:style-name="ce4" office:value-type="string">
            <text:p>Low</text:p>
          </table:table-cell>
          <table:table-cell table:style-name="ce4" office:value-type="string">
            <text:p>Stevens RF, Hann IM, Wheatley K, Gray RG. Marked improvements in outcome with chemotherapy alone in paediatric acute myeloid leukaemia: results of the United Kingdom Medical Research Council's 10th AML trial. $Br J Haematol. 1998;101(1):130-140.$</text:p>
          </table:table-cell>
          <table:table-cell table:number-columns-repeated="1014"/>
        </table:table-row>
        <table:table-row table:style-name="ro4">
          <table:table-cell table:number-columns-repeated="5"/>
          <table:table-cell table:style-name="ce4" office:value-type="string">
            <text:p>&lt;b&gt;Consolidation&lt;/b&gt;</text:p>
          </table:table-cell>
          <table:table-cell table:style-name="ce4" office:value-type="string">
            <text:p>&lt;b&gt;MidAC&lt;/b&gt;</text:p>
          </table:table-cell>
          <table:table-cell table:style-name="ce4" office:value-type="string">
            <text:p>&lt;b&gt;Mitoxantrone&lt;/b&gt; 10 mg/m&lt;sup&gt;2&lt;/sup&gt; IV (short infusion), days 1-5&lt;br&gt; &lt;b&gt;Cytarabine&lt;/b&gt; 1,000 mg/m&lt;sup&gt;2&lt;/sup&gt; IV (2-hour infusion), every 12 hours, days 1-3</text:p>
          </table:table-cell>
          <table:table-cell table:style-name="ce4" office:value-type="string">
            <text:p>Moderate</text:p>
          </table:table-cell>
          <table:table-cell table:style-name="ce4" office:value-type="string">
            <text:p>Stevens RF, Hann IM, Wheatley K, Gray RG. Marked improvements in outcome with chemotherapy alone in paediatric acute myeloid leukaemia: results of the United Kingdom Medical Research Council's 10th AML trial. $Br J Haematol. 1998;101(1):130-140.$</text:p>
          </table:table-cell>
          <table:table-cell table:number-columns-repeated="1014"/>
        </table:table-row>
        <table:table-row table:style-name="ro10">
          <table:table-cell table:number-columns-repeated="4"/>
          <table:table-cell table:style-name="ce4" office:value-type="string">
            <text:p>&lt;b&gt;Pediatric Regimens&lt;sup&gt;k&lt;/sup&gt; - Brain Tumors&lt;/b&gt;</text:p>
          </table:table-cell>
          <table:table-cell table:style-name="ce4" office:value-type="string">
            <text:p>&lt;b&gt;Combination Regimens&lt;/b&gt;</text:p>
          </table:table-cell>
          <table:table-cell table:style-name="ce4" office:value-type="string">
            <text:p>&lt;b&gt;CDDP/VP-16&lt;/b&gt;</text:p>
          </table:table-cell>
          <table:table-cell table:style-name="ce4" office:value-type="string">
            <text:p>&lt;b&gt;Cisplatin&lt;/b&gt; 90 mg/m&lt;sup&gt;2&lt;/sup&gt; IV, day 1&lt;br&gt; &lt;b&gt;Etoposide&lt;/b&gt; 150 mg/m&lt;sup&gt;2&lt;/sup&gt;/d IV, days 3, 4&lt;br&gt; Repeat every 21 days for 4 courses</text:p>
          </table:table-cell>
          <table:table-cell table:style-name="ce4" office:value-type="string">
            <text:p>High</text:p>
          </table:table-cell>
          <table:table-cell table:style-name="ce4" office:value-type="string">
            <text:p>Kovnar EH, Kellie SJ, Horowitz ME, et al. Preirradiation cisplatin and etoposide in the treatment of high-risk medulloblastoma and other malignant embryonal tumors of the central nervous system: a phase II study. $J Clin Oncol. 1990;8(2):330-336.$</text:p>
          </table:table-cell>
          <table:table-cell table:number-columns-repeated="1014"/>
        </table:table-row>
        <table:table-row table:style-name="ro17">
          <table:table-cell table:number-columns-repeated="5"/>
          <table:table-cell table:style-name="ce4" office:value-type="string">
            <text:p>&lt;b&gt;Combination Regimens&lt;/b&gt;</text:p>
          </table:table-cell>
          <table:table-cell table:style-name="ce4" office:value-type="string">
            <text:p>&lt;b&gt;COPE or "Baby Brain I"&lt;/b&gt;</text:p>
          </table:table-cell>
          <table:table-cell table:style-name="ce12" office:value-type="string">
            <text:p>&lt;u&gt;CYCLE A&lt;/u&gt;&lt;br&gt; &lt;b&gt;Vincristine&lt;sup&gt;d&lt;/sup&gt;&lt;/b&gt;<text:span text:style-name="T2"> 0.065 </text:span><text:span text:style-name="T2">mg/kg/d (maximum, 1.5 mg) IV, days 1, 8&lt;br&gt; </text:span><text:span text:style-name="T2">&lt;b&gt;Cyclophosphamide&lt;/b&gt; 65 mg/kg/d IV </text:span><text:span text:style-name="T2">over 30 minutes, day 1&lt;br&gt; &lt;u&gt;CYCLE </text:span><text:span text:style-name="T2">B&lt;/u&gt;&lt;br&gt; &lt;b&gt;Cisplatin&lt;/b&gt; 4 mg/kg/d IV </text:span><text:span text:style-name="T2">over 6 hours, day 1&lt;br&gt; &lt;b&gt;Etoposide&lt;/b&gt; </text:span><text:span text:style-name="T2">6.5 mg/kg/d IV over 1 hour, days 3, 4&lt;br&gt; </text:span><text:span text:style-name="T2">Regimens given in alternating 28-day cycles </text:span><text:span text:style-name="T2">in the sequence AABAAB</text:span></text:p>
          </table:table-cell>
          <table:table-cell table:style-name="ce4" office:value-type="string">
            <text:p>High</text:p>
          </table:table-cell>
          <table:table-cell table:style-name="ce4" office:value-type="string">
            <text:p>Duffner PK, Horowitz ME, Krischer JP, et al. Postoperative chemotherapy and delayed radiation in children less than 3 years of age with malignant brain tumors. $N Engl J Med. 1993;328(24):1725-1731.</text:p>
          </table:table-cell>
          <table:table-cell table:number-columns-repeated="1014"/>
        </table:table-row>
        <table:table-row table:style-name="ro27">
          <table:table-cell table:number-columns-repeated="5"/>
          <table:table-cell table:style-name="ce4" office:value-type="string">
            <text:p>&lt;b&gt;Combination Regimens&lt;/b&gt;</text:p>
          </table:table-cell>
          <table:table-cell table:style-name="ce4" office:value-type="string">
            <text:p>&lt;b&gt;No Common Name&lt;/b&gt;</text:p>
          </table:table-cell>
          <table:table-cell table:style-name="ce4" office:value-type="string">
            <text:p>&lt;b&gt;Vincristine&lt;sup&gt;d&lt;/sup&gt;&lt;/b&gt; 1.5 mg/m&lt;sup&gt;2&lt;/sup&gt; IV, day 1&lt;br&gt; &lt;b&gt;Cisplatin&lt;/b&gt; 75 mg/m&lt;sup&gt;2&lt;/sup&gt; IV, day 1&lt;br&gt; &lt;b&gt;Cyclophosphamide&lt;/b&gt; 1,000 mg/m&lt;sup&gt;2&lt;/sup&gt; IV, day 1&lt;br&gt; Repeat every 6 weeks for 8 cycles</text:p>
          </table:table-cell>
          <table:table-cell table:style-name="ce4" office:value-type="string">
            <text:p>High</text:p>
          </table:table-cell>
          <table:table-cell table:style-name="ce4" office:value-type="string">
            <text:p>Douglas JG, Barker JL, Ellenbogen RG, et al. Concurrent chemotherapy and reduced-dose cranial spinal irradiation followed by conformal posterior fossa tumor bed boost for average-risk medulloblastoma: efficacy and patterns of failure. $Int J Radiat Oncol Biol Phys. 2004;58(4):1161-1164.$&lt;br&gt; National Cancer Institute. Phase III randomized study of adjuvant lomustine/cisplatin/vincristine vs cyclophosphamide/cisplatin/vincristine following craniospinal radiotherapy in children with newly diagnosed, average-risk medulloblastoma. $http://cancer.gov.clinicaltrials.CCG-A9961. Accessed January 27, 2012.$</text:p>
          </table:table-cell>
          <table:table-cell table:number-columns-repeated="1014"/>
        </table:table-row>
        <table:table-row table:style-name="ro24">
          <table:table-cell table:number-columns-repeated="5"/>
          <table:table-cell table:style-name="ce4" office:value-type="string">
            <text:p>&lt;b&gt;Combination Regimens&lt;/b&gt;</text:p>
          </table:table-cell>
          <table:table-cell table:style-name="ce4" office:value-type="string">
            <text:p>&lt;b&gt;No Common Name&lt;/b&gt;</text:p>
          </table:table-cell>
          <table:table-cell table:style-name="ce12" office:value-type="string">
            <text:p>&lt;u&gt;CYCLES 1 AND 3 (3-WEEK CYCLES)&lt;/u&gt;&lt;br&gt; &lt;b&gt;Vincristine&lt;sup&gt;d&lt;/sup&gt;&lt;/b&gt;<text:span text:style-name="T2"> 1.5 </text:span><text:span text:style-name="T2">mg/m&lt;sup&gt;2&lt;/sup&gt; IV, days 1, 7, 14&lt;br&gt; </text:span><text:span text:style-name="T2">&lt;b&gt;Etoposide&lt;/b&gt; 100 mg/m&lt;sup&gt;2&lt;/sup&gt; </text:span><text:span text:style-name="T2">IV, days 1-3&lt;br&gt; &lt;b&gt;Carboplatin&lt;/b&gt; 500 </text:span><text:span text:style-name="T2">mg/m&lt;sup&gt;2&lt;/sup&gt; IV, days 1, 2&lt;br&gt; </text:span><text:span text:style-name="T2">&lt;u&gt;CYCLES 2 AND 4 (3-WEEK </text:span><text:span text:style-name="T2">CYCLES)&lt;/u&gt;&lt;br&gt; </text:span><text:span text:style-name="T2">&lt;b&gt;Vincristine&lt;sup&gt;d&lt;/sup&gt;&lt;/b&gt; 1.5 </text:span><text:span text:style-name="T2">mg/m&lt;sup&gt;2&lt;/sup&gt; IV, days 1, 7, 14&lt;br&gt; </text:span><text:span text:style-name="T2">&lt;b&gt;Etoposide&lt;/b&gt; 100 mg/m&lt;sup&gt;2&lt;/sup&gt; </text:span><text:span text:style-name="T2">IV, days 1-3&lt;br&gt; &lt;b&gt;Cyclophosphamide&lt;/b&gt; </text:span><text:span text:style-name="T2">1,500 mg/m&lt;sup&gt;2&lt;/sup&gt; IV, day 1&lt;br&gt; </text:span><text:span text:style-name="T2">&lt;b&gt;Mesna&lt;/b&gt; 750 mg/m&lt;sup&gt;2&lt;/sup&gt; IV, </text:span><text:span text:style-name="T2">15 minutes before and 4 and 8 hours after </text:span><text:span text:style-name="T2">cyclophosphamide</text:span></text:p>
          </table:table-cell>
          <table:table-cell table:style-name="ce4" office:value-type="string">
            <text:p>High</text:p>
          </table:table-cell>
          <table:table-cell table:style-name="ce4" office:value-type="string">
            <text:p>Taylor RE, Bailey CC, Robinson K, et al. Results of a randomized study of preradiation chemotherapy versus radiotherapy alone for nonmetastatic medulloblastoma: the International Society of Paediatric Oncology/United Kingdom Children's Cancer Study Group PNET-3 study. $J Clin Oncol. 2003;21(8):1581-1591.$</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POC&lt;/b&gt;</text:p>
          </table:table-cell>
          <table:table-cell table:style-name="ce4" office:value-type="string">
            <text:p>&lt;b&gt;Prednisone&lt;/b&gt; 40 mg/m&lt;sup&gt;2&lt;/sup&gt;/d PO, days 1-14&lt;br&gt; &lt;b&gt;Lomustine&lt;/b&gt; 100 mg/m&lt;sup&gt;2&lt;/sup&gt; PO, day 1&lt;br&gt; &lt;b&gt;Vincristine&lt;sup&gt;d&lt;/sup&gt;&lt;/b&gt; 1.5 mg/m&lt;sup&gt;2&lt;/sup&gt;/d IV, days 1, 8, 15</text:p>
          </table:table-cell>
          <table:table-cell table:style-name="ce4" office:value-type="string">
            <text:p>Moderate</text:p>
          </table:table-cell>
          <table:table-cell table:style-name="ce4" office:value-type="string">
            <text:p>Finlay JL, Bayett JM, Yates AJ, et al. Randomized phase III trial in childhood high-grade astrocytoma comparing vincristine, lomustine, and prednisone with the eight-drugs-in-1-day regimen. $J Clin Oncol. 1995;13(1):112-123.$</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Carboplatin&lt;/b&gt;</text:p>
          </table:table-cell>
          <table:table-cell table:style-name="ce4" office:value-type="string">
            <text:p>&lt;b&gt;Carboplatin&lt;/b&gt; 560 mg/m&lt;sup&gt;2&lt;/sup&gt; IV over 1 hour&lt;br&gt; Repeat every 28 days</text:p>
          </table:table-cell>
          <table:table-cell table:style-name="ce4" office:value-type="string">
            <text:p>High</text:p>
          </table:table-cell>
          <table:table-cell table:style-name="ce4" office:value-type="string">
            <text:p>Friedman HS, Krischer JP, Burger P, et al. Treatment of children with progressive or recurrent brain tumors with carboplatin or iproplatin: a Pediatric Oncology Group randomized phase II study. $J Clin Oncol. 2000;18(22):3819-3828.$</text:p>
          </table:table-cell>
          <table:table-cell table:number-columns-repeated="1014"/>
        </table:table-row>
        <table:table-row table:style-name="ro4">
          <table:table-cell table:number-columns-repeated="4"/>
          <table:table-cell table:style-name="ce4" office:value-type="string">
            <text:p>&lt;b&gt;Pediatric Regimens&lt;sup&gt;k&lt;/sup&gt; - Hepatoblastoma&lt;/b&gt;</text:p>
          </table:table-cell>
          <table:table-cell table:style-name="ce4" office:value-type="string">
            <text:p>&lt;b&gt;Combination Regimens&lt;/b&gt;</text:p>
          </table:table-cell>
          <table:table-cell table:style-name="ce4" office:value-type="string">
            <text:p>&lt;b&gt;CD&lt;/b&gt;</text:p>
          </table:table-cell>
          <table:table-cell table:style-name="ce4" office:value-type="string">
            <text:p>&lt;b&gt;Cisplatin&lt;/b&gt; 80 mg/m&lt;sup&gt;2&lt;/sup&gt; CI over 24 hours (&gt;1 year of age) &lt;b&gt;OR&lt;/b&gt; 3 mg/kg (&lt;1 year of age) IV over 6 hours with post-hydration fluid&lt;br&gt; &lt;br&gt;Doxorubicin&lt;/b&gt; 30 mg/m&lt;sup&gt;2&lt;/sup&gt;/d CIVI over 48 hours, days 2, 3&lt;br&gt; Administer 4 cycles before surgery, 2 cycles after surgery</text:p>
          </table:table-cell>
          <table:table-cell table:style-name="ce4" office:value-type="string">
            <text:p>High</text:p>
          </table:table-cell>
          <table:table-cell table:style-name="ce4" office:value-type="string">
            <text:p>Pritchard J, Brown J, Shafford E, et al. Cisplatin, doxorubicin, and delayed surgery for childhood hepatoblastoma: a successful approach- results of the first prospective study of the International Society of Pediatric Oncology. $J Clin Oncol. 2000;18(22):3819-3828.$</text:p>
          </table:table-cell>
          <table:table-cell table:number-columns-repeated="1014"/>
        </table:table-row>
        <table:table-row table:style-name="ro4">
          <table:table-cell table:number-columns-repeated="4"/>
          <table:table-cell table:style-name="ce4" office:value-type="string">
            <text:p>&lt;b&gt;Pediatric Regimens&lt;sup&gt;k&lt;/sup&gt; - Lymphoma, Hodgkin's&lt;/b&gt;</text:p>
          </table:table-cell>
          <table:table-cell table:style-name="ce4" office:value-type="string">
            <text:p>&lt;b&gt;Combination Regimens&lt;/b&gt;</text:p>
          </table:table-cell>
          <table:table-cell table:style-name="ce4" office:value-type="string">
            <text:p>&lt;b&gt;ABVD&lt;/b&gt;</text:p>
          </table:table-cell>
          <table:table-cell table:style-name="ce4" office:value-type="string">
            <text:p>&lt;b&gt;Doxorubicin&lt;/b&gt; 25 mg/m&lt;sup&gt;2&lt;/sup&gt;/d IV, days 1, 15&lt;br&gt; &lt;b&gt;Bleomycin&lt;/b&gt; 10 units/m&lt;sup&gt;2&lt;/sup&gt;/d IV, days 1, 15&lt;br&gt; &lt;b&gt;Vinblastine&lt;/b&gt; 6 mg/m&lt;sup&gt;2&lt;/sup&gt;/d IV, days 1, 15&lt;br&gt; &lt;b&gt;Dacarbazine&lt;/b&gt; 375 mg/m&lt;sup&gt;2&lt;/sup&gt;/d IV, days 1, 15&lt;br&gt; Repeat every 14 days for 12 courses</text:p>
          </table:table-cell>
          <table:table-cell table:style-name="ce4" office:value-type="string">
            <text:p>High</text:p>
          </table:table-cell>
          <table:table-cell table:style-name="ce4" office:value-type="string">
            <text:p>Fryer CJ, Hutchinson RJ, Krailo M, et al. Efficacy and toxicity of 12 courses of ABVD therapy followed by low-dose regional radiation in advanced Hodgkin's disease in children: a report from the Children's Cancer Study Group. $J Clin Oncol. 1990;8(12):1971-1980.$</text:p>
          </table:table-cell>
          <table:table-cell table:number-columns-repeated="1014"/>
        </table:table-row>
        <table:table-row table:style-name="ro19">
          <table:table-cell table:number-columns-repeated="5"/>
          <table:table-cell table:style-name="ce4" office:value-type="string">
            <text:p>&lt;b&gt;Combination Regimens&lt;/b&gt;</text:p>
          </table:table-cell>
          <table:table-cell table:style-name="ce4" office:value-type="string">
            <text:p>&lt;b&gt;BEACOPP&lt;/b&gt;</text:p>
          </table:table-cell>
          <table:table-cell table:style-name="ce4" office:value-type="string">
            <text:p>&lt;b&gt;Bleomycin&lt;/b&gt; 10 units/m&lt;sup&gt;2&lt;/sup&gt; IV, day 7&lt;br&gt; &lt;b&gt;Etoposide&lt;/b&gt; 200 mg/m&lt;sup&gt;2&lt;/sup&gt;/d IV, days 0-2&lt;br&gt; &lt;b&gt;Doxorubicin&lt;/b&gt; 35 mg/m&lt;sup&gt;2&lt;/sup&gt; IV, day 0&lt;br&gt; &lt;b&gt;Cyclophosphamide&lt;/b&gt; 1,200 mg/m&lt;sup&gt;2&lt;/sup&gt; IV, day 0&lt;br&gt; &lt;b&gt;Vincristine&lt;sup&gt;b&lt;/sup&gt;&lt;/b&gt; 2 mg/m&lt;sup&gt;2&lt;/sup&gt; IV, day 7&lt;br&gt; &lt;b&gt;Procarbazine&lt;/b&gt; 100 mg/m&lt;sup&gt;2&lt;/sup&gt;/d PO, days 0-6&lt;br&gt; &lt;b&gt;Prednisone&lt;/b&gt; 40 mg/m&lt;sup&gt;2&lt;/sup&gt;/d PO, days 0-13&lt;br&gt; Repeat every 21 days</text:p>
          </table:table-cell>
          <table:table-cell table:style-name="ce4" office:value-type="string">
            <text:p>High</text:p>
          </table:table-cell>
          <table:table-cell table:style-name="ce4" office:value-type="string">
            <text:p>Kelly KM, Hutchinson RJ, Sposto R, et al. Feasibility of upfront dose-intensive chemotherapy in children with advanced-stage Hodgkin's lymphoma: preliminary results from the Children's Cancer Group Study Ccg-59704. $Ann Oncol. 2002;13(suppl 1):107-111.</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CHOP&lt;/b&gt;</text:p>
          </table:table-cell>
          <table:table-cell table:style-name="ce4" office:value-type="string">
            <text:p>&lt;b&gt;Cyclophosphamide&lt;/b&gt; 750 mg/m&lt;sup&gt;2&lt;/sup&gt;/d IV, days 1, 22&lt;br&gt; &lt;b&gt;Doxorubicin&lt;/b&gt; 40 mg/m&lt;sup&gt;2&lt;/sup&gt;/d IV, days 1, 22&lt;br&gt; &lt;b&gt;Vincristine&lt;sup&gt;b&lt;/sup&gt;&lt;/b&gt; 1.5 mg/m&lt;sup&gt;2&lt;/sup&gt; IV weekly for 6 doses&lt;br&gt; &lt;b&gt;Prednisone&lt;/b&gt; 40 mg/m&lt;sup&gt;2&lt;/sup&gt;/d PO for 28 days</text:p>
          </table:table-cell>
          <table:table-cell table:style-name="ce4" office:value-type="string">
            <text:p>Moderate</text:p>
          </table:table-cell>
          <table:table-cell table:style-name="ce4" office:value-type="string">
            <text:p>Link MP, Donaldson SS, Berard CW, Shuster JJ, Murphy JB. Results of treatment of childhood localized non-Hodgkin's lymphoma with combination chemotherapy with or without radiotherapy. $N Engl J Med. 1990;322(17):1169-1174.$</text:p>
          </table:table-cell>
          <table:table-cell table:number-columns-repeated="1014"/>
        </table:table-row>
        <table:table-row table:style-name="ro32">
          <table:table-cell table:number-columns-repeated="5"/>
          <table:table-cell table:style-name="ce4" office:value-type="string">
            <text:p>&lt;b&gt;Combination Regimens&lt;/b&gt;</text:p>
          </table:table-cell>
          <table:table-cell table:style-name="ce4" office:value-type="string">
            <text:p>&lt;b&gt;SNCCL/B-ALL&lt;/b&gt;</text:p>
          </table:table-cell>
          <table:table-cell table:style-name="ce12" office:value-type="string">
            <text:p>&lt;u&gt;INITIAL PHASE&lt;/u&gt;&lt;br&gt; &lt;b&gt;Cytarabine&lt;/b&gt; 50 mg/m&lt;sup&gt;2&lt;/sup&gt;/d (maximum, 50 mg/d) IT, days 1, 2, 3, 11&lt;br&gt; &lt;b&gt;MTX&lt;/b&gt; 12 mg/m&lt;sup&gt;2&lt;/sup&gt;/d (maximum, 12 mg/d) IT, days 4, 11&lt;br&gt; &lt;b&gt;Cyclophosphamide&lt;/b&gt; 300 mg/m&lt;sup&gt;2&lt;/sup&gt; IV push every 12 hours for 6 doses, days 1-3&lt;br&gt; &lt;b&gt;Doxorubicin&lt;/b&gt; 50 mg/m&lt;sup&gt;2&lt;/sup&gt; IV, day 4&lt;br&gt; &lt;b&gt;Vincristine&lt;sup&gt;b&lt;/sup&gt;&lt;/b&gt;<text:span text:style-name="T2"> 1.5 </text:span><text:span text:style-name="T2">mg/m&lt;sup&gt;2&lt;/sup&gt;/d IV, days 4, 11&lt;br&gt; </text:span><text:span text:style-name="T2">&lt;b&gt;ALTERNATING WITH&lt;/b&gt;&lt;br&gt; </text:span><text:span text:style-name="T2">&lt;u&gt;SECONDARY PHASE&lt;/u&gt;&lt;br&gt; </text:span><text:span text:style-name="T2">&lt;b&gt;Cytarabine&lt;/b&gt; 50 mg/m&lt;sup&gt;2&lt;/sup&gt; </text:span><text:span text:style-name="T2">(maximum, 50 mg) IT, day 1&lt;br&gt; </text:span><text:span text:style-name="T2">&lt;b&gt;MTX&lt;/b&gt; 12 mg/m&lt;sup&gt;2&lt;/sup&gt; </text:span><text:span text:style-name="T2">(maximum, 12 mg) IT, day 1&lt;br&gt; </text:span><text:span text:style-name="T2">&lt;b&gt;MTX&lt;/b&gt; 200 mg/m&lt;sup&gt;2&lt;/sup&gt; IV </text:span><text:span text:style-name="T2">bolus,&lt;br&gt; &lt;b&gt;THEN&lt;/b&gt; 800 </text:span><text:span text:style-name="T2">mg/m&lt;sup&gt;2&lt;/sup&gt; CIVI&lt;br&gt; </text:span><text:span text:style-name="T2">&lt;b&gt;Cytarabine&lt;/b&gt; 3,000 </text:span><text:span text:style-name="T2">mg/m&lt;sup&gt;2&lt;/sup&gt; IV over 3 hours every 12 </text:span><text:span text:style-name="T2">hours for 4 doses, days 2, 3&lt;br&gt; </text:span><text:span text:style-name="T2">&lt;b&gt;Leucovorin calcium&lt;/b&gt; 30 </text:span><text:span text:style-name="T2">mg/m&lt;sup&gt;2&lt;/sup&gt; IV at hour 42, then 3 </text:span><text:span text:style-name="T2">mg/m&lt;sup&gt;2&lt;/sup&gt; IV at hours 54, 66, 78</text:span></text:p>
          </table:table-cell>
          <table:table-cell table:style-name="ce4" office:value-type="string">
            <text:p>High</text:p>
          </table:table-cell>
          <table:table-cell table:style-name="ce4" office:value-type="string">
            <text:p>Bowman WP, Shuster JJ, Cook B, et al. Improved survival for children with B-cell acute lymphoblastic leukemia and stage IV small noncleaved-cell lymphoma: a Pediatric Oncology Group study. $J Clin Oncol. 1996;14(4):1252-1261.$</text:p>
          </table:table-cell>
          <table:table-cell table:number-columns-repeated="1014"/>
        </table:table-row>
        <table:table-row table:style-name="ro4">
          <table:table-cell table:number-columns-repeated="4"/>
          <table:table-cell table:style-name="ce4" office:value-type="string">
            <text:p>&lt;b&gt;Pediatric Regimens&lt;sup&gt;k&lt;/sup&gt; - Neuroblastoma&lt;/b&gt;</text:p>
          </table:table-cell>
          <table:table-cell table:style-name="ce4" office:value-type="string">
            <text:p>&lt;b&gt;Combination Regimens&lt;/b&gt;</text:p>
          </table:table-cell>
          <table:table-cell table:style-name="ce4" office:value-type="string">
            <text:p>&lt;b&gt;A&lt;sub&gt;1&lt;/sub&gt;&lt;/b&gt;</text:p>
          </table:table-cell>
          <table:table-cell table:style-name="ce4" office:value-type="string">
            <text:p>&lt;b&gt;Cyclophosphamide&lt;/b&gt; 1,200 mg/m&lt;sup&gt;2&lt;/sup&gt; IV, day 1&lt;br&gt; &lt;b&gt;Doxorubicin&lt;/b&gt; 40 mg/m&lt;sup&gt;2&lt;/sup&gt; IV, day 3&lt;br&gt; &lt;b&gt;Etoposide&lt;/b&gt; 100 mg/m&lt;sup&gt;2&lt;/sup&gt;/d IV, days 1-5&lt;br&gt; &lt;b&gt;Cisplatin&lt;/b&gt; 90 mg/m&lt;sup&gt;2&lt;/sup&gt; IV, day 5</text:p>
          </table:table-cell>
          <table:table-cell table:style-name="ce4" office:value-type="string">
            <text:p>High</text:p>
          </table:table-cell>
          <table:table-cell table:style-name="ce4" office:value-type="string">
            <text:p>Kaneko M, Tsuchida Y, Mugishima H, et al. Intensified chemotherapy increases the survival rates in patients with stage 4 neuroblastoma with MYCN amplification. $J Pediatr Hematol Oncol. 2002;24(8):613-621.$</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A&lt;sub&gt;3&lt;/sub&gt;&lt;/b&gt;</text:p>
          </table:table-cell>
          <table:table-cell table:style-name="ce4" office:value-type="string">
            <text:p>&lt;b&gt;Cyclophosphamide&lt;/b&gt; 1,200 mg/m&lt;sup&gt;2&lt;/sup&gt;/d IV, days 1, 2&lt;br&gt; &lt;b&gt;Doxorubicin&lt;/b&gt; 40 mg/m&lt;sup&gt;2&lt;/sup&gt; IV, day 3&lt;br&gt; &lt;b&gt;Etoposide&lt;/b&gt; 100 mg/m&lt;sup&gt;2&lt;/sup&gt;/d IV, days 1-5&lt;br&gt; &lt;b&gt;Cisplatin&lt;/b&gt; 25 mg/m&lt;sup&gt;2&lt;/sup&gt;/d CIVI, days 1-5</text:p>
          </table:table-cell>
          <table:table-cell table:style-name="ce4" office:value-type="string">
            <text:p>High</text:p>
          </table:table-cell>
          <table:table-cell table:style-name="ce4" office:value-type="string">
            <text:p>Kaneko M, Tsuchida Y, Mugishima H, et al. Intensified chemotherapy increases the survival rates in patients with stage 4 neuroblastoma with MYCN amplification. $J Pediatr Hematol Oncol. 2002;24(8):613-621.$</text:p>
          </table:table-cell>
          <table:table-cell table:number-columns-repeated="1014"/>
        </table:table-row>
        <table:table-row table:style-name="ro25">
          <table:table-cell table:number-columns-repeated="5"/>
          <table:table-cell table:style-name="ce4" office:value-type="string">
            <text:p>&lt;b&gt;Combination Regimens&lt;/b&gt;</text:p>
          </table:table-cell>
          <table:table-cell table:style-name="ce4" office:value-type="string">
            <text:p>&lt;b&gt;CAV + P/VP&lt;/b&gt;</text:p>
          </table:table-cell>
          <table:table-cell table:style-name="ce12" office:value-type="string">
            <text:p>&lt;u&gt;CAV (COURSES 1, 2, 4, 6)&lt;/u&gt;&lt;br&gt; &lt;b&gt;Cyclophosphamide&lt;/b&gt; 70 mg/kg/d IV over 6 hours, days 1, 2&lt;br&gt; &lt;b&gt;Doxorubicin&lt;/b&gt; 25 mg/m&lt;sup&gt;2&lt;/sup&gt;/d CIVI for 72 hours&lt;br&gt; &lt;b&gt;Vincristine&lt;sup&gt;d&lt;/sup&gt;&lt;/b&gt;<text:span text:style-name="T2"> 1.5 </text:span><text:span text:style-name="T2">mg/m&lt;sup&gt;2&lt;/sup&gt; IV bolus, day 9&lt;br&gt; </text:span><text:span text:style-name="T2">&lt;u&gt;P/VP (COURSES 3, 5, 7)&lt;/u&gt;&lt;br&gt; </text:span><text:span text:style-name="T2">&lt;b&gt;Etoposide&lt;/b&gt; 200 mg/m&lt;sup&gt;2&lt;/sup&gt;/d </text:span><text:span text:style-name="T2">IV over 2 hours, days 1-3&lt;br&gt; </text:span><text:span text:style-name="T2">&lt;b&gt;Cisplatin&lt;/b&gt; 50 mg/m&lt;sup&gt;2&lt;/sup&gt;/d IV </text:span><text:span text:style-name="T2">over 1 hour, days 1-4</text:span></text:p>
          </table:table-cell>
          <table:table-cell table:style-name="ce4" office:value-type="string">
            <text:p>High</text:p>
          </table:table-cell>
          <table:table-cell table:style-name="ce4" office:value-type="string">
            <text:p>Kushner BH, LaQuaglia MP, Bonilla MA, et al. Highly effective induction therapy for stage 4 neuroblastoma in children over 1 year of age. $J Clin Oncol. 1994;12(12):2607-2613.$</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High-risk neuroblastoma&lt;/b&gt;</text:p>
          </table:table-cell>
          <table:table-cell table:style-name="ce4" office:value-type="string">
            <text:p>&lt;b&gt;Cisplatin&lt;/b&gt; 60 mg/m&lt;sup&gt;2&lt;/sup&gt; IV over 6 hours, day 0&lt;br&gt; &lt;b&gt;Doxorubicin&lt;/b&gt; 30 mg/m&lt;sup&gt;2&lt;/sup&gt; IV, day 2&lt;br&gt; &lt;b&gt;Etoposide&lt;/b&gt; 100 mg/m&lt;sup&gt;2&lt;/sup&gt;/d IV, days 2, 5&lt;br&gt; &lt;b&gt;Cyclophosphamide&lt;/b&gt; 1,000 mg/m&lt;sup&gt;2&lt;/sup&gt;/d IV, days 3, 4&lt;br&gt; Repeat every 28 days for 5 cycles</text:p>
          </table:table-cell>
          <table:table-cell table:style-name="ce4" office:value-type="string">
            <text:p>High</text:p>
          </table:table-cell>
          <table:table-cell table:style-name="ce4" office:value-type="string">
            <text:p>Matthay KK, Villablanca JG, Seeger RC, et al. Treatment of high-risk neuroblastoma with intensive chemotherapy, radiotherapy, autologous bone marrow transplantation, and 13-cisretinoic acid. $N Engl J Med. 1999;341(16):1165-1173.$</text:p>
          </table:table-cell>
          <table:table-cell table:number-columns-repeated="1014"/>
        </table:table-row>
        <table:table-row table:style-name="ro10">
          <table:table-cell table:number-columns-repeated="4"/>
          <table:table-cell table:style-name="ce4" office:value-type="string">
            <text:p>&lt;b&gt;Pediatric Regimens&lt;sup&gt;k&lt;/sup&gt; - Osteosarcoma&lt;/b&gt;</text:p>
          </table:table-cell>
          <table:table-cell table:style-name="ce4" office:value-type="string">
            <text:p>&lt;b&gt;Combination Regimens&lt;/b&gt;</text:p>
          </table:table-cell>
          <table:table-cell table:style-name="ce4" office:value-type="string">
            <text:p>&lt;b&gt;IFoVP&lt;/b&gt;</text:p>
          </table:table-cell>
          <table:table-cell table:style-name="ce4" office:value-type="string">
            <text:p>&lt;b&gt;Ifosfamide&lt;/b&gt; 1,800 mg/m&lt;sup&gt;2&lt;/sup&gt;/d IV, days 1-5&lt;br&gt; &lt;b&gt;Etoposide&lt;/b&gt; 100 mg/m&lt;sup&gt;2&lt;/sup&gt;/d IV over 1 hour, days 1-5&lt;br&gt; &lt;b&gt;Mesna&lt;/b&gt; 2,880 mg/m&lt;sup&gt;2&lt;/sup&gt;/d IV, days 1-5&lt;br&gt; Repeat every 21 days</text:p>
          </table:table-cell>
          <table:table-cell table:style-name="ce4" office:value-type="string">
            <text:p>High</text:p>
          </table:table-cell>
          <table:table-cell table:style-name="ce4" office:value-type="string">
            <text:p>Miser JS, Kinsella TJ, Triche TJ, et al. Ifosfamide with mesna uroprotection and etoposide: an effective regimen in the treatment of recurrent sarcomas and other tumors of children and young adults. $J Clin Oncol. 1987;5(8):1191-1198.$</text:p>
          </table:table-cell>
          <table:table-cell table:number-columns-repeated="1014"/>
        </table:table-row>
        <table:table-row table:style-name="ro18">
          <table:table-cell table:number-columns-repeated="5"/>
          <table:table-cell table:style-name="ce4" office:value-type="string">
            <text:p>&lt;b&gt;Combination Regimens&lt;/b&gt;</text:p>
          </table:table-cell>
          <table:table-cell table:style-name="ce4" office:value-type="string">
            <text:p>&lt;b&gt;MTX-CDDP/Adr&lt;/b&gt;</text:p>
          </table:table-cell>
          <table:table-cell table:style-name="ce4" office:value-type="string">
            <text:p>&lt;b&gt;MTX&lt;/b&gt; 12,000 mg/m&lt;sup&gt;2&lt;/sup&gt; IV weekly for 2 weeks; escalate dose by 1,000 mg/m&lt;sup&gt;2&lt;/sup&gt; in subsequent corses until peak level of 10-8 M is reached (reduce dose to 8,000 mg/m&lt;sup&gt;2&lt;/sup&gt; IV for patients &gt;12 years)&lt;br&gt; &lt;b&gt;Leucovorin calcium&lt;/b&gt; 20 mg/m&lt;sup&gt;2&lt;/sup&gt; IV every 3 hours for 8 doses beginning 16 hours after completion of methotrexate, &lt;b&gt;THEN&lt;/b&gt; every 6 hours PO for 8 doses&lt;br&gt; &lt;b&gt;ALTERNATING WITH&lt;/b&gt;&lt;br&gt; &lt;b&gt;Cisplatin&lt;/b&gt; 75 mg/m&lt;sup&gt;2&lt;/sup&gt; IV, day 15 of cycles 1-7,&lt;br&gt; &lt;b&gt;THEN&lt;/b&gt; 120 mg/m&lt;sup&gt;2&lt;/sup&gt; for cycles 8-10&lt;br&gt; &lt;b&gt;Doxorubicin&lt;/b&gt; 25 mg/m&lt;sup&gt;2&lt;/sup&gt;/d IV, days 15-17 of cycles 1-7</text:p>
          </table:table-cell>
          <table:table-cell table:style-name="ce4" office:value-type="string">
            <text:p>High</text:p>
          </table:table-cell>
          <table:table-cell table:style-name="ce4" office:value-type="string">
            <text:p>Weiner MA, Harris MB, Lewis M, et al. Neoadjuvant high-dose methotrexate, cisplatin, and doxorubicin for the management of patients with nonmetastatic osteosarcoma. $Cancer Treat Rep. 1986;70(12):1431-1432.$</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VP/high-dose Ifos&lt;/b&gt;</text:p>
          </table:table-cell>
          <table:table-cell table:style-name="ce4" office:value-type="string">
            <text:p>&lt;b&gt;Etoposide&lt;/b&gt; 100 mg/m&lt;sup&gt;2&lt;/sup&gt; days 1-5&lt;br&gt; &lt;b&gt;Ifosfamide&lt;/b&gt; 3,500 mg/m&lt;sup&gt;2&lt;/sup&gt; days 1-5&lt;br&gt; &lt;b&gt;Mesna&lt;/b&gt; 700 mg/m&lt;sup&gt;2&lt;/sup&gt; over 4 hours, &lt;b&gt;THEN&lt;/b&gt; mesna 700 mg/m&lt;sup&gt;2&lt;/sup&gt; at hour 4, 7, 10, 13, days 1-5&lt;br&gt; &lt;b&gt;GCF&lt;/b&gt; 5 mcg/kg/d begin day 6&lt;br&gt; Repeat in 3 weeks for a total of 2 courses</text:p>
          </table:table-cell>
          <table:table-cell table:style-name="ce4" office:value-type="string">
            <text:p>High</text:p>
          </table:table-cell>
          <table:table-cell table:style-name="ce4" office:value-type="string">
            <text:p>Goorin AM, Harris MB, Bernstein M, et al. Phase II/III trial of etoposide and high-dose ifosfamide in newly diagnosed metastatic osteosarcoma: a pediatric oncology group trial. $J Clin Oncol. 2002;20(2):426-433.</text:p>
          </table:table-cell>
          <table:table-cell table:number-columns-repeated="1014"/>
        </table:table-row>
        <table:table-row table:style-name="ro6">
          <table:table-cell table:number-columns-repeated="4"/>
          <table:table-cell table:style-name="ce4" office:value-type="string">
            <text:p>&lt;b&gt;Pediatric Regimens&lt;sup&gt;k&lt;/sup&gt; - Retinoblastoma&lt;/b&gt;</text:p>
          </table:table-cell>
          <table:table-cell table:style-name="ce4" office:value-type="string">
            <text:p>&lt;b&gt;Combination Regimens&lt;/b&gt;</text:p>
          </table:table-cell>
          <table:table-cell table:style-name="ce4" office:value-type="string">
            <text:p>&lt;b&gt;Chemoreduction&lt;/b&gt;</text:p>
          </table:table-cell>
          <table:table-cell table:style-name="ce4" office:value-type="string">
            <text:p>&lt;b&gt;Vincristine&lt;sup&gt;d&lt;/sup&gt;&lt;/b&gt; 0.05 mg/kg (for age &lt;12 mo)&lt;br&gt; &lt;b&gt;OR&lt;/b&gt; 1.5-2 mg/m&lt;sup&gt;2&lt;/sup&gt; (for age &gt;12 mo)&lt;br&gt; &lt;b&gt;Carboplatin&lt;/b&gt; 20 mg/kg (for age &lt;12 mo)&lt;br&gt; &lt;b&gt;OR 550-660 mg/m&lt;sup&gt;2&lt;/sup&gt; (for age &gt;12 mo)&lt;br&gt; &lt;b&gt;Etoposide phosphate&lt;/b&gt; 5 mg/kg (for age &lt;12 mo) or 150 mg/m2 (for age &gt;12 mo)</text:p>
          </table:table-cell>
          <table:table-cell table:style-name="ce4" office:value-type="string">
            <text:p>High</text:p>
          </table:table-cell>
          <table:table-cell table:style-name="ce4" office:value-type="string">
            <text:p>Sussman DA, Escalona-Benz E, Benz MS, et al. Comparison of retinoblastoma reduction for chemotherapy vs external beam radiotherapy. $Arch Ophthalmol. 2003;121(7):979-984.$</text:p>
          </table:table-cell>
          <table:table-cell table:number-columns-repeated="1014"/>
        </table:table-row>
        <table:table-row table:style-name="ro10">
          <table:table-cell table:number-columns-repeated="4"/>
          <table:table-cell table:style-name="ce4" office:value-type="string">
            <text:p>&lt;b&gt;Pediatric Regimens&lt;sup&gt;k&lt;/sup&gt; - Sarcomas (Bony/Soft Tissue)&lt;/b&gt;</text:p>
          </table:table-cell>
          <table:table-cell table:style-name="ce4" office:value-type="string">
            <text:p>&lt;b&gt;Combination Regimens&lt;/b&gt;</text:p>
          </table:table-cell>
          <table:table-cell table:style-name="ce4" office:value-type="string">
            <text:p>&lt;b&gt;ICE&lt;/b&gt;</text:p>
          </table:table-cell>
          <table:table-cell table:style-name="ce4" office:value-type="string">
            <text:p>&lt;b&gt;Ifosfamide&lt;/b&gt; 1,800 mg/m&lt;sup&gt;2&lt;/sup&gt;/d IV over 1 hour, days 0-4&lt;br&gt; &lt;b&gt;Carboplatin&lt;/b&gt; 400 mg/m&lt;sup&gt;2&lt;/sup&gt;/d IV over 1 hour, days 0, 1&lt;br&gt; &lt;b&gt;Etoposide 100 mg/m&lt;sup&gt;2&lt;/sup&gt;/d IV over 1 hour, days 0-4</text:p>
          </table:table-cell>
          <table:table-cell table:style-name="ce4" office:value-type="string">
            <text:p>High</text:p>
          </table:table-cell>
          <table:table-cell table:style-name="ce4" office:value-type="string">
            <text:p>Cairo MS. The use of ifosfamide, carboplatin, and etoposide in children with solid tumors. $Semin Oncol. 1995;22(3 suppl 7):23-27.$</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No Common Name&lt;/b&gt;</text:p>
          </table:table-cell>
          <table:table-cell table:style-name="ce4" office:value-type="string">
            <text:p>&lt;b&gt;Vincristine&lt;sup&gt;d&lt;/sup&gt;&lt;/b&gt; 2 mg/m&lt;sup&gt;2&lt;/sup&gt; IV, day 1&lt;br&gt; &lt;b&gt;Doxorubicin&lt;/b&gt; 75 mg/m&lt;sup&gt;2&lt;/sup&gt; IV bolus, day 1&lt;br&gt; &lt;b&gt;Cyclophosphamide&lt;/b&gt; 1,200 mg/m&lt;sup&gt;2&lt;/sup&gt; IV, day 1&lt;br&gt; Repeat every 21 days</text:p>
          </table:table-cell>
          <table:table-cell table:style-name="ce4" office:value-type="string">
            <text:p>High</text:p>
          </table:table-cell>
          <table:table-cell table:style-name="ce4" office:value-type="string">
            <text:p>Grier HE, Krailo MD, Tarbell NJ, et al. Addition of ifosfamide and etoposide to standard chemotherapy for Ewing's sarcoma and primitive neuroectodermal tumor of bone. $N Engl J Med. 2003;348(8):694-701.$</text:p>
          </table:table-cell>
          <table:table-cell table:number-columns-repeated="1014"/>
        </table:table-row>
        <table:table-row table:style-name="ro19">
          <table:table-cell table:number-columns-repeated="5"/>
          <table:table-cell table:style-name="ce4" office:value-type="string">
            <text:p>&lt;b&gt;Combination Regimens&lt;/b&gt;</text:p>
          </table:table-cell>
          <table:table-cell table:style-name="ce4" office:value-type="string">
            <text:p>&lt;b&gt;P6&lt;/b&gt;</text:p>
          </table:table-cell>
          <table:table-cell table:style-name="ce12" office:value-type="string">
            <text:p>&lt;u&gt;CYCLES 1, 2, 3 AND 6&lt;/u&gt;&lt;br&gt; <text:span text:style-name="T2">&lt;b&gt;Cyclophosphamide&lt;/b&gt; 2,100 </text:span><text:span text:style-name="T2">mg/m&lt;sup&gt;2&lt;/sup&gt;/d IV, days 1, 2&lt;br&gt; </text:span><text:span text:style-name="T2">&lt;b&gt;Doxorubicin&lt;/b&gt; 25 mg/m&lt;sup&gt;2&lt;/sup&gt; </text:span><text:span text:style-name="T2">CIVI, days 1-3&lt;br&gt; </text:span><text:span text:style-name="T2">&lt;b&gt;Vincristine&lt;sup&gt;d&lt;/sup&gt;&lt;/b&gt; 0.67 mg/m2 </text:span><text:span text:style-name="T2">(maximum, 2 mg/cycle0 CIVI, days 1-3&lt;br&gt; </text:span><text:span text:style-name="T2">&lt;u&gt;CYCLES 4, 5 AND 7&lt;/u&gt;&lt;br&gt; </text:span><text:span text:style-name="T2">&lt;b&gt;Ifosfamide&lt;/b&gt; 1,800 </text:span><text:span text:style-name="T2">mg/m&lt;sup&gt;2&lt;/sup&gt;/d IV, days 1-5&lt;br&gt; </text:span><text:span text:style-name="T2">&lt;b&gt;Etoposide&lt;/b&gt; 100 mg/m&lt;sup&gt;2&lt;/sup&gt;/d </text:span><text:span text:style-name="T2">IV, days 1-5</text:span></text:p>
          </table:table-cell>
          <table:table-cell table:style-name="ce4" office:value-type="string">
            <text:p>High</text:p>
          </table:table-cell>
          <table:table-cell table:style-name="ce4" office:value-type="string">
            <text:p>Kolb EA, Kushner BH, Gorlick R, et al. Long-term event-free survival after intensive chemotherapy for Ewing's family of tumors in children and young adults. $J Clin Oncol. 2003;21(18):3423-3430.$</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Topo/CTX&lt;/b&gt;</text:p>
          </table:table-cell>
          <table:table-cell table:style-name="ce4" office:value-type="string">
            <text:p>&lt;b&gt;Cyclophosphamide&lt;/b&gt; 250 mg/m&lt;sup&gt;2&lt;/sup&gt;/d IV, days 1-5&lt;br&gt; &lt;b&gt;FOLLOWED BY&lt;/b&gt;&lt;br&gt; &lt;b&gt;Topotecan&lt;/b&gt; 0.6-0.75 mg/m&lt;sup&gt;2&lt;/sup&gt;/d IV as an escalating dose, days 1-5</text:p>
          </table:table-cell>
          <table:table-cell table:style-name="ce4" office:value-type="string">
            <text:p>High</text:p>
          </table:table-cell>
          <table:table-cell table:style-name="ce4" office:value-type="string">
            <text:p>Saylors RL, Stewart CF, Zamboni WC, et al. Phase I study of topotecan in combination with cyclophosphamide in pediatric patients with malignant solid tumors: a Pediatric Oncolgy Group study. $J Clin Oncol. 1998;16(3):945-952.$</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VAC&lt;/b&gt;</text:p>
          </table:table-cell>
          <table:table-cell table:style-name="ce4" office:value-type="string">
            <text:p>&lt;b&gt;Vincristine&lt;sup&gt;d&lt;/sup&gt;&lt;/b&gt; 1.5 mg/m&lt;sup&gt;2&lt;/sup&gt; IV weekly for 3 weeks&lt;br&gt; &lt;b&gt;Dactinomycin&lt;/b&gt; 0.015 mg/kg/d (maximum, 0.5 mg/kg/d) IV for 5 days&lt;br&gt; &lt;b&gt;Cyclophosphamide&lt;/b&gt; 2,200 mg/m&lt;sup&gt;2&lt;/sup&gt; IV, day 1</text:p>
          </table:table-cell>
          <table:table-cell table:style-name="ce4" office:value-type="string">
            <text:p>High</text:p>
          </table:table-cell>
          <table:table-cell table:style-name="ce4" office:value-type="string">
            <text:p>Crist WM, Anderson JR, Meza JL, et al. Intergroup rhabdomyosarcoma study-IV: results for patients with nonmetastatic disease. $J Clin Oncol. 2001;19(12):3091-3102.$</text:p>
          </table:table-cell>
          <table:table-cell table:number-columns-repeated="1014"/>
        </table:table-row>
        <table:table-row table:style-name="ro18">
          <table:table-cell table:number-columns-repeated="4"/>
          <table:table-cell table:style-name="ce4" office:value-type="string">
            <text:p>&lt;b&gt;pediatric Regimens&lt;sup&gt;k&lt;/sup&gt; - Wilms' Tumor&lt;/b&gt;</text:p>
          </table:table-cell>
          <table:table-cell table:style-name="ce4" office:value-type="string">
            <text:p>&lt;b&gt;Combination Regimens&lt;/b&gt;</text:p>
          </table:table-cell>
          <table:table-cell table:style-name="ce4" office:value-type="string">
            <text:p>&lt;b&gt;VAD&lt;/b&gt;</text:p>
          </table:table-cell>
          <table:table-cell table:style-name="ce4" office:value-type="string">
            <text:p>&lt;b&gt;Vincristine&lt;sup&gt;d&lt;/sup&gt;&lt;/b&gt; 1.5 mg/m&lt;sup&gt;2&lt;/sup&gt; IV weekly for 10 weeks, then every 3 weeks for 15 weeks&lt;br&gt; &lt;b&gt;Dactinomycin&lt;/b&gt; 1.5 mg/m&lt;sup&gt;2&lt;/sup&gt; IV every 6 weeks for 26 weeks&lt;br&gt; &lt;b&gt;ALTERNATING WITH&lt;/b&gt;&lt;br&gt; &lt;b&gt;Doxorubicin&lt;/b&gt; 40 mg/m&lt;sup&gt;2&lt;/sup&gt; IV every 6 weeks for 1 year (stage III)&lt;br&gt; &lt;b&gt;OR&lt;/b&gt;&lt;br&gt; &lt;b&gt;Vincristine&lt;sup&gt;d&lt;/sup&gt;&lt;/b&gt; 1.5 mg/m&lt;sup&gt;2&lt;/sup&gt; IV, day 1&lt;br&gt; &lt;b&gt;Dactinomycin&lt;/b&gt; 15 mcg/kg/d IV, days 1-5 or 60 mcg/kg IV, day 1&lt;br&gt; Repeat every 6 weeks; if stage III or IV, add:&lt;br&gt; &lt;b&gt;Doxorubicin&lt;/b&gt; 20 mg/m&lt;sup&gt;2&lt;/sup&gt; IV, day 1, and RT</text:p>
          </table:table-cell>
          <table:table-cell table:style-name="ce4" office:value-type="string">
            <text:p>Vincristine plus dactinomycin, high; vincristine plus doxorubicin, or doxorubicin-containing, moderate</text:p>
          </table:table-cell>
          <table:table-cell table:style-name="ce4" office:value-type="string">
            <text:p>Pritchard J, Imeson J , Barnes J, et al. Results of the United Kingdom Children's Cancer Study Group first Wilms' tumor study. $J Clin Oncol. 1995; 13(1):124-133.$&lt;br&gt; <text:s/>de Camargo B, Franco EL. A randomized clinical trial of single-dose versus fractionated-dose dactinomycin in the treatment of Wilms' tumor. $Cancer. 1994;73(12):3081-3086.$</text:p>
          </table:table-cell>
          <table:table-cell table:number-columns-repeated="1014"/>
        </table:table-row>
        <table:table-row table:style-name="ro1" table:number-rows-repeated="1048264">
          <table:table-cell table:number-columns-repeated="1024"/>
        </table:table-row>
        <table:table-row table:style-name="ro1">
          <table:table-cell table:number-columns-repeated="1024"/>
        </table:table-row>
      </table:table>
      <table:table table:name="Sheet2" table:style-name="ta3" table:print="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2" table:default-cell-style-name="Excel_20_Built-in_20_Normal"/>
        <table:table-column table:style-name="co11" table:number-columns-repeated="1012" table:default-cell-style-name="Excel_20_Built-in_20_Normal"/>
        <table:table-column table:style-name="co11" table:default-cell-style-name="Default"/>
        <table:table-row table:style-name="ro2">
          <table:table-cell office:value-type="string">
            <text:p>&lt;b&gt;Chemoregimens&lt;/b&gt;</text:p>
          </table:table-cell>
          <table:table-cell office:value-type="string">
            <text:p>&lt;b&gt;Adult&lt;/b&gt;</text:p>
          </table:table-cell>
          <table:table-cell office:value-type="string">
            <text:p>&lt;b&gt;Solid&lt;/b&gt;</text:p>
          </table:table-cell>
          <table:table-cell/>
          <table:table-cell table:style-name="ce1"/>
          <table:table-cell table:style-name="ce5"/>
          <table:table-cell office:value-type="string">
            <text:p>&lt;b&gt;REGIMEN&lt;/b&gt;</text:p>
          </table:table-cell>
          <table:table-cell office:value-type="string">
            <text:p>&lt;b&gt;SCHEDULE&lt;/b&gt;</text:p>
          </table:table-cell>
          <table:table-cell office:value-type="string">
            <text:p>&lt;b&gt;EMETOGENIC POTENTIAL&lt;/b&gt;</text:p>
          </table:table-cell>
          <table:table-cell office:value-type="string">
            <text:p>&lt;b&gt;REFFERENCE 1&lt;/b&gt;</text:p>
          </table:table-cell>
          <table:table-cell table:number-columns-repeated="1014"/>
        </table:table-row>
        <table:table-row table:style-name="ro3">
          <table:table-cell table:number-columns-repeated="2"/>
          <table:table-cell table:formula="of:=CONCATENATE(&quot;INSERT INTO RegimenList(pk, title) VALUES(10,'&quot;;SUBSTITUTE( SUBSTITUTE([.E2];&quot;&lt;b&gt;&quot;;&quot;&quot;); &quot;&lt;/b&gt;&quot;; &quot;&quot;);&quot;');&quot;)" office:value-type="string" office:string-value="INSERT INTO RegimenList(pk, title) VALUES(10,'Adenocarcinoma-Unknown Primary');">
            <text:p>INSERT INTO RegimenList(pk, title) VALUES(10,'Adenocarcinoma-Unknown Primary');</text:p>
          </table:table-cell>
          <table:table-cell table:formula="of:=CONCATENATE(&quot;INSERT INTO RegimenDetail(parentPK, name, schedule, emetogenic_potential, reference) VALUES(10,'&quot;;[.G2];&quot;','&quot;;[.H2];&quot;','&quot;;[.I2];&quot;','&quot;;TRIM([.J2]);&quot;');&quot;)" office:value-type="string" office:string-value="INSERT INTO RegimenDetail(parentPK, name, schedule, emetogenic_potential, reference) VALUES(10,'&lt;b&gt;Carbo-Tax&lt;/b&gt;','&lt;b&gt;Carboplatin&lt;/b&gt;&lt;br&gt; dose targeted by calvert equation to AUC of 6 mg/ml/min IV over 30 minutes.&lt;br&gt;&lt;b&gt;FOLLOWED  BY&lt;/b&gt;&lt;br&gt;&lt;b&gt;paclitaxel&lt;sup&gt;a&lt;/sup&gt;&lt;/b&gt; 200mg/m&lt;sup&gt;2&lt;/sup&gt;  IV over 3 hours, day 1&lt;br&gt;&lt;b&gt; Filgrastim&lt;/b&gt; 300 mcg/d SQ, days 5-12&lt;br&gt;Repeat every 21 days','Moderate','Briasoulis E, Kalofonos H, Bafaloukos D, et al. Carboplatin plus paclitaxel in unknown primary Carcinoma: a Phase II Hellenic Cooperative Oncology Group Study. $J Clin Oncol. 2000; 18(17):3101-3107.$');">
            <text:p>INSERT INTO RegimenDetail(parentPK, name, schedule, emetogenic_potential, reference) VALUES(10,'&lt;b&gt;Carbo-Tax&lt;/b&gt;','&lt;b&gt;Carboplatin&lt;/b&gt;&lt;br&gt; dose targeted by calvert equation to AUC of 6 mg/ml/min IV over 30 minutes.&lt;br&gt;&lt;b&gt;FOLLOWED <text:s/>BY&lt;/b&gt;&lt;br&gt;&lt;b&gt;paclitaxel&lt;sup&gt;a&lt;/sup&gt;&lt;/b&gt; 200mg/m&lt;sup&gt;2&lt;/sup&gt; <text:s/>IV over 3 hours, day 1&lt;br&gt;&lt;b&gt; Filgrastim&lt;/b&gt; 300 mcg/d SQ, days 5-12&lt;br&gt;Repeat every 21 days','Moderate','Briasoulis E, Kalofonos H, Bafaloukos D, et al. Carboplatin plus paclitaxel in unknown primary Carcinoma: a Phase II Hellenic Cooperative Oncology Group Study. $J Clin Oncol. 2000; 18(17):3101-3107.$');</text:p>
          </table:table-cell>
          <table:table-cell table:style-name="ce1" office:value-type="string">
            <text:p>&lt;b&gt;Adenocarcinoma-Unknown Primary&lt;/b&gt;</text:p>
          </table:table-cell>
          <table:table-cell table:style-name="ce5" office:value-type="string">
            <text:p>&lt;b&gt;Combination Regimens&lt;/b&gt;</text:p>
          </table:table-cell>
          <table:table-cell table:style-name="ce7" office:value-type="string">
            <text:p>&lt;b&gt;Carbo-Tax&lt;/b&gt;</text:p>
          </table:table-cell>
          <table:table-cell table:style-name="ce10" office:value-type="string">
            <text:p>&lt;b&gt;Carboplatin&lt;/b&gt;&lt;br&gt; dose targeted by calvert equation to AUC of 6 mg/ml/min IV over 30 minutes.&lt;br&gt;&lt;b&gt;FOLLOWED <text:s/>BY&lt;/b&gt;&lt;br&gt;&lt;b&gt;paclitaxel&lt;sup&gt;a&lt;/sup&gt;&lt;/b&gt;<text:span text:style-name="T2"> </text:span><text:span text:style-name="T2">200mg/m&lt;sup&gt;2&lt;/sup&gt;</text:span><text:span text:style-name="T1"> </text:span><text:span text:style-name="T2"><text:s/>IV over 3 hours, day </text:span><text:span text:style-name="T2">1&lt;br&gt;&lt;b&gt; Filgrastim&lt;/b&gt; 300 mcg/d SQ, days </text:span><text:span text:style-name="T2">5-12&lt;br&gt;Repeat every 21 days</text:span></text:p>
          </table:table-cell>
          <table:table-cell table:style-name="ce13" office:value-type="string">
            <text:p>Moderate</text:p>
          </table:table-cell>
          <table:table-cell table:style-name="ce4" office:value-type="string">
            <text:p>Briasoulis E, Kalofonos H, Bafaloukos D, et al. Carboplatin plus paclitaxel in unknown primary Carcinoma: a Phase II Hellenic Cooperative Oncology Group Study. $J Clin Oncol. 2000; 18(17):3101-3107.$ <text:s text:c="20"/><text:s text:c="33"/></text:p>
          </table:table-cell>
          <table:table-cell table:number-columns-repeated="1014"/>
        </table:table-row>
        <table:table-row table:style-name="ro4">
          <table:table-cell table:number-columns-repeated="3"/>
          <table:table-cell table:formula="of:=CONCATENATE(&quot;INSERT INTO RegimenDetail(parentPK, name, schedule, emetogenic_potential, reference) VALUES(10,'&quot;;[.G3];&quot;','&quot;;[.H3];&quot;','&quot;;[.I3];&quot;','&quot;;TRIM([.J3]);&quot;');&quot;)" office:value-type="string" office:string-value="INSERT INTO RegimenDetail(parentPK, name, schedule, emetogenic_potential, reference) VALUES(10,'&lt;b&gt;Docetaxel/Carboplatin&lt;/b&gt;','&lt;b&gt;Docetaxel&lt;sup&gt;b&lt;/sup&gt;&lt;/b&gt; 75 mg/m&lt;sup&gt;2&lt;/sup&gt; IV over 30 minutes, day1&lt;br&gt;&lt;b&gt;Carboplatin&lt;/b&gt; AUC of 5 mg/mL/min IV over 30 minutes, day 1&lt;br&gt;Repeat every 21 days for a maximum of 8 cycles','Moderate','Pentheroudakis G, Briasoulis E, Kalofonos HP, et al. Docetaxel and carboplatin combination chemotherapy as outpatient palliative therapy in carcinoma of unknown primary: a multicentre Hellenic Cooperative Oncology Group Phase II study. $Acta Oncol. 2008;47(6): 1148-1155.$');">
            <text:p>INSERT INTO RegimenDetail(parentPK, name, schedule, emetogenic_potential, reference) VALUES(10,'&lt;b&gt;Docetaxel/Carboplatin&lt;/b&gt;','&lt;b&gt;Docetaxel&lt;sup&gt;b&lt;/sup&gt;&lt;/b&gt; 75 mg/m&lt;sup&gt;2&lt;/sup&gt; IV over 30 minutes, day1&lt;br&gt;&lt;b&gt;Carboplatin&lt;/b&gt; AUC of 5 mg/mL/min IV over 30 minutes, day 1&lt;br&gt;Repeat every 21 days for a maximum of 8 cycles','Moderate','Pentheroudakis G, Briasoulis E, Kalofonos HP, et al. Docetaxel and carboplatin combination chemotherapy as outpatient palliative therapy in carcinoma of unknown primary: a multicentre Hellenic Cooperative Oncology Group Phase II study. $Acta Oncol. 2008;47(6): 1148-1155.$');</text:p>
          </table:table-cell>
          <table:table-cell/>
          <table:table-cell office:value-type="string">
            <text:p>&lt;b&gt;Combination Regimens&lt;/b&gt;</text:p>
          </table:table-cell>
          <table:table-cell office:value-type="string">
            <text:p>&lt;b&gt;Docetaxel/Carboplatin&lt;/b&gt;</text:p>
          </table:table-cell>
          <table:table-cell table:style-name="ce10" office:value-type="string">
            <text:p>&lt;b&gt;Docetaxel&lt;sup&gt;b&lt;/sup&gt;&lt;/b&gt; 75 mg/m&lt;sup&gt;2&lt;/sup&gt; IV over 30 minutes, day1&lt;br&gt;&lt;b&gt;Carboplatin&lt;/b&gt; AUC of 5 mg/mL/min IV over 30 minutes, day 1&lt;br&gt;Repeat every 21 days for a maximum of 8 cycles</text:p>
          </table:table-cell>
          <table:table-cell office:value-type="string">
            <text:p>Moderate</text:p>
          </table:table-cell>
          <table:table-cell table:style-name="ce4" office:value-type="string">
            <text:p>Pentheroudakis G, Briasoulis E, Kalofonos HP, et al. Docetaxel and carboplatin combination chemotherapy as outpatient palliative therapy in carcinoma of unknown primary: a multicentre Hellenic Cooperative Oncology Group Phase II study. $Acta Oncol. 2008;47(6): 1148-1155.$</text:p>
          </table:table-cell>
          <table:table-cell table:number-columns-repeated="1014"/>
        </table:table-row>
        <table:table-row table:style-name="ro5">
          <table:table-cell table:number-columns-repeated="3"/>
          <table:table-cell table:formula="of:=CONCATENATE(&quot;INSERT INTO RegimenDetail(parentPK, name, schedule, emetogenic_potential, reference) VALUES(10,'&quot;;[.G4];&quot;','&quot;;[.H4];&quot;','&quot;;[.I4];&quot;','&quot;;TRIM([.J4]);&quot;');&quot;)" office:value-type="string" office:string-value="INSERT INTO RegimenDetail(parentPK, name, schedule, emetogenic_potential, reference) VALUES(10,'&lt;b&gt;Gemcitabine/Carboplatin/paclitaxel&lt;/b&gt;','&lt;b&gt;Gemcitabine&lt;/b&gt; 1,000mg/m&lt;sup&gt;2&lt;/sup&gt;  1V, days 1,8&lt;br&gt;&lt;b&gt;Carboplatin&lt;/b&gt; dose targeted by Calvert equation to AUC of 5 IV, day 1&lt;br&gt;&lt;b&gt;Paclitaxel&lt;sup&gt;a&lt;/sup&gt;&lt;/b&gt; 200 mg/m2 IV over 1 hour, day 1&lt;br&gt;Repeat cycle every 21 days','Moderate','Greco FA, Burris HA III, Litchy S, et al. Gemcitabine, carboplatin, and paclitaxel for patients with carcinoma of unknown primary site: a Minnie pearl cancer center research Network study. J Clin Oncol.2002;20(6):1651-1656.');">
            <text:p>INSERT INTO RegimenDetail(parentPK, name, schedule, emetogenic_potential, reference) VALUES(10,'&lt;b&gt;Gemcitabine/Carboplatin/paclitaxel&lt;/b&gt;','&lt;b&gt;Gemcitabine&lt;/b&gt; 1,000mg/m&lt;sup&gt;2&lt;/sup&gt; <text:s/>1V, days 1,8&lt;br&gt;&lt;b&gt;Carboplatin&lt;/b&gt; dose targeted by Calvert equation to AUC of 5 IV, day 1&lt;br&gt;&lt;b&gt;Paclitaxel&lt;sup&gt;a&lt;/sup&gt;&lt;/b&gt; 200 mg/m2 IV over 1 hour, day 1&lt;br&gt;Repeat cycle every 21 days','Moderate','Greco FA, Burris HA III, Litchy S, et al. Gemcitabine, carboplatin, and paclitaxel for patients with carcinoma of unknown primary site: a Minnie pearl cancer center research Network study. J Clin Oncol.2002;20(6):1651-1656.');</text:p>
          </table:table-cell>
          <table:table-cell/>
          <table:table-cell office:value-type="string">
            <text:p>&lt;b&gt;Combination Regimens&lt;/b&gt;</text:p>
          </table:table-cell>
          <table:table-cell table:style-name="ce4" office:value-type="string">
            <text:p>&lt;b&gt;Gemcitabine/Carboplatin/paclitaxel&lt;/b&gt;</text:p>
          </table:table-cell>
          <table:table-cell table:style-name="ce10" office:value-type="string">
            <text:p>&lt;b&gt;Gemcitabine&lt;/b&gt; 1,000mg/m&lt;sup&gt;2&lt;/sup&gt;<text:span text:style-name="T1"> <text:s/></text:span><text:span text:style-name="T2">1V, days </text:span><text:span text:style-name="T2">1,8&lt;br&gt;&lt;b&gt;Carboplatin&lt;/b&gt; dose targeted by </text:span><text:span text:style-name="T2">Calvert equation to AUC of 5 IV, day </text:span><text:span text:style-name="T2">1&lt;br&gt;&lt;b&gt;Paclitaxel&lt;sup&gt;a&lt;/sup&gt;&lt;/b&gt; 200 </text:span><text:span text:style-name="T2">mg/m</text:span><text:span text:style-name="T1">2</text:span><text:span text:style-name="T2"> IV over 1 hour, day 1&lt;br&gt;Repeat cycle </text:span><text:span text:style-name="T2">every 21 days</text:span></text:p>
          </table:table-cell>
          <table:table-cell table:style-name="ce13" office:value-type="string">
            <text:p>Moderate</text:p>
          </table:table-cell>
          <table:table-cell table:style-name="ce12" office:value-type="string">
            <text:p>Greco FA, Burris HA III, Litchy S, et al. Gemcitabine, carboplatin, and paclitaxel for patients with carcinoma of unknown primary site: a Minnie pearl cancer center research Network study. J Clin Oncol.2002;20(6):1651-1656. <text:s text:c="15"/></text:p>
          </table:table-cell>
          <table:table-cell table:number-columns-repeated="1014"/>
        </table:table-row>
        <table:table-row table:style-name="ro6">
          <table:table-cell table:number-columns-repeated="3"/>
          <table:table-cell table:formula="of:=CONCATENATE(&quot;INSERT INTO RegimenDetail(parentPK, name, schedule, emetogenic_potential, reference) VALUES(10,'&quot;;[.G5];&quot;','&quot;;[.H5];&quot;','&quot;;[.I5];&quot;','&quot;;TRIM([.J5]);&quot;');&quot;)" office:value-type="string" office:string-value="INSERT INTO RegimenDetail(parentPK, name, schedule, emetogenic_potential, reference) VALUES(10,'&lt;b&gt;Gemcitabine/Cisplatin&lt;/b&gt;','&lt;b&gt;Gemcitabine&lt;/b&gt; 1,250 mg/m&lt;sup&gt;2&lt;/sup&gt; IV, days 1 and 8&lt;br&gt;&lt;b&gt;Cisplatin&lt;/b&gt; 100mg/m&lt;sup&gt;2&lt;/sup&gt; IV, day 1&lt;br&gt;Repeat every 21 days','High','Culine S, Lortholary A, Voigt JJ, et al. Gemcitabine, carboplatin combintion with either gemcitabine or irinotecan in carcinomas of unknown primary site: results of a randomized phase II study- trial for the French study Group on Carcinomas of Unknown Primary (GEFCAPI 01). $JClin Oncol. 2003;21(18):3479-3482.$');">
            <text:p>INSERT INTO RegimenDetail(parentPK, name, schedule, emetogenic_potential, reference) VALUES(10,'&lt;b&gt;Gemcitabine/Cisplatin&lt;/b&gt;','&lt;b&gt;Gemcitabine&lt;/b&gt; 1,250 mg/m&lt;sup&gt;2&lt;/sup&gt; IV, days 1 and 8&lt;br&gt;&lt;b&gt;Cisplatin&lt;/b&gt; 100mg/m&lt;sup&gt;2&lt;/sup&gt; IV, day 1&lt;br&gt;Repeat every 21 days','High','Culine S, Lortholary A, Voigt JJ, et al. Gemcitabine, carboplatin combintion with either gemcitabine or irinotecan in carcinomas of unknown primary site: results of a randomized phase II study- trial for the French study Group on Carcinomas of Unknown Primary (GEFCAPI 01). $JClin Oncol. 2003;21(18):3479-3482.$');</text:p>
          </table:table-cell>
          <table:table-cell/>
          <table:table-cell office:value-type="string">
            <text:p>&lt;b&gt;Combination Regimens&lt;/b&gt;</text:p>
          </table:table-cell>
          <table:table-cell office:value-type="string">
            <text:p>&lt;b&gt;Gemcitabine/Cisplatin&lt;/b&gt;</text:p>
          </table:table-cell>
          <table:table-cell table:style-name="ce4" office:value-type="string">
            <text:p>&lt;b&gt;Gemcitabine&lt;/b&gt; 1,250 mg/m&lt;sup&gt;2&lt;/sup&gt;<text:span text:style-name="T2"> IV, days 1 and </text:span><text:span text:style-name="T2">8&lt;br&gt;&lt;b&gt;Cisplatin&lt;/b&gt; </text:span><text:span text:style-name="T2">100mg/m&lt;sup&gt;2&lt;/sup&gt; IV, day 1&lt;br&gt;Repeat </text:span><text:span text:style-name="T2">every 21 days</text:span></text:p>
          </table:table-cell>
          <table:table-cell table:style-name="ce13" office:value-type="string">
            <text:p>High</text:p>
          </table:table-cell>
          <table:table-cell table:style-name="ce4" office:value-type="string">
            <text:p>Culine S, Lortholary A, Voigt JJ, et al. Gemcitabine, carboplatin combintion with either gemcitabine or irinotecan in carcinomas of unknown primary site: results of a randomized phase II study- trial for the French study Group on Carcinomas of Unknown Primary (GEFCAPI 01). $JClin Oncol. 2003;21(18):3479-3482.$</text:p>
          </table:table-cell>
          <table:table-cell table:number-columns-repeated="1014"/>
        </table:table-row>
        <table:table-row table:style-name="ro3">
          <table:table-cell table:number-columns-repeated="3"/>
          <table:table-cell table:formula="of:=CONCATENATE(&quot;INSERT INTO RegimenDetail(parentPK, name, schedule, emetogenic_potential, reference) VALUES(10,'&quot;;[.G6];&quot;','&quot;;[.H6];&quot;','&quot;;[.I6];&quot;','&quot;;TRIM([.J6]);&quot;');&quot;)" office:value-type="string" office:string-value="INSERT INTO RegimenDetail(parentPK, name, schedule, emetogenic_potential, reference) VALUES(10,'&lt;b&gt;Gemcitabine/Docetaxel&lt;/b&gt;','&lt;b&gt;Gemcitabine&lt;/b&gt; 1,000mg/m&lt;sup&gt;2&lt;/sup&gt; IV over 30 minutes, days 1 and 8&lt;br&gt;&lt;b&gt;Docetaxel&lt;sup&gt;b&lt;/sup&gt;&lt;/b&gt; 75 mg/m&lt;sup&gt;2&lt;/sup&gt;  IV over 1 hour, day 8&lt;br&gt;Repeat every 21 days for a maximum of 6 cycles','Low','Pouessel D, Culine S, Becht C, et al. Gemcitabine and docetaxel as front-line chemotherapy in patients with carcinoma of an unknown primary site. $Cancer. 2004; 100(6): 1257-1261.$');">
            <text:p>INSERT INTO RegimenDetail(parentPK, name, schedule, emetogenic_potential, reference) VALUES(10,'&lt;b&gt;Gemcitabine/Docetaxel&lt;/b&gt;','&lt;b&gt;Gemcitabine&lt;/b&gt; 1,000mg/m&lt;sup&gt;2&lt;/sup&gt; IV over 30 minutes, days 1 and 8&lt;br&gt;&lt;b&gt;Docetaxel&lt;sup&gt;b&lt;/sup&gt;&lt;/b&gt; 75 mg/m&lt;sup&gt;2&lt;/sup&gt; <text:s/>IV over 1 hour, day 8&lt;br&gt;Repeat every 21 days for a maximum of 6 cycles','Low','Pouessel D, Culine S, Becht C, et al. Gemcitabine and docetaxel as front-line chemotherapy in patients with carcinoma of an unknown primary site. $Cancer. 2004; 100(6): 1257-1261.$');</text:p>
          </table:table-cell>
          <table:table-cell/>
          <table:table-cell office:value-type="string">
            <text:p>&lt;b&gt;Combination Regimens&lt;/b&gt;</text:p>
          </table:table-cell>
          <table:table-cell office:value-type="string">
            <text:p>&lt;b&gt;Gemcitabine/Docetaxel&lt;/b&gt;</text:p>
          </table:table-cell>
          <table:table-cell table:style-name="ce10" office:value-type="string">
            <text:p>&lt;b&gt;Gemcitabine&lt;/b&gt; 1,000mg/m&lt;sup&gt;2&lt;/sup&gt;<text:span text:style-name="T2"> IV over 30 minutes, </text:span><text:span text:style-name="T2">days 1 and </text:span><text:span text:style-name="T2">8&lt;br&gt;&lt;b&gt;Docetaxel&lt;sup&gt;b&lt;/sup&gt;&lt;/b&gt; 75 </text:span><text:span text:style-name="T2">mg/m&lt;sup&gt;2&lt;/sup&gt;</text:span><text:span text:style-name="T1"> </text:span><text:span text:style-name="T2"><text:s/>IV over 1 hour, day </text:span><text:span text:style-name="T2">8&lt;br&gt;Repeat every 21 days for a maximum </text:span><text:span text:style-name="T2">of 6 cycles</text:span></text:p>
          </table:table-cell>
          <table:table-cell table:style-name="ce13" office:value-type="string">
            <text:p>Low</text:p>
          </table:table-cell>
          <table:table-cell table:style-name="ce4" office:value-type="string">
            <text:p>Pouessel D, Culine S, Becht C, et al. Gemcitabine and docetaxel as front-line chemotherapy in patients with carcinoma of an unknown primary site. $Cancer. 2004; 100(6): 1257-1261.$</text:p>
          </table:table-cell>
          <table:table-cell table:number-columns-repeated="1014"/>
        </table:table-row>
        <table:table-row table:style-name="ro4">
          <table:table-cell table:number-columns-repeated="3"/>
          <table:table-cell table:formula="of:=CONCATENATE(&quot;INSERT INTO RegimenDetail(parentPK, name, schedule, emetogenic_potential, reference) VALUES(10,'&quot;;[.G7];&quot;','&quot;;[.H7];&quot;','&quot;;[.I7];&quot;','&quot;;TRIM([.J7]);&quot;');&quot;)" office:value-type="string" office:string-value="INSERT INTO RegimenDetail(parentPK, name, schedule, emetogenic_potential, reference) VALUES(10,'&lt;b&gt;Oxaliplatin Capecitabine&lt;/b&gt;','&lt;b&gt;Oxaliplatin&lt;/b&gt; 130 mg/m&lt;sup&gt;2&lt;/sup&gt;  IV, day 1&lt;br&gt;&lt;b&gt;Capecitabine&lt;/b&gt; 1,000 mg/m&lt;sup&gt;2&lt;/sup&gt; PO bid, days 1-14&lt;br&gt;Repeat cycle every 21 days for 6 cycles                                                 ','Moderate','Hainsworth JD, Spigel DR, Burris HA, et al. Oxaliplatin and capecitabine inn the treatment of patients with recurrent or refractory carcinoma of unknown primary site: A phase 2 trial of the Sarah Cannon Oncology Research Consortium. $Cancer. 2010; 116(10):2448-2454.$');">
            <text:p>INSERT INTO RegimenDetail(parentPK, name, schedule, emetogenic_potential, reference) VALUES(10,'&lt;b&gt;Oxaliplatin Capecitabine&lt;/b&gt;','&lt;b&gt;Oxaliplatin&lt;/b&gt; 130 mg/m&lt;sup&gt;2&lt;/sup&gt; <text:s/>IV, day 1&lt;br&gt;&lt;b&gt;Capecitabine&lt;/b&gt; 1,000 mg/m&lt;sup&gt;2&lt;/sup&gt; PO bid, days 1-14&lt;br&gt;Repeat cycle every 21 days for 6 cycles <text:s text:c="48"/>','Moderate','Hainsworth JD, Spigel DR, Burris HA, et al. Oxaliplatin and capecitabine inn the treatment of patients with recurrent or refractory carcinoma of unknown primary site: A phase 2 trial of the Sarah Cannon Oncology Research Consortium. $Cancer. 2010; 116(10):2448-2454.$');</text:p>
          </table:table-cell>
          <table:table-cell/>
          <table:table-cell office:value-type="string">
            <text:p>&lt;b&gt;Combination Regimens&lt;/b&gt;</text:p>
          </table:table-cell>
          <table:table-cell office:value-type="string">
            <text:p>&lt;b&gt;Oxaliplatin Capecitabine&lt;/b&gt;</text:p>
          </table:table-cell>
          <table:table-cell table:style-name="ce10" office:value-type="string">
            <text:p>&lt;b&gt;Oxaliplatin&lt;/b&gt; 130 mg/m&lt;sup&gt;2&lt;/sup&gt;<text:span text:style-name="T1"> </text:span><text:span text:style-name="T2"><text:s/></text:span><text:span text:style-name="T2">IV, day 1&lt;br&gt;&lt;b&gt;Capecitabine&lt;/b&gt; 1,000 </text:span><text:span text:style-name="T2">mg/m&lt;sup&gt;2&lt;/sup&gt; PO bid, days 1-</text:span><text:span text:style-name="T2">14&lt;br&gt;Repeat cycle every 21 days for 6 </text:span><text:span text:style-name="T2">cycles <text:s text:c="48"/></text:span></text:p>
          </table:table-cell>
          <table:table-cell table:style-name="ce13" office:value-type="string">
            <text:p>Moderate</text:p>
          </table:table-cell>
          <table:table-cell table:style-name="ce4" office:value-type="string">
            <text:p>Hainsworth JD, Spigel DR, Burris HA, et al. Oxaliplatin and capecitabine inn the treatment of patients with recurrent or refractory carcinoma of unknown primary site: A phase 2 trial of the Sarah Cannon Oncology Research Consortium. $Cancer. 2010; 116(10):2448-2454.$</text:p>
          </table:table-cell>
          <table:table-cell table:number-columns-repeated="1014"/>
        </table:table-row>
        <table:table-row table:style-name="ro7">
          <table:table-cell table:number-columns-repeated="3"/>
          <table:table-cell table:formula="of:=CONCATENATE(&quot;INSERT INTO RegimenDetail(parentPK, name, schedule, emetogenic_potential, reference) VALUES(10,'&quot;;[.G8];&quot;','&quot;;[.H8];&quot;','&quot;;[.I8];&quot;','&quot;;TRIM([.J8]);&quot;');&quot;)" office:value-type="string" office:string-value="INSERT INTO RegimenDetail(parentPK, name, schedule, emetogenic_potential, reference) VALUES(10,'&lt;b&gt;Paclitaxel/Carboplatin/Etoposide&lt;/b&gt;','&lt;b&gt;Paclitaxel&lt;sup&gt;a&lt;/sup&gt;&lt;/b&gt;  200mg/m&lt;sup&gt;2&lt;/sup&gt; IV over 1 hour, day 1,&lt;br&gt;&lt;b&gt;FOLLOWED BY&lt;/b&gt;&lt;br&gt; &lt;b&gt;Carboplatin&lt;/b&gt; dose targeted by Calvert equation to AUC of 6 mg/mL/min IV, day 1&lt;br&gt;&lt;b&gt;Etoposide&lt;/b&gt; 50 mg/d PO alternated with 100mg/d PO, days 1-10&lt;br&gt; Repeat every 21 days','Moderate','Hainsworth JD, Spigel DR, Litchy S, Greco FA. Phase II trial of paclitaxel, carboplatin, and etoposide in advanced poorly differentiated neutroendocrine carcinoma: a Minnie Pearl Cancer Network Study. $J Clin Oncol. 2006;24(22):3548-3554.$');">
            <text:p>INSERT INTO RegimenDetail(parentPK, name, schedule, emetogenic_potential, reference) VALUES(10,'&lt;b&gt;Paclitaxel/Carboplatin/Etoposide&lt;/b&gt;','&lt;b&gt;Paclitaxel&lt;sup&gt;a&lt;/sup&gt;&lt;/b&gt; <text:s/>200mg/m&lt;sup&gt;2&lt;/sup&gt; IV over 1 hour, day 1,&lt;br&gt;&lt;b&gt;FOLLOWED BY&lt;/b&gt;&lt;br&gt; &lt;b&gt;Carboplatin&lt;/b&gt; dose targeted by Calvert equation to AUC of 6 mg/mL/min IV, day 1&lt;br&gt;&lt;b&gt;Etoposide&lt;/b&gt; 50 mg/d PO alternated with 100mg/d PO, days 1-10&lt;br&gt; Repeat every 21 days','Moderate','Hainsworth JD, Spigel DR, Litchy S, Greco FA. Phase II trial of paclitaxel, carboplatin, and etoposide in advanced poorly differentiated neutroendocrine carcinoma: a Minnie Pearl Cancer Network Study. $J Clin Oncol. 2006;24(22):3548-3554.$');</text:p>
          </table:table-cell>
          <table:table-cell/>
          <table:table-cell office:value-type="string">
            <text:p>&lt;b&gt;Combination Regimens&lt;/b&gt;</text:p>
          </table:table-cell>
          <table:table-cell table:style-name="ce4" office:value-type="string">
            <text:p>&lt;b&gt;Paclitaxel/Carboplatin/Etoposide&lt;/b&gt;</text:p>
          </table:table-cell>
          <table:table-cell table:style-name="ce10" office:value-type="string">
            <text:p>&lt;b&gt;Paclitaxel&lt;sup&gt;a&lt;/sup&gt;&lt;/b&gt;<text:span text:style-name="T1"> </text:span><text:span text:style-name="T2"><text:s/></text:span><text:span text:style-name="T2">200mg/m&lt;sup&gt;2&lt;/sup&gt; IV over 1 hour, day </text:span><text:span text:style-name="T2">1,&lt;br&gt;&lt;b&gt;FOLLOWED BY&lt;/b&gt;&lt;br&gt; </text:span><text:span text:style-name="T2">&lt;b&gt;Carboplatin&lt;/b&gt; dose targeted by Calvert </text:span><text:span text:style-name="T2">equation to AUC of 6 mg/mL/min IV, day </text:span><text:span text:style-name="T2">1&lt;br&gt;&lt;b&gt;Etoposide&lt;/b&gt; 50 mg/d PO </text:span><text:span text:style-name="T2">alternated with 100mg/d PO, days 1-10&lt;br&gt; </text:span><text:span text:style-name="T2">Repeat every 21 days</text:span></text:p>
          </table:table-cell>
          <table:table-cell table:style-name="ce13" office:value-type="string">
            <text:p>Moderate</text:p>
          </table:table-cell>
          <table:table-cell table:style-name="ce4" office:value-type="string">
            <text:p>Hainsworth JD, Spigel DR, Litchy S, Greco FA. Phase II trial of paclitaxel, carboplatin, and etoposide in advanced poorly differentiated neutroendocrine carcinoma: a Minnie Pearl Cancer Network Study. $J Clin Oncol. 2006;24(22):3548-3554.$</text:p>
          </table:table-cell>
          <table:table-cell table:number-columns-repeated="1014"/>
        </table:table-row>
        <table:table-row table:style-name="ro8">
          <table:table-cell table:number-columns-repeated="2"/>
          <table:table-cell table:formula="of:=CONCATENATE(&quot;INSERT INTO RegimenList(pk, title) VALUES(20,'&quot;;SUBSTITUTE( SUBSTITUTE([.E9];&quot;&lt;b&gt;&quot;;&quot;&quot;); &quot;&lt;/b&gt;&quot;; &quot;&quot;);&quot;');&quot;)" office:value-type="string" office:string-value="INSERT INTO RegimenList(pk, title) VALUES(20,'AIDS-Related Kaposi's Sarcoma');">
            <text:p>INSERT INTO RegimenList(pk, title) VALUES(20,'AIDS-Related Kaposi's Sarcoma');</text:p>
          </table:table-cell>
          <table:table-cell table:formula="of:=CONCATENATE(&quot;INSERT INTO RegimenDetail(parentPK, name, schedule, emetogenic_potential, reference) VALUES(20,'&quot;;[.G9];&quot;','&quot;;[.H9];&quot;','&quot;;[.I9];&quot;','&quot;;TRIM([.J9]);&quot;');&quot;)" office:value-type="string" office:string-value="INSERT INTO RegimenDetail(parentPK, name, schedule, emetogenic_potential, reference) VALUES(20,'&lt;b&gt;Interferon alfa-2b&lt;/b&gt;','&lt;b&gt;Interferon alfa-2b&lt;sup&gt;c&lt;/sup&gt;&lt;/b&gt;  30 million IU/m&lt;sup&gt;2&lt;/sup&gt; IM &lt;b&gt;OR&lt;/b&gt; SQ 3 times per week&lt;br&gt;Repeat until disease progression or maximal response has been achieved after 16 weeks','Moderate','Intron A [Package insert]. $Kenilworth, NJ: Schering-Plough; 2011.$');">
            <text:p>INSERT INTO RegimenDetail(parentPK, name, schedule, emetogenic_potential, reference) VALUES(20,'&lt;b&gt;Interferon alfa-2b&lt;/b&gt;','&lt;b&gt;Interferon alfa-2b&lt;sup&gt;c&lt;/sup&gt;&lt;/b&gt; <text:s/>30 million IU/m&lt;sup&gt;2&lt;/sup&gt; IM &lt;b&gt;OR&lt;/b&gt; SQ 3 times per week&lt;br&gt;Repeat until disease progression or maximal response has been achieved after 16 weeks','Moderate','Intron A [Package insert]. $Kenilworth, NJ: Schering-Plough; 2011.$');</text:p>
          </table:table-cell>
          <table:table-cell table:style-name="ce2" office:value-type="string">
            <text:p>&lt;b&gt;AIDS-Related Kaposi's Sarcoma&lt;/b&gt;</text:p>
          </table:table-cell>
          <table:table-cell table:style-name="ce6" office:value-type="string">
            <text:p>&lt;b&gt;Single-Agent Regimens&lt;/b&gt;</text:p>
          </table:table-cell>
          <table:table-cell table:style-name="ce8" office:value-type="string">
            <text:p>&lt;b&gt;Interferon alfa-2b&lt;/b&gt;</text:p>
          </table:table-cell>
          <table:table-cell table:style-name="ce8" office:value-type="string">
            <text:p>&lt;b&gt;Interferon alfa-2b&lt;sup&gt;c&lt;/sup&gt;&lt;/b&gt;<text:span text:style-name="T1"> </text:span><text:span text:style-name="T2"><text:s/>30 </text:span><text:span text:style-name="T2">million IU/m&lt;sup&gt;2&lt;/sup&gt; IM &lt;b&gt;OR&lt;/b&gt; SQ </text:span><text:span text:style-name="T2">3 times per week&lt;br&gt;Repeat until disease </text:span><text:span text:style-name="T2">progression or maximal response has been </text:span><text:span text:style-name="T2">achieved after 16 weeks</text:span></text:p>
          </table:table-cell>
          <table:table-cell table:style-name="ce13" office:value-type="string">
            <text:p>Moderate</text:p>
          </table:table-cell>
          <table:table-cell table:style-name="ce8" office:value-type="string">
            <text:p>Intron A [Package insert]. $Kenilworth, NJ: Schering-Plough; 2011.$</text:p>
          </table:table-cell>
          <table:table-cell table:number-columns-repeated="1014"/>
        </table:table-row>
        <table:table-row table:style-name="ro9">
          <table:table-cell table:number-columns-repeated="3"/>
          <table:table-cell table:formula="of:=CONCATENATE(&quot;INSERT INTO RegimenDetail(parentPK, name, schedule, emetogenic_potential, reference) VALUES(20,'&quot;;[.G10];&quot;','&quot;;[.H10];&quot;','&quot;;[.I10];&quot;','&quot;;TRIM([.J10]);&quot;');&quot;)" office:value-type="string" office:string-value="INSERT INTO RegimenDetail(parentPK, name, schedule, emetogenic_potential, reference) VALUES(20,'&lt;b&gt;Liposomal daunorubicin&lt;/b&gt;','&lt;b&gt;Liposomal daunorubicin&lt;/b&gt; 40 mg/m&lt;sup&gt;2&lt;/sup&gt; IV over 60 minutes&lt;br&gt;  Repeat every 14 days','Moderate','Rosenthal E, Poizot-Martin I, Saint Marc T, et al. Phase Ivstudy of liposomal daunorubicin (DaunoXome) in AIDS-related Kaposi sarcoma. $AM J Clin Oncol.2002;25(1): 57-59$');">
            <text:p>INSERT INTO RegimenDetail(parentPK, name, schedule, emetogenic_potential, reference) VALUES(20,'&lt;b&gt;Liposomal daunorubicin&lt;/b&gt;','&lt;b&gt;Liposomal daunorubicin&lt;/b&gt; 40 mg/m&lt;sup&gt;2&lt;/sup&gt; IV over 60 minutes&lt;br&gt; <text:s/>Repeat every 14 days','Moderate','Rosenthal E, Poizot-Martin I, Saint Marc T, et al. Phase Ivstudy of liposomal daunorubicin (DaunoXome) in AIDS-related Kaposi sarcoma. $AM J Clin Oncol.2002;25(1): 57-59$');</text:p>
          </table:table-cell>
          <table:table-cell/>
          <table:table-cell office:value-type="string">
            <text:p>&lt;b&gt;Single-Agent Regimens&lt;/b&gt;</text:p>
          </table:table-cell>
          <table:table-cell table:style-name="ce9" office:value-type="string">
            <text:p>&lt;b&gt;Liposomal daunorubicin&lt;/b&gt;</text:p>
          </table:table-cell>
          <table:table-cell table:style-name="ce8" office:value-type="string">
            <text:p>&lt;b&gt;Liposomal daunorubicin&lt;/b&gt; 40 mg/m&lt;sup&gt;2&lt;/sup&gt;<text:span text:style-name="T1"> </text:span><text:span text:style-name="T2">IV over 60 minutes&lt;br&gt; <text:s/></text:span><text:span text:style-name="T2">Repeat every 14 days</text:span></text:p>
          </table:table-cell>
          <table:table-cell table:style-name="ce13" office:value-type="string">
            <text:p>Moderate</text:p>
          </table:table-cell>
          <table:table-cell table:style-name="ce8" office:value-type="string">
            <text:p>Rosenthal E, Poizot-Martin I, Saint Marc T, et al. Phase Ivstudy of liposomal daunorubicin (DaunoXome) in AIDS-related Kaposi sarcoma. $AM J Clin Oncol.2002;25(1): 57-59$</text:p>
          </table:table-cell>
          <table:table-cell table:number-columns-repeated="1014"/>
        </table:table-row>
        <table:table-row table:style-name="ro10">
          <table:table-cell table:number-columns-repeated="3"/>
          <table:table-cell table:formula="of:=CONCATENATE(&quot;INSERT INTO RegimenDetail(parentPK, name, schedule, emetogenic_potential, reference) VALUES(20,'&quot;;[.G11];&quot;','&quot;;[.H11];&quot;','&quot;;[.I11];&quot;','&quot;;TRIM([.J11]);&quot;');&quot;)" office:value-type="string" office:string-value="INSERT INTO RegimenDetail(parentPK, name, schedule, emetogenic_potential, reference) VALUES(20,'&lt;b&gt;Paclitaxel&lt;/b&gt;','&lt;b&gt;Paclitaxel&lt;sup&gt;a&lt;/sup&gt;&lt;/b&gt;  135 mg/m&lt;sup&gt;2&lt;/sup&gt; IV over 3 hours&lt;br&gt; Repeat every 21 days&lt;br&gt;&lt;b&gt;OR&lt;/b&gt;&lt;br&gt; &lt;b&gt;Paclitaxel&lt;sup&gt;a&lt;/sup&gt;&lt;/b&gt; 100 mg/m&lt;sup&gt;2&lt;/sup&gt; IV over 3 hours&lt;br&gt;Repeat every 14 days   ','Low','Taxol [Package insert]. $Princeton, NJ: Bristol- Myers Squibb Oncology; 2011.$');">
            <text:p>INSERT INTO RegimenDetail(parentPK, name, schedule, emetogenic_potential, reference) VALUES(20,'&lt;b&gt;Paclitaxel&lt;/b&gt;','&lt;b&gt;Paclitaxel&lt;sup&gt;a&lt;/sup&gt;&lt;/b&gt; <text:s/>135 mg/m&lt;sup&gt;2&lt;/sup&gt; IV over 3 hours&lt;br&gt; Repeat every 21 days&lt;br&gt;&lt;b&gt;OR&lt;/b&gt;&lt;br&gt; &lt;b&gt;Paclitaxel&lt;sup&gt;a&lt;/sup&gt;&lt;/b&gt; 100 mg/m&lt;sup&gt;2&lt;/sup&gt; IV over 3 hours&lt;br&gt;Repeat every 14 days <text:s text:c="2"/>','Low','Taxol [Package insert]. $Princeton, NJ: Bristol- Myers Squibb Oncology; 2011.$');</text:p>
          </table:table-cell>
          <table:table-cell/>
          <table:table-cell office:value-type="string">
            <text:p>&lt;b&gt;Single-Agent Regimens&lt;/b&gt;</text:p>
          </table:table-cell>
          <table:table-cell table:style-name="ce9" office:value-type="string">
            <text:p>&lt;b&gt;Paclitaxel&lt;/b&gt;</text:p>
          </table:table-cell>
          <table:table-cell table:style-name="ce8" office:value-type="string">
            <text:p>&lt;b&gt;Paclitaxel&lt;sup&gt;a&lt;/sup&gt;&lt;/b&gt; <text:s/>135 mg/m&lt;sup&gt;2&lt;/sup&gt; IV over 3 hours&lt;br&gt; Repeat every 21 days&lt;br&gt;&lt;b&gt;OR&lt;/b&gt;&lt;br&gt; &lt;b&gt;Paclitaxel&lt;sup&gt;a&lt;/sup&gt;&lt;/b&gt; 100 mg/m&lt;sup&gt;2&lt;/sup&gt; IV over 3 hours&lt;br&gt;Repeat every 14 days <text:s text:c="2"/></text:p>
          </table:table-cell>
          <table:table-cell table:style-name="ce13" office:value-type="string">
            <text:p>Low</text:p>
          </table:table-cell>
          <table:table-cell table:style-name="ce8" office:value-type="string">
            <text:p>Taxol [Package insert]. $Princeton, NJ: Bristol- Myers Squibb Oncology; 2011.$</text:p>
          </table:table-cell>
          <table:table-cell table:number-columns-repeated="1014"/>
        </table:table-row>
        <table:table-row table:style-name="ro10">
          <table:table-cell table:number-columns-repeated="3"/>
          <table:table-cell table:formula="of:=CONCATENATE(&quot;INSERT INTO RegimenDetail(parentPK, name, schedule, emetogenic_potential, reference) VALUES(20,'&quot;;[.G12];&quot;','&quot;;[.H12];&quot;','&quot;;[.I12];&quot;','&quot;;TRIM([.J12]);&quot;');&quot;)" office:value-type="string" office:string-value="INSERT INTO RegimenDetail(parentPK, name, schedule, emetogenic_potential, reference) VALUES(20,'&lt;b&gt;Pegylated liposomal doxorubicin&lt;/b&gt;','&lt;b&gt;Pegylated liposomal doxorubicin&lt;/b&gt; 20 mg/m&lt;sup&gt;2&lt;/sup&gt; IV every 3 weeks as tolerated at an initial rate of 1 mg/min; if no infusion- related adverse events are observed, the infusiion rate can be increased to complete administration over 1 hour.','Low','Daxil [Package insert]. $Raritan, NJ: Centocor Ortho Biotech Products, LP; 2010.$');">
            <text:p>INSERT INTO RegimenDetail(parentPK, name, schedule, emetogenic_potential, reference) VALUES(20,'&lt;b&gt;Pegylated liposomal doxorubicin&lt;/b&gt;','&lt;b&gt;Pegylated liposomal doxorubicin&lt;/b&gt; 20 mg/m&lt;sup&gt;2&lt;/sup&gt; IV every 3 weeks as tolerated at an initial rate of 1 mg/min; if no infusion- related adverse events are observed, the infusiion rate can be increased to complete administration over 1 hour.','Low','Daxil [Package insert]. $Raritan, NJ: Centocor Ortho Biotech Products, LP; 2010.$');</text:p>
          </table:table-cell>
          <table:table-cell/>
          <table:table-cell office:value-type="string">
            <text:p>&lt;b&gt;Single-Agent Regimens&lt;/b&gt;</text:p>
          </table:table-cell>
          <table:table-cell table:style-name="ce8" office:value-type="string">
            <text:p>&lt;b&gt;Pegylated liposomal doxorubicin&lt;/b&gt;</text:p>
          </table:table-cell>
          <table:table-cell table:style-name="ce8" office:value-type="string">
            <text:p>&lt;b&gt;Pegylated liposomal doxorubicin&lt;/b&gt; 20 mg/m&lt;sup&gt;2&lt;/sup&gt; IV every 3 weeks as tolerated at an initial rate of 1 mg/min; if no infusion- related adverse events are observed, the infusiion rate can be increased to complete administration over 1 hour.</text:p>
          </table:table-cell>
          <table:table-cell table:style-name="ce13" office:value-type="string">
            <text:p>Low</text:p>
          </table:table-cell>
          <table:table-cell table:style-name="ce8" office:value-type="string">
            <text:p>Daxil [Package insert]. $Raritan, NJ: Centocor Ortho Biotech Products, LP; 2010.$</text:p>
          </table:table-cell>
          <table:table-cell table:number-columns-repeated="1014"/>
        </table:table-row>
        <table:table-row table:style-name="ro4">
          <table:table-cell table:number-columns-repeated="2"/>
          <table:table-cell table:formula="of:=CONCATENATE(&quot;INSERT INTO RegimenList(pk, title) VALUES(30,'&quot;;SUBSTITUTE( SUBSTITUTE([.E13];&quot;&lt;b&gt;&quot;;&quot;&quot;); &quot;&lt;/b&gt;&quot;; &quot;&quot;);&quot;');&quot;)" office:value-type="string" office:string-value="INSERT INTO RegimenList(pk, title) VALUES(30,'AIDS-Related Lymphoma');">
            <text:p>INSERT INTO RegimenList(pk, title) VALUES(30,'AIDS-Related Lymphoma');</text:p>
          </table:table-cell>
          <table:table-cell table:formula="of:=CONCATENATE(&quot;INSERT INTO RegimenDetail(parentPK, name, schedule, emetogenic_potential, reference) VALUES(30,'&quot;;[.G13];&quot;','&quot;;[.H13];&quot;','&quot;;[.I13];&quot;','&quot;;TRIM([.J13]);&quot;');&quot;)" office:value-type="string" office:string-value="INSERT INTO RegimenDetail(parentPK, name, schedule, emetogenic_potential, reference) VALUES(30,'&lt;b&gt;CDE&lt;/b&gt;','&lt;b&gt;Cyclophosphamide&lt;/b&gt; 200mg/m&lt;sup&gt;2&lt;/sup&gt;/d CIVI for 4 days&lt;br&gt;&lt;b&gt;Doxorubicin&lt;/b&gt; 12.5 mg/m&lt;sup&gt;2&lt;/sup&gt;/d CIVI for 4 days&lt;br&gt; &lt;b&gt;Etoposide&lt;/b&gt; 60 mg/m&lt;sup&gt;2&lt;/sup&gt;/d CIVI for 4 days&lt;br&gt; Repeat every 28 days for a maximum of 8 cycles','Moderate','Sparano JA,Lee S, Chen MG, et al. Phase II trial of infusional, cyclophosphamide, doxorubicin, and etoposide in patients with HIV-associated non-Hodgkins lymphoma: an Eastern Cooperative Oncology Group Trial (E1491). $J Clin Oncol. 2004; 22(8): 1491-1500.$');">
            <text:p>INSERT INTO RegimenDetail(parentPK, name, schedule, emetogenic_potential, reference) VALUES(30,'&lt;b&gt;CDE&lt;/b&gt;','&lt;b&gt;Cyclophosphamide&lt;/b&gt; 200mg/m&lt;sup&gt;2&lt;/sup&gt;/d CIVI for 4 days&lt;br&gt;&lt;b&gt;Doxorubicin&lt;/b&gt; 12.5 mg/m&lt;sup&gt;2&lt;/sup&gt;/d CIVI for 4 days&lt;br&gt; &lt;b&gt;Etoposide&lt;/b&gt; 60 mg/m&lt;sup&gt;2&lt;/sup&gt;/d CIVI for 4 days&lt;br&gt; Repeat every 28 days for a maximum of 8 cycles','Moderate','Sparano JA,Lee S, Chen MG, et al. Phase II trial of infusional, cyclophosphamide, doxorubicin, and etoposide in patients with HIV-associated non-Hodgkins lymphoma: an Eastern Cooperative Oncology Group Trial (E1491). $J Clin Oncol. 2004; 22(8): 1491-1500.$');</text:p>
          </table:table-cell>
          <table:table-cell table:style-name="ce3" office:value-type="string">
            <text:p>&lt;b&gt;AIDS-Related Lymphoma&lt;/b&gt;</text:p>
          </table:table-cell>
          <table:table-cell office:value-type="string">
            <text:p>&lt;b&gt;Combination Regimens&lt;/b&gt;</text:p>
          </table:table-cell>
          <table:table-cell table:style-name="ce4" office:value-type="string">
            <text:p>&lt;b&gt;CDE&lt;/b&gt;</text:p>
          </table:table-cell>
          <table:table-cell table:style-name="ce4" office:value-type="string">
            <text:p>&lt;b&gt;Cyclophosphamide&lt;/b&gt; 200mg/m&lt;sup&gt;2&lt;/sup&gt;<text:span text:style-name="T2">/d CIVI for 4 </text:span><text:span text:style-name="T2">days&lt;br&gt;&lt;b&gt;Doxorubicin&lt;/b&gt; 12.5 </text:span><text:span text:style-name="T2">mg/m&lt;sup&gt;2&lt;/sup&gt;/d CIVI for 4 days&lt;br&gt; </text:span><text:span text:style-name="T2">&lt;b&gt;Etoposide&lt;/b&gt; 60 mg/m&lt;sup&gt;2&lt;/sup&gt;/d </text:span><text:span text:style-name="T2">CIVI for 4 days&lt;br&gt; Repeat every 28 days for </text:span><text:span text:style-name="T2">a maximum of 8 cycles</text:span></text:p>
          </table:table-cell>
          <table:table-cell table:style-name="ce13" office:value-type="string">
            <text:p>Moderate</text:p>
          </table:table-cell>
          <table:table-cell table:style-name="ce4" office:value-type="string">
            <text:p>Sparano JA,Lee S, Chen MG, et al. Phase II trial of <text:s text:c="2"/>infusional, cyclophosphamide, doxorubicin, and etoposide in patients with HIV-associated non-Hodgkins lymphoma: an Eastern Cooperative Oncology Group Trial (E1491). $J Clin Oncol. 2004; 22(8): 1491-1500.$</text:p>
          </table:table-cell>
          <table:table-cell table:number-columns-repeated="1014"/>
        </table:table-row>
        <table:table-row table:style-name="ro11">
          <table:table-cell table:number-columns-repeated="3"/>
          <table:table-cell table:formula="of:=CONCATENATE(&quot;INSERT INTO RegimenDetail(parentPK, name, schedule, emetogenic_potential, reference) VALUES(30,'&quot;;[.G14];&quot;','&quot;;[.H14];&quot;','&quot;;[.I14];&quot;','&quot;;TRIM([.J14]);&quot;');&quot;)" office:value-type="string" office:string-value="INSERT INTO RegimenDetail(parentPK, name, schedule, emetogenic_potential, reference) VALUES(30,'&lt;b&gt;CHOP&lt;/b&gt;','&lt;b&gt;Cyclophosphamide&lt;/b&gt; 750mg/m&lt;sup&gt;2&lt;/sup&gt; IV, day 1&lt;br&gt; Doxorubicin 50 mg/m&lt;sup&gt;2&lt;/sup&gt; IV, day 1&lt;br&gt;&lt;b&gt;Vincristine&lt;sup&gt;d&lt;/sup&gt;&lt;/b&gt; 1.4 mg/m&lt;sup&gt;2&lt;/sup&gt; IV, day 1&lt;br&gt; &lt;b&gt;Prednisone&lt;/b&gt; 100mg/m&lt;sup&gt;2&lt;/sup&gt; PO, days 1-5&lt;br&gt; Repeat every 21 days; doses of cyclophosamide and doxorubicin may be reduced up to 25% in high-risk patients','Moderate','Weiss R, Mitrou P, Arasteh K, et.al. Acquired immunodeficiency syndrome-related lymphoma: Simultaneous treatment with combined cyclophosphamide, doxorubicin, Vincristine, and prednisone chemotherapy and highly active antiretroviral therapy is safe and improves survival--results of the German Multicenter Trial. $Cancer. 2006; 106(7): 1560-1568.$');">
            <text:p>INSERT INTO RegimenDetail(parentPK, name, schedule, emetogenic_potential, reference) VALUES(30,'&lt;b&gt;CHOP&lt;/b&gt;','&lt;b&gt;Cyclophosphamide&lt;/b&gt; 750mg/m&lt;sup&gt;2&lt;/sup&gt; IV, day 1&lt;br&gt; Doxorubicin 50 mg/m&lt;sup&gt;2&lt;/sup&gt; IV, day 1&lt;br&gt;&lt;b&gt;Vincristine&lt;sup&gt;d&lt;/sup&gt;&lt;/b&gt; 1.4 mg/m&lt;sup&gt;2&lt;/sup&gt; IV, day 1&lt;br&gt; &lt;b&gt;Prednisone&lt;/b&gt; 100mg/m&lt;sup&gt;2&lt;/sup&gt; PO, days 1-5&lt;br&gt; Repeat every 21 days; doses of cyclophosamide and doxorubicin may be reduced up to 25% in high-risk patients','Moderate','Weiss R, Mitrou P, Arasteh K, et.al. Acquired immunodeficiency syndrome-related lymphoma: Simultaneous treatment with combined cyclophosphamide, doxorubicin, Vincristine, and prednisone chemotherapy and highly active antiretroviral therapy is safe and improves survival--results of the German Multicenter Trial. $Cancer. 2006; 106(7): 1560-1568.$');</text:p>
          </table:table-cell>
          <table:table-cell/>
          <table:table-cell office:value-type="string">
            <text:p>&lt;b&gt;Combination Regimens&lt;/b&gt;</text:p>
          </table:table-cell>
          <table:table-cell office:value-type="string">
            <text:p>&lt;b&gt;CHOP&lt;/b&gt;</text:p>
          </table:table-cell>
          <table:table-cell table:style-name="ce4" office:value-type="string">
            <text:p>&lt;b&gt;Cyclophosphamide&lt;/b&gt; 750mg/m&lt;sup&gt;2&lt;/sup&gt;<text:span text:style-name="T1"> </text:span><text:span text:style-name="T2">IV, day 1&lt;br&gt; </text:span><text:span text:style-name="T2">Doxorubicin 50 mg/m&lt;sup&gt;2&lt;/sup&gt;</text:span><text:span text:style-name="T1"> </text:span><text:span text:style-name="T2">IV, day </text:span><text:span text:style-name="T2">1&lt;br&gt;&lt;b&gt;Vincristine&lt;sup&gt;d&lt;/sup&gt;&lt;/b&gt;</text:span><text:span text:style-name="T1"> </text:span><text:span text:style-name="T2">1.4 </text:span><text:span text:style-name="T2">mg/m&lt;sup&gt;2&lt;/sup&gt; IV, day 1&lt;br&gt; </text:span><text:span text:style-name="T2">&lt;b&gt;Prednisone&lt;/b&gt; 100mg/m&lt;sup&gt;2&lt;/sup&gt; </text:span><text:span text:style-name="T2">PO, days 1-5&lt;br&gt; Repeat every 21 days; </text:span><text:span text:style-name="T2">doses of cyclophosamide and doxorubicin </text:span><text:span text:style-name="T2">may be reduced up to 25% in high-risk </text:span><text:span text:style-name="T2">patients</text:span></text:p>
          </table:table-cell>
          <table:table-cell table:style-name="ce13" office:value-type="string">
            <text:p>Moderate</text:p>
          </table:table-cell>
          <table:table-cell table:style-name="ce4" office:value-type="string">
            <text:p>Weiss R, Mitrou P, Arasteh K, et.al. Acquired immunodeficiency syndrome-related lymphoma: Simultaneous treatment with combined cyclophosphamide, doxorubicin, Vincristine, and prednisone chemotherapy and highly active antiretroviral therapy is safe and improves survival--results of the German Multicenter Trial. $Cancer. 2006; 106(7): 1560-1568.$ </text:p>
          </table:table-cell>
          <table:table-cell table:number-columns-repeated="1014"/>
        </table:table-row>
        <table:table-row table:style-name="ro12">
          <table:table-cell table:number-columns-repeated="3"/>
          <table:table-cell table:formula="of:=CONCATENATE(&quot;INSERT INTO RegimenDetail(parentPK, name, schedule, emetogenic_potential, reference) VALUES(30,'&quot;;[.G15];&quot;','&quot;;[.H15];&quot;','&quot;;[.I15];&quot;','&quot;;TRIM([.J15]);&quot;');&quot;)" office:value-type="string" office:string-value="INSERT INTO RegimenDetail(parentPK, name, schedule, emetogenic_potential, reference) VALUES(30,'&lt;b&gt;CODOX-M/IVAC&lt;/b&gt;','&lt;u&gt;CYCLES 1 and 3 (CODOX-M)&lt;/u&gt;&lt;br&gt;  &lt;b&gt;Cyclophosphamide&lt;/b&gt; 800 mg/m&lt;sup&gt;2&lt;/sup&gt; IV, day 1&lt;br&gt; &lt;b&gt;Cyclophosphamide&lt;b&gt; 200 mg/m&lt;sup&gt;2&lt;/sup&gt;/d IV, days 2-5&lt;br&gt;  &lt;b&gt;Doxorubicin&lt;/b&gt; 40 mg/m&lt;sup&gt;2&lt;/sup&gt; IV, day 1&lt;br&gt; &lt;b&gt;Vincristine&lt;sup&gt;b&lt;/sup&gt;&lt;/b&gt; 1.5 mg/m&lt;sup&gt;2&lt;/sup&gt; IV, days 1, 8 for cycle 1,days 1, 8, 15 for cycle 2&lt;br&gt; &lt;b&gt;MTX&lt;/b&gt; 1,200 mg/m&lt;sup&gt;2&lt;/sup&gt; IV over 1 h, day 10, &lt;b&gt;THEN&lt;/b&gt; 240 mg/m2/h CIVI for the next 23 hours&lt;br&gt; &lt;b&gt;Leucovorin calicium&lt;/b&gt; 50 mg IV q6h, begining 36 hours from the start of MTX until MTX level &lt;0.05 mcM&lt;br&gt; &lt;b&gt;Filgrastim&lt;/b&gt; beginning 24 h from the start of leucovorin until ANC&gt;1,000&lt;br&gt; &lt;u&gt;CNS PROPHYLAXIS&lt;/u&gt;&lt;br&gt; &lt;b&gt;Cytarabine&lt;/b&gt; 70 mg IT, days 1, 3&lt;br&gt; &lt;b&gt;MTX&lt;b&gt; 12 mg IT, day 15&lt;br&gt; &lt;u&gt;CYCLES 2 AND 4 (IVAC)&lt;/u&gt;&lt;br&gt; &lt;b&gt;Ifosofamide&lt;/b&gt; 1,500 mg/m&lt;sup&gt;2&lt;/sup&gt; IV, days 1-5&lt;br&gt; &lt;b&gt;Mesna&lt;/b&gt; 1,500 mg/m&lt;sup&gt;2&lt;/sup&gt; IV, days 1-5&lt;br&gt; &lt;b&gt;Etoposide&lt;/b&gt; 60 mg/m&lt;sup&gt;2&lt;/sup&gt; IV, days 1-5&lt;br&gt; &lt;b&gt;Cytarabine&lt;/b&gt; 2,000 mg/m&lt;sup&gt;2&lt;/sup&gt; IV q 12h, days 1 and 2&lt;br&gt; &lt;b&gt;Filgrastim&lt;/b&gt; beginning 24 h after completion of chemotherapy until ANC &gt;1,000&lt;br&gt; &lt;u&gt;CNS PROPHYLAXIS&lt;/u&gt;&lt;br&gt; &lt;b&gt;MTX&lt;/b&gt; 12 mg IT, day 15&lt;br&gt; Additional IT Treatment for CNS disease- positive patients:&lt;br&gt; Cycle 1: cytarabine 70 mg IT, days 1,3,5, and MTX 12 mg IT, days 15,17&lt;br&gt; Cycle 3: cytarabine 70 mg IT, days 1,3, and MTX 12 mg IT, day 15                                                                                                                                                               ','Moderate','Wang ES, Strauss DJ, Teruya-Feldstein J, et al. Intensive chemotherapy with cyclophosphosphamide, doxorucibicin, high-dose methotrecate/ ifosfamide, etoposide, and high-dose cytarabine (CODOX-M/IVAC)for human immunodeficiency virus-associated Burkitt lymphoma. $Cancer. 2003;98(6): 1196-1205.$');">
            <text:p>INSERT INTO RegimenDetail(parentPK, name, schedule, emetogenic_potential, reference) VALUES(30,'&lt;b&gt;CODOX-M/IVAC&lt;/b&gt;','&lt;u&gt;CYCLES 1 and 3 (CODOX-M)&lt;/u&gt;&lt;br&gt; <text:s/>&lt;b&gt;Cyclophosphamide&lt;/b&gt; 800 mg/m&lt;sup&gt;2&lt;/sup&gt; IV, day 1&lt;br&gt; &lt;b&gt;Cyclophosphamide&lt;b&gt; 200 mg/m&lt;sup&gt;2&lt;/sup&gt;/d IV, days 2-5&lt;br&gt; <text:s/>&lt;b&gt;Doxorubicin&lt;/b&gt; 40 mg/m&lt;sup&gt;2&lt;/sup&gt; IV, day 1&lt;br&gt; &lt;b&gt;Vincristine&lt;sup&gt;b&lt;/sup&gt;&lt;/b&gt; 1.5 mg/m&lt;sup&gt;2&lt;/sup&gt; IV, days 1, 8 for cycle 1,days 1, 8, 15 for cycle 2&lt;br&gt; &lt;b&gt;MTX&lt;/b&gt; 1,200 mg/m&lt;sup&gt;2&lt;/sup&gt; IV over 1 h, day 10, &lt;b&gt;THEN&lt;/b&gt; 240 mg/m2/h CIVI for the next 23 hours&lt;br&gt; &lt;b&gt;Leucovorin calicium&lt;/b&gt; 50 mg IV q6h, begining 36 hours from the start of MTX until MTX level &lt;0.05 mcM&lt;br&gt; &lt;b&gt;Filgrastim&lt;/b&gt; beginning 24 h from the start of leucovorin until ANC&gt;1,000&lt;br&gt; &lt;u&gt;CNS PROPHYLAXIS&lt;/u&gt;&lt;br&gt; &lt;b&gt;Cytarabine&lt;/b&gt; 70 mg IT, days 1, 3&lt;br&gt; &lt;b&gt;MTX&lt;b&gt; 12 mg IT, day 15&lt;br&gt; &lt;u&gt;CYCLES 2 AND 4 (IVAC)&lt;/u&gt;&lt;br&gt; &lt;b&gt;Ifosofamide&lt;/b&gt; 1,500 mg/m&lt;sup&gt;2&lt;/sup&gt; IV, days 1-5&lt;br&gt; &lt;b&gt;Mesna&lt;/b&gt; 1,500 mg/m&lt;sup&gt;2&lt;/sup&gt; IV, days 1-5&lt;br&gt; &lt;b&gt;Etoposide&lt;/b&gt; 60 mg/m&lt;sup&gt;2&lt;/sup&gt; IV, days 1-5&lt;br&gt; &lt;b&gt;Cytarabine&lt;/b&gt; 2,000 mg/m&lt;sup&gt;2&lt;/sup&gt; IV q 12h, days 1 and 2&lt;br&gt; &lt;b&gt;Filgrastim&lt;/b&gt; beginning 24 h after completion of chemotherapy until ANC &gt;1,000&lt;br&gt; &lt;u&gt;CNS PROPHYLAXIS&lt;/u&gt;&lt;br&gt; &lt;b&gt;MTX&lt;/b&gt; 12 mg IT, day 15&lt;br&gt; Additional IT Treatment for CNS disease- positive patients:&lt;br&gt; Cycle 1: cytarabine 70 mg IT, days 1,3,5, and MTX 12 mg IT, days 15,17&lt;br&gt; Cycle 3: cytarabine 70 mg IT, days 1,3, and MTX 12 mg IT, day 15 <text:s text:c="158"/>','Moderate','Wang ES, Strauss DJ, Teruya-Feldstein J, et al. Intensive chemotherapy with cyclophosphosphamide, doxorucibicin, high-dose methotrecate/ ifosfamide, etoposide, and high-dose cytarabine (CODOX-M/IVAC)for human immunodeficiency virus-associated Burkitt lymphoma. $Cancer. 2003;98(6): 1196-1205.$');</text:p>
          </table:table-cell>
          <table:table-cell/>
          <table:table-cell office:value-type="string">
            <text:p>&lt;b&gt;Combination Regimens&lt;/b&gt;</text:p>
          </table:table-cell>
          <table:table-cell office:value-type="string">
            <text:p>&lt;b&gt;CODOX-M/IVAC&lt;/b&gt;</text:p>
          </table:table-cell>
          <table:table-cell table:style-name="ce4" office:value-type="string">
            <text:p>&lt;u&gt;CYCLES 1 and 3 (CODOX-M)&lt;/u&gt;&lt;br&gt; <text:s/>&lt;b&gt;Cyclophosphamide&lt;/b&gt; 800 mg/m&lt;sup&gt;2&lt;/sup&gt;<text:span text:style-name="T2"> IV, day 1&lt;br&gt; </text:span><text:span text:style-name="T2">&lt;b&gt;Cyclophosphamide&lt;b&gt; 200 </text:span><text:span text:style-name="T2">mg/m&lt;sup&gt;2&lt;/sup&gt;/d IV, days 2-5&lt;br&gt; <text:s/></text:span><text:span text:style-name="T2">&lt;b&gt;Doxorubicin&lt;/b&gt; 40 mg/m&lt;sup&gt;2&lt;/sup&gt;</text:span><text:span text:style-name="T1"> </text:span><text:span text:style-name="T2">IV, day 1&lt;br&gt; </text:span><text:span text:style-name="T2">&lt;b&gt;Vincristine&lt;sup&gt;b&lt;/sup&gt;&lt;/b&gt; 1.5 </text:span><text:span text:style-name="T2">mg/m&lt;sup&gt;2&lt;/sup&gt; IV, days 1, 8 for cycle </text:span><text:span text:style-name="T2">1,days 1, 8, 15 for cycle 2&lt;br&gt; &lt;b&gt;MTX&lt;/b&gt; </text:span><text:span text:style-name="T2">1,200 mg/m&lt;sup&gt;2&lt;/sup&gt; IV over 1 h, day </text:span><text:span text:style-name="T2">10, &lt;b&gt;THEN&lt;/b&gt; 240 mg/m</text:span><text:span text:style-name="T1">2</text:span><text:span text:style-name="T2">/h CIVI for the </text:span><text:span text:style-name="T2">next 23 hours&lt;br&gt; &lt;b&gt;Leucovorin </text:span><text:span text:style-name="T2">calicium&lt;/b&gt; 50 mg IV q6h, begining 36 </text:span><text:span text:style-name="T2">hours from the start of MTX until MTX level </text:span><text:span text:style-name="T2">&lt;0.05 mcM&lt;br&gt; &lt;b&gt;Filgrastim&lt;/b&gt; beginning </text:span><text:span text:style-name="T2">24 h from the start of leucovorin until </text:span><text:span text:style-name="T2">ANC&gt;1,000&lt;br&gt; &lt;u&gt;CNS </text:span><text:span text:style-name="T2">PROPHYLAXIS&lt;/u&gt;&lt;br&gt; &lt;b&gt;Cytarabine&lt;/b&gt; </text:span><text:span text:style-name="T2">70 mg IT, days 1, 3&lt;br&gt; &lt;b&gt;MTX&lt;b&gt; 12 mg </text:span><text:span text:style-name="T2">IT, day 15&lt;br&gt; &lt;u&gt;CYCLES 2 AND 4 </text:span><text:span text:style-name="T2">(IVAC)&lt;/u&gt;&lt;br&gt; &lt;b&gt;Ifosofamide&lt;/b&gt; 1,500 </text:span><text:span text:style-name="T2">mg/m&lt;sup&gt;2&lt;/sup&gt; IV, days 1-5&lt;br&gt; </text:span><text:span text:style-name="T2">&lt;b&gt;Mesna&lt;/b&gt; 1,500 mg/m&lt;sup&gt;2&lt;/sup&gt; IV, </text:span><text:span text:style-name="T2">days 1-5&lt;br&gt; &lt;b&gt;Etoposide&lt;/b&gt; 60 </text:span><text:span text:style-name="T2">mg/m&lt;sup&gt;2&lt;/sup&gt;</text:span><text:span text:style-name="T1"> </text:span><text:span text:style-name="T2">IV, days 1-5&lt;br&gt; </text:span><text:span text:style-name="T2">&lt;b&gt;Cytarabine&lt;/b&gt; 2,000 </text:span><text:span text:style-name="T2">mg/m&lt;sup&gt;2&lt;/sup&gt; IV q 12h, days 1 and </text:span><text:span text:style-name="T2">2&lt;br&gt; &lt;b&gt;Filgrastim&lt;/b&gt; beginning 24 h after </text:span><text:span text:style-name="T2">completion of chemotherapy until ANC </text:span><text:span text:style-name="T2">&gt;1,000&lt;br&gt; &lt;u&gt;CNS </text:span><text:span text:style-name="T2">PROPHYLAXIS&lt;/u&gt;&lt;br&gt; &lt;b&gt;MTX&lt;/b&gt; 12 mg </text:span><text:span text:style-name="T2">IT, day 15&lt;br&gt; Additional IT Treatment for </text:span><text:span text:style-name="T2">CNS disease- positive patients:&lt;br&gt; Cycle 1: </text:span><text:span text:style-name="T2">cytarabine 70 mg IT, days 1,3,5, and MTX 12 </text:span><text:span text:style-name="T2">mg IT, days 15,17&lt;br&gt; Cycle 3: cytarabine 70 </text:span><text:span text:style-name="T2">mg IT, days 1,3, and MTX 12 mg IT, day 15 <text:s text:c="4"/></text:span><text:span text:style-name="T2"><text:s text:c="74"/></text:span><text:span text:style-name="T2"><text:s text:c="74"/></text:span><text:span text:style-name="T2"><text:s text:c="6"/></text:span></text:p>
          </table:table-cell>
          <table:table-cell table:style-name="ce13" office:value-type="string">
            <text:p>Moderate</text:p>
          </table:table-cell>
          <table:table-cell table:style-name="ce4" office:value-type="string">
            <text:p>Wang ES, Strauss DJ, Teruya-Feldstein J, et al. Intensive chemotherapy with cyclophosphosphamide, doxorucibicin, high-dose methotrecate/ ifosfamide, etoposide, and high-dose cytarabine (CODOX-M/IVAC)for human immunodeficiency virus-associated Burkitt lymphoma. $<text:span text:style-name="T3">Cancer. </text:span><text:span text:style-name="T2">2003;98(6): 1196-1205.$</text:span></text:p>
          </table:table-cell>
          <table:table-cell table:number-columns-repeated="1014"/>
        </table:table-row>
        <table:table-row table:style-name="ro13">
          <table:table-cell table:number-columns-repeated="3"/>
          <table:table-cell table:formula="of:=CONCATENATE(&quot;INSERT INTO RegimenDetail(parentPK, name, schedule, emetogenic_potential, reference) VALUES(30,'&quot;;[.G16];&quot;','&quot;;[.H16];&quot;','&quot;;[.I16];&quot;','&quot;;TRIM([.J16]);&quot;');&quot;)" office:value-type="string" office:string-value="INSERT INTO RegimenDetail(parentPK, name, schedule, emetogenic_potential, reference) VALUES(30,'&lt;b&gt;Dose-adjusted EPOCH&lt;/b&gt;','&lt;b&gt;Etoposide&lt;/b&gt; 50 mg/m&lt;sup&gt;2&lt;/sup&gt;/d CIVI, days 1-4 (96 hours)&lt;br&gt; &lt;b&gt;Doxrubicin&lt;/b&gt; 10 mg/m&lt;sup&gt;2&lt;/sup&gt;/d CIVI, days 1-4 (96 hours)&lt;br&gt; &lt;b&gt;Vincristine&lt;sup&gt;d&lt;/sup&gt;&lt;/b&gt; 0.4 mg/m&lt;sup&gt;2&lt;/sup&gt;/d /CIVI, days 1-4 (96 hours)&lt;br&gt; &lt;b&gt;Cyclophosphamide&lt;/b&gt; Cycle1: 375 mg/m&lt;sup&gt;2&lt;/sup&gt; IV, day 5, if CD4+ cells &gt;= 100/mm&lt;sup&gt;3&lt;/sup&gt;; 187 mg/m&lt;sup&gt;2&lt;/sup&gt; IV, day 5, if CD4+ cells&lt;100/mm&lt;sup&gt;3&lt;/sup&gt;&lt;br&gt; After cycle 1: increase dose by 187 mg if nadir ANC &gt; 500/mvL or platelets &lt;25,000/mcL&lt;br&gt; &lt;b&gt;Prednisone&lt;/b&gt; 60 mg/m&lt;sup&gt;2&lt;/sup&gt;/d PO, days 1-5&lt;br&gt; &lt;b&gt;Filgrastim&lt;/b&gt; 5 mcg/kg/d SQ, day 6, and until ANC &gt;5,000/mcl&lt;br&gt; Repeat every 21 days','Moderate','Little RF, Pittaluga S, Grant N, et al. Highly effective treatment of acquired immunodeficiency syndrome-related lymphoma with dose-adjusted EPOCH: impact of antiretroviral therapy suspension and tumor biology. $BLOOD.2003;101(12):4653-4659.$');">
            <text:p>INSERT INTO RegimenDetail(parentPK, name, schedule, emetogenic_potential, reference) VALUES(30,'&lt;b&gt;Dose-adjusted EPOCH&lt;/b&gt;','&lt;b&gt;Etoposide&lt;/b&gt; 50 mg/m&lt;sup&gt;2&lt;/sup&gt;/d CIVI, days 1-4 (96 hours)&lt;br&gt; &lt;b&gt;Doxrubicin&lt;/b&gt; 10 mg/m&lt;sup&gt;2&lt;/sup&gt;/d CIVI, days 1-4 (96 hours)&lt;br&gt; &lt;b&gt;Vincristine&lt;sup&gt;d&lt;/sup&gt;&lt;/b&gt; 0.4 mg/m&lt;sup&gt;2&lt;/sup&gt;/d /CIVI, days 1-4 (96 hours)&lt;br&gt; &lt;b&gt;Cyclophosphamide&lt;/b&gt; Cycle1: 375 mg/m&lt;sup&gt;2&lt;/sup&gt; IV, day 5, if CD4+ cells &gt;= 100/mm&lt;sup&gt;3&lt;/sup&gt;; 187 mg/m&lt;sup&gt;2&lt;/sup&gt; IV, day 5, if CD4+ cells&lt;100/mm&lt;sup&gt;3&lt;/sup&gt;&lt;br&gt; After cycle 1: increase dose by 187 mg if nadir ANC &gt; 500/mvL or platelets &lt;25,000/mcL&lt;br&gt; &lt;b&gt;Prednisone&lt;/b&gt; 60 mg/m&lt;sup&gt;2&lt;/sup&gt;/d PO, days 1-5&lt;br&gt; &lt;b&gt;Filgrastim&lt;/b&gt; 5 mcg/kg/d SQ, day 6, and until ANC &gt;5,000/mcl&lt;br&gt; Repeat every 21 days','Moderate','Little RF, Pittaluga S, Grant N, et al. Highly effective treatment of acquired immunodeficiency syndrome-related lymphoma with dose-adjusted EPOCH: impact of antiretroviral therapy suspension and tumor biology. $BLOOD.2003;101(12):4653-4659.$');</text:p>
          </table:table-cell>
          <table:table-cell/>
          <table:table-cell office:value-type="string">
            <text:p>&lt;b&gt;Combination Regimens&lt;/b&gt;</text:p>
          </table:table-cell>
          <table:table-cell office:value-type="string">
            <text:p>&lt;b&gt;Dose-adjusted EPOCH&lt;/b&gt;</text:p>
          </table:table-cell>
          <table:table-cell table:style-name="ce4" office:value-type="string">
            <text:p>&lt;b&gt;Etoposide&lt;/b&gt; 50 mg/m&lt;sup&gt;2&lt;/sup&gt;<text:span text:style-name="T2">/d </text:span><text:span text:style-name="T2">CIVI, days 1-4 (96 hours)&lt;br&gt; </text:span><text:span text:style-name="T2">&lt;b&gt;Doxrubicin&lt;/b&gt; 10 mg/m&lt;sup&gt;2&lt;/sup&gt;/d </text:span><text:span text:style-name="T2">CIVI, days 1-4 (96 hours)&lt;br&gt; </text:span><text:span text:style-name="T2">&lt;b&gt;Vincristine&lt;sup&gt;d&lt;/sup&gt;&lt;/b&gt; 0.4 </text:span><text:span text:style-name="T2">mg/m&lt;sup&gt;2&lt;/sup&gt;/d /CIVI, days 1-4 (96 </text:span><text:span text:style-name="T2">hours)&lt;br&gt; &lt;b&gt;Cyclophosphamide&lt;/b&gt; </text:span><text:span text:style-name="T2">Cycle1: 375 mg/m&lt;sup&gt;2&lt;/sup&gt;</text:span><text:span text:style-name="T1"> </text:span><text:span text:style-name="T2">IV, day 5, if </text:span><text:span text:style-name="T2">CD4+ cells &gt;= 100/mm&lt;sup&gt;3&lt;/sup&gt;; 187 </text:span><text:span text:style-name="T2">mg/m&lt;sup&gt;2&lt;/sup&gt;</text:span><text:span text:style-name="T1"> </text:span><text:span text:style-name="T2">IV, day 5, if CD4+ </text:span><text:span text:style-name="T2">cells&lt;100/mm&lt;sup&gt;3&lt;/sup&gt;&lt;br&gt; After cycle </text:span><text:span text:style-name="T2">1: increase dose by 187 mg if nadir ANC &gt; </text:span><text:span text:style-name="T2">500/mvL or platelets &lt;25,000/mcL&lt;br&gt; </text:span><text:span text:style-name="T2">&lt;b&gt;Prednisone&lt;/b&gt; 60 mg/m&lt;sup&gt;2&lt;/sup&gt;/d </text:span><text:span text:style-name="T2">PO, days 1-5&lt;br&gt; &lt;b&gt;Filgrastim&lt;/b&gt; 5 </text:span><text:span text:style-name="T2">mcg/kg/d SQ, day 6, and until ANC </text:span><text:span text:style-name="T2">&gt;5,000/mcl&lt;br&gt; Repeat every 21 days</text:span></text:p>
          </table:table-cell>
          <table:table-cell table:style-name="ce13" office:value-type="string">
            <text:p>Moderate</text:p>
          </table:table-cell>
          <table:table-cell table:style-name="ce4" office:value-type="string">
            <text:p>Little RF, Pittaluga S, Grant N, et al. Highly effective treatment of acquired immunodeficiency syndrome-related lymphoma with dose-adjusted EPOCH: impact of antiretroviral therapy suspension and tumor biology. $BLOOD.2003;101(12):4653-4659.$</text:p>
          </table:table-cell>
          <table:table-cell table:number-columns-repeated="1014"/>
        </table:table-row>
        <table:table-row table:style-name="ro6">
          <table:table-cell table:number-columns-repeated="4"/>
          <table:table-cell table:style-name="ce3" office:value-type="string">
            <text:p>&lt;b&gt;Brain Tumors&lt;/b&gt;</text:p>
          </table:table-cell>
          <table:table-cell office:value-type="string">
            <text:p>&lt;b&gt;Combination Regimens&lt;/b&gt;</text:p>
          </table:table-cell>
          <table:table-cell office:value-type="string">
            <text:p>&lt;b&gt;Bevacizumab/Irinotecan&lt;/b&gt;</text:p>
          </table:table-cell>
          <table:table-cell table:style-name="ce4" office:value-type="string">
            <text:p>&lt;b&gt;Bevacizumab&lt;/b&gt; 15 mg/kg IV&lt;br&gt; <text:span text:style-name="T2">Repeat Every 21 Days&lt;br&gt; </text:span><text:span text:style-name="T2">&lt;b&gt;Irinotecan&lt;/b&gt; 350 mg/m&lt;sup&gt;2&lt;/sup&gt; </text:span><text:span text:style-name="T2">with enzyme-inducing antiepileptic drugs, </text:span><text:span text:style-name="T2">days 1, 8, 22, 29&lt;br&gt; &lt;b&gt;OR&lt;/b&gt;&lt;br&gt; </text:span><text:span text:style-name="T2">&lt;b&gt;Irinotecan&lt;/b&gt; 125 mg/m&lt;sup&gt;2&lt;/sup&gt; </text:span><text:span text:style-name="T2">with non-enzyme-including antiepileptic </text:span><text:span text:style-name="T2">drugs, IV, days 1, 8, 22, 29&lt;br&gt; Repeat every </text:span><text:span text:style-name="T2">6 weeks</text:span></text:p>
          </table:table-cell>
          <table:table-cell table:style-name="ce13" office:value-type="string">
            <text:p>Moderate</text:p>
          </table:table-cell>
          <table:table-cell table:style-name="ce4" office:value-type="string">
            <text:p>Vredenburgh JJ, Desjardins A, Herndon JE, et al. Bevacizumab plus irinotecan in recurrent glioblastoma multiforme. $J Clin Oncol. 2007;25(30):4722-4279.$</text:p>
          </table:table-cell>
          <table:table-cell table:number-columns-repeated="1014"/>
        </table:table-row>
        <table:table-row table:style-name="ro6">
          <table:table-cell table:number-columns-repeated="5"/>
          <table:table-cell office:value-type="string">
            <text:p>&lt;b&gt;Combination Regimens&lt;/b&gt;</text:p>
          </table:table-cell>
          <table:table-cell office:value-type="string">
            <text:p>&lt;b&gt;PCV&lt;/b&gt;</text:p>
          </table:table-cell>
          <table:table-cell table:style-name="ce4" office:value-type="string">
            <text:p>&lt;b&gt;Procarbazine&lt;/b&gt; 60 mg/m&lt;sup&gt;2&lt;/sup&gt;<text:span text:style-name="T2">/d PO, days 8-21&lt;br&gt; </text:span><text:span text:style-name="T2">&lt;b&gt;Lomustine&lt;/b&gt; 110 mg/m&lt;sup&gt;2&lt;/sup&gt; </text:span><text:span text:style-name="T2">PO, day 1&lt;br&gt; </text:span><text:span text:style-name="T2">&lt;b&gt;Vincristine&lt;sup&gt;d&lt;/sup&gt;&lt;/b&gt; 1.4 </text:span><text:span text:style-name="T2">mg/m&lt;sup&gt;2&lt;/sup&gt; IV, days 8, 29&lt;br&gt; </text:span><text:span text:style-name="T2">Repeat every 6 weeks for 7 cycles </text:span></text:p>
          </table:table-cell>
          <table:table-cell table:style-name="ce13" office:value-type="string">
            <text:p>Moderate-High</text:p>
          </table:table-cell>
          <table:table-cell table:style-name="ce4" office:value-type="string">
            <text:p>Levin VA, Uhm JH, Jaeckle KA, et al. Phase III randomized study of postradiotherapy chemotherapy with alpha-difluromethylornithine- procarbazine, N-(2-chloroethyl)-N' -cyclohexyl- N-nitrosuera, vincristine (DFMO-PCV) versus PCV for glioblastoma multiforme. $Clin Cancer Res.2000;6(10):3878-3884.$</text:p>
          </table:table-cell>
          <table:table-cell table:number-columns-repeated="1014"/>
        </table:table-row>
        <table:table-row table:style-name="ro14">
          <table:table-cell table:number-columns-repeated="5"/>
          <table:table-cell office:value-type="string">
            <text:p>&lt;b&gt;Combination Regimens&lt;/b&gt;</text:p>
          </table:table-cell>
          <table:table-cell office:value-type="string">
            <text:p>&lt;b&gt;Temozolomide+RT&lt;/b&gt;</text:p>
          </table:table-cell>
          <table:table-cell table:style-name="ce4" office:value-type="string">
            <text:p>&lt;b&gt;Temozolomide&lt;sup&gt;e&lt;/sup&gt;&lt;/b&gt;<text:span text:style-name="T2"> 75 </text:span><text:span text:style-name="T2">mg/m&lt;sup&gt;2&lt;/sup&gt; daily for 42 days&lt;br&gt; </text:span><text:span text:style-name="T2">&lt;b&gt;Focal RT&lt;/b&gt; 60 Gy administered in 30 </text:span><text:span text:style-name="T2">fractions&lt;br&gt; &lt;b&gt;FOLLOWED 28 DAYS </text:span><text:span text:style-name="T2">LATER BY&lt;/b&gt;&lt;br&gt; &lt;b&gt;Maintenance </text:span><text:span text:style-name="T2">Phase:&lt;/b&gt;&lt;br&gt; Cycle 1:&lt;br&gt; </text:span><text:span text:style-name="T2">&lt;b&gt;Temozolomide&lt;sup&gt;e&lt;/sup&gt;&lt;/b&gt; 150 </text:span><text:span text:style-name="T2">mg/m&lt;sup&gt;2&lt;/sup&gt; daily for 5 days&lt;br&gt; </text:span><text:span text:style-name="T2">&lt;b&gt;FOLLOWED 23 DAYS LATER </text:span><text:span text:style-name="T2">BY&lt;/b&gt;&lt;br&gt; Cycle 2-6:&lt;br&gt; </text:span><text:span text:style-name="T2">&lt;b&gt;Temozolomide&lt;sup&gt;e&lt;/sup&gt;&lt;/b&gt; 150-</text:span><text:span text:style-name="T2">200 mg/m&lt;sup&gt;2&lt;/sup&gt; once daily for 5 days </text:span><text:span text:style-name="T2">&lt;b&gt;FOLLOWED BY&lt;/b&gt; 23 days without </text:span><text:span text:style-name="T2">treatment</text:span></text:p>
          </table:table-cell>
          <table:table-cell table:style-name="ce4" office:value-type="string">
            <text:p>Moderate for IV&lt;br&gt; &lt;=75 mg/m&lt;sup&gt;2&lt;/sup&gt; PO is minimal-low;&lt;br&gt; &gt;75 mg/m&lt;sup&gt;2&lt;/sup&gt; PO is moderate-high <text:s text:c="2"/></text:p>
          </table:table-cell>
          <table:table-cell table:style-name="ce4" office:value-type="string">
            <text:p>Temodar [package insert]. $Whitehouse Station, NJ: Merck &amp; co. Inc.; 2011.$</text:p>
          </table:table-cell>
          <table:table-cell table:number-columns-repeated="1014"/>
        </table:table-row>
        <table:table-row table:style-name="ro4">
          <table:table-cell table:number-columns-repeated="5"/>
          <table:table-cell office:value-type="string">
            <text:p>&lt;b&gt;Single-Agent Regimens&lt;/b&gt;</text:p>
          </table:table-cell>
          <table:table-cell office:value-type="string">
            <text:p>&lt;b&gt;BCNU (Carmustine)&lt;/b&gt;</text:p>
          </table:table-cell>
          <table:table-cell table:style-name="ce11" office:value-type="string">
            <text:p>&lt;b&gt;Carmustine&lt;/b&gt; 200 mg/m&lt;sup&gt;2&lt;/sup&gt;<text:span text:style-name="T2"> </text:span><text:span text:style-name="T2">IV over 30-60 minutes&lt;br&gt; Repeat every 8 </text:span><text:span text:style-name="T2">weeks </text:span></text:p>
          </table:table-cell>
          <table:table-cell table:style-name="ce13" office:value-type="string">
            <text:p>High</text:p>
          </table:table-cell>
          <table:table-cell table:style-name="ce11" office:value-type="string">
            <text:p>Selker RG, Sharipo WR, Burger p, et al. The Brain tumor cooperative group NIH Trial 87-01: a randomized comparision of surgery, external radiotherapy, and carmustine versus surgery, interstital radiotherapy, and carmustine. $Neurosurgery.2002;51(2):343-355; discussion 355-357.$</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Bevacizumab&lt;/b&gt;</text:p>
          </table:table-cell>
          <table:table-cell table:style-name="ce4" office:value-type="string">
            <text:p>&lt;b&gt;Bevacizumab&lt;/b&gt; 10 mg/kg IV&lt;br&gt; Repeat every 14 days on a 28-day cycle</text:p>
          </table:table-cell>
          <table:table-cell table:style-name="ce13" office:value-type="string">
            <text:p>Minimal</text:p>
          </table:table-cell>
          <table:table-cell table:style-name="ce11" office:value-type="string">
            <text:p>Kreisl TN, Kim L, Moore K, et al. Phase II trial of single-agent bevacizumab plus irinotecan at tumor progression in recuurent glioblastoma. $J Clin Oncol. 2009;27(5):740-745.$</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Bevacizumab&lt;/b&gt;</text:p>
          </table:table-cell>
          <table:table-cell table:style-name="ce4" office:value-type="string">
            <text:p>&lt;b&gt;Bevacizumab&lt;/b&gt; 15 mg/kg IV&lt;br&gt; <text:span text:style-name="T2">Repeat every 21 days </text:span></text:p>
          </table:table-cell>
          <table:table-cell table:style-name="ce13" office:value-type="string">
            <text:p>Minimal</text:p>
          </table:table-cell>
          <table:table-cell table:style-name="ce14" office:value-type="string">
            <text:p>Raizer JJ, Grimm S, et al. Aphase 2 trial of single-agent bevacizumab plus irinotecan at tumor progression in recurrent high- grade schedule for patients with recurrent high- grade gliomas. $Cancer.2010;116(22):597-5305.$</text:p>
          </table:table-cell>
          <table:table-cell table:number-columns-repeated="1014"/>
        </table:table-row>
        <table:table-row table:style-name="ro16">
          <table:table-cell table:number-columns-repeated="5"/>
          <table:table-cell office:value-type="string">
            <text:p>&lt;b&gt;Single-Agent Regimens&lt;/b&gt;</text:p>
          </table:table-cell>
          <table:table-cell office:value-type="string">
            <text:p>&lt;b&gt;Temozolomide&lt;/b&gt;</text:p>
          </table:table-cell>
          <table:table-cell table:style-name="ce4" office:value-type="string">
            <text:p>&lt;b&gt;Temozolomide&lt;sup&gt;f&lt;/sup&gt;&lt;/b&gt;<text:span text:style-name="T2"> 150 </text:span><text:span text:style-name="T2">mg/m&lt;sup&gt;2&lt;/sup&gt; every day for 5 days per </text:span><text:span text:style-name="T2">28-day cycle&lt;br&gt; Repeat every 21 days</text:span></text:p>
          </table:table-cell>
          <table:table-cell table:style-name="ce4" office:value-type="string">
            <text:p>Moderate for IV&lt;br&gt; &gt;75 mg/m&lt;sup&gt;2&lt;/sup&gt; PO is moderate-high <text:s text:c="2"/></text:p>
          </table:table-cell>
          <table:table-cell table:style-name="ce4" office:value-type="string">
            <text:p>Temodar [package insert]. $Whitehouse Station, NJ: Merck &amp; co. Inc.; 2011.$</text:p>
          </table:table-cell>
          <table:table-cell table:number-columns-repeated="1014"/>
        </table:table-row>
        <table:table-row table:style-name="ro17">
          <table:table-cell table:number-columns-repeated="4"/>
          <table:table-cell office:value-type="string">
            <text:p>&lt;b&gt;Breast Cancer&lt;/b&gt;</text:p>
          </table:table-cell>
          <table:table-cell office:value-type="string">
            <text:p>&lt;b&gt;Combination Regimens&lt;/b&gt;</text:p>
          </table:table-cell>
          <table:table-cell office:value-type="string">
            <text:p>&lt;b&gt;AC&lt;/b&gt;</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text:span></text:p>
          </table:table-cell>
          <table:table-cell table:style-name="ce13" office:value-type="string">
            <text:p>High</text:p>
          </table:table-cell>
          <table:table-cell table:style-name="ce4" office:value-type="string">
            <text:p>Fisher B,Brown AM,Dimitor NV,et al.Two months of doxorubicin-cyclophosphamide with and without interval reinduction therapy compared with 6 months of cyclophosphamide,methotrexade,and fluorouracil in positive-node breast cancer patients with tamoxifen-nonresponsive tumors:results from the National Surgical Adjuvant Breast and Bowel Project B-15. $<text:span text:style-name="T2">J </text:span><text:span text:style-name="T2">Clin Oncol. 1990;8(9):1483-1496$</text:span></text:p>
          </table:table-cell>
          <table:table-cell table:number-columns-repeated="1014"/>
        </table:table-row>
        <table:table-row table:style-name="ro15">
          <table:table-cell table:number-columns-repeated="5"/>
          <table:table-cell office:value-type="string">
            <text:p>&lt;b&gt;Combination Regimens&lt;/b&gt;</text:p>
          </table:table-cell>
          <table:table-cell office:value-type="string">
            <text:p>&lt;b&gt;AC/Docetaxel&lt;/b&gt;</text:p>
          </table:table-cell>
          <table:table-cell table:style-name="ce4" office:value-type="string">
            <text:p>&lt;b&gt;AC&lt;/b&gt; for 4 cycles&lt;br&gt; &lt;b&gt;Docetaxel&lt;/b&gt; 100 mg/m&lt;sup&gt;2&lt;/sup&gt;<text:span text:style-name="T1"> <text:s/></text:span><text:span text:style-name="T2">IV,day 1&lt;br&gt; Repeat every 21 days for 4 </text:span><text:span text:style-name="T2">cycles <text:s text:c="2"/></text:span></text:p>
          </table:table-cell>
          <table:table-cell table:style-name="ce4" office:value-type="string">
            <text:p>High for AC, low for docetaxel</text:p>
          </table:table-cell>
          <table:table-cell table:style-name="ce4" office:value-type="string">
            <text:p>Swain SM,Jeong JH ,Geyer CE,et al. Longer therapy, iatrogenic amenorrhea, and survival in early breast cancer. $N Engl J Med.2010;362(22):2053-2065$</text:p>
          </table:table-cell>
          <table:table-cell table:number-columns-repeated="1014"/>
        </table:table-row>
        <table:table-row table:style-name="ro18">
          <table:table-cell table:number-columns-repeated="5"/>
          <table:table-cell office:value-type="string">
            <text:p>&lt;b&gt;Combination Regimens&lt;/b&gt;</text:p>
          </table:table-cell>
          <table:table-cell table:style-name="ce4" office:value-type="string">
            <text:p>&lt;b&gt;AC<text:span text:style-name="T2">→paclitaxel/Trastuzumab&lt;/b&gt;</text:span></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lt;br&gt; </text:span><text:span text:style-name="T2">&lt;b&gt;FOLLOWED BY&lt;/b&gt;&lt;br&gt; </text:span><text:span text:style-name="T2">&lt;b&gt;Paclitaxel&lt;sup&gt;a&lt;/sup&gt;&lt;/b&gt; 175 </text:span><text:span text:style-name="T2">mg/m&lt;sup&gt;2&lt;/sup&gt; IV over 3 hours, day </text:span><text:span text:style-name="T2">1&lt;br&gt; Repeat every 21 days for 4 cycles&lt;br&gt; </text:span><text:span text:style-name="T2">&lt;b&gt;OR FOLLOWED BY&lt;/b&gt;&lt;br&gt; </text:span><text:span text:style-name="T2">&lt;b&gt;Paclitaxel&lt;sup&gt;a&lt;/sup&gt;&lt;/b&gt; 80 </text:span><text:span text:style-name="T2">mg/m&lt;sup&gt;2&lt;/sup&gt; IV over 1 hours, weekly </text:span><text:span text:style-name="T2">for 12 weeks&lt;br&gt; &lt;b&gt;Trastuzumab&lt;/b&gt; </text:span><text:span text:style-name="T2">(concurrently with paclitaxel) 4 mg/kg IV over </text:span><text:span text:style-name="T2">90 minutes, day 1&lt;br&gt; &lt;b&gt;FOLLOWED </text:span><text:span text:style-name="T2">BY&lt;/b&gt;&lt;br&gt; 2 mg/kg IV weekly for 51 </text:span><text:span text:style-name="T2">additional weeks <text:s text:c="4"/></text:span></text:p>
          </table:table-cell>
          <table:table-cell table:style-name="ce4" office:value-type="string">
            <text:p>High for AC,low for paclitaxel and/or tratuzumab</text:p>
          </table:table-cell>
          <table:table-cell table:style-name="ce12" office:value-type="string">
            <text:p>Romond EH,perez EA,Bryant J.et al. Trastuzumab plus adjuvant chemotherapy for operable HER2-positive breast cancer. $N Engl J Med. 2005;353(16):1673-1684.$ </text:p>
          </table:table-cell>
          <table:table-cell table:number-columns-repeated="1014"/>
        </table:table-row>
        <table:table-row table:style-name="ro19">
          <table:table-cell table:number-columns-repeated="5"/>
          <table:table-cell office:value-type="string">
            <text:p>&lt;b&gt;Combination Regimens&lt;/b&gt;</text:p>
          </table:table-cell>
          <table:table-cell table:style-name="ce4" office:value-type="string">
            <text:p>&lt;b&gt;AC<text:span text:style-name="T2">→T (dose-dense)&lt;/b&gt; <text:s text:c="14"/></text:span></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lt;br&gt; </text:span><text:span text:style-name="T2">&lt;b&gt;Filgrastim&lt;/b&gt; (prophylactic) given on </text:span><text:span text:style-name="T2">days 3-10 of <text:s text:c="2"/>each cycle&lt;br&gt; </text:span><text:span text:style-name="T2">&lt;b&gt;FOLLOWED BY&lt;/b&gt;&lt;br&gt; </text:span><text:span text:style-name="T2">&lt;b&gt;Paclitaxel&lt;sup&gt;a&lt;/sup&gt;&lt;/b&gt; 175 </text:span><text:span text:style-name="T2">mg/m&lt;sup&gt;2&lt;/sup&gt; IV over 3 hours every 14 </text:span><text:span text:style-name="T2">days for 4 cycles&lt;br&gt; &lt;b&gt;Filgrastim&lt;/b&gt; </text:span><text:span text:style-name="T2">(prophylactic) given on days 3-10 of each </text:span><text:span text:style-name="T2">cycle <text:s text:c="64"/></text:span><text:span text:style-name="T2"><text:s text:c="14"/></text:span></text:p>
          </table:table-cell>
          <table:table-cell table:style-name="ce4" office:value-type="string">
            <text:p>High for AC, low for paclitaxel <text:s/></text:p>
          </table:table-cell>
          <table:table-cell table:style-name="ce4" office:value-type="string">
            <text:p>Citron ML, berry DA, Cirrincione C,et al. Randomized trial of dose-dense versus conventionally scheduled and sequential versus concurrent combinational chemotherapy as postoperative adjuvant treatment of node-positive primary breast cancer : first report of intergroup trial C9741/cancer and leukemia Group B trial 9741. $J Clin Oncol. 2003;21(8): 1431-1439$</text:p>
          </table:table-cell>
          <table:table-cell table:number-columns-repeated="1014"/>
        </table:table-row>
        <table:table-row table:style-name="ro20">
          <table:table-cell table:number-columns-repeated="5"/>
          <table:table-cell office:value-type="string">
            <text:p>&lt;b&gt;Combination Regimens&lt;/b&gt;</text:p>
          </table:table-cell>
          <table:table-cell table:style-name="ce4" office:value-type="string">
            <text:p>&lt;b&gt;AC<text:span text:style-name="T2">→TH&lt;/b&gt; <text:s text:c="46"/></text:span><text:span text:style-name="T2"><text:s text:c="3"/></text:span></text:p>
          </table:table-cell>
          <table:table-cell table:style-name="ce4" office:value-type="string">
            <text:p>&lt;b&gt;Doxorubicin&lt;/b&gt; 60mg/m&lt;sup&gt;2&lt;/sup&gt;<text:span text:style-name="T2"> </text:span><text:span text:style-name="T2">IV,day 1&lt;br&gt; &lt;b&gt;Cyclophosphamide&lt;/b&gt; </text:span><text:span text:style-name="T2">600mg/m&lt;sup&gt;2&lt;/sup&gt; <text:s/>IV,day 1&lt;br&gt; Repeat </text:span><text:span text:style-name="T2">every 21 days for 4 cycles&lt;br&gt; </text:span><text:span text:style-name="T2">&lt;b&gt;FOLLOWED BY&lt;/b&gt;&lt;br&gt; </text:span><text:span text:style-name="T2">&lt;b&gt;Docetaxel&lt;sup&gt;b&lt;/sup&gt;&lt;/b&gt; 100 </text:span><text:span text:style-name="T2">mg/m&lt;sup&gt;2&lt;/sup&gt; IV, day1&lt;br&gt; Repeat </text:span><text:span text:style-name="T2">every 21 days for 4 cycles&lt;br&gt; </text:span><text:span text:style-name="T2">&lt;b&gt;Trastuzumab&lt;/b&gt; 4 mg/kg IV, day 1,&lt;br&gt; </text:span><text:span text:style-name="T2">&lt;b&gt;FOLLOWED BY&lt;/b&gt;&lt;br&gt; 2 mg/kg IV </text:span><text:span text:style-name="T2">weekly during docetaxel,&lt;br&gt; </text:span><text:span text:style-name="T2">&lt;b&gt;FOLLOWED BY&lt;/b&gt;&lt;br&gt; 6 mg/kg IV </text:span><text:span text:style-name="T2">every 21 days for 1 year <text:s text:c="34"/></text:span><text:span text:style-name="T2"><text:s text:c="19"/></text:span></text:p>
          </table:table-cell>
          <table:table-cell table:style-name="ce4" office:value-type="string">
            <text:p>High for AC, low for docetaxel and/or trastuzumab</text:p>
          </table:table-cell>
          <table:table-cell table:style-name="ce4" office:value-type="string">
            <text:p>Neyt M, Albrecht J, Cocquyt V.An economic evaluation of herceptin<text:span text:style-name="T1">R <text:s/></text:span><text:span text:style-name="T2">in adjuvant setting: </text:span><text:span text:style-name="T2">the Breast Cancer International Research </text:span><text:span text:style-name="T2">Group 006 trial. $Ann Oncol. 2006; </text:span><text:span text:style-name="T2">17(3):381-390$</text:span></text:p>
          </table:table-cell>
          <table:table-cell table:number-columns-repeated="1014"/>
        </table:table-row>
        <table:table-row table:style-name="ro21">
          <table:table-cell table:number-columns-repeated="5"/>
          <table:table-cell office:value-type="string">
            <text:p>&lt;b&gt;Combination Regimens&lt;/b&gt;</text:p>
          </table:table-cell>
          <table:table-cell table:style-name="ce4" office:value-type="string">
            <text:p>&lt;b&gt;Anastrozole/ Trastuzumab&lt;/b&gt;</text:p>
          </table:table-cell>
          <table:table-cell table:style-name="ce4" office:value-type="string">
            <text:p>&lt;b&gt;Anastrozole&lt;/b&gt; 1 mg PO daily&lt;br&gt; &lt;b&gt;Trastuzmab&lt;/b&gt; 4 mg/kg IV, day 1 &lt;b&gt;THEN&lt;/b&gt;&lt;br&gt; 2 mg/kg IV, weekly</text:p>
          </table:table-cell>
          <table:table-cell table:style-name="ce4" office:value-type="string">
            <text:p>Low</text:p>
          </table:table-cell>
          <table:table-cell table:style-name="ce4" office:value-type="string">
            <text:p>Kaufman B, Mackey JR, Clemens MR, et al. Trastuzmab plus anastrozole versus anastrozole alone for the treatment of postmenopausal women with human epidermal growth factor receptor 2-positive, hormone receptor-positive metastatic breast cancer: results from the randomized phase III TAnDEM study. $J clin oncol. 2009;27(33):5529-5537.$</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AT (Docetaxel)&lt;/b&gt;</text:p>
          </table:table-cell>
          <table:table-cell table:style-name="ce4" office:value-type="string">
            <text:p>&lt;b&gt;Doxorubicin&lt;/b&gt; 50 mg/m&lt;sup&gt;2&lt;/sup&gt;<text:span text:style-name="T2"> </text:span><text:span text:style-name="T2">IV over 15 minutes, day 1&lt;br&gt; </text:span><text:span text:style-name="T2">&lt;b&gt;FOLLOWED 1 HOUR LATER </text:span><text:span text:style-name="T2">BY&lt;/b&gt;&lt;br&gt; &lt;b&gt;Docetaxel&lt;sup&gt;b&lt;/sup&gt;&lt;/b&gt; </text:span><text:span text:style-name="T2">75 mg/m&lt;sup&gt;2&lt;/sup&gt;</text:span><text:span text:style-name="T1"> ,</text:span><text:span text:style-name="T2">day 1&lt;br&gt; Repeat </text:span><text:span text:style-name="T2">every 21 days for up to 8 cycles</text:span></text:p>
          </table:table-cell>
          <table:table-cell table:style-name="ce4" office:value-type="string">
            <text:p>Moderate</text:p>
          </table:table-cell>
          <table:table-cell table:style-name="ce12" office:value-type="string">
            <text:p>Nabholz,JM,Falkson C,Campos D, et al. Docetaxel and doxorubicin comparewd with doxorubicin and cyclophosphamide as first-line chemotherapy for metastatic breast cancer:results of a randomized , multicenter, phase III trial. $J Clin Oncol. 2003;21(6):968-975.$</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AT (Paclitaxel)&lt;/b&gt;</text:p>
          </table:table-cell>
          <table:table-cell table:style-name="ce4" office:value-type="string">
            <text:p>&lt;b&gt;Doxorubicin&lt;/b&gt; 50 mg/m&lt;sup&gt;2&lt;/sup&gt;<text:span text:style-name="T2"> </text:span><text:span text:style-name="T2">IV over, day 1&lt;br&gt; &lt;b&gt;FOLLOWED 24 </text:span><text:span text:style-name="T2">HOUR LATER BY&lt;/b&gt;&lt;br&gt; </text:span><text:span text:style-name="T2">&lt;b&gt;Paclitaxel&lt;sup&gt;b&lt;/sup&gt;&lt;/b&gt; <text:s/>220 </text:span><text:span text:style-name="T2">mg/m&lt;sup&gt;2&lt;/sup&gt; ,IV over 3 hours ,day </text:span><text:span text:style-name="T2">2&lt;br&gt; Repeat every 21 days for up to 8 </text:span><text:span text:style-name="T2">cycles</text:span></text:p>
          </table:table-cell>
          <table:table-cell table:style-name="ce4" office:value-type="string">
            <text:p>Moderate</text:p>
          </table:table-cell>
          <table:table-cell table:style-name="ce4" office:value-type="string">
            <text:p>Jassem J, Pienkowski T, Pluzanska A.et al. Doxorubicin and paclitaxel versus fluorouracil, doxorubicin, and cyclophosphamide as first-line therapy for women with metastatic breast cancer: final results of a randomized phase III multicenter trial. $J Clin Oncol. 2001;19(6):1707-1715$</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A<text:span text:style-name="T2">→T→C (dose-dense)&lt;/b&gt;</text:span></text:p>
          </table:table-cell>
          <table:table-cell table:style-name="ce4" office:value-type="string">
            <text:p>&lt;b&gt;Doxorubicin&lt;/b&gt; 60 mg/m&lt;sup&gt;2&lt;/sup&gt;<text:span text:style-name="T2"> </text:span><text:span text:style-name="T2">IV ,every 14 days for 4 cycles, </text:span><text:span text:style-name="T2">&lt;b&gt;FOLLOWED BY&lt;/b&gt;&lt;br&gt; </text:span><text:span text:style-name="T2">&lt;b&gt;Paclitaxel&lt;sup&gt;a&lt;/sup&gt;&lt;/b&gt; 175 </text:span><text:span text:style-name="T2">mg/m&lt;sup&gt;2&lt;/sup&gt; IV, every 14 days for 4 </text:span><text:span text:style-name="T2">cycles, &lt;b&gt;FOLLOWED BY&lt;/b&gt;&lt;br&gt; </text:span><text:span text:style-name="T2">&lt;b&gt;Cyclophosphamide&lt;/b&gt; 600 </text:span><text:span text:style-name="T2">mg/m&lt;sup&gt;2&lt;/sup&gt; IV, every 14 days for 4 </text:span><text:span text:style-name="T2">cycles&lt;br&gt; &lt;b&gt;Filgrastim&lt;/b&gt; 5 mcg/kg SQ, </text:span><text:span text:style-name="T2">days 3-10 of each 14-day cycle <text:s text:c="23"/></text:span><text:span text:style-name="T2"><text:s text:c="25"/></text:span></text:p>
          </table:table-cell>
          <table:table-cell table:style-name="ce4" office:value-type="string">
            <text:p>Moderate, low for paclitaxel</text:p>
          </table:table-cell>
          <table:table-cell table:style-name="ce4" office:value-type="string">
            <text:p>Citron ML, Berry DA, Cirrincione C,et al. Randomized trial of dose-dense versus conventionally scheduled and sequential versus concurrent combination chemotherapy as postoperative adjuvant treatment of node-positive primary breast cancer : first report of intergroup trial C9741/cancer and leukemia Groüp B Trial 9741. $J Clin Oncol. 2003;21(8):1431-1439$</text:p>
          </table:table-cell>
          <table:table-cell table:number-columns-repeated="1014"/>
        </table:table-row>
        <table:table-row table:style-name="ro22">
          <table:table-cell table:number-columns-repeated="5"/>
          <table:table-cell office:value-type="string">
            <text:p>&lt;b&gt;Combination Regimens&lt;/b&gt;</text:p>
          </table:table-cell>
          <table:table-cell table:style-name="ce5" office:value-type="string">
            <text:p>&lt;b&gt;Bevacizumab/Paclitaxel&lt;/b&gt;</text:p>
          </table:table-cell>
          <table:table-cell table:style-name="ce4" office:value-type="string">
            <text:p>&lt;b&gt;Bevacizumab&lt;/b&gt; 10 mg/kg IV, days 1, 15&lt;br&gt; &lt;b&gt;Paclitaxel&lt;sup&gt;a&lt;/sup&gt;&lt;/b&gt; <text:span text:style-name="T2">90 </text:span><text:span text:style-name="T2">mg/m&lt;sup&gt;2&lt;/sup&gt;</text:span><text:span text:style-name="T1"> </text:span><text:span text:style-name="T2">IV over 1 hour, days 1, 8, </text:span><text:span text:style-name="T2">15&lt;br&gt; Repeat every 28 days</text:span></text:p>
          </table:table-cell>
          <table:table-cell table:style-name="ce4" office:value-type="string">
            <text:p>Low</text:p>
          </table:table-cell>
          <table:table-cell table:style-name="ce4" office:value-type="string">
            <text:p>Miller KD. E2100: a phase III trial of paclitaxel versus paclitaxel/bevacizumab for metastatic breast cancer. $J Clin Oncol. 2003;3(6):421-422$</text:p>
          </table:table-cell>
          <table:table-cell table:number-columns-repeated="1014"/>
        </table:table-row>
        <table:table-row table:style-name="ro21">
          <table:table-cell table:number-columns-repeated="5"/>
          <table:table-cell office:value-type="string">
            <text:p>&lt;b&gt;Combination Regimens&lt;/b&gt;</text:p>
          </table:table-cell>
          <table:table-cell table:style-name="ce4" office:value-type="string">
            <text:p>&lt;b&gt;CAF(oral)&lt;/b&gt;</text:p>
          </table:table-cell>
          <table:table-cell table:style-name="ce4" office:value-type="string">
            <text:p>&lt;b&gt;Cyclophosphamide&lt;/b&gt; 100mg/m&lt;sup&gt;2&lt;/sup&gt;<text:span text:style-name="T1"> </text:span><text:span text:style-name="T2">PO, days 1-14&lt;br&gt; </text:span><text:span text:style-name="T2">&lt;b&gt;Doxorubicin&lt;/b&gt; 30 mg/m&lt;sup&gt;2&lt;/sup&gt; </text:span><text:span text:style-name="T2">IV ,days 1,8&lt;br&gt; &lt;b&gt;Fluorouracil&lt;/b&gt; 500 </text:span><text:span text:style-name="T2">mg/m&lt;sup&gt;2&lt;/sup&gt; IV, days 1,8&lt;br&gt; Repeat </text:span><text:span text:style-name="T2">every 28 days for 6 cycles <text:s text:c="5"/></text:span></text:p>
          </table:table-cell>
          <table:table-cell office:value-type="string">
            <text:p>Moderate-High</text:p>
          </table:table-cell>
          <table:table-cell table:style-name="ce4" office:value-type="string">
            <text:p>Hutchins LF, Green SJ, Favolin PM, et al. Randomized controlled trial of cyclophosphamide, methotrexate, and fluorouracil versus cyclophosphamide, doxorubicin, and fluorouracil with and without tamoxifen for high risk, node-negative breast cancer:treatment results of Intergroup Protocol INT-0102. $J Clin Oncol. 2005;23(33):8313-8321.$</text:p>
          </table:table-cell>
          <table:table-cell table:number-columns-repeated="1014"/>
        </table:table-row>
        <table:table-row table:style-name="ro20">
          <table:table-cell table:number-columns-repeated="5"/>
          <table:table-cell office:value-type="string">
            <text:p>&lt;b&gt;Combination Regimens&lt;/b&gt;</text:p>
          </table:table-cell>
          <table:table-cell table:style-name="ce4" office:value-type="string">
            <text:p>&lt;b&gt;CEF (FEC)&lt;/b&gt;</text:p>
          </table:table-cell>
          <table:table-cell table:style-name="ce4" office:value-type="string">
            <text:p>&lt;b&gt;Cyclophosphamide&lt;/b&gt; 75 mg/m&lt;sup&gt;2&lt;/sup&gt;/d PO, days 1-14&lt;br&gt; &lt;b&gt; Epirubicin&lt;/b&gt; 60 mg/m&lt;sup&gt;2&lt;/sup&gt;/d IV, days 1,8&lt;br&gt; &lt;b&gt;Fluorouracil&lt;/b&gt; 500 mg/m&lt;sup&gt;2&lt;/sup&gt;/d IV, days 1,8&lt;br&gt; Repeat every 28 days for 6 cycles&lt;br&gt; &lt;b&gt;OR&lt;/b&gt;&lt;br&gt; &lt;b&gt;Cyclophosphamide&lt;/b&gt; 500 mg/m&lt;sup&gt;2&lt;/sup&gt; IV, day 1&lt;br&gt; &lt;b&gt;Epirubicin&lt;/b&gt; 100 mg/m&lt;sup&gt;2&lt;/sup&gt; IV, day 1&lt;br&gt; &lt;b&gt;Fluorouracil&lt;/b&gt; 500 mg/m&lt;sup&gt;2&lt;/sup&gt; IV, day 1&lt;br&gt; Repeat every 21 days for 4 cycles</text:p>
          </table:table-cell>
          <table:table-cell table:style-name="ce4" office:value-type="string">
            <text:p>High</text:p>
          </table:table-cell>
          <table:table-cell table:style-name="ce4" office:value-type="string">
            <text:p>Levine MN, Bramwell VH, Pritchard KI, et al. Randomized tiral of intensive cyclophosphamide, epirubicin, and fluorouracil chemotherapy compared with cyclophosphamide, methotrexate, and fluorouracil in premenopausal women with node-positive breast cancer. $J Clin Oncol. 1998;16(8):2651:2658.$&lt;br&gt; French Epirubicin Study Group. Epirubicin-based chemotherapy in metastatic breast cancer patients: role of dose intensity and duration of treatment. $J Clin Oncol. 2000;18(7):3115-3124.$</text:p>
          </table:table-cell>
          <table:table-cell table:number-columns-repeated="1014"/>
        </table:table-row>
        <table:table-row table:style-name="ro19">
          <table:table-cell table:number-columns-repeated="5"/>
          <table:table-cell office:value-type="string">
            <text:p>&lt;b&gt;Combination Regimens&lt;/b&gt;</text:p>
          </table:table-cell>
          <table:table-cell table:style-name="ce4" office:value-type="string">
            <text:p>&lt;b&gt;CMF&lt;/b&gt;</text:p>
          </table:table-cell>
          <table:table-cell table:style-name="ce4" office:value-type="string">
            <text:p>&lt;b&gt;Cyclophosphamide 100 mg/m&lt;sup&gt;2&lt;/sup&gt;/d PO, days 1-14&lt;br&gt; &lt;b&gt;MTX&lt;/b&gt; 40 mg/m&lt;sup&gt;2&lt;/sup&gt;/d IV, days 1,8&lt;br&gt; &lt;b&gt;Fluorouracil&lt;/b&gt; 600 mg/m&lt;sup&gt;2&lt;/sup&gt;/d IV, days 1, 8&lt;br&gt; Repeat every 28 days for up to 6 cycles&lt;br&gt; &lt;b&gt;OR&lt;/b&gt;&lt;br&gt; &lt;b&gt;Cyclophosphamide&lt;/b&gt; 600 mg/m&lt;sup&gt;2&lt;/sup&gt; IV, day 1&lt;br&gt; &lt;b&gt;MTX&lt;/b&gt; 40 mg/m&lt;sup&gt;2&lt;/sup&gt; IV, day 1&lt;br&gt; &lt;b&gt;Fluorouracil&lt;/b&gt; 600 mg/m&lt;sup&gt;2&lt;/sup&gt; IV, day 1&lt;br&gt; Repeat every 21 days for up to 12 courses</text:p>
          </table:table-cell>
          <table:table-cell table:style-name="ce4" office:value-type="string">
            <text:p>Moderate for IV, Moderate-High for PO</text:p>
          </table:table-cell>
          <table:table-cell table:style-name="ce4" office:value-type="string">
            <text:p>Amadori D, Nanni O, Marangolo M, et al. Disease-free survival advantage of adjuvant cyclophosphamide, methotrexate, and fluorouracil in patients with node-negative, rapdly proliferating breast cancer: a randomized multicenter study. $J Clin Oncol. 2000:18(17):3125-3134.$&lt;br&gt; Bonadonna G, Zambetti M, Valagussa P. Sequential or alternating doxorubicin and CMF regimens in breast cancer with more than three positive nodes: ten-year results.$ JAMA. 1995:273(7):542-547.$</text:p>
          </table:table-cell>
          <table:table-cell table:number-columns-repeated="1014"/>
        </table:table-row>
        <table:table-row table:style-name="ro9">
          <table:table-cell table:number-columns-repeated="5"/>
          <table:table-cell office:value-type="string">
            <text:p>&lt;b&gt;Combination Regimens&lt;/b&gt;</text:p>
          </table:table-cell>
          <table:table-cell table:style-name="ce4" office:value-type="string">
            <text:p>&lt;b&gt;Gemcitabine/Paclitaxel&lt;/b&gt;</text:p>
          </table:table-cell>
          <table:table-cell table:style-name="ce4" office:value-type="string">
            <text:p>&lt;b&gt;Gemcitabine 1,250 mg/m&lt;sup&gt;2&lt;/sup&gt; IV over 30-60 minutes, days 1, 8&lt;br&gt; &lt;b&gt;Paclitaxel&lt;sup&gt;a&lt;/sup&gt;&lt;/b&gt; 175 mg/m&lt;sup&gt;2&lt;/sup&gt; IV over 3 hours before gemcitabine, day 1&lt;br&gt; Repeat every 21 days</text:p>
          </table:table-cell>
          <table:table-cell table:style-name="ce4" office:value-type="string">
            <text:p>Low</text:p>
          </table:table-cell>
          <table:table-cell table:style-name="ce4" office:value-type="string">
            <text:p>Albain KS, Nag SM, Calderillo-Ruiz G, et al. Gemcitabine plus paclitaxel versus paclitaxel monotherapy in patients with metastatic breast cancer and prior anthracycline treatment. $J Clin Oncol. 2008;26(24):3950-3957.$</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HEC&lt;/b&gt;</text:p>
          </table:table-cell>
          <table:table-cell table:style-name="ce4" office:value-type="string">
            <text:p>&lt;b&gt;Epirubicin&lt;/b&gt; 100 mg/m&lt;sup&gt;2&lt;/sup&gt; IV, day 1&lt;br&gt; &lt;b&gt;Cyclophosphamide&lt;/b&gt; 830 mg/m&lt;sup&gt;2&lt;/sup&gt; IV, day 1&lt;br&gt; Repeat every 21 days for up to 8 cycles</text:p>
          </table:table-cell>
          <table:table-cell table:style-name="ce4" office:value-type="string">
            <text:p>High</text:p>
          </table:table-cell>
          <table:table-cell table:style-name="ce4" office:value-type="string">
            <text:p>Piccart MJ, Di Leo A, Beauduin M, et al. Phase III trial comparing two dose levels of epirubicin combined with cyclophosphamide with cyclophosphamide, methotrexate, and fluorouracil in node-positive breast cancer. $J Clin Oncol. 2001;19(12):3103-3110.$</text:p>
          </table:table-cell>
          <table:table-cell table:number-columns-repeated="1014"/>
        </table:table-row>
        <table:table-row table:style-name="ro9">
          <table:table-cell table:number-columns-repeated="5"/>
          <table:table-cell office:value-type="string">
            <text:p>&lt;b&gt;Combination Regimens&lt;/b&gt;</text:p>
          </table:table-cell>
          <table:table-cell table:style-name="ce4" office:value-type="string">
            <text:p>&lt;b&gt;Ixabepilone/Capecitabine&lt;/b&gt;</text:p>
          </table:table-cell>
          <table:table-cell table:style-name="ce4" office:value-type="string">
            <text:p>&lt;b&gt;Ixabepilone&lt;/b&gt; 40 mg/m&lt;sup&gt;2&lt;/sup&gt; IV over 3 hours, day 1&lt;br&gt; &lt;b&gt;Capecitabine&lt;/b&gt; 1,000 mg/m&lt;sup&gt;2&lt;/sup&gt; PO bid, days 1-14&lt;br&gt; Repeat every 21 days for up to 8 cycles</text:p>
          </table:table-cell>
          <table:table-cell table:style-name="ce4" office:value-type="string">
            <text:p>Minimal-Low</text:p>
          </table:table-cell>
          <table:table-cell table:style-name="ce4" office:value-type="string">
            <text:p>Thomas ES, Gomez HL, Li RK, et al. Ixabepilone plus capecitabine for metastatic breast cancer progressing after anthracycline and taxane treatment. $J Clin Oncol. 2007;25(33):5210-5217.$</text:p>
          </table:table-cell>
          <table:table-cell table:number-columns-repeated="1014"/>
        </table:table-row>
        <table:table-row table:style-name="ro15">
          <table:table-cell table:number-columns-repeated="5"/>
          <table:table-cell office:value-type="string">
            <text:p>&lt;b&gt;Combination Regimens&lt;/b&gt;</text:p>
          </table:table-cell>
          <table:table-cell office:value-type="string">
            <text:p>&lt;b&gt;Lapatinib/Capecitabine&lt;/b&gt;</text:p>
          </table:table-cell>
          <table:table-cell table:style-name="ce4" office:value-type="string">
            <text:p>&lt;b&gt;Lapatinib&lt;/b&gt; 1,250 mg PO 1 hour before breakfast, daily&lt;br&gt; &lt;b&gt;Capecitabine&lt;/b&gt; 1,000 mg/m&lt;sup&gt;2&lt;/sup&gt; PO bid, days 1-14&lt;br&gt; Repeat every 21 days</text:p>
          </table:table-cell>
          <table:table-cell table:style-name="ce4" office:value-type="string">
            <text:p>Minimal-Low</text:p>
          </table:table-cell>
          <table:table-cell table:style-name="ce4" office:value-type="string">
            <text:p>Geyer CE, Forster J, Lindquist D, et al. Lapatinib plus capecitabine for HER2-positive advanced breast cancer. $N Engl J Med. 2006;355(26):2733-2743.$</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Lapatinib Letrozole&lt;/b&gt;</text:p>
          </table:table-cell>
          <table:table-cell table:style-name="ce4" office:value-type="string">
            <text:p>&lt;b&gt;Lapatinib&lt;/b&gt; 1,500 mg PO, daily&lt;br&gt; &lt;b&gt;Letrozole&lt;/b&gt; 2.5 mg PO, daily</text:p>
          </table:table-cell>
          <table:table-cell table:style-name="ce4" office:value-type="string">
            <text:p>Minimal-Low</text:p>
          </table:table-cell>
          <table:table-cell table:style-name="ce4" office:value-type="string">
            <text:p>Johnston S, Pippen J Jr, Pivot X, et al. Lapatinib combined with letrozole versus letrozole and placebo as first-line therapy for postmenopausal hormone receptor-positive metastatic breast cancer. $J Clin Oncol. 200927(33):5538-5546.$</text:p>
          </table:table-cell>
          <table:table-cell table:number-columns-repeated="1014"/>
        </table:table-row>
        <table:table-row table:style-name="ro21">
          <table:table-cell table:number-columns-repeated="5"/>
          <table:table-cell office:value-type="string">
            <text:p>&lt;b&gt;Combination Regimens&lt;/b&gt;</text:p>
          </table:table-cell>
          <table:table-cell table:style-name="ce4" office:value-type="string">
            <text:p>&lt;b&gt;Sequential AC --&gt; T&lt;/b&gt;</text:p>
          </table:table-cell>
          <table:table-cell table:style-name="ce4" office:value-type="string">
            <text:p>&lt;b&gt;Doxorubicin&lt;/b&gt; 60 mg/m&lt;sup&gt;2&lt;/sup&gt; over 5-15 minutes, day 1&lt;br&gt; &lt;b&gt;Cyclophosphamide&lt;/b&gt; 600 mg/m&lt;sup&gt;2&lt;/sup&gt; IV 30-60 minutes, day 1&lt;br&gt; Repeat every 21 days for 4 cycles&lt;br&gt; &lt;b&gt;FOLLOWED BY&lt;/b&gt;&lt;br&gt; &lt;b&gt;PACLITAXEL&lt;sup&gt;a&lt;/sup&gt;&lt;/b&gt; 80 mg/m&lt;sup&gt;2&lt;/sup&gt; IV over 1 hour&lt;br&gt; Repeat every 7 days for 12 cycles</text:p>
          </table:table-cell>
          <table:table-cell table:style-name="ce4" office:value-type="string">
            <text:p>High for AC, low for paclitaxel <text:s/></text:p>
          </table:table-cell>
          <table:table-cell table:style-name="ce4" office:value-type="string">
            <text:p>Sparano JA, Wang M, Martino S, et al. Weekly paclitaxel in the adjuvant treatment of breast cancer. $N Engl J Med. 2008;238(16):1663-1671.$</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TAC&lt;/b&gt;</text:p>
          </table:table-cell>
          <table:table-cell table:style-name="ce4" office:value-type="string">
            <text:p>&lt;b&gt;Doxorubicin&lt;/b&gt; 50 mg/m&lt;sup&gt;2&lt;/sup&gt; as a 15-minute IV bolus, &lt;b&gt;FOLLOWED IMMEDIATELY BY&lt;/b&gt;&lt;br&gt; &lt;b&gt;Cyclophosphamide 500 mg/m&lt;sup&gt;2&lt;/sup&gt; as a 1- to 5-minute IV bolus, &lt;b&gt;FOLLOWED&lt;/b&gt; 1 hour after completion of the doxorubicin infusion &lt;b&gt;BY&lt;/b&gt;&lt;br&gt; &lt;b&gt;Docetaxel&lt;sup&gt;b&lt;/sup&gt;&lt;/b&gt; 75 mg/m&lt;sup&gt;2&lt;/sup&gt; IV over 1 hour</text:p>
          </table:table-cell>
          <table:table-cell table:style-name="ce4" office:value-type="string">
            <text:p>High</text:p>
          </table:table-cell>
          <table:table-cell table:style-name="ce4" office:value-type="string">
            <text:p>Martin M, Pienkowshi T, Mackey J, et al. Adjuvant docetaxel for node-positive breast cancer. $N Engl J Med. 2005;352(22):2303-2313.$</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TC&lt;/b&gt;</text:p>
          </table:table-cell>
          <table:table-cell table:style-name="ce4" office:value-type="string">
            <text:p>&lt;b&gt;Docetaxel&lt;sup&gt;b&lt;/sup&gt;&lt;/b&gt; 75 mg/m&lt;sup&gt;2&lt;/sup&gt; IV over 30-60 minutes, day 1&lt;br&gt; &lt;b&gt;Cyclophosphamide&lt;/b&gt; 600 mg/m&lt;sup&gt;2&lt;/sup&gt; IV over 30-60 minutes, day 1&lt;br&gt; Repeat every 21 days for 4 cycles</text:p>
          </table:table-cell>
          <table:table-cell table:style-name="ce4" office:value-type="string">
            <text:p>Moderate</text:p>
          </table:table-cell>
          <table:table-cell table:style-name="ce4" office:value-type="string">
            <text:p>Jones SE, Savin MA, Holmes FA, et al. Phase III trial comparing doxorubicin plus cyclophosphamide with docetaxel plus cyclophosphamide as adjuvant therapy for operable breast cancer. $J Clin Oncol. 2006:24(34):5381-5387.$</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TCH&lt;/b&gt;</text:p>
          </table:table-cell>
          <table:table-cell table:style-name="ce4" office:value-type="string">
            <text:p>&lt;b&gt;Docetaxel&lt;sup&gt;b&lt;/sup&gt;&lt;/b&gt; 75 mg/m&lt;sup&gt;2&lt;/sup&gt; IV, day 1&lt;br&gt; &lt;b&gt;Carboplatin&lt;/b&gt; AUC of 6 (calculated with the Calvert formula) IV, day 1 &lt;br&gt; Repeat every 21 days for 8 cycles&lt;br&gt; &lt;b&gt;Trastuzumab&lt;/b&gt; 4 mg/kg IV,&lt;br&gt; &lt;b&gt;FOLLOWED BY&lt;/b&gt;&lt;br&gt; &lt;b&gt;Trastuzumab&lt;/b&gt; 2 mg/kg IV weekly during chemotherapy, &lt;b&gt;THEN&lt;/b&gt; 6 mg/kg IV&lt;br&gt; Repeat every 21 days for 1 year</text:p>
          </table:table-cell>
          <table:table-cell table:style-name="ce4" office:value-type="string">
            <text:p>Moderate for combination therapy, low for trastuzumab monotherapy</text:p>
          </table:table-cell>
          <table:table-cell table:style-name="ce4" office:value-type="string">
            <text:p>Pegram M, Forbes J, Pienkowski T, et al. BCIRG 007: first overall survival analysis of randomized phase III trial of trastuzumab plus docetaxel with or without carboplatin as first line therapy in HER2 amplified metastatic breast cancer (MBC). $J Clin Oncol. 2007;25:LBA 1008 (abstract).$</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TP&lt;/b&gt;</text:p>
          </table:table-cell>
          <table:table-cell table:style-name="ce4" office:value-type="string">
            <text:p>&lt;b&gt;Trastuzumab&lt;/b&gt; 4 mg/kg IV loading dose, day 1 &lt;b&gt;THEN&lt;/b&gt; 2 mg/kg IV weekly, days 8, 15&lt;br&gt; &lt;b&gt;Paclitaxel&lt;sup&gt;a&lt;/sup&gt;&lt;/b&gt; 175 mg/m&lt;sup&gt;2&lt;/sup&gt; IV, day 2&lt;br&gt; Repeat every 21 days for at least 6 cycles</text:p>
          </table:table-cell>
          <table:table-cell table:style-name="ce4" office:value-type="string">
            <text:p>Low</text:p>
          </table:table-cell>
          <table:table-cell table:style-name="ce4" office:value-type="string">
            <text:p>Robert N, Leyland-Jones B, Asmar L, et al. Randomized phase III study of trastuzumab, paclitaxel, and carboplatin compared with trastuzumab and paclitaxel in women with HER-2-overexpressing metastatic breast cancer. $J Clin Oncol. 2006;24(18):2786-2792.$</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Trastuzumab/Paclitaxel/Carboplatin&lt;/b&gt;</text:p>
          </table:table-cell>
          <table:table-cell table:style-name="ce4" office:value-type="string">
            <text:p>&lt;b&gt;Trastuzumab&lt;/b&gt; 4 mg/kg loading dose, day 1 of cycle 1, &lt;b&gt;THEN&lt;/b&gt; 2 mg/kg weekly thereafter&lt;br&gt; &lt;b&gt;Paclitaxel&lt;sup&gt;a&lt;/sup&gt;&lt;/b&gt; 175 mg/m&lt;sup&gt;2&lt;/sup&gt; IV, day 2&lt;br&gt; &lt;b&gt;Carboplatin&lt;/b&gt; AUC of 6, day 2&lt;br&gt; Repeat every 21 days for at least 6 cycles&lt;br&gt; &lt;b&gt;FOLLOWED BY Trastuzumab&lt;/b&gt; 2 mg/kg weekly until disease progression or other discontinuation event </text:p>
          </table:table-cell>
          <table:table-cell table:style-name="ce4" office:value-type="string">
            <text:p>Moderate (low for single-agent trastuzumab)</text:p>
          </table:table-cell>
          <table:table-cell table:style-name="ce4" office:value-type="string">
            <text:p>Robert N, Leyland-Jones B, Asmar L, et al. Randomized phase III study of trastuzumab, paclitaxel, and carboplatin compared with trastuzumab and paclitaxel in women with HER-2-overexpressing metastatic breast cancer. $J Clin Oncol. 2006;24(18):2786-2792.$</text:p>
          </table:table-cell>
          <table:table-cell table:number-columns-repeated="1014"/>
        </table:table-row>
        <table:table-row table:style-name="ro10">
          <table:table-cell table:number-columns-repeated="5"/>
          <table:table-cell office:value-type="string">
            <text:p>&lt;b&gt;Combination Regimens&lt;/b&gt;</text:p>
          </table:table-cell>
          <table:table-cell table:style-name="ce4" office:value-type="string">
            <text:p>&lt;b&gt;X+T&lt;/b&gt;</text:p>
          </table:table-cell>
          <table:table-cell table:style-name="ce4" office:value-type="string">
            <text:p>&lt;b&gt;Capecitabine&lt;/b&gt; 1,250 mg/m&lt;sup&gt;2&lt;/sup&gt; PO bid, days 1-14&lt;br&gt; &lt;b&gt;Docetaxel&lt;sup&gt;b&lt;/sup&gt;&lt;/b&gt; 75 mg/m&lt;sup&gt;2&lt;/sup&gt; as a 1-hour IV infusion, day 1&lt;br&gt; Repeat every 21 days</text:p>
          </table:table-cell>
          <table:table-cell table:style-name="ce4" office:value-type="string">
            <text:p>Low</text:p>
          </table:table-cell>
          <table:table-cell table:style-name="ce4" office:value-type="string">
            <text:p>O'Shaughnessy J, Miles D, Vukelja S, et al. Superior survival with capecitabine plus docetaxel combination therapy in anthraccline-pretreated patients with advanced breast cancer: phase III trial results. $J Clin Oncol. 2002;20(12):2812-2823.$</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Abraxane&lt;/b&gt;</text:p>
          </table:table-cell>
          <table:table-cell table:style-name="ce4" office:value-type="string">
            <text:p>&lt;b&gt;Paclitaxel protein-bound particles for injectable suspension&lt;/b&gt; 260 mg/m&lt;sup&gt;2&lt;/sup&gt; IV over 30 minutes&lt;br&gt; Repeat every 21 days</text:p>
          </table:table-cell>
          <table:table-cell table:style-name="ce4" office:value-type="string">
            <text:p>Low</text:p>
          </table:table-cell>
          <table:table-cell table:style-name="ce4" office:value-type="string">
            <text:p>Gradishar WJ, Tjulandin S, Davidson N, et al. Phase III trial of nanoparticle albumin-bound paclitaxel compared with polyethylated castor oil-based paclitaxel in women with breast cancer. $J Clin Oncol. 2005;23(31):7794-7803.$</text:p>
          </table:table-cell>
          <table:table-cell table:number-columns-repeated="1014"/>
        </table:table-row>
        <table:table-row table:style-name="ro23">
          <table:table-cell table:number-columns-repeated="5"/>
          <table:table-cell office:value-type="string">
            <text:p>&lt;b&gt;Single-Agent Regimens&lt;/b&gt;</text:p>
          </table:table-cell>
          <table:table-cell table:style-name="ce4" office:value-type="string">
            <text:p>&lt;b&gt;Anastrozole&lt;/b&gt;</text:p>
          </table:table-cell>
          <table:table-cell table:style-name="ce4" office:value-type="string">
            <text:p>&lt;b&gt;Anastrozole&lt;/b&gt; 1 mg/d PO</text:p>
          </table:table-cell>
          <table:table-cell table:style-name="ce4" office:value-type="string">
            <text:p>Not Applicable</text:p>
          </table:table-cell>
          <table:table-cell table:style-name="ce4" office:value-type="string">
            <text:p>Arimidex [package insert]. $Wilmington, DE: AstraZeneca Pharmaceuticals LP; 2011.$</text:p>
          </table:table-cell>
          <table:table-cell table:number-columns-repeated="1014"/>
        </table:table-row>
        <table:table-row table:style-name="ro15">
          <table:table-cell table:number-columns-repeated="5"/>
          <table:table-cell office:value-type="string">
            <text:p>&lt;b&gt;Single-Agent Regimens&lt;/b&gt;</text:p>
          </table:table-cell>
          <table:table-cell table:style-name="ce4" office:value-type="string">
            <text:p>&lt;b&gt;Capecitabine&lt;/b&gt;</text:p>
          </table:table-cell>
          <table:table-cell table:style-name="ce4" office:value-type="string">
            <text:p>&lt;b&gt;Capecitabine&lt;/b&gt; 1,250 mg/m&lt;sup&gt;2&lt;/sup&gt; PO bid, days 1-14, &lt;b&gt;FOLLOWED BY&lt;/b&gt; 7 days rest&lt;br&gt; Repeat every 21 days </text:p>
          </table:table-cell>
          <table:table-cell table:style-name="ce4" office:value-type="string">
            <text:p>Minimal-Low</text:p>
          </table:table-cell>
          <table:table-cell table:style-name="ce4" office:value-type="string">
            <text:p>Xeloda [package insert]. $San Francisco, CA: Genentech; 2011.$</text:p>
          </table:table-cell>
          <table:table-cell table:number-columns-repeated="1014"/>
        </table:table-row>
        <table:table-row table:style-name="ro14">
          <table:table-cell table:number-columns-repeated="5"/>
          <table:table-cell office:value-type="string">
            <text:p>&lt;b&gt;Single-Agent Regimens&lt;/b&gt;</text:p>
          </table:table-cell>
          <table:table-cell table:style-name="ce4" office:value-type="string">
            <text:p>&lt;b&gt;Docetaxel&lt;/b&gt;</text:p>
          </table:table-cell>
          <table:table-cell table:style-name="ce4" office:value-type="string">
            <text:p>&lt;b&gt;Docetaxel&lt;sup&gt;b&lt;/sup&gt;&lt;/b&gt; 60-100 mg/m&lt;sup&gt;2&lt;/sup&gt; IV over 1 hour&lt;br&gt; Repeat every 21 days </text:p>
          </table:table-cell>
          <table:table-cell table:style-name="ce4" office:value-type="string">
            <text:p>Low</text:p>
          </table:table-cell>
          <table:table-cell table:style-name="ce4" office:value-type="string">
            <text:p>Chan S, Friedrichs K, Noel D, et al. Prospective randomized trial of docetaxel versus doxorubicin in patients with metastatic breast cancer. $J Clin Oncol. 1999;17(8):2341-2354.$&lt;br&gt; Nabholtz JM, Senn Hj, Bezwoda WR, et al. Prospective randomized trial of docetaxel versus mitomycin plus vinblastine in patients with metastatic breast cancer progressing despite previous anthracycline-containing chemotherapy. $J Clin Oncol. 1999;17(5):1413-1424.$&lt;br&gt; Taxotere [package insert]. $New York, NY: Sanofi-Aventis; 2010.$</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Eribulin&lt;/b&gt;</text:p>
          </table:table-cell>
          <table:table-cell table:style-name="ce4" office:value-type="string">
            <text:p>&lt;b&gt;Eribulin&lt;/b&gt; 1.4 mg/m&lt;sup&gt;2&lt;/sup&gt; IV over 2-5 minutes, days 1 and 8&lt;br&gt; Repeat cycle every 21 days</text:p>
          </table:table-cell>
          <table:table-cell table:style-name="ce4" office:value-type="string">
            <text:p>Low</text:p>
          </table:table-cell>
          <table:table-cell table:style-name="ce4" office:value-type="string">
            <text:p>Cortes J, O'Shaughnessy J, Loesch D, et al. Eribulin monotherapy versus treatment of physician's choice in patients with metastatic breast cancer (EMBRACE): a phase 3 open-label randomised study. $Lancet. 2011;377(9769):914-923.$</text:p>
          </table:table-cell>
          <table:table-cell table:number-columns-repeated="1014"/>
        </table:table-row>
        <table:table-row table:style-name="ro24">
          <table:table-cell table:number-columns-repeated="5"/>
          <table:table-cell office:value-type="string">
            <text:p>&lt;b&gt;Single-Agent Regimens&lt;/b&gt;</text:p>
          </table:table-cell>
          <table:table-cell table:style-name="ce4" office:value-type="string">
            <text:p>&lt;b&gt;Exemestane&lt;/b&gt;</text:p>
          </table:table-cell>
          <table:table-cell table:style-name="ce4" office:value-type="string">
            <text:p>&lt;b&gt;Exemestane&lt;/b&gt; 25 mg/d PO</text:p>
          </table:table-cell>
          <table:table-cell table:style-name="ce4" office:value-type="string">
            <text:p>Not Applicable</text:p>
          </table:table-cell>
          <table:table-cell table:style-name="ce4" office:value-type="string">
            <text:p>Lonning PE, Bajetta E, Murray R, et al. Activity of exemestane in metastatic breast cancer after failure of nonsteroidal aromatase in hibitors: a phase II trial. $J Clin Oncol. 2000;18(11):2234-2244.$&lt;br&gt; Kaufmann M, Bajetta E, Dirix LY, et al. Exemestane is superior to megestrol acetate after tamoxifen failure in postmenopausal women with advanced breast cancer: results of a phase III randomized double-blind trial. The Exemestane Study Group. $J Clin Oncol. 2000;18(7):1399-1411.$&lt;br&gt; Coombes RC, Hall E, Gibson LJ, et al. A randomized trial of exemestane after two to three years of tamoxifen therapy in postmenopausal women with primary breast cancer. $N Engl J Med. 2004;350(11):1081-1092.$</text:p>
          </table:table-cell>
          <table:table-cell table:number-columns-repeated="1014"/>
        </table:table-row>
        <table:table-row table:style-name="ro23">
          <table:table-cell table:number-columns-repeated="5"/>
          <table:table-cell office:value-type="string">
            <text:p>&lt;b&gt;Single-Agent Regimens&lt;/b&gt;</text:p>
          </table:table-cell>
          <table:table-cell table:style-name="ce4" office:value-type="string">
            <text:p>&lt;b&gt;Fulvestrant&lt;/b&gt;</text:p>
          </table:table-cell>
          <table:table-cell table:style-name="ce4" office:value-type="string">
            <text:p>&lt;b&gt;Fulvestrant&lt;/b&gt; 250 mg IM into the buttock ever month</text:p>
          </table:table-cell>
          <table:table-cell table:style-name="ce4" office:value-type="string">
            <text:p>Not Applicable</text:p>
          </table:table-cell>
          <table:table-cell table:style-name="ce4" office:value-type="string">
            <text:p>Faslodex [package insert]. $Wilmington, DE: AstraZeneca Pharmaceuticals LP; 2011.$</text:p>
          </table:table-cell>
          <table:table-cell table:number-columns-repeated="1014"/>
        </table:table-row>
        <table:table-row table:style-name="ro15">
          <table:table-cell table:number-columns-repeated="5"/>
          <table:table-cell office:value-type="string">
            <text:p>&lt;b&gt;Single-Agent Regimens&lt;/b&gt;</text:p>
          </table:table-cell>
          <table:table-cell table:style-name="ce4" office:value-type="string">
            <text:p>&lt;b&gt;Gemcitabine&lt;/b&gt;</text:p>
          </table:table-cell>
          <table:table-cell table:style-name="ce4" office:value-type="string">
            <text:p>&lt;b&gt;Gemcitabine&lt;/b&gt; 800 mg/m&lt;sup&gt;2&lt;/sup&gt;/d IV over 30 minutes, days 1, 8, 15&lt;br&gt; Repeat every 28 days</text:p>
          </table:table-cell>
          <table:table-cell table:style-name="ce4" office:value-type="string">
            <text:p>Low</text:p>
          </table:table-cell>
          <table:table-cell table:style-name="ce4" office:value-type="string">
            <text:p>Carmichael J, Possinger K, Phillip P, et al. Advanced breast cancer: a phase II trial with gemcitabine. $J Clin Oncol. 1995;13(11):2731-2736.$</text:p>
          </table:table-cell>
          <table:table-cell table:number-columns-repeated="1014"/>
        </table:table-row>
        <table:table-row table:style-name="ro18">
          <table:table-cell table:number-columns-repeated="5"/>
          <table:table-cell office:value-type="string">
            <text:p>&lt;b&gt;Single-Agent Regimens&lt;/b&gt;</text:p>
          </table:table-cell>
          <table:table-cell table:style-name="ce4" office:value-type="string">
            <text:p>&lt;b&gt;Letrozole&lt;/b&gt;</text:p>
          </table:table-cell>
          <table:table-cell table:style-name="ce4" office:value-type="string">
            <text:p>&lt;b&gt;Letrozole&lt;/b&gt; 2.5 mg/d PO</text:p>
          </table:table-cell>
          <table:table-cell table:style-name="ce4" office:value-type="string">
            <text:p>Not Applicable</text:p>
          </table:table-cell>
          <table:table-cell table:style-name="ce4" office:value-type="string">
            <text:p>Dombernowsky P, Smith I, Falkson G, et al. Letrozole, a new oral aromatase inhibitor for advanced breast cancer: double-blind randomized trial showing a dose effect and improved efficacy and tolerability compared with megestrol aectate. $J Clin Oncol. 1998;16(2):453-461.$&lt;br&gt; Ingle JN, et al. A randomized phase II trial of two dosage levels of letrozole as third-line hormonal therapy for women with metastatic breast carcinoma. $Cancer. 1997;80(2):218-224.$&lt;br&gt; Goss PE, Ingle JN, Martino S, et al. A randomized trial of letrozole in postmenopausal women after five years of tamoxifen therapy for early-stage breast cancer. $N Engl J Med. 2003;349(19): 1793-1802.$</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Megestrol&lt;/b&gt;</text:p>
          </table:table-cell>
          <table:table-cell table:style-name="ce4" office:value-type="string">
            <text:p>&lt;b&gt;Megestrol&lt;/b&gt; 40 mg PO, every 6 hours</text:p>
          </table:table-cell>
          <table:table-cell table:style-name="ce4" office:value-type="string">
            <text:p>Not Applicable</text:p>
          </table:table-cell>
          <table:table-cell table:style-name="ce4" office:value-type="string">
            <text:p>Buzdar A, Douma J, et al. Phase III, multicenter, double-blind, randomized study of letrozole, and aromatiase inhibitor, for advanced breast cancer versus megestrol acetate. $J Clin Oncol. 2001;19(14):3357-3366.$</text:p>
          </table:table-cell>
          <table:table-cell table:number-columns-repeated="1014"/>
        </table:table-row>
        <table:table-row table:style-name="ro19">
          <table:table-cell table:number-columns-repeated="5"/>
          <table:table-cell office:value-type="string">
            <text:p>&lt;b&gt;Single-Agent Regimens&lt;/b&gt;</text:p>
          </table:table-cell>
          <table:table-cell table:style-name="ce4" office:value-type="string">
            <text:p>&lt;b&gt;Paclitaxel&lt;/b&gt;</text:p>
          </table:table-cell>
          <table:table-cell table:style-name="ce4" office:value-type="string">
            <text:p>&lt;b&gt;Paclitaxel&lt;sup&gt;a&lt;/sup&gt;&lt;/b&gt; 250 mg/m&lt;sup&gt;2&lt;/sup&gt; IV over 3 or 24 hours&lt;br&gt; Repeat every 21 days&lt;br&gt; &lt;b&gt;OR&lt;/b&gt;&lt;br&gt; &lt;b&gt;Paclitaxel&lt;sup&gt;a&lt;/sup&gt;&lt;/b&gt; 175 mg/m&lt;sup&gt;2&lt;/sup&gt; IV over 3 hours&lt;br&gt; Repeat every 21 days</text:p>
          </table:table-cell>
          <table:table-cell table:style-name="ce4" office:value-type="string">
            <text:p>Low</text:p>
          </table:table-cell>
          <table:table-cell table:style-name="ce4" office:value-type="string">
            <text:p>Seidman AD, Tiersten A, Hudis C, et al. Phase II trial of paclitaxel by 3-hour infusion as initial and salvage chemotherapy for metastatic breast cancer. $J Clin Oncol. 1995;13(10):2575-2581.$&lt;br&gt; Smith RE, Brown AM, Mamounas EP, et al. Randomized trial of 3-hour versus 24-hour infusion of high-dose paclitaxel in patients with metastatic or locally advanced breast cancer: National Surgical Adjuvant Breast and Bowel Project Protocol B-26. $J Clin Oncol. 1999;17(11):3403-3411.$</text:p>
          </table:table-cell>
          <table:table-cell table:number-columns-repeated="1014"/>
        </table:table-row>
        <table:table-row table:style-name="ro10">
          <table:table-cell table:number-columns-repeated="5"/>
          <table:table-cell office:value-type="string">
            <text:p>&lt;b&gt;Single-Agent Regimens&lt;/b&gt;</text:p>
          </table:table-cell>
          <table:table-cell table:style-name="ce4" office:value-type="string">
            <text:p>&lt;b&gt;Tamoxifen&lt;/b&gt;</text:p>
          </table:table-cell>
          <table:table-cell table:style-name="ce4" office:value-type="string">
            <text:p>&lt;b&gt;Tamoxifen&lt;/b&gt; 20-40 mg/d, dosages &gt;20 mg/d should be given in divided doses (morning and evening)</text:p>
          </table:table-cell>
          <table:table-cell table:style-name="ce4" office:value-type="string">
            <text:p>Not Applicable</text:p>
          </table:table-cell>
          <table:table-cell table:style-name="ce4" office:value-type="string">
            <text:p>Hackshaw A, Roughton M, et al. Long-term benefits of 5 years of tamoxifen: 10-year follow-up of a large randomized trial in women at least 50 years of age with early breast cancer. $J Clin Oncol. 2011;29(13):1657-1663.$</text:p>
          </table:table-cell>
          <table:table-cell table:number-columns-repeated="1014"/>
        </table:table-row>
        <table:table-row table:style-name="ro6">
          <table:table-cell table:number-columns-repeated="5"/>
          <table:table-cell office:value-type="string">
            <text:p>&lt;b&gt;Single-Agent Regimens&lt;/b&gt;</text:p>
          </table:table-cell>
          <table:table-cell table:style-name="ce4" office:value-type="string">
            <text:p>&lt;b&gt;Toremifene&lt;/b&gt;</text:p>
          </table:table-cell>
          <table:table-cell table:style-name="ce4" office:value-type="string">
            <text:p>&lt;b&gt;Toremefene&lt;/b&gt; 60 mg/d PO</text:p>
          </table:table-cell>
          <table:table-cell table:style-name="ce4" office:value-type="string">
            <text:p>Not Applicable</text:p>
          </table:table-cell>
          <table:table-cell table:style-name="ce4" office:value-type="string">
            <text:p>Hayes DF, Van Zyl JA, Hacking A, et al. Randomized comparison of tamoxifen and two separate doses of toremifene in postmenopausal patients with metastatic breast cancer. $J Clin Oncol. 1995;13(10):2556-2566.$&lt;br&gt; Fareston [package insert]. $Memphis, TN: GTx, Inc,:2011.$</text:p>
          </table:table-cell>
          <table:table-cell table:number-columns-repeated="1014"/>
        </table:table-row>
        <table:table-row table:style-name="ro16">
          <table:table-cell table:number-columns-repeated="5"/>
          <table:table-cell office:value-type="string">
            <text:p>&lt;b&gt;Single-Agent Regimens&lt;/b&gt;</text:p>
          </table:table-cell>
          <table:table-cell table:style-name="ce4" office:value-type="string">
            <text:p>&lt;b&gt;Trastuzumab qwk&lt;/b&gt;</text:p>
          </table:table-cell>
          <table:table-cell table:style-name="ce4" office:value-type="string">
            <text:p>&lt;b&gt; Trastuzumab 4 mg/kg IV loading dose over 90 minutes, &lt;b&gt;FOLLOWED BY&lt;/b&gt; 2 mg/kg IV over 30 minutes, weekly</text:p>
          </table:table-cell>
          <table:table-cell table:style-name="ce4" office:value-type="string">
            <text:p>Low</text:p>
          </table:table-cell>
          <table:table-cell table:style-name="ce4" office:value-type="string">
            <text:p>Herception [package insert]. $South San Francisco, CA: Genentech, Inc: 2010.$</text:p>
          </table:table-cell>
          <table:table-cell table:number-columns-repeated="1014"/>
        </table:table-row>
        <table:table-row table:style-name="ro15">
          <table:table-cell table:number-columns-repeated="5"/>
          <table:table-cell office:value-type="string">
            <text:p>&lt;b&gt;Single-Agent Regimens&lt;/b&gt;</text:p>
          </table:table-cell>
          <table:table-cell table:style-name="ce4" office:value-type="string">
            <text:p>&lt;b&gt;Trastuzumab q3wk&lt;/b&gt;</text:p>
          </table:table-cell>
          <table:table-cell table:style-name="ce4" office:value-type="string">
            <text:p>&lt;b&gt;Trastuzumab&lt;/b&gt; 8 mg/kg IV over 90 minutes, day 1, then 6 mg/kg IV over 90 minutes&lt;br&gt; Repeat every 21 days for 1 year</text:p>
          </table:table-cell>
          <table:table-cell table:style-name="ce4" office:value-type="string">
            <text:p>Low</text:p>
          </table:table-cell>
          <table:table-cell table:style-name="ce4" office:value-type="string">
            <text:p>Piccart-Gebhart MJ, Proctor M, Leyland-Jones B, et al. Trastuzumab after adjuvant chemotherapy in HER2-positive breast cancer. $N Engl J Med. 2005;353(16):1659-1672.$</text:p>
          </table:table-cell>
          <table:table-cell table:number-columns-repeated="1014"/>
        </table:table-row>
        <table:table-row table:style-name="ro9">
          <table:table-cell table:number-columns-repeated="5"/>
          <table:table-cell office:value-type="string">
            <text:p>&lt;b&gt;Single-Agent Regimens&lt;/b&gt;</text:p>
          </table:table-cell>
          <table:table-cell table:style-name="ce4" office:value-type="string">
            <text:p>&lt;b&gt;Vinorelbine&lt;/b&gt;</text:p>
          </table:table-cell>
          <table:table-cell table:style-name="ce4" office:value-type="string">
            <text:p>&lt;b&gt;Vinorelbine&lt;/b&gt; 30 mg/m&lt;sup&gt;2&lt;/sup&gt; IV&lt;br&gt; Repeat every 7 days</text:p>
          </table:table-cell>
          <table:table-cell table:style-name="ce4" office:value-type="string">
            <text:p>Minimal</text:p>
          </table:table-cell>
          <table:table-cell table:style-name="ce4" office:value-type="string">
            <text:p>Weber BL, Vogel C, Jones S, et al. Intravenous vinorelbine as first-line and second-line therapy in advanced breast <text:s/>cancer. $J Clin Oncol. 1995;13(11):2722-2730.$</text:p>
          </table:table-cell>
          <table:table-cell table:number-columns-repeated="1014"/>
        </table:table-row>
        <table:table-row table:style-name="ro11">
          <table:table-cell/>
          <table:table-cell office:value-type="string">
            <text:p>&lt;b&gt;Pediatric&lt;/b&gt;</text:p>
          </table:table-cell>
          <table:table-cell office:value-type="string">
            <text:p>&lt;b&gt;Gastro Intestinal Malignancies&lt;/b&gt;</text:p>
          </table:table-cell>
          <table:table-cell/>
          <table:table-cell office:value-type="string">
            <text:p>&lt;b&gt;Colorectal Cancer&lt;/b&gt;</text:p>
          </table:table-cell>
          <table:table-cell office:value-type="string">
            <text:p>&lt;b&gt;Combination Regimens&lt;/b&gt;</text:p>
          </table:table-cell>
          <table:table-cell office:value-type="string">
            <text:p>&lt;b&gt;Cetuximab/Irinotecan&lt;/b&gt;</text:p>
          </table:table-cell>
          <table:table-cell table:style-name="ce4" office:value-type="string">
            <text:p>&lt;b&gt;Cetuximab&lt;/b&gt; 400 mg/m&lt;sup&gt;2&lt;/sup&gt;<text:span text:style-name="T1"> </text:span><text:span text:style-name="T2">IV initial dose,&lt;b&gt;THEN&lt;/b&gt; 250 </text:span><text:span text:style-name="T2">mg/m&lt;sup&gt;2&lt;/sup&gt; IV every 7 days&lt;br&gt; </text:span><text:span text:style-name="T2">&lt;b&gt;Irinotecan&lt;/b&gt; 350 mg/m&lt;sup&gt;2&lt;/sup&gt;</text:span><text:span text:style-name="T1"> </text:span><text:span text:style-name="T2">IV every 21 days&lt;br&gt; &lt;b&gt;OR&lt;/b&gt; 180 </text:span><text:span text:style-name="T2">mg/m&lt;sup&gt;2&lt;/sup&gt; IV every 14 days&lt;br&gt; </text:span><text:span text:style-name="T2">&lt;b&gt;OR&lt;/b&gt; 125 mg/m&lt;sup&gt;2&lt;/sup&gt;</text:span><text:span text:style-name="T1"> </text:span><text:span text:style-name="T2">IV&lt;br&gt; </text:span><text:span text:style-name="T2">Repeat every 7 days for 4 doses every 6 </text:span><text:span text:style-name="T2">weeks</text:span></text:p>
          </table:table-cell>
          <table:table-cell office:value-type="string">
            <text:p>Moderate</text:p>
          </table:table-cell>
          <table:table-cell table:style-name="ce4" office:value-type="string">
            <text:p>Cunningham D, Humblet Z, Siena S,et al. Cetuximab monothherapy and cetuximab plus irinotecan in irinotecan-refractory metastatic colorectal cancer. $N Engl J Med. 2004;351(4):337-345.$</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5-FU/LV (Mayo regimen)&lt;/b&gt;</text:p>
          </table:table-cell>
          <table:table-cell table:style-name="ce4" office:value-type="string">
            <text:p>&lt;b&gt;Fluorouracil&lt;/b&gt; 370mg/m&lt;sup&gt;2&lt;/sup&gt;<text:span text:style-name="T2">/d IV bolus 1 hour </text:span><text:span text:style-name="T2">after start of leucovorin, days 1-5&lt;br&gt; </text:span><text:span text:style-name="T2">&lt;b&gt;IMMEDIATELY FOLLOWING Leucovorin </text:span><text:span text:style-name="T2">calcium&lt;/b&gt; 200 mg/m&lt;sup&gt;2&lt;/sup&gt;/d IV </text:span><text:span text:style-name="T2">bolus, days 1-5&lt;br&gt; Repeat at 4 and 8 </text:span><text:span text:style-name="T2">weeks, and every 5 weeks thereafter</text:span></text:p>
          </table:table-cell>
          <table:table-cell office:value-type="string">
            <text:p>Low </text:p>
          </table:table-cell>
          <table:table-cell table:style-name="ce4" office:value-type="string">
            <text:p>Poon MA, O'Connell MJ, Moertel CG. Biochemical modulation of fluorouracil: evidence of significant improvement of surival and quality of life in patients with advanced colorectal carcinoma. $J Clin Oncol. 1989;7(10):1407-1418$</text:p>
          </table:table-cell>
          <table:table-cell table:number-columns-repeated="1014"/>
        </table:table-row>
        <table:table-row table:style-name="ro19">
          <table:table-cell table:number-columns-repeated="5"/>
          <table:table-cell office:value-type="string">
            <text:p>&lt;b&gt;Combination Regimens&lt;/b&gt;</text:p>
          </table:table-cell>
          <table:table-cell table:style-name="ce4" office:value-type="string">
            <text:p>&lt;b&gt;5-FU/LV (Roswell Park regimen)&lt;/b&gt;</text:p>
          </table:table-cell>
          <table:table-cell table:style-name="ce4" office:value-type="string">
            <text:p>&lt;b&gt;Fluorouracil&lt;/b&gt; 600 mg/m&lt;sup&gt;2&lt;/sup&gt;<text:span text:style-name="T2">/d IV bolus 1 hour after </text:span><text:span text:style-name="T2">start of leucovorin, days 1,8, 15, 22, 29, </text:span><text:span text:style-name="T2">35&lt;br&gt; &lt;b&gt;Leucovorin calcium&lt;/b&gt; 500 </text:span><text:span text:style-name="T2">mg/m&lt;sup&gt;2&lt;/sup&gt;/d IV over 2 hours, days </text:span><text:span text:style-name="T2">1, 8, 15, 22, 29, 35&lt;br&gt; Repeat every 8 </text:span><text:span text:style-name="T2">weeks</text:span></text:p>
          </table:table-cell>
          <table:table-cell table:style-name="ce4" office:value-type="string">
            <text:p>Low</text:p>
          </table:table-cell>
          <table:table-cell table:style-name="ce4" office:value-type="string">
            <text:p>Petreli N, Douglass HO Jr, Herrera L, et al. The modulation of fluroouracil with leucovorin in metastatic colorectal carcinoma: a prospective randomized phase III trial. $J Clin Oncol. 1989;7(10):1419-1426$&lt;br&gt; Petrelli N, Herrera L, Rustum Y, et al. A prospective randomized trial of 5-fluorouracil versus 5-fluorouracil and high-dose leucovorin versus 5-fluorouracil and methotrexate in previoulsy untreated patients with advanced colorectal carcinoma. $J Clin Oncol. 1987;5(10):1559-1565.$</text:p>
          </table:table-cell>
          <table:table-cell table:number-columns-repeated="1014"/>
        </table:table-row>
        <table:table-row table:style-name="ro19">
          <table:table-cell table:number-columns-repeated="5"/>
          <table:table-cell office:value-type="string">
            <text:p>&lt;b&gt;Combination Regimens&lt;/b&gt;</text:p>
          </table:table-cell>
          <table:table-cell office:value-type="string">
            <text:p>&lt;b&gt;5-FU/LV + BV&lt;/b&gt;</text:p>
          </table:table-cell>
          <table:table-cell table:style-name="ce4" office:value-type="string">
            <text:p>&lt;b&gt;5-FU/LV&lt;/b&gt; see Roswell Park regimen, above&lt;br&gt; &lt;b&gt;Bevacizumab&lt;/b&gt; 5mg/kg IV&lt;br&gt; Repeat every 14 days</text:p>
          </table:table-cell>
          <table:table-cell table:style-name="ce4" office:value-type="string">
            <text:p>Low</text:p>
          </table:table-cell>
          <table:table-cell table:style-name="ce4" office:value-type="string">
            <text:p>Kabbinavar FF, Hambleton J, Mass RD, Hurwitz HI, Bergland E, Sarkar S. Combined analysis of efficacy: the addition of bevacizumb to flurouracil/leucovorin improves survival for patients with metastatic colorectal cancer. $J Clin Oncol. 2005;23(16):3706-3712.$&lt;br&gt; Hurwitz HI, Fehrenbacher L, Hainsworth JD, et al. Bevacizumab in combination with fluorouracil and leucovorin; an active regimen for firstline metastatic colorectal cancer. $J Clin Oncol. 2005;23(15):3502-3508$</text:p>
          </table:table-cell>
          <table:table-cell table:number-columns-repeated="1014"/>
        </table:table-row>
        <table:table-row table:style-name="ro7">
          <table:table-cell table:number-columns-repeated="5"/>
          <table:table-cell office:value-type="string">
            <text:p>&lt;b&gt;Combination Regimens&lt;/b&gt;</text:p>
          </table:table-cell>
          <table:table-cell office:value-type="string">
            <text:p>&lt;b&gt;FLOX&lt;/b&gt;</text:p>
          </table:table-cell>
          <table:table-cell table:style-name="ce4" office:value-type="string">
            <text:p>&lt;b&gt;Oxaliplatin&lt;/b&gt; 85 mg/m&lt;sup&gt;2&lt;/sup&gt;<text:span text:style-name="T1"> </text:span><text:span text:style-name="T2">IV </text:span><text:span text:style-name="T2">over 2 hours, days 1, 15, 29&lt;br&gt; </text:span><text:span text:style-name="T2">&lt;b&gt;Leucovorin calcium&lt;/b&gt; 500 </text:span><text:span text:style-name="T2">mg/m&lt;sup&gt;2&lt;/sup&gt; IV over 2 hours, days 1, </text:span><text:span text:style-name="T2">8, 15, 22, 29, 36&lt;br&gt; &lt;b&gt;Fluorouracil&lt;/b&gt; </text:span><text:span text:style-name="T2">500 mg/m&lt;sup&gt;2&lt;/sup&gt; IV bolus 1 hour after </text:span><text:span text:style-name="T2">the infusion begins, days 1, 8, 15, 22, <text:s text:c="3"/>29, </text:span><text:span text:style-name="T2">36&lt;br&gt; Repeat every 8 weeks for 3 cycles</text:span></text:p>
          </table:table-cell>
          <table:table-cell table:style-name="ce4" office:value-type="string">
            <text:p>Moderate</text:p>
          </table:table-cell>
          <table:table-cell table:style-name="ce4" office:value-type="string">
            <text:p>Kuebler JP, Wieand HS, O'Connell MJ, et al. Oxaliplatin combined with weekly bolus fluorouracil and leucovorin as surgical adjuvant chemotherapy for stage II and III colon cancer: results from NSABP C-07. $J Clin Oncol. 2007;25(16):2198-2204.$</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FOLFIRI&lt;/b&gt;</text:p>
          </table:table-cell>
          <table:table-cell table:style-name="ce4" office:value-type="string">
            <text:p>&lt;b&gt;Irinotecan&lt;/b&gt; 180 mg/m&lt;sup&gt;2&lt;/sup&gt;<text:span text:style-name="T2"> </text:span><text:span text:style-name="T2">IV over 90 minutes, day 1&lt;br&gt; &lt;b&gt;Leucovorin </text:span><text:span text:style-name="T2">calcium&lt;/b&gt; 400 mg/m&lt;sup&gt;2&lt;/sup&gt; IV over </text:span><text:span text:style-name="T2">2 hours during irinotecan infusion,&lt;br&gt; </text:span><text:span text:style-name="T2">&lt;b&gt;FOLLOWED BY&lt;/b&gt;&lt;br&gt; </text:span><text:span text:style-name="T2">&lt;b&gt;Fluorouracil&lt;/b&gt; 400 mg/m&lt;sup&gt;2&lt;/sup&gt; </text:span><text:span text:style-name="T2">IV bolus,&lt;br&gt; &lt;b&gt;Fluorouracil&lt;/b&gt; 2,400 </text:span><text:span text:style-name="T2">mg/m&lt;sup&gt;2&lt;/sup&gt; CIVI over 46 hours; if no </text:span><text:span text:style-name="T2">toxicity &gt; grade 1 after first 2 cycles, increase </text:span><text:span text:style-name="T2">close to 3,000 mg/m&lt;sup&gt;2&lt;/sup&gt;&lt;br&gt; </text:span><text:span text:style-name="T2">Repeat every 14 days</text:span></text:p>
          </table:table-cell>
          <table:table-cell table:style-name="ce4" office:value-type="string">
            <text:p>Moderate</text:p>
          </table:table-cell>
          <table:table-cell table:style-name="ce4" office:value-type="string">
            <text:p>Tournigand C, Andre T, Achille E, et al. FOLFIRI <text:s/>followed by FOLFOX6 or the reverse sequence in advanced colorectal cancer: a randomized GERCOR study. $J Clin Oncol. 2004;22(2):229-237$</text:p>
          </table:table-cell>
          <table:table-cell table:number-columns-repeated="1014"/>
        </table:table-row>
        <table:table-row table:style-name="ro21">
          <table:table-cell table:number-columns-repeated="5"/>
          <table:table-cell office:value-type="string">
            <text:p>&lt;b&gt;Combination Regimens&lt;/b&gt;</text:p>
          </table:table-cell>
          <table:table-cell office:value-type="string">
            <text:p>&lt;b&gt;FOLFIRI + BV&lt;/b&gt;</text:p>
          </table:table-cell>
          <table:table-cell table:style-name="ce4" office:value-type="string">
            <text:p>&lt;b&gt;Irinotecan&lt;/b&gt; 180 mg/m&lt;sup&gt;2&lt;/sup&gt;<text:span text:style-name="T2"> </text:span><text:span text:style-name="T2">IV over 90 minutes, day 1&lt;br&gt; &lt;b&gt;Leucovorin </text:span><text:span text:style-name="T2">calcium&lt;/b&gt; 400 mg/m&lt;sup&gt;2&lt;/sup&gt; IV over </text:span><text:span text:style-name="T2">2 hours, day 1&lt;br&gt; &lt;b&gt;Fluorouracil&lt;/b&gt; 400 </text:span><text:span text:style-name="T2">mg/m&lt;sup&gt;2&lt;/sup&gt; IV bolus, day 1&lt;br&gt; </text:span><text:span text:style-name="T2">&lt;b&gt;Fluorouracil&lt;/b&gt; 2,400 </text:span><text:span text:style-name="T2">mg/m&lt;sup&gt;2&lt;/sup&gt; CIVI over 46 hours, day </text:span><text:span text:style-name="T2">1&lt;br&gt; &lt;b&gt;Bevacizumab&lt;/b&gt; 5 mg/kg IV, day </text:span><text:span text:style-name="T2">1&lt;br&gt; Repeat every 14 days</text:span></text:p>
          </table:table-cell>
          <table:table-cell table:style-name="ce4" office:value-type="string">
            <text:p>Moderate</text:p>
          </table:table-cell>
          <table:table-cell table:style-name="ce12" office:value-type="string">
            <text:p>Fuchs CS, Marshall J, Mitchell E, et al. Randomized, controlled trial of irinotecan plus infusional, bolus, or oral fluoropyrimidines in first-line treatment of metastatic colorectal cancer: results from the BICC-C Study. $J Clin Oncol. 2007;25(30):4779-4786.$</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FOLFIRI + Cetuximab&lt;/b&gt;</text:p>
          </table:table-cell>
          <table:table-cell table:style-name="ce4" office:value-type="string">
            <text:p>&lt;b&gt;FOLFIRI&lt;/b&gt; (see above)&lt;br&gt; &lt;b&gt;Cetuximab&lt;/b&gt; 400 mg/m&lt;sup&gt;2&lt;/sup&gt;<text:span text:style-name="T2"> </text:span><text:span text:style-name="T2">IV initial dose, &lt;b&gt;THEN&lt;/b&gt; </text:span><text:span text:style-name="T2">250mg/m&lt;sup&gt;2&lt;/sup&gt;</text:span><text:span text:style-name="T1"> </text:span><text:span text:style-name="T2">IV weekly</text:span></text:p>
          </table:table-cell>
          <table:table-cell table:style-name="ce4" office:value-type="string">
            <text:p>Moderate</text:p>
          </table:table-cell>
          <table:table-cell table:style-name="ce4" office:value-type="string">
            <text:p>Van Cutsem E, Nowacki M, Lang I, et al. Randomized phase III study of irinotecan and 5-FU/FA with or without cetuximab in the first-line treatment of patients with metastatic colorectal cancer (mCRC): the CRYSTAL trial. $J Clin Oncol. 2007;25:4000 (abstract).$</text:p>
          </table:table-cell>
          <table:table-cell table:number-columns-repeated="1014"/>
        </table:table-row>
        <table:table-row table:style-name="ro26">
          <table:table-cell table:number-columns-repeated="5"/>
          <table:table-cell office:value-type="string">
            <text:p>&lt;b&gt;Combination Regimens&lt;/b&gt;</text:p>
          </table:table-cell>
          <table:table-cell office:value-type="string">
            <text:p>&lt;b&gt;FOLFOX4&lt;/b&gt;</text:p>
          </table:table-cell>
          <table:table-cell table:style-name="ce4" office:value-type="string">
            <text:p>&lt;b&gt;Oxaliplatin&lt;/b&gt; 85 mg/m&lt;sup&gt;2&lt;/sup&gt;<text:span text:style-name="T2"> IV </text:span><text:span text:style-name="T2">&lt;b&gt;AND&lt;/b&gt;&lt;br&gt; &lt;b&gt;Leucovorin </text:span><text:span text:style-name="T2">calcium&lt;/b&gt; 200 mg/m&lt;sup&gt;2&lt;/sup&gt; over </text:span><text:span text:style-name="T2">120 minutes at same time (separate bags, Y-</text:span><text:span text:style-name="T2">line), day 1, &lt;b&gt;FOLLOWED BY&lt;/b&gt;&lt;br&gt; </text:span><text:span text:style-name="T2">&lt;b&gt;Fluorouracil&lt;/b&gt; 400 mg/m&lt;sup&gt;2&lt;/sup&gt; </text:span><text:span text:style-name="T2">IV bolus over 2-4 minutes, day 1, </text:span><text:span text:style-name="T2">&lt;b&gt;FOLLOWED BY&lt;/b&gt;&lt;br&gt; </text:span><text:span text:style-name="T2">&lt;b&gt;Fluorouracil&lt;/b&gt; 600mg/m&lt;sup&gt;2&lt;/sup&gt; </text:span><text:span text:style-name="T2">CIVI over 22 hours, day 1&lt;br&gt; &lt;b&gt;Leucovorin </text:span><text:span text:style-name="T2">calcium&lt;/b&gt; 200 mg/m&lt;sup&gt;2&lt;/sup&gt; IV over </text:span><text:span text:style-name="T2">120 minutes, day 2, &lt;b&gt;FOLLOWED </text:span><text:span text:style-name="T2">BY&lt;/b&gt;&lt;br&gt; &lt;b&gt;Fluorouracil&lt;/b&gt; </text:span><text:span text:style-name="T2">400mg/m&lt;sup&gt;2&lt;/sup&gt; IV bolus over 2-4 </text:span><text:span text:style-name="T2">minutes, day 2, &lt;b&gt;FOLLOWED BY&lt;/b&gt;&lt;br&gt; </text:span><text:span text:style-name="T2">&lt;b&gt;Fluorouracil&lt;/b&gt; 600mg/m&lt;sup&gt;2&lt;/sup&gt; </text:span><text:span text:style-name="T2">CIVI over 22 hours, day 2&lt;br&gt; Repeat <text:s/>every </text:span><text:span text:style-name="T2">14 days</text:span></text:p>
          </table:table-cell>
          <table:table-cell table:style-name="ce4" office:value-type="string">
            <text:p>Moderate</text:p>
          </table:table-cell>
          <table:table-cell table:style-name="ce4" office:value-type="string">
            <text:p>Eloxatin [package insert]. $New York, NY: Sanofi-Aventis; 2009.$</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FOLFOX4 + BV&lt;/b&gt;</text:p>
          </table:table-cell>
          <table:table-cell table:style-name="ce4" office:value-type="string">
            <text:p>&lt;b&gt;FOLFOX4&lt;/b&gt; ( see page 44)&lt;br&gt; &lt;b&gt;Bevacizumab&lt;/b&gt; 5 mg/kg IV, day 1&lt;br&gt; Repeat every 14 days</text:p>
          </table:table-cell>
          <table:table-cell table:style-name="ce4" office:value-type="string">
            <text:p>Moderate</text:p>
          </table:table-cell>
          <table:table-cell table:style-name="ce4" office:value-type="string">
            <text:p>Saltz LB, Clarke S, Diaz-Rubio E, et al. Bevacizumab in combination with oxaliplatin-based chemotherapy as first-line therapy in metastatic colorectal cancer: a randomized phase III study. $J Clin Oncol. 2008;26(18)2013-2019.$</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FOLFOX4 + panitumumab&lt;/b&gt; </text:p>
          </table:table-cell>
          <table:table-cell table:style-name="ce4" office:value-type="string">
            <text:p>&lt;b&gt;Panitumumab&lt;/b&gt; 6 mg/kg IV over 60 minutes or 30 minutes if well tolerated in cycle 1, day 1&lt;br&gt; &lt;b&gt;Oxaliplatin&lt;/b&gt; 85 mg/m&lt;sup&gt;2&lt;/sup&gt;<text:span text:style-name="T2"> IV, day 1&lt;br&gt; </text:span><text:span text:style-name="T2">&lt;b&gt;Leucovorin calcium&lt;/b&gt; (or equivalent) </text:span><text:span text:style-name="T2">200 mg/m&lt;sup&gt;2&lt;/sup&gt; IV on day 1&lt;br&gt; </text:span><text:span text:style-name="T2">&lt;b&gt;FOLLOWED BY Fluorouracil&lt;/b&gt; 400 </text:span><text:span text:style-name="T2">mg/m&lt;sup&gt;2&lt;/sup&gt; IV bolus, </text:span><text:span text:style-name="T2">&lt;b&gt;FOLLOWED BY Fluorouracil&lt;/b&gt; </text:span><text:span text:style-name="T2">600mg/m&lt;sup&gt;2&lt;/sup&gt; IV infusion over 22 </text:span><text:span text:style-name="T2">hours on days 1 and 2&lt;br&gt; Repeat cycle </text:span><text:span text:style-name="T2">every 14 days</text:span></text:p>
          </table:table-cell>
          <table:table-cell table:style-name="ce4" office:value-type="string">
            <text:p>Moderate</text:p>
          </table:table-cell>
          <table:table-cell table:style-name="ce4" office:value-type="string">
            <text:p>Douillard JY, Siena S, Cassidy J, et al. Randomized, phase III trial of panitumumab with infusional fluorouracil, leucovorin, and oxaliplatin (FOLFOX4) versus FOLFOX4 alone as first-line treatment in patients with previously untreated metastatic colorectal cancer: the PRIME study. $J Clin Oncol. 2010;28(31):4697-4705.$</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FOLFOX6&lt;/b&gt;</text:p>
          </table:table-cell>
          <table:table-cell table:style-name="ce4" office:value-type="string">
            <text:p>&lt;b&gt;Oxaliplatin&lt;/b&gt; 100mg/m&lt;sup&gt;2&lt;/sup&gt;<text:span text:style-name="T2"> </text:span><text:span text:style-name="T2">IV over 2 hours, day 1&lt;br&gt; &lt;b&gt;Leucovorin </text:span><text:span text:style-name="T2">calcium&lt;/b&gt; 400 mg/m&lt;sup&gt;2&lt;/sup&gt; IV over </text:span><text:span text:style-name="T2">2 hours during oxaliplatin infusion,&lt;br&gt; </text:span><text:span text:style-name="T2">&lt;b&gt;FOLLOWED BY&lt;/b&gt;&lt;br&gt; </text:span><text:span text:style-name="T2">&lt;b&gt;Fluorouracil&lt;/b&gt; 400 mg/m&lt;sup&gt;2&lt;/sup&gt; </text:span><text:span text:style-name="T2">IV bolus,&lt;br&gt; &lt;b&gt;FOLLOWED BY&lt;/b&gt;&lt;br&gt; </text:span><text:span text:style-name="T2">&lt;b&gt;Fluorouracil&lt;/b&gt; 2,400 </text:span><text:span text:style-name="T2">mg/m&lt;sup&gt;2&lt;/sup&gt; CIVI over 46 hours; if no </text:span><text:span text:style-name="T2">toxicity &gt;grade 1 after first 2 cycles, increase </text:span><text:span text:style-name="T2">close to 3,000 mg/m&lt;sup&gt;2&lt;/sup&gt;&lt;br&gt; </text:span><text:span text:style-name="T2">Repeat every 14 days</text:span></text:p>
          </table:table-cell>
          <table:table-cell table:style-name="ce4" office:value-type="string">
            <text:p>Moderate</text:p>
          </table:table-cell>
          <table:table-cell table:style-name="ce4" office:value-type="string">
            <text:p>Tournigand C, Andre T, Achille E, et al. FOLFIRI <text:s/>followed by FOLFOX6 or the reverse sequence in advanced colorectal cancer: a randomized GERCOR study. $J Clin Oncol. 2004;22(2):229-237$</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No Common Name&lt;/b&gt;</text:p>
          </table:table-cell>
          <table:table-cell table:style-name="ce4" office:value-type="string">
            <text:p>&lt;b&gt;Irinotecan&lt;/b&gt; 180 mg/m&lt;sup&gt;2&lt;/sup&gt;<text:span text:style-name="T2"> </text:span><text:span text:style-name="T2">IV, day 1&lt;br&gt; &lt;b&gt;Leucovorin calcium&lt;/b&gt; </text:span><text:span text:style-name="T2">200 mg/m&lt;sup&gt;2&lt;/sup&gt;/d IV, days 1,2&lt;br&gt; </text:span><text:span text:style-name="T2">&lt;b&gt;Fluorouracil&lt;/b&gt; 400 mg/m&lt;sup&gt;2&lt;/sup&gt; </text:span><text:span text:style-name="T2">IV bolus and&lt;br&gt; &lt;b&gt;Fluorouracil&lt;/b&gt; 600 </text:span><text:span text:style-name="T2">mg/m&lt;sup&gt;2&lt;/sup&gt; IV over 22 hours, day </text:span><text:span text:style-name="T2">1&lt;br&gt; Repeat every 14 days</text:span></text:p>
          </table:table-cell>
          <table:table-cell table:style-name="ce4" office:value-type="string">
            <text:p>Moderate</text:p>
          </table:table-cell>
          <table:table-cell table:style-name="ce4" office:value-type="string">
            <text:p>Douillard JY, Cunningham D, Roth AD, et al. Irinotecan combined with fluorouracil compared with fluorouracil alone as first-line treament for metastatic colorectal cancer: a multicentre randomised trial. $Lancet. 2000;355(9209):1041-1047$</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XELIRI&lt;/b&gt;</text:p>
          </table:table-cell>
          <table:table-cell table:style-name="ce4" office:value-type="string">
            <text:p>&lt;b&gt;Irinotecan&lt;/b&gt; 250 mg/m&lt;sup&gt;2&lt;/sup&gt;<text:span text:style-name="T2"> </text:span><text:span text:style-name="T2">IV over 30-90 minutes, day 1&lt;br&gt; </text:span><text:span text:style-name="T2">&lt;b&gt;Cappecitabine 1,000 mg/m&lt;sup&gt;2&lt;/sup&gt; </text:span><text:span text:style-name="T2">PO bid, days 1-14&lt;br&gt; Repeat cycle every 21 </text:span><text:span text:style-name="T2">days</text:span></text:p>
          </table:table-cell>
          <table:table-cell table:style-name="ce4" office:value-type="string">
            <text:p>Moderate</text:p>
          </table:table-cell>
          <table:table-cell table:style-name="ce12" office:value-type="string">
            <text:p>Patt YZ, Lee F, Liebman JE, et al. Capecitabine plus 3-weekly irinotecan (XELIRI regimen) as first-line chemotherapy for metastatic colorectal cancer. $Am J Clin Oncol. 2007;30(4):350-357$</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XELOX&lt;/b&gt;</text:p>
          </table:table-cell>
          <table:table-cell table:style-name="ce4" office:value-type="string">
            <text:p>&lt;b&gt;Oxaliplatin&lt;/b&gt; 130 mg/m&lt;sup&gt;2&lt;/sup&gt;<text:span text:style-name="T2"> </text:span><text:span text:style-name="T2">IV, day 1&lt;br&gt; &lt;b&gt;Capecitabine&lt;/b&gt; 1,000 </text:span><text:span text:style-name="T2">mg/m&lt;sup&gt;2&lt;/sup&gt; PO bid from evening day </text:span><text:span text:style-name="T2">1 to morning day 15&lt;br&gt; Repeat every 21 </text:span><text:span text:style-name="T2">days</text:span></text:p>
          </table:table-cell>
          <table:table-cell table:style-name="ce4" office:value-type="string">
            <text:p>Moderate</text:p>
          </table:table-cell>
          <table:table-cell table:style-name="ce4" office:value-type="string">
            <text:p>Cassidy J, Tabernero J, Twelves C, et al. XELOX (capecitabine plus oxaliplatin); active first-line therapy for patients with metastatic colorectal cancer. $J Clin Oncol. 2004;22(11):2084-2091$</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XELOX + BV&lt;/b&gt;</text:p>
          </table:table-cell>
          <table:table-cell table:style-name="ce4" office:value-type="string">
            <text:p>&lt;b&gt;XELOX&lt;/b&gt; as listed above&lt;br&gt; &lt;b&gt;Bevacizumab&lt;/b&gt; 7.5 mg/kg IV, day 1&lt;br&gt; Repeat every 21 days</text:p>
          </table:table-cell>
          <table:table-cell table:style-name="ce4" office:value-type="string">
            <text:p>Moderate</text:p>
          </table:table-cell>
          <table:table-cell table:style-name="ce4" office:value-type="string">
            <text:p>Saltz LB, Clarke S, Diaz-Rubio E, et al. Bevacizumab in combination with oxaliplatin-based chemotherapy as first-line therapy in metastatic colorectal cancer: a randomized phase III study. $J Clin Oncol. 2008;26(18)2013-2019.$</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Capecitabine&lt;/b&gt;</text:p>
          </table:table-cell>
          <table:table-cell table:style-name="ce4" office:value-type="string">
            <text:p>&lt;b&gt;Capecitabine&lt;/b&gt; 1,000- 1,250 mg/m&lt;sup&gt;2&lt;/sup&gt;<text:span text:style-name="T2">/d PO bid, days 1-14, </text:span><text:span text:style-name="T2">&lt;b&gt;FOLLOWED BY&lt;/b&gt; 7 days rest&lt;br&gt; </text:span><text:span text:style-name="T2">Repeat every 21 days</text:span></text:p>
          </table:table-cell>
          <table:table-cell table:style-name="ce4" office:value-type="string">
            <text:p>Minimal-Low</text:p>
          </table:table-cell>
          <table:table-cell table:style-name="ce4" office:value-type="string">
            <text:p>Van Cutsem E, Twelves C, Cassidy J, et al. Oral capecitabine compared with intravenous fluorouracil plus leucovorin in patients with metastatic colorectal cancer: results of a large Phase III Study. $J Clin Oncol. 2001;19(21):4097-4106$</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Cetuximab&lt;/b&gt;</text:p>
          </table:table-cell>
          <table:table-cell table:style-name="ce4" office:value-type="string">
            <text:p>&lt;b&gt;Cetuximab&lt;/b&gt; 400 mg/m&lt;sup&gt;2&lt;/sup&gt;<text:span text:style-name="T2"> </text:span><text:span text:style-name="T2">IV initial dose over 120 minutes, </text:span><text:span text:style-name="T2">&lt;b&gt;FOLLOWED BY&lt;/b&gt; 250 </text:span><text:span text:style-name="T2">mg/m&lt;sup&gt;2&lt;/sup&gt; IV over 60 minutes&lt;br&gt; </text:span><text:span text:style-name="T2">Repeat every 7 days</text:span></text:p>
          </table:table-cell>
          <table:table-cell table:style-name="ce4" office:value-type="string">
            <text:p>Minimal</text:p>
          </table:table-cell>
          <table:table-cell table:style-name="ce4" office:value-type="string">
            <text:p>Erbitux [package insert]. $Branchburg, NJ, and Princeton, NJ: ImClone Systems/ Bristol-Myers Squibb; 2011.$</text:p>
          </table:table-cell>
          <table:table-cell table:number-columns-repeated="1014"/>
        </table:table-row>
        <table:table-row table:style-name="ro21">
          <table:table-cell table:number-columns-repeated="5"/>
          <table:table-cell office:value-type="string">
            <text:p>&lt;b&gt;Single-Agent Regimens&lt;/b&gt;</text:p>
          </table:table-cell>
          <table:table-cell office:value-type="string">
            <text:p>&lt;b&gt;5-FU&lt;/b&gt;</text:p>
          </table:table-cell>
          <table:table-cell table:style-name="ce4" office:value-type="string">
            <text:p>&lt;b&gt;Fluorouracil&lt;/b&gt; 1,000 mg/m&lt;sup&gt;2&lt;/sup&gt;<text:span text:style-name="T2">/d CIVI, days 1-5&lt;br&gt; </text:span><text:span text:style-name="T2">Repeat every 28 days</text:span></text:p>
          </table:table-cell>
          <table:table-cell table:style-name="ce4" office:value-type="string">
            <text:p>Low</text:p>
          </table:table-cell>
          <table:table-cell table:style-name="ce4" office:value-type="string">
            <text:p>Kemeny N, Israel K, Niedzwieki D, et al. Randomized study of continuous-infusion fluorouracil versus fluorouracil plus cisplatin in patients with metastatic colorectal cancer. $J Clin Oncol. 1990;8(2):313-318.$&lt;br&gt; Schmoll HJ. Development of treatment for advanced colorectal cancer: infusional 5-FU and the role of new agents. $lEur J Cancer. 1996;32A(suppl 5):S18-S22.$</text:p>
          </table:table-cell>
          <table:table-cell table:number-columns-repeated="1014"/>
        </table:table-row>
        <table:table-row table:style-name="ro24">
          <table:table-cell table:number-columns-repeated="5"/>
          <table:table-cell office:value-type="string">
            <text:p>&lt;b&gt;Single-Agent Regimens&lt;/b&gt;</text:p>
          </table:table-cell>
          <table:table-cell office:value-type="string">
            <text:p>&lt;b&gt;Irinotecan&lt;/b&gt;</text:p>
          </table:table-cell>
          <table:table-cell table:style-name="ce4" office:value-type="string">
            <text:p>&lt;b&gt;Irinotecan&lt;/b&gt; 125 mg/m&lt;sup&gt;2&lt;/sup&gt;<text:span text:style-name="T2">/d </text:span><text:span text:style-name="T2">IV over 90 minutes, days 1,8, 15,22 </text:span><text:span text:style-name="T2">&lt;b&gt;FOLLOWED BY&lt;/b&gt; 2 weeks rest&lt;br&gt; </text:span><text:span text:style-name="T2">Repeat every 6 weeks&lt;br&gt; &lt;b&gt;OR&lt;/b&gt;&lt;br&gt; </text:span><text:span text:style-name="T2">&lt;b&gt;Irinotecan&lt;/b&gt; 350 mg/m&lt;sup&gt;2&lt;/sup&gt; </text:span><text:span text:style-name="T2">IV over 90 minutes&lt;br&gt; Repeat every 21 </text:span><text:span text:style-name="T2">days</text:span></text:p>
          </table:table-cell>
          <table:table-cell table:style-name="ce4" office:value-type="string">
            <text:p>Moderate</text:p>
          </table:table-cell>
          <table:table-cell table:style-name="ce4" office:value-type="string">
            <text:p>Rougier P, Bugat R, Douillard JY, et al. Phase II study of irinotecan in the treatment of advanced colorectal cancer in chemotherapy-naïve patients and patients pretreated with fluorouracil-based chemotherapy. $J Clin Oncol. 1997;15(1):251-260$&lt;br&gt; Camptosar [package insert]. New York, NY: Pfizer; 2010.&lt;br&gt; Conti JA, Kemeny NE, jSaltz LB, et al. Irinotecan is an active agent in untreated patients with metastatic colorectal cancer. $J Clin Oncol. 1996;14(3):709-715.$&lt;br&gt; Cunningham D, Pyrhonen S, James RD, et al. Randomised trial of irinotecan plus supportive care versus supportive care alone after fluorouracil failure for patients with metastatic colorectal cancer. $Lancet. 1998;352(9138):1413-1418.$</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Panitumumab&lt;/b&gt;</text:p>
          </table:table-cell>
          <table:table-cell table:style-name="ce4" office:value-type="string">
            <text:p>&lt;b&gt;Panitumumab&lt;/b&gt; 6 mg/kg IV over 60 minutes&lt;br&gt; Repeat every 14 days</text:p>
          </table:table-cell>
          <table:table-cell table:style-name="ce4" office:value-type="string">
            <text:p>Low</text:p>
          </table:table-cell>
          <table:table-cell table:style-name="ce4" office:value-type="string">
            <text:p>Vectivix [package insert]. $Thousand Oaks, CA: Amgen; 2011.$</text:p>
          </table:table-cell>
          <table:table-cell table:number-columns-repeated="1014"/>
        </table:table-row>
        <table:table-row table:style-name="ro4">
          <table:table-cell table:number-columns-repeated="4"/>
          <table:table-cell office:value-type="string">
            <text:p>&lt;b&gt;Gastric Cancer&lt;/b&gt;</text:p>
          </table:table-cell>
          <table:table-cell office:value-type="string">
            <text:p>&lt;b&gt;Combination Regimens&lt;/b&gt;</text:p>
          </table:table-cell>
          <table:table-cell office:value-type="string">
            <text:p>&lt;b&gt;Capecitabine/ Docetaxel&lt;/b&gt;</text:p>
          </table:table-cell>
          <table:table-cell table:style-name="ce4" office:value-type="string">
            <text:p>&lt;b&gt;Capecitabine&lt;/b&gt; 825 mg/m&lt;sup&gt;2&lt;/sup&gt;<text:span text:style-name="T2"> PO bid, days 1-4&lt;br&gt; </text:span><text:span text:style-name="T2">&lt;b&gt;Docetaxel&lt;/b&gt; 75 mg/m&lt;sup&gt;2&lt;/sup&gt; IV, </text:span><text:span text:style-name="T2">day 1&lt;br&gt; Repeat cycle every 21 days</text:span></text:p>
          </table:table-cell>
          <table:table-cell table:style-name="ce4" office:value-type="string">
            <text:p>Minimal-Low</text:p>
          </table:table-cell>
          <table:table-cell table:style-name="ce4" office:value-type="string">
            <text:p>Giordono KF, Jatol A, Stella PJ, et al. Docetaxel and capecitabine in patients with metastatic adenocarcinoma of the stomach and gastroesophageal junction: a phase II study from the North Central Cancer Treatment Group. $Ann Oncol. 2006;17(14):652-656.$</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DCF&lt;/b&gt;</text:p>
          </table:table-cell>
          <table:table-cell table:style-name="ce4" office:value-type="string">
            <text:p>&lt;b&gt;Docetaxel&lt;sup&gt;b&lt;/sup&gt;&lt;/b&gt;<text:span text:style-name="T2"> </text:span><text:span text:style-name="T2">75mg/m&lt;sup&gt;2&lt;/sup&gt; IV over 1 hour, day </text:span><text:span text:style-name="T2">1&lt;br&gt; &lt;b&gt;Cisplatin&lt;/b&gt; 75 </text:span><text:span text:style-name="T2">mg/m&lt;sup&gt;2&lt;/sup&gt; IV over 1-3 hours, day </text:span><text:span text:style-name="T2">1&lt;br&gt; &lt;b&gt;Fluorouracil&lt;/b&gt; 750 </text:span><text:span text:style-name="T2">mg/m&lt;sup&gt;2&lt;/sup&gt;/d CIVI, days 1-5&lt;br&gt; </text:span><text:span text:style-name="T2">Repeat every 21 days</text:span></text:p>
          </table:table-cell>
          <table:table-cell table:style-name="ce4" office:value-type="string">
            <text:p>High</text:p>
          </table:table-cell>
          <table:table-cell table:style-name="ce4" office:value-type="string">
            <text:p>Van Custem E, Moiseyenko VM, Tjulandin S, et al. Phase III study of docetaxel and cisplatin plus florouracil compared with cisplatin and flouorouracil as first-line therapy for advanced gastric cancer: a report of the V325 Study Group. $J Clin Oncol. 2006;24(31):4991-4997$</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Docetaxel/Cisplatin&lt;/b&gt;</text:p>
          </table:table-cell>
          <table:table-cell table:style-name="ce4" office:value-type="string">
            <text:p>&lt;b&gt;Docetaxel&lt;sup&gt;b&lt;/sup&gt;&lt;/b&gt;<text:span text:style-name="T2"> 85 </text:span><text:span text:style-name="T2">mg/m&lt;sup&gt;2&lt;/sup&gt; IV over 1 hour, day </text:span><text:span text:style-name="T2">1,&lt;br&gt; &lt;b&gt;FOLLOWED BY&lt;/b&gt;&lt;br&gt; </text:span><text:span text:style-name="T2">&lt;b&gt;Cisplatin&lt;/b&gt; 75 mg/m&lt;sup&gt;2&lt;/sup&gt; IV </text:span><text:span text:style-name="T2">over 1 hour, day 1&lt;br&gt; Repeat every 21 days </text:span><text:span text:style-name="T2">for a maximum of 8 cycles</text:span></text:p>
          </table:table-cell>
          <table:table-cell table:style-name="ce4" office:value-type="string">
            <text:p>High</text:p>
          </table:table-cell>
          <table:table-cell table:style-name="ce4" office:value-type="string">
            <text:p>Roth AD, Maibach R, Martinelli G, et al. Docetaxel (Taxotere)-cisplatin (TC): an effective drug combination in gastric carcinoma. $Ann Oncol. 2000;11(3):301-306$</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ECF&lt;/b&gt;</text:p>
          </table:table-cell>
          <table:table-cell table:style-name="ce4" office:value-type="string">
            <text:p>&lt;b&gt;Epirubicin&lt;/b&gt; 50 mg/m&lt;sup&gt;2&lt;/sup&gt;<text:span text:style-name="T2"> IV, </text:span><text:span text:style-name="T2">day 1&lt;br&gt; &lt;b&gt;Cisplatin&lt;/b&gt; 60 </text:span><text:span text:style-name="T2">mg/m&lt;sup&gt;2&lt;/sup&gt; IV, day 1&lt;br&gt; </text:span><text:span text:style-name="T2">&lt;b&gt;Fluorouracil&lt;/b&gt; 200 </text:span><text:span text:style-name="T2">mg/m&lt;sup&gt;2&lt;/sup&gt;/d CIVI, for up to 6 </text:span><text:span text:style-name="T2">months&lt;br&gt; Repeat every 21 days for a </text:span><text:span text:style-name="T2">maximum of 8 cycles</text:span></text:p>
          </table:table-cell>
          <table:table-cell table:style-name="ce4" office:value-type="string">
            <text:p>High</text:p>
          </table:table-cell>
          <table:table-cell table:style-name="ce4" office:value-type="string">
            <text:p>Waters JS, Norman A, Cunningham D, et al. Long-term survival afer epirubicin, cisplatin and fluorouracil for gastric cancer: results of a randomized trial. $Br J Cancer. 1999;80(1-2):269-272.$</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ELF&lt;/b&gt;</text:p>
          </table:table-cell>
          <table:table-cell table:style-name="ce4" office:value-type="string">
            <text:p>&lt;b&gt;Leucovorin calcium&lt;/b&gt; 300 mg/m&lt;sup&gt;2&lt;/sup&gt;<text:span text:style-name="T2">/d IV over 10 minutes, </text:span><text:span text:style-name="T2">&lt;b&gt;FOLLOWED IMMEDIATELY BY&lt;/b&gt;&lt;br&gt; </text:span><text:span text:style-name="T2">&lt;b&gt;Etoposide&lt;/b&gt; 120 mg/m&lt;sup&gt;2&lt;/sup&gt;/d </text:span><text:span text:style-name="T2">IV over 50 minutes,&lt;br&gt; &lt;b&gt;FOLLOWED </text:span><text:span text:style-name="T2">BY&lt;/b&gt;&lt;br&gt; &lt;b&gt;Fluorouracil&lt;/b&gt; 500 </text:span><text:span text:style-name="T2">mg/m&lt;sup&gt;2&lt;/sup&gt;/d IV <text:s/>bolus&lt;br&gt; Give all </text:span><text:span text:style-name="T2">agents on days 1-3; repeat every 22 days</text:span></text:p>
          </table:table-cell>
          <table:table-cell table:style-name="ce4" office:value-type="string">
            <text:p>Low</text:p>
          </table:table-cell>
          <table:table-cell table:style-name="ce4" office:value-type="string">
            <text:p>Vanhoefer U, Rougier P, Wilke H, et al. Final results of a randomized phase III trial of sequential high-dose methotrexate, fluorouracil, and doxorubicin versus etoposide, leucovorin, and fluorouracil versus infusional flurorouracil and cisplatin in advanced gastric cancer: a trial of the European Organization for Research and Treatment of Cancer Gasttrointestinal Tract Cancer Cooperative Group. $J Clin Oncol. 2000;18(41):2648-2657$</text:p>
          </table:table-cell>
          <table:table-cell table:number-columns-repeated="1014"/>
        </table:table-row>
        <table:table-row table:style-name="ro14">
          <table:table-cell table:number-columns-repeated="5"/>
          <table:table-cell office:value-type="string">
            <text:p>&lt;b&gt;Combination Regimens&lt;/b&gt;</text:p>
          </table:table-cell>
          <table:table-cell office:value-type="string">
            <text:p>&lt;b&gt;5-FU/LV&lt;/b&gt;</text:p>
          </table:table-cell>
          <table:table-cell table:style-name="ce4" office:value-type="string">
            <text:p>&lt;b&gt;Fluorouracil&lt;/b&gt; 425 mg/m&lt;sup&gt;2&lt;/sup&gt;<text:span text:style-name="T2">/d for 5 days&lt;br&gt; </text:span><text:span text:style-name="T2">&lt;b&gt;Leucovorin calcium&lt;/b&gt; 20 </text:span><text:span text:style-name="T2">mg/m&lt;sup&gt;2&lt;/sup&gt;/d for 5 days,&lt;br&gt; </text:span><text:span text:style-name="T2">&lt;b&gt;FOLLOWED BY&lt;/b&gt;&lt;br&gt; &lt;b&gt;RT&lt;/b&gt; </text:span><text:span text:style-name="T2">4,500 cGy (180cGy/d), 5 days a week for 5 </text:span><text:span text:style-name="T2">weeks&lt;br&gt; &lt;b&gt;Fluorouracil&lt;/b&gt; 400 </text:span><text:span text:style-name="T2">mg/m&lt;sup&gt;2&lt;/sup&gt;/d IV, on the first 4 and </text:span><text:span text:style-name="T2">last 3 days of RT&lt;br&gt; &lt;b&gt;Leucovorin </text:span><text:span text:style-name="T2">calcium&lt;/b&gt; 20 mg/m&lt;sup&gt;2&lt;/sup&gt;/d, on the </text:span><text:span text:style-name="T2">first 4 and last 3 days of RT,&lt;br&gt; </text:span><text:span text:style-name="T2">&lt;b&gt;FOLLOWED 1 AND 2 MONTHS LATER </text:span><text:span text:style-name="T2">BY&lt;/b&gt;&lt;br&gt; &lt;b&gt;Fluorouracil&lt;/b&gt; 425 </text:span><text:span text:style-name="T2">mg/m&lt;sup&gt;2&lt;/sup&gt;/d for 5 days&lt;br&gt; </text:span><text:span text:style-name="T2">&lt;b&gt;Leucovorin calcium&lt;/b&gt; 20 </text:span><text:span text:style-name="T2">mg/m&lt;sup&gt;2&lt;/sup&gt;/d for 5 days</text:span></text:p>
          </table:table-cell>
          <table:table-cell table:style-name="ce4" office:value-type="string">
            <text:p>Low</text:p>
          </table:table-cell>
          <table:table-cell table:style-name="ce4" office:value-type="string">
            <text:p>Macdonald JS, Smalley SR, Benedetti J, et al. Chemoradiotherapy afer surgery compared with surgery alone for adenocarcinoma of the stomach or gastroesophageal junction. $N Engl J Med. 2001;345(10):725-730.$</text:p>
          </table:table-cell>
          <table:table-cell table:number-columns-repeated="1014"/>
        </table:table-row>
        <table:table-row table:style-name="ro25">
          <table:table-cell table:number-columns-repeated="5"/>
          <table:table-cell office:value-type="string">
            <text:p>&lt;b&gt;Combination Regimens&lt;/b&gt;</text:p>
          </table:table-cell>
          <table:table-cell table:style-name="ce4" office:value-type="string">
            <text:p>&lt;b&gt;Trastuzumab + Cisplatin + Capecitabine or Fluorouracil&lt;/b&gt;</text:p>
          </table:table-cell>
          <table:table-cell table:style-name="ce4" office:value-type="string">
            <text:p>&lt;b&gt;Trastuzumab&lt;/b&gt; 8 mg/kg IV, day 1 of the first cycle &lt;b&gt;THEN&lt;/b&gt; <text:s/>6 mg/kg IV, day 1&lt;br&gt; Repeat every 3 weeks&lt;br&gt; &lt;b&gt;Cisplatin&lt;/b&gt; 80 mg/m&lt;sup&gt;2&lt;/sup&gt;<text:span text:style-name="T2"> IV, </text:span><text:span text:style-name="T2">day 1 of every 3-week cycle&lt;br&gt; Repeat for 6 </text:span><text:span text:style-name="T2">cycles&lt;br&gt; &lt;b&gt;Capecitabine&lt;/b&gt; 1,000 </text:span><text:span text:style-name="T2">mg/m&lt;sup&gt;2&lt;/sup&gt; PO bid, days 1-14 of </text:span><text:span text:style-name="T2">each 3-week cycle&lt;br&gt; Repeat for 6 </text:span><text:span text:style-name="T2">cycles&lt;br&gt; &lt;b&gt;OR&lt;/b&gt;&lt;br&gt; </text:span><text:span text:style-name="T2">&lt;b&gt;Fluorouracil&lt;/b&gt; 800 </text:span><text:span text:style-name="T2">mg/m&lt;sup&gt;2&lt;/sup&gt;/d CIVI for 5 days of each </text:span><text:span text:style-name="T2">3-week cycle&lt;br&gt; Repeat for 6 cycles</text:span></text:p>
          </table:table-cell>
          <table:table-cell table:style-name="ce4" office:value-type="string">
            <text:p>High day 1, low for the remaining treatment days</text:p>
          </table:table-cell>
          <table:table-cell table:style-name="ce4" office:value-type="string">
            <text:p>Bang YJ, Van Cutsem E, Feyereislava A, et al. Trastuzumab in combination with chemotherapy versus chemotherapy alone for treatment of HER2-positive advanced gastric or gastro-oesophageal junction cancer (ToGA): a phase 3 open-label, randomised controlled trial. $Lancet. 2010;376(99742):687-697.$</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Capecitabine&lt;/b&gt;</text:p>
          </table:table-cell>
          <table:table-cell table:style-name="ce4" office:value-type="string">
            <text:p>&lt;b&gt;Capecitabine&lt;/b&gt; 1,250 mg/m&lt;sup&gt;2&lt;/sup&gt;/d PO bid every 12 hours, days 1-14, &lt;b&gt;FOLLOWED BY&lt;/b&gt; 1 week of rest&lt;br&gt; Repeat every 21 days for a maximum of 6 cycles</text:p>
          </table:table-cell>
          <table:table-cell table:style-name="ce4" office:value-type="string">
            <text:p>Minimal-Low</text:p>
          </table:table-cell>
          <table:table-cell table:style-name="ce4" office:value-type="string">
            <text:p>Hong YS, Song SY, Lee SI, et al. A phase II trial of capecitabine in previously untreated patients with advanced and/or metastatic gastric cancer. $Ann Oncol. 2004;15(9):1344-1347.$</text:p>
          </table:table-cell>
          <table:table-cell table:number-columns-repeated="1014"/>
        </table:table-row>
        <table:table-row table:style-name="ro9">
          <table:table-cell table:number-columns-repeated="4"/>
          <table:table-cell office:value-type="string">
            <text:p>&lt;b&gt;Gastrointestinal - Anal Cancer&lt;/b&gt;</text:p>
          </table:table-cell>
          <table:table-cell office:value-type="string">
            <text:p>&lt;b&gt;Combination Regimens&lt;/b&gt;</text:p>
          </table:table-cell>
          <table:table-cell office:value-type="string">
            <text:p>&lt;b&gt;Fluorouracil/Mitomycin C&lt;/b&gt;</text:p>
          </table:table-cell>
          <table:table-cell table:style-name="ce4" office:value-type="string">
            <text:p>&lt;b&gt;5-Fluorouracil&lt;/b&gt; 1,000 mg/m&lt;sup&gt;2&lt;/sup&gt;<text:span text:style-name="T2">/day CIVI, <text:s/>days 1-4 and </text:span><text:span text:style-name="T2">29-32&lt;br&gt; &lt;b&gt;Mitomycin C&lt;/b&gt; 10 </text:span><text:span text:style-name="T2">mg/m&lt;sup&gt;2&lt;/sup&gt; IV <text:s/>days 1 and 29 and </text:span><text:span text:style-name="T2">&lt;b&gt;RT&lt;/b&gt; starting on day 57</text:span></text:p>
          </table:table-cell>
          <table:table-cell table:style-name="ce4" office:value-type="string">
            <text:p>Low</text:p>
          </table:table-cell>
          <table:table-cell table:style-name="ce4" office:value-type="string">
            <text:p>Ajani JA, Winter KA, et al. Fluorouracil, mitomycin, and radiotherapy vs fluorouracil, cisplatin, and radiotherapy for carcinoma of the anal canal: a randomized controlled trial. $JAMA. 2008;299(16):1914-1921.$</text:p>
          </table:table-cell>
          <table:table-cell table:number-columns-repeated="1014"/>
        </table:table-row>
        <table:table-row table:style-name="ro4">
          <table:table-cell table:number-columns-repeated="4"/>
          <table:table-cell office:value-type="string">
            <text:p>&lt;b&gt;Gastrointestinal Stromal Tumor (GIST)&lt;/b&gt;</text:p>
          </table:table-cell>
          <table:table-cell office:value-type="string">
            <text:p>&lt;b&gt;Single-Agent Regimens&lt;/b&gt;</text:p>
          </table:table-cell>
          <table:table-cell office:value-type="string">
            <text:p>&lt;b&gt;Imatinib&lt;/b&gt;</text:p>
          </table:table-cell>
          <table:table-cell table:style-name="ce4" office:value-type="string">
            <text:p>&lt;b&gt;Imatinib mesylate&lt;/b&gt; 400-800 mg PO, daily</text:p>
          </table:table-cell>
          <table:table-cell table:style-name="ce4" office:value-type="string">
            <text:p>Minimal-Low</text:p>
          </table:table-cell>
          <table:table-cell table:style-name="ce4" office:value-type="string">
            <text:p>Blanke CD, Rankin C, Demetri GD, et al. Phase III randomized, intergroup trial assessing imatinib mesylate at two dose levels in patients with unresectable or metastatic gastrointestinal stromal tumors expressing the Kit receptor tyrosine kinase: S0033. $J Clin Oncol. 2008;26(4):626-632$</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Nilotinib&lt;/b&gt;</text:p>
          </table:table-cell>
          <table:table-cell office:value-type="string">
            <text:p>&lt;b&gt;Nilotinib&lt;/b&gt; 400 mg PO bid</text:p>
          </table:table-cell>
          <table:table-cell table:style-name="ce4" office:value-type="string">
            <text:p>Minimal-Low</text:p>
          </table:table-cell>
          <table:table-cell table:style-name="ce4" office:value-type="string">
            <text:p>Montemurro M, Schoffski P, Reichardt P, et al. Nilotinib in the treatment of advanced gastrointestinal stromal tumours resistant to both imatinib and sunitinib. $Eur J Cancer. 2009;45:2293-2297.$</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Sunitinib&lt;/b&gt;</text:p>
          </table:table-cell>
          <table:table-cell table:style-name="ce4" office:value-type="string">
            <text:p>&lt;b&gt;Sunitinib malate&lt;/b&gt; 50 mg/d for 28 days, &lt;b&gt;FOLLOWED BY&lt;/b&gt; 2 weeks off</text:p>
          </table:table-cell>
          <table:table-cell table:style-name="ce4" office:value-type="string">
            <text:p>Minimal-Low</text:p>
          </table:table-cell>
          <table:table-cell table:style-name="ce4" office:value-type="string">
            <text:p>Demetri GD, van Oossterom AT, Garrett CR, et al. Efficacy and safety of sunitinib in patients with advanced gastrointestinal stromal tumour afer failure of imatinib: a randomised controlled trial. $Lancet. 2006;368(9544):1329-1338.$</text:p>
          </table:table-cell>
          <table:table-cell table:number-columns-repeated="1014"/>
        </table:table-row>
        <table:table-row table:style-name="ro9">
          <table:table-cell table:number-columns-repeated="4"/>
          <table:table-cell office:value-type="string">
            <text:p>&lt;b&gt;Genitourinary Malignancy - Bladder&lt;/b&gt;</text:p>
          </table:table-cell>
          <table:table-cell office:value-type="string">
            <text:p>&lt;b&gt;Combination Regimens&lt;/b&gt;</text:p>
          </table:table-cell>
          <table:table-cell office:value-type="string">
            <text:p>&lt;b&gt;Gemcitabine/Carboplatin&lt;/b&gt;</text:p>
          </table:table-cell>
          <table:table-cell table:style-name="ce4" office:value-type="string">
            <text:p>&lt;b&gt;Gemcitabine&lt;/b&gt; 1,000 mg/m&lt;sup&gt;2&lt;/sup&gt;<text:span text:style-name="T2"> IV over 30 minutes, days </text:span><text:span text:style-name="T2">1 and 8&lt;br&gt; &lt;b&gt;Carboplatin&lt;/b&gt; AUC of 5 IV </text:span><text:span text:style-name="T2">over 1 hour, day 1&lt;br&gt; Repeat cycle every 21 </text:span><text:span text:style-name="T2">days for a total of 6 cycles</text:span></text:p>
          </table:table-cell>
          <table:table-cell table:style-name="ce4" office:value-type="string">
            <text:p>Moderate</text:p>
          </table:table-cell>
          <table:table-cell table:style-name="ce4" office:value-type="string">
            <text:p>Bamias A, Moulopoulos LA, Koutras A, et al. The combination of gemcitabine and carboplatin as first-line treatment in patients with advanced urothelial carcinoma. $Cancer. 2006;106(2):297-303.$</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Gemcitabine/Cisplatin&lt;/b&gt;</text:p>
          </table:table-cell>
          <table:table-cell table:style-name="ce4" office:value-type="string">
            <text:p>&lt;b&gt;Gemcitabine&lt;/b&gt; 1,000 mg/m&lt;sup&gt;2&lt;/sup&gt;<text:span text:style-name="T2">/d IV over 30-60 minutes, </text:span><text:span text:style-name="T2">days 1,8,15&lt;br&gt; &lt;b&gt;Cisplatin&lt;/b&gt; </text:span><text:span text:style-name="T2">70mg/m&lt;sup&gt;2&lt;/sup&gt; IV, day 2&lt;br&gt; Repeat </text:span><text:span text:style-name="T2">every 28 days</text:span></text:p>
          </table:table-cell>
          <table:table-cell table:style-name="ce4" office:value-type="string">
            <text:p>High</text:p>
          </table:table-cell>
          <table:table-cell table:style-name="ce4" office:value-type="string">
            <text:p>von der Maase H, Hansen SW, Roberts JT, et al. Gemcitabine and cisplatin versus methotrexate, vinblastine, doxorubicin, and ciplatin in advanced or metastatic bladder cancer: results of a large, randomized, mulinational, multicenter, phase III study. $J Clin Oncol. 2000;18(17):3068-3077.$</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MVAC&lt;/b&gt;</text:p>
          </table:table-cell>
          <table:table-cell table:style-name="ce4" office:value-type="string">
            <text:p>&lt;b&gt;MTX&lt;/b&gt; 30 mg/m&lt;sup&gt;2&lt;/sup&gt;/d IV, days 1, 15, 22&lt;br&gt; &lt;b&gt;Vinblastine&lt;/b&gt; 3 mg/m&lt;sup&gt;2&lt;/sup&gt;/d IV, days 2, 15,22&lt;br&gt; &lt;b&gt;Doxorubicin&lt;/b&gt; 30 mg/m&lt;sup&gt;2&lt;/sup&gt; IV, day 2&lt;br&gt; &lt;b&gt;Cisplatin&lt;/b&gt; 70 mg/m&lt;sup&gt;2&lt;/sup&gt; IV, day 2&lt;br&gt; Repeat every 28 days</text:p>
          </table:table-cell>
          <table:table-cell table:style-name="ce4" office:value-type="string">
            <text:p>High</text:p>
          </table:table-cell>
          <table:table-cell table:style-name="ce4" office:value-type="string">
            <text:p>von der Maase H, Hansen SW, Roberts JT, et al. Gemcitabine and cisplatin versus methotrexate, vinblastine, doxorubicin, and ciplatin in advanced or metastatic bladder cancer: results of a large, randomized, mulinational, multicenter, phase III study. $J Clin Oncol. 2000;18(17):3068-3077.$</text:p>
          </table:table-cell>
          <table:table-cell table:number-columns-repeated="1014"/>
        </table:table-row>
        <table:table-row table:style-name="ro10">
          <table:table-cell table:number-columns-repeated="4"/>
          <table:table-cell office:value-type="string">
            <text:p>&lt;b&gt;Genitourinary Malignancy - Prostate&lt;/b&gt;</text:p>
          </table:table-cell>
          <table:table-cell office:value-type="string">
            <text:p>&lt;b&gt;Combination Regimens&lt;/b&gt;</text:p>
          </table:table-cell>
          <table:table-cell office:value-type="string">
            <text:p>&lt;b&gt;Cabazitaxel&lt;/b&gt;</text:p>
          </table:table-cell>
          <table:table-cell table:style-name="ce4" office:value-type="string">
            <text:p>&lt;b&gt;Prednisone&lt;/b&gt; 10 mg PO daily&lt;br&gt; &lt;b&gt;Cabazitaxel&lt;/b&gt; 25 mg/m&lt;sup&gt;2&lt;/sup&gt;<text:span text:style-name="T2"> </text:span><text:span text:style-name="T2">IV over 1 hour, day 1&lt;br&gt; Repeat every 21 </text:span><text:span text:style-name="T2">days</text:span></text:p>
          </table:table-cell>
          <table:table-cell table:style-name="ce4" office:value-type="string">
            <text:p>Low</text:p>
          </table:table-cell>
          <table:table-cell table:style-name="ce4" office:value-type="string">
            <text:p>de Bono JS, Oudard S, Ozguroglu M, et al. Prednisone plus cabazitaxel or mitoxantrone for metastatic castration-resistant prostate cancer progressing after docetaxel treatment: a randomised open-label trial. $Lancet. 2010;376(9747):1147-1154.$</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Docetaxel/Estramustine&lt;/b&gt;</text:p>
          </table:table-cell>
          <table:table-cell table:style-name="ce4" office:value-type="string">
            <text:p>&lt;b&gt;Estramustine&lt;/b&gt; 280 mg PO tid, days 1-5&lt;br&gt; &lt;b&gt;Docetaxel&lt;sup&gt;b&lt;/sup&gt;&lt;/b&gt;<text:span text:style-name="T2"> 60 </text:span><text:span text:style-name="T2">mg/m&lt;sup&gt;2&lt;/sup&gt; IV, day 2&lt;br&gt; Repeat </text:span><text:span text:style-name="T2">every 21 days until progression or to a </text:span><text:span text:style-name="T2">maximum of 12 cycles </text:span></text:p>
          </table:table-cell>
          <table:table-cell table:style-name="ce4" office:value-type="string">
            <text:p>Moderate-High</text:p>
          </table:table-cell>
          <table:table-cell table:style-name="ce4" office:value-type="string">
            <text:p>Petrylak DP, Tangen CM, Hussain MA, et al. Docetaxel and estramustine compared with mitoxantrone and prednisone for advanced refractory prostate cancer. $N Engl J Med. 2004;351(15):1513-1520.$</text:p>
          </table:table-cell>
          <table:table-cell table:number-columns-repeated="1014"/>
        </table:table-row>
        <table:table-row table:style-name="ro15">
          <table:table-cell table:number-columns-repeated="5"/>
          <table:table-cell office:value-type="string">
            <text:p>&lt;b&gt;Combination Regimens&lt;/b&gt;</text:p>
          </table:table-cell>
          <table:table-cell office:value-type="string">
            <text:p>&lt;b&gt;Docetaxel/Prednisone&lt;/b&gt;</text:p>
          </table:table-cell>
          <table:table-cell table:style-name="ce4" office:value-type="string">
            <text:p>&lt;b&gt;Docetaxel&lt;sup&gt;b&lt;/sup&gt;&lt;/b&gt;<text:span text:style-name="T2"> 75 </text:span><text:span text:style-name="T2">mg/m&lt;sup&gt;2&lt;/sup&gt; IV over 1 hour, day </text:span><text:span text:style-name="T2">1&lt;br&gt; &lt;b&gt;Prednisone&lt;/b&gt; 5 mg PO bid, days </text:span><text:span text:style-name="T2">1-21&lt;br&gt; Repeat every 21 days</text:span></text:p>
          </table:table-cell>
          <table:table-cell table:style-name="ce4" office:value-type="string">
            <text:p>Low</text:p>
          </table:table-cell>
          <table:table-cell table:style-name="ce4" office:value-type="string">
            <text:p>Tannock IF, de Wit R, Berry WR, et al. Docetaxel plus prednisone or mitoxantrone plus prednisone for advanced prostate cancer. $N Engl J Med. 2004;351(15):1502-1512.$</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FL&lt;/b&gt;</text:p>
          </table:table-cell>
          <table:table-cell table:style-name="ce4" office:value-type="string">
            <text:p>&lt;b&gt;Flutamide&lt;/b&gt; 250 mg PO tid &lt;b&gt;WITH&lt;/b&gt;&lt;br&gt; &lt;b&gt;Leuprolide acetate depot&lt;/b&gt; 7.5 mg IM&lt;br&gt; Repeat every 28 days</text:p>
          </table:table-cell>
          <table:table-cell table:style-name="ce4" office:value-type="string">
            <text:p>Not Applicable</text:p>
          </table:table-cell>
          <table:table-cell table:style-name="ce4" office:value-type="string">
            <text:p>Sarosdy MF, Schellhammer PF, Johnson R, Carroll K, Kolvenbag GJCM. Does prolonged combined androgen blockade have survival benefits over short-term combined androgen blockade therapy? $Urology. 2000;55(3):391-396.$</text:p>
          </table:table-cell>
          <table:table-cell table:number-columns-repeated="1014"/>
        </table:table-row>
        <table:table-row table:style-name="ro6">
          <table:table-cell table:number-columns-repeated="5"/>
          <table:table-cell office:value-type="string">
            <text:p>&lt;b&gt;Combination Regimens&lt;/b&gt;</text:p>
          </table:table-cell>
          <table:table-cell office:value-type="string">
            <text:p>&lt;b&gt;FZ&lt;/b&gt;</text:p>
          </table:table-cell>
          <table:table-cell table:style-name="ce4" office:value-type="string">
            <text:p>&lt;b&gt;Flutamide&lt;/b&gt; 250 mg PO tid &lt;b&gt;WITH&lt;/b&gt;&lt;br&gt; &lt;b&gt;Goserelin acette implant&lt;/b&gt; 3.6 mg SQ&lt;br&gt; Repeat every 28 days, beginning 8 weeks prior to RT for 4 cycles&lt;br&gt; &lt;b&gt;OR&lt;/b&gt;&lt;br&gt; &lt;b&gt;Goserelin acetate implant&lt;/b&gt; 3.6 mg SQ 8 weeks prior to RT &lt;b&gt;AND&lt;/b&gt;&lt;br&gt; &lt;b&gt;Goserelin acetate implant&lt;/b&gt; 10.8 mg SQ 4 weeks prior to RT</text:p>
          </table:table-cell>
          <table:table-cell table:style-name="ce4" office:value-type="string">
            <text:p>Not Applicable</text:p>
          </table:table-cell>
          <table:table-cell table:style-name="ce4" office:value-type="string">
            <text:p>Zoladex 3.6 mg, Zoladex 10.8 mg [package inserts]. Wilmington, DE: AstraZeneca; 2010. Roach M, Bae K, Speight J, et al. Short-term androgen deprivation therapy and external beam radiotherapy for locally advanced prostate cancer: Long-term results of RJOG 8610. $J Clin Oncol. 2009;26(4):585-591.$</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Mitoxantrone/Prednisone&lt;/b&gt;</text:p>
          </table:table-cell>
          <table:table-cell table:style-name="ce4" office:value-type="string">
            <text:p>&lt;b&gt;Mitoxantrone&lt;/b&gt; 12 mg/m&lt;sup&gt;2&lt;/sup&gt;<text:span text:style-name="T2"> </text:span><text:span text:style-name="T2">IV, day 1&lt;br&gt; &lt;b&gt;Prednisone&lt;/b&gt; 5 mg PO </text:span><text:span text:style-name="T2">bid&lt;br&gt; Repeat every 21 days</text:span></text:p>
          </table:table-cell>
          <table:table-cell table:style-name="ce4" office:value-type="string">
            <text:p>Low</text:p>
          </table:table-cell>
          <table:table-cell table:style-name="ce4" office:value-type="string">
            <text:p>Tannock IF, Osoba D, Stockler MR, et al. Chemotherapy with mitoxantrone plus prednisone or prednisonealone for symptptomatic hormone-resistant prostate cancer: a Canadian randomized trial with palliative endpoints. $J Clin Oncol. 1996;14(6)1756-1764.$</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No Common Name&lt;/b&gt;</text:p>
          </table:table-cell>
          <table:table-cell table:style-name="ce4" office:value-type="string">
            <text:p>&lt;b&gt;Bicalutamide&lt;/b&gt; 50 mg/d PO &lt;b&gt;WITH&lt;/b&gt;&lt;br&gt; &lt;b&gt;Leuprolide acetate depot&lt;/b&gt; 7.5 mg IM&lt;br&gt; Repeat every 28 days&lt;br&gt; &lt;b&gt;OR&lt;/b&gt;&lt;br&gt; &lt;b&gt;Goserelin acetate implant&lt;/b&gt; 3.6 mg SQ&lt;br&gt; Repeat every 28 days</text:p>
          </table:table-cell>
          <table:table-cell table:style-name="ce4" office:value-type="string">
            <text:p>Not Applicable</text:p>
          </table:table-cell>
          <table:table-cell table:style-name="ce4" office:value-type="string">
            <text:p>Schellhammer P, Sharifi R, Block N, et al. A controlled trial of bicalutamide versus flutamide, each in combination with luteinizing hormone-releasing hormone analogue therapy, in patients with advanced prostate cancer. $Urology. 1995;45(5):745:752.$</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Degarelix&lt;/b&gt;</text:p>
          </table:table-cell>
          <table:table-cell table:style-name="ce4" office:value-type="string">
            <text:p>&lt;b&gt;Degarelix&lt;/b&gt; 240 mg SQ (2 x 120 mg injections)&lt;br&gt; &lt;b&gt;FOLLOWED BY&lt;/b&gt;&lt;br&gt; 80 mg SQ&lt;br&gt; Repeat every 28 days for 13 courses</text:p>
          </table:table-cell>
          <table:table-cell table:style-name="ce4" office:value-type="string">
            <text:p>Not Applicable</text:p>
          </table:table-cell>
          <table:table-cell table:style-name="ce4" office:value-type="string">
            <text:p>Klotz L, Boccon-Gibod L, Shore ND, et al. The efficacy and safety of degarelix: a 12-month, comparative, randomized, open-label, parallel-group phase III study in patients with prostate cancer. $BJU Int. 2008;102(11):1531-1538.$</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Estramustine&lt;/b&gt;</text:p>
          </table:table-cell>
          <table:table-cell table:style-name="ce4" office:value-type="string">
            <text:p>&lt;b&gt;Estramustine&lt;/b&gt; 14 mg/kg/d PO in 3 or 4 divided doses</text:p>
          </table:table-cell>
          <table:table-cell table:style-name="ce4" office:value-type="string">
            <text:p>Moderate-High</text:p>
          </table:table-cell>
          <table:table-cell table:style-name="ce4" office:value-type="string">
            <text:p>Emcyt [package insert]. $New York, NY: Pfizer; 2007.$</text:p>
          </table:table-cell>
          <table:table-cell table:number-columns-repeated="1014"/>
        </table:table-row>
        <table:table-row table:style-name="ro16">
          <table:table-cell table:number-columns-repeated="5"/>
          <table:table-cell office:value-type="string">
            <text:p>&lt;b&gt;Single-Agent Regimens&lt;/b&gt;</text:p>
          </table:table-cell>
          <table:table-cell office:value-type="string">
            <text:p>&lt;b&gt;Goserelin&lt;/b&gt;</text:p>
          </table:table-cell>
          <table:table-cell table:style-name="ce4" office:value-type="string">
            <text:p>&lt;b&gt;Goserelin acetae implant&lt;/b&gt; 3.6 mg SQ every 28 days or 10.8 mg SQ every 12 weeks.</text:p>
          </table:table-cell>
          <table:table-cell table:style-name="ce4" office:value-type="string">
            <text:p>Not Applicable</text:p>
          </table:table-cell>
          <table:table-cell table:style-name="ce4" office:value-type="string">
            <text:p>Zoladex 3.6 mg, Zoladex 10.8 mg [package inserts]. $Wilmington, DE: AstraZeneca; 2010.$ <text:s/></text:p>
          </table:table-cell>
          <table:table-cell table:number-columns-repeated="1014"/>
        </table:table-row>
        <table:table-row table:style-name="ro16">
          <table:table-cell table:number-columns-repeated="5"/>
          <table:table-cell office:value-type="string">
            <text:p>&lt;b&gt;Single-Agent Regimens&lt;/b&gt;</text:p>
          </table:table-cell>
          <table:table-cell office:value-type="string">
            <text:p>&lt;b&gt;Leuprolide&lt;/b&gt;</text:p>
          </table:table-cell>
          <table:table-cell table:style-name="ce4" office:value-type="string">
            <text:p>&lt;b&gt;Leuprolide acetate depot&lt;/b&gt; 7.5 mg IM every 28 days, 22.5 mg IM every 3 months, &lt;b&gt;OR&lt;/b&gt; 30 mg IM every 4 months</text:p>
          </table:table-cell>
          <table:table-cell table:style-name="ce4" office:value-type="string">
            <text:p>Not Applicable</text:p>
          </table:table-cell>
          <table:table-cell table:style-name="ce4" office:value-type="string">
            <text:p>Lupron Depot 7.5 mg, 22.5 mg, 30 mg [package insers]. $North Chicago, IL: Abbot Laboratories; 2011.$</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Nilutamide&lt;/b&gt;</text:p>
          </table:table-cell>
          <table:table-cell table:style-name="ce4" office:value-type="string">
            <text:p>&lt;b&gt;Nilutamide&lt;/b&gt; 300 mg/d PO, days 1-30, &lt;b&gt;THEN&lt;/b&gt; 150 mg/d PO, in combination with surgical castration; begin on same day or day after castration</text:p>
          </table:table-cell>
          <table:table-cell table:style-name="ce4" office:value-type="string">
            <text:p>Not Applicable</text:p>
          </table:table-cell>
          <table:table-cell table:style-name="ce4" office:value-type="string">
            <text:p>Dijkman GA, Janknegt RA, et al. Long-term efficacy and safety of nilutamide plus castration in advanced prostate cancer, and the significance of early prostate speific antigen normalization. International Anadron Study Group. $J Urol. 1997;158(1):160-163.$</text:p>
          </table:table-cell>
          <table:table-cell table:number-columns-repeated="1014"/>
        </table:table-row>
        <table:table-row table:style-name="ro4">
          <table:table-cell table:number-columns-repeated="5"/>
          <table:table-cell office:value-type="string">
            <text:p>&lt;b&gt;Single-Agent Regimens&lt;/b&gt;</text:p>
          </table:table-cell>
          <table:table-cell office:value-type="string">
            <text:p>&lt;b&gt;Prednisone&lt;/b&gt;</text:p>
          </table:table-cell>
          <table:table-cell table:style-name="ce4" office:value-type="string">
            <text:p>&lt;b&gt;Prednisone&lt;/b&gt; 5 mg PO bid</text:p>
          </table:table-cell>
          <table:table-cell table:style-name="ce4" office:value-type="string">
            <text:p>Not Applicable</text:p>
          </table:table-cell>
          <table:table-cell table:style-name="ce4" office:value-type="string">
            <text:p>Tannock IF, Osoba D, Stockler MR, et al. Chemotherapy with mitoxantrone plus prednisone or prednisonealone for symptptomatic hormone-resistant prostate cancer: a Canadian randomized trial with palliative endpoints. $J Clin Oncol. 1996;14(6)1756-1764.$</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Sipuleucel-T&lt;/b&gt;</text:p>
          </table:table-cell>
          <table:table-cell table:style-name="ce4" office:value-type="string">
            <text:p>&lt;b&gt;Sipuleucel-T&lt;/b&gt; Administer 3 doses at approximately 14-day intervals</text:p>
          </table:table-cell>
          <table:table-cell table:style-name="ce4" office:value-type="string">
            <text:p>Not Applicable</text:p>
          </table:table-cell>
          <table:table-cell table:style-name="ce4" office:value-type="string">
            <text:p>Provenge [package insert]. $Parsippany, NJ: Watson Pharma, Inc.; 2011.$</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Triptorelin&lt;/b&gt;</text:p>
          </table:table-cell>
          <table:table-cell table:style-name="ce4" office:value-type="string">
            <text:p>&lt;b&gt;Triptorelin pamoate depot&lt;/b&gt; 3.75 mg IM&lt;br&gt; Repeat every 28 days</text:p>
          </table:table-cell>
          <table:table-cell table:style-name="ce4" office:value-type="string">
            <text:p>Not Applicable</text:p>
          </table:table-cell>
          <table:table-cell table:style-name="ce4" office:value-type="string">
            <text:p>Trelstar [package insert]. $Parsippany, NJ: Watson Pharma, Inc.; 2011.$</text:p>
          </table:table-cell>
          <table:table-cell table:number-columns-repeated="1014"/>
        </table:table-row>
        <table:table-row table:style-name="ro9">
          <table:table-cell table:number-columns-repeated="4"/>
          <table:table-cell office:value-type="string">
            <text:p>&lt;b&gt;Genitourinary Malignancy - Renal&lt;/b&gt;</text:p>
          </table:table-cell>
          <table:table-cell office:value-type="string">
            <text:p>&lt;b&gt;Combination Regimens&lt;/b&gt;</text:p>
          </table:table-cell>
          <table:table-cell table:style-name="ce4" office:value-type="string">
            <text:p>&lt;b&gt;Bevacizumab/Interferon Alfa&lt;/b&gt;</text:p>
          </table:table-cell>
          <table:table-cell table:style-name="ce4" office:value-type="string">
            <text:p>&lt;b&gt;Bevacizumab&lt;/b&gt; 10 mg/kg IV&lt;br&gt; Repeat every 14 days until disease progression&lt;br&gt; &lt;b&gt;Interferon alfa-2a&lt;/b&gt; 9 million IU SQ 3 times per week&lt;br&gt; Repeat every 14 days for a maximum of 52 weeks</text:p>
          </table:table-cell>
          <table:table-cell table:style-name="ce4" office:value-type="string">
            <text:p>Low</text:p>
          </table:table-cell>
          <table:table-cell table:style-name="ce4" office:value-type="string">
            <text:p>Escudier B, Pluzanska A, Koralweski P, et al. Bevacizumab plus interferon alfa-2a for treatment of metastatic renal cell carcinoma: a randomised, double-blind phase III trial. $Lancet. 2007;370(9605):2103-2111.$</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Everolimus&lt;/b&gt;</text:p>
          </table:table-cell>
          <table:table-cell office:value-type="string">
            <text:p>&lt;b&gt;Everolimus&lt;/b&gt; 10 mg PO daily</text:p>
          </table:table-cell>
          <table:table-cell table:style-name="ce4" office:value-type="string">
            <text:p>Low</text:p>
          </table:table-cell>
          <table:table-cell table:style-name="ce4" office:value-type="string">
            <text:p>Motzer RJ, Escudier B, Oudard S, et al. Efficacy of everolimus in advanced renal cell carcinoma: a double-blind, randomized, plaebo-controlled phase III trial. $Lancet. 2008;372(9637);449-456.$</text:p>
          </table:table-cell>
          <table:table-cell table:number-columns-repeated="1014"/>
        </table:table-row>
        <table:table-row table:style-name="ro27">
          <table:table-cell table:number-columns-repeated="5"/>
          <table:table-cell office:value-type="string">
            <text:p>&lt;b&gt;Single-Agent Regimens&lt;/b&gt;</text:p>
          </table:table-cell>
          <table:table-cell office:value-type="string">
            <text:p>&lt;b&gt;Interleukin-2&lt;/b&gt;</text:p>
          </table:table-cell>
          <table:table-cell table:style-name="ce4" office:value-type="string">
            <text:p>&lt;b&gt;Interleukin-2&lt;/b&gt;&lt;br&gt; &lt;b&gt;High Dose:&lt;/b&gt; 600,000-720,000 units/kg IV over 15 minutes, every 8 hours until toxicity or 14 doses; administer 2 courses separated by 5-9 days&lt;br&gt; Repeat 2-course cycle every 6-12 weeks&lt;br&gt; &lt;b&gt;Low Dose:&lt;/b&gt; 72,000 units/kg IV bolus every 8 hours up to 14 doses in 5 days. Repeat treatment following 7-10 days of rest&lt;br&gt; Repeat every 8 weeks&lt;br&gt; &lt;b&gt;OR&lt;/b&gt;&lt;br&gt; 18 million units/m<text:span text:style-name="T1">2</text:span><text:span text:style-name="T2">/d CIVI, days 1-5 and 12-17; repeat </text:span><text:span text:style-name="T2">cycle on day 35 &lt;b&gt;THEN&lt;/b&gt; <text:s/>9 million </text:span><text:span text:style-name="T2">units/m</text:span><text:span text:style-name="T1">2</text:span><text:span text:style-name="T2">/d CIVI, days 1-5&lt;br&gt; Repeat second </text:span><text:span text:style-name="T2">cycle every 28 days for 4 cycles</text:span></text:p>
          </table:table-cell>
          <table:table-cell table:style-name="ce4" office:value-type="string">
            <text:p>Moderate</text:p>
          </table:table-cell>
          <table:table-cell table:style-name="ce4" office:value-type="string">
            <text:p>Fyfe G, Fisher RI, Rosenberg SA, Sznol M, Parkinson DR, Louie AC. Results of treatment of 255 patients with metastatic renal cell carcinoma who received high-dose recombinant interleukin-2 therapy. $J Clin Oncol. 1995;13(3):688-696.$&lt;br&gt; Sleijfer DT, Janssen RAJ, Buter J, et al. Phase II study of subcutaneous interleukin-2 in unselected patients with advanced renal cell cancer on an outpatient basis. $J Clin Oncol. 1992;10(7):1119-1123.$&lt;br&gt; Yang JC, Sherry R, Steinberg SM, et al. Randomized study of high-dose and low-dose interleukin-2 in patients with metastatic renal cancer. $J Clin Oncol. 2003;21(16):3127-3132.$</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Pazopanib&lt;/b&gt;</text:p>
          </table:table-cell>
          <table:table-cell table:style-name="ce4" office:value-type="string">
            <text:p>&lt;b&gt;Pazopanib&lt;/b&gt; 800 mg PO daily&lt;br&gt; Repeat every 6 weeks for 4 cycles &lt;b&gt;THEN&lt;/b&gt; every 8 weeks</text:p>
          </table:table-cell>
          <table:table-cell table:style-name="ce4" office:value-type="string">
            <text:p>Minimal-Low</text:p>
          </table:table-cell>
          <table:table-cell table:style-name="ce4" office:value-type="string">
            <text:p>Sternberg CN, Szcylic C, Lee E, et al. A randomized double blind Phase III study of pazopanib in treatment-naïve and cytokine-pretreated patients with advanced renal cell carcinoma (RCC). $J Clin Oncol. 2009;27 (Suppl 15):5021.$</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Sorafenib&lt;/b&gt;</text:p>
          </table:table-cell>
          <table:table-cell table:style-name="ce4" office:value-type="string">
            <text:p>&lt;b&gt;Sorafenib&lt;/b&gt; 400 mg PO bid</text:p>
          </table:table-cell>
          <table:table-cell table:style-name="ce4" office:value-type="string">
            <text:p>Minimal-Low</text:p>
          </table:table-cell>
          <table:table-cell table:style-name="ce4" office:value-type="string">
            <text:p>Escudier B, Eisen T, Stadler WM, et al. Sorafenib in advanced clear-cell renal-cell carcinoma. $N Engl J Med. 2007;356(2):125-134.$</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Sunitinib&lt;/b&gt;</text:p>
          </table:table-cell>
          <table:table-cell table:style-name="ce4" office:value-type="string">
            <text:p>&lt;b&gt;Sunitinib malate&lt;/b&gt; 50 mg/d for 28 days,&lt;br&gt; &lt;b&gt;FOLLOWED BY&lt;/b&gt; 2 weeks off</text:p>
          </table:table-cell>
          <table:table-cell table:style-name="ce4" office:value-type="string">
            <text:p>Minimal-Low</text:p>
          </table:table-cell>
          <table:table-cell table:style-name="ce4" office:value-type="string">
            <text:p>Motzer RJ, Hutson TE, Tomczak P, et al. Sunitinib versus interferon alfa in metastatic renal-cell carcinoma. $N Engl J Med. 2007;356(2):115-124$</text:p>
          </table:table-cell>
          <table:table-cell table:number-columns-repeated="1014"/>
        </table:table-row>
        <table:table-row table:style-name="ro15">
          <table:table-cell table:number-columns-repeated="5"/>
          <table:table-cell office:value-type="string">
            <text:p>&lt;b&gt;Single-Agent Regimens&lt;/b&gt;</text:p>
          </table:table-cell>
          <table:table-cell office:value-type="string">
            <text:p>&lt;b&gt;Temsirolimus&lt;/b&gt;</text:p>
          </table:table-cell>
          <table:table-cell table:style-name="ce4" office:value-type="string">
            <text:p>&lt;b&gt;Temsirolimus&lt;/b&gt; 25 mg IV over 30 minutes weekly</text:p>
          </table:table-cell>
          <table:table-cell table:style-name="ce4" office:value-type="string">
            <text:p>Low</text:p>
          </table:table-cell>
          <table:table-cell table:style-name="ce4" office:value-type="string">
            <text:p>Hudes G, Carducci M, Tomczak P, et al. Temsirolimus, interferon alpha, or both for advanced renal-cell carcinoma. $N Engl J Med. 2007;356(22):2271-2281.$</text:p>
          </table:table-cell>
          <table:table-cell table:number-columns-repeated="1014"/>
        </table:table-row>
        <table:table-row table:style-name="ro6">
          <table:table-cell table:number-columns-repeated="4"/>
          <table:table-cell office:value-type="string">
            <text:p>&lt;b&gt;Genitourinary Malignancy - Testicular&lt;/b&gt;</text:p>
          </table:table-cell>
          <table:table-cell office:value-type="string">
            <text:p>&lt;b&gt;Combination Regimens&lt;/b&gt;</text:p>
          </table:table-cell>
          <table:table-cell office:value-type="string">
            <text:p>&lt;b&gt;BEP&lt;/b&gt;</text:p>
          </table:table-cell>
          <table:table-cell table:style-name="ce4" office:value-type="string">
            <text:p>&lt;b&gt;Bleomycin&lt;/b&gt; 30 units IV bolus, weekly for 12 weeks&lt;br&gt; &lt;b&gt;Etoposide&lt;/b&gt; 100 mg/m&lt;sup&gt;2&lt;/sup&gt;<text:span text:style-name="T2">/d IV over 30-60 </text:span><text:span text:style-name="T2">minutes,days 1-5&lt;br&gt; &lt;b&gt;Cisplatin&lt;/b&gt; 20 </text:span><text:span text:style-name="T2">mg/m&lt;sup&gt;2&lt;/sup&gt;/d IV over 30-60 minutes, </text:span><text:span text:style-name="T2">days 1-5&lt;br&gt; Repeat every 21 days for 4 </text:span><text:span text:style-name="T2">courses</text:span></text:p>
          </table:table-cell>
          <table:table-cell table:style-name="ce4" office:value-type="string">
            <text:p>High</text:p>
          </table:table-cell>
          <table:table-cell table:style-name="ce4" office:value-type="string">
            <text:p>Nichols CR, Catalano PJ, Crawford ED, et al. Randomized comparison of cisplatin and etoposide and either bleomycin or ifosfamide in treatment of advanced disseminated germ cell tumors: an Eastern Cooperative Oncology Group, jSouthwest Oncology Group, and Cancer and Leukemia Group B Study. $J Clin Oncol. 1998;16(4):1287-1293.$</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EP&lt;/b&gt;</text:p>
          </table:table-cell>
          <table:table-cell table:style-name="ce4" office:value-type="string">
            <text:p>&lt;b&gt;Etoposide&lt;/b&gt; 100 mg/m&lt;sup&gt;2&lt;/sup&gt;<text:span text:style-name="T2">/d </text:span><text:span text:style-name="T2">CIVI, days 1-5&lt;br&gt; &lt;b&gt;Cisplatin&lt;/b&gt; 20 </text:span><text:span text:style-name="T2">mg/m&lt;sup&gt;2&lt;/sup&gt;/d IV, days 1-5&lt;br&gt; </text:span><text:span text:style-name="T2">Repeat once after 21 days</text:span></text:p>
          </table:table-cell>
          <table:table-cell table:style-name="ce4" office:value-type="string">
            <text:p>High</text:p>
          </table:table-cell>
          <table:table-cell table:style-name="ce4" office:value-type="string">
            <text:p>Motzer RJ, Sheinfeld J, Mazumdar M, et al. Etoposide and cisplatin adjuvant therapy for patients with pathologic stage II germ cell tumors. $J Clin Oncol. 1995;13(11):2700-2704.$</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TIP&lt;/b&gt;</text:p>
          </table:table-cell>
          <table:table-cell table:style-name="ce4" office:value-type="string">
            <text:p>&lt;b&gt;Paclitaxel&lt;sup&gt;a&lt;/sup&gt;&lt;/b&gt;<text:span text:style-name="T2"> 250 </text:span><text:span text:style-name="T2">mg/m&lt;sup&gt;2&lt;/sup&gt;/d CIVI over 24 hours, </text:span><text:span text:style-name="T2">day 1&lt;br&gt; &lt;b&gt;Ifosfamide&lt;/b&gt; 1,500 </text:span><text:span text:style-name="T2">mg/m&lt;sup&gt;2&lt;/sup&gt;/d IV over 1 hour, days 2-</text:span><text:span text:style-name="T2">5&lt;br&gt; &lt;b&gt;Cisplatin&lt;/b&gt; 25 </text:span><text:span text:style-name="T2">mg/m&lt;sup&gt;2&lt;/sup&gt;/d IV over 30 minutes, </text:span><text:span text:style-name="T2">days 2-5&lt;br&gt; &lt;b&gt;Mesna&lt;/b&gt; 500 </text:span><text:span text:style-name="T2">mg/m&lt;sup&gt;2&lt;/sup&gt; IV before ifosfamide, and </text:span><text:span text:style-name="T2">at 4 and 8 hours after ifosfamide daily, days </text:span><text:span text:style-name="T2">2-5&lt;br&gt; &lt;b&gt;Filgrastim&lt;/b&gt; 5 mcg/kg/d SQ, </text:span><text:span text:style-name="T2">days 7-18&lt;br&gt; Repeat every 21 days for 4 </text:span><text:span text:style-name="T2">cycles</text:span></text:p>
          </table:table-cell>
          <table:table-cell table:style-name="ce4" office:value-type="string">
            <text:p>High</text:p>
          </table:table-cell>
          <table:table-cell table:style-name="ce4" office:value-type="string">
            <text:p>Kondagunta GV, Bacik J, Donadio A, et al. Combination of paclitaxel, ifosfamide, and cisplatin is an effective second-line therapy for patients with relapsed testicular germ cell tumors. $J Oncol. 2005;23(27):6549-6555.$</text:p>
          </table:table-cell>
          <table:table-cell table:number-columns-repeated="1014"/>
        </table:table-row>
        <table:table-row table:style-name="ro17">
          <table:table-cell table:number-columns-repeated="5"/>
          <table:table-cell office:value-type="string">
            <text:p>&lt;b&gt;Combination Regimens&lt;/b&gt;</text:p>
          </table:table-cell>
          <table:table-cell office:value-type="string">
            <text:p>&lt;b&gt;VIP&lt;/b&gt;</text:p>
          </table:table-cell>
          <table:table-cell table:style-name="ce4" office:value-type="string">
            <text:p>&lt;b&gt;Vinblastine&lt;/b&gt; 0.11 mg/kg/d IV, days 1, 2&lt;br&gt; &lt;b&gt;OR&lt;/b&gt;&lt;br&gt; &lt;b&gt;Etoposide&lt;/b&gt; 75 mg/m&lt;sup&gt;2&lt;/sup&gt;<text:span text:style-name="T2">/d IV, days 1-5&lt;br&gt; </text:span><text:span text:style-name="T2">&lt;b&gt;AND&lt;/b&gt;&lt;br&gt; &lt;b&gt;Infosfamide&lt;/b&gt; </text:span><text:span text:style-name="T2">1,2000 mg/m&lt;sup&gt;2&lt;/sup&gt;/d IV, days 1-</text:span><text:span text:style-name="T2">5&lt;br&gt; &lt;b&gt;Cisplatin&lt;/b&gt; </text:span><text:span text:style-name="T2">20mg/m&lt;sup&gt;2&lt;/sup&gt;/d IV, days 1-5&lt;br&gt; </text:span><text:span text:style-name="T2">&lt;b&gt;Mesna&lt;/b&gt; 400 mg IV 15 minutes prior to </text:span><text:span text:style-name="T2">ifosfamide, &lt;b&gt;THEN&lt;/b&gt; 1,200 mg/d CIVI, </text:span><text:span text:style-name="T2">days 1-5&lt;br&gt; Repeat every 21 days for 4 </text:span><text:span text:style-name="T2">cycles</text:span></text:p>
          </table:table-cell>
          <table:table-cell table:style-name="ce4" office:value-type="string">
            <text:p>High</text:p>
          </table:table-cell>
          <table:table-cell table:style-name="ce4" office:value-type="string">
            <text:p>Loehrer PJ, Lauer R, Roth BJ, et al. Salvage therapy in recurrent germ-cell cancer: ifosfamide and cisplatin plus either vinblastine or etoposide. $Ann Intern Med. 1988;109(7):540-546.$</text:p>
          </table:table-cell>
          <table:table-cell table:number-columns-repeated="1014"/>
        </table:table-row>
        <table:table-row table:style-name="ro20">
          <table:table-cell table:number-columns-repeated="4"/>
          <table:table-cell office:value-type="string">
            <text:p>&lt;b&gt;Gynecologic Malignancy - Cervical&lt;/b&gt;</text:p>
          </table:table-cell>
          <table:table-cell office:value-type="string">
            <text:p>&lt;b&gt;Combination Regimens&lt;/b&gt;</text:p>
          </table:table-cell>
          <table:table-cell office:value-type="string">
            <text:p>&lt;b&gt;Cisplatin/Fluorouracil&lt;/b&gt;</text:p>
          </table:table-cell>
          <table:table-cell table:style-name="ce4" office:value-type="string">
            <text:p>&lt;b&gt;Cisplatin&lt;/b&gt; 75 mg/m&lt;sup&gt;2&lt;/sup&gt;<text:span text:style-name="T2"> IV </text:span><text:span text:style-name="T2">over 4 hours, day 1, given within 16 hours of </text:span><text:span text:style-name="T2">the first dose of RT&lt;br&gt; &lt;b&gt;Fluorouracil&lt;/b&gt; </text:span><text:span text:style-name="T2">4,000 mg/m&lt;sup&gt;2&lt;/sup&gt; CIVI over 96 </text:span><text:span text:style-name="T2">hours, days 2-5&lt;br&gt; Repeat every 21 days </text:span><text:span text:style-name="T2">for 3 cycles&lt;br&gt; &lt;b&gt;OR&lt;/b&gt;&lt;br&gt; </text:span><text:span text:style-name="T2">&lt;b&gt;Cisplatin&lt;/b&gt; 50 mg/m&lt;sup&gt;2&lt;/sup&gt;/d </text:span><text:span text:style-name="T2">IV, days 1, 29, given 4 hours before the first </text:span><text:span text:style-name="T2">dose of RT&lt;br&gt; &lt;b&gt;Fluorouracil&lt;/b&gt; 1,000 </text:span><text:span text:style-name="T2">mg/m&lt;sup&gt;2&lt;/sup&gt;/d IV, days 2-5, 30-33</text:span></text:p>
          </table:table-cell>
          <table:table-cell table:style-name="ce4" office:value-type="string">
            <text:p>High</text:p>
          </table:table-cell>
          <table:table-cell table:style-name="ce4" office:value-type="string">
            <text:p>Morris M, Eifel PJ, Lu J, et al. Pelvic radiation with concurrent chemoterapy compared with pelvic and para-aortic radiation for high-risk cervical cancer. $N Engl J Med. 1999;340(15):1137-1143.$&lt;br&gt; Whitney CW, Sausse W, Bundy BN, et al. Randomized commparison of fluorouuracil plus cisplatin versus hydroxyurea as an adjunct to radiation therapy in stage IIB-IVA carcinoma of the cervix with negative para-aortic lymph nodes: a Gynecologic Oncology Group and Southwest Oncology Group Study. $J Clin Oncol. 1999;17(5):1339-1348.$</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Cisplatin/Topotecan&lt;/b&gt;</text:p>
          </table:table-cell>
          <table:table-cell table:style-name="ce4" office:value-type="string">
            <text:p>&lt;b&gt;Cisplatin&lt;/b&gt; 50 mg/m&lt;sup&gt;2&lt;/sup&gt;<text:span text:style-name="T2"> IV, </text:span><text:span text:style-name="T2">day 1&lt;br&gt; &lt;b&gt;Topotecan&lt;/b&gt; 0.75 </text:span><text:span text:style-name="T2">mg/m&lt;sup&gt;2&lt;/sup&gt;/d IV, days 1-3&lt;br&gt; </text:span><text:span text:style-name="T2">Repeat every 21 days</text:span></text:p>
          </table:table-cell>
          <table:table-cell table:style-name="ce4" office:value-type="string">
            <text:p>High</text:p>
          </table:table-cell>
          <table:table-cell table:style-name="ce4" office:value-type="string">
            <text:p>Long HJ, Bundy BN, Grendys EC, et al. Randomized Phase III trial of cisplatin with or without topotecan in carcinoma of the uterine cervix: a Gynecologic Oncology Group study. $J Clin Oncol. 2005;23(21):4626-4633.$</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C-P&lt;/b&gt;</text:p>
          </table:table-cell>
          <table:table-cell table:style-name="ce4" office:value-type="string">
            <text:p>&lt;b&gt;Cisplatin&lt;/b&gt; 50 mg/m2 IV, day 1&lt;br&gt; &lt;b&gt;Paclitaxel&lt;sup&gt;a&lt;/sup&gt;&lt;/b&gt;<text:span text:style-name="T2"> 135 </text:span><text:span text:style-name="T2">mg/m&lt;sup&gt;2&lt;/sup&gt; CIVI over 24 hours&lt;br&gt; </text:span><text:span text:style-name="T2">Repeat every 21 days for 6 cycles</text:span></text:p>
          </table:table-cell>
          <table:table-cell table:style-name="ce4" office:value-type="string">
            <text:p>High</text:p>
          </table:table-cell>
          <table:table-cell table:style-name="ce4" office:value-type="string">
            <text:p>Monk BJ, Sill MW, McMeekin DS, et al. Phase III trial of four cisplatin-containing doublet commbinations in stage IVB recurrent or persistent cervical carcinoma: A Gynecologic Group Study. $J Clin Oncol. 2009;27(28):4649-4655.$</text:p>
          </table:table-cell>
          <table:table-cell table:number-columns-repeated="1014"/>
        </table:table-row>
        <table:table-row table:style-name="ro4">
          <table:table-cell table:number-columns-repeated="5"/>
          <table:table-cell office:value-type="string">
            <text:p>&lt;b&gt;Single-Agent Regimens&lt;/b&gt;</text:p>
          </table:table-cell>
          <table:table-cell office:value-type="string">
            <text:p>&lt;b&gt;Cisplatin&lt;/b&gt;</text:p>
          </table:table-cell>
          <table:table-cell table:style-name="ce4" office:value-type="string">
            <text:p>&lt;b&gt;Cisplatin&lt;/b&gt; 40 mg/m&lt;sup&gt;2&lt;/sup&gt;<text:span text:style-name="T2"> IV </text:span><text:span text:style-name="T2">once per week during RT for up to 6 doses, </text:span><text:span text:style-name="T2">&lt;b&gt;FOLLOWED BY&lt;/b&gt; hysterectomy 3-6 </text:span><text:span text:style-name="T2">weeks later; do not exceed 70 mg per dose</text:span></text:p>
          </table:table-cell>
          <table:table-cell table:style-name="ce4" office:value-type="string">
            <text:p>High</text:p>
          </table:table-cell>
          <table:table-cell table:style-name="ce4" office:value-type="string">
            <text:p>Keys HM, Bundy BN, Stehman FB, et al. Cisplatin, radiation, and adjuvant hysterectomy compared with radiation and adjuvant hysterectomy compared with radiation and adjuvant hysterectomy for bulky stage IB cervical carcinoma. $N Engl J Med. 1999;340(15):1154-1161.$</text:p>
          </table:table-cell>
          <table:table-cell table:number-columns-repeated="1014"/>
        </table:table-row>
        <table:table-row table:style-name="ro10">
          <table:table-cell table:number-columns-repeated="4"/>
          <table:table-cell table:style-name="ce4" office:value-type="string">
            <text:p>&lt;b&gt;Gynecologic Malignancy - Endometrial&lt;/b&gt;</text:p>
          </table:table-cell>
          <table:table-cell office:value-type="string">
            <text:p>&lt;b&gt;Combination Regimens&lt;/b&gt;</text:p>
          </table:table-cell>
          <table:table-cell office:value-type="string">
            <text:p>&lt;b&gt;Cisplatin/Doxorubicin&lt;/b&gt;</text:p>
          </table:table-cell>
          <table:table-cell table:style-name="ce4" office:value-type="string">
            <text:p>&lt;b&gt;Doxorubicin&lt;/b&gt; 60 mg/m&lt;sup&gt;2&lt;/sup&gt;<text:span text:style-name="T2"> </text:span><text:span text:style-name="T2">IV day 1&lt;br&gt; &lt;b&gt;Cisplatin&lt;/b&gt; 50 </text:span><text:span text:style-name="T2">mg/m&lt;sup&gt;2&lt;/sup&gt; IV, day 1, cycles 1-7&lt;br&gt; </text:span><text:span text:style-name="T2">Repeat cycle every 21 days for 8 cycles</text:span></text:p>
          </table:table-cell>
          <table:table-cell table:style-name="ce4" office:value-type="string">
            <text:p>High</text:p>
          </table:table-cell>
          <table:table-cell table:style-name="ce4" office:value-type="string">
            <text:p>Randall ME, Filiaci VL, Muss H, et al. Randomized phase III trial of whole-abdominal irradiation versus doxorubicin and cisplatin chemotherapy in advanced endometrial carcinoma: a Gynecologic Oncology Group Study. $J Clin Oncol. 2006;24(1):36-44.$</text:p>
          </table:table-cell>
          <table:table-cell table:number-columns-repeated="1014"/>
        </table:table-row>
        <table:table-row table:style-name="ro21">
          <table:table-cell table:number-columns-repeated="5"/>
          <table:table-cell office:value-type="string">
            <text:p>&lt;b&gt;Combination Regimens&lt;/b&gt;</text:p>
          </table:table-cell>
          <table:table-cell office:value-type="string">
            <text:p>&lt;b&gt;TAP&lt;/b&gt;</text:p>
          </table:table-cell>
          <table:table-cell table:style-name="ce4" office:value-type="string">
            <text:p>&lt;b&gt;Doxorubicin&lt;/b&gt; 45 mg/m&lt;sup&gt;2&lt;/sup&gt;<text:span text:style-name="T2">, </text:span><text:span text:style-name="T2">day 1&lt;br&gt; &lt;b&gt;FOLLOWED IMMEDIATELY </text:span><text:span text:style-name="T2">BY&lt;/b&gt;&lt;br&gt; &lt;b&gt;Cisplatin&lt;/b&gt; 50 </text:span><text:span text:style-name="T2">mg/m&lt;sup&gt;2&lt;/sup&gt;, day 1&lt;br&gt; </text:span><text:span text:style-name="T2">&lt;b&gt;Paclitaxel&lt;sup&gt;a&lt;/sup&gt;&lt;/b&gt; 160 </text:span><text:span text:style-name="T2">mg/m&lt;sup&gt;2&lt;/sup&gt; over 3 hours, day 2&lt;br&gt; </text:span><text:span text:style-name="T2">&lt;b&gt;Filgrastim&lt;/b&gt; 5 mcg/kg d SQ, days 3-</text:span><text:span text:style-name="T2">12&lt;br&gt; Repeat every 21 days for a maximum </text:span><text:span text:style-name="T2">of 7 cycles</text:span></text:p>
          </table:table-cell>
          <table:table-cell table:style-name="ce4" office:value-type="string">
            <text:p>High</text:p>
          </table:table-cell>
          <table:table-cell table:style-name="ce4" office:value-type="string">
            <text:p>Fleming GF, Brunetto VL, Cella D, et al. Phase III trial of doxorubicin plus cisplatin with or without paclitaxel plus filgrastimin advanced endometrial carcinoma: a Gynecologic Oncology Group Study. $J Clin Oncol. 2004;22(11):2159-2166.$</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Doxorubicin&lt;/b&gt;</text:p>
          </table:table-cell>
          <table:table-cell table:style-name="ce4" office:value-type="string">
            <text:p>&lt;b&gt;Doxorubicin&lt;/b&gt; 60 mg/m&lt;sup&gt;2&lt;/sup&gt;<text:span text:style-name="T2"> </text:span><text:span text:style-name="T2">IV every 21 days (maximum cumulative dose, </text:span><text:span text:style-name="T2">500 mg/m&lt;sup&gt;2&lt;/sup&gt;)&lt;br&gt; Repeat every </text:span><text:span text:style-name="T2">21 days</text:span></text:p>
          </table:table-cell>
          <table:table-cell table:style-name="ce4" office:value-type="string">
            <text:p>Moderate</text:p>
          </table:table-cell>
          <table:table-cell table:style-name="ce4" office:value-type="string">
            <text:p>Thigpen JT, Brady MF, Homesly HD, et al. Phase III trial of doxorubicin with or without cisplatin in advanced endometrial carcinoma: A Gynecologic Oncology Group Study. $J Clin Oncol. 2004;22(19):3902-3908.$</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Medroxy-progesterone&lt;/b&gt;</text:p>
          </table:table-cell>
          <table:table-cell table:style-name="ce4" office:value-type="string">
            <text:p>&lt;b&gt;Medroxyprogesterone acetate&lt;/b&gt; 200 mg/d PO</text:p>
          </table:table-cell>
          <table:table-cell table:style-name="ce4" office:value-type="string">
            <text:p>Not Applicable</text:p>
          </table:table-cell>
          <table:table-cell table:style-name="ce4" office:value-type="string">
            <text:p>Thigpen JT, Brady MF, Alvarez RD, et al. Oral medroxyprogesterone acetate in the treatment of advanced or recurrent endometrial carcinoma: a dose-response study by the Gynecological Oncology Group. $J Clin Oncol. 1999;17(6):1736-1744.$</text:p>
          </table:table-cell>
          <table:table-cell table:number-columns-repeated="1014"/>
        </table:table-row>
        <table:table-row table:style-name="ro10">
          <table:table-cell table:number-columns-repeated="4"/>
          <table:table-cell table:style-name="ce4" office:value-type="string">
            <text:p>&lt;b&gt;Gynecologic Malignancy - Ovarian/Epithelial&lt;/b&gt;</text:p>
          </table:table-cell>
          <table:table-cell office:value-type="string">
            <text:p>&lt;b&gt;Combination Regimens&lt;/b&gt;</text:p>
          </table:table-cell>
          <table:table-cell office:value-type="string">
            <text:p>&lt;b&gt;Carbo-Docetaxel&lt;/b&gt;</text:p>
          </table:table-cell>
          <table:table-cell table:style-name="ce4" office:value-type="string">
            <text:p>&lt;b&gt;Docetaxel&lt;sup&gt;b&lt;/sup&gt;&lt;/b&gt;<text:span text:style-name="T2"> 75 </text:span><text:span text:style-name="T2">mg/m&lt;sup&gt;2&lt;/sup&gt; IV over 1 hour, day </text:span><text:span text:style-name="T2">1,&lt;br&gt; &lt;b&gt;FOLLOWED BY&lt;/b&gt;&lt;br&gt; </text:span><text:span text:style-name="T2">&lt;b&gt;Carboplatin&lt;/b&gt; dose targeted by Calvert </text:span><text:span text:style-name="T2">equation to AUC of 5 IV over 1 hour day </text:span><text:span text:style-name="T2">1&lt;br&gt; Repeat every 21 days for 6 cycles</text:span></text:p>
          </table:table-cell>
          <table:table-cell table:style-name="ce4" office:value-type="string">
            <text:p>Moderate</text:p>
          </table:table-cell>
          <table:table-cell table:style-name="ce4" office:value-type="string">
            <text:p>Vasey PA, Jayson GC, Gordon A, et al. Phase III randomized trial of docetaxel-carboplatin versus paclitaxel-carboplatin as first-line chemotherapy for ovarian carcinoma. $J Natl Cancer Inst. 2004;96(22):1682-1691.$</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Carbo-Tax&lt;/b&gt;</text:p>
          </table:table-cell>
          <table:table-cell table:style-name="ce4" office:value-type="string">
            <text:p>&lt;b&gt;Paclitaxel&lt;sup&gt;a&lt;/sup&gt;&lt;/b&gt;<text:span text:style-name="T2"> 175 </text:span><text:span text:style-name="T2">mg/m&lt;sup&gt;2&lt;/sup&gt; IV over 3 hours, day </text:span><text:span text:style-name="T2">1&lt;br&gt; &lt;b&gt;Carboplatin&lt;/b&gt; dose targeted by </text:span><text:span text:style-name="T2">Calvert equation to AUC of 5 IV <text:s/>day 1&lt;br&gt; </text:span><text:span text:style-name="T2">Repeat every 21 days</text:span></text:p>
          </table:table-cell>
          <table:table-cell table:style-name="ce4" office:value-type="string">
            <text:p>Moderate</text:p>
          </table:table-cell>
          <table:table-cell table:style-name="ce4" office:value-type="string">
            <text:p>Neijt JP, Engelholm SA, Tuxen MK, et al. Exploratory phase III study of paclitaxel and cisplatin versus paclitaxel and carboplatin in advanced ovarian cancer. $J Clin Oncol. 2000;18(17):3084-3092.$</text:p>
          </table:table-cell>
          <table:table-cell table:number-columns-repeated="1014"/>
        </table:table-row>
        <table:table-row table:style-name="ro10">
          <table:table-cell table:number-columns-repeated="5"/>
          <table:table-cell office:value-type="string">
            <text:p>&lt;b&gt;Combination Regimens&lt;/b&gt;</text:p>
          </table:table-cell>
          <table:table-cell office:value-type="string">
            <text:p>&lt;b&gt;CD (Doxil/Carboplatin)&lt;/b&gt;</text:p>
          </table:table-cell>
          <table:table-cell table:style-name="ce4" office:value-type="string">
            <text:p>&lt;b&gt;Liposomal doxorubicin&lt;/b&gt; 30 mg/m&lt;sup&gt;2&lt;/sup&gt;<text:span text:style-name="T2"> IV, day 1 </text:span><text:span text:style-name="T2">&lt;b&gt;Carboplatin&lt;/b&gt; dose targeted by Calvert </text:span><text:span text:style-name="T2">formula equation to AUC of 5 IV day 1&lt;br&gt; </text:span><text:span text:style-name="T2">Repeat every 28 days</text:span></text:p>
          </table:table-cell>
          <table:table-cell table:style-name="ce4" office:value-type="string">
            <text:p>Moderate</text:p>
          </table:table-cell>
          <table:table-cell table:style-name="ce4" office:value-type="string">
            <text:p>Pujade-Lauraine E, Wagner U, Aavall-Lundqvist E, et al. Pegylated liposomal doxorubicin and carboplatin compared with paclitaxel and carboplatin for patients with platinum-sensitive ovarian cancer in late relppase. $J Clin Oncol. 2010;28:3323-3329.$</text:p>
          </table:table-cell>
          <table:table-cell table:number-columns-repeated="1014"/>
        </table:table-row>
        <table:table-row table:style-name="ro25">
          <table:table-cell table:number-columns-repeated="5"/>
          <table:table-cell office:value-type="string">
            <text:p>&lt;b&gt;Combination Regimens&lt;/b&gt;</text:p>
          </table:table-cell>
          <table:table-cell office:value-type="string">
            <text:p>&lt;b&gt;CT&lt;/b&gt;</text:p>
          </table:table-cell>
          <table:table-cell table:style-name="ce4" office:value-type="string">
            <text:p>&lt;b&gt;Paclitaxel&lt;sup&gt;a&lt;/sup&gt;&lt;/b&gt;<text:span text:style-name="T2"> 135 </text:span><text:span text:style-name="T2">mg/m&lt;sup&gt;2&lt;/sup&gt; CIVI over 24 hours, day </text:span><text:span text:style-name="T2">1&lt;br&gt; &lt;b&gt;Cisplatin&lt;sup&gt;g&lt;/sup&gt;&lt;/b&gt; 75 </text:span><text:span text:style-name="T2">mg/m&lt;sup&gt;2&lt;/sup&gt; IV, day 1&lt;br&gt; Repeat </text:span><text:span text:style-name="T2">every 21 days for 6 courses&lt;br&gt; </text:span><text:span text:style-name="T2">&lt;b&gt;OR&lt;/b&gt;&lt;br&gt; </text:span><text:span text:style-name="T2">&lt;b&gt;Paclitaxel&lt;sup&gt;a&lt;/sup&gt;&lt;/b&gt; 175 </text:span><text:span text:style-name="T2">mg/m&lt;sup&gt;2&lt;/sup&gt; IV over 3 hours, day </text:span><text:span text:style-name="T2">1&lt;br&gt; &lt;b&gt;Cisplatin&lt;sup&gt;g&lt;/sup&gt;&lt;/b&gt; 75 </text:span><text:span text:style-name="T2">mg/m&lt;sup&gt;2&lt;/sup&gt; IV, day 1&lt;br&gt; Repeat </text:span><text:span text:style-name="T2">every 21 days</text:span></text:p>
          </table:table-cell>
          <table:table-cell table:style-name="ce4" office:value-type="string">
            <text:p>High</text:p>
          </table:table-cell>
          <table:table-cell table:style-name="ce4" office:value-type="string">
            <text:p>McGuire WP, Hoskins WJ, Brady MF, et al. Cyclo-phosphamide and cisplatin compared with paclitaxel and cisplatin in patients with stage III and stage IV ovarian cancer. $N Engl J Med. 1996;334(1):1-6.$&lt;br&gt; Neijt JP, Engelholm SA, Tuxen MK, et al. Exploratory phase III study of paclitaxel and cisplatin versus paclitaxel and carboplatin in advanced ovarian cancer. $J Clin Oncol. 2000;18(17):3084-3092.$</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GC&lt;/b&gt;</text:p>
          </table:table-cell>
          <table:table-cell table:style-name="ce4" office:value-type="string">
            <text:p>&lt;b&gt;Gemcitabine&lt;/b&gt; 1,000 mg/m&lt;sup&gt;2&lt;/sup&gt;<text:span text:style-name="T2"> IV, days 1, 8&lt;br&gt; </text:span><text:span text:style-name="T2">&lt;b&gt;Carboplatin&lt;/b&gt; AUC of 4, IV, day 1&lt;br&gt; </text:span><text:span text:style-name="T2">Repeat every 21 days for 6 cycles</text:span></text:p>
          </table:table-cell>
          <table:table-cell table:style-name="ce4" office:value-type="string">
            <text:p>Moderate</text:p>
          </table:table-cell>
          <table:table-cell table:style-name="ce4" office:value-type="string">
            <text:p>Pfisterer J, Plante M, Vergote I, et al. Gemcitabine plus carboplatin compared with carboplatin in patients with platinum-sensitive recurrent ovarian cancer: an intergroup trial of the AGO-OVAR, the NCIC CTG, and the EORTC GCG. $J Clin Oncol. 2006;24(29):4699-4707.$</text:p>
          </table:table-cell>
          <table:table-cell table:number-columns-repeated="1014"/>
        </table:table-row>
        <table:table-row table:style-name="ro3">
          <table:table-cell table:number-columns-repeated="5"/>
          <table:table-cell office:value-type="string">
            <text:p>&lt;b&gt;Combination Regimens&lt;/b&gt;</text:p>
          </table:table-cell>
          <table:table-cell office:value-type="string">
            <text:p>&lt;b&gt;Intraperitoneal CT&lt;/b&gt;</text:p>
          </table:table-cell>
          <table:table-cell table:style-name="ce4" office:value-type="string">
            <text:p>&lt;b&gt;Paclitaxel&lt;sup&gt;a&lt;/sup&gt;&lt;/b&gt;<text:span text:style-name="T2"> 135 </text:span><text:span text:style-name="T2">mg/m&lt;sup&gt;2&lt;/sup&gt;</text:span><text:span text:style-name="T1"> </text:span><text:span text:style-name="T2">CIVI over 24 hours, day </text:span><text:span text:style-name="T2">1&lt;br&gt; &lt;b&gt;Cisplatin&lt;sup&gt;g&lt;/sup&gt;&lt;/b&gt; 100 </text:span><text:span text:style-name="T2">mg/m&lt;sup&gt;2&lt;/sup&gt; IP, day 2&lt;br&gt; </text:span><text:span text:style-name="T2">&lt;b&gt;Paclitaxel&lt;sup&gt;a&lt;/sup&gt;&lt;/b&gt; 60 </text:span><text:span text:style-name="T2">mg/m&lt;sup&gt;2&lt;/sup&gt; IP, day 8&lt;br&gt; Repeat </text:span><text:span text:style-name="T2">every 21 days for 6 courses</text:span></text:p>
          </table:table-cell>
          <table:table-cell table:style-name="ce4" office:value-type="string">
            <text:p>High</text:p>
          </table:table-cell>
          <table:table-cell table:style-name="ce4" office:value-type="string">
            <text:p>Armstrong DK, Bundy B, Wenzel L, et al. Intraperitoneal cisplatin and paclitaxel in ovarian cancer. $N Engl J Med. 2006;354(1):34-43.$</text:p>
          </table:table-cell>
          <table:table-cell table:number-columns-repeated="1014"/>
        </table:table-row>
        <table:table-row table:style-name="ro10">
          <table:table-cell table:number-columns-repeated="5"/>
          <table:table-cell office:value-type="string">
            <text:p>&lt;b&gt;Single-Agent Regimens&lt;/b&gt;</text:p>
          </table:table-cell>
          <table:table-cell office:value-type="string">
            <text:p>&lt;b&gt;Altretamine&lt;/b&gt;</text:p>
          </table:table-cell>
          <table:table-cell table:style-name="ce4" office:value-type="string">
            <text:p>&lt;b&gt;Altretamine&lt;/b&gt; 260 mg/m&lt;sup&gt;2&lt;/sup&gt;<text:span text:style-name="T2">/d PO in 4 divided dose </text:span><text:span text:style-name="T2">after meals and at bedtime for 14 days&lt;br&gt; </text:span><text:span text:style-name="T2">Repeat every 28 days</text:span></text:p>
          </table:table-cell>
          <table:table-cell table:style-name="ce4" office:value-type="string">
            <text:p>Moderate-High</text:p>
          </table:table-cell>
          <table:table-cell table:style-name="ce4" office:value-type="string">
            <text:p>Markman M, Blessing JA, Moore D, Ball H, Lentz SS. Altretamine (hexamethylmelamine) in platinum-resistant and platinum-refractory ovarian cancer: a Gynecologic Oncology Group phase II trial. $Gynecol Oncol. 1998;69(3):226-229.$</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Bevacizumab&lt;/b&gt;</text:p>
          </table:table-cell>
          <table:table-cell table:style-name="ce4" office:value-type="string">
            <text:p>&lt;b&gt;Bevacizumab&lt;/b&gt; 15 mg/kg IV, day 1&lt;br&gt; Repeat every 21 days until disease progression </text:p>
          </table:table-cell>
          <table:table-cell table:style-name="ce4" office:value-type="string">
            <text:p>Minimal</text:p>
          </table:table-cell>
          <table:table-cell table:style-name="ce4" office:value-type="string">
            <text:p>Burger RA, Sill MW, Monk BJ, et al. Phase II trial of bevacizumab in persistant or recurrent epithelial ovarian cancer or primary peritoneal cancer: a Gynecologic Oncology Group Study. $J Clin Oncol. 2007;25(33):5165-5171.$</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Gemcitabine&lt;/b&gt;</text:p>
          </table:table-cell>
          <table:table-cell table:style-name="ce4" office:value-type="string">
            <text:p>&lt;b&gt;Gemcitabine&lt;/b&gt; 800 mg/m&lt;sup&gt;2&lt;/sup&gt;<text:span text:style-name="T2">/d, days 1, 8, 15&lt;br&gt; </text:span><text:span text:style-name="T2">Repeat every 28 days</text:span></text:p>
          </table:table-cell>
          <table:table-cell table:style-name="ce4" office:value-type="string">
            <text:p>Low</text:p>
          </table:table-cell>
          <table:table-cell table:style-name="ce4" office:value-type="string">
            <text:p>Lund B, Hansen OP, Theilade K, Hansen M, Neijt JP. Phase II study of gemcitabine (2', 2' difluorodeoxycytidine) in previously treated ovarian cancer patients. $J Natl Cancer Inst. 1994;86(20):1530-1533.$</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Paclitaxel&lt;/b&gt;</text:p>
          </table:table-cell>
          <table:table-cell table:style-name="ce4" office:value-type="string">
            <text:p>&lt;b&gt;Paclitaxel&lt;sup&gt;a&lt;/sup&gt;&lt;/b&gt;<text:span text:style-name="T2"> 175 </text:span><text:span text:style-name="T2">mg/m&lt;sup&gt;2&lt;/sup&gt; IV over 3 hours&lt;br&gt; </text:span><text:span text:style-name="T2">Repeat every 21 days</text:span></text:p>
          </table:table-cell>
          <table:table-cell table:style-name="ce4" office:value-type="string">
            <text:p>Low</text:p>
          </table:table-cell>
          <table:table-cell table:style-name="ce4" office:value-type="string">
            <text:p>ten Bokkel Huinink W, Gore M, Carmichael J, et al. Topotecan versus paclitaxel for the treatment of recurrent epithelial ovarian cancer. $J Clin Oncol. 1997;15(6):2183-2193.$</text:p>
          </table:table-cell>
          <table:table-cell table:number-columns-repeated="1014"/>
        </table:table-row>
        <table:table-row table:style-name="ro4">
          <table:table-cell table:number-columns-repeated="5"/>
          <table:table-cell office:value-type="string">
            <text:p>&lt;b&gt;Single-Agent Regimens&lt;/b&gt;</text:p>
          </table:table-cell>
          <table:table-cell table:style-name="ce4" office:value-type="string">
            <text:p>&lt;b&gt;Pegylated liposomal doxorubicin&lt;/b&gt;</text:p>
          </table:table-cell>
          <table:table-cell table:style-name="ce4" office:value-type="string">
            <text:p>&lt;b&gt;Pegylated liposomal doxorubicin&lt;/b&gt; 50 mg/m&lt;sup&gt;2&lt;/sup&gt;<text:span text:style-name="T2"> IV every 28 days at an </text:span><text:span text:style-name="T2">initial rate of 1 mg/min; if no infusion-related </text:span><text:span text:style-name="T2">adverse events are observed, the infusion </text:span><text:span text:style-name="T2">rate can be increased to complete </text:span><text:span text:style-name="T2">administation over 1 hour</text:span></text:p>
          </table:table-cell>
          <table:table-cell table:style-name="ce4" office:value-type="string">
            <text:p>Low</text:p>
          </table:table-cell>
          <table:table-cell table:style-name="ce4" office:value-type="string">
            <text:p>Gordon AN, Granai CO, Rose CG, et al. Phase II study of liposomal doxorubicin in platinum- and paclitaxel-refractory epithelial ovarian cancer. $J Clin Oncol. 2000;18(17):3093-3100.$&lt;br&gt; Doxil [package insert]. $Raritan, NJ: Centocor Ortho Biotech Products, LP;2010.$</text:p>
          </table:table-cell>
          <table:table-cell table:number-columns-repeated="1014"/>
        </table:table-row>
        <table:table-row table:style-name="ro9">
          <table:table-cell table:number-columns-repeated="5"/>
          <table:table-cell office:value-type="string">
            <text:p>&lt;b&gt;Single-Agent Regimens&lt;/b&gt;</text:p>
          </table:table-cell>
          <table:table-cell office:value-type="string">
            <text:p>&lt;b&gt;Topotecan&lt;/b&gt;</text:p>
          </table:table-cell>
          <table:table-cell table:style-name="ce4" office:value-type="string">
            <text:p>&lt;b&gt;Topotecan&lt;/b&gt; 1.5 mg/m&lt;sup&gt;2&lt;/sup&gt;<text:span text:style-name="T2">/d </text:span><text:span text:style-name="T2">IV over 30 minutes, days 1-5&lt;br&gt; Repeat </text:span><text:span text:style-name="T2">every 21 days</text:span></text:p>
          </table:table-cell>
          <table:table-cell table:style-name="ce4" office:value-type="string">
            <text:p>Low</text:p>
          </table:table-cell>
          <table:table-cell table:style-name="ce4" office:value-type="string">
            <text:p>ten Bokkel Huinink W, Gore M, Carmichael J, et al. Topotecan versus paclitaxel for the treatment of recurrent epithelial ovarian cancer. $J Clin Oncol. 1997;15(6):2183-2193.$</text:p>
          </table:table-cell>
          <table:table-cell table:number-columns-repeated="1014"/>
        </table:table-row>
        <table:table-row table:style-name="ro21">
          <table:table-cell/>
          <table:table-cell office:value-type="string">
            <text:p>&lt;b&gt;Adult&lt;/b&gt;</text:p>
          </table:table-cell>
          <table:table-cell office:value-type="string">
            <text:p>&lt;b&gt;Solid&lt;/b&gt;</text:p>
          </table:table-cell>
          <table:table-cell/>
          <table:table-cell office:value-type="string">
            <text:p>&lt;b&gt;Head &amp; Neck Malignancies&lt;/b</text:p>
          </table:table-cell>
          <table:table-cell office:value-type="string">
            <text:p>&lt;b&gt;Combination Regimens&lt;/b&gt;</text:p>
          </table:table-cell>
          <table:table-cell table:style-name="ce4" office:value-type="string">
            <text:p>&lt;b&gt;Carboplatin/Fluorouracil/Cetuximab&lt;/b&gt;</text:p>
          </table:table-cell>
          <table:table-cell table:style-name="ce4" office:value-type="string">
            <text:p>&lt;b&gt;Carboplatin&lt;/b&gt; AUC of 5 calculated with Calvert formula IV, day 1&lt;br&gt; &lt;b&gt;Fluorouracil&lt;/b&gt; 1,000 mg/m&lt;sup&gt;2&lt;/sup&gt;<text:span text:style-name="T2">/d CIVI, days 1-4&lt;br&gt; </text:span><text:span text:style-name="T2">Repeat every 21 days for a maximum of 6 </text:span><text:span text:style-name="T2">cycles&lt;br&gt; &lt;b&gt;Cetuximab&lt;/b&gt; 400 </text:span><text:span text:style-name="T2">mg/m&lt;sup&gt;2&lt;/sup&gt; IV load over 4 hours, day </text:span><text:span text:style-name="T2">1 &lt;b&gt;THEN&lt;/b&gt; 250 mg/m&lt;sup&gt;2&lt;/sup&gt; IV </text:span><text:span text:style-name="T2">over 1 hour, weekly</text:span></text:p>
          </table:table-cell>
          <table:table-cell table:style-name="ce4" office:value-type="string">
            <text:p>Moderate</text:p>
          </table:table-cell>
          <table:table-cell table:style-name="ce4" office:value-type="string">
            <text:p>Vermorken JB, Mesia R, Rivera F, et al. Platinum-based chemotherapy plus cetuximab in head and neck cancer. $N Engl J Med. 2008;359(11):1116-1127.$</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CF&lt;/b&gt;</text:p>
          </table:table-cell>
          <table:table-cell table:style-name="ce4" office:value-type="string">
            <text:p>&lt;b&gt;Cisplatin&lt;/b&gt; 100 mg/m&lt;sup&gt;2&lt;/sup&gt;<text:span text:style-name="T2"> IV, </text:span><text:span text:style-name="T2">day 1&lt;br&gt; &lt;b&gt;5-Fluorouracil&lt;/b&gt; 1000 </text:span><text:span text:style-name="T2">mg/m&lt;sup&gt;2&lt;/sup&gt;/day CIVI, days 1-4&lt;br&gt; </text:span><text:span text:style-name="T2">Repeat every 21 days</text:span></text:p>
          </table:table-cell>
          <table:table-cell table:style-name="ce4" office:value-type="string">
            <text:p>High</text:p>
          </table:table-cell>
          <table:table-cell table:style-name="ce4" office:value-type="string">
            <text:p>Gibson MK, Li Y, Murphy B, et al. Randomized phase III evaluation of cisplatin plus fluorouracil versus cisplatin plus paclitaxel in advanced head and neck cancer (E1395): an intergroup trial of the Eastern Cooperative Oncology Group. $J Clin Oncol. 2005;23(15):3562-3567.$</text:p>
          </table:table-cell>
          <table:table-cell table:number-columns-repeated="1014"/>
        </table:table-row>
        <table:table-row table:style-name="ro6">
          <table:table-cell table:number-columns-repeated="5"/>
          <table:table-cell office:value-type="string">
            <text:p>&lt;b&gt;Combination Regimens&lt;/b&gt;</text:p>
          </table:table-cell>
          <table:table-cell table:style-name="ce4" office:value-type="string">
            <text:p>&lt;b&gt;Cisplatin/Fluorouracil/Cetuximab&lt;/b&gt;</text:p>
          </table:table-cell>
          <table:table-cell table:style-name="ce4" office:value-type="string">
            <text:p>&lt;b&gt;Cisplatin&lt;/b&gt; 100 mg/m&lt;sup&gt;2&lt;/sup&gt;<text:span text:style-name="T2"> IV, </text:span><text:span text:style-name="T2">day 1&lt;br&gt; &lt;b&gt;Fluorouracil&lt;/b&gt; 1,000 </text:span><text:span text:style-name="T2">mg/m&lt;sup&gt;2&lt;/sup&gt;/d CIVI, days 1-4&lt;br&gt; </text:span><text:span text:style-name="T2">Repeat every 21 days for a maximuum of 6 </text:span><text:span text:style-name="T2">cycles&lt;br&gt; &lt;b&gt;Cetuximab&lt;/b&gt; 400 </text:span><text:span text:style-name="T2">mg/m&lt;sup&gt;2&lt;/sup&gt; IV load over 4 hours, day </text:span><text:span text:style-name="T2">1 &lt;b&gt;THEN&lt;/b&gt; 250 mg/m&lt;sup&gt;2&lt;/sup&gt; IV </text:span><text:span text:style-name="T2">over 1 hour, weekly</text:span></text:p>
          </table:table-cell>
          <table:table-cell table:style-name="ce4" office:value-type="string">
            <text:p>High</text:p>
          </table:table-cell>
          <table:table-cell table:style-name="ce4" office:value-type="string">
            <text:p>Vermorken JB, Mesia R, Rivera F, et al. Platinum-based chemotherapy plus cetuximab in head and neck cancer. $N Engl J Med. 2008;359(11):1116-1127.$</text:p>
          </table:table-cell>
          <table:table-cell table:number-columns-repeated="1014"/>
        </table:table-row>
        <table:table-row table:style-name="ro9">
          <table:table-cell table:number-columns-repeated="5"/>
          <table:table-cell office:value-type="string">
            <text:p>&lt;b&gt;Combination Regimens&lt;/b&gt;</text:p>
          </table:table-cell>
          <table:table-cell office:value-type="string">
            <text:p>&lt;b&gt;Cisplatin (radiation)&lt;/b&gt;</text:p>
          </table:table-cell>
          <table:table-cell table:style-name="ce4" office:value-type="string">
            <text:p>&lt;b&gt;Cisplatin&lt;/b&gt; 75 mg/m&lt;sup&gt;2&lt;/sup&gt;<text:span text:style-name="T1"> </text:span><text:span text:style-name="T2"><text:s/>IV, </text:span><text:span text:style-name="T2">days 1,22, 43 concomitantly with RT&lt;br&gt; </text:span><text:span text:style-name="T2">Repeat for 3 courses</text:span></text:p>
          </table:table-cell>
          <table:table-cell table:style-name="ce4" office:value-type="string">
            <text:p>High</text:p>
          </table:table-cell>
          <table:table-cell table:style-name="ce4" office:value-type="string">
            <text:p>Franchin G, Minatel E, Politi D, et al. Postoperative reduced dose of cisplatin concomitant with radiatoin therapy in high-risk head and neck squamous cell carcinoma. $Cancer. 2009;115(11):2464-2471.$</text:p>
          </table:table-cell>
          <table:table-cell table:number-columns-repeated="1014"/>
        </table:table-row>
        <table:table-row table:style-name="ro4">
          <table:table-cell table:number-columns-repeated="5"/>
          <table:table-cell office:value-type="string">
            <text:p>&lt;b&gt;Combination Regimens&lt;/b&gt;</text:p>
          </table:table-cell>
          <table:table-cell table:style-name="ce4" office:value-type="string">
            <text:p>&lt;b&gt;CP&lt;/b&gt;</text:p>
          </table:table-cell>
          <table:table-cell table:style-name="ce4" office:value-type="string">
            <text:p>&lt;b&gt;Cisplatin&lt;/b&gt; 75 mg/m&lt;sup&gt;2&lt;/sup&gt;<text:span text:style-name="T2">, day </text:span><text:span text:style-name="T2">1 and&lt;br&gt; &lt;b&gt;Paclitaxel&lt;/b&gt; 175 </text:span><text:span text:style-name="T2">mg/m&lt;sup&gt;2&lt;/sup&gt; over 3 hours on day </text:span><text:span text:style-name="T2">1&lt;br&gt; Repeat cycle every 21 days</text:span></text:p>
          </table:table-cell>
          <table:table-cell table:style-name="ce4" office:value-type="string">
            <text:p>High</text:p>
          </table:table-cell>
          <table:table-cell table:style-name="ce4" office:value-type="string">
            <text:p>Gibson MK, Li Y, Murphy B, et al. Randomized phase III evaluation of cisplatin plus fluorouracil versus cisplatin plus paclitaxel in advanced head and neck cancer (E1395): an intergroup trial of the Eastern Cooperative Oncology Group. $J Clin Oncol. 2005;23(15):3562-3567.$</text:p>
          </table:table-cell>
          <table:table-cell table:number-columns-repeated="1014"/>
        </table:table-row>
        <table:table-row table:style-name="ro28">
          <table:table-cell table:number-columns-repeated="5"/>
          <table:table-cell office:value-type="string">
            <text:p>&lt;b&gt;Combination Regimens&lt;/b&gt;</text:p>
          </table:table-cell>
          <table:table-cell office:value-type="string">
            <text:p>&lt;b&gt;TPF&lt;/b&gt;</text:p>
          </table:table-cell>
          <table:table-cell table:style-name="ce4" office:value-type="string">
            <text:p>&lt;b&gt;Docetaxel&lt;sup&gt;b&lt;/sup&gt;&lt;/b&gt;<text:span text:style-name="T2"> </text:span><text:span text:style-name="T2">75mg/m&lt;sup&gt;2&lt;/sup&gt;</text:span><text:span text:style-name="T1"> </text:span><text:span text:style-name="T2">IV over 1 hour, </text:span><text:span text:style-name="T2">day1&lt;br&gt; &lt;b&gt;Cisplatin&lt;/b&gt; </text:span><text:span text:style-name="T2">75mg/m&lt;sup&gt;2&lt;/sup&gt; IV over 1 hour, day </text:span><text:span text:style-name="T2">1&lt;br&gt; &lt;b&gt;Fluorouraacil&lt;/b&gt; 750 </text:span><text:span text:style-name="T2">mg/m&lt;sup&gt;2&lt;/sup&gt;/d, days 1-5&lt;br&gt; Repeat </text:span><text:span text:style-name="T2">every 21 days&lt;br&gt; &lt;b&gt;OR&lt;/b&gt;&lt;br&gt; </text:span><text:span text:style-name="T2">&lt;b&gt;Docetaxel&lt;sup&gt;b&lt;/sup&gt;&lt;/b&gt; 75 </text:span><text:span text:style-name="T2">mg/m&lt;sup&gt;2&lt;/sup&gt; IV, day 1&lt;br&gt; </text:span><text:span text:style-name="T2">&lt;b&gt;Cisplatin&lt;/b&gt; 100 mg/m&lt;sup&gt;2&lt;/sup&gt; IV, </text:span><text:span text:style-name="T2">day 1&lt;br&gt; &lt;b&gt;Fluorouracil&lt;/b&gt; 1,000 </text:span><text:span text:style-name="T2">mg/m&lt;sup&gt;2&lt;/sup&gt;/d CIVI, days 1-4&lt;br&gt; </text:span><text:span text:style-name="T2">Repeat every 21 days for 3 cycles</text:span></text:p>
          </table:table-cell>
          <table:table-cell table:style-name="ce4" office:value-type="string">
            <text:p>High</text:p>
          </table:table-cell>
          <table:table-cell table:style-name="ce4" office:value-type="string">
            <text:p>Vermorken JB, Remenar E, Van Herpen C, et al. Cisplatin, fluorouracil, and docetaxel in unresectable head and neck cancer. $N Engl J Med. 2007;357(17):1695-1704.$&lt;br&gt; Posner MR, Hershock DM, Blajman CR, et al. Cisplatin and fluorouracil alone or with docetaxel in head and neck cancer. $N Engl J Med. 2007;357(17):1705-1715.$</text:p>
          </table:table-cell>
          <table:table-cell table:number-columns-repeated="1014"/>
        </table:table-row>
        <table:table-row table:style-name="ro4">
          <table:table-cell table:number-columns-repeated="5"/>
          <table:table-cell office:value-type="string">
            <text:p>&lt;b&gt;Single-Agent Regimens&lt;/b&gt;</text:p>
          </table:table-cell>
          <table:table-cell table:style-name="ce4" office:value-type="string">
            <text:p>&lt;b&gt;Cetuximab&lt;/b&gt;</text:p>
          </table:table-cell>
          <table:table-cell table:style-name="ce4" office:value-type="string">
            <text:p>&lt;b&gt;Cetuximab&lt;/b&gt; 400 mg/m&lt;sup&gt;2&lt;/sup&gt;<text:span text:style-name="T2"> </text:span><text:span text:style-name="T2">loading dose over 120 minutes, </text:span><text:span text:style-name="T2">&lt;b&gt;THEN&lt;/b&gt; 250 mg/m</text:span><text:span text:style-name="T1">2</text:span><text:span text:style-name="T2"> over 60 minutes, </text:span><text:span text:style-name="T2">weekly</text:span></text:p>
          </table:table-cell>
          <table:table-cell table:style-name="ce4" office:value-type="string">
            <text:p>Minimal</text:p>
          </table:table-cell>
          <table:table-cell table:style-name="ce4" office:value-type="string">
            <text:p>Bonner JA, Harari PM, Giralt J, et al. Radiotherapy plus cetuximab for locoregionally advanced head and neck cancer: 5-year survival datat from a phase 3 randomised trial, and relation between cetuximab-induced rash and surival. $Lancet Oncol.2010;11(1):21-28.$</text:p>
          </table:table-cell>
          <table:table-cell table:number-columns-repeated="1014"/>
        </table:table-row>
        <table:table-row table:style-name="ro29">
          <table:table-cell/>
          <table:table-cell office:value-type="string">
            <text:p>&lt;b&gt;Pediatric&lt;/b&gt;</text:p>
          </table:table-cell>
          <table:table-cell office:value-type="string">
            <text:p>&lt;b&gt;Hemtalogic&lt;/b&gt;</text:p>
          </table:table-cell>
          <table:table-cell/>
          <table:table-cell office:value-type="string">
            <text:p>&lt;b&gt;Leukemia - ALL&lt;/b&gt;</text:p>
          </table:table-cell>
          <table:table-cell office:value-type="string">
            <text:p>&lt;b&gt;Combination Regimens&lt;/b&gt;</text:p>
          </table:table-cell>
          <table:table-cell office:value-type="string">
            <text:p>&lt;b&gt;CALGB 8811&lt;/b&gt;</text:p>
          </table:table-cell>
          <table:table-cell table:style-name="ce4" office:value-type="string">
            <text:p>&lt;u&gt;INDUCTION (COURSE 1:4 WEEKS)&lt;/u&gt;&lt;br&gt; &lt;b&gt;Cyclophosphamide&lt;/b&gt; 1,200 mg/m&lt;sup&gt;2&lt;/sup&gt;<text:span text:style-name="T2"> IV, day1 (800 </text:span><text:span text:style-name="T2">mg/m&lt;sup&gt;2&lt;/sup&gt; for patients &gt;=60 </text:span><text:span text:style-name="T2">years)&lt;br&gt; &lt;b&gt;Daunorubicin&lt;/b&gt; 45 </text:span><text:span text:style-name="T2">mg/m&lt;sup&gt;2&lt;/sup&gt; IV, days 1-3 (30 </text:span><text:span text:style-name="T2">mg/m&lt;sup&gt;2&lt;/sup&gt; for patients&gt;=60 </text:span><text:span text:style-name="T2">years)&lt;br&gt; &lt;b&gt;Vincristine&lt;sup&gt;b&lt;/sup&gt;&lt;/b&gt; </text:span><text:span text:style-name="T2">2 mg IV, days 1, 8, 15, 22&lt;br&gt; </text:span><text:span text:style-name="T2">&lt;b&gt;Prednisone&lt;/b&gt; 60 mg/m&lt;sup&gt;2&lt;/sup&gt;/d </text:span><text:span text:style-name="T2">PO, days 1-21 (days 1-7 for patients &gt;=60 </text:span><text:span text:style-name="T2">years)&lt;br&gt; &lt;b&gt;Asparaginase&lt;/b&gt; 6,000 </text:span><text:span text:style-name="T2">units/m&lt;sup&gt;2&lt;/sup&gt; SQ, days 5, 8, 11, 15, </text:span><text:span text:style-name="T2">18, 22&lt;br&gt; &lt;u&gt;EARLY INTENSIFICATION </text:span><text:span text:style-name="T2">(COURSE 2:4 WEEKS, REPEAT </text:span><text:span text:style-name="T2">ONCE)&lt;/u&gt;&lt;br&gt; &lt;b&gt;MTX&lt;/b&gt; 15 mg IT, day </text:span><text:span text:style-name="T2">1&lt;br&gt; &lt;b&gt;Cyclophosphamide&lt;/b&gt; 1,000 </text:span><text:span text:style-name="T2">mg/m&lt;sup&gt;2&lt;/sup&gt; IV, day 1&lt;br&gt; </text:span><text:span text:style-name="T2">&lt;b&gt;Mercaptopurine&lt;/b&gt; 60 </text:span><text:span text:style-name="T2">mg/m&lt;sup&gt;2&lt;/sup&gt;/d PO, days 1-14&lt;br&gt; </text:span><text:span text:style-name="T2">&lt;b&gt;Cytarabine&lt;/b&gt; 75 mg/m&lt;sup&gt;2&lt;/sup&gt;/d </text:span><text:span text:style-name="T2">SQ, days 1-4, 8-11&lt;br&gt; </text:span><text:span text:style-name="T2">&lt;b&gt;Vincristine&lt;sup&gt;b&lt;/sup&gt;&lt;/b&gt; 2 mg IV, </text:span><text:span text:style-name="T2">days 15, 22&lt;br&gt; &lt;b&gt;Asparaginase&lt;/b&gt; 6,000 </text:span><text:span text:style-name="T2">units/m&lt;sup&gt;2&lt;/sup&gt; SQ, days 15, 18, 22, </text:span><text:span text:style-name="T2">25&lt;br&gt; &lt;u&gt;CNS PROPHYLAXIS AND </text:span><text:span text:style-name="T2">INTERIM MAINTENANCE (COURSE 3:12 </text:span><text:span text:style-name="T2">WEEKS)&lt;/u&gt;&lt;br&gt; &lt;b&gt;Cranial RT&lt;/b&gt; 2,400 </text:span><text:span text:style-name="T2">cGy, days 1-12&lt;br&gt; &lt;b&gt;MTX&lt;/b&gt; 15 mg IT, </text:span><text:span text:style-name="T2">days 1, 8, 15, 22, 29&lt;br&gt; </text:span><text:span text:style-name="T2">&lt;b&gt;Mercaptopurine&lt;/b&gt; 60 </text:span><text:span text:style-name="T2">mg/m&lt;sup&gt;2&lt;/sup&gt;/d PO, days 1-70&lt;br&gt; </text:span><text:span text:style-name="T2">&lt;b&gt;MTX&lt;/b&gt; 20 mg/m&lt;sup&gt;2&lt;/sup&gt; PO, </text:span><text:span text:style-name="T2">days 36, 43, 50, 57, 64&lt;br&gt; &lt;u&gt;LATE </text:span><text:span text:style-name="T2">INTENSIFICATION (COURSE 4:8 </text:span><text:span text:style-name="T2">WEEKS)&lt;/u&gt;&lt;br&gt; &lt;b&gt;Doxorubicin&lt;/b&gt; 30 </text:span><text:span text:style-name="T2">mg/m&lt;sup&gt;2&lt;/sup&gt; IV, days 1, 8, 15&lt;br&gt; </text:span><text:span text:style-name="T2">&lt;b&gt;Vincristine&lt;sup&gt;b&lt;/sup&gt;&lt;/b&gt; 2 mg IV, </text:span><text:span text:style-name="T2">days 1, 8, 15&lt;br&gt; &lt;b&gt;Dexamethasone&lt;/b&gt; </text:span><text:span text:style-name="T2">10 mg/m&lt;sup&gt;2&lt;/sup&gt;/d PO, days 1-14&lt;br&gt; </text:span><text:span text:style-name="T2">&lt;b&gt;Cyclophosphamide&lt;/b&gt; 1,000 </text:span><text:span text:style-name="T2">mg/m&lt;sup&gt;2&lt;/sup&gt; IV, day 29&lt;br&gt; </text:span><text:span text:style-name="T2">&lt;b&gt;Thioguanine&lt;/b&gt; 60 </text:span><text:span text:style-name="T2">mg/m&lt;sup&gt;2&lt;/sup&gt;/d PO, days 29-42&lt;br&gt; </text:span><text:span text:style-name="T2">&lt;b&gt;Cytarabine&lt;/b&gt; 75 mg/m&lt;sup&gt;2&lt;/sup&gt;/d </text:span><text:span text:style-name="T2">SQ, days 29-32, 36-39&lt;br&gt; </text:span><text:span text:style-name="T2">&lt;u&gt;MAINTENANCE (COURSE 5:4 WEEKS, </text:span><text:span text:style-name="T2">FOR 2 YEARS FROM DIAGNOSIS)&lt;/u&gt;&lt;br&gt; </text:span><text:span text:style-name="T2">&lt;b&gt;Vincristine&lt;sup&gt;b&lt;/sup&gt;&lt;/b&gt; 2 mg IV, </text:span><text:span text:style-name="T2">day 1 of every 4 weeks&lt;br&gt; </text:span><text:span text:style-name="T2">&lt;b&gt;Prednisone&lt;/b&gt; 60 mg/m&lt;sup&gt;2&lt;/sup&gt;/d </text:span><text:span text:style-name="T2">PO, days 1-5 of every 4 weeks&lt;br&gt; </text:span><text:span text:style-name="T2">&lt;b&gt;MTX&lt;/b&gt; 20 mg/m&lt;sup&gt;2&lt;/sup&gt; PO, </text:span><text:span text:style-name="T2">days 1, 8, 15, 22&lt;br&gt; </text:span><text:span text:style-name="T2">&lt;b&gt;Mercaptopurine&lt;/b&gt; 60 </text:span><text:span text:style-name="T2">mg/m&lt;sup&gt;2&lt;/sup&gt;/d PO, days 1-28</text:span></text:p>
          </table:table-cell>
          <table:table-cell table:style-name="ce4" office:value-type="string">
            <text:p>Moderate</text:p>
          </table:table-cell>
          <table:table-cell table:style-name="ce4" office:value-type="string">
            <text:p>Larson RA, Dodge RK, Burns CP, et al. A five-drug remission induction regimen with intensive consolidation for adults with acute lymphoblastic leukemia: Cancer and Leukemia Group B study 8811. $Blood. 1995;85(8):2025-2037.$</text:p>
          </table:table-cell>
          <table:table-cell table:number-columns-repeated="1014"/>
        </table:table-row>
        <table:table-row table:style-name="ro30">
          <table:table-cell table:number-columns-repeated="5"/>
          <table:table-cell office:value-type="string">
            <text:p>&lt;b&gt;Combination Regimens&lt;/b&gt;</text:p>
          </table:table-cell>
          <table:table-cell table:style-name="ce4" office:value-type="string">
            <text:p>&lt;b&gt;Hyper-CVAD&lt;/b&gt;</text:p>
          </table:table-cell>
          <table:table-cell table:style-name="ce4" office:value-type="string">
            <text:p>&lt;u&gt;ODD CYCLES (1, 3, 5, 7)&lt;/u&gt;&lt;br&gt; <text:s text:c="11"/><text:s text:c="16"/>&lt;b&gt;Cyclophosphamide&lt;/b&gt; 300 mg/m&lt;sup&gt;2&lt;/sup&gt;<text:span text:style-name="T2"> IV over 3 hours every 12 </text:span><text:span text:style-name="T2">hours, days 1-3&lt;br&gt; &lt;b&gt;Mesna&lt;/b&gt; 600 </text:span><text:span text:style-name="T2">mg/m&lt;sup&gt;2&lt;/sup&gt;/d CIVI, days 1-3, ending </text:span><text:span text:style-name="T2">6 hours after cyclophosphamide </text:span><text:span text:style-name="T2">completion&lt;br&gt; </text:span><text:span text:style-name="T2">&lt;b&gt;Vincristine&lt;sup&gt;b&lt;/sup&gt;&lt;/b&gt; 2 mg IV, </text:span><text:span text:style-name="T2">days 4, 11&lt;br&gt; &lt;b&gt;Doxorubicin&lt;/b&gt; 50 </text:span><text:span text:style-name="T2">mg/m&lt;sup&gt;2&lt;/sup&gt; IV, day 4&lt;br&gt; </text:span><text:span text:style-name="T2">&lt;b&gt;Dexamethasone&lt;/b&gt; 40 mg/d, days 1-4, </text:span><text:span text:style-name="T2">11-14&lt;br&gt; &lt;b&gt;Filgrastim&lt;/b&gt; 5 mcg/kg bid </text:span><text:span text:style-name="T2">SQ beginning 24 hours after doxorubicin </text:span><text:span text:style-name="T2">completion&lt;br&gt; &lt;u&gt;EVEN CYCLES (2, 4, 6, </text:span><text:span text:style-name="T2">8)&lt;/u&gt;&lt;br&gt; &lt;b&gt;MTX&lt;/b&gt; 200 </text:span><text:span text:style-name="T2">mg/m&lt;sup&gt;2&lt;/sup&gt; IV over 2 hours, day </text:span><text:span text:style-name="T2">1,&lt;br&gt; &lt;b&gt;FOLLOWED BY&lt;/b&gt; <text:s/>800 </text:span><text:span text:style-name="T2">mg/m&lt;sup&gt;2&lt;/sup&gt; IV over 24 hours&lt;br&gt; </text:span><text:span text:style-name="T2">&lt;b&gt;Leucovorin calcium&lt;/b&gt; 15 mg IV every 6 </text:span><text:span text:style-name="T2">hours for 8 doses, beginning 24 hours after </text:span><text:span text:style-name="T2">MTX completion; adjust per MTX level&lt;br&gt; </text:span><text:span text:style-name="T2">&lt;b&gt;Cytarabine&lt;/b&gt; 3 g/m&lt;sup&gt;2&lt;/sup&gt; IV </text:span><text:span text:style-name="T2">over 2 hours every 12 hours for 4 doses, </text:span><text:span text:style-name="T2">days 2, 3&lt;br&gt; &lt;b&gt;Methylprednisolone&lt;/b&gt; 50 </text:span><text:span text:style-name="T2">mg IV bid, days 1-3&lt;br&gt; &lt;b&gt;Filgrastim&lt;/b&gt; 5 </text:span><text:span text:style-name="T2">mcg/kg SQ bid beginning 24 hours after </text:span><text:span text:style-name="T2">cytarabine completion&lt;br&gt; &lt;u&gt;CNS </text:span><text:span text:style-name="T2">PROPHYLAXIS&lt;/u&gt;&lt;br&gt; &lt;b&gt;MTX&lt;/b&gt; 12 mg </text:span><text:span text:style-name="T2">IT, day 2 of each cycle&lt;br&gt; </text:span><text:span text:style-name="T2">&lt;b&gt;Cytarabine&lt;/b&gt; 100 mg IT, day 8 of each </text:span><text:span text:style-name="T2">cycle&lt;br&gt; Total number of IT treatments </text:span><text:span text:style-name="T2">determined by CNS risk: beginning with cycle </text:span><text:span text:style-name="T2">1, high risk, 16 treatments; unknown risk, 8 </text:span><text:span text:style-name="T2">treatments; low risk, 4 treatments</text:span></text:p>
          </table:table-cell>
          <table:table-cell table:style-name="ce4" office:value-type="string">
            <text:p>High</text:p>
          </table:table-cell>
          <table:table-cell table:style-name="ce4" office:value-type="string">
            <text:p>Kantarjian HM, O'Brien S, Smith TL, et al. Results of treatment with Hyper-CVAD, a dose-intensive regimen, in adult acute lymphocytic leukemia. $J Clin Oncol. 2000;18(3):547-561.$</text:p>
          </table:table-cell>
          <table:table-cell table:number-columns-repeated="1014"/>
        </table:table-row>
        <table:table-row table:style-name="ro23">
          <table:table-cell table:number-columns-repeated="5"/>
          <table:table-cell office:value-type="string">
            <text:p>&lt;b&gt;Single-Agent Regimens&lt;/b&gt;</text:p>
          </table:table-cell>
          <table:table-cell office:value-type="string">
            <text:p>&lt;b&gt;Nelarabine&lt;/b&gt;</text:p>
          </table:table-cell>
          <table:table-cell table:style-name="ce4" office:value-type="string">
            <text:p>&lt;b&gt;Nelarabine&lt;/b&gt; 1,5000 mg/m&lt;sup&gt;2&lt;/sup&gt;<text:span text:style-name="T2">/d IV, days 1, 3 and 5</text:span></text:p>
          </table:table-cell>
          <table:table-cell table:style-name="ce4" office:value-type="string">
            <text:p>Minimal</text:p>
          </table:table-cell>
          <table:table-cell table:style-name="ce4" office:value-type="string">
            <text:p>Arranon [package insert]. $Research Triangle Park, NC: GlaxoSmithKline;2011.$</text:p>
          </table:table-cell>
          <table:table-cell table:number-columns-repeated="1014"/>
        </table:table-row>
        <table:table-row table:style-name="ro10">
          <table:table-cell table:number-columns-repeated="4"/>
          <table:table-cell office:value-type="string">
            <text:p>&lt;b&gt;Leukemia - AML&lt;/b&gt;</text:p>
          </table:table-cell>
          <table:table-cell office:value-type="string">
            <text:p>&lt;b&gt;Combination Regimens&lt;/b&gt;</text:p>
          </table:table-cell>
          <table:table-cell table:style-name="ce4" office:value-type="string">
            <text:p>&lt;b&gt;ATRA/Arsenic&lt;/b&gt;</text:p>
          </table:table-cell>
          <table:table-cell table:style-name="ce4" office:value-type="string">
            <text:p>&lt;b&gt;All-trans-retinoic acid (ATRA, tretinoin)&lt;/b&gt; 45 mg/m&lt;sup&gt;2&lt;/sup&gt;<text:span text:style-name="T2"> PO in 2 </text:span><text:span text:style-name="T2">divided doses daily&lt;br&gt; &lt;b&gt;Arsenic </text:span><text:span text:style-name="T2">trioxide&lt;/b&gt; 0.15 mg/kg/d IV over 1 hour, </text:span><text:span text:style-name="T2">daily beginning day 10 and continued until </text:span><text:span text:style-name="T2">&lt;5% blasts and absence of promyelocytes</text:span></text:p>
          </table:table-cell>
          <table:table-cell table:style-name="ce4" office:value-type="string">
            <text:p>Moderate</text:p>
          </table:table-cell>
          <table:table-cell table:style-name="ce4" office:value-type="string">
            <text:p>Estey E, Garcia-Manero G, Ferrajoli A, et al. Use of all-trans-retinoic acid plus arsenic trioxide as an alternative to chemotherapy in untreated acute promyelocytic leukemia. $Blood. 2006;107(9):3469-3473.$</text:p>
          </table:table-cell>
          <table:table-cell table:number-columns-repeated="1014"/>
        </table:table-row>
        <table:table-row table:style-name="ro4">
          <table:table-cell table:number-columns-repeated="5"/>
          <table:table-cell office:value-type="string">
            <text:p>&lt;b&gt;Combination Regimens&lt;/b&gt;</text:p>
          </table:table-cell>
          <table:table-cell office:value-type="string">
            <text:p>&lt;b&gt;ATRA/Idarubicin&lt;/b&gt;</text:p>
          </table:table-cell>
          <table:table-cell table:style-name="ce4" office:value-type="string">
            <text:p>&lt;b&gt;All-trans-retinoic acid&lt;/b&gt; (ATRA, tretnoin) 45 mg/m&lt;sup&gt;2&lt;/sup&gt;<text:span text:style-name="T2"> PO, </text:span><text:span text:style-name="T2">daily&lt;br&gt; &lt;b&gt;Idarubicin&lt;/b&gt; 12 </text:span><text:span text:style-name="T2">mg/m&lt;sup&gt;2&lt;/sup&gt; IV, on days 2, 4, 6, 8</text:span></text:p>
          </table:table-cell>
          <table:table-cell table:style-name="ce4" office:value-type="string">
            <text:p>Moderate</text:p>
          </table:table-cell>
          <table:table-cell table:style-name="ce4" office:value-type="string">
            <text:p>Sanz MA, Montesinos P, Vellenga E, et al. Risk-adapted treatment of acute promyelocytic leukemia with all-trans retinoic acid and anthracycline monochemotherapy: long-term outcomeon the LPA99 multicenter study by the PETHEMA Group. $Blood. 2008;112(8):3130-3134.$</text:p>
          </table:table-cell>
          <table:table-cell table:number-columns-repeated="1014"/>
        </table:table-row>
        <table:table-row table:style-name="ro17">
          <table:table-cell table:number-columns-repeated="5"/>
          <table:table-cell office:value-type="string">
            <text:p>&lt;b&gt;Combination Regimens&lt;/b&gt;</text:p>
          </table:table-cell>
          <table:table-cell table:style-name="ce4" office:value-type="string">
            <text:p>&lt;b&gt;Idarubicin/Cytarabine/Etoposide&lt;/b&gt;</text:p>
          </table:table-cell>
          <table:table-cell table:style-name="ce4" office:value-type="string">
            <text:p>&lt;b&gt;Cytarabine&lt;/b&gt; 25 mg/m&lt;sup&gt;2&lt;/sup&gt;<text:span text:style-name="T2"> </text:span><text:span text:style-name="T2">IV &lt;b&gt;FOLLOWED BY&lt;/b&gt; 100 </text:span><text:span text:style-name="T2">mg/m&lt;sup&gt;2&lt;/sup&gt; CIVI, days 1-10&lt;br&gt; </text:span><text:span text:style-name="T2">&lt;b&gt;Etoposide&lt;/b&gt; 100 mg/m&lt;sup&gt;2&lt;/sup&gt; </text:span><text:span text:style-name="T2">IV, days 1-5&lt;br&gt; &lt;b&gt;Daunorubicin&lt;/b&gt; 50 </text:span><text:span text:style-name="T2">mg/m&lt;sup&gt;2&lt;/sup&gt; IV, days 1, 3, 5&lt;br&gt; </text:span><text:span text:style-name="T2">&lt;b&gt;OR&lt;/b&gt;&lt;br&gt; &lt;b&gt;Mitoxantrone&lt;/b&gt; 12 </text:span><text:span text:style-name="T2">mg/m&lt;sup&gt;2&lt;/sup&gt; IV, days 1, 3, 5&lt;br&gt; </text:span><text:span text:style-name="T2">&lt;b&gt;OR&lt;/b&gt;&lt;br&gt; &lt;b&gt;Idarubicin&lt;/b&gt; 10 </text:span><text:span text:style-name="T2">mg/m&lt;sup&gt;2&lt;/sup&gt; IV, days 1, 3, 5</text:span></text:p>
          </table:table-cell>
          <table:table-cell table:style-name="ce4" office:value-type="string">
            <text:p>Moderate</text:p>
          </table:table-cell>
          <table:table-cell table:style-name="ce4" office:value-type="string">
            <text:p>Mandelli F, Vignetti M, Suciu S, et al. Daunorubicin versus mitoxantrone versus idarubicin as induction and consolidation chemotherapy for adults with acute myeloid leukemia: the EORTC and GIMEMA group study AML-10. $J Clin Oncol. 2009;32(10):5397-5403.$</text:p>
          </table:table-cell>
          <table:table-cell table:number-columns-repeated="1014"/>
        </table:table-row>
        <table:table-row table:style-name="ro24">
          <table:table-cell table:number-columns-repeated="5"/>
          <table:table-cell office:value-type="string">
            <text:p>&lt;b&gt;Combination Regimens&lt;/b&gt;</text:p>
          </table:table-cell>
          <table:table-cell office:value-type="string">
            <text:p>&lt;b&gt;7 + 3&lt;/b&gt;</text:p>
          </table:table-cell>
          <table:table-cell table:style-name="ce4" office:value-type="string">
            <text:p>&lt;b&gt;Cytarabine&lt;/b&gt; 100 mg/m&lt;sup&gt;2&lt;/sup&gt;<text:span text:style-name="T2">/d CIVI, days 1-7&lt;br&gt; </text:span><text:span text:style-name="T2">&lt;b&gt;WITH&lt;/b&gt;&lt;br&gt; &lt;b&gt;Daunorubicin&lt;/b&gt; 45 </text:span><text:span text:style-name="T2">mg/m&lt;sup&gt;2&lt;/sup&gt;/d IV, days 1-3&lt;br&gt; </text:span><text:span text:style-name="T2">&lt;b&gt;OR&lt;/b&gt;&lt;br&gt; &lt;b&gt;Idarubicin&lt;/b&gt; 13 </text:span><text:span text:style-name="T2">mg/m&lt;sup&gt;2&lt;/sup&gt;/d IV, days 1-3&lt;br&gt; </text:span><text:span text:style-name="T2">&lt;b&gt;OR&lt;/b&gt;&lt;br&gt; &lt;b&gt;Mitoxantrone&lt;/b&gt; 12 </text:span><text:span text:style-name="T2">mg/m&lt;sup&gt;2&lt;/sup&gt;/d IV, days 1-3</text:span></text:p>
          </table:table-cell>
          <table:table-cell table:style-name="ce4" office:value-type="string">
            <text:p>Moderate</text:p>
          </table:table-cell>
          <table:table-cell table:style-name="ce4" office:value-type="string">
            <text:p>Presler H, Davis RB, Kirshener J, et al. Comparison of three remission induction regimens and two post-induction strategies for the treatment of acute nonlymphocytic leukemia: a Cancer and Leukemia Group B study. $Blood. 1987;69(5):1441-1449.$&lt;br&gt; Wiernik PH, BAnks PL, Case DC Jr, et al. Cytarabine plus idarubicin or daunorubicin as induction and consolidation therapy for previously untreated patients with acute myeloid leukemia. $Blood. 1992;79(2):313-319.$&lt;br&gt; Wahlin A, Hornsten P, Hedenus M, Malm C. Mitoxantrone and cytarabine versus daunorubicin and cytarabine in previously untreated patients with acute myeloid leukemia. $Cancer Chemother Pharmacol. 1991;28(6):480-483.$</text:p>
          </table:table-cell>
          <table:table-cell table:number-columns-repeated="1014"/>
        </table:table-row>
        <table:table-row table:style-name="ro15">
          <table:table-cell table:number-columns-repeated="5"/>
          <table:table-cell office:value-type="string">
            <text:p>&lt;b&gt;Combination Regimens&lt;/b&gt;</text:p>
          </table:table-cell>
          <table:table-cell table:style-name="ce4" office:value-type="string">
            <text:p>&lt;b&gt;7 + 3(&lt;60 years)&lt;/b&gt;</text:p>
          </table:table-cell>
          <table:table-cell table:style-name="ce4" office:value-type="string">
            <text:p>&lt;b&gt;Cytarabine&lt;/b&gt; 100 mg/m&lt;sup&gt;2&lt;/sup&gt;<text:span text:style-name="T2">/d CIVI, days 1-7&lt;br&gt; </text:span><text:span text:style-name="T2">&lt;b&gt;WITH&lt;/b&gt;&lt;br&gt; &lt;b&gt;Daunorubicin&lt;/b&gt; 90 </text:span><text:span text:style-name="T2">mg/m&lt;sup&gt;2&lt;/sup&gt;/d IV, days 1-3</text:span></text:p>
          </table:table-cell>
          <table:table-cell table:style-name="ce4" office:value-type="string">
            <text:p>Moderate</text:p>
          </table:table-cell>
          <table:table-cell table:style-name="ce4" office:value-type="string">
            <text:p>Fernandez HF, Sun Z, Pao X, et al. Anthracycline dose intensification in acute myeloid leukemia. $N Engl J Med. 2009;361(13):1249-1259.$</text:p>
          </table:table-cell>
          <table:table-cell table:number-columns-repeated="1014"/>
        </table:table-row>
        <table:table-row table:style-name="ro23">
          <table:table-cell table:number-columns-repeated="5"/>
          <table:table-cell table:style-name="ce4" office:value-type="string">
            <text:p>&lt;b&gt;Single-Agent Regimens (Induction)&lt;/b&gt;</text:p>
          </table:table-cell>
          <table:table-cell office:value-type="string">
            <text:p>&lt;b&gt;Arsenic&lt;/b&gt;</text:p>
          </table:table-cell>
          <table:table-cell table:style-name="ce4" office:value-type="string">
            <text:p>&lt;b&gt;Arsenic trioxide&lt;/b&gt; 0.15 mg/kg IV, daily until remission, not to exceed 60 doses</text:p>
          </table:table-cell>
          <table:table-cell table:style-name="ce4" office:value-type="string">
            <text:p>Moderate</text:p>
          </table:table-cell>
          <table:table-cell table:style-name="ce4" office:value-type="string">
            <text:p>Trisenox [package insert]. $Frazer, PA: Cephalon; 2010.$</text:p>
          </table:table-cell>
          <table:table-cell table:number-columns-repeated="1014"/>
        </table:table-row>
        <table:table-row table:style-name="ro15">
          <table:table-cell table:number-columns-repeated="5"/>
          <table:table-cell table:style-name="ce4" office:value-type="string">
            <text:p>&lt;b&gt;Single-Agent Regimens (Induction)&lt;/b&gt;</text:p>
          </table:table-cell>
          <table:table-cell table:style-name="ce4" office:value-type="string">
            <text:p>&lt;b&gt;ATRA&lt;/b&gt;</text:p>
          </table:table-cell>
          <table:table-cell table:style-name="ce4" office:value-type="string">
            <text:p>&lt;b&gt;All-trans-retinoic acid&lt;/b&gt; (ATRA, tretinoin) 45 mg/m&lt;sup&gt;2&lt;/sup&gt;<text:span text:style-name="T2">/d PO</text:span></text:p>
          </table:table-cell>
          <table:table-cell table:style-name="ce4" office:value-type="string">
            <text:p>Not Applicable</text:p>
          </table:table-cell>
          <table:table-cell table:style-name="ce4" office:value-type="string">
            <text:p>Degos L, Dombret H, Chomienne C, et al. All-trans-retinoic acid as a differentiating agent in the treatment of acute promyelocytic leukemia. $Blood. 1995;85(10):2643-2653.$</text:p>
          </table:table-cell>
          <table:table-cell table:number-columns-repeated="1014"/>
        </table:table-row>
        <table:table-row table:style-name="ro23">
          <table:table-cell table:number-columns-repeated="5"/>
          <table:table-cell table:style-name="ce4" office:value-type="string">
            <text:p>&lt;b&gt;Single-Agent Regimens (Post-Remission)&lt;/b&gt;</text:p>
          </table:table-cell>
          <table:table-cell office:value-type="string">
            <text:p>&lt;b&gt;Arsenic&lt;/b&gt;</text:p>
          </table:table-cell>
          <table:table-cell table:style-name="ce4" office:value-type="string">
            <text:p>&lt;b&gt;Arsenic trioxide&lt;/b&gt; 0.15 mg/kg/d IV for 25 doses upu to 5 weeks</text:p>
          </table:table-cell>
          <table:table-cell table:style-name="ce4" office:value-type="string">
            <text:p>Moderate</text:p>
          </table:table-cell>
          <table:table-cell table:style-name="ce4" office:value-type="string">
            <text:p>Trisenox [package insert]. $Frazer, PA: Cephalon; 2010.$</text:p>
          </table:table-cell>
          <table:table-cell table:number-columns-repeated="1014"/>
        </table:table-row>
        <table:table-row table:style-name="ro4">
          <table:table-cell table:number-columns-repeated="5"/>
          <table:table-cell table:style-name="ce4" office:value-type="string">
            <text:p>&lt;b&gt;Single-Agent Regimens (Post-Remission)&lt;/b&gt;</text:p>
          </table:table-cell>
          <table:table-cell table:style-name="ce4" office:value-type="string">
            <text:p>&lt;b&gt;Cytarabine&lt;/b&gt;</text:p>
          </table:table-cell>
          <table:table-cell table:style-name="ce4" office:value-type="string">
            <text:p>For patients &gt;=60 years of age:&lt;br&gt; &lt;b&gt;Cytarabine&lt;/b&gt; 100 mg/m&lt;sup&gt;2&lt;/sup&gt;<text:span text:style-name="T2">/d CIVI, days 1-5&lt;br&gt; </text:span><text:span text:style-name="T2">Repeat every 28 days for 4 courses</text:span></text:p>
          </table:table-cell>
          <table:table-cell table:style-name="ce4" office:value-type="string">
            <text:p>Low</text:p>
          </table:table-cell>
          <table:table-cell table:style-name="ce4" office:value-type="string">
            <text:p>Stone RM, Berg DT, George SL, et al. Postremission therapy in older patients with de novo acute myeloid leukemia: a randomized trial comparing mitoxantrone and intermediate-dose cytarabine with standard-dose cytarabine. $Blood. 2001;98(3):548-553.$</text:p>
          </table:table-cell>
          <table:table-cell table:number-columns-repeated="1014"/>
        </table:table-row>
        <table:table-row table:style-name="ro9">
          <table:table-cell table:number-columns-repeated="5"/>
          <table:table-cell table:style-name="ce4" office:value-type="string">
            <text:p>&lt;b&gt;Single-Agent Regimens (Post-Remission)&lt;/b&gt;</text:p>
          </table:table-cell>
          <table:table-cell office:value-type="string">
            <text:p>&lt;b&gt;HiDAC&lt;/b&gt;</text:p>
          </table:table-cell>
          <table:table-cell table:style-name="ce4" office:value-type="string">
            <text:p>For patients &lt;60 years of age:&lt;br&gt; &lt;b&gt;Cytarabine&lt;/b&gt; 3,000 mg/m&lt;sup&gt;2&lt;/sup&gt;<text:span text:style-name="T2"> CIVI over 3 hours, every </text:span><text:span text:style-name="T2">12 hours, days 1, 3, 5&lt;br&gt; Repeat every 28 </text:span><text:span text:style-name="T2">days</text:span></text:p>
          </table:table-cell>
          <table:table-cell table:style-name="ce4" office:value-type="string">
            <text:p>Moderate</text:p>
          </table:table-cell>
          <table:table-cell table:style-name="ce4" office:value-type="string">
            <text:p>Mayer RJ, Davis RB, Schiffer CA, et al. Intensive postremission chemotherapy in adults with acute myeloid deukemia. Cancer and Leukemia Group B. $N Engl J Med. 1994;331(14):896-903.$</text:p>
          </table:table-cell>
          <table:table-cell table:number-columns-repeated="1014"/>
        </table:table-row>
        <table:table-row table:style-name="ro31">
          <table:table-cell table:number-columns-repeated="4"/>
          <table:table-cell office:value-type="string">
            <text:p>&lt;b&gt;Leukemia - CLL&lt;/b&gt;</text:p>
          </table:table-cell>
          <table:table-cell table:style-name="ce4" office:value-type="string">
            <text:p>&lt;b&gt;Combination Regimens&lt;/b&gt;</text:p>
          </table:table-cell>
          <table:table-cell table:style-name="ce4" office:value-type="string">
            <text:p>&lt;b&gt;Bendamustine/Rituximab&lt;/b&gt;</text:p>
          </table:table-cell>
          <table:table-cell table:style-name="ce4" office:value-type="string">
            <text:p>&lt;b&gt;Bendamustine&lt;/b&gt; 90 mg/m&lt;sup&gt;2&lt;/sup&gt;<text:span text:style-name="T2"> IV on days 1 and 2&lt;br&gt; </text:span><text:span text:style-name="T2">&lt;b&gt;Rituximab&lt;/b&gt; 375 mg/m&lt;sup&gt;2&lt;/sup&gt; </text:span><text:span text:style-name="T2">IV for the first cycle and 500 </text:span><text:span text:style-name="T2">mg/m&lt;sup&gt;2&lt;/sup&gt;</text:span><text:span text:style-name="T1"> </text:span><text:span text:style-name="T2">for subsequent </text:span><text:span text:style-name="T2">cycles&lt;br&gt; Repeat every 28 days for up to 6 </text:span><text:span text:style-name="T2">cycles</text:span></text:p>
          </table:table-cell>
          <table:table-cell table:style-name="ce4" office:value-type="string">
            <text:p>Moderate</text:p>
          </table:table-cell>
          <table:table-cell table:style-name="ce4" office:value-type="string">
            <text:p>Fischer K, Cramer P, Stilgenbauer S, et al. Bendamustine combined with rituximab (BR) in first-line therapy of advanced CLL: A multicenter phase II trial of the German CLL Study Group (GCLLSG). $J Clin Oncol. 2011;29(26)3559-3566.$</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office:value-type="string">
            <text:p>&lt;b&gt;FC&lt;/b&gt;</text:p>
          </table:table-cell>
          <table:table-cell table:style-name="ce4" office:value-type="string">
            <text:p>&lt;b&gt;Fludarabine&lt;/b&gt; 25 mg/m&lt;sup&gt;2&lt;/sup&gt;<text:span text:style-name="T2">/d IV, days 1-3&lt;br&gt; </text:span><text:span text:style-name="T2">&lt;b&gt;Cyclophosphamide&lt;/b&gt; 250 </text:span><text:span text:style-name="T2">mg/m&lt;sup&gt;2&lt;/sup&gt;/d IV, days 1-3&lt;br&gt; </text:span><text:span text:style-name="T2">Repeat every 28 days for 6 cycles</text:span></text:p>
          </table:table-cell>
          <table:table-cell table:style-name="ce4" office:value-type="string">
            <text:p>Moderate</text:p>
          </table:table-cell>
          <table:table-cell table:style-name="ce4" office:value-type="string">
            <text:p>Catovsky D, Richards S, Oscier D, et al. Assesmentof fludarabine plus cyclo-phosphamide for patients with chronic lymphocytic leukemia (the LRF CLL4 trial): a randomized ocntrolled trial. $Lancet. 2007; 370(9583):230-239.$</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FCR&lt;/b&gt;</text:p>
          </table:table-cell>
          <table:table-cell table:style-name="ce4" office:value-type="string">
            <text:p>&lt;b&gt;Fludarabine&lt;/b&gt; 25 mg/m&lt;sup&gt;2&lt;/sup&gt;/d IV, days 1-3&lt;br&gt; &lt;b&gt;Cyclophosphamide&lt;/b&gt; 250 mg/m&lt;sup&gt;2&lt;/sup&gt;/d IV, days 1-3&lt;br&gt; &lt;b&gt;Rituximab&lt;/b&gt; 375 mg/m&lt;sup&gt;2&lt;/sup&gt;<text:span text:style-name="T2"> </text:span><text:span text:style-name="T2">IV, day 1 cycle 1&lt;br&gt; &lt;b&gt;FOLLOWED </text:span><text:span text:style-name="T2">BY&lt;/b&gt;&lt;br&gt; &lt;b&gt;Rituximab&lt;/b&gt; 500 </text:span><text:span text:style-name="T2">mg/m&lt;sup&gt;2&lt;/sup&gt; IV, day 1 cycles 2-6&lt;br&gt; </text:span><text:span text:style-name="T2">Repeat every 28 days for 6 cycles</text:span></text:p>
          </table:table-cell>
          <table:table-cell table:style-name="ce4" office:value-type="string">
            <text:p>Moderate</text:p>
          </table:table-cell>
          <table:table-cell table:style-name="ce4" office:value-type="string">
            <text:p>Robak T, Dmoszynska A, Solal-Celigny P, et al. Rituximab plus fludarabine and cyclophosphamide prolongs progression free survival compared with fludarabine and cyclophosphamide alone in previously treated chronic lymphocytic leukemia. $J Clin Oncol. 2010;28(10):1756-176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office:value-type="string">
            <text:p>&lt;b&gt;Fludarabine/Rituximab&lt;/b&gt;</text:p>
          </table:table-cell>
          <table:table-cell table:style-name="ce4" office:value-type="string">
            <text:p>&lt;b&gt;Fludarabine&lt;/b&gt; 25 mg/m&lt;sup&gt;2&lt;/sup&gt;<text:span text:style-name="T2">/d IV over 20-30 minutes, </text:span><text:span text:style-name="T2">days 1-5&lt;br&gt; Repeat every 28 days for a </text:span><text:span text:style-name="T2">total of 6 cycles&lt;br&gt; &lt;b&gt;Rituximab&lt;/b&gt; 375 </text:span><text:span text:style-name="T2">mg/m&lt;sup&gt;2&lt;/sup&gt; IV (see reference for </text:span><text:span text:style-name="T2">dose escalation recommendations)&lt;br&gt; </text:span><text:span text:style-name="T2">Repeat every 7 days for 4 doses</text:span></text:p>
          </table:table-cell>
          <table:table-cell table:style-name="ce4" office:value-type="string">
            <text:p>Minimal</text:p>
          </table:table-cell>
          <table:table-cell table:style-name="ce4" office:value-type="string">
            <text:p>Byrd JC, Peterson BL, Morrison VA, et al. Randomized phase 2 study of fludarabine with concurrent versus sequential treatment with rituximab in symptomatic, untreated patients with B-cell chronic lympocytic leukemia: results from Cancer and Leukemia Group B 9712 (CALGB 9712). $Blood. 2003;101(1):6-14$</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PCR&lt;/b&gt;</text:p>
          </table:table-cell>
          <table:table-cell table:style-name="ce4" office:value-type="string">
            <text:p>&lt;b&gt;Pentostatin&lt;/b&gt; 2 mg/m&lt;sup&gt;2&lt;/sup&gt;<text:span text:style-name="T2"> </text:span><text:span text:style-name="T2">IV,day 1&lt;br&gt; &lt;b&gt;Cyclophosphamide&lt;/b&gt; 600 </text:span><text:span text:style-name="T2">mg/m&lt;sup&gt;2&lt;/sup&gt; IV, day 1&lt;br&gt; </text:span><text:span text:style-name="T2">&lt;b&gt;Rituximab&lt;/b&gt; 375 mg/m&lt;sup&gt;2&lt;/sup&gt; </text:span><text:span text:style-name="T2">IV, day 1&lt;br&gt; Repeat every 21 days for 6 </text:span><text:span text:style-name="T2">cycles</text:span></text:p>
          </table:table-cell>
          <table:table-cell table:style-name="ce4" office:value-type="string">
            <text:p>Moderate</text:p>
          </table:table-cell>
          <table:table-cell table:style-name="ce4" office:value-type="string">
            <text:p>Kay NE, Geyer SM, Call TG, et al. Combination chemoimmunotherapy with pentostatin, cyclophosphamide, and rituximab shows significant clinical activity with low accompanying toxicity in previously untreated B chronic lymphocytic leukemia. $Blood. 2007;109(2):405-411.$</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office:value-type="string">
            <text:p>&lt;b&gt;Alemtuzumab&lt;/b&gt;</text:p>
          </table:table-cell>
          <table:table-cell table:style-name="ce4" office:value-type="string">
            <text:p>&lt;b&gt;Alemtuzumab&lt;/b&gt; 3 mg, daily increasing to 10 mg daily and finally to 30 mg 3 times per week, on alternating days, for up to 12 weeks; all doses given IV over 2 hours; do not exceed 30 mg per single dose or 90 mg per week</text:p>
          </table:table-cell>
          <table:table-cell table:style-name="ce4" office:value-type="string">
            <text:p>Minimal</text:p>
          </table:table-cell>
          <table:table-cell table:style-name="ce4" office:value-type="string">
            <text:p>Campath [package insert]. $Wayne, NJ: Bayer HealthCare Pharmaceuticals: 2009.$</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Bendamustine&lt;/b&gt;</text:p>
          </table:table-cell>
          <table:table-cell table:style-name="ce4" office:value-type="string">
            <text:p>&lt;b&gt;Bendamustine&lt;/b&gt; 100 mg/m&lt;sup&gt;2&lt;/sup&gt;<text:span text:style-name="T2"> IV over 30 min, days 1, </text:span><text:span text:style-name="T2">2&lt;br&gt; Repeat every 28 days</text:span></text:p>
          </table:table-cell>
          <table:table-cell table:style-name="ce4" office:value-type="string">
            <text:p>Moderate</text:p>
          </table:table-cell>
          <table:table-cell table:style-name="ce4" office:value-type="string">
            <text:p>Knauf WU, Lissichov T, Aldaoud A, et al. Phase III randomized study of bendamustine compared with chlorambucil in previously treated patients with chronic lyphocytic leukemia. $J Clin Oncol. 2009;27(26):4378-4348.$</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office:value-type="string">
            <text:p>&lt;b&gt;Chlorambucil&lt;/b&gt;</text:p>
          </table:table-cell>
          <table:table-cell table:style-name="ce4" office:value-type="string">
            <text:p>&lt;b&gt;Chlorambucil&lt;/b&gt; 0.4 mg/kg PO&lt;br&gt; Repeat therapy every 14 days, increase 0.1 mg/kg at each treatment course up to 0.8 mg/kg if treatment was well tolerated</text:p>
          </table:table-cell>
          <table:table-cell table:style-name="ce4" office:value-type="string">
            <text:p>Minimal-Low</text:p>
          </table:table-cell>
          <table:table-cell table:style-name="ce4" office:value-type="string">
            <text:p>Eichhorst BF, Busch R, Stilgenbauer S, et al. First line therapy with fludarabine compared with chlorambucil does not result in a major benefit for elderly patients with advanced chronic lymphocytic leukemia. $Blood. 2009;114:3382-339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Fludarabine&lt;/b&gt;</text:p>
          </table:table-cell>
          <table:table-cell table:style-name="ce4" office:value-type="string">
            <text:p>&lt;b&gt;Fludarabine&lt;/b&gt; 25 mg/m&lt;sup&gt;2&lt;/sup&gt;<text:span text:style-name="T2">/d IV over 30 minutes , </text:span><text:span text:style-name="T2">days 1-5&lt;br&gt; Repeat every 28 days</text:span></text:p>
          </table:table-cell>
          <table:table-cell table:style-name="ce4" office:value-type="string">
            <text:p>Minimal</text:p>
          </table:table-cell>
          <table:table-cell table:style-name="ce12" office:value-type="string">
            <text:p>Eichhorst BF, Busch R, Stilgenbauer S, et al. First line therapy with fludarabine compared with chlorambucil does not result in a major benefit for elderly patients with advanced chronic lymphocytic leukemia. $Blood. 2009;114:3382-339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office:value-type="string">
            <text:p>&lt;b&gt;Ofatumumab&lt;/b&gt;</text:p>
          </table:table-cell>
          <table:table-cell table:style-name="ce4" office:value-type="string">
            <text:p>&lt;b&gt;Ofatumumab&lt;/b&gt; 300 mg IV, initial dose,&lt;br&gt; &lt;b&gt;FOLLOWED 1 week later BY&lt;/b&gt;&lt;br&gt; &lt;b&gt;Ofatumumab&lt;/b&gt; 2,000 mg IV, weekly dose for 7 weeks&lt;br&gt; Repeat every 28 days for 4 doses</text:p>
          </table:table-cell>
          <table:table-cell table:style-name="ce4" office:value-type="string">
            <text:p>Minimal</text:p>
          </table:table-cell>
          <table:table-cell table:style-name="ce4" office:value-type="string">
            <text:p>Arzerra [package insert]. $Research Triangle Prk, NC: GlaxoSmithKline; 2011.$&lt;br&gt; Wierda WG, Kipps TJ, Mayer J, et al. Ofatumumab as single agent CD20 immunotherapy in fluda-rabine-refractory chronic lymphocytic leukemia. $J Clin Oncol. 2010;28:1749-1755.$</text:p>
          </table:table-cell>
          <table:table-cell table:number-columns-repeated="1014"/>
        </table:table-row>
        <table:table-row table:style-name="ro10">
          <table:table-cell table:number-columns-repeated="4"/>
          <table:table-cell office:value-type="string">
            <text:p>&lt;b&gt;Leukemia - CML&lt;/b&gt;</text:p>
          </table:table-cell>
          <table:table-cell table:style-name="ce4" office:value-type="string">
            <text:p>&lt;b&gt;Single-Agent Regimens&lt;/b&gt;</text:p>
          </table:table-cell>
          <table:table-cell table:style-name="ce4" office:value-type="string">
            <text:p>&lt;b&gt;Dasatinib&lt;/b&gt;</text:p>
          </table:table-cell>
          <table:table-cell table:style-name="ce4" office:value-type="string">
            <text:p>&lt;b&gt;Dasatinib&lt;/b&gt; 100 mg PO, daily (chronic phase)&lt;br&gt; &lt;b&gt;OR&lt;/b&gt;&lt;br&gt; &lt;b&gt;Dasatinib&lt;/b&gt; 140 mg PO, daily (accelerated or blast phase)</text:p>
          </table:table-cell>
          <table:table-cell table:style-name="ce4" office:value-type="string">
            <text:p>Minimal-Low</text:p>
          </table:table-cell>
          <table:table-cell table:style-name="ce4" office:value-type="string">
            <text:p>Kantarijan H, Shah NP, Hochhaus A, et al. Dasatinib versus imatinib in newly diagnosed chronic-phase chronic myeloid deukemia. $N Engl J Med. 2010;362(24):2260-2270.$&lt;br&gt; Sprycel [package insert]. $Princeton, NJ: Bristol-Myers Squibb; 2010.$</text:p>
          </table:table-cell>
          <table:table-cell table:number-columns-repeated="1014"/>
        </table:table-row>
        <table:table-row table:style-name="ro4">
          <table:table-cell table:number-columns-repeated="5"/>
          <table:table-cell table:style-name="ce4" office:value-type="string">
            <text:p>&lt;b&gt;Single-Agent Regimens&lt;/b&gt;</text:p>
          </table:table-cell>
          <table:table-cell office:value-type="string">
            <text:p>&lt;b&gt;Imatinib&lt;/b&gt;</text:p>
          </table:table-cell>
          <table:table-cell table:style-name="ce4" office:value-type="string">
            <text:p>&lt;b&gt;Imatinib mesylate&lt;/b&gt; 400 mg/d &lt;b&gt;OR&lt;/b&gt; 800 mg/d bid PO</text:p>
          </table:table-cell>
          <table:table-cell table:style-name="ce4" office:value-type="string">
            <text:p>Minimal-Low</text:p>
          </table:table-cell>
          <table:table-cell table:style-name="ce4" office:value-type="string">
            <text:p>Gleevec [package insert]. $East Hanover, NJ: Novartis; 2011.$&lt;br&gt; Kantarijan HM, Talpaz M, O'Brien S, et al. High-dose imatinib mesylate therapy in newly diagnosed Philadelphia chromosome-positive chronic phase chronic myeloid leukemia. $Blood. 2004;103(8):2873-2878.$</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Nilotinib&lt;/b&gt;</text:p>
          </table:table-cell>
          <table:table-cell table:style-name="ce4" office:value-type="string">
            <text:p>&lt;b&gt;Nilotinib&lt;/b&gt; 300 mg PO bid (newly diagnosed)&lt;br&gt; &lt;b&gt;OR&lt;/b&gt;&lt;br&gt; &lt;b&gt;Nilotinib&lt;/b&gt; 400 mg PO bid (resistant or intolerant chronic or accelerated phase)</text:p>
          </table:table-cell>
          <table:table-cell table:style-name="ce4" office:value-type="string">
            <text:p>Minimal-Low</text:p>
          </table:table-cell>
          <table:table-cell table:style-name="ce4" office:value-type="string">
            <text:p>Tasigna [package insert]. $East Hanover, NJ: Novartis; 2011.$</text:p>
          </table:table-cell>
          <table:table-cell table:number-columns-repeated="1014"/>
        </table:table-row>
        <table:table-row table:style-name="ro15">
          <table:table-cell table:number-columns-repeated="4"/>
          <table:table-cell office:value-type="string">
            <text:p>&lt;b&gt;Leukemia - HCL&lt;/b&gt;</text:p>
          </table:table-cell>
          <table:table-cell table:style-name="ce4" office:value-type="string">
            <text:p>&lt;b&gt;Single-Agent Regimens&lt;/b&gt;</text:p>
          </table:table-cell>
          <table:table-cell office:value-type="string">
            <text:p>&lt;b&gt;Cladribine&lt;/b&gt;</text:p>
          </table:table-cell>
          <table:table-cell table:style-name="ce4" office:value-type="string">
            <text:p>&lt;b&gt;Cladribine&lt;/b&gt; 0.1 mg/kg/d CIVI, days 1-7, administer 1 cycle</text:p>
          </table:table-cell>
          <table:table-cell table:style-name="ce4" office:value-type="string">
            <text:p>Minimal</text:p>
          </table:table-cell>
          <table:table-cell table:style-name="ce4" office:value-type="string">
            <text:p>Saven A, Burian C, Koziol JA, Piro D. Long-term follow-up of patients with hairy cell leukemia after cladribine treatment. $Blood. 1998;92(6):1918-1926.$</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Interferon alfa-2b&lt;/b&gt;</text:p>
          </table:table-cell>
          <table:table-cell table:style-name="ce4" office:value-type="string">
            <text:p>&lt;b&gt;Inerferon alfa-2b&lt;sup&gt;h&lt;/sup&gt;&lt;/b&gt;<text:span text:style-name="T2"> 2 </text:span><text:span text:style-name="T2">million IU/m&lt;sup&gt;2&lt;/sup&gt; IM or SQ 3 times </text:span><text:span text:style-name="T2">per week&lt;br&gt; Repeat for up to 6 months</text:span></text:p>
          </table:table-cell>
          <table:table-cell table:style-name="ce4" office:value-type="string">
            <text:p>Minimal</text:p>
          </table:table-cell>
          <table:table-cell table:style-name="ce4" office:value-type="string">
            <text:p>Intron A [package insert]. $Kenilworth, NJ: Schering-Plough; 2011.$</text:p>
          </table:table-cell>
          <table:table-cell table:number-columns-repeated="1014"/>
        </table:table-row>
        <table:table-row table:style-name="ro9">
          <table:table-cell/>
          <table:table-cell office:value-type="string">
            <text:p>&lt;b&gt;Adult&lt;/b&gt;</text:p>
          </table:table-cell>
          <table:table-cell office:value-type="string">
            <text:p>&lt;b&gt;Solid&lt;/b&gt;</text:p>
          </table:table-cell>
          <table:table-cell/>
          <table:table-cell office:value-type="string">
            <text:p>&lt;b&gt;Lung Cancer - Non-Small-Cell&lt;/b&gt;</text:p>
          </table:table-cell>
          <table:table-cell table:style-name="ce4" office:value-type="string">
            <text:p>&lt;b&gt;Combination Regimens&lt;/b&gt;</text:p>
          </table:table-cell>
          <table:table-cell office:value-type="string">
            <text:p>&lt;b&gt;Carbo-Tax&lt;/b&gt;</text:p>
          </table:table-cell>
          <table:table-cell table:style-name="ce4" office:value-type="string">
            <text:p>&lt;b&gt;Paclitaxel&lt;sup&gt;a&lt;/sup&gt;&lt;/b&gt;<text:span text:style-name="T2"> </text:span><text:span text:style-name="T2">225mg/m&lt;sup&gt;2&lt;/sup&gt; IV over 3 hours, day </text:span><text:span text:style-name="T2">1&lt;br&gt; &lt;b&gt;Carboplatin&lt;/b&gt; dose targeted by </text:span><text:span text:style-name="T2">Calvert equation to AUC of 6 mg/mL/min, day </text:span><text:span text:style-name="T2">1&lt;br&gt; Repeat every 21 days</text:span></text:p>
          </table:table-cell>
          <table:table-cell table:style-name="ce4" office:value-type="string">
            <text:p>Moderate</text:p>
          </table:table-cell>
          <table:table-cell table:style-name="ce4" office:value-type="string">
            <text:p>Schiller JH, Harrington D, Belani CP, et al. Comparison of four chemotherapy regimens for advanced non-small-cell lung cancer. $N Engl J Med. 2002;346(2):92-98.$</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Cisplatin/Pemetrexed&lt;/b&gt;</text:p>
          </table:table-cell>
          <table:table-cell table:style-name="ce4" office:value-type="string">
            <text:p>&lt;b&gt;Cisplatin&lt;sup&gt;g&lt;/sup&gt;&lt;/b&gt;<text:span text:style-name="T2"> 75 </text:span><text:span text:style-name="T2">mg/m&lt;sup&gt;2&lt;/sup&gt; IV, day 1&lt;br&gt; </text:span><text:span text:style-name="T2">&lt;b&gt;Pemetrexed&lt;/b&gt; 500 mg/m&lt;sup&gt;2&lt;/sup&gt; </text:span><text:span text:style-name="T2">IV, day 1&lt;br&gt; Repeat every 21 days for up to </text:span><text:span text:style-name="T2">6 cycles</text:span></text:p>
          </table:table-cell>
          <table:table-cell table:style-name="ce4" office:value-type="string">
            <text:p>High</text:p>
          </table:table-cell>
          <table:table-cell table:style-name="ce4" office:value-type="string">
            <text:p>Scagliotti GV, Parikh P, von Pawel J, et al. Phase III study comparing cisplatin plus gemcitabine with cisplatin plus pemetrexed in chemotherapy-naïve patients with advanced-stage non-small-cell lung cancer. $J Clin Oncol. 2008;26(21):3543-3551.$</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Cisplatin/Vinorelbine/Cetuximab&lt;/b&gt;</text:p>
          </table:table-cell>
          <table:table-cell table:style-name="ce4" office:value-type="string">
            <text:p>&lt;b&gt;Cetuximab&lt;/b&gt; 400 mg/m&lt;sup&gt;2&lt;/sup&gt;<text:span text:style-name="T2"> </text:span><text:span text:style-name="T2">IV initial dose, &lt;b&gt;THEN&lt;/b&gt;&lt;br&gt; 250 </text:span><text:span text:style-name="T2">mg/m&lt;sup&gt;2&lt;/sup&gt;/wk&lt;br&gt; </text:span><text:span text:style-name="T2">&lt;b&gt;Cisplatin&lt;sup&gt;g&lt;/sup&gt;&lt;/b&gt; 80 </text:span><text:span text:style-name="T2">mg/m&lt;sup&gt;2&lt;/sup&gt; IV, day 1&lt;br&gt; </text:span><text:span text:style-name="T2">&lt;b&gt;Vinorelbine&lt;/b&gt; 25 mg/m&lt;sup&gt;2&lt;/sup&gt; </text:span><text:span text:style-name="T2">IV, days 1, 8&lt;br&gt; Repeat every 21 days</text:span></text:p>
          </table:table-cell>
          <table:table-cell table:style-name="ce4" office:value-type="string">
            <text:p>High</text:p>
          </table:table-cell>
          <table:table-cell table:style-name="ce4" office:value-type="string">
            <text:p>Pirker R, Pereira JR, Szczesna A, et al. Cetuximab plus chemotherapy in patients with advanced non-small-cell lung cancer (FLEX): an open-label randomised phase III trial. $Lancet. 2009;373(9674):1525-1531.$</text:p>
          </table:table-cell>
          <table:table-cell table:number-columns-repeated="1014"/>
        </table:table-row>
        <table:table-row table:style-name="ro9">
          <table:table-cell table:number-columns-repeated="5"/>
          <table:table-cell table:style-name="ce4" office:value-type="string">
            <text:p>&lt;b&gt;Combination Regimens&lt;/b&gt;</text:p>
          </table:table-cell>
          <table:table-cell table:style-name="ce4" office:value-type="string">
            <text:p>&lt;b&gt;Docetaxel/Cisplatin&lt;/b&gt;</text:p>
          </table:table-cell>
          <table:table-cell table:style-name="ce4" office:value-type="string">
            <text:p>&lt;b&gt;Docetaxel&lt;sup&gt;b&lt;/sup&gt;&lt;/b&gt;<text:span text:style-name="T2"> 75 </text:span><text:span text:style-name="T2">mg/m&lt;sup&gt;2&lt;/sup&gt; IV, day 1&lt;br&gt; </text:span><text:span text:style-name="T2">&lt;b&gt;Cisplatin&lt;sup&gt;g&lt;/sup&gt;&lt;/b&gt; 75 </text:span><text:span text:style-name="T2">mg/m&lt;sup&gt;2&lt;/sup&gt; IV, day 1&lt;br&gt; Repeat </text:span><text:span text:style-name="T2">every 21 days</text:span></text:p>
          </table:table-cell>
          <table:table-cell table:style-name="ce4" office:value-type="string">
            <text:p>High</text:p>
          </table:table-cell>
          <table:table-cell table:style-name="ce4" office:value-type="string">
            <text:p>Schiller JH, Harrington D, Belani CP, et al. Comparison of four chemotherapy regimens for advanced non-small-cell lung cancer. $N Engl J Med. 2002;346(2):92-98.$</text:p>
          </table:table-cell>
          <table:table-cell table:number-columns-repeated="1014"/>
        </table:table-row>
        <table:table-row table:style-name="ro25">
          <table:table-cell table:number-columns-repeated="5"/>
          <table:table-cell table:style-name="ce4" office:value-type="string">
            <text:p>&lt;b&gt;Combination Regimens&lt;/b&gt;</text:p>
          </table:table-cell>
          <table:table-cell table:style-name="ce4" office:value-type="string">
            <text:p>&lt;b&gt;Gemcitabine/Cisplatin&lt;/b&gt;</text:p>
          </table:table-cell>
          <table:table-cell table:style-name="ce4" office:value-type="string">
            <text:p>&lt;b&gt;Gemcitabine&lt;/b&gt; 1,000mg/m&lt;sup&gt;2&lt;/sup&gt; /d IV,days 1,8,15&lt;br&gt; &lt;b&gt;Cisplatin&lt;sup&gt;g&lt;/sup&gt;&lt;/b&gt;<text:span text:style-name="T2"> </text:span><text:span text:style-name="T2">100 mg/m&lt;sup&gt;2&lt;/sup&gt; IV, day 1&lt;br&gt; </text:span><text:span text:style-name="T2">Repeat every 28 days&lt;br&gt; &lt;b&gt;OR&lt;/b&gt;&lt;br&gt; </text:span><text:span text:style-name="T2">&lt;b&gt;Gemcitabine&lt;/b&gt; 1,250 </text:span><text:span text:style-name="T2">mg/m&lt;sup&gt;2&lt;/sup&gt;/d IV over 30 minutes, </text:span><text:span text:style-name="T2">days 1, 8&lt;br&gt; </text:span><text:span text:style-name="T2">&lt;b&gt;Cisplatin&lt;sup&gt;g&lt;/sup&gt;&lt;/b&gt; 100 </text:span><text:span text:style-name="T2">mg/m&lt;sup&gt;2&lt;/sup&gt; IV over 60 minutes, day </text:span><text:span text:style-name="T2">1&lt;br&gt; Repeat every 21 days <text:s text:c="27"/></text:span><text:span text:style-name="T2"><text:s text:c="13"/></text:span></text:p>
          </table:table-cell>
          <table:table-cell table:style-name="ce4" office:value-type="string">
            <text:p>High</text:p>
          </table:table-cell>
          <table:table-cell table:style-name="ce4" office:value-type="string">
            <text:p>Schiller JH, Harrington D, Belani CP, et al. Comparison of four chemotherapy regimens for advanced non-small-cell lung cancer. $N Engl J Med. 2002;346(2):92-98.$&lt;b&gt; Cardenal F, Lopez-Cabrerizo MP, Anton A, et al. Randomized phase III study of gemcitabine-cisplatin versus etoposide-cisplatin in the treatment of locally advanced or metastatic non-small-cell lung cancer. $J Clin Oncol. 1999;17(1):12-18.$</text:p>
          </table:table-cell>
          <table:table-cell table:number-columns-repeated="1014"/>
        </table:table-row>
        <table:table-row table:style-name="ro3">
          <table:table-cell table:number-columns-repeated="5"/>
          <table:table-cell table:style-name="ce4" office:value-type="string">
            <text:p>&lt;b&gt;Combination Regimens&lt;/b&gt;</text:p>
          </table:table-cell>
          <table:table-cell table:style-name="ce4" office:value-type="string">
            <text:p>&lt;b&gt;Gemcitabine/Docetaxel&lt;/b&gt;</text:p>
          </table:table-cell>
          <table:table-cell table:style-name="ce4" office:value-type="string">
            <text:p>&lt;b&gt;Gemcitabine&lt;/b&gt; 1,100 mg/m&lt;sup&gt;2&lt;/sup&gt;<text:span text:style-name="T2">/d IV over 30 minutes, </text:span><text:span text:style-name="T2">days 1, 8&lt;br&gt; </text:span><text:span text:style-name="T2">&lt;b&gt;Docetaxel&lt;sup&gt;b&lt;/sup&gt;&lt;/b&gt; 100 </text:span><text:span text:style-name="T2">mg/m&lt;sup&gt;2&lt;/sup&gt;</text:span><text:span text:style-name="T1"> </text:span><text:span text:style-name="T2">IV over 1 hour, day </text:span><text:span text:style-name="T2">8&lt;br&gt; &lt;b&gt;Filgrastim&lt;/b&gt; 150 </text:span><text:span text:style-name="T2">mcg/m&lt;sup&gt;2&lt;/sup&gt;/d SQ, days 9-15&lt;br&gt; </text:span><text:span text:style-name="T2">Repeat every 21 days</text:span></text:p>
          </table:table-cell>
          <table:table-cell table:style-name="ce4" office:value-type="string">
            <text:p>Low</text:p>
          </table:table-cell>
          <table:table-cell table:style-name="ce4" office:value-type="string">
            <text:p>Georgoulias V, Papadakis E, Alexopoulos A, et al. Platinum-based and non-platinum-based chemotherapy in advanced non-small-cell lung cancer: a randomized multicentre trial. $Lancet. 2001;357(9267):1478-1484.$</text:p>
          </table:table-cell>
          <table:table-cell table:number-columns-repeated="1014"/>
        </table:table-row>
        <table:table-row table:style-name="ro9">
          <table:table-cell table:number-columns-repeated="5"/>
          <table:table-cell table:style-name="ce4" office:value-type="string">
            <text:p>&lt;b&gt;Combination Regimens&lt;/b&gt;</text:p>
          </table:table-cell>
          <table:table-cell table:style-name="ce4" office:value-type="string">
            <text:p>&lt;b&gt;Gemcitabine/Paclitaxel&lt;/b&gt;</text:p>
          </table:table-cell>
          <table:table-cell table:style-name="ce4" office:value-type="string">
            <text:p>&lt;b&gt;Gemcitabine&lt;/b&gt; 1,000 mg/m&lt;sup&gt;2&lt;/sup&gt;<text:span text:style-name="T2">/d IV over 30 minutes, </text:span><text:span text:style-name="T2">days 1, 8&lt;br&gt; </text:span><text:span text:style-name="T2">&lt;b&gt;Paclitaxel&lt;sup&gt;a&lt;/sup&gt;&lt;/b&gt; 200 </text:span><text:span text:style-name="T2">mg/m&lt;sup&gt;2&lt;/sup&gt; IV over 3 hours, day </text:span><text:span text:style-name="T2">1&lt;br&gt; Repeat every 21 days</text:span></text:p>
          </table:table-cell>
          <table:table-cell table:style-name="ce4" office:value-type="string">
            <text:p>Low</text:p>
          </table:table-cell>
          <table:table-cell table:style-name="ce4" office:value-type="string">
            <text:p>Kosmidis P, Mylonakis N, Nicolaides C, et al. Paclitaxel plus carboplatin versus gemcitabine plus paclitaxel in advanced non-small-cell lung cancer: a phase III randomized trial. $J Clin Oncol. 2002;20(17):3578-3585.$</text:p>
          </table:table-cell>
          <table:table-cell table:number-columns-repeated="1014"/>
        </table:table-row>
        <table:table-row table:style-name="ro27">
          <table:table-cell table:number-columns-repeated="5"/>
          <table:table-cell table:style-name="ce4" office:value-type="string">
            <text:p>&lt;b&gt;Combination Regimens&lt;/b&gt;</text:p>
          </table:table-cell>
          <table:table-cell table:style-name="ce4" office:value-type="string">
            <text:p>&lt;b&gt;Gemcitabine/Vinorelbine&lt;/b&gt;</text:p>
          </table:table-cell>
          <table:table-cell table:style-name="ce4" office:value-type="string">
            <text:p>&lt;b&gt;Gemcitabine&lt;/b&gt; 1,200 mg/m&lt;sup&gt;2&lt;/sup&gt;<text:span text:style-name="T2">/d IV, days 1, 8&lt;br&gt; </text:span><text:span text:style-name="T2">&lt;b&gt;Vinorelbine&lt;/b&gt; 30 mg/m&lt;sup&gt;2&lt;/sup&gt;/d </text:span><text:span text:style-name="T2">IV, days 1, 8&lt;br&gt; Repeat every 21 days for a </text:span><text:span text:style-name="T2">maximum of 6 cycles&lt;br&gt; &lt;b&gt;OR&lt;/b&gt;&lt;br&gt; </text:span><text:span text:style-name="T2">&lt;b&gt;Gemcitabine&lt;/b&gt; 800-1,000 </text:span><text:span text:style-name="T2">mg/m&lt;sup&gt;2&lt;/sup&gt;/d IV over 30 minutes, </text:span><text:span text:style-name="T2">days 1, 8, 15&lt;br&gt; &lt;b&gt;Vinorelbine&lt;/b&gt; 20 </text:span><text:span text:style-name="T2">mg/m&lt;sup&gt;2&lt;/sup&gt;/d IV over 10-30 minutes, </text:span><text:span text:style-name="T2">days 1, 8, 15&lt;br&gt; Repeat every 28 days</text:span></text:p>
          </table:table-cell>
          <table:table-cell table:style-name="ce4" office:value-type="string">
            <text:p>Low</text:p>
          </table:table-cell>
          <table:table-cell table:style-name="ce4" office:value-type="string">
            <text:p>Frasci G, Lorusso V, Panza N, et al. Gemcitabine plus vinorelbine versus vinorelbine alone in elderly patients with advanced non-small-cell lung cancer. $J Clin Oncol. 2000;18(13):2529-2536.$&lt;br&gt; Chen YM, Perng, RP, Yang KY, et al. A multi-gemcitabine in previously untreated inoperable (stageIIIB/IV) non-small-cell lung cancer. $Chest. 2000;117(6):1583-1589.$&lt;br&gt; Hainsworth JD, Burris HA 3rd, Litchy S, et al. Gemcitabine and vinorelbine in the second-line treatment of non-small-celll lung carcinoma patients: a Minnie Pearl Cancer Research Network phase II trial. $Cancer. 2000;88(6):1353-1358.$</text:p>
          </table:table-cell>
          <table:table-cell table:number-columns-repeated="1014"/>
        </table:table-row>
        <table:table-row table:style-name="ro14">
          <table:table-cell table:number-columns-repeated="5"/>
          <table:table-cell table:style-name="ce4" office:value-type="string">
            <text:p>&lt;b&gt;Combination Regimens&lt;/b&gt;</text:p>
          </table:table-cell>
          <table:table-cell table:style-name="ce4" office:value-type="string">
            <text:p>&lt;b&gt;PC&lt;/b&gt;</text:p>
          </table:table-cell>
          <table:table-cell table:style-name="ce4" office:value-type="string">
            <text:p>&lt;b&gt;Paclitaxel&lt;sup&gt;a&lt;/sup&gt;&lt;/b&gt;<text:span text:style-name="T1"> </text:span><text:span text:style-name="T2">135mg/m&lt;sup&gt;2&lt;/sup&gt;</text:span><text:span text:style-name="T1"> </text:span><text:span text:style-name="T2">over 24hours, day </text:span><text:span text:style-name="T2">1&lt;br&gt; &lt;b&gt;Cisplatin&lt;sup&gt;g&lt;/sup&gt;&lt;/b&gt;</text:span><text:span text:style-name="T1"> </text:span><text:span text:style-name="T2">75mg/m&lt;sup&gt;2&lt;/sup&gt;</text:span><text:span text:style-name="T1"> </text:span><text:span text:style-name="T2">IV, day 2&lt;br&gt; Repeat </text:span><text:span text:style-name="T2">every 21 days&lt;br&gt; &lt;b&gt;OR&lt;/b&gt;&lt;br&gt; </text:span><text:span text:style-name="T2">&lt;b&gt;Paclitaxel&lt;sup&gt;a&lt;/sup&gt;&lt;/b&gt; 175 </text:span><text:span text:style-name="T2">mg/m&lt;sup&gt;2&lt;/sup&gt; over 3 hours,day 1&lt;br&gt; </text:span><text:span text:style-name="T2">&lt;b&gt;Cisplatin&lt;sup&gt;g&lt;/sup&gt;&lt;/b&gt;</text:span><text:span text:style-name="T1"> </text:span><text:span text:style-name="T2">80 </text:span><text:span text:style-name="T2">mg/m&lt;sup&gt;2&lt;/sup&gt; IV, day 1&lt;br&gt; Repeat </text:span><text:span text:style-name="T2">every 21 days <text:s text:c="2"/></text:span></text:p>
          </table:table-cell>
          <table:table-cell table:style-name="ce4" office:value-type="string">
            <text:p>High</text:p>
          </table:table-cell>
          <table:table-cell table:style-name="ce4" office:value-type="string">
            <text:p>Schiller JH, Hamington D, Belani CP, et al. Comparison of four chemotherapy regiments for advanced non-small-cell lung cancer. $N Eng/J Med.2002;346(2);92-98.$&lt;br&gt; Smit EF., van Meerbeeck JP,lianes P,et al.Three-arm randomaized study of two cisplatin-based regimens and paclitaxel plus gemcitabine in advance m=non-small-cell lung cancer: a phase III trial of the European Organization for Research and Treatment of cancer Lung Group-EORTC 08975. $J Clin Oncol.2003;21(21):3909-3917.$ <text:s text:c="22"/><text:s text:c="74"/><text:s text:c="47"/></text:p>
          </table:table-cell>
          <table:table-cell table:number-columns-repeated="1014"/>
        </table:table-row>
        <table:table-row table:style-name="ro8">
          <table:table-cell table:number-columns-repeated="5"/>
          <table:table-cell table:style-name="ce4" office:value-type="string">
            <text:p>&lt;b&gt;Combination Regimens&lt;/b&gt;</text:p>
          </table:table-cell>
          <table:table-cell table:style-name="ce4" office:value-type="string">
            <text:p>&lt;b&gt;PCB&lt;/b&gt;</text:p>
          </table:table-cell>
          <table:table-cell table:style-name="ce4" office:value-type="string">
            <text:p>&lt;b&gt;Paclitaxel&lt;sup&gt;a&lt;/sup&gt;&lt;/b&gt;<text:span text:style-name="T1"> </text:span><text:span text:style-name="T2">200 </text:span><text:span text:style-name="T2">mg/m&lt;sup&gt;2&lt;/sup&gt; IV, day 1&lt;br&gt; </text:span><text:span text:style-name="T2">&lt;b&gt;Carboplatin&lt;/b&gt; AUC of IV ,day 1&lt;br&gt; </text:span><text:span text:style-name="T2">&lt;b&gt;Bevacizumab&lt;/b&gt; 15 mg/kg IV, day 1&lt;br&gt; </text:span><text:span text:style-name="T2">Repeat every 21 days</text:span></text:p>
          </table:table-cell>
          <table:table-cell table:style-name="ce4" office:value-type="string">
            <text:p>Moderate</text:p>
          </table:table-cell>
          <table:table-cell table:style-name="ce4" office:value-type="string">
            <text:p>Sandler A, Gray R, Perry MC,et al. Paclitaxel-carboplatin alone or with bevacizumab for non small-cell lung cancer. $N Engl J Med. 2006;355(24):2542-2550.$</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Vinorelbine/Cisplatin&lt;/b&gt;</text:p>
          </table:table-cell>
          <table:table-cell table:style-name="ce4" office:value-type="string">
            <text:p>&lt;b&gt;Vinorelbine&lt;/b&gt; 30 mg/m&lt;sup&gt;2&lt;/sup&gt;<text:span text:style-name="T1"> </text:span><text:span text:style-name="T2">IV over 20 minutes, day 1,8,15,22.&lt;br&gt; </text:span><text:span text:style-name="T2">Repeat every 28 days for a maximum of 16 </text:span><text:span text:style-name="T2">doses.&lt;br&gt; &lt;b&gt;Cisplatin&lt;sup&gt;g&lt;/sup&gt;&lt;/b&gt; </text:span><text:span text:style-name="T2">100mg/m&lt;sup&gt;2&lt;/sup&gt; IV over 1 hour day </text:span><text:span text:style-name="T2">1,29,57,85.</text:span></text:p>
          </table:table-cell>
          <table:table-cell table:style-name="ce4" office:value-type="string">
            <text:p>High</text:p>
          </table:table-cell>
          <table:table-cell table:style-name="ce4" office:value-type="string">
            <text:p>Douillard JY, Rosell R, De Lena M,et al. Adjuvant vinorelbine plus cisplatin versus observation in patients with completely resected stage IB-III A non small-cell lung cancer <text:s/>(Adjuvant Naverlbine International Trialist Association [ANITA]): a randomised controlled trial. $Lancet Oncol.2006:7(9):719-727.$ </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Crizotinib&lt;/b&gt;</text:p>
          </table:table-cell>
          <table:table-cell table:style-name="ce4" office:value-type="string">
            <text:p>&lt;b&gt;Crizotinib&lt;/b&gt; 250 mg PO bid in 28-day cycles</text:p>
          </table:table-cell>
          <table:table-cell table:style-name="ce4" office:value-type="string">
            <text:p>Moderate-High</text:p>
          </table:table-cell>
          <table:table-cell table:style-name="ce11" office:value-type="string">
            <text:p>Kwak EL, Bang YJ, Camidge DR, et al. Anaplastic Lymphoma Kinase inhabitation in non-small-cell lung cancer. $N engl J Med.2010;363(18):1693-1703.$&lt;br&gt; Xalkori [packages insert]. $New York, NY: Pfizer labs;2011.$</text:p>
          </table:table-cell>
          <table:table-cell table:number-columns-repeated="1014"/>
        </table:table-row>
        <table:table-row table:style-name="ro19">
          <table:table-cell table:number-columns-repeated="5"/>
          <table:table-cell table:style-name="ce4" office:value-type="string">
            <text:p>&lt;b&gt;Single-Agent Regimens&lt;/b&gt;</text:p>
          </table:table-cell>
          <table:table-cell table:style-name="ce4" office:value-type="string">
            <text:p>&lt;b&gt;Docetaxel&lt;/b&gt;</text:p>
          </table:table-cell>
          <table:table-cell table:style-name="ce4" office:value-type="string">
            <text:p>&lt;b&gt;Docetaxel&lt;sup&gt;b&lt;/sup&gt;&lt;/b&gt;<text:span text:style-name="T2"> </text:span><text:span text:style-name="T2">75mg/m&lt;sup&gt;2&lt;/sup&gt;</text:span><text:span text:style-name="T1"> </text:span><text:span text:style-name="T2">IV over 1hour.&lt;br&gt; </text:span><text:span text:style-name="T2">Repeat every 21 days</text:span></text:p>
          </table:table-cell>
          <table:table-cell table:style-name="ce4" office:value-type="string">
            <text:p>Low</text:p>
          </table:table-cell>
          <table:table-cell table:style-name="ce11" office:value-type="string">
            <text:p>Shepherd FA, Dancey J, Ramlau R, et al. Prospective randomized trial of docetaxel versus best supportive care in patients with non-small-cell lung cancer previously treated with platinum-based chemotherapy. $J Clin Oncol. 2000;18(10):2095-2103.$&lt;br&gt; Fossella FV, DeVore R, Kerr RN, et al. Randomized phase III trial of docetaxel versus vinorelbine or ifosfamide in patients with advanced non-small-lung cancer previously treated with platinum-containing chemotherapy regimens. $J Clin Oncol. 2000;18(12):2354-2362.$</text:p>
          </table:table-cell>
          <table:table-cell table:number-columns-repeated="1014"/>
        </table:table-row>
        <table:table-row table:style-name="ro6">
          <table:table-cell table:number-columns-repeated="5"/>
          <table:table-cell table:style-name="ce4" office:value-type="string">
            <text:p>&lt;b&gt;Single-Agent Regimens&lt;/b&gt;</text:p>
          </table:table-cell>
          <table:table-cell table:style-name="ce4" office:value-type="string">
            <text:p>&lt;b&gt;Erlotinib&lt;/b&gt;</text:p>
          </table:table-cell>
          <table:table-cell table:style-name="ce4" office:value-type="string">
            <text:p>&lt;b&gt;Erlotinib&lt;/b&gt; 150mg PO daily at least 1hour before &lt;b&gt;OR&lt;/b&gt; 2 Hours after eating</text:p>
          </table:table-cell>
          <table:table-cell table:style-name="ce4" office:value-type="string">
            <text:p>Minimal-Low</text:p>
          </table:table-cell>
          <table:table-cell table:style-name="ce11" office:value-type="string">
            <text:p>Wheatley-Price P, Ding K, Seymour L, et al. Erlotinib for advanced non small cell <text:s/>lung cancer Institute of Canada Clinical trials group study BR 21. $J Clin Oncol. 2008;26(14):2350-2357.$&lt;br&gt; Tarceva [packaga insert]. $Melville, NY south San Fransisco, CA:OSI Pharmaceuticals Inc &amp; Genentich Inc;2010.$</text:p>
          </table:table-cell>
          <table:table-cell table:number-columns-repeated="1014"/>
        </table:table-row>
        <table:table-row table:style-name="ro21">
          <table:table-cell table:number-columns-repeated="5"/>
          <table:table-cell table:style-name="ce4" office:value-type="string">
            <text:p>&lt;b&gt;Single-Agent Regimens&lt;/b&gt;</text:p>
          </table:table-cell>
          <table:table-cell table:style-name="ce4" office:value-type="string">
            <text:p>&lt;b&gt;Gemcitabine&lt;/b&gt;</text:p>
          </table:table-cell>
          <table:table-cell table:style-name="ce4" office:value-type="string">
            <text:p>&lt;b&gt;Gemcitabine&lt;/b&gt; 1000 mg/m&lt;sup&gt;2&lt;/sup&gt;<text:span text:style-name="T2">/d IV over 30 minutes, </text:span><text:span text:style-name="T2">day 1,8,15&lt;br&gt; &lt;b&gt;FOLLOWED BY&lt;/b&gt; 1 </text:span><text:span text:style-name="T2">week rest&lt;br&gt; <text:s/>Repeat every 28 days for 6 </text:span><text:span text:style-name="T2">cycles. </text:span></text:p>
          </table:table-cell>
          <table:table-cell table:style-name="ce4" office:value-type="string">
            <text:p>Low</text:p>
          </table:table-cell>
          <table:table-cell table:style-name="ce11" office:value-type="string">
            <text:p>Crino L, Mosconi AM, Scaglotti G, et al. <text:s text:c="10"/><text:s text:c="3"/>Gemcitabine as second-line treatment for advanced non-small-cell lung cancer: a phase II trial. $J Clin Oncol. 1999;17(7):2081-2085.$&lt;br&gt; Ricci S, Anonuzzo A, Galli L, et al. Gemcitabine monotherapy in elderly paients with advanced non-smell-cell lung cancer: a multicenter phase II study. $Lung Cancer.2000;27(2):75-80.$</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Pemetrexed&lt;/b&gt;</text:p>
          </table:table-cell>
          <table:table-cell table:style-name="ce4" office:value-type="string">
            <text:p>&lt;b&gt;Peretrexed&lt;/b&gt; 500mg/m&lt;sup&gt;2&lt;/sup&gt;<text:span text:style-name="T2"> </text:span><text:span text:style-name="T2">IV over 10 minutes&lt;br&gt; Repeat every 21 </text:span><text:span text:style-name="T2">days </text:span></text:p>
          </table:table-cell>
          <table:table-cell table:style-name="ce4" office:value-type="string">
            <text:p>Low</text:p>
          </table:table-cell>
          <table:table-cell table:style-name="ce11" office:value-type="string">
            <text:p>Hanna N, Shepherd FA, Fossella FV, et al. Randomized phase III study of premtrexed versus docetaxel in patients with non-smell-cell lung cancer previously treated with chemotherapy. $J Clin Oncol. 2004;22(9):1589-1597.$</text:p>
          </table:table-cell>
          <table:table-cell table:number-columns-repeated="1014"/>
        </table:table-row>
        <table:table-row table:style-name="ro4">
          <table:table-cell table:number-columns-repeated="5"/>
          <table:table-cell table:style-name="ce4" office:value-type="string">
            <text:p>&lt;b&gt;Single-Agent Regimens&lt;/b&gt;</text:p>
          </table:table-cell>
          <table:table-cell table:style-name="ce4" office:value-type="string">
            <text:p>&lt;b&gt;Vinorelbine&lt;/b&gt;</text:p>
          </table:table-cell>
          <table:table-cell table:style-name="ce4" office:value-type="string">
            <text:p>&lt;b&gt;Vinorelbine&lt;/b&gt; 30 mg/m&lt;sup&gt;2&lt;/sup&gt;<text:span text:style-name="T2"> </text:span><text:span text:style-name="T2">IV over 20 minutes, day 1,8,15,22.&lt;br&gt; </text:span><text:span text:style-name="T2">Repeat every 7 days .</text:span></text:p>
          </table:table-cell>
          <table:table-cell table:style-name="ce4" office:value-type="string">
            <text:p>Minimal</text:p>
          </table:table-cell>
          <table:table-cell table:style-name="ce11" office:value-type="string">
            <text:p>Le Chevalier T, Brisgand D, Douillard JY, et al. Randomized study of vinorelbine and cisplatin versus vindesin and cisplatin versus vinorelbine alone in advanced non-small-cell lung cancer: results of a European multicenter trial including 612 patients. $J Clin Oncol.1994;12(2):360-367.$</text:p>
          </table:table-cell>
          <table:table-cell table:number-columns-repeated="1014"/>
        </table:table-row>
        <table:table-row table:style-name="ro6">
          <table:table-cell table:number-columns-repeated="4"/>
          <table:table-cell office:value-type="string">
            <text:p>&lt;b&gt;Lung Cancer - Pleural Mesothelioma&lt;/b&gt;</text:p>
          </table:table-cell>
          <table:table-cell table:style-name="ce4" office:value-type="string">
            <text:p>&lt;b&gt;Combination Regimens&lt;/b&gt;</text:p>
          </table:table-cell>
          <table:table-cell table:style-name="ce4" office:value-type="string">
            <text:p>&lt;b&gt;Pemetrexed/Cisplatin&lt;/b&gt;</text:p>
          </table:table-cell>
          <table:table-cell table:style-name="ce12" office:value-type="string">
            <text:p>&lt;b&gt;Pemetrexed&lt;/b&gt; 500mg/m&lt;sup&gt;2&lt;/sup&gt;<text:span text:style-name="T2"> </text:span><text:span text:style-name="T2">IV over 10 minutes, day 1&lt;br&gt; </text:span><text:span text:style-name="T2">&lt;b&gt;FOLLOWED BY&lt;/b&gt;&lt;br&gt; </text:span><text:span text:style-name="T2">&lt;b&gt;Cisplatin&lt;/b&gt; 75mg/m&lt;sup&gt;2&lt;/sup&gt; IV </text:span><text:span text:style-name="T2">over 2 hours 30 minutes after pemetrexed </text:span><text:span text:style-name="T2">dose, day 1&lt;br&gt; Repeat every 21days <text:s text:c="3"/></text:span></text:p>
          </table:table-cell>
          <table:table-cell table:style-name="ce4" office:value-type="string">
            <text:p>High</text:p>
          </table:table-cell>
          <table:table-cell table:style-name="ce4" office:value-type="string">
            <text:p>Vogelang NJ, Rusthoven JJ, Symanowski J, <text:s/>et al. Phase III study of pemetrxed in combination with cisplatin versus cisplatin alone in patients with maligant pleural mesothelioma. $J Clin Oncol. 2003; 21(14):2636-2644.$&lt;br&gt; Alimta [package insert]. $Indianapolis, IN:Eli Lilly and Company;2011.$</text:p>
          </table:table-cell>
          <table:table-cell table:number-columns-repeated="1014"/>
        </table:table-row>
        <table:table-row table:style-name="ro10">
          <table:table-cell table:number-columns-repeated="4"/>
          <table:table-cell office:value-type="string">
            <text:p>&lt;b&gt;Lung Cancer - Small-Cell&lt;/b&gt;</text:p>
          </table:table-cell>
          <table:table-cell table:style-name="ce4" office:value-type="string">
            <text:p>&lt;b&gt;Combination Regimens&lt;/b&gt;</text:p>
          </table:table-cell>
          <table:table-cell table:style-name="ce4" office:value-type="string">
            <text:p>&lt;b&gt;Carboplatin/Irinotecan&lt;/b&gt;</text:p>
          </table:table-cell>
          <table:table-cell table:style-name="ce4" office:value-type="string">
            <text:p>&lt;b&gt;Carboplatin&lt;/b&gt; AUC of 5 IV, day 1&lt;br&gt; &lt;b&gt;Irinotecan&lt;/b&gt; 175mg/m&lt;sup&gt;2&lt;/sup&gt;<text:span text:style-name="T2"> </text:span><text:span text:style-name="T2">IV, day 1&lt;br&gt; Repeat every 21days</text:span></text:p>
          </table:table-cell>
          <table:table-cell table:style-name="ce4" office:value-type="string">
            <text:p>Moderate</text:p>
          </table:table-cell>
          <table:table-cell table:style-name="ce4" office:value-type="string">
            <text:p>Hermes A, Bergman B, Bremnes R, et al <text:s text:c="8"/><text:s text:c="2"/>Irinotecan plus carboplatin in extensive versus oral etoposide plus carboplatin in extensive small-cell lung cancer: a randomized phase III trial. $J Clin Oncol. 2008:26(26):4261-4267.$</text:p>
          </table:table-cell>
          <table:table-cell table:number-columns-repeated="1014"/>
        </table:table-row>
        <table:table-row table:style-name="ro9">
          <table:table-cell table:number-columns-repeated="5"/>
          <table:table-cell table:style-name="ce4" office:value-type="string">
            <text:p>&lt;b&gt;Combination Regimens&lt;/b&gt;</text:p>
          </table:table-cell>
          <table:table-cell table:style-name="ce4" office:value-type="string">
            <text:p>&lt;b&gt;CDDP + CPT-11&lt;/b&gt;</text:p>
          </table:table-cell>
          <table:table-cell table:style-name="ce4" office:value-type="string">
            <text:p>&lt;b&gt;Cisplatin&lt;/b&gt; 60mg/m&lt;sup&gt;2&lt;/sup&gt;<text:span text:style-name="T2">, day </text:span><text:span text:style-name="T2">1&lt;br&gt; &lt;b&gt;Irinotecan&lt;/b&gt; </text:span><text:span text:style-name="T2">60mg/m&lt;sup&gt;2&lt;/sup&gt;/d, days 1, 8, 15&lt;br&gt; </text:span><text:span text:style-name="T2">Repeat every 28days for 4 cycles</text:span></text:p>
          </table:table-cell>
          <table:table-cell table:style-name="ce4" office:value-type="string">
            <text:p>High</text:p>
          </table:table-cell>
          <table:table-cell table:style-name="ce4" office:value-type="string">
            <text:p>Noda K, Nishiwaki Y, Kawahara M, et al. <text:s text:c="9"/><text:s text:c="11"/>Irinotecan plus cisplatin compared with etoposide plus cisplatin for extensive small-cell lung cancer. $N Engl J Med. 2002;346(2):85-91.$</text:p>
          </table:table-cell>
          <table:table-cell table:number-columns-repeated="1014"/>
        </table:table-row>
        <table:table-row table:style-name="ro15">
          <table:table-cell table:number-columns-repeated="5"/>
          <table:table-cell table:style-name="ce4" office:value-type="string">
            <text:p>&lt;b&gt;Combination Regimens&lt;/b&gt;</text:p>
          </table:table-cell>
          <table:table-cell table:style-name="ce4" office:value-type="string">
            <text:p>&lt;b&gt;EC&lt;/b&gt;</text:p>
          </table:table-cell>
          <table:table-cell table:style-name="ce4" office:value-type="string">
            <text:p>&lt;b&gt;Etoposide&lt;/b&gt; 100mg/m&lt;sup&gt;2&lt;/sup&gt;<text:span text:style-name="T2">/d </text:span><text:span text:style-name="T2">IV, days 1-3&lt;br&gt;v&lt;b&gt;Carboplatin&lt;/b&gt; </text:span><text:span text:style-name="T2">450mg/m&lt;sup&gt;2&lt;/sup&gt; IV, day 1&lt;br&gt; Repeat </text:span><text:span text:style-name="T2">every 28 days for 6 courses</text:span></text:p>
          </table:table-cell>
          <table:table-cell table:style-name="ce4" office:value-type="string">
            <text:p>Moderate</text:p>
          </table:table-cell>
          <table:table-cell table:style-name="ce4" office:value-type="string">
            <text:p>Viren M, Liippo K, Ojala a, et al. Carboplatin and etoposide in extensive small-cell lung cancer. $Acta Oncal. 1994;33(8):921-924.$</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EP (PE)&lt;/b&gt;</text:p>
          </table:table-cell>
          <table:table-cell table:style-name="ce12" office:value-type="string">
            <text:p>&lt;b&gt;Etoposide&lt;/b&gt; 80mg/m&lt;sup&gt;2&lt;/sup&gt;<text:span text:style-name="T2">/d </text:span><text:span text:style-name="T2">IV, days 1-3&lt;br&gt; &lt;b&gt;Cisplatin&lt;/b&gt; </text:span><text:span text:style-name="T2">80mg/m&lt;sup&gt;2&lt;/sup&gt; IV, day 1 (Standard </text:span><text:span text:style-name="T2">dose)&lt;br&gt; Repeat every 21 days </text:span><text:span text:style-name="T2">&lt;b&gt;OR&lt;/b&gt;&lt;br&gt; &lt;b&gt;Etoposide&lt;/b&gt; </text:span><text:span text:style-name="T2">80mg/m&lt;sup&gt;2&lt;/sup&gt;/d IV, days 1-5&lt;br&gt; </text:span><text:span text:style-name="T2">&lt;b&gt;Cisplatin&lt;/b&gt; 27mg/m&lt;sup&gt;2&lt;/sup&gt; IV, </text:span><text:span text:style-name="T2">days 1-5(high dose)&lt;br&gt; Repeat every 21 </text:span><text:span text:style-name="T2">days</text:span></text:p>
          </table:table-cell>
          <table:table-cell table:style-name="ce4" office:value-type="string">
            <text:p>High</text:p>
          </table:table-cell>
          <table:table-cell table:style-name="ce4" office:value-type="string">
            <text:p>Ihde DC, Mulshine JL, Kramer BS, et al. <text:s/>Prospective randomized comparision of high-dose and standard-dose etoposide and cisplatin chemotherapy in patients with extensive-stage small-cell lung cancer. $J Clin Oncol.1994; 12(10):2022-2034.$</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Etoposide&lt;/b&gt;</text:p>
          </table:table-cell>
          <table:table-cell table:style-name="ce4" office:value-type="string">
            <text:p>&lt;b&gt;Etoposide&lt;/b&gt; 160 mg/m&lt;sup&gt;2&lt;/sup&gt;<text:span text:style-name="T2">/d </text:span><text:span text:style-name="T2">PO, days 1-5&lt;br&gt; Repeat every 28 days&lt;br&gt; </text:span><text:span text:style-name="T2">&lt;b&gt;OR&lt;/b&gt;&lt;br&gt; &lt;b&gt;Etoposide&lt;/b&gt; 50 mg </text:span><text:span text:style-name="T2">PO bid for 14 days&lt;br&gt; Repeat every 21 </text:span><text:span text:style-name="T2">days</text:span></text:p>
          </table:table-cell>
          <table:table-cell table:style-name="ce4" office:value-type="string">
            <text:p>Low</text:p>
          </table:table-cell>
          <table:table-cell table:style-name="ce4" office:value-type="string">
            <text:p>Johnson DH. Recent developments in chemotherapy treatment of small-cell lung cancer. $Semin Oncol. 1993;20(4):315-325.$</text:p>
          </table:table-cell>
          <table:table-cell table:number-columns-repeated="1014"/>
        </table:table-row>
        <table:table-row table:style-name="ro25">
          <table:table-cell table:number-columns-repeated="5"/>
          <table:table-cell table:style-name="ce4" office:value-type="string">
            <text:p>&lt;b&gt;Single-Agent Regimens&lt;/b&gt;</text:p>
          </table:table-cell>
          <table:table-cell table:style-name="ce4" office:value-type="string">
            <text:p>&lt;b&gt;Paclitaxel&lt;/b&gt;</text:p>
          </table:table-cell>
          <table:table-cell table:style-name="ce4" office:value-type="string">
            <text:p>&lt;b&gt;Paclitaxel&lt;sup&gt;a&lt;/sup&gt;&lt;/b&gt; 250 mg/m&lt;sup&gt;2&lt;/sup&gt; IV over 24 hours&lt;br&gt; Repeat every 21 days</text:p>
          </table:table-cell>
          <table:table-cell table:style-name="ce4" office:value-type="string">
            <text:p>Low</text:p>
          </table:table-cell>
          <table:table-cell table:style-name="ce4" office:value-type="string">
            <text:p>Ettinger DS, Finkelstein DM, Sarma RP, Johnson DH. Phase II study of paclitaxel in patients with extensive-disease small-cell lung cancer: an Eastern Cooperative Oncology Group study. $J Clin Oncol. 1995;13(6):1430-1435.$&lt;br&gt; Kirschling RJ, Grill JP, Marks RS, et al. Paclitaxel and G-CSF in previously untreated patients with extensive-stage small-cell lung cancer: a phase II study of the North Central Cancer Treatment Group. $Am J Clin Oncol. 1999;22(5):517-522$&lt;br&gt;</text:p>
          </table:table-cell>
          <table:table-cell table:number-columns-repeated="1014"/>
        </table:table-row>
        <table:table-row table:style-name="ro25">
          <table:table-cell table:number-columns-repeated="5"/>
          <table:table-cell table:style-name="ce4" office:value-type="string">
            <text:p>&lt;b&gt;Single-Agent Regimens&lt;/b&gt;</text:p>
          </table:table-cell>
          <table:table-cell table:style-name="ce4" office:value-type="string">
            <text:p>&lt;b&gt;Topotecan IV&lt;/b&gt;</text:p>
          </table:table-cell>
          <table:table-cell table:style-name="ce4" office:value-type="string">
            <text:p>&lt;b&gt;Topotecan&lt;/b&gt; 1.5 mg/m&lt;sup&gt;2&lt;/sup&gt;/d IV over 30 minutes, days 1-5&lt;br&gt; Repeat every 21 days</text:p>
          </table:table-cell>
          <table:table-cell table:style-name="ce4" office:value-type="string">
            <text:p>Low</text:p>
          </table:table-cell>
          <table:table-cell table:style-name="ce4" office:value-type="string">
            <text:p>Ardizzoni A, Hansen H, Dombernowsky P, et al. Topotecan, a new active drug in the second-line treatment of small-cell lung cancer: a phase II study in patients with refractory and sensitive disease. $J Clin Oncol.1997;15(5):2090-2096.$&lt;br&gt; von Pawel J, Schiller JH, Shepherd FA, et al. Topotecan versus cyclophosphamide, doxorubicin, and vincristine for the treatment of recurrent small-cell lung cancer. $J Clin Oncol. 1999;17(2):658-667.$</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Topotecan PO&lt;/b&gt;</text:p>
          </table:table-cell>
          <table:table-cell table:style-name="ce4" office:value-type="string">
            <text:p>&lt;b&gt;Topotecan&lt;/b&gt; 2.3 mg/m&lt;sup&gt;2&lt;/sup&gt;/d PO, days 1-5&lt;br&gt; Repeat every 21 days</text:p>
          </table:table-cell>
          <table:table-cell table:style-name="ce4" office:value-type="string">
            <text:p>Minimal-Low</text:p>
          </table:table-cell>
          <table:table-cell table:style-name="ce4" office:value-type="string">
            <text:p>Eckardt JR, von Pawel J, Pujol JL, et al. Phase III study of oral compared with intravenous topotecan as second-line therapy in small-cell lung cancer. $J Clin Oncol. 2007;25(15):2086-2092.$ $Erratum in: J Clin Oncol. 2007;25(22):3387.$</text:p>
          </table:table-cell>
          <table:table-cell table:number-columns-repeated="1014"/>
        </table:table-row>
        <table:table-row table:style-name="ro17">
          <table:table-cell/>
          <table:table-cell office:value-type="string">
            <text:p>&lt;b&gt;Pediatric&lt;/b&gt;</text:p>
          </table:table-cell>
          <table:table-cell office:value-type="string">
            <text:p>&lt;b&gt;Hemtalogic&lt;/b&gt;</text:p>
          </table:table-cell>
          <table:table-cell/>
          <table:table-cell office:value-type="string">
            <text:p>&lt;b&gt;Lymphoma - Hodgkin's&lt;/b&gt;</text:p>
          </table:table-cell>
          <table:table-cell table:style-name="ce4" office:value-type="string">
            <text:p>&lt;b&gt;Combination Regimens&lt;/b&gt;</text:p>
          </table:table-cell>
          <table:table-cell table:style-name="ce4" office:value-type="string">
            <text:p>&lt;b&gt;ABVD&lt;/b&gt;</text:p>
          </table:table-cell>
          <table:table-cell table:style-name="ce4" office:value-type="string">
            <text:p>&lt;b&gt;Doxorubicin&lt;/b&gt; 25 mg/m&lt;sup&gt;2&lt;/sup&gt;/d IV, days 1, 15&lt;br&gt; &lt;b&gt;Bleomycin&lt;/b&gt; 10 units/m&lt;sup&gt;2&lt;/sup&gt;/d IV, days 1, 15&lt;br&gt; &lt;b&gt;Vinblastine&lt;/b&gt; 6 mg/m&lt;sup&gt;2&lt;/sup&gt;/d IV, days 1, 15&lt;br&gt; &lt;b&gt;Dacarbazine&lt;/b&gt; 375 mg/m&lt;sup&gt;2&lt;/sup&gt;/d IV, days 1, 15&lt;br&gt; Repeat every 28 days</text:p>
          </table:table-cell>
          <table:table-cell table:style-name="ce4" office:value-type="string">
            <text:p>High</text:p>
          </table:table-cell>
          <table:table-cell table:style-name="ce15" office:value-type="string">
            <text:p>Harker WG, Kushlan P, Rosenberg SA. Combination chemotherapy for advanced Hodgkin's disease after failure of MOPP: ABVD and B-CAVe. $Ann Intern Med. 1984; <text:s/>101(4):440-446$.&lt;br&gt; Longo DL, Glastein E, Duffey PL,et al. Alternating MOPP and ABVD chemotherapy plus mantle-field radiation therapy in patients with massive mediastinal Hodgikin's disease. $J Clin Oncol. 1997; 15(11): 3338-3346$. <text:s text:c="4"/></text:p>
          </table:table-cell>
          <table:table-cell table:number-columns-repeated="1014"/>
        </table:table-row>
        <table:table-row table:style-name="ro25">
          <table:table-cell table:number-columns-repeated="5"/>
          <table:table-cell table:style-name="ce4" office:value-type="string">
            <text:p>&lt;b&gt;Combination Regimens&lt;/b&gt;</text:p>
          </table:table-cell>
          <table:table-cell table:style-name="ce4" office:value-type="string">
            <text:p>&lt;b&gt;BEACOPP (increased dose)&lt;/b&gt;</text:p>
          </table:table-cell>
          <table:table-cell table:style-name="ce4" office:value-type="string">
            <text:p>&lt;b&gt;Bleomycin&lt;/b&gt; 10 mg/m&lt;sup&gt;2&lt;/sup&gt; IV, day8&lt;br&gt; &lt;b&gt;Etoposide&lt;/b&gt; 200 mg/m&lt;sup&gt;2&lt;/sup&gt; IV, days 1-3&lt;br&gt; &lt;b&gt;Doxorubicin&lt;/b&gt; 35 mg/m&lt;sup&gt;2&lt;/sup&gt; IV, day 1&lt;br&gt; &lt;b&gt;Cyclophosphamide&lt;/b&gt; 1,200 mg/m&lt;sup&gt;2&lt;/sup&gt; IV, day 1&lt;br&gt; &lt;b&gt;Vincristine&lt;/b&gt; 1.4 mg/m&lt;sup&gt;2&lt;/sup&gt; IV, day 8&lt;br&gt; &lt;b&gt;Procarbazine&lt;/b&gt; 100 mg/m&lt;sup&gt;2&lt;/sup&gt; PO, days 1-7&lt;br&gt; &lt;b&gt;Prednisone&lt;/b&gt; 40 mg/m&lt;sup&gt;2&lt;/sup&gt; IV, days 1-14&lt;br&gt; Repeat on day 22 for 8 cycles</text:p>
          </table:table-cell>
          <table:table-cell table:style-name="ce4" office:value-type="string">
            <text:p>High</text:p>
          </table:table-cell>
          <table:table-cell table:style-name="ce4" office:value-type="string">
            <text:p>Diehl V, Franklin J, Pfreundschuh M, et al. Standard and increased-dose BEACOPP chemotherapy compared with COPP-ABVD for advanced Hodgikin's disease. $N Engl J Med. 2003;348(24):2386-2395$.</text:p>
          </table:table-cell>
          <table:table-cell table:number-columns-repeated="1014"/>
        </table:table-row>
        <table:table-row table:style-name="ro26">
          <table:table-cell table:number-columns-repeated="5"/>
          <table:table-cell table:style-name="ce4" office:value-type="string">
            <text:p>&lt;b&gt;Combination Regimens&lt;/b&gt;</text:p>
          </table:table-cell>
          <table:table-cell table:style-name="ce4" office:value-type="string">
            <text:p>&lt;b&gt;Stanford V&lt;/b&gt;</text:p>
          </table:table-cell>
          <table:table-cell table:style-name="ce4" office:value-type="string">
            <text:p>&lt;b&gt;Doxorubicin&lt;/b&gt; 25 mg/m&lt;sup&gt;2&lt;/sup&gt;/d IV, days 1, 15&lt;br&gt; &lt;b&gt;Vinblastine&lt;/b&gt; 6 mg/m&lt;sup&gt;2&lt;/sup&gt;/d IV, days 1, 15&lt;br&gt; &lt;b&gt;Mechlorethamine&lt;/b&gt; 6 mg/m&lt;sup&gt;2&lt;/sup&gt; IV,day1&lt;br&gt; &lt;b&gt;Vincristine&lt;sup&gt;d&lt;/sup&gt;&lt;/b&gt; 1.4 mg/m&lt;sup&gt;2&lt;/sup&gt;/d IV, days 8, 22&lt;br&gt; &lt;b&gt;Bleomycin&lt;/b&gt; 60 mg/m&lt;sup&gt;2&lt;/sup&gt;/d IV, days 8,22&lt;br&gt; &lt;b&gt;Etoposide&lt;/b&gt; 60mg/m&lt;sup&gt;2&lt;/sup&gt;/d IV, days 15,16&lt;br&gt; &lt;b&gt;Prednisone&lt;/b&gt; 40 mg/m&lt;sup&gt;2&lt;/sup&gt; PO every other day&lt;br&gt; Repeat every 28 days for 3 cycles; for patients ≥50 years, decrease dose to 4 mg/m2 and 1mg/m&lt;sup&gt;2&lt;/sup&gt; for vinblastine, respectively, during cycle 3, taper prednisone, respectively, during cycle 3; taper predniosine by 10 mg every other day starting week 10</text:p>
          </table:table-cell>
          <table:table-cell table:style-name="ce4" office:value-type="string">
            <text:p>High</text:p>
          </table:table-cell>
          <table:table-cell table:style-name="ce4" office:value-type="string">
            <text:p>Bartlett NL, Rosenberg SA, Hoppe RT, Hancock SL, Horning SJ.Brief chemotherapy, Stanford V, and adjuvant radiotherapy for bulky or advanced-stage Hodgikin's disease: a Preliminary report. $J Clin Oncol. 1995; 13(5):1080-1088$.</text:p>
          </table:table-cell>
          <table:table-cell table:number-columns-repeated="1014"/>
        </table:table-row>
        <table:table-row table:style-name="ro23">
          <table:table-cell table:number-columns-repeated="5"/>
          <table:table-cell table:style-name="ce4" office:value-type="string">
            <text:p>&lt;b&gt;Single-Agent Regimens&lt;/b&gt;</text:p>
          </table:table-cell>
          <table:table-cell table:style-name="ce4" office:value-type="string">
            <text:p>&lt;b&gt;Brentuximab vedotin&lt;/b&gt;</text:p>
          </table:table-cell>
          <table:table-cell table:style-name="ce4" office:value-type="string">
            <text:p>&lt;b&gt;Brentuximab&lt;/b&gt; 1.8 mg/kg IV over 30 minutes, day 1&lt;br&gt; Repeat every 21 days</text:p>
          </table:table-cell>
          <table:table-cell table:style-name="ce4" office:value-type="string">
            <text:p>Low</text:p>
          </table:table-cell>
          <table:table-cell table:style-name="ce4" office:value-type="string">
            <text:p>Adcetris [package insert]. $Bothell, WA: Seattle Genetics;2011$.</text:p>
          </table:table-cell>
          <table:table-cell table:number-columns-repeated="1014"/>
        </table:table-row>
        <table:table-row table:style-name="ro19">
          <table:table-cell table:number-columns-repeated="4"/>
          <table:table-cell office:value-type="string">
            <text:p>&lt;b&gt;Lymphoma - Non-Hodgkin's&lt;/b&gt;</text:p>
          </table:table-cell>
          <table:table-cell table:style-name="ce4" office:value-type="string">
            <text:p>&lt;b&gt;Combination Regimens&lt;/b&gt;</text:p>
          </table:table-cell>
          <table:table-cell table:style-name="ce4" office:value-type="string">
            <text:p>&lt;b&gt;BR&lt;/b&gt;</text:p>
          </table:table-cell>
          <table:table-cell table:style-name="ce4" office:value-type="string">
            <text:p>&lt;b&gt;Rituximab&lt;/b&gt; 375mg/m&lt;sup&gt;2&lt;/sup&gt; IV, day 1&lt;br&gt; &lt;b&gt;Bendamustine&lt;/b&gt; 90 mg/m&lt;sup&gt;2&lt;/sup&gt; IV, days 1, 2&lt;br&gt; Repeat every 28 days for 6 cycles</text:p>
          </table:table-cell>
          <table:table-cell table:style-name="ce4" office:value-type="string">
            <text:p>Moderate</text:p>
          </table:table-cell>
          <table:table-cell table:style-name="ce15" office:value-type="string">
            <text:p>Rummel MK, Niederle N, Mascmeyere G, et al. Bendamustine plus rituximab is superior in respect of progression free survival and CR rate when compared too CHOP plus rituximab as first-line treatment of patients with advanced follicular, indolent, and matle cell lymphomas: Final results of a randomized phase III study of StiL (Study Group of Indolent Lymphomas, Germany). $Presented at :51st American Society of Hematology Annual Meeting; December 5-8, 2009; New Orleans, LA. Abstract 405.$</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CHOP&lt;/b&gt;</text:p>
          </table:table-cell>
          <table:table-cell table:style-name="ce4" office:value-type="string">
            <text:p>&lt;b&gt;Cyclophosphamide&lt;/b&gt; 750 mg/m&lt;sup&gt;2&lt;/sup&gt; IV, day 1&lt;br&gt; &lt;b&gt;Doxorubicin&lt;/b&gt; 50 mg/m&lt;sup&gt;2&lt;/sup&gt; IV, day 1&lt;br&gt; &lt;b&gt;Vincristine&lt;sup&gt;d&lt;/sup&gt;&lt;/b&gt; 1.4 mg/m&lt;sup&gt;2&lt;/sup&gt; IV, day 1&lt;br&gt; &lt;b&gt;Prednisolone&lt;/b&gt; 50 mg/m&lt;sup&gt;2&lt;/sup&gt;/d PO, days 1-5&lt;br&gt; Repeat every 21 days</text:p>
          </table:table-cell>
          <table:table-cell table:style-name="ce4" office:value-type="string">
            <text:p>Moderate</text:p>
          </table:table-cell>
          <table:table-cell table:style-name="ce15" office:value-type="string">
            <text:p>Bezwoda W, Ristogi RB, Erazo Valla A, et al. Long-term results of a multicentre randomised, comparitive phase III trial of CHOP versus CNOP regimens in patients with intermediate-and high-grade non-Hodgikin's lymphomas. $ Eur J Cancer. 1995;31A(6):903-911$.</text:p>
          </table:table-cell>
          <table:table-cell table:number-columns-repeated="1014"/>
        </table:table-row>
        <table:table-row table:style-name="ro32">
          <table:table-cell table:number-columns-repeated="5"/>
          <table:table-cell table:style-name="ce4" office:value-type="string">
            <text:p>&lt;b&gt;Combination Regimens&lt;/b&gt;</text:p>
          </table:table-cell>
          <table:table-cell table:style-name="ce4" office:value-type="string">
            <text:p>&lt;b&gt;CHOP + Rituximab&lt;/b&gt;</text:p>
          </table:table-cell>
          <table:table-cell table:style-name="ce4" office:value-type="string">
            <text:p>&lt;b&gt;Cyclophosphamide&lt;/b&gt; 750 mg/m&lt;sup&gt;2&lt;/sup&gt; IV, day 1&lt;br&gt; &lt;b&gt;Doxorubicin&lt;/b&gt; 50 mg/m&lt;sup&gt;2&lt;/sup&gt; IV, day 1&lt;br&gt; &lt;b&gt;Vincristine&lt;sup&gt;d&lt;/sup&gt;&lt;/b&gt; 1.4 mg/m&lt;sup&gt;2&lt;/sup&gt; IV, day 1 upto a maximum dose of 2mg&lt;br&gt; &lt;b&gt;Prednisone&lt;/b&gt; 40 mg/m&lt;sup&gt;2&lt;/sup&gt;/d PO, days 1-5&lt;br&gt; &lt;b&gt;Rituximab&lt;/b&gt; 375 mg/m&lt;sup&gt;2&lt;/sup&gt; IV, day 1&lt;br&gt; Repeat every 21 days for 8 cycles (diffuse large B-cell lymphoma)&lt;br&gt; &lt;b&gt;OR&lt;/b&gt;&lt;br&gt; &lt;b&gt;Cyclophosphamide&lt;/b&gt; 750 mg/m&lt;sup&gt;2&lt;/sup&gt; IV, day 1&lt;br&gt; &lt;b&gt;Doxorubicin&lt;/b&gt; 50 mg/m&lt;sup&gt;2&lt;/sup&gt; IV, day 1&lt;br&gt; &lt;b&gt;Vincristine&lt;/b&gt; 1.4 mg/m&lt;sup&gt;2&lt;/sup&gt; IV, day 1 up to a maximum dose of 2 mg&lt;br&gt; &lt;b&gt;Prednisone&lt;/b&gt; 100 mg/m&lt;sup&gt;2&lt;/sup&gt;/d PO, days 1-5&lt;br&gt; &lt;b&gt;Rituximab&lt;/b&gt; 375 mg/m&lt;sup&gt;2&lt;/sup&gt; <text:s/>IV, given 7 <text:s/>and 2 days before 1st CHOP cycle; &lt;b&gt;THEN&lt;/b&gt; 2 days before 3rd and 5th CHOP cycles, &lt;b&gt;THEN&lt;/b&gt; 134 and 141 days after 6th CHOP cycle&lt;br&gt; Repeat CHOP cycle every 21 days forr 6 cycles (follicular or low-grade lymphoma)</text:p>
          </table:table-cell>
          <table:table-cell table:style-name="ce4" office:value-type="string">
            <text:p>Moderate</text:p>
          </table:table-cell>
          <table:table-cell table:style-name="ce15" office:value-type="string">
            <text:p>Coiffier B, Leapage E, Briere J, et al. CHOP chemotherapy plus rituximab compared with CHOP alone in elderly patients with diffuse large B-cell lymphoma. $N Engl J Med. 2002;346(4):235-242.$&lt;br&gt; Czuczman MS, Grillo-Lopez AJ, White CA, et al. Treatment of patients with low-grade B-cell lymphoma with the combination of chimeric anti-CD20 monoclonal antibody and CHOP chemotherapy. $J Clin Oncol. 1999; 17(1):268-276$.</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CHVP + Interferon alfa-2b&lt;/b&gt;</text:p>
          </table:table-cell>
          <table:table-cell table:style-name="ce4" office:value-type="string">
            <text:p>&lt;b&gt;Cyclophosphmide&lt;/b&gt; 600 mg/m2 IV, day 1&lt;br&gt; &lt;b&gt;Doxorubicin&lt;/b&gt; 25 mg/m2 IV, day 1&lt;br&gt; &lt;b&gt;Teniposide&lt;/b&gt; 60 mg/m2 IV, day 1&lt;br&gt; &lt;b&gt;Prednisone&lt;/b&gt; 40 mg/m2 PO, days 1-5&lt;br&gt; Repeat monthly for 6 months, then every other month up to 12 months&lt;br&gt; &lt;b&gt;Interferon alfa-2b&lt;sup&gt;i&lt;/sup&gt; 5 million IU SQ 3 times per week&lt;br&gt; Repeat for up to 18 months</text:p>
          </table:table-cell>
          <table:table-cell table:style-name="ce4" office:value-type="string">
            <text:p>Moderate for chemotherapy, minimal for IFN alfa-2b</text:p>
          </table:table-cell>
          <table:table-cell table:style-name="ce15" office:value-type="string">
            <text:p>Solal-Celigny P, Lepage E, Brousse N, et al. Doxorubicin-containing regimen with or without interferon alfa-2b for advanced follicular lymphomas: final analysis of survival and toxicity in the Group d'Etude des Lymphomes Follicularies 86 Trial. $J Clin Oncol. 1998;16(7):2332-2338.$&lt;br&gt; Inton A [package insert]. $Kenilworth, NJ: Schering-Plough; 2011.$</text:p>
          </table:table-cell>
          <table:table-cell table:number-columns-repeated="1014"/>
        </table:table-row>
        <table:table-row table:style-name="ro33">
          <table:table-cell table:number-columns-repeated="5"/>
          <table:table-cell table:style-name="ce4" office:value-type="string">
            <text:p>&lt;b&gt;Combination Regimens&lt;/b&gt;</text:p>
          </table:table-cell>
          <table:table-cell table:style-name="ce4" office:value-type="string">
            <text:p>&lt;b&gt;CODOX-M/IVAC&lt;/b&gt;</text:p>
          </table:table-cell>
          <table:table-cell table:style-name="ce4" office:value-type="string">
            <text:p>&lt;u&gt;Cycles 1 AND 3 (CODOX-M)&lt;/u&gt;&lt;br&gt; &lt;b&gt;Cyclophosphamide&lt;/b&gt; 800 mg/m&lt;sup&gt;2&lt;/sup&gt; IV, day 1&lt;br&gt; &lt;b&gt;Cyclophosphamide&lt;/b&gt; 600 mg/m&lt;sup&gt;2&lt;/sup&gt;/d IV, days 2-5&lt;br&gt; &lt;b&gt;Doxoubicin&lt;/b&gt; 40 mg/m&lt;sup&gt;2&lt;/sup&gt; IV, day 1&lt;br&gt; &lt;b&gt;Vincristine&lt;sup&gt;b&lt;/sup&gt;&lt;/b&gt; 1.5 mg/m&lt;sup&gt;2&lt;/sup&gt; IV up to a maximum dose of 2 mg, days 1,8 for cycle 1, days 1,8, 15 for cycle 2&lt;br&gt; &lt;b&gt;MTX&lt;/b&gt; 1,200 mg/m&lt;sup&gt;2&lt;/sup&gt; IV over 1 hour, day 10, <text:s text:c="3"/><text:s text:c="6"/>&lt;b&gt;THEN&lt;/b&gt; 240 mg/m&lt;sup&gt;2&lt;/sup&gt;/h CIVI for the next 23 hours&lt;br&gt; &lt;b&gt;Leucovorin&lt;/b&gt; calicium 192 mg/m&lt;sup&gt;2&lt;/sup&gt; IT, day 11 at 36 hours &lt;b&gt;THEN&lt;/b&gt; 12 mg/m&lt;sup&gt;2&lt;/sup&gt; every 6 hours until MTX level is &lt;5*10&lt;sup&gt;-8&lt;/sup&gt; M&lt;br&gt; &lt;b&gt;Filgrastim 5 mcg/kg/d SQ until ANC &gt;1,000/mm&lt;sup&gt;3&lt;/sup&gt;&lt;br&gt; &lt;b&gt;MTX&lt;/b&gt; 12mg IT, day 15&lt;br&gt; &lt;b&gt;Leucovorin calicium&lt;/b&gt; 15 mg PO 24 hours after MTX, day 16&lt;br&gt; <text:s text:c="27"/><text:s text:c="34"/>&lt;u&gt;CNS PROPHYLAXIS&lt;/u&gt;&lt;br&gt; &lt;b&gt;Cytarabine&lt;/b&gt; 70 mg IT, days 1,3,5&lt;br&gt; &lt;b&gt;MTX&lt;/b&gt; 12 mg IT, day 12 Cycles 2 AND 4 (IVAC)&lt;br&gt; &lt;b&gt;Ifosfamide&lt;/b&gt; 1,500mg/m&lt;sup&gt;2&lt;/sup&gt; IV over 1 hour, days 1-5&lt;br&gt; &lt;b&gt;Mesna&lt;/b&gt; 360 mg/m&lt;sup&gt;2&lt;/sup&gt; IV over 1 hour &lt;b&gt;THEN&lt;/b&gt; 360 mg/m&lt;sup&gt;2&lt;/sup&gt; IV every 3 hours for a maximum of 7 doses <text:s/>per 24 hour period, days 1-5&lt;br&gt; &lt;b&gt;Cytarabine&lt;/b&gt; <text:s/>2,000 mg/m&lt;sup&gt;2&lt;/sup&gt; IV over 3 hours every 12 hours, days 1 and 2&lt;br&gt; &lt;b&gt;MTX&lt;/b&gt; 12 mg IT, day 5&lt;br&gt; &lt;b&gt;Leucovorin calcium&lt;/b&gt; 15 mg PO 24 hours after MTX, day 6&lt;br&gt; &lt;b&gt;Filgrastim&lt;/b&gt; 5 mcg/kg/d SQ until ANC &gt; 1,000/mm&lt;sup&gt;3&lt;/sup&gt; <text:s text:c="34"/><text:s text:c="15"/></text:p>
          </table:table-cell>
          <table:table-cell table:style-name="ce4" office:value-type="string">
            <text:p>Moderate</text:p>
          </table:table-cell>
          <table:table-cell table:style-name="ce16" office:value-type="string">
            <text:p>Mead GM, Sydes MR, Walewski J, et al. An international evaluation of CODOX-M and CODOX-M alternating with IVAC in adult Burkitt's lymphoma: results of United Kingdom Lymphoma Group LY06 Study. $Ann Oncol. 2002, 13(8): 1254-1274.$</text:p>
          </table:table-cell>
          <table:table-cell table:number-columns-repeated="1014"/>
        </table:table-row>
        <table:table-row table:style-name="ro17">
          <table:table-cell table:number-columns-repeated="5"/>
          <table:table-cell table:style-name="ce4" office:value-type="string">
            <text:p>&lt;b&gt;Combination Regimens&lt;/b&gt;</text:p>
          </table:table-cell>
          <table:table-cell table:style-name="ce4" office:value-type="string">
            <text:p>&lt;b&gt;CVP-R&lt;/b&gt;</text:p>
          </table:table-cell>
          <table:table-cell table:style-name="ce12" office:value-type="string">
            <text:p>&lt;b&gt;Cyclophosphmide&lt;/b&gt; 750 mg/m&lt;sup&gt;2&lt;/sup&gt; IV, day 1&lt;br&gt; &lt;b&gt;Vincristine&lt;sup&gt;d&lt;/sup&gt;&lt;/b&gt; 1.4 mg/m&lt;sup&gt;2&lt;/sup&gt; up to a maximum dose of 2 mg IV, day 1&lt;br&gt; &lt;b&gt;Prednisone&lt;/b&gt; 40 mg PO, days 1-5&lt;br&gt; &lt;b&gt;Rituximab&lt;/b&gt; 375 mg/m&lt;sup&gt;2&lt;/sup&gt; IV, day 1&lt;br&gt; Repeat every 21 days for a maximum off 8 cycles </text:p>
          </table:table-cell>
          <table:table-cell table:style-name="ce4" office:value-type="string">
            <text:p>Moderate</text:p>
          </table:table-cell>
          <table:table-cell table:style-name="ce16" office:value-type="string">
            <text:p>Marcus R, Imrie K, Belch A, et al. CVP chemotherapy plus rituximab compared with CVP as first-line treatment for advanced follicular lymphoma. $Blood, 105(4): 1417-1423.$&lt;br&gt; Marcus R, Imrie K, Solal-Celigny P, et al. Phase III study of R-CVP compared with cyclophosphamide, vincristine and prednisone alone in patients with previously utreated advanced follicular lymphoma. $J Clin Oncol. 2008;26(28):4578-4589.$</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DHAP&lt;/b&gt;</text:p>
          </table:table-cell>
          <table:table-cell table:style-name="ce12" office:value-type="string">
            <text:p>&lt;b&gt;Dexamethasone&lt;/b&gt; 40 mg/d PO or IV over 24 hours, days 1-4&lt;br&gt; &lt;b&gt;Cisplatin&lt;/b&gt; 100 mg/m&lt;sup&gt;2&lt;/sup&gt; CIVI, day 1&lt;br&gt; &lt;b&gt;Cytarabine&lt;/b&gt; 2,000 mg/m&lt;sup&gt;2&lt;/sup&gt; IV over 3 hours <text:s text:c="15"/><text:s text:c="4"/>every 12 hours for 2 doses, day 2&lt;br&gt; Repeat ever 21-28 days for 6-10 cycles</text:p>
          </table:table-cell>
          <table:table-cell table:style-name="ce4" office:value-type="string">
            <text:p>High</text:p>
          </table:table-cell>
          <table:table-cell table:style-name="ce16" office:value-type="string">
            <text:p>Velasquez WS, Cabanillas F, Salvador P, et al. Effective salvage therapy for lymphoma with cisplatin in combination with high-dose Ara-C and dexamethasone (DHAP). $Blood. 1988;71(1):117-122.$</text:p>
          </table:table-cell>
          <table:table-cell table:number-columns-repeated="1014"/>
        </table:table-row>
        <table:table-row table:style-name="ro27">
          <table:table-cell table:number-columns-repeated="5"/>
          <table:table-cell table:style-name="ce4" office:value-type="string">
            <text:p>&lt;b&gt;Combination Regimens&lt;/b&gt;</text:p>
          </table:table-cell>
          <table:table-cell table:style-name="ce4" office:value-type="string">
            <text:p>&lt;b&gt;ESHAP&lt;/b&gt;</text:p>
          </table:table-cell>
          <table:table-cell table:style-name="ce12" office:value-type="string">
            <text:p>&lt;b&gt;Etoposide&lt;/b&gt; 40 mg/m&lt;sup&gt;2&lt;/sup&gt;/d IV, days 1-4&lt;br&gt; &lt;b&gt;Methylprednisolone&lt;/b&gt; 500 mg/d IV, days 1-5&lt;br&gt; &lt;b&gt;Cytarabine&lt;/b&gt; 2,000 mg/m&lt;sup&gt;2&lt;/sup&gt; IV over 2-3 hours, <text:s text:c="11"/><text:s/>day 5&lt;br&gt; &lt;b&gt;Cisplatin&lt;/b&gt; 25 mg/m&lt;sup&gt;2&lt;/sup&gt;/d CIVI, days 1-4&lt;br&gt; &lt;b&gt;OR&lt;/b&gt;&lt;br&gt; &lt;b&gt;Etoposide&lt;/b&gt; 60 mg/m&lt;sup&gt;2&lt;/sup&gt;/d IV, days 1-4&lt;br&gt; &lt;b&gt;Methylprednisolone&lt;/b&gt; 500 mg/d IV, days 1-4&lt;br&gt; &lt;b&gt;Cisplatin&lt;/b&gt; 25 mg/m&lt;sup&gt;2&lt;/sup&gt;/d CIVI, days 1-4&lt;br&gt; &lt;b&gt;Cytarabine&lt;/b&gt; 2,000 mg/m&lt;sup&gt;2&lt;/sup&gt; IV over 2 hours, day 5, immediately following completion of cisplatin&lt;br&gt; Repeat every 21-28 days <text:s text:c="7"/></text:p>
          </table:table-cell>
          <table:table-cell table:style-name="ce4" office:value-type="string">
            <text:p>High</text:p>
          </table:table-cell>
          <table:table-cell table:style-name="ce16" office:value-type="string">
            <text:p>Velasquez WS, McLaughlin P, Tucker S, et al. ESHAP- an effective chemotherapy regimen in refractory and relapsing lymphoma: a 4-year follow-up study. $J Clin Oncol. 1994; 12(6): 1169-1176.$&lt;br&gt; Rodriguez MA, Cabanillas FC, Velasquez W, et al. Results of a salvage treatment program for relapsing lymphoma: MINE consolidated with ESHAP. $J Clin Oncol. 1995; 13(7): 1734-1741.$</text:p>
          </table:table-cell>
          <table:table-cell table:number-columns-repeated="1014"/>
        </table:table-row>
        <table:table-row table:style-name="ro34">
          <table:table-cell table:number-columns-repeated="5"/>
          <table:table-cell table:style-name="ce4" office:value-type="string">
            <text:p>&lt;b&gt;Combination Regimens&lt;/b&gt;</text:p>
          </table:table-cell>
          <table:table-cell table:style-name="ce4" office:value-type="string">
            <text:p>&lt;b&gt;Hyper-CVAD/MTX-Ara-C&lt;/b&gt;</text:p>
          </table:table-cell>
          <table:table-cell table:style-name="ce12" office:value-type="string">
            <text:p>&lt;u&gt;COURSE 1&lt;/u&gt;&lt;br&gt; &lt;b&gt;Cyclophosphamide&lt;/b&gt; 300 mg/m&lt;sup&gt;2&lt;/sup&gt; over 3 hours every 12 hours <text:s/>for 6 doses , days 1-3&lt;br&gt; &lt;b&gt;Doxorubicin&lt;/b&gt; 50 mg/m&lt;sup&gt;2&lt;/sup&gt; over 48 hours after cyclophosphamide, days 4-5&lt;br&gt; &lt;b&gt;Vincristine&lt;sup&gt;d&lt;/sup&gt;&lt;/b&gt; 2 mg administered 12 hours <text:s/>after last cyclophosphamide dose, repeated on day 11&lt;br&gt; &lt;b&gt;Dexamethasone&lt;/b&gt; 40 mg/d IV or PO,days 1-4,11-14&lt;br&gt; &lt;b&gt;Filgrastim&lt;/b&gt; 5 mcg/kg IV or SQ beginning 24 hours after doxorubicin is complete.&lt;br&gt; &lt;u&gt;COURSE 2 (BEGIN AFTER CLINICAL AND HEMATOLOGIC RECOVERY FROM COURSE 1)&lt;/u&gt;&lt;br&gt; &lt;b&gt;MTX&lt;/b&gt; 200 mg/m&lt;sup&gt;2&lt;/sup&gt; IV bolus, day 1&lt;br&gt; &lt;b&gt;FOLLOWED BY&lt;/b&gt;&lt;br&gt; &lt;b&gt;MTX&lt;/b&gt; 800mg/m&lt;sup&gt;2&lt;/sup&gt; IV every 12 hours for 4 doses, days 2-3 (dose reduced to 1,000 mg/m&lt;sup&gt;2&lt;/sup&gt; in patients &gt;60 years or with serum creatinine &gt;1.5 mg/dL)&lt;br&gt; &lt;b&gt;Leucovorin calicium&lt;/b&gt; 50 mg PO 24 hours after end of MTX infusion&lt;br&gt; &lt;b&gt;FOLLOWED 6 HOURS LATER BY&lt;/b&gt;&lt;br&gt; &lt;b&gt;Leucovorin calicium&lt;/b&gt; 15 mg PO every 6 hours for 8 doses (dose adjusted for MTX concentration at 24 and 48 hours after completion of MTX infusion)&lt;br&gt; &lt;b&gt;Filgrastim&lt;/b&gt; 5mcg/kg IV or SQ begining 24 hours after cytarabine.&lt;br&gt; Repeat courses every 21 days. <text:s text:c="11"/></text:p>
          </table:table-cell>
          <table:table-cell table:style-name="ce4" office:value-type="string">
            <text:p>High</text:p>
          </table:table-cell>
          <table:table-cell table:style-name="ce16" office:value-type="string">
            <text:p>Khouri IF, Romaguera J, Kantrajian H,et al. Hyper-CVAD and high -dose methotrexate/ cytarabine followed by stem-cell tans-plantation: an active regimen for aggressive mantle-cell lymphoma. $J Clin Oncol. 1998; 16(12): 3803-3809$.</text:p>
          </table:table-cell>
          <table:table-cell table:number-columns-repeated="1014"/>
        </table:table-row>
        <table:table-row table:style-name="ro19">
          <table:table-cell table:number-columns-repeated="5"/>
          <table:table-cell table:style-name="ce4" office:value-type="string">
            <text:p>&lt;b&gt;Combination Regimens&lt;/b&gt;</text:p>
          </table:table-cell>
          <table:table-cell table:style-name="ce4" office:value-type="string">
            <text:p>&lt;b&gt;R-EPOCH&lt;/b&gt;</text:p>
          </table:table-cell>
          <table:table-cell table:style-name="ce12" office:value-type="string">
            <text:p>&lt;b&gt;Rituximab&lt;/b&gt; 375 mg/m&lt;sup&gt;2&lt;/sup&gt; IV, day 1&lt;br&gt; &lt;b&gt;Etoposide&lt;/b&gt; 65 mg/m&lt;sup&gt;2&lt;/sup&gt;/d CIVI, days 2-4&lt;br&gt; &lt;b&gt;Doxorubicin&lt;/b&gt; 15 mg/m&lt;sup&gt;2&lt;/sup&gt;/d CIVI, days 2-4&lt;br&gt; &lt;b&gt;Vincristine&lt;sup&gt;d&lt;/sup&gt;&lt;/b&gt; 0.5 mg/m&lt;sup&gt;2&lt;/sup&gt;/d CIVI, days 2-4&lt;br&gt; &lt;b&gt;Cyclophosphamide&lt;/b&gt; 750 mg/m&lt;sup&gt;2&lt;/sup&gt; IV, day 5&lt;br&gt; &lt;b&gt;Prednisone&lt;/b&gt; 60 mg/m&lt;sup&gt;2&lt;/sup&gt;/d PO, days 1-14&lt;br&gt; Repeat every 21 days for 4 -6 cycles</text:p>
          </table:table-cell>
          <table:table-cell table:style-name="ce4" office:value-type="string">
            <text:p>Moderate</text:p>
          </table:table-cell>
          <table:table-cell table:style-name="ce16" office:value-type="string">
            <text:p>Jermann M, jost M, Taverna C, et al. Rituximab EPOCH, an effective salvage therapy for relapsed, refractory or transformed B-cell lymphomas: results of a phase II study. $Ann Oncol. 2004; 15(3):511-516$.</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RICE&lt;/b&gt;</text:p>
          </table:table-cell>
          <table:table-cell table:style-name="ce12" office:value-type="string">
            <text:p>&lt;b&gt;Rituximab&lt;/b&gt; 375 mg/m&lt;sup&gt;2&lt;/sup&gt; IV, day 1 every 14 days&lt;br&gt; &lt;b&gt;Ifosfamide&lt;/b&gt; 5,000 mg/m&lt;sup&gt;2&lt;/sup&gt; with mesna 5,000 mg/m&lt;sup&gt;2&lt;/sup&gt; CIVI over 24 hours, day 4&lt;br&gt; &lt;b&gt;Carboplatin&lt;/b&gt; AUC of 5 (maximum 800 mg) IV, day 4&lt;br&gt; &lt;b&gt;Etoposiode&lt;/b&gt; 100 mg/m&lt;sup&gt;2&lt;/sup&gt;/d CIVI, days 3-5&lt;br&gt; Repeat every 14 days</text:p>
          </table:table-cell>
          <table:table-cell table:style-name="ce4" office:value-type="string">
            <text:p>Moderate</text:p>
          </table:table-cell>
          <table:table-cell table:style-name="ce15" office:value-type="string">
            <text:p>Kewalramani T, Zelenetz AD, Nimer SD, Nimer SD, et al. Rituximab and ICE as second-line therapy before autologous stem cell transplantation for relapsed or primary refractory diffuse large B-cell lymphoma. $Blood. 2004; 103(10):3684-3688.$</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Bendamustine vedotin&lt;/b&gt;</text:p>
          </table:table-cell>
          <table:table-cell table:style-name="ce12" office:value-type="string">
            <text:p>&lt;b&gt;Bendamustine&lt;/b&gt; 120 mg/m&lt;sup&gt;2&lt;/sup&gt; IV days 1 and 2&lt;br&gt; Repeat every 21 days</text:p>
          </table:table-cell>
          <table:table-cell table:style-name="ce4" office:value-type="string">
            <text:p>Moderate</text:p>
          </table:table-cell>
          <table:table-cell table:style-name="ce16" office:value-type="string">
            <text:p>Kahl BS, Bartlett NL, Leonard JP, et al. Bendamustine is effective therapy in patients with rituximab-refractory, indolent B-cell non-Hodgikin lymphoma: results from a multicenter study. $Cancer. 2010,116(1):106-114 $.</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Bexarotene&lt;/b&gt;</text:p>
          </table:table-cell>
          <table:table-cell table:style-name="ce12" office:value-type="string">
            <text:p>&lt;b&gt;Bexarotene&lt;/b&gt; 300 mg/m&lt;sup&gt;2&lt;/sup&gt;/d PO with a meal until benefit is no longer derived</text:p>
          </table:table-cell>
          <table:table-cell table:style-name="ce4" office:value-type="string">
            <text:p>Minimal-Low</text:p>
          </table:table-cell>
          <table:table-cell table:style-name="ce16" office:value-type="string">
            <text:p>Targretin [package insert]. $Woodcliff Lake, NJ: Eisai Inc.; 201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Bortezomib&lt;/b&gt;</text:p>
          </table:table-cell>
          <table:table-cell table:style-name="ce12" office:value-type="string">
            <text:p>&lt;b&gt;Bortezomib&lt;/b&gt; 1.3 mg/m&lt;sup&gt;2&lt;/sup&gt;/d IV bolus, days 1-4, 8, 11&lt;br&gt; Repeat every 21 days for up to 17 cycles.</text:p>
          </table:table-cell>
          <table:table-cell table:style-name="ce4" office:value-type="string">
            <text:p>Low</text:p>
          </table:table-cell>
          <table:table-cell table:style-name="ce16" office:value-type="string">
            <text:p>Goy A, Bernstein SH, Kahl BS, et al. Bortezomib in patients with relapsed or refractory mantle cell lymphoma: updated time to event analyses of the multicenter Phase 2. PINNACLE study. $Ann Oncol. 2009;20(3):520-525.$</text:p>
          </table:table-cell>
          <table:table-cell table:number-columns-repeated="1014"/>
        </table:table-row>
        <table:table-row table:style-name="ro6">
          <table:table-cell table:number-columns-repeated="5"/>
          <table:table-cell table:style-name="ce4" office:value-type="string">
            <text:p>&lt;b&gt;Single-Agent Regimens&lt;/b&gt;</text:p>
          </table:table-cell>
          <table:table-cell table:style-name="ce4" office:value-type="string">
            <text:p>&lt;b&gt;Brentuximab vedotin&lt;/b&gt;</text:p>
          </table:table-cell>
          <table:table-cell table:style-name="ce12" office:value-type="string">
            <text:p>&lt;b&gt;Brentuximab&lt;/b&gt; 1.8 mg/kg IV over 30 minutes, <text:s/>day 1&lt;br&gt; Repeat every 21 days for upto 16 cycles</text:p>
          </table:table-cell>
          <table:table-cell table:style-name="ce4" office:value-type="string">
            <text:p>Low</text:p>
          </table:table-cell>
          <table:table-cell table:style-name="ce16" office:value-type="string">
            <text:p>Advani RH, Shustov AR, Brice P, et al. <text:s text:c="12"/><text:s text:c="24"/>Brentuximab vedotin (SGN-35) in patients with relapsed or refractory systemic anaplastic large cell lymphoma: A Phase 2 study update. $Blood (ASH Annula Meeting Abstracts). 2011; 118:443.$&lt;br&gt; Adcetris [package insert]. $Bothell, WA: Seattle Genetics; 2011.$</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Denileukin diftitox&lt;/b&gt;</text:p>
          </table:table-cell>
          <table:table-cell table:style-name="ce12" office:value-type="string">
            <text:p>&lt;b&gt;Denileukin diftitox&lt;/b&gt; 9 &lt;b&gt;OR&lt;/b&gt; 18 mcg/kg/d/IV over 15-60 minutes, days 1-5&lt;br&gt; Repeat every 21 days</text:p>
          </table:table-cell>
          <table:table-cell table:style-name="ce4" office:value-type="string">
            <text:p>Minimal</text:p>
          </table:table-cell>
          <table:table-cell table:style-name="ce16" office:value-type="string">
            <text:p>Olsen E, Duvic M Frankel A, et al. Pivotal Phase III trial of two dose levels of denileukin diftitox for the treatment of cutaneous T-cell lymphoma. $J Clin Oncol. 2001; 19(2):376-388.$</text:p>
          </table:table-cell>
          <table:table-cell table:number-columns-repeated="1014"/>
        </table:table-row>
        <table:table-row table:style-name="ro6">
          <table:table-cell table:number-columns-repeated="5"/>
          <table:table-cell table:style-name="ce4" office:value-type="string">
            <text:p>&lt;b&gt;Single-Agent Regimens&lt;/b&gt;</text:p>
          </table:table-cell>
          <table:table-cell table:style-name="ce4" office:value-type="string">
            <text:p>&lt;b&gt;Fludarabine&lt;/b&gt;</text:p>
          </table:table-cell>
          <table:table-cell table:style-name="ce12" office:value-type="string">
            <text:p>&lt;b&gt;Fludarabine&lt;/b&gt; 25 mg/m&lt;sup&gt;2&lt;/sup&gt;/d IV over 10 minutes, days 1-5&lt;br&gt; Repeat every 28 days for up to 8 courses</text:p>
          </table:table-cell>
          <table:table-cell table:style-name="ce4" office:value-type="string">
            <text:p>Minimal</text:p>
          </table:table-cell>
          <table:table-cell table:style-name="ce16" office:value-type="string">
            <text:p>Klasa RJ,Meyer RM, Shustic C, et al. Randomized phase III study of fludarabine phosphate versus cyclophosphamide, vincristine, and prednisione in patients with recurrent low-grade Non-Hodgikin's lymphoma previously treated with an alkylating agent or alkylatic containing regimen. $J Clin Oncol. 2002;20(24):4649-4654.$</text:p>
          </table:table-cell>
          <table:table-cell table:number-columns-repeated="1014"/>
        </table:table-row>
        <table:table-row table:style-name="ro35">
          <table:table-cell table:number-columns-repeated="5"/>
          <table:table-cell table:style-name="ce4" office:value-type="string">
            <text:p>&lt;b&gt;Single-Agent Regimens&lt;/b&gt;</text:p>
          </table:table-cell>
          <table:table-cell table:style-name="ce4" office:value-type="string">
            <text:p>&lt;b&gt;Ibritumomab tiuxetan&lt;/b&gt;</text:p>
          </table:table-cell>
          <table:table-cell table:style-name="ce12" office:value-type="string">
            <text:p>&lt;b&gt;Ibritumomab tiuxetan&lt;/b&gt; is administered in 2 steps:&lt;br&gt; Step 1: &lt;b&gt;Rituximab&lt;/b&gt; 250 mg/m&lt;sup&gt;2&lt;/sup&gt; infusion &lt;b&gt;FOLLOWED WITHIN 4 HOURS BY&lt;/b&gt; 5.0 mCi (1.6 mg total antibody dose) of &lt;b&gt;In- 111 ibrituximomab tiuxetan&lt;/b&gt; administered as a 10-minute IV push&lt;br&gt; Step 2: (7-9 days after step 1): &lt;b&gt;Rituximab&lt;/b&gt; 250 mg/m&lt;sup&gt;2&lt;/sup&gt; infusion &lt;b&gt;FOLLOWED WITHIN 4 HOURS BY&lt;/b&gt;&lt;br&gt; &lt;b&gt;Y-90 ibritumomab tiuxetan&lt;/b&gt; 0.4 mCi/kg (maximum, 32 mCi) admistered as a 10-minute IV push&lt;br&gt; &lt;b&gt;OR&lt;/b&gt;&lt;br&gt; &lt;b&gt;Rituximab&lt;/b&gt; 250 mg/m&lt;sup&gt;2&lt;/sup&gt; IV day 1 &lt;b&gt;AND&lt;/b&gt; day 7,8 or 9. &lt;b&gt;FOLLOWED WITHIN 4 HOURS BY Y-90 ibrituximab tiuxetan&lt;/b&gt; 0.4 mCi/kg administered as a 10-minute IV push, day 7, 8 or 9 if platelet count &gt;= 150,000 mm&lt;sup&gt;3&lt;/sup&gt; (maximum, 32 mci/kg)&lt;br&gt; OR&lt;br&gt; &lt;b&gt;Y-90 ibrituximab tiuxetan&lt;/b&gt; 0.3 mCi/kg administered as a 10 minute IV push, day 7, 8, or 9 if platelet count is between 100,000 and 149,000 mm&lt;sup&gt;3&lt;/sup&gt; in relapsed or refractory patients (maximum, 32 mci/kg) <text:s text:c="19"/></text:p>
          </table:table-cell>
          <table:table-cell table:style-name="ce4" office:value-type="string">
            <text:p>Minimal</text:p>
          </table:table-cell>
          <table:table-cell table:style-name="ce16" office:value-type="string">
            <text:p>Zevalin [package insert]. $San Deigo, CA: IDEC Pharmaceutical Coorporation; 2010.$&lt;br&gt; Wiseman GA, White CA, Sparks RB, et al. Biodistribution and dosimetry results from a phase III prospectively randomized controlled trial of Zevali radiommunotherapy for low-grade, follicular, or transofrmed B-cell non-Hodgikin's lymphoma. $Crit Rev Oncol Hematol. 2001;39(1-2):181-194.$</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Pralatrexate&lt;/b&gt;</text:p>
          </table:table-cell>
          <table:table-cell table:style-name="ce12" office:value-type="string">
            <text:p>&lt;b&gt;Pralatrexate&lt;/b&gt; 30 mg/m&lt;sup&gt;2&lt;/sup&gt; IV, weekly for 6 weeks&lt;br&gt; Repeat every 7 weeks</text:p>
          </table:table-cell>
          <table:table-cell table:style-name="ce4" office:value-type="string">
            <text:p>Low</text:p>
          </table:table-cell>
          <table:table-cell table:style-name="ce16" office:value-type="string">
            <text:p>Folotyn [package insert]. $Westminster, CO: Allos Therapeutics Inc.; 2012.$</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Rituximab Maintenance&lt;/b&gt;</text:p>
          </table:table-cell>
          <table:table-cell table:style-name="ce12" office:value-type="string">
            <text:p>&lt;b&gt;Rituximab&lt;/b&gt; 375 mg/m&lt;sup&gt;2&lt;/sup&gt;/d IV, day 1&lt;br&gt; Repeat every 90 days until relapse or maximum of 2 years</text:p>
          </table:table-cell>
          <table:table-cell table:style-name="ce4" office:value-type="string">
            <text:p>Minimal</text:p>
          </table:table-cell>
          <table:table-cell table:style-name="ce16" office:value-type="string">
            <text:p>van Oers NH, Van Glabbeke M, Glurgea L, et al. Rituximab maintenance treatment of relapsed/residual follicular Non Hodgikin's lymphoma: Long-term outcome or EROTC 20891 phase III randomized intergroup study. $ JClin Oncol. 2010;28(17):2853-2858.$</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Romidepsin&lt;/b&gt;</text:p>
          </table:table-cell>
          <table:table-cell table:style-name="ce12" office:value-type="string">
            <text:p>&lt;b&gt;Romidepsin&lt;/b&gt; 14mg\m&lt;sup&gt;2&lt;/sup&gt; IV on days 1,8,and 15.&lt;br&gt; Repeat every 90days until relapse or maximum of 2years <text:s text:c="4"/><text:s text:c="7"/></text:p>
          </table:table-cell>
          <table:table-cell table:style-name="ce4" office:value-type="string">
            <text:p>Low</text:p>
          </table:table-cell>
          <table:table-cell table:style-name="ce15" office:value-type="string">
            <text:p>Istodax [package insert]. $Summit , NJ: Celgene Corporation; 2011.$</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Temsirolimus&lt;/b&gt;</text:p>
          </table:table-cell>
          <table:table-cell table:style-name="ce12" office:value-type="string">
            <text:p>&lt;b&gt;Temsirolimus&lt;/b&gt; 175 mg IV per week for 3 weeks&lt;br&gt; &lt;b&gt;FOLLOWED BY&lt;/b&gt;&lt;br&gt; &lt;b&gt;Temsirolimus&lt;/b&gt; 75 mg IV weekly <text:s/></text:p>
          </table:table-cell>
          <table:table-cell table:style-name="ce4" office:value-type="string">
            <text:p>Low</text:p>
          </table:table-cell>
          <table:table-cell table:style-name="ce16" office:value-type="string">
            <text:p>Hess G, Herbrecht R, Romaguera J, et al. Phase III study to evalute temsirolimus compared with investigator's choice therapy for the treatment or relapsed or refractory mantle cell lymphoma. $J Clin Oncol.2009; 27(23):3822-3829.$</text:p>
          </table:table-cell>
          <table:table-cell table:number-columns-repeated="1014"/>
        </table:table-row>
        <table:table-row table:style-name="ro21">
          <table:table-cell table:number-columns-repeated="5"/>
          <table:table-cell table:style-name="ce4" office:value-type="string">
            <text:p>&lt;b&gt;Single-Agent Regimens&lt;/b&gt;</text:p>
          </table:table-cell>
          <table:table-cell table:style-name="ce4" office:value-type="string">
            <text:p>&lt;b&gt;Tositumomab&lt;/b&gt;</text:p>
          </table:table-cell>
          <table:table-cell table:style-name="ce12" office:value-type="string">
            <text:p>Dosimetric step: &lt;b&gt;Tositumomab&lt;/b&gt; 450 mg IV over 60 minuutes&lt;br&gt; &lt;b&gt;I-131 toitumomab&lt;/b&gt; (35 mg tositumomab containing 5.0 mCi I-131) IV over 20 minutes&lt;br&gt; Therapeutic step: &lt;b&gt;Tositumomab&lt;/b&gt; 450mg infused over 60minutes&lt;br&gt; &lt;b&gt;I-131 tositumomab&lt;/b&gt; (dose individualized for each patient based on results of dosemetric step)</text:p>
          </table:table-cell>
          <table:table-cell table:style-name="ce4" office:value-type="string">
            <text:p>Low</text:p>
          </table:table-cell>
          <table:table-cell table:style-name="ce16" office:value-type="string">
            <text:p>Bexxar [package insert]. $Seattle, WA, and Philadelphia, PA: Corixa Corp and GlaxoSmithKline;2011.$</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Vorinostat&lt;/b&gt;</text:p>
          </table:table-cell>
          <table:table-cell table:style-name="ce4" office:value-type="string">
            <text:p>For cutaneous manifestations of cutaneous T-cell lymphoma that is progressive, persistent, or recurrent on or following 2 systemic therapies:&lt;br&gt; &lt;b&gt;Vorinstat&lt;/b&gt; 400mg PO daily with food</text:p>
          </table:table-cell>
          <table:table-cell table:style-name="ce4" office:value-type="string">
            <text:p>Minimal-Low</text:p>
          </table:table-cell>
          <table:table-cell table:style-name="ce15" office:value-type="string">
            <text:p>Zolinza [package insert]. $Whitehouse station, NJ: Merck &amp; Co., Inc.; 2011.$</text:p>
          </table:table-cell>
          <table:table-cell table:number-columns-repeated="1014"/>
        </table:table-row>
        <table:table-row table:style-name="ro32">
          <table:table-cell/>
          <table:table-cell office:value-type="string">
            <text:p>&lt;b&gt;Adult&lt;/b&gt;</text:p>
          </table:table-cell>
          <table:table-cell office:value-type="string">
            <text:p>&lt;b&gt;Hematologic&lt;/b&gt;</text:p>
          </table:table-cell>
          <table:table-cell/>
          <table:table-cell office:value-type="string">
            <text:p>&lt;b&gt;Lymphoma - Primary CNS&lt;/b&gt;</text:p>
          </table:table-cell>
          <table:table-cell table:style-name="ce4" office:value-type="string">
            <text:p>&lt;b&gt;Combination Regimens&lt;/b&gt;</text:p>
          </table:table-cell>
          <table:table-cell table:style-name="ce4" office:value-type="string">
            <text:p>&lt;b&gt;No Common Name&lt;/b&gt;</text:p>
          </table:table-cell>
          <table:table-cell table:style-name="ce12" office:value-type="string">
            <text:p>&lt;b&gt;MTX&lt;/b&gt; 2.5 g/m&lt;sup&gt;2&lt;/sup&gt; IV over 2-3 hours every other week for 5 doses (weeks 1,3,5,7,9)&lt;br&gt; &lt;b&gt;Leucovorin calcium&lt;/b&gt; 20 mg PO every 6 hours for 12 doses (weeks 1,3,5,7,9)&lt;br&gt; &lt;b&gt;MTX&lt;/b&gt; 12 mg given through Ommaya reservoir (weeks 2,4,6,8,10), &lt;b&gt;FOLLOWED BY&lt;/b&gt;&lt;br&gt; &lt;b&gt;Leucovorin calicium&lt;/b&gt; 10 mg PO bid for 8 doses beginning the evening after MTX adminstration&lt;br&gt; &lt;b&gt;Vincristine&lt;sup&gt;a&lt;/sup&gt;&lt;/b&gt; 1.4 mg/m&lt;sup&gt;2&lt;/sup&gt; (maximum, 2.8 mg) IV every other week for 5 doses (weeks 1,3,5,7,9)&lt;br&gt; &lt;b&gt;Procarbazine&lt;/b&gt; 100 mg/m&lt;sup&gt;2&lt;/sup&gt;/d PO for 7 days (weeks 1,5,9)&lt;br&gt; &lt;b&gt;Dexamethasone&lt;/b&gt; 16 mg/d PO for the first week, 12 mg/d for week 2, 8 mg/d for week 3, 6 mg/d for week 4, 4 mg/d for week 5, and 2 mg/d <text:s/>for week 6&lt;br&gt; &lt;b&gt;Whole-brain RT&lt;/b&gt; 1.20-Gy fractions, bid for 15 days (for patients with a complete response after week 10)&lt;br&gt; &lt;b&gt;Cytarabine&lt;/b&gt; 3 mg/m&lt;sup&gt;2&lt;/sup&gt;/d IV over 3 hours for 2 days for 2 cycles (begin after RT, weeks 16, 19)</text:p>
          </table:table-cell>
          <table:table-cell table:style-name="ce4" office:value-type="string">
            <text:p>Moderate for IV, moderate-High for PO</text:p>
          </table:table-cell>
          <table:table-cell table:style-name="ce16" office:value-type="string">
            <text:p>DeAngelis LM, seiferheld W, Schold SC, Fisher B, Schultz CJ. Combination chemotherapy and radiotherapy forprimary central nervous system lymphoma: Radiation Therapy Oncology Group Study 93-10. $J Clin Oncol. 2002; 20(24):4643-4648.$</text:p>
          </table:table-cell>
          <table:table-cell table:number-columns-repeated="1014"/>
        </table:table-row>
        <table:table-row table:style-name="ro10">
          <table:table-cell table:number-columns-repeated="4"/>
          <table:table-cell office:value-type="string">
            <text:p>&lt;b&gt;Melanoma&lt;/b&gt;</text:p>
          </table:table-cell>
          <table:table-cell table:style-name="ce4" office:value-type="string">
            <text:p>&lt;b&gt;Combination Regimens&lt;/b&gt;</text:p>
          </table:table-cell>
          <table:table-cell table:style-name="ce4" office:value-type="string">
            <text:p>&lt;b&gt;Carboplatin/Paclitaxel&lt;/b&gt;</text:p>
          </table:table-cell>
          <table:table-cell table:style-name="ce4" office:value-type="string">
            <text:p>&lt;b&gt;Carboplatin&lt;/b&gt; dose targeted by Calvert equation to AUC of 6 mg/mL/min IV, day 1&lt;br&gt; &lt;b&gt;Pacitaxel&lt;sup&gt;a&lt;/sup&gt;&lt;/b&gt; 225 mg/m&lt;sup&gt;2&lt;/sup&gt; IV, day 1&lt;br&gt; Repeat every 21 days</text:p>
          </table:table-cell>
          <table:table-cell table:style-name="ce4" office:value-type="string">
            <text:p>Moderate</text:p>
          </table:table-cell>
          <table:table-cell table:style-name="ce16" office:value-type="string">
            <text:p>Flaherty KT, Lee SJ, Schuchter LM, et al. Final results of E2603: A double-blind, randomized phase III trial comparing <text:s/>carboplatin/pacitaxel (P) with or without sorafenib (S) in metastatic melanoma. $J Clin Oncol. (ASCO Meeting Abstracts) 2010;28:(suppl):Abstract 8511.$</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CVD&lt;/b&gt;</text:p>
          </table:table-cell>
          <table:table-cell table:style-name="ce12" office:value-type="string">
            <text:p>&lt;b&gt;Cisplatin&lt;/b&gt; 20 mg/m&lt;sup&gt;2&lt;/sup&gt;/d IV days 1-4, 22-25&lt;br&gt; &lt;b&gt;Viblastine&lt;/b&gt; 2 mg/m&lt;sup&gt;2&lt;/sup&gt;/d IV days 1-4, 22-25&lt;br&gt; &lt;b&gt;Dcarbazine&lt;/b&gt; (DTIC) 800 mg/m&lt;sup&gt;2&lt;/sup&gt; IV, days 1, 22&lt;br&gt; Repeat every 6 weeks</text:p>
          </table:table-cell>
          <table:table-cell table:style-name="ce4" office:value-type="string">
            <text:p>High</text:p>
          </table:table-cell>
          <table:table-cell table:style-name="ce16" office:value-type="string">
            <text:p>Eton O, Legha SS, Bedikian AY, et al. Sequential biochemotherapy versus chemotherapy for metastatic melanoma: results from a Phase III randomized trial. <text:s text:c="5"/>$ JClin Oncol. 2002;20(8): 2045-2052.$</text:p>
          </table:table-cell>
          <table:table-cell table:number-columns-repeated="1014"/>
        </table:table-row>
        <table:table-row table:style-name="ro15">
          <table:table-cell table:number-columns-repeated="5"/>
          <table:table-cell table:style-name="ce4" office:value-type="string">
            <text:p>&lt;b&gt;Combination Regimens&lt;/b&gt;</text:p>
          </table:table-cell>
          <table:table-cell table:style-name="ce4" office:value-type="string">
            <text:p>&lt;b&gt;Ipilimumab/Dacarbazine&lt;/b&gt;</text:p>
          </table:table-cell>
          <table:table-cell table:style-name="ce12" office:value-type="string">
            <text:p>&lt;b&gt;Iplimumab&lt;/b&gt; 10 mg/kg IV day 1, week 1, 4, 7, and 10&lt;br&gt; &lt;b&gt;Dacarbazine&lt;/b&gt; 850 mg/m&lt;sup&gt;2&lt;/sup&gt; IV day 1, week 1, 4,7, and 10, then every three weeks through week 22</text:p>
          </table:table-cell>
          <table:table-cell table:style-name="ce4" office:value-type="string">
            <text:p>High</text:p>
          </table:table-cell>
          <table:table-cell table:style-name="ce15" office:value-type="string">
            <text:p>Robertt C, Thomas L, Bondarenko I, et al. Iplimumab plus dacarbazine for previously untreated metastatic malenoma. $N Engl J Med. 2001; 364(26):2517-2526.$</text:p>
          </table:table-cell>
          <table:table-cell table:number-columns-repeated="1014"/>
        </table:table-row>
        <table:table-row table:style-name="ro4">
          <table:table-cell table:number-columns-repeated="5"/>
          <table:table-cell table:style-name="ce4" office:value-type="string">
            <text:p>&lt;b&gt;Single-Agent Regimens&lt;/b&gt;</text:p>
          </table:table-cell>
          <table:table-cell table:style-name="ce4" office:value-type="string">
            <text:p>&lt;b&gt;Dacarbazine&lt;/b&gt;</text:p>
          </table:table-cell>
          <table:table-cell table:style-name="ce12" office:value-type="string">
            <text:p>&lt;b&gt;Dacarbazine&lt;/b&gt; 2.0-4.5 mg/kg/d IV, days 1-10&lt;br&gt; Repeat every 28 days&lt;br&gt; &lt;b&gt;OR&lt;/b&gt;&lt;br&gt; &lt;b&gt;Dacarbazine&lt;/b&gt; 250 mg/m&lt;sup&gt;2&lt;/sup&gt;/d IV, days 1-5&lt;br&gt; Repeat every 21 days</text:p>
          </table:table-cell>
          <table:table-cell table:style-name="ce4" office:value-type="string">
            <text:p>High</text:p>
          </table:table-cell>
          <table:table-cell table:style-name="ce15" office:value-type="string">
            <text:p>Middleton MR, Grob JJ, Aaronson N, et al. Randomized phase III study of temozoomide versusu dacarbazine in the treatment of patients with advanced metastatic malignant melanoma. $J Clin Oncol. 2000;18(1):158-166.$&lt;br&gt; DTIC-Dome [package insert]. $West Haven, kCT: Bayer Corporation; 2003.$</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High-dose Interleukin-2&lt;/b&gt;</text:p>
          </table:table-cell>
          <table:table-cell table:style-name="ce12" office:value-type="string">
            <text:p>&lt;b&gt;Interleukin-2&lt;/b&gt; 600,00-720,000 U/kg IV over 15 min every 8 hours for up to 14 doses in 5 days&lt;br&gt; Repeat every 6-12 weeks after 6-9 days of rest</text:p>
          </table:table-cell>
          <table:table-cell table:style-name="ce4" office:value-type="string">
            <text:p>Moderate</text:p>
          </table:table-cell>
          <table:table-cell table:style-name="ce15" office:value-type="string">
            <text:p>Atkins MB, Lotze MT, Dutcher JP, et al. High-dose recombinant interleukin 2 therapy for patients with metastatic melanoma: analysisi of 270 patients treated between 1985 and 1993. $J Clin Oncol. 1999;17(7):2105.$</text:p>
          </table:table-cell>
          <table:table-cell table:number-columns-repeated="1014"/>
        </table:table-row>
        <table:table-row table:style-name="ro17">
          <table:table-cell table:number-columns-repeated="5"/>
          <table:table-cell table:style-name="ce4" office:value-type="string">
            <text:p>&lt;b&gt;Single-Agent Regimens&lt;/b&gt;</text:p>
          </table:table-cell>
          <table:table-cell table:style-name="ce4" office:value-type="string">
            <text:p>&lt;b&gt;Interferon alfa-2b&lt;/b&gt;</text:p>
          </table:table-cell>
          <table:table-cell table:style-name="ce12" office:value-type="string">
            <text:p>&lt;b&gt;INDUCTION PHASE:&lt;/b&gt;&lt;br&gt; &lt;b&gt;Interferon alfa-2b&lt;sup&gt;i&lt;/sup&gt; (powder for injection)&lt;/b&gt;&lt;br&gt; 20 million IU/m&lt;sup&gt;2&lt;/sup&gt; IV, over 20 minutes 5 consecutive days per week for 28 days&lt;br&gt; &lt;b&gt;MAINTENANCE PHASE:&lt;/b&gt;&lt;br&gt; &lt;b&gt;Interferon alfa-2b&lt;sup&gt;i&lt;/sup&gt; (powder for injection)&lt;/b&gt;&lt;br&gt; 10 million IU/m&lt;sup&gt;2&lt;/sup&gt; SQ 3 times per week&lt;br&gt; Repeat for 48 weeks as tolerated</text:p>
          </table:table-cell>
          <table:table-cell table:style-name="ce4" office:value-type="string">
            <text:p>Moderate</text:p>
          </table:table-cell>
          <table:table-cell table:style-name="ce15" office:value-type="string">
            <text:p>Intron A [package insert]. $Kenilworth, NJ: Schering-Plough; 2011.$</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Ipilimumab&lt;/b&gt;</text:p>
          </table:table-cell>
          <table:table-cell table:style-name="ce12" office:value-type="string">
            <text:p>&lt;b&gt;Ipilimumab&lt;/b&gt; 3 mg/kg IV, days 1&lt;br&gt; Repeat cycle every 21 days for 4 doses</text:p>
          </table:table-cell>
          <table:table-cell table:style-name="ce4" office:value-type="string">
            <text:p>Minimal</text:p>
          </table:table-cell>
          <table:table-cell table:style-name="ce15" office:value-type="string">
            <text:p>Hodi FS, O'Day SJ, McDermott DF, et al. Improved survivial with ipilimumab in patients with metastatic melanoma. $N Engl J Med. 2010;363(8):711-723.$</text:p>
          </table:table-cell>
          <table:table-cell table:number-columns-repeated="1014"/>
        </table:table-row>
        <table:table-row table:style-name="ro16">
          <table:table-cell table:number-columns-repeated="5"/>
          <table:table-cell table:style-name="ce4" office:value-type="string">
            <text:p>&lt;b&gt;Single-Agent Regimens&lt;/b&gt;</text:p>
          </table:table-cell>
          <table:table-cell table:style-name="ce4" office:value-type="string">
            <text:p>&lt;b&gt;Pegylated Interferon alfa-2b&lt;/b&gt;</text:p>
          </table:table-cell>
          <table:table-cell table:style-name="ce12" office:value-type="string">
            <text:p>&lt;b&gt;Pegylated interferon alfa-2b&lt;/b&gt; 6 mcg/kg SQ weekly for 8 doses &lt;b&gt;THEN&lt;/b&gt;&lt;br&gt; 3 mcg/kg SQ weekly for up to 5 years</text:p>
          </table:table-cell>
          <table:table-cell table:style-name="ce4" office:value-type="string">
            <text:p>Minimal</text:p>
          </table:table-cell>
          <table:table-cell table:style-name="ce15" office:value-type="string">
            <text:p>Sylatron [package insert]. $Kenilworth, NJ: Schering Corporation; 2011.$</text:p>
          </table:table-cell>
          <table:table-cell table:number-columns-repeated="1014"/>
        </table:table-row>
        <table:table-row table:style-name="ro23">
          <table:table-cell table:number-columns-repeated="5"/>
          <table:table-cell table:style-name="ce4" office:value-type="string">
            <text:p>&lt;b&gt;Single-Agent Regimens&lt;/b&gt;</text:p>
          </table:table-cell>
          <table:table-cell table:style-name="ce4" office:value-type="string">
            <text:p>&lt;b&gt;Vemurafenib&lt;/b&gt;</text:p>
          </table:table-cell>
          <table:table-cell table:style-name="ce12" office:value-type="string">
            <text:p>&lt;b&gt;Vemurafenib&lt;/b&gt; 960 mg PO bid</text:p>
          </table:table-cell>
          <table:table-cell table:style-name="ce4" office:value-type="string">
            <text:p>Minimal-Low</text:p>
          </table:table-cell>
          <table:table-cell table:style-name="ce15" office:value-type="string">
            <text:p>Zelboraf [package insert]. $San Francisco, CA: Genentech, Inc.; 2011.$</text:p>
          </table:table-cell>
          <table:table-cell table:number-columns-repeated="1014"/>
        </table:table-row>
        <table:table-row table:style-name="ro21">
          <table:table-cell table:number-columns-repeated="4"/>
          <table:table-cell office:value-type="string">
            <text:p>&lt;b&gt;Multiple Myeloma&lt;/b&gt;</text:p>
          </table:table-cell>
          <table:table-cell table:style-name="ce4" office:value-type="string">
            <text:p>&lt;b&gt;Combination Regimens&lt;/b&gt;</text:p>
          </table:table-cell>
          <table:table-cell table:style-name="ce4" office:value-type="string">
            <text:p>&lt;b&gt;Bortezomib/Doxil&lt;/b&gt;</text:p>
          </table:table-cell>
          <table:table-cell table:style-name="ce12" office:value-type="string">
            <text:p>&lt;b&gt;Bortezomib&lt;/b&gt; 1.3 mg/m&lt;sup&gt;2&lt;/sup&gt; IV, bolus days 1, 4, 8, 11&lt;br&gt; &lt;b&gt;Pegylated liposomal doxorubicin&lt;/b&gt; 30 mg/m&lt;sup&gt;2&lt;/sup&gt; IV over 1 hour, day 4&lt;br&gt; Repeat every 21 days</text:p>
          </table:table-cell>
          <table:table-cell table:style-name="ce4" office:value-type="string">
            <text:p>Low</text:p>
          </table:table-cell>
          <table:table-cell table:style-name="ce15" office:value-type="string">
            <text:p>Doxil [package insert]. $Raritan, NJ: Centocor Ortho Biotech Products, LP; 2010.$&lt;br&gt; Orlowski RZ, Nagler A, Sonneveld P, et al. Randomized phase III study of pegylated liposomal doxorubicin plus bortezomib compared with bortezomib alone in relapsed or refractory multiple myeloma: combination therapy improves time to progression. $J clin Oncol. 2007;25(25):3892.$</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Bortezomib/Doxorubicin/Dexamethasone&lt;/b&gt;</text:p>
          </table:table-cell>
          <table:table-cell table:style-name="ce12" office:value-type="string">
            <text:p>&lt;b&gt;Bortezomib&lt;/b&gt; 1.3 mg/m&lt;sup&gt;2&lt;/sup&gt; IV, bolus days 1, 4, 8, 11&lt;br&gt; &lt;b&gt;Doxorubicin&lt;/b&gt; 9 mg/m&lt;sup&gt;2&lt;/sup&gt; IV, bolus days 1-4&lt;br&gt; &lt;b&gt;Dexamethasone&lt;/b&gt; 40 mg PO days 1-4, 9-12, 17-20</text:p>
          </table:table-cell>
          <table:table-cell table:style-name="ce4" office:value-type="string">
            <text:p>Moderate</text:p>
          </table:table-cell>
          <table:table-cell table:style-name="ce15" office:value-type="string">
            <text:p>Sonneveld P, van der Holt B, Schmidt-Wolf IGH, et al. First analysis of HOVON-65/GMMG-HD4 randomized phase III trial comparing bortezomib, adriamycin, dexamethasone (PAD) vs VAD as induction treatment prior to high dose melphalan (HDM) in patients with newly diagnosed multiple myeloma (MM). $Blood. 2008;112(11):Abstract 653.$</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Bortezomib/Thalidomide/Dexamethasone (VTD)&lt;/b&gt;</text:p>
          </table:table-cell>
          <table:table-cell table:style-name="ce12" office:value-type="string">
            <text:p>&lt;b&gt;Bortezomib&lt;/b&gt; 1.3 mg/m&lt;sup&gt;2&lt;/sup&gt; IV bolus, days 1, 4, 8, and 11&lt;br&gt; &lt;b&gt;Thalidomide&lt;/b&gt; 100 mg PO daily for 14 days and 200 mg daily thereafter&lt;br&gt; &lt;b&gt;Dexamethasone&lt;/b&gt; 40 mg PO daily on days 1, 2, 4, 5, 8, 9, 11, and 12; total of 320 mg per cycle</text:p>
          </table:table-cell>
          <table:table-cell table:style-name="ce4" office:value-type="string">
            <text:p>Minimal-Low</text:p>
          </table:table-cell>
          <table:table-cell table:style-name="ce15" office:value-type="string">
            <text:p>Cazo M, Tacchetti P, Patriarca F, et al. Bortezomib with thalidomide plus dexamethasone compared with thalidomide plus dexamethasone as induction therapy before, and consolidation therapy after, double autologous stem-cell transplantation in newly diagnosed multiple myeloma: a randomised phase 3 study. $Lancet. 2010;18;376(9758):2075-208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CyBorD&lt;/b&gt;</text:p>
          </table:table-cell>
          <table:table-cell table:style-name="ce12" office:value-type="string">
            <text:p>&lt;b&gt;Cyclophosphamide&lt;/b&gt; 300 mg/m&lt;sup&gt;2&lt;/sup&gt; PO days 1, 8, 15, 22&lt;br&gt; &lt;b&gt;Bortezomib&lt;/b&gt; 1.3 mg/m&lt;sup&gt;2&lt;/sup&gt; IV on days 1, 4, 8, and 11&lt;br&gt; &lt;b&gt;Dexamethasone&lt;/b&gt; 40 mg PO days 1-4, 9-12, and 17-20&lt;br&gt; Repeat every 28 days</text:p>
          </table:table-cell>
          <table:table-cell table:style-name="ce4" office:value-type="string">
            <text:p>Moderate-High</text:p>
          </table:table-cell>
          <table:table-cell table:style-name="ce15" office:value-type="string">
            <text:p>Khan ML, Reeder CB, Kumar SK, et al. A comparison af lenalidomide/dexamethasone versus cyclophosphamide/lenalidomide/dexamethasone versus cyclophosphamide/bortezomib/dexamethansone in newly diagnosed multiple myeloma. $Br J Haematol. 2011 [Epub ahead of print].$</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DT-PACE&lt;/b&gt;</text:p>
          </table:table-cell>
          <table:table-cell table:style-name="ce12" office:value-type="string">
            <text:p>&lt;b&gt;Dexamethasone&lt;/b&gt; 40 mg PO, days 1-4&lt;br&gt; &lt;b&gt; Thalidomide&lt;/b&gt; 400 mg/d PO&lt;br&gt; &lt;b&gt;Cisplatin&lt;/b&gt; 10 mg/m&lt;sup&gt;2&lt;/sup&gt;/d CIVI, days 1-4&lt;br&gt; &lt;b&gt;Doxorubicin&lt;/b&gt; 10 mg/m&lt;sup&gt;2&lt;/sup&gt;/d CIVI, days 1-4&lt;br&gt; &lt;b&gt;Etoposide&lt;/b&gt; 40 mg/m&lt;sup&gt;2&lt;/sup&gt;/d CIVI, days 1-4</text:p>
          </table:table-cell>
          <table:table-cell table:style-name="ce4" office:value-type="string">
            <text:p>High</text:p>
          </table:table-cell>
          <table:table-cell table:style-name="ce15" office:value-type="string">
            <text:p>Lee CK, Barlogie B, Munshi N, et al. DTPACE: an effective, novel combination chemotherapy with thalidomide for previously treated patients with myeloma. $J Clin Oncol. 2003;21(14):2732-2739.$</text:p>
          </table:table-cell>
          <table:table-cell table:number-columns-repeated="1014"/>
        </table:table-row>
        <table:table-row table:style-name="ro15">
          <table:table-cell table:number-columns-repeated="5"/>
          <table:table-cell table:style-name="ce4" office:value-type="string">
            <text:p>&lt;b&gt;Combination Regimens&lt;/b&gt;</text:p>
          </table:table-cell>
          <table:table-cell table:style-name="ce4" office:value-type="string">
            <text:p>&lt;b&gt;Lenalidomide/Dexamethasone&lt;/b&gt;</text:p>
          </table:table-cell>
          <table:table-cell table:style-name="ce12" office:value-type="string">
            <text:p>&lt;b&gt;Lenalidomide&lt;/b&gt; 25 mg/d PO, days 1-21&lt;br&gt; &lt;b&gt;Dexamethasone&lt;/b&gt; 40 mg/d PO, days 1-4, 9-12, 17-20&lt;br&gt; Repeat every 28 days for 4 cycles</text:p>
          </table:table-cell>
          <table:table-cell table:style-name="ce4" office:value-type="string">
            <text:p>Minimal-Low</text:p>
          </table:table-cell>
          <table:table-cell table:style-name="ce15" office:value-type="string">
            <text:p>Dimopoulos M, Spencer A, Attal M, et al. Lenalidomide plus dexamethasone for relapsed or refractory multiple myeloma. $N Engl J Med. 2007;357(21):2123-2132.$</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Melphalan/Prednisone/Talidomide (MPT)&lt;/b&gt;</text:p>
          </table:table-cell>
          <table:table-cell table:style-name="ce12" office:value-type="string">
            <text:p>&lt;b&gt;Melphalan&lt;/b&gt; 0.25 mg/kg PO, daily for 5 days&lt;br&gt; &lt;b&gt;Prednisone&lt;/b&gt; 1 mg/kg PO, daily for 5 days&lt;br&gt; Repeat every 28 days for 8 cycles&lt;br&gt; &lt;b&gt;Thalidomide 200 mg PO, daily continuously until 4 weeks after the last cycle&lt;br&gt; Cycles 1-8</text:p>
          </table:table-cell>
          <table:table-cell table:style-name="ce4" office:value-type="string">
            <text:p>Minimal-Low</text:p>
          </table:table-cell>
          <table:table-cell table:style-name="ce15" office:value-type="string">
            <text:p>Wijermans P, Schaafsma M, Termorshuizen F, et al. Phase III study of the value of the thalidomide added to melphalan plus prednisone in elderly patients with newly diagnosed multiple myeloma: the HOVON 49 Study. $J Clin Oncol. 2010;28:3160-3166.$</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RVD&lt;/b&gt;</text:p>
          </table:table-cell>
          <table:table-cell table:style-name="ce12" office:value-type="string">
            <text:p>&lt;b&gt;Lenalidomide&lt;/b&gt; 25 mg/d PO, days 1-14&lt;br&gt; &lt;b&gt; Bortezomib&lt;/b&gt; 1.3 mg/m&lt;sup&gt;2&lt;/sup&gt; IV, bolus days 1, 4, 8, 11&lt;br&gt; &lt;b&gt;Dexamethasone&lt;/b&gt; 20 mg/d PO days 1, 2, 4, 5, 8, 9, 11, 12 (cycles 1-4) &lt;b&gt;FOLLOWED BY&lt;/b&gt;&lt;br&gt; &lt;b&gt;Dexamethasone&lt;/b&gt; 10 mg/d PO (cycles 5-8)&lt;br&gt; Repeat every 21 days for 8 cycles</text:p>
          </table:table-cell>
          <table:table-cell table:style-name="ce4" office:value-type="string">
            <text:p>Minimal-Low</text:p>
          </table:table-cell>
          <table:table-cell table:style-name="ce15" office:value-type="string">
            <text:p>Richardson PG, Weller E, Lonial S, et al. Lenalidomide, bortezomib, and dexamethasone combination therapy in patients with newly diagnosed multiple myeloma. $Blood. 2010;116(5):679-686.$</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VAD&lt;/b&gt;</text:p>
          </table:table-cell>
          <table:table-cell table:style-name="ce12" office:value-type="string">
            <text:p>&lt;b&gt;Vincristine&lt;sup&gt;d&lt;/sup&gt;&lt;/b&gt; 0.4 mg/d CIVI, days 1-4&lt;br&gt; &lt;b&gt;Doxorubicin&lt;/b&gt; 9 mg/m&lt;sup&gt;2&lt;/sup&gt;/d CIVI, days 1-4&lt;br&gt; &lt;b&gt;Dexamethasone&lt;/b&gt; 40 mg/d PO, days 1-4, 9-12, 17-20&lt;br&gt; Repeat every 25 days</text:p>
          </table:table-cell>
          <table:table-cell table:style-name="ce4" office:value-type="string">
            <text:p>Moderate</text:p>
          </table:table-cell>
          <table:table-cell table:style-name="ce15" office:value-type="string">
            <text:p>Segeren CM, Sonneveld P, Holt V, et al. Vincristine, doxorubicin and dexamethasone (VAD) administered as rapid intravenous infusion for first-line treatment in untreated multiple myeloma. $Br J Haematol. 1999;105(1):127-130.$</text:p>
          </table:table-cell>
          <table:table-cell table:number-columns-repeated="1014"/>
        </table:table-row>
        <table:table-row table:style-name="ro17">
          <table:table-cell table:number-columns-repeated="5"/>
          <table:table-cell table:style-name="ce4" office:value-type="string">
            <text:p>&lt;b&gt;Combination Regimens&lt;/b&gt;</text:p>
          </table:table-cell>
          <table:table-cell table:style-name="ce4" office:value-type="string">
            <text:p>&lt;b&gt;VMP&lt;/b&gt;</text:p>
          </table:table-cell>
          <table:table-cell table:style-name="ce12" office:value-type="string">
            <text:p>&lt;b&gt;Bortezomib&lt;/b&gt; 1.3 mg/m&lt;sup&gt;2&lt;/sup&gt; IV, bolus days 1, 4, 8, 11, 22, 25, 29, 32 cycles 1-4&lt;br&gt; &lt;b&gt;FOLLOWED BY&lt;/b&gt;&lt;br&gt; &lt;b&gt;Bortezomib&lt;/b&gt; 1.3 mg/m&lt;sup&gt;2&lt;/sup&gt; IV, bolus days 1, 8, 22, 29 cycles 5-9&lt;br&gt; &lt;b&gt;Melphalan&lt;/b&gt; 9 mg/m&lt;sup&gt;2&lt;/sup&gt; PO, days 1-4&lt;br&gt; &lt;b&gt;Prednisone&lt;/b&gt; 60 mg/m&lt;sup&gt;2&lt;/sup&gt; PO, days 1-4&lt;br&gt; Repeat every 6 weeks for 9 cycles</text:p>
          </table:table-cell>
          <table:table-cell table:style-name="ce4" office:value-type="string">
            <text:p>Minimal-Low</text:p>
          </table:table-cell>
          <table:table-cell table:style-name="ce15" office:value-type="string">
            <text:p>San Miguel JF, Schalg R, Khuageva NK, et al. MMY-3002 a phase 3 study comparing bortezomib-melphalan-prednisone (VMP) with melphalan-prednisone (MP) in newly diagnosed multiple myeloma. $Blood. 2007;110(11 pt 1): Abstract 78.$&lt;br&gt; San Miguel JF, Schlag R, Khuageva NK, et al. Bortezomib plus melphalan and prednisone for initial treatment of multiple myeloma. $N Engl J Med. 2008;359(9):906-917.$</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Bortezomib&lt;/b&gt;</text:p>
          </table:table-cell>
          <table:table-cell table:style-name="ce12" office:value-type="string">
            <text:p>&lt;b&gt;Bortezomib&lt;/b&gt; 1.3 mg/m&lt;sup&gt;2&lt;/sup&gt;/d IV bolus, days 1, 4, 8, 11&lt;br&gt; Repeat every 21 days </text:p>
          </table:table-cell>
          <table:table-cell table:style-name="ce4" office:value-type="string">
            <text:p>Low</text:p>
          </table:table-cell>
          <table:table-cell table:style-name="ce15" office:value-type="string">
            <text:p>Richardson PG, Barlogie B, Berenson J, et al. A phase 2 study of bortezomib in relapsed, refractory myeloma. $N Engl J Med. 2003;348(26):2609-2617.$</text:p>
          </table:table-cell>
          <table:table-cell table:number-columns-repeated="1014"/>
        </table:table-row>
        <table:table-row table:style-name="ro15">
          <table:table-cell table:number-columns-repeated="5"/>
          <table:table-cell table:style-name="ce4" office:value-type="string">
            <text:p>&lt;b&gt;Single-Agent Regimens&lt;/b&gt;</text:p>
          </table:table-cell>
          <table:table-cell table:style-name="ce4" office:value-type="string">
            <text:p>&lt;b&gt;Dexamethasone&lt;/b&gt;</text:p>
          </table:table-cell>
          <table:table-cell table:style-name="ce12" office:value-type="string">
            <text:p>&lt;b&gt;Dexamethasone&lt;/b&gt; 20 mg/m&lt;sup&gt;2&lt;/sup&gt;/d PO, days 1-4, 9-12, 17-20&lt;br&gt; Repeat after 14-day rest period</text:p>
          </table:table-cell>
          <table:table-cell table:style-name="ce4" office:value-type="string">
            <text:p>Not Applicable</text:p>
          </table:table-cell>
          <table:table-cell table:style-name="ce15" office:value-type="string">
            <text:p>Alexanian R, Dimopoulos MA, Delasalle K, Barlogie B. Primary dexamethasone treatment of multiple myeloma. $Blood. 1992;80(4):887-890.$</text:p>
          </table:table-cell>
          <table:table-cell table:number-columns-repeated="1014"/>
        </table:table-row>
        <table:table-row table:style-name="ro9">
          <table:table-cell table:number-columns-repeated="5"/>
          <table:table-cell table:style-name="ce4" office:value-type="string">
            <text:p>&lt;b&gt;Single-Agent Regimens&lt;/b&gt;</text:p>
          </table:table-cell>
          <table:table-cell table:style-name="ce4" office:value-type="string">
            <text:p>&lt;b&gt;Thalidomide&lt;/b&gt;</text:p>
          </table:table-cell>
          <table:table-cell table:style-name="ce12" office:value-type="string">
            <text:p>&lt;b&gt;Thalidomide&lt;/b&gt; 200 mg/d PO at bedtime (increased dose every 2 weeks for 6 weeks up to a dose of 800 mg/d)</text:p>
          </table:table-cell>
          <table:table-cell table:style-name="ce4" office:value-type="string">
            <text:p>Minimal-Low</text:p>
          </table:table-cell>
          <table:table-cell table:style-name="ce15" office:value-type="string">
            <text:p>Singhal S, Mehta J, Desikan R, et al. Antitumor activity of thalidomide in refractory multiple myeloma. $N Engl J Med. 1999;341(21):1565-1571.$ $ Erratum in N Engl J Med. 2000;342(5):364.$</text:p>
          </table:table-cell>
          <table:table-cell table:number-columns-repeated="1014"/>
        </table:table-row>
        <table:table-row table:style-name="ro25">
          <table:table-cell/>
          <table:table-cell office:value-type="string">
            <text:p>&lt;b&gt;Pediatric&lt;/b&gt;</text:p>
          </table:table-cell>
          <table:table-cell office:value-type="string">
            <text:p>&lt;b&gt;Gastro Intestinal Malignancies&lt;/b&gt;</text:p>
          </table:table-cell>
          <table:table-cell/>
          <table:table-cell office:value-type="string">
            <text:p>&lt;b&gt;Pancreatic Cancer&lt;/b&gt;</text:p>
          </table:table-cell>
          <table:table-cell table:style-name="ce4" office:value-type="string">
            <text:p>&lt;b&gt;Combination Regimens&lt;/b&gt;</text:p>
          </table:table-cell>
          <table:table-cell office:value-type="string">
            <text:p>&lt;b&gt;FOLFIRINOX&lt;/b&gt;</text:p>
          </table:table-cell>
          <table:table-cell table:style-name="ce4" office:value-type="string">
            <text:p>&lt;b&gt;Oxaliplatin&lt;/b&gt; 85 mg/m&lt;sup&gt;2&lt;/sup&gt; IV over 2 hours &lt;b&gt;FOLLOWED BY Leucovorin calcium&lt;/b&gt; 400 mg/m&lt;sup&gt;2&lt;/sup&gt; IV over 2 hours with the addition, after 30 minutes &lt;b&gt;Irinotecan&lt;/b&gt; 180 mg/m&lt;sup&gt;2&lt;/sup&gt; IV over 90 minutes; &lt;b&gt;IMMEDIATELY FOLLOWED BY&lt;/b&gt;&lt;br&gt; &lt;b&gt;Fluorouracil&lt;/b&gt; 400 mg/m&lt;sup&gt;2&lt;/sup&gt; IV bolus, &lt;b&gt;THEN&lt;/b&gt;&lt;br&gt; &lt;b&gt;Fluorouracil&lt;/b&gt; 2,400 mg/m&lt;sup&gt;2&lt;/sup&gt; IV over 46 hours&lt;br&gt; Repeat cycle every 2 weeks</text:p>
          </table:table-cell>
          <table:table-cell table:style-name="ce4" office:value-type="string">
            <text:p>Moderate</text:p>
          </table:table-cell>
          <table:table-cell table:style-name="ce12" office:value-type="string">
            <text:p>Conroy T, Desseigne F, Ychou M, et al. FOLFIRINOX versus gemcitabine for metastatic pancreatic cancer. $N Engl J Med. 2011;364(19):1817-182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Gemcitabine/Capecitabine&lt;/b&gt;</text:p>
          </table:table-cell>
          <table:table-cell table:style-name="ce4" office:value-type="string">
            <text:p>&lt;b&gt;Gemcitabine&lt;/b&gt; 1,000 mg/m&lt;sup&gt;2&lt;/sup&gt; IV over 30 minutes, days 1, 8&lt;br&gt; &lt;b&gt;Capecitabine&lt;/b&gt; 650 mg/m&lt;sup&gt;2&lt;/sup&gt; PO bid ever 12 hours, days 1-14&lt;br&gt; Repeat every 21 days</text:p>
          </table:table-cell>
          <table:table-cell table:style-name="ce4" office:value-type="string">
            <text:p>Low</text:p>
          </table:table-cell>
          <table:table-cell table:style-name="ce4" office:value-type="string">
            <text:p>Herrmann R, Bodoky G, Ruhstaller T, et al. Gemcitabine plus capecitabine compared with gemcitabine alone in advanced pancreatic cancer: a randomized, multicenter, phase III trial of the Swiss Group for Clinical Cancer Research and the Central European Cooperative Oncology Group. $J Clin Oncol. 2007;25(16):221-2217.$</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Gemcitabine/Erlotinib&lt;/b&gt;</text:p>
          </table:table-cell>
          <table:table-cell table:style-name="ce4" office:value-type="string">
            <text:p>&lt;b&gt;Gemcitabine&lt;/b&gt; see single-agent gemcitabine, below&lt;br&gt; &lt;b&gt;Erlotinib&lt;/b&gt; 100 &lt;b&gt;OR&lt;/b&gt; 150 mg/d PO&lt;br&gt; Repeat subsequent cycles once weekly for 3 consecutive weeks out of every 4 weeks</text:p>
          </table:table-cell>
          <table:table-cell table:style-name="ce4" office:value-type="string">
            <text:p>Low</text:p>
          </table:table-cell>
          <table:table-cell table:style-name="ce4" office:value-type="string">
            <text:p>Moore MJ, Goldstein D, Hamm J, et al. Erlotinib plus gemcitabine compared with gemcitabine alone in patients with advanced pancreatic cancer: a phase III trial of the National Cancer institute of Canada Clinical Trials Group. $J Clin Oncol. 2007;25(15):1960-1966.<text:span text:style-name="T4">$</text:span></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GEMOX&lt;/b&gt;</text:p>
          </table:table-cell>
          <table:table-cell table:style-name="ce12" office:value-type="string">
            <text:p>&lt;b&gt;Gemcitabine&lt;/b&gt; 1,000 mg/m&lt;sup&gt;2&lt;/sup&gt;, day 1 as 100-minute infusion&lt;br&gt; &lt;b&gt;Oxaliplatin&lt;/b&gt; 100 mg/m&lt;sup&gt;2&lt;/sup&gt;, day 2 as 2-hour infusion&lt;br&gt; Repeat every 14 days</text:p>
          </table:table-cell>
          <table:table-cell table:style-name="ce4" office:value-type="string">
            <text:p>Moderate</text:p>
          </table:table-cell>
          <table:table-cell table:style-name="ce4" office:value-type="string">
            <text:p>Louvet C, Labianca R, Hammel P, at al. Gemcitabine in combination with oxaliplatin compared with gemcitabine alone in locally advanced or metastatic pancreatic cancer: results of a GERCOR and GISCAD phase III trial. $J Clin Oncol. 2005;23(15):3509-3516.$</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Gemcitabine&lt;/b&gt;</text:p>
          </table:table-cell>
          <table:table-cell table:style-name="ce4" office:value-type="string">
            <text:p>&lt;b&gt;Gemcitabine 1,000 mg/m&lt;sup&gt;2&lt;/sup&gt; IV over 30 minutes once weekly for 7 weeks,&lt;br&gt; &lt;b&gt;FOLLOWED BY&lt;/b&gt; 1 week of rest&lt;br&gt; Repeat subsequent cycles once weekly for 3 consecutive weeks out of every 4 weeks</text:p>
          </table:table-cell>
          <table:table-cell table:style-name="ce4" office:value-type="string">
            <text:p>Low</text:p>
          </table:table-cell>
          <table:table-cell table:style-name="ce12" office:value-type="string">
            <text:p>Burris HA 3rd, Moore MJ, Andersen J, et al. Improvements in survivial and clinical benefit with gemcitabine as first-line therapy for patients with advanced pancreas cancer: a randomized trial. $J Clin Oncol. 1997;15(6):2403-2413.$</text:p>
          </table:table-cell>
          <table:table-cell table:number-columns-repeated="1014"/>
        </table:table-row>
        <table:table-row table:style-name="ro10">
          <table:table-cell/>
          <table:table-cell office:value-type="string">
            <text:p>&lt;b&gt;Adult&lt;/b&gt;</text:p>
          </table:table-cell>
          <table:table-cell office:value-type="string">
            <text:p>&lt;b&gt;Solid&lt;/b&gt;</text:p>
          </table:table-cell>
          <table:table-cell/>
          <table:table-cell office:value-type="string">
            <text:p>&lt;b&gt;Sarcoma&lt;/b&gt;</text:p>
          </table:table-cell>
          <table:table-cell table:style-name="ce4" office:value-type="string">
            <text:p>&lt;b&gt;Combination Regimens&lt;/b&gt;</text:p>
          </table:table-cell>
          <table:table-cell table:style-name="ce4" office:value-type="string">
            <text:p>&lt;b&gt;AD&lt;/b&gt;</text:p>
          </table:table-cell>
          <table:table-cell table:style-name="ce4" office:value-type="string">
            <text:p>&lt;b&gt;Doxorubicin&lt;/b&gt; 15 mg/m&lt;sup&gt;2&lt;/sup&gt;/d CIVI, days 1-4&lt;br&gt; Dacarbazine 250 mg/m&lt;sup&gt;2&lt;/sup&gt;/d CIVI, days 1-4&lt;br&gt; Repeat every 21 days</text:p>
          </table:table-cell>
          <table:table-cell table:style-name="ce4" office:value-type="string">
            <text:p>High</text:p>
          </table:table-cell>
          <table:table-cell table:style-name="ce4" office:value-type="string">
            <text:p>Antman K, Crowley J, Balcerzak SP, et al. An intergroup phase III randomized study of doxorubicin and dacarbazine with or without ifosfamide and mesna in advanced soft tissue and bone sarcomas. $J Clin Oncol. 1993;11(7):1276-1285.$</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DI&lt;/b&gt;</text:p>
          </table:table-cell>
          <table:table-cell table:style-name="ce4" office:value-type="string">
            <text:p>&lt;b&gt;Doxorubicin&lt;/b&gt; 50 mg/m&lt;sup&gt;2&lt;/sup&gt; IV bolus, day 1,&lt;br&gt; &lt;b&gt;FOLLOWED IMMEDIATELY BY&lt;/b&gt;&lt;br&gt; &lt;b&gt;Ifosfamide&lt;/b&gt; 5,000 mg/m&lt;sup&gt;2&lt;/sup&gt; CIVI, day 1&lt;br&gt; &lt;b&gt;Mesna&lt;/b&gt; 600 mg/m&lt;sup&gt;2&lt;/sup&gt; IV bolus, before ifosfamide, FOLLOWED BY 2,500 mg/m&lt;sup&gt;2&lt;/sup&gt; IV over 12 hours following ifosfamide&lt;br&gt; Repeat every 21 days </text:p>
          </table:table-cell>
          <table:table-cell table:style-name="ce4" office:value-type="string">
            <text:p>Moderate</text:p>
          </table:table-cell>
          <table:table-cell table:style-name="ce4" office:value-type="string">
            <text:p>Santoro A, Tursz T, Mouridsen H, et al. Doxorubicin versus CYVADIC versus doxorubicin plus ifosfamide in first-line treatment of advanced soft tissue sarcomas: a randomized study of the European Organization for Research and Treatment of Cancer Soft Tissue and Bone Sarcoma Group. $J Clin Oncol. 1995;13(7):1537-1545.$</text:p>
          </table:table-cell>
          <table:table-cell table:number-columns-repeated="1014"/>
        </table:table-row>
        <table:table-row table:style-name="ro24">
          <table:table-cell table:number-columns-repeated="5"/>
          <table:table-cell table:style-name="ce4" office:value-type="string">
            <text:p>&lt;b&gt;Combination Regimens&lt;/b&gt;</text:p>
          </table:table-cell>
          <table:table-cell table:style-name="ce4" office:value-type="string">
            <text:p>&lt;b&gt;VAC-IE&lt;/b&gt;</text:p>
          </table:table-cell>
          <table:table-cell table:style-name="ce4" office:value-type="string">
            <text:p>&lt;b&gt;Cyclophosphamide&lt;/b&gt; 1,200 mg/m&lt;sup&gt;2&lt;/sup&gt; IV, day 1&lt;br&gt; &lt;b&gt;FOLLOWED BY&lt;/b&gt; <text:s/>mesna&lt;br&gt; &lt;b&gt;Vincristine&lt;sup&gt;d&lt;/sup&gt;&lt;/b&gt; 2 mg/m&lt;sup&gt;2&lt;/sup&gt; IV, day 1&lt;br&gt; &lt;b&gt;Doxorubicin&lt;/b&gt; 75 mg/m&lt;sup&gt;2&lt;/sup&gt; IV bolus, day 1&lt;br&gt; &lt;b&gt;Dactinomycin&lt;/b&gt; 1.25 mg/m&lt;sup&gt;2&lt;/sup&gt; IV, day 1 substitued for doxorubicin when cumulative doxorubicin dose reaces 375 mg/m&lt;sup&gt;2&lt;/sup&gt;&lt;br&gt; Alternating with each cycle&lt;br&gt; &lt;b&gt;Ifosfamide&lt;/b&gt; 1,800 mg/m&lt;sup&gt;2&lt;/sup&gt;/d IV, days 1-6 (given with mesna-dose not specified)&lt;br&gt; &lt;b&gt;Etoposide&lt;/b&gt; 100 mg/m&lt;sup&gt;2&lt;/sup&gt;/d IV, days 1-5&lt;br&gt; Repeat cycle every 21 days for 17 total cycles</text:p>
          </table:table-cell>
          <table:table-cell table:style-name="ce4" office:value-type="string">
            <text:p>VAC-High&lt;br&gt; IE-Moderate</text:p>
          </table:table-cell>
          <table:table-cell table:style-name="ce4" office:value-type="string">
            <text:p>Grier HE, Krailo MD, Tarbell NJ, et al. Addition of ifosfamide and etoposide to standard chemotherapy for Ewing's sarcoma and primitive neuroectodermal tumor of bone. $N Engl J Med. 2003;348(8):694-701.$</text:p>
          </table:table-cell>
          <table:table-cell table:number-columns-repeated="1014"/>
        </table:table-row>
        <table:table-row table:style-name="ro36">
          <table:table-cell table:number-columns-repeated="5"/>
          <table:table-cell table:style-name="ce4" office:value-type="string">
            <text:p>&lt;b&gt;Combination Regimens&lt;/b&gt;</text:p>
          </table:table-cell>
          <table:table-cell table:style-name="ce4" office:value-type="string">
            <text:p>&lt;b&gt;Methotrexate/Cisplatin/Doxorubicin Ifosfamide&lt;/b&gt;</text:p>
          </table:table-cell>
          <table:table-cell table:style-name="ce4" office:value-type="string">
            <text:p>&lt;b&gt;MTX&lt;/b&gt; 12,000 mg/m&lt;sup&gt;2&lt;/sup&gt; IV over 4 hours day 1&lt;br&gt; &lt;b&gt;WITH Leucovorin calcium&lt;/b&gt; 8 mg/m&lt;sup&gt;2&lt;/sup&gt; IV every 6 hours for 11 doses beginning 24 hours from the start of the MTX infusion, days 1, 42 (preoperatively); days 133, 196, 238 (postoperatively)&lt;br&gt; &lt;b&gt;Cisplatin&lt;/b&gt; 120 mg/m&lt;sup&gt;2&lt;/sup&gt; CIVI over 48 hours, days 7-8, 49-50 (preoperatively); days 140-141, 203-204, 245-246 (postoperatively). Cisplatin was increased to 150 mg/m&lt;sup&gt;2&lt;/sup&gt; for postoperative course in patients who failed to achieve total primary chemotherapy-induced necrosis&lt;br&gt; &lt;b&gt;Doxorubicin&lt;/b&gt; 75 mg/m&lt;sup&gt;2&lt;/sup&gt; CIVI over 24 hours, days 7, 49 (preoperatively); days 98, 161 (postoperatively). Doxorubicin was increased to 90 mg/m&lt;sup&gt;2&lt;/sup&gt; IV over 24 hours for postoperative treatment courses&lt;br&gt; &lt;b&gt;Ifosfamide&lt;/b&gt; 3,000 mg/m&lt;sup&gt;2&lt;/sup&gt;/d CIVI for 5 days with equimolar doses of mesna, days 28-32, 70-74 (preooperatively); days 119-123, 182-186, 224-228 (postoperatively)</text:p>
          </table:table-cell>
          <table:table-cell table:style-name="ce4" office:value-type="string">
            <text:p>High</text:p>
          </table:table-cell>
          <table:table-cell table:style-name="ce4" office:value-type="string">
            <text:p>Ferrrari S, Smeland S, Mercuri M, et al. Neoadjuvant chemotherapy with high-dose ifosfamide, high-dose methotrexate, cisplatin, and doxorubicin for patients with localized osteosarcoma of the extremity: a joint study by the Italian and Scandinavian Sarcoma Groups. $J Clin Oncol. 2005;23(34):8845-8852.$</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MAID&lt;/b&gt;</text:p>
          </table:table-cell>
          <table:table-cell table:style-name="ce4" office:value-type="string">
            <text:p>&lt;b&gt;Mesna&lt;/b&gt; 2,500 mg/m&lt;sup&gt;2&lt;/sup&gt;/d CIVI, days 1-4&lt;br&gt; &lt;b&gt;Doxorubicin&lt;/b&gt; 15 mg/m&lt;sup&gt;2&lt;/sup&gt;/d CIVI, days 1-4&lt;br&gt; &lt;b&gt;Ifosfamide&lt;/b&gt; 2,500 mg/m&lt;sup&gt;2&lt;/sup&gt;/d CIVI, days 1-3&lt;br&gt; &lt;b&gt;Dacarbazine&lt;/b&gt; 250 mg/m&lt;sup&gt;2&lt;/sup&gt;/d CIVI, days 1-4&lt;br&gt; Repeat every 21 days</text:p>
          </table:table-cell>
          <table:table-cell table:style-name="ce4" office:value-type="string">
            <text:p>High</text:p>
          </table:table-cell>
          <table:table-cell table:style-name="ce4" office:value-type="string">
            <text:p>Antman K, Crowley J, Balcerzak SP, et al. An intergroup phase III randomized study of doxorubicin and dacarbazine with or without ifosfamide and mesna in advanced soft tissue and bone sarcomas. $J Clin Oncol. 1993;11(7):1276-1285.$</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Doxorubicin&lt;/b&gt;</text:p>
          </table:table-cell>
          <table:table-cell table:style-name="ce4" office:value-type="string">
            <text:p>&lt;b&gt;Doxorubicin&lt;/b&gt; 75 mg/m&lt;sup&gt;2&lt;/sup&gt; IV&lt;br&gt; Repeat every 21 days</text:p>
          </table:table-cell>
          <table:table-cell table:style-name="ce4" office:value-type="string">
            <text:p>Moderate</text:p>
          </table:table-cell>
          <table:table-cell table:style-name="ce4" office:value-type="string">
            <text:p>Nielsen OS, Dombernowsky P, Mouridsen H, et al. High-dose epirubicin is not alternative to standard-dose doxorubicin in the treatment of advanced soft tissue sarcomas: a study of the EORTC soft tissue and bone sarcoma group. $Br J Cancer. 1998;78(12):1634-1639.$</text:p>
          </table:table-cell>
          <table:table-cell table:number-columns-repeated="1014"/>
        </table:table-row>
        <table:table-row table:style-name="ro20">
          <table:table-cell/>
          <table:table-cell office:value-type="string">
            <text:p>&lt;b&gt;Pediatric&lt;/b&gt;</text:p>
          </table:table-cell>
          <table:table-cell office:value-type="string">
            <text:p>&lt;b&gt;Hemtalogic&lt;/b&gt;</text:p>
          </table:table-cell>
          <table:table-cell/>
          <table:table-cell table:style-name="ce4" office:value-type="string">
            <text:p>&lt;b&gt;Pediatric Regimens&lt;sup&gt;e&lt;/sup&gt; - ALL&lt;/b&gt;</text:p>
          </table:table-cell>
          <table:table-cell table:style-name="ce4" office:value-type="string">
            <text:p>&lt;b&gt;Induction&lt;/b&gt;</text:p>
          </table:table-cell>
          <table:table-cell table:style-name="ce4" office:value-type="string">
            <text:p>&lt;b&gt;No Common Name&lt;/b&gt;</text:p>
          </table:table-cell>
          <table:table-cell table:style-name="ce4" office:value-type="string">
            <text:p>&lt;b&gt;Vincristine&lt;sup&gt;d&lt;/sup&gt;&lt;/b&gt; 1.5 mg/m&lt;sup&gt;2&lt;/sup&gt; IV, days 0,7, 14, 21&lt;br&gt; &lt;b&gt;Asparaginase&lt;/b&gt; 6,000 units/m&lt;sup&gt;2&lt;/sup&gt; IM, 3 times weekly for 9 doses, starting on days 2-4&lt;br&gt; &lt;b&gt;Dexamethasone&lt;/b&gt; 6 mg/m&lt;sup&gt;2&lt;/sup&gt;/d PO in 3 equal doses (was substituted for prednisone)&lt;br&gt; &lt;b&gt;MTX&lt;/b&gt; 8, 10, or 12 mg IT, age-adjusted, days 0, 14 (also days 7, 21 for patients with CNS disease at diagnosis)&lt;br&gt; &lt;b&gt;Prednisone&lt;/b&gt; 40 mg/m&lt;sup&gt;2&lt;/sup&gt;/d PO</text:p>
          </table:table-cell>
          <table:table-cell table:style-name="ce4" office:value-type="string">
            <text:p>Moderate for MTX agent IT, minimal for others</text:p>
          </table:table-cell>
          <table:table-cell table:style-name="ce4" office:value-type="string">
            <text:p>Bostrom BC, Sensel MR, Sather HN, et al. Dexamethasone versus prednisone and daily oral versus weekly intravenous mercaptopurine for patients with standard-risk acute lymphoblastic leukemia: a report from the Children's Cancer Group. $Blood 2003;101(10):3809-3817.$</text:p>
          </table:table-cell>
          <table:table-cell table:number-columns-repeated="1014"/>
        </table:table-row>
        <table:table-row table:style-name="ro21">
          <table:table-cell table:number-columns-repeated="5"/>
          <table:table-cell table:style-name="ce4" office:value-type="string">
            <text:p>&lt;b&gt;Induction&lt;/b&gt;</text:p>
          </table:table-cell>
          <table:table-cell table:style-name="ce4" office:value-type="string">
            <text:p>&lt;b&gt;No Common Name&lt;/b&gt;</text:p>
          </table:table-cell>
          <table:table-cell table:style-name="ce4" office:value-type="string">
            <text:p>&lt;b&gt;Vincristine&lt;sup&gt;d&lt;/sup&gt;&lt;/b&gt; 1.5 mg/m&lt;sup&gt;2&lt;/sup&gt; IV, days 0, 7, 14, 21&lt;br&gt; &lt;b&gt;Prednisone&lt;/b&gt; 40 mg/m&lt;sup&gt;2&lt;/sup&gt; PO, days 0-28, then 10-day taper&lt;br&gt; &lt;b&gt;Pegaspargase&lt;/b&gt; 2,500 units/m&lt;sup&gt;2&lt;/sup&gt; IM, day 3&lt;br&gt; &lt;b&gt;Cytarabine&lt;/b&gt; 30, 50, or 70 mg IT, age-adjusted, day 0&lt;br&gt; &lt;b&gt;MTX&lt;/b&gt; 8, 10, &lt;b&gt;OR&lt;/b&gt; 12 mg IT, age-adjusted, days 7, 28</text:p>
          </table:table-cell>
          <table:table-cell table:style-name="ce4" office:value-type="string">
            <text:p>Moderate for MTX agent IT, minimal for others</text:p>
          </table:table-cell>
          <table:table-cell table:style-name="ce4" office:value-type="string">
            <text:p>Avramis VI, Sencer S, Periclou AP, et al. A randomized comparison of native Escherichia coli asparaginase and polyethylene glycol conjugated asparaginase for treatment of children with newly diagnosed standard-risk acute lymphoblastic leukemia: a Children's Cancer Group Study. $Blood. 2002;99(6):1986-1994.$ $Erratum in: Blood. 2002; 100(6):1531.$</text:p>
          </table:table-cell>
          <table:table-cell table:number-columns-repeated="1014"/>
        </table:table-row>
        <table:table-row table:style-name="ro16">
          <table:table-cell table:number-columns-repeated="5"/>
          <table:table-cell table:style-name="ce4" office:value-type="string">
            <text:p>&lt;b&gt;Induction&lt;/b&gt;</text:p>
          </table:table-cell>
          <table:table-cell table:style-name="ce4" office:value-type="string">
            <text:p>&lt;b&gt;Nelarabine&lt;/b&gt;</text:p>
          </table:table-cell>
          <table:table-cell table:style-name="ce4" office:value-type="string">
            <text:p>&lt;b&gt;Nelarabine&lt;/b&gt; 650 mg/m&lt;sup&gt;2&lt;/sup&gt;/d IV, over 1 hour for 5 consecutive days&lt;br&gt; Repeat every 21 days</text:p>
          </table:table-cell>
          <table:table-cell table:style-name="ce4" office:value-type="string">
            <text:p>Minimal</text:p>
          </table:table-cell>
          <table:table-cell table:style-name="ce4" office:value-type="string">
            <text:p>Arranon [package insert]. $Research Triangle Park, NC: GlaxoSmithKline; 2011.$</text:p>
          </table:table-cell>
          <table:table-cell table:number-columns-repeated="1014"/>
        </table:table-row>
        <table:table-row table:style-name="ro6">
          <table:table-cell table:number-columns-repeated="5"/>
          <table:table-cell table:style-name="ce4" office:value-type="string">
            <text:p>&lt;b&gt;Induction&lt;/b&gt;</text:p>
          </table:table-cell>
          <table:table-cell table:style-name="ce4" office:value-type="string">
            <text:p>&lt;b&gt;OD&lt;/b&gt;</text:p>
          </table:table-cell>
          <table:table-cell table:style-name="ce4" office:value-type="string">
            <text:p>&lt;b&gt;Dexamethasone&lt;/b&gt; 6 mg/m&lt;sup&gt;2&lt;/sup&gt;/d PO, days 1-28&lt;br&gt; &lt;b&gt;Asparaginase&lt;/b&gt; 6,000 units/m&lt;sup&gt;2&lt;/sup&gt; IM, 3 times weekly for 9 doses&lt;br&gt; &lt;b&gt;Vincristine&lt;sup&gt;d&lt;/sup&gt;&lt;/b&gt; 1.5 mg/m&lt;sup&gt;2&lt;/sup&gt; IV, days 0, 7, 14, 21&lt;br&gt; &lt;b&gt;MTX&lt;/b&gt; 8-12 mg IT, age-adjusted dosing schedule</text:p>
          </table:table-cell>
          <table:table-cell table:style-name="ce4" office:value-type="string">
            <text:p>Moderate</text:p>
          </table:table-cell>
          <table:table-cell table:style-name="ce4" office:value-type="string">
            <text:p>Bostrom BC, Sensel MR, Sather HN, et al. Dexamethasone versus prednisone and daily oral versus weekly intravenous mercaptopurine for patients with standard-risk acute lymphoblastic leukemia: a report from the Children's Cancer Group. $Blood 2003;101(10):3809-3817.$</text:p>
          </table:table-cell>
          <table:table-cell table:number-columns-repeated="1014"/>
        </table:table-row>
        <table:table-row table:style-name="ro21">
          <table:table-cell table:number-columns-repeated="5"/>
          <table:table-cell table:style-name="ce4" office:value-type="string">
            <text:p>&lt;b&gt;Induction&lt;/b&gt;</text:p>
          </table:table-cell>
          <table:table-cell table:style-name="ce4" office:value-type="string">
            <text:p>&lt;b&gt;PVDA&lt;/b&gt;</text:p>
          </table:table-cell>
          <table:table-cell table:style-name="ce4" office:value-type="string">
            <text:p>&lt;b&gt;Prednisone&lt;/b&gt; 40 mg/m&lt;sup&gt;2&lt;/sup&gt;/d PO, days 1-28&lt;br&gt; &lt;b&gt;Vincristine&lt;sup&gt;d&lt;/sup&gt;&lt;/b&gt; 1.5 mg/m&lt;sup&gt;2&lt;/sup&gt;/d IV, days 2, 8, 15, 22&lt;br&gt; &lt;b&gt;Daunorubicin&lt;/b&gt; 25 mg/m&lt;sup&gt;2&lt;/sup&gt;/d IV, days 2, 8, 15, 22&lt;br&gt; &lt;b&gt;Asparaginase&lt;/b&gt; 5,000 units/m&lt;sup&gt;2&lt;/sup&gt;/d IM, days 2, 5, 8, 12, 15, 19</text:p>
          </table:table-cell>
          <table:table-cell table:style-name="ce4" office:value-type="string">
            <text:p>Moderate</text:p>
          </table:table-cell>
          <table:table-cell table:style-name="ce4" office:value-type="string">
            <text:p>Lauer SJ, Camitta BM, Leventhal BG, et al. Intensive alternating drug pairs for treatment of hgh-risk chidhood acute lymphoblastic leukemia. Apediatric Oncology Group pilot study. $Cancer. 1993;71(9):2854-2861.$</text:p>
          </table:table-cell>
          <table:table-cell table:number-columns-repeated="1014"/>
        </table:table-row>
        <table:table-row table:style-name="ro19">
          <table:table-cell table:number-columns-repeated="5"/>
          <table:table-cell table:style-name="ce4" office:value-type="string">
            <text:p>&lt;b&gt;Induction&lt;/b&gt;</text:p>
          </table:table-cell>
          <table:table-cell table:style-name="ce4" office:value-type="string">
            <text:p>&lt;b&gt;TIT (CNS Prophylaxis)&lt;/b&gt;</text:p>
          </table:table-cell>
          <table:table-cell table:style-name="ce12" office:value-type="string">
            <text:p>&lt;u&gt;Regimen &lt;%0B&gt;Age 1y &lt;%0B&gt;Age 2y &lt;%0B&gt;Age&gt;=3y&lt;/u&gt;&lt;br&gt; &lt;b&gt;MTX&lt;/b&gt; &lt;%0B&gt;10 mg &lt;%0B&gt;12.5 mg &lt;%0B&gt;15 mg&lt;br&gt; &lt;b&gt;Cytarabine&lt;/b&gt; &lt;%0B&gt;20 mg &lt;%0B&gt;25 mg &lt;%0B&gt;30 mg&lt;br&gt; &lt;b&gt;Hydrocortisone&lt;/b&gt; &lt;%0B&gt;10 mg &lt;%0B&gt;12.5 mg &lt;%0B&gt;15 mg&lt;br&gt; &lt;b&gt;Administer&lt;/b&gt; IT on day 1, then at weeks 1, 2, 3, 6, 11, 16, 21, 26, 31, then every 12 weeks&lt;br&gt; Most experts now recommend CNS dosing based upon patient age instead of body surface area</text:p>
          </table:table-cell>
          <table:table-cell table:style-name="ce4" office:value-type="string">
            <text:p>Moderate</text:p>
          </table:table-cell>
          <table:table-cell table:style-name="ce4" office:value-type="string">
            <text:p>Lauer SJ, Camitta BM, Leventhal BG, et al. Intensive alternating drug pairs for treatment of hgh-risk chidhood acute lymphoblastic leukemia. Apediatric Oncology Group pilot study. $Cancer. 1993;71(9):2854-2861.$</text:p>
          </table:table-cell>
          <table:table-cell table:number-columns-repeated="1014"/>
        </table:table-row>
        <table:table-row table:style-name="ro37">
          <table:table-cell table:number-columns-repeated="5"/>
          <table:table-cell table:style-name="ce4" office:value-type="string">
            <text:p>&lt;b&gt;Consolidation/Intensification and Continuation&lt;/b&gt;</text:p>
          </table:table-cell>
          <table:table-cell table:style-name="ce4" office:value-type="string">
            <text:p>&lt;b&gt;Postinduction Intensification&lt;/b&gt;</text:p>
          </table:table-cell>
          <table:table-cell table:style-name="ce12" office:value-type="string">
            <text:p>&lt;u&gt;CONSOLIDATION&lt;/u&gt;&lt;br&gt; &lt;b&gt;Cyclophosphamide&lt;/b&gt; 1,000 mg/m&lt;sup&gt;2&lt;/sup&gt;/d IV, days 0, 28&lt;br&gt; &lt;b&gt;Cytarabine&lt;/b&gt; 75 mg/m&lt;sup&gt;2&lt;/sup&gt;/d SQ or IV, days 1-4, 8-11, 29-32, 36-39&lt;br&gt; &lt;b&gt;Mercaptopurine&lt;/b&gt; 60 mg/m&lt;sup&gt;2&lt;/sup&gt;/d PO, days 0-13, 28-41&lt;br&gt; &lt;b&gt;PEG-asparaginase&lt;/b&gt; 2,500 units/m&lt;sup&gt;2&lt;/sup&gt;/d IM, days 14, 42&lt;br&gt; &lt;b&gt;MTX&lt;/b&gt; IT, DAYS 1, 8, 15, 22&lt;br&gt; &lt;b&gt;Vincristine&lt;sup&gt;b&lt;/sup&gt;&lt;/b&gt;<text:span text:style-name="T2"> </text:span><text:span text:style-name="T2">1.5mg/m&lt;sup&gt;2&lt;/sup&gt;/d IV, days 14, 21, 42, </text:span><text:span text:style-name="T2">49&lt;br&gt; &lt;u&gt;INTERIM MAINTENANCE </text:span><text:span text:style-name="T2">(I)&lt;/u&gt;&lt;br&gt; &lt;b&gt;Vincristine&lt;sup&gt;d&lt;/sup&gt;&lt;/b&gt; </text:span><text:span text:style-name="T2">1.5 mg/m&lt;sup&gt;2&lt;/sup&gt;/d IV, days 0, 10, 20, </text:span><text:span text:style-name="T2">30, 40&lt;br&gt; &lt;b&gt;MTX&lt;/b&gt; 100 </text:span><text:span text:style-name="T2">mg/m&lt;sup&gt;2&lt;/sup&gt;/d IV, days 0, 10, 20, 30, </text:span><text:span text:style-name="T2">40 (escalate by 50 </text:span><text:span text:style-name="T2">mg/m&lt;sup&gt;2&lt;/sup&gt;/dose)&lt;br&gt; &lt;b&gt;PEG-</text:span><text:span text:style-name="T2">asparaginase&lt;/b&gt; 2,500 </text:span><text:span text:style-name="T2">units/m&lt;sup&gt;2&lt;/sup&gt;/d IM, days 1, 25&lt;br&gt; </text:span><text:span text:style-name="T2">&lt;b&gt;MTX&lt;/b&gt; IT, days 0, 30&lt;br&gt; </text:span><text:span text:style-name="T2">&lt;u&gt;DELAYED INTENSIFICATION </text:span><text:span text:style-name="T2">(I)&lt;/u&gt;&lt;br&gt; Reinduction&lt;br&gt; </text:span><text:span text:style-name="T2">&lt;b&gt;Dexamethasone&lt;/b&gt; 10 </text:span><text:span text:style-name="T2">mg/m&lt;sup&gt;2&lt;/sup&gt;/d PO, days 0-7, 14-21 </text:span><text:span text:style-name="T2">(days 0-20 for patients treated with 1BI)&lt;br&gt; </text:span><text:span text:style-name="T2">&lt;b&gt;Vincristine&lt;sup&gt;d&lt;/sup&gt;&lt;/b&gt; 1.5 </text:span><text:span text:style-name="T2">mg/m&lt;sup&gt;2&lt;/sup&gt;/d IV, days 0, 7, 14&lt;br&gt; </text:span><text:span text:style-name="T2">&lt;b&gt;Doxorubicin&lt;/b&gt; 25 </text:span><text:span text:style-name="T2">mg/m&lt;sup&gt;2&lt;/sup&gt;/d IV, days 0, 7, 14&lt;br&gt; </text:span><text:span text:style-name="T2">&lt;b&gt;PEG-asparaginase&lt;/b&gt; 25,000 </text:span><text:span text:style-name="T2">IU/m&lt;sup&gt;2&lt;/sup&gt;/d IM, day 3&lt;br&gt; </text:span><text:span text:style-name="T2">&lt;b&gt;MTX&lt;/b&gt; IT day 0&lt;br&gt; </text:span><text:span text:style-name="T2">Reconsolidation&lt;br&gt; </text:span><text:span text:style-name="T2">&lt;b&gt;Cyclophosphamide&lt;/b&gt; 1,000 </text:span><text:span text:style-name="T2">mg/m&lt;sup&gt;2&lt;/sup&gt;/d IV, day 28&lt;br&gt; </text:span><text:span text:style-name="T2">&lt;b&gt;Thioguanine&lt;/b&gt; 60 </text:span><text:span text:style-name="T2">mg/m&lt;sup&gt;2&lt;/sup&gt;/d PO, days 28-41&lt;br&gt; </text:span><text:span text:style-name="T2">&lt;b&gt;Cytarabine&lt;/b&gt; 75 mg/m&lt;sup&gt;2&lt;/sup&gt;/d </text:span><text:span text:style-name="T2">SQ or IV, days 29-32, 36-39&lt;br&gt; </text:span><text:span text:style-name="T2">&lt;b&gt;MTX&lt;/b&gt; IT, days 28, 35&lt;br&gt; &lt;b&gt;PEG-</text:span><text:span text:style-name="T2">asparaginase&lt;/b&gt; 2,500 </text:span><text:span text:style-name="T2">units/m&lt;sup&gt;2&lt;/sup&gt;/d IV, days 42, 49&lt;br&gt; </text:span><text:span text:style-name="T2">&lt;b&gt;Vincristine&lt;sup&gt;d&lt;/sup&gt;&lt;/b&gt; 1.5 </text:span><text:span text:style-name="T2">mg/m&lt;sup&gt;2&lt;/sup&gt;/d IV, days 42, 49&lt;br&gt; </text:span><text:span text:style-name="T2">&lt;u&gt;INTERIM MAINTENANCE (II)&lt;/u&gt;&lt;br&gt; </text:span><text:span text:style-name="T2">&lt;b&gt;Vincristine&lt;sup&gt;b&lt;/sup&gt;&lt;/b&gt; 1.5 </text:span><text:span text:style-name="T2">mg/m&lt;sup&gt;2&lt;/sup&gt;/d IV, days 0, 10, 20, 30, </text:span><text:span text:style-name="T2">40&lt;br&gt; &lt;b&gt;MTX&lt;/b&gt; 100 </text:span><text:span text:style-name="T2">mg/m&lt;sup&gt;2&lt;/sup&gt;/d IV, days 0, 10, 20, 30, </text:span><text:span text:style-name="T2">40 (escalate by 50 </text:span><text:span text:style-name="T2">mg/m&lt;sup&gt;2&lt;/sup&gt;/dose)&lt;br&gt; </text:span><text:span text:style-name="T2">&lt;b&gt;Asparaginase&lt;/b&gt; 15,000 </text:span><text:span text:style-name="T2">units/m&lt;sup&gt;2&lt;/sup&gt;/d IM, days 1, 11, 21, </text:span><text:span text:style-name="T2">31, 41&lt;br&gt; &lt;b&gt;MTX&lt;/b&gt; IT, days 0, 20, </text:span><text:span text:style-name="T2">40&lt;br&gt; &lt;u&gt;DELAYED INTENSIFICATION </text:span><text:span text:style-name="T2">(II)&lt;/u&gt;&lt;br&gt; (8 wk) Same as for delayed </text:span><text:span text:style-name="T2">intensification (I)&lt;br&gt; </text:span><text:span text:style-name="T2">&lt;u&gt;MAINTENANCE&lt;/u&gt;&lt;br&gt; </text:span><text:span text:style-name="T2">&lt;b&gt;Vincristine&lt;sup&gt;b&lt;/sup&gt;&lt;/b&gt; 1.5 </text:span><text:span text:style-name="T2">mg/m&lt;sup&gt;2&lt;/sup&gt;/d IV, days 0, 28, 56&lt;br&gt; </text:span><text:span text:style-name="T2">&lt;b&gt;Prednisone&lt;/b&gt; 400 </text:span><text:span text:style-name="T2">mg/m&lt;sup&gt;2&lt;/sup&gt;/d PO, days 0-4, 28-32, </text:span><text:span text:style-name="T2">56-60&lt;br&gt; &lt;b&gt;Mercaptopurine&lt;/b&gt; 75 </text:span><text:span text:style-name="T2">mg/m&lt;sup&gt;2&lt;/sup&gt;/d PO, days 0-83&lt;br&gt; </text:span><text:span text:style-name="T2">&lt;b&gt;MTX&lt;/b&gt; 20 mg/m&lt;sup&gt;2&lt;/sup&gt;/d PO, </text:span><text:span text:style-name="T2">days 7, 14, 21, 28, 35, 42, 49, 56, 63, 70, </text:span><text:span text:style-name="T2">77&lt;br&gt; &lt;b&gt;MTX&lt;/b&gt; IT, day 0&lt;br&gt; Repeat </text:span><text:span text:style-name="T2">cycles for 2 years from first interim </text:span><text:span text:style-name="T2">maintenance for girls, 3 years for boys</text:span></text:p>
          </table:table-cell>
          <table:table-cell table:style-name="ce4" office:value-type="string">
            <text:p>Consolidation, high; interim maintenance, low (except for MTX IT, moderate); delayed intensification, high; maintenance, minimal (except for MTX IT, moderate)</text:p>
          </table:table-cell>
          <table:table-cell table:style-name="ce4" office:value-type="string">
            <text:p>Seibel NL, Steinherz PG, Santher NH, et al. Early postinduction intensification therapy imporves survival for children and adolescents with high-risk acute lymphoblastic leukemia: a report from the Children's Oncology Group. $Blood. 2008;11(5):2538-2555.$</text:p>
          </table:table-cell>
          <table:table-cell table:number-columns-repeated="1014"/>
        </table:table-row>
        <table:table-row table:style-name="ro20">
          <table:table-cell table:number-columns-repeated="5"/>
          <table:table-cell table:style-name="ce4" office:value-type="string">
            <text:p>&lt;b&gt;Other Consolidation/Intensification&lt;/b&gt;</text:p>
          </table:table-cell>
          <table:table-cell table:style-name="ce4" office:value-type="string">
            <text:p>&lt;b&gt;IDMTX&lt;/b&gt;</text:p>
          </table:table-cell>
          <table:table-cell table:style-name="ce12" office:value-type="string">
            <text:p>&lt;u&gt;WEEK 1&lt;/u&gt;&lt;br&gt; &lt;b&gt;MTX&lt;/b&gt; 1,000 mg/m&lt;sup&gt;2&lt;/sup&gt; IV over 24 hours&lt;br&gt; &lt;b&gt;FOLLOWED BY&lt;/b&gt;&lt;br&gt; &lt;b&gt;Mercaptopurine&lt;/b&gt; 1,000 mg/m&lt;sup&gt;2&lt;/sup&gt; IV over 6 hours&lt;br&gt; &lt;b&gt;THEN&lt;/b&gt; (48 hours after the start of MTX)&lt;br&gt; &lt;b&gt;Leucovorin calcium&lt;/b&gt; 5 mg/m&lt;sup&gt;2&lt;/sup&gt; IV every 6 hours for at least 5 doses&lt;br&gt; &lt;u&gt;WEEK 2&lt;/u&gt;&lt;br&gt; &lt;b&gt;MTX&lt;/b&gt; 20 mg/m&lt;sup&gt;2&lt;/sup&gt; IM, day 1&lt;br&gt; &lt;b&gt;Mercaptopurine&lt;/b&gt; 50 mg/m&lt;sup&gt;2&lt;/sup&gt;/d PO, days 1-7&lt;br&gt; Repeat 2-week cycle 12 times</text:p>
          </table:table-cell>
          <table:table-cell office:value-type="string">
            <text:p>Week 1, high; week 2, minimal</text:p>
          </table:table-cell>
          <table:table-cell table:style-name="ce4" office:value-type="string">
            <text:p>Mahoney DH, Shuster JJ, Nitschke R, et al. Intensification with intermediate-dose intravenous methotrexate is effectie therapy for children with lower-risk B-precursor acute lymphoblastic leukemia: a Pediatric Oncology Group study. $J Clin Oncol. 2000;18(6):1285-1294.$</text:p>
          </table:table-cell>
          <table:table-cell table:number-columns-repeated="1014"/>
        </table:table-row>
        <table:table-row table:style-name="ro4">
          <table:table-cell table:number-columns-repeated="4"/>
          <table:table-cell table:style-name="ce4" office:value-type="string">
            <text:p>&lt;b&gt;Pediatric Regimens&lt;sup&gt;k&lt;/sup&gt;<text:span text:style-name="T1"> </text:span><text:span text:style-name="T2">- </text:span><text:span text:style-name="T2">ALL&lt;/b&gt;</text:span></text:p>
          </table:table-cell>
          <table:table-cell table:style-name="ce4" office:value-type="string">
            <text:p>&lt;b&gt;Other Consolidation/Intensification&lt;/b&gt;</text:p>
          </table:table-cell>
          <table:table-cell office:value-type="string">
            <text:p>&lt;b&gt;6-MP orally/ MTX&lt;/b&gt;</text:p>
          </table:table-cell>
          <table:table-cell table:style-name="ce4" office:value-type="string">
            <text:p>&lt;b&gt;Mercaptopurine&lt;/b&gt; 25 mg/m&lt;sup&gt;2&lt;/sup&gt;/d PO, days 1-56&lt;br&gt; &lt;b&gt;MTX&lt;/b&gt; 5,000 mg/m&lt;sup&gt;2&lt;/sup&gt; IV over 24 hours, days 8, 22, 36, 50&lt;br&gt; &lt;b&gt;MTX&lt;/b&gt; 12 mg/d IT (adjust dose for children&lt;3 years), days 8, 22, 36, 50</text:p>
          </table:table-cell>
          <table:table-cell table:style-name="ce4" office:value-type="string">
            <text:p>Moderate</text:p>
          </table:table-cell>
          <table:table-cell table:style-name="ce4" office:value-type="string">
            <text:p>Schrappe M, Reiter A, Ludwig WD, et al. Improved outcome in childhood acute lymphoblastic leukemia despite reduced use of anthracyclines and cranial radiotherapy: results of trial ALL-BFM 90. German-Austrian-Swiss ALL-BFM Study Group. $Blood. 2000;95(11):3310-3322.$</text:p>
          </table:table-cell>
          <table:table-cell table:number-columns-repeated="1014"/>
        </table:table-row>
        <table:table-row table:style-name="ro10">
          <table:table-cell table:number-columns-repeated="5"/>
          <table:table-cell table:style-name="ce4" office:value-type="string">
            <text:p>&lt;b&gt;Other Continuation&lt;/b&gt;</text:p>
          </table:table-cell>
          <table:table-cell office:value-type="string">
            <text:p>&lt;b&gt;MTX/6-MP&lt;/b&gt;</text:p>
          </table:table-cell>
          <table:table-cell table:style-name="ce4" office:value-type="string">
            <text:p>&lt;b&gt;MTX&lt;/b&gt; 20 mg/m&lt;sup&gt;2&lt;/sup&gt; IM weekly, weeks 25-130&lt;br&gt; &lt;b&gt;Mercaptopurine&lt;/b&gt; 50 mg/m&lt;sup&gt;2&lt;/sup&gt;/d PO, weeks 25-130</text:p>
          </table:table-cell>
          <table:table-cell table:style-name="ce4" office:value-type="string">
            <text:p>Minimal</text:p>
          </table:table-cell>
          <table:table-cell table:style-name="ce4" office:value-type="string">
            <text:p>Camitta B, Leventhal B, Lauer S, et al. Intermediate-dose intravenous methotrexate and mercaptopurine therapy for non-T, non-B acute lymphocytic leukemia of chldhood: a Pediatric Oncology Group study. $J Clin Oncol. 1989;7(10):1539-1544.$</text:p>
          </table:table-cell>
          <table:table-cell table:number-columns-repeated="1014"/>
        </table:table-row>
        <table:table-row table:style-name="ro4">
          <table:table-cell table:number-columns-repeated="4"/>
          <table:table-cell table:style-name="ce4" office:value-type="string">
            <text:p>&lt;b&gt;Pediatric Regimens&lt;sup&gt;k&lt;/sup&gt; - AML&lt;/b&gt;</text:p>
          </table:table-cell>
          <table:table-cell table:style-name="ce4" office:value-type="string">
            <text:p>&lt;b&gt;Induction&lt;/b&gt;</text:p>
          </table:table-cell>
          <table:table-cell table:style-name="ce4" office:value-type="string">
            <text:p>&lt;b&gt;CA&lt;/b&gt;</text:p>
          </table:table-cell>
          <table:table-cell table:style-name="ce4" office:value-type="string">
            <text:p>&lt;b&gt;Cytarabine&lt;/b&gt; 3,000 mg/m&lt;sup&gt;2&lt;/sup&gt; IV over 3 hours every 12 hours for 4 doses&lt;br&gt; &lt;b&gt;Asparaginase&lt;/b&gt; 6,000 units/m&lt;sup&gt;2&lt;/sup&gt; IM 3 hours after last dose of cytarabine&lt;br&gt; Repeat 28 days after initial cycle or after recovery of blood counts, whichever is later</text:p>
          </table:table-cell>
          <table:table-cell table:style-name="ce4" office:value-type="string">
            <text:p>high</text:p>
          </table:table-cell>
          <table:table-cell table:style-name="ce4" office:value-type="string">
            <text:p>Woods WG, Ruymann FB, Lampkin BC, et al. The role of timing of high-dose cytosine arabinoside intensification and of maintenance therapy in the treatment of children with acute nonlymphocytic leukemia. $Cancer. 2006;66(6):1106-1113.$</text:p>
          </table:table-cell>
          <table:table-cell table:number-columns-repeated="1014"/>
        </table:table-row>
        <table:table-row table:style-name="ro10">
          <table:table-cell table:number-columns-repeated="5"/>
          <table:table-cell table:style-name="ce4" office:value-type="string">
            <text:p>&lt;b&gt;Induction&lt;/b&gt;</text:p>
          </table:table-cell>
          <table:table-cell table:style-name="ce4" office:value-type="string">
            <text:p>&lt;b&gt;DA&lt;/b&gt;</text:p>
          </table:table-cell>
          <table:table-cell table:style-name="ce4" office:value-type="string">
            <text:p>&lt;b&gt;Daunorubicin&lt;/b&gt; 45 mg/m&lt;sup&gt;2&lt;/sup&gt;/d IV, days 1-3&lt;br&gt; &lt;b&gt;Cytarabine&lt;/b&gt; 100 mg/m&lt;sup&gt;2&lt;/sup&gt;/d CIVI, days 1-7</text:p>
          </table:table-cell>
          <table:table-cell table:style-name="ce4" office:value-type="string">
            <text:p>Moderate</text:p>
          </table:table-cell>
          <table:table-cell table:style-name="ce4" office:value-type="string">
            <text:p>Woods WG, Ruymann FB, Lampkin BC, et al. The role of timing of high-dose cytosine arabinoside intensification and of maintenance therapy in the treatment of children with acute nonlymphocytic leukemia. $Cancer. 2006;66(6):1106-1113.$</text:p>
          </table:table-cell>
          <table:table-cell table:number-columns-repeated="1014"/>
        </table:table-row>
        <table:table-row table:style-name="ro9">
          <table:table-cell table:number-columns-repeated="5"/>
          <table:table-cell table:style-name="ce4" office:value-type="string">
            <text:p>&lt;b&gt;Induction&lt;/b&gt;</text:p>
          </table:table-cell>
          <table:table-cell table:style-name="ce4" office:value-type="string">
            <text:p>&lt;b&gt;DAT&lt;/b&gt;</text:p>
          </table:table-cell>
          <table:table-cell table:style-name="ce4" office:value-type="string">
            <text:p>&lt;b&gt;Daunorubicin&lt;/b&gt; 45 mg/m&lt;sup&gt;2&lt;/sup&gt;/d IV, days 1-3&lt;br&gt; &lt;b&gt;Cytarabine&lt;/b&gt; 100 mg/m&lt;sup&gt;2&lt;/sup&gt;/d IV, days 1-7&lt;br&gt; &lt;b&gt;Thioguanine&lt;/b&gt; 100 mg/m&lt;sup&gt;2&lt;/sup&gt;/d PO, days 1-7</text:p>
          </table:table-cell>
          <table:table-cell table:style-name="ce4" office:value-type="string">
            <text:p>Moderate</text:p>
          </table:table-cell>
          <table:table-cell table:style-name="ce4" office:value-type="string">
            <text:p>Ravindranath Y, Steuber CP, Krischer J, et al. High-dose cytarabine for intensification of early therapy of childhood acute myeloid leukemia: a Pediatric Oncology Group study. $J Clin Oncol. 1991;9(4):572-580.$</text:p>
          </table:table-cell>
          <table:table-cell table:number-columns-repeated="1014"/>
        </table:table-row>
        <table:table-row table:style-name="ro20">
          <table:table-cell table:number-columns-repeated="5"/>
          <table:table-cell table:style-name="ce4" office:value-type="string">
            <text:p>&lt;b&gt;Induction&lt;/b&gt;</text:p>
          </table:table-cell>
          <table:table-cell table:style-name="ce4" office:value-type="string">
            <text:p>&lt;b&gt;DCTER&lt;/b&gt;</text:p>
          </table:table-cell>
          <table:table-cell table:style-name="ce4" office:value-type="string">
            <text:p>&lt;b&gt;Dexamethasone&lt;/b&gt; 6 mg/m&lt;sup&gt;2&lt;/sup&gt;/d (0.2mg/kg/d) PO tid, days 0-4&lt;br&gt; &lt;b&gt;Cytarabine&lt;/b&gt; 200 mg/m&lt;sup&gt;2&lt;/sup&gt;/d (6.7 mg/kg/d) CIVI, days 0-4&lt;br&gt; &lt;b&gt;Thioguanine&lt;/b&gt; 100 mg/m&lt;sup&gt;2&lt;/sup&gt;/d (3.3 mg/kg/d) PO bid, days 0-4&lt;br&gt; &lt;b&gt;Etoposide&lt;/b&gt; 100 mg/m&lt;sup&gt;2&lt;/sup&gt;/d (3.3 mg/kg/d) CIVI, days 0-4&lt;br&gt; &lt;b&gt;Daunorubicin&lt;/b&gt; 20 mg/m&lt;sup&gt;2&lt;/sup&gt;/d (0.67 mg/kg/d) CIVI, days 0-4&lt;br&gt; &lt;b&gt;Cytarabine&lt;/b&gt; IT (age-based doses)&lt;br&gt; Doses in parentheses used for children &lt;3 years of age</text:p>
          </table:table-cell>
          <table:table-cell table:style-name="ce4" office:value-type="string">
            <text:p>Moderate</text:p>
          </table:table-cell>
          <table:table-cell table:style-name="ce4" office:value-type="string">
            <text:p>Woods WG, Kobrinsky N, Buckley JD, et al. Timed-sequential induction therapy improves postremission outcome in acute myeloid leukemia: a report from the Children's Cancer Group. $Blood. 1996;87(12):4979-4989.$</text:p>
          </table:table-cell>
          <table:table-cell table:number-columns-repeated="1014"/>
        </table:table-row>
        <table:table-row table:style-name="ro6">
          <table:table-cell table:number-columns-repeated="5"/>
          <table:table-cell table:style-name="ce4" office:value-type="string">
            <text:p>&lt;b&gt;Induction&lt;/b&gt;</text:p>
          </table:table-cell>
          <table:table-cell table:style-name="ce4" office:value-type="string">
            <text:p>&lt;b&gt;HI-C DAZE&lt;/b&gt;</text:p>
          </table:table-cell>
          <table:table-cell table:style-name="ce4" office:value-type="string">
            <text:p>&lt;b&gt;Daunorubicin&lt;/b&gt; 30 mg/m&lt;sup&gt;2&lt;/sup&gt;/d IV, days 1-3&lt;br&gt; &lt;b&gt;Cytarabine&lt;/b&gt; 3,000 mg/m&lt;sup&gt;2&lt;/sup&gt;/d IV every 12 hours, days 1-4&lt;br&gt; &lt;b&gt;Etoposide&lt;/b&gt; 200 mg/m&lt;sup&gt;2&lt;/sup&gt;/d IV, days 1-3, 6-8&lt;br&gt; &lt;b&gt;Azacitidine&lt;/b&gt; 150 mg/m&lt;sup&gt;2&lt;/sup&gt;/d IV, days 3-5, 8-10</text:p>
          </table:table-cell>
          <table:table-cell table:style-name="ce4" office:value-type="string">
            <text:p>High</text:p>
          </table:table-cell>
          <table:table-cell table:style-name="ce4" office:value-type="string">
            <text:p>Hurwitz CA, Mounce KG, Grier HE. Treatment of patients with acute myelogenous leukemia: review of clinical trials of the past decade. $J Pediatr Hematol Oncol. 1995;17(3):185-197.$</text:p>
          </table:table-cell>
          <table:table-cell table:number-columns-repeated="1014"/>
        </table:table-row>
        <table:table-row table:style-name="ro4">
          <table:table-cell table:number-columns-repeated="5"/>
          <table:table-cell table:style-name="ce4" office:value-type="string">
            <text:p>&lt;b&gt;Consolidation&lt;/b&gt;</text:p>
          </table:table-cell>
          <table:table-cell table:style-name="ce4" office:value-type="string">
            <text:p>&lt;b&gt;MACE&lt;/b&gt;</text:p>
          </table:table-cell>
          <table:table-cell table:style-name="ce4" office:value-type="string">
            <text:p>&lt;b&gt;Amsacrine&lt;/b&gt; 100 mg/m&lt;sup&gt;2&lt;/sup&gt; IV (1-hour infusion), days 1-5&lt;br&gt; &lt;b&gt;Cytarabine&lt;/b&gt; 200 mg/m&lt;sup&gt;2&lt;/sup&gt; CIVI, days 1-5&lt;br&gt; &lt;b&gt;Etoposide&lt;/b&gt; 100 mg/m&lt;sup&gt;2&lt;/sup&gt; IV (1-hour infusion), days 1-5</text:p>
          </table:table-cell>
          <table:table-cell table:style-name="ce4" office:value-type="string">
            <text:p>Low</text:p>
          </table:table-cell>
          <table:table-cell table:style-name="ce4" office:value-type="string">
            <text:p>Stevens RF, Hann IM, Wheatley K, Gray RG. Marked improvements in outcome with chemotherapy alone in paediatric acute myeloid leukaemia: results of the United Kingdom Medical Research Council's 10th AML trial. $Br J Haematol. 1998;101(1):130-140.$</text:p>
          </table:table-cell>
          <table:table-cell table:number-columns-repeated="1014"/>
        </table:table-row>
        <table:table-row table:style-name="ro4">
          <table:table-cell table:number-columns-repeated="5"/>
          <table:table-cell table:style-name="ce4" office:value-type="string">
            <text:p>&lt;b&gt;Consolidation&lt;/b&gt;</text:p>
          </table:table-cell>
          <table:table-cell table:style-name="ce4" office:value-type="string">
            <text:p>&lt;b&gt;MidAC&lt;/b&gt;</text:p>
          </table:table-cell>
          <table:table-cell table:style-name="ce4" office:value-type="string">
            <text:p>&lt;b&gt;Mitoxantrone&lt;/b&gt; 10 mg/m&lt;sup&gt;2&lt;/sup&gt; IV (short infusion), days 1-5&lt;br&gt; &lt;b&gt;Cytarabine&lt;/b&gt; 1,000 mg/m&lt;sup&gt;2&lt;/sup&gt; IV (2-hour infusion), every 12 hours, days 1-3</text:p>
          </table:table-cell>
          <table:table-cell table:style-name="ce4" office:value-type="string">
            <text:p>Moderate</text:p>
          </table:table-cell>
          <table:table-cell table:style-name="ce4" office:value-type="string">
            <text:p>Stevens RF, Hann IM, Wheatley K, Gray RG. Marked improvements in outcome with chemotherapy alone in paediatric acute myeloid leukaemia: results of the United Kingdom Medical Research Council's 10th AML trial. $Br J Haematol. 1998;101(1):130-140.$</text:p>
          </table:table-cell>
          <table:table-cell table:number-columns-repeated="1014"/>
        </table:table-row>
        <table:table-row table:style-name="ro10">
          <table:table-cell table:number-columns-repeated="4"/>
          <table:table-cell table:style-name="ce4" office:value-type="string">
            <text:p>&lt;b&gt;Pediatric Regimens&lt;sup&gt;k&lt;/sup&gt; - Brain Tumors&lt;/b&gt;</text:p>
          </table:table-cell>
          <table:table-cell table:style-name="ce4" office:value-type="string">
            <text:p>&lt;b&gt;Combination Regimens&lt;/b&gt;</text:p>
          </table:table-cell>
          <table:table-cell table:style-name="ce4" office:value-type="string">
            <text:p>&lt;b&gt;CDDP/VP-16&lt;/b&gt;</text:p>
          </table:table-cell>
          <table:table-cell table:style-name="ce4" office:value-type="string">
            <text:p>&lt;b&gt;Cisplatin&lt;/b&gt; 90 mg/m&lt;sup&gt;2&lt;/sup&gt; IV, day 1&lt;br&gt; &lt;b&gt;Etoposide&lt;/b&gt; 150 mg/m&lt;sup&gt;2&lt;/sup&gt;/d IV, days 3, 4&lt;br&gt; Repeat every 21 days for 4 courses</text:p>
          </table:table-cell>
          <table:table-cell table:style-name="ce4" office:value-type="string">
            <text:p>High</text:p>
          </table:table-cell>
          <table:table-cell table:style-name="ce4" office:value-type="string">
            <text:p>Kovnar EH, Kellie SJ, Horowitz ME, et al. Preirradiation cisplatin and etoposide in the treatment of high-risk medulloblastoma and other malignant embryonal tumors of the central nervous system: a phase II study. $J Clin Oncol. 1990;8(2):330-336.$</text:p>
          </table:table-cell>
          <table:table-cell table:number-columns-repeated="1014"/>
        </table:table-row>
        <table:table-row table:style-name="ro17">
          <table:table-cell table:number-columns-repeated="5"/>
          <table:table-cell table:style-name="ce4" office:value-type="string">
            <text:p>&lt;b&gt;Combination Regimens&lt;/b&gt;</text:p>
          </table:table-cell>
          <table:table-cell table:style-name="ce4" office:value-type="string">
            <text:p>&lt;b&gt;COPE or "Baby Brain I"&lt;/b&gt;</text:p>
          </table:table-cell>
          <table:table-cell table:style-name="ce12" office:value-type="string">
            <text:p>&lt;u&gt;CYCLE A&lt;/u&gt;&lt;br&gt; &lt;b&gt;Vincristine&lt;sup&gt;d&lt;/sup&gt;&lt;/b&gt;<text:span text:style-name="T2"> 0.065 </text:span><text:span text:style-name="T2">mg/kg/d (maximum, 1.5 mg) IV, days 1, 8&lt;br&gt; </text:span><text:span text:style-name="T2">&lt;b&gt;Cyclophosphamide&lt;/b&gt; 65 mg/kg/d IV </text:span><text:span text:style-name="T2">over 30 minutes, day 1&lt;br&gt; &lt;u&gt;CYCLE </text:span><text:span text:style-name="T2">B&lt;/u&gt;&lt;br&gt; &lt;b&gt;Cisplatin&lt;/b&gt; 4 mg/kg/d IV </text:span><text:span text:style-name="T2">over 6 hours, day 1&lt;br&gt; &lt;b&gt;Etoposide&lt;/b&gt; </text:span><text:span text:style-name="T2">6.5 mg/kg/d IV over 1 hour, days 3, 4&lt;br&gt; </text:span><text:span text:style-name="T2">Regimens given in alternating 28-day cycles </text:span><text:span text:style-name="T2">in the sequence AABAAB</text:span></text:p>
          </table:table-cell>
          <table:table-cell table:style-name="ce4" office:value-type="string">
            <text:p>High</text:p>
          </table:table-cell>
          <table:table-cell table:style-name="ce4" office:value-type="string">
            <text:p>Duffner PK, Horowitz ME, Krischer JP, et al. Postoperative chemotherapy and delayed radiation in children less than 3 years of age with malignant brain tumors. $N Engl J Med. 1993;328(24):1725-1731.</text:p>
          </table:table-cell>
          <table:table-cell table:number-columns-repeated="1014"/>
        </table:table-row>
        <table:table-row table:style-name="ro27">
          <table:table-cell table:number-columns-repeated="5"/>
          <table:table-cell table:style-name="ce4" office:value-type="string">
            <text:p>&lt;b&gt;Combination Regimens&lt;/b&gt;</text:p>
          </table:table-cell>
          <table:table-cell table:style-name="ce4" office:value-type="string">
            <text:p>&lt;b&gt;No Common Name&lt;/b&gt;</text:p>
          </table:table-cell>
          <table:table-cell table:style-name="ce4" office:value-type="string">
            <text:p>&lt;b&gt;Vincristine&lt;sup&gt;d&lt;/sup&gt;&lt;/b&gt; 1.5 mg/m&lt;sup&gt;2&lt;/sup&gt; IV, day 1&lt;br&gt; &lt;b&gt;Cisplatin&lt;/b&gt; 75 mg/m&lt;sup&gt;2&lt;/sup&gt; IV, day 1&lt;br&gt; &lt;b&gt;Cyclophosphamide&lt;/b&gt; 1,000 mg/m&lt;sup&gt;2&lt;/sup&gt; IV, day 1&lt;br&gt; Repeat every 6 weeks for 8 cycles</text:p>
          </table:table-cell>
          <table:table-cell table:style-name="ce4" office:value-type="string">
            <text:p>High</text:p>
          </table:table-cell>
          <table:table-cell table:style-name="ce4" office:value-type="string">
            <text:p>Douglas JG, Barker JL, Ellenbogen RG, et al. Concurrent chemotherapy and reduced-dose cranial spinal irradiation followed by conformal posterior fossa tumor bed boost for average-risk medulloblastoma: efficacy and patterns of failure. $Int J Radiat Oncol Biol Phys. 2004;58(4):1161-1164.$&lt;br&gt; National Cancer Institute. Phase III randomized study of adjuvant lomustine/cisplatin/vincristine vs cyclophosphamide/cisplatin/vincristine following craniospinal radiotherapy in children with newly diagnosed, average-risk medulloblastoma. $http://cancer.gov.clinicaltrials.CCG-A9961. Accessed January 27, 2012.$</text:p>
          </table:table-cell>
          <table:table-cell table:number-columns-repeated="1014"/>
        </table:table-row>
        <table:table-row table:style-name="ro24">
          <table:table-cell table:number-columns-repeated="5"/>
          <table:table-cell table:style-name="ce4" office:value-type="string">
            <text:p>&lt;b&gt;Combination Regimens&lt;/b&gt;</text:p>
          </table:table-cell>
          <table:table-cell table:style-name="ce4" office:value-type="string">
            <text:p>&lt;b&gt;No Common Name&lt;/b&gt;</text:p>
          </table:table-cell>
          <table:table-cell table:style-name="ce12" office:value-type="string">
            <text:p>&lt;u&gt;CYCLES 1 AND 3 (3-WEEK CYCLES)&lt;/u&gt;&lt;br&gt; &lt;b&gt;Vincristine&lt;sup&gt;d&lt;/sup&gt;&lt;/b&gt;<text:span text:style-name="T2"> 1.5 </text:span><text:span text:style-name="T2">mg/m&lt;sup&gt;2&lt;/sup&gt; IV, days 1, 7, 14&lt;br&gt; </text:span><text:span text:style-name="T2">&lt;b&gt;Etoposide&lt;/b&gt; 100 mg/m&lt;sup&gt;2&lt;/sup&gt; </text:span><text:span text:style-name="T2">IV, days 1-3&lt;br&gt; &lt;b&gt;Carboplatin&lt;/b&gt; 500 </text:span><text:span text:style-name="T2">mg/m&lt;sup&gt;2&lt;/sup&gt; IV, days 1, 2&lt;br&gt; </text:span><text:span text:style-name="T2">&lt;u&gt;CYCLES 2 AND 4 (3-WEEK </text:span><text:span text:style-name="T2">CYCLES)&lt;/u&gt;&lt;br&gt; </text:span><text:span text:style-name="T2">&lt;b&gt;Vincristine&lt;sup&gt;d&lt;/sup&gt;&lt;/b&gt; 1.5 </text:span><text:span text:style-name="T2">mg/m&lt;sup&gt;2&lt;/sup&gt; IV, days 1, 7, 14&lt;br&gt; </text:span><text:span text:style-name="T2">&lt;b&gt;Etoposide&lt;/b&gt; 100 mg/m&lt;sup&gt;2&lt;/sup&gt; </text:span><text:span text:style-name="T2">IV, days 1-3&lt;br&gt; &lt;b&gt;Cyclophosphamide&lt;/b&gt; </text:span><text:span text:style-name="T2">1,500 mg/m&lt;sup&gt;2&lt;/sup&gt; IV, day 1&lt;br&gt; </text:span><text:span text:style-name="T2">&lt;b&gt;Mesna&lt;/b&gt; 750 mg/m&lt;sup&gt;2&lt;/sup&gt; IV, </text:span><text:span text:style-name="T2">15 minutes before and 4 and 8 hours after </text:span><text:span text:style-name="T2">cyclophosphamide</text:span></text:p>
          </table:table-cell>
          <table:table-cell table:style-name="ce4" office:value-type="string">
            <text:p>High</text:p>
          </table:table-cell>
          <table:table-cell table:style-name="ce4" office:value-type="string">
            <text:p>Taylor RE, Bailey CC, Robinson K, et al. Results of a randomized study of preradiation chemotherapy versus radiotherapy alone for nonmetastatic medulloblastoma: the International Society of Paediatric Oncology/United Kingdom Children's Cancer Study Group PNET-3 study. $J Clin Oncol. 2003;21(8):1581-1591.$</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POC&lt;/b&gt;</text:p>
          </table:table-cell>
          <table:table-cell table:style-name="ce4" office:value-type="string">
            <text:p>&lt;b&gt;Prednisone&lt;/b&gt; 40 mg/m&lt;sup&gt;2&lt;/sup&gt;/d PO, days 1-14&lt;br&gt; &lt;b&gt;Lomustine&lt;/b&gt; 100 mg/m&lt;sup&gt;2&lt;/sup&gt; PO, day 1&lt;br&gt; &lt;b&gt;Vincristine&lt;sup&gt;d&lt;/sup&gt;&lt;/b&gt; 1.5 mg/m&lt;sup&gt;2&lt;/sup&gt;/d IV, days 1, 8, 15</text:p>
          </table:table-cell>
          <table:table-cell table:style-name="ce4" office:value-type="string">
            <text:p>Moderate</text:p>
          </table:table-cell>
          <table:table-cell table:style-name="ce4" office:value-type="string">
            <text:p>Finlay JL, Bayett JM, Yates AJ, et al. Randomized phase III trial in childhood high-grade astrocytoma comparing vincristine, lomustine, and prednisone with the eight-drugs-in-1-day regimen. $J Clin Oncol. 1995;13(1):112-123.$</text:p>
          </table:table-cell>
          <table:table-cell table:number-columns-repeated="1014"/>
        </table:table-row>
        <table:table-row table:style-name="ro10">
          <table:table-cell table:number-columns-repeated="5"/>
          <table:table-cell table:style-name="ce4" office:value-type="string">
            <text:p>&lt;b&gt;Single-Agent Regimens&lt;/b&gt;</text:p>
          </table:table-cell>
          <table:table-cell table:style-name="ce4" office:value-type="string">
            <text:p>&lt;b&gt;Carboplatin&lt;/b&gt;</text:p>
          </table:table-cell>
          <table:table-cell table:style-name="ce4" office:value-type="string">
            <text:p>&lt;b&gt;Carboplatin&lt;/b&gt; 560 mg/m&lt;sup&gt;2&lt;/sup&gt; IV over 1 hour&lt;br&gt; Repeat every 28 days</text:p>
          </table:table-cell>
          <table:table-cell table:style-name="ce4" office:value-type="string">
            <text:p>High</text:p>
          </table:table-cell>
          <table:table-cell table:style-name="ce4" office:value-type="string">
            <text:p>Friedman HS, Krischer JP, Burger P, et al. Treatment of children with progressive or recurrent brain tumors with carboplatin or iproplatin: a Pediatric Oncology Group randomized phase II study. $J Clin Oncol. 2000;18(22):3819-3828.$</text:p>
          </table:table-cell>
          <table:table-cell table:number-columns-repeated="1014"/>
        </table:table-row>
        <table:table-row table:style-name="ro4">
          <table:table-cell table:number-columns-repeated="4"/>
          <table:table-cell table:style-name="ce4" office:value-type="string">
            <text:p>&lt;b&gt;Pediatric Regimens&lt;sup&gt;k&lt;/sup&gt; - Hepatoblastoma&lt;/b&gt;</text:p>
          </table:table-cell>
          <table:table-cell table:style-name="ce4" office:value-type="string">
            <text:p>&lt;b&gt;Combination Regimens&lt;/b&gt;</text:p>
          </table:table-cell>
          <table:table-cell table:style-name="ce4" office:value-type="string">
            <text:p>&lt;b&gt;CD&lt;/b&gt;</text:p>
          </table:table-cell>
          <table:table-cell table:style-name="ce4" office:value-type="string">
            <text:p>&lt;b&gt;Cisplatin&lt;/b&gt; 80 mg/m&lt;sup&gt;2&lt;/sup&gt; CI over 24 hours (&gt;1 year of age) &lt;b&gt;OR&lt;/b&gt; 3 mg/kg (&lt;1 year of age) IV over 6 hours with post-hydration fluid&lt;br&gt; &lt;br&gt;Doxorubicin&lt;/b&gt; 30 mg/m&lt;sup&gt;2&lt;/sup&gt;/d CIVI over 48 hours, days 2, 3&lt;br&gt; Administer 4 cycles before surgery, 2 cycles after surgery</text:p>
          </table:table-cell>
          <table:table-cell table:style-name="ce4" office:value-type="string">
            <text:p>High</text:p>
          </table:table-cell>
          <table:table-cell table:style-name="ce4" office:value-type="string">
            <text:p>Pritchard J, Brown J, Shafford E, et al. Cisplatin, doxorubicin, and delayed surgery for childhood hepatoblastoma: a successful approach- results of the first prospective study of the International Society of Pediatric Oncology. $J Clin Oncol. 2000;18(22):3819-3828.$</text:p>
          </table:table-cell>
          <table:table-cell table:number-columns-repeated="1014"/>
        </table:table-row>
        <table:table-row table:style-name="ro4">
          <table:table-cell table:number-columns-repeated="4"/>
          <table:table-cell table:style-name="ce4" office:value-type="string">
            <text:p>&lt;b&gt;Pediatric Regimens&lt;sup&gt;k&lt;/sup&gt; - Lymphoma, Hodgkin's&lt;/b&gt;</text:p>
          </table:table-cell>
          <table:table-cell table:style-name="ce4" office:value-type="string">
            <text:p>&lt;b&gt;Combination Regimens&lt;/b&gt;</text:p>
          </table:table-cell>
          <table:table-cell table:style-name="ce4" office:value-type="string">
            <text:p>&lt;b&gt;ABVD&lt;/b&gt;</text:p>
          </table:table-cell>
          <table:table-cell table:style-name="ce4" office:value-type="string">
            <text:p>&lt;b&gt;Doxorubicin&lt;/b&gt; 25 mg/m&lt;sup&gt;2&lt;/sup&gt;/d IV, days 1, 15&lt;br&gt; &lt;b&gt;Bleomycin&lt;/b&gt; 10 units/m&lt;sup&gt;2&lt;/sup&gt;/d IV, days 1, 15&lt;br&gt; &lt;b&gt;Vinblastine&lt;/b&gt; 6 mg/m&lt;sup&gt;2&lt;/sup&gt;/d IV, days 1, 15&lt;br&gt; &lt;b&gt;Dacarbazine&lt;/b&gt; 375 mg/m&lt;sup&gt;2&lt;/sup&gt;/d IV, days 1, 15&lt;br&gt; Repeat every 14 days for 12 courses</text:p>
          </table:table-cell>
          <table:table-cell table:style-name="ce4" office:value-type="string">
            <text:p>High</text:p>
          </table:table-cell>
          <table:table-cell table:style-name="ce4" office:value-type="string">
            <text:p>Fryer CJ, Hutchinson RJ, Krailo M, et al. Efficacy and toxicity of 12 courses of ABVD therapy followed by low-dose regional radiation in advanced Hodgkin's disease in children: a report from the Children's Cancer Study Group. $J Clin Oncol. 1990;8(12):1971-1980.$</text:p>
          </table:table-cell>
          <table:table-cell table:number-columns-repeated="1014"/>
        </table:table-row>
        <table:table-row table:style-name="ro19">
          <table:table-cell table:number-columns-repeated="5"/>
          <table:table-cell table:style-name="ce4" office:value-type="string">
            <text:p>&lt;b&gt;Combination Regimens&lt;/b&gt;</text:p>
          </table:table-cell>
          <table:table-cell table:style-name="ce4" office:value-type="string">
            <text:p>&lt;b&gt;BEACOPP&lt;/b&gt;</text:p>
          </table:table-cell>
          <table:table-cell table:style-name="ce4" office:value-type="string">
            <text:p>&lt;b&gt;Bleomycin&lt;/b&gt; 10 units/m&lt;sup&gt;2&lt;/sup&gt; IV, day 7&lt;br&gt; &lt;b&gt;Etoposide&lt;/b&gt; 200 mg/m&lt;sup&gt;2&lt;/sup&gt;/d IV, days 0-2&lt;br&gt; &lt;b&gt;Doxorubicin&lt;/b&gt; 35 mg/m&lt;sup&gt;2&lt;/sup&gt; IV, day 0&lt;br&gt; &lt;b&gt;Cyclophosphamide&lt;/b&gt; 1,200 mg/m&lt;sup&gt;2&lt;/sup&gt; IV, day 0&lt;br&gt; &lt;b&gt;Vincristine&lt;sup&gt;b&lt;/sup&gt;&lt;/b&gt; 2 mg/m&lt;sup&gt;2&lt;/sup&gt; IV, day 7&lt;br&gt; &lt;b&gt;Procarbazine&lt;/b&gt; 100 mg/m&lt;sup&gt;2&lt;/sup&gt;/d PO, days 0-6&lt;br&gt; &lt;b&gt;Prednisone&lt;/b&gt; 40 mg/m&lt;sup&gt;2&lt;/sup&gt;/d PO, days 0-13&lt;br&gt; Repeat every 21 days</text:p>
          </table:table-cell>
          <table:table-cell table:style-name="ce4" office:value-type="string">
            <text:p>High</text:p>
          </table:table-cell>
          <table:table-cell table:style-name="ce4" office:value-type="string">
            <text:p>Kelly KM, Hutchinson RJ, Sposto R, et al. Feasibility of upfront dose-intensive chemotherapy in children with advanced-stage Hodgkin's lymphoma: preliminary results from the Children's Cancer Group Study Ccg-59704. $Ann Oncol. 2002;13(suppl 1):107-111.</text:p>
          </table:table-cell>
          <table:table-cell table:number-columns-repeated="1014"/>
        </table:table-row>
        <table:table-row table:style-name="ro6">
          <table:table-cell table:number-columns-repeated="5"/>
          <table:table-cell table:style-name="ce4" office:value-type="string">
            <text:p>&lt;b&gt;Combination Regimens&lt;/b&gt;</text:p>
          </table:table-cell>
          <table:table-cell table:style-name="ce4" office:value-type="string">
            <text:p>&lt;b&gt;CHOP&lt;/b&gt;</text:p>
          </table:table-cell>
          <table:table-cell table:style-name="ce4" office:value-type="string">
            <text:p>&lt;b&gt;Cyclophosphamide&lt;/b&gt; 750 mg/m&lt;sup&gt;2&lt;/sup&gt;/d IV, days 1, 22&lt;br&gt; &lt;b&gt;Doxorubicin&lt;/b&gt; 40 mg/m&lt;sup&gt;2&lt;/sup&gt;/d IV, days 1, 22&lt;br&gt; &lt;b&gt;Vincristine&lt;sup&gt;b&lt;/sup&gt;&lt;/b&gt; 1.5 mg/m&lt;sup&gt;2&lt;/sup&gt; IV weekly for 6 doses&lt;br&gt; &lt;b&gt;Prednisone&lt;/b&gt; 40 mg/m&lt;sup&gt;2&lt;/sup&gt;/d PO for 28 days</text:p>
          </table:table-cell>
          <table:table-cell table:style-name="ce4" office:value-type="string">
            <text:p>Moderate</text:p>
          </table:table-cell>
          <table:table-cell table:style-name="ce4" office:value-type="string">
            <text:p>Link MP, Donaldson SS, Berard CW, Shuster JJ, Murphy JB. Results of treatment of childhood localized non-Hodgkin's lymphoma with combination chemotherapy with or without radiotherapy. $N Engl J Med. 1990;322(17):1169-1174.$</text:p>
          </table:table-cell>
          <table:table-cell table:number-columns-repeated="1014"/>
        </table:table-row>
        <table:table-row table:style-name="ro32">
          <table:table-cell table:number-columns-repeated="5"/>
          <table:table-cell table:style-name="ce4" office:value-type="string">
            <text:p>&lt;b&gt;Combination Regimens&lt;/b&gt;</text:p>
          </table:table-cell>
          <table:table-cell table:style-name="ce4" office:value-type="string">
            <text:p>&lt;b&gt;SNCCL/B-ALL&lt;/b&gt;</text:p>
          </table:table-cell>
          <table:table-cell table:style-name="ce12" office:value-type="string">
            <text:p>&lt;u&gt;INITIAL PHASE&lt;/u&gt;&lt;br&gt; &lt;b&gt;Cytarabine&lt;/b&gt; 50 mg/m&lt;sup&gt;2&lt;/sup&gt;/d (maximum, 50 mg/d) IT, days 1, 2, 3, 11&lt;br&gt; &lt;b&gt;MTX&lt;/b&gt; 12 mg/m&lt;sup&gt;2&lt;/sup&gt;/d (maximum, 12 mg/d) IT, days 4, 11&lt;br&gt; &lt;b&gt;Cyclophosphamide&lt;/b&gt; 300 mg/m&lt;sup&gt;2&lt;/sup&gt; IV push every 12 hours for 6 doses, days 1-3&lt;br&gt; &lt;b&gt;Doxorubicin&lt;/b&gt; 50 mg/m&lt;sup&gt;2&lt;/sup&gt; IV, day 4&lt;br&gt; &lt;b&gt;Vincristine&lt;sup&gt;b&lt;/sup&gt;&lt;/b&gt;<text:span text:style-name="T2"> 1.5 </text:span><text:span text:style-name="T2">mg/m&lt;sup&gt;2&lt;/sup&gt;/d IV, days 4, 11&lt;br&gt; </text:span><text:span text:style-name="T2">&lt;b&gt;ALTERNATING WITH&lt;/b&gt;&lt;br&gt; </text:span><text:span text:style-name="T2">&lt;u&gt;SECONDARY PHASE&lt;/u&gt;&lt;br&gt; </text:span><text:span text:style-name="T2">&lt;b&gt;Cytarabine&lt;/b&gt; 50 mg/m&lt;sup&gt;2&lt;/sup&gt; </text:span><text:span text:style-name="T2">(maximum, 50 mg) IT, day 1&lt;br&gt; </text:span><text:span text:style-name="T2">&lt;b&gt;MTX&lt;/b&gt; 12 mg/m&lt;sup&gt;2&lt;/sup&gt; </text:span><text:span text:style-name="T2">(maximum, 12 mg) IT, day 1&lt;br&gt; </text:span><text:span text:style-name="T2">&lt;b&gt;MTX&lt;/b&gt; 200 mg/m&lt;sup&gt;2&lt;/sup&gt; IV </text:span><text:span text:style-name="T2">bolus,&lt;br&gt; &lt;b&gt;THEN&lt;/b&gt; 800 </text:span><text:span text:style-name="T2">mg/m&lt;sup&gt;2&lt;/sup&gt; CIVI&lt;br&gt; </text:span><text:span text:style-name="T2">&lt;b&gt;Cytarabine&lt;/b&gt; 3,000 </text:span><text:span text:style-name="T2">mg/m&lt;sup&gt;2&lt;/sup&gt; IV over 3 hours every 12 </text:span><text:span text:style-name="T2">hours for 4 doses, days 2, 3&lt;br&gt; </text:span><text:span text:style-name="T2">&lt;b&gt;Leucovorin calcium&lt;/b&gt; 30 </text:span><text:span text:style-name="T2">mg/m&lt;sup&gt;2&lt;/sup&gt; IV at hour 42, then 3 </text:span><text:span text:style-name="T2">mg/m&lt;sup&gt;2&lt;/sup&gt; IV at hours 54, 66, 78</text:span></text:p>
          </table:table-cell>
          <table:table-cell table:style-name="ce4" office:value-type="string">
            <text:p>High</text:p>
          </table:table-cell>
          <table:table-cell table:style-name="ce4" office:value-type="string">
            <text:p>Bowman WP, Shuster JJ, Cook B, et al. Improved survival for children with B-cell acute lymphoblastic leukemia and stage IV small noncleaved-cell lymphoma: a Pediatric Oncology Group study. $J Clin Oncol. 1996;14(4):1252-1261.$</text:p>
          </table:table-cell>
          <table:table-cell table:number-columns-repeated="1014"/>
        </table:table-row>
        <table:table-row table:style-name="ro4">
          <table:table-cell table:number-columns-repeated="4"/>
          <table:table-cell table:style-name="ce4" office:value-type="string">
            <text:p>&lt;b&gt;Pediatric Regimens&lt;sup&gt;k&lt;/sup&gt; - Neuroblastoma&lt;/b&gt;</text:p>
          </table:table-cell>
          <table:table-cell table:style-name="ce4" office:value-type="string">
            <text:p>&lt;b&gt;Combination Regimens&lt;/b&gt;</text:p>
          </table:table-cell>
          <table:table-cell table:style-name="ce4" office:value-type="string">
            <text:p>&lt;b&gt;A&lt;sub&gt;1&lt;/sub&gt;&lt;/b&gt;</text:p>
          </table:table-cell>
          <table:table-cell table:style-name="ce4" office:value-type="string">
            <text:p>&lt;b&gt;Cyclophosphamide&lt;/b&gt; 1,200 mg/m&lt;sup&gt;2&lt;/sup&gt; IV, day 1&lt;br&gt; &lt;b&gt;Doxorubicin&lt;/b&gt; 40 mg/m&lt;sup&gt;2&lt;/sup&gt; IV, day 3&lt;br&gt; &lt;b&gt;Etoposide&lt;/b&gt; 100 mg/m&lt;sup&gt;2&lt;/sup&gt;/d IV, days 1-5&lt;br&gt; &lt;b&gt;Cisplatin&lt;/b&gt; 90 mg/m&lt;sup&gt;2&lt;/sup&gt; IV, day 5</text:p>
          </table:table-cell>
          <table:table-cell table:style-name="ce4" office:value-type="string">
            <text:p>High</text:p>
          </table:table-cell>
          <table:table-cell table:style-name="ce4" office:value-type="string">
            <text:p>Kaneko M, Tsuchida Y, Mugishima H, et al. Intensified chemotherapy increases the survival rates in patients with stage 4 neuroblastoma with MYCN amplification. $J Pediatr Hematol Oncol. 2002;24(8):613-621.$</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A&lt;sub&gt;3&lt;/sub&gt;&lt;/b&gt;</text:p>
          </table:table-cell>
          <table:table-cell table:style-name="ce4" office:value-type="string">
            <text:p>&lt;b&gt;Cyclophosphamide&lt;/b&gt; 1,200 mg/m&lt;sup&gt;2&lt;/sup&gt;/d IV, days 1, 2&lt;br&gt; &lt;b&gt;Doxorubicin&lt;/b&gt; 40 mg/m&lt;sup&gt;2&lt;/sup&gt; IV, day 3&lt;br&gt; &lt;b&gt;Etoposide&lt;/b&gt; 100 mg/m&lt;sup&gt;2&lt;/sup&gt;/d IV, days 1-5&lt;br&gt; &lt;b&gt;Cisplatin&lt;/b&gt; 25 mg/m&lt;sup&gt;2&lt;/sup&gt;/d CIVI, days 1-5</text:p>
          </table:table-cell>
          <table:table-cell table:style-name="ce4" office:value-type="string">
            <text:p>High</text:p>
          </table:table-cell>
          <table:table-cell table:style-name="ce4" office:value-type="string">
            <text:p>Kaneko M, Tsuchida Y, Mugishima H, et al. Intensified chemotherapy increases the survival rates in patients with stage 4 neuroblastoma with MYCN amplification. $J Pediatr Hematol Oncol. 2002;24(8):613-621.$</text:p>
          </table:table-cell>
          <table:table-cell table:number-columns-repeated="1014"/>
        </table:table-row>
        <table:table-row table:style-name="ro25">
          <table:table-cell table:number-columns-repeated="5"/>
          <table:table-cell table:style-name="ce4" office:value-type="string">
            <text:p>&lt;b&gt;Combination Regimens&lt;/b&gt;</text:p>
          </table:table-cell>
          <table:table-cell table:style-name="ce4" office:value-type="string">
            <text:p>&lt;b&gt;CAV + P/VP&lt;/b&gt;</text:p>
          </table:table-cell>
          <table:table-cell table:style-name="ce12" office:value-type="string">
            <text:p>&lt;u&gt;CAV (COURSES 1, 2, 4, 6)&lt;/u&gt;&lt;br&gt; &lt;b&gt;Cyclophosphamide&lt;/b&gt; 70 mg/kg/d IV over 6 hours, days 1, 2&lt;br&gt; &lt;b&gt;Doxorubicin&lt;/b&gt; 25 mg/m&lt;sup&gt;2&lt;/sup&gt;/d CIVI for 72 hours&lt;br&gt; &lt;b&gt;Vincristine&lt;sup&gt;d&lt;/sup&gt;&lt;/b&gt;<text:span text:style-name="T2"> 1.5 </text:span><text:span text:style-name="T2">mg/m&lt;sup&gt;2&lt;/sup&gt; IV bolus, day 9&lt;br&gt; </text:span><text:span text:style-name="T2">&lt;u&gt;P/VP (COURSES 3, 5, 7)&lt;/u&gt;&lt;br&gt; </text:span><text:span text:style-name="T2">&lt;b&gt;Etoposide&lt;/b&gt; 200 mg/m&lt;sup&gt;2&lt;/sup&gt;/d </text:span><text:span text:style-name="T2">IV over 2 hours, days 1-3&lt;br&gt; </text:span><text:span text:style-name="T2">&lt;b&gt;Cisplatin&lt;/b&gt; 50 mg/m&lt;sup&gt;2&lt;/sup&gt;/d IV </text:span><text:span text:style-name="T2">over 1 hour, days 1-4</text:span></text:p>
          </table:table-cell>
          <table:table-cell table:style-name="ce4" office:value-type="string">
            <text:p>High</text:p>
          </table:table-cell>
          <table:table-cell table:style-name="ce4" office:value-type="string">
            <text:p>Kushner BH, LaQuaglia MP, Bonilla MA, et al. Highly effective induction therapy for stage 4 neuroblastoma in children over 1 year of age. $J Clin Oncol. 1994;12(12):2607-2613.$</text:p>
          </table:table-cell>
          <table:table-cell table:number-columns-repeated="1014"/>
        </table:table-row>
        <table:table-row table:style-name="ro4">
          <table:table-cell table:number-columns-repeated="5"/>
          <table:table-cell table:style-name="ce4" office:value-type="string">
            <text:p>&lt;b&gt;Combination Regimens&lt;/b&gt;</text:p>
          </table:table-cell>
          <table:table-cell table:style-name="ce4" office:value-type="string">
            <text:p>&lt;b&gt;High-risk neuroblastoma&lt;/b&gt;</text:p>
          </table:table-cell>
          <table:table-cell table:style-name="ce4" office:value-type="string">
            <text:p>&lt;b&gt;Cisplatin&lt;/b&gt; 60 mg/m&lt;sup&gt;2&lt;/sup&gt; IV over 6 hours, day 0&lt;br&gt; &lt;b&gt;Doxorubicin&lt;/b&gt; 30 mg/m&lt;sup&gt;2&lt;/sup&gt; IV, day 2&lt;br&gt; &lt;b&gt;Etoposide&lt;/b&gt; 100 mg/m&lt;sup&gt;2&lt;/sup&gt;/d IV, days 2, 5&lt;br&gt; &lt;b&gt;Cyclophosphamide&lt;/b&gt; 1,000 mg/m&lt;sup&gt;2&lt;/sup&gt;/d IV, days 3, 4&lt;br&gt; Repeat every 28 days for 5 cycles</text:p>
          </table:table-cell>
          <table:table-cell table:style-name="ce4" office:value-type="string">
            <text:p>High</text:p>
          </table:table-cell>
          <table:table-cell table:style-name="ce4" office:value-type="string">
            <text:p>Matthay KK, Villablanca JG, Seeger RC, et al. Treatment of high-risk neuroblastoma with intensive chemotherapy, radiotherapy, autologous bone marrow transplantation, and 13-cisretinoic acid. $N Engl J Med. 1999;341(16):1165-1173.$</text:p>
          </table:table-cell>
          <table:table-cell table:number-columns-repeated="1014"/>
        </table:table-row>
        <table:table-row table:style-name="ro10">
          <table:table-cell table:number-columns-repeated="4"/>
          <table:table-cell table:style-name="ce4" office:value-type="string">
            <text:p>&lt;b&gt;Pediatric Regimens&lt;sup&gt;k&lt;/sup&gt; - Osteosarcoma&lt;/b&gt;</text:p>
          </table:table-cell>
          <table:table-cell table:style-name="ce4" office:value-type="string">
            <text:p>&lt;b&gt;Combination Regimens&lt;/b&gt;</text:p>
          </table:table-cell>
          <table:table-cell table:style-name="ce4" office:value-type="string">
            <text:p>&lt;b&gt;IFoVP&lt;/b&gt;</text:p>
          </table:table-cell>
          <table:table-cell table:style-name="ce4" office:value-type="string">
            <text:p>&lt;b&gt;Ifosfamide&lt;/b&gt; 1,800 mg/m&lt;sup&gt;2&lt;/sup&gt;/d IV, days 1-5&lt;br&gt; &lt;b&gt;Etoposide&lt;/b&gt; 100 mg/m&lt;sup&gt;2&lt;/sup&gt;/d IV over 1 hour, days 1-5&lt;br&gt; &lt;b&gt;Mesna&lt;/b&gt; 2,880 mg/m&lt;sup&gt;2&lt;/sup&gt;/d IV, days 1-5&lt;br&gt; Repeat every 21 days</text:p>
          </table:table-cell>
          <table:table-cell table:style-name="ce4" office:value-type="string">
            <text:p>High</text:p>
          </table:table-cell>
          <table:table-cell table:style-name="ce4" office:value-type="string">
            <text:p>Miser JS, Kinsella TJ, Triche TJ, et al. Ifosfamide with mesna uroprotection and etoposide: an effective regimen in the treatment of recurrent sarcomas and other tumors of children and young adults. $J Clin Oncol. 1987;5(8):1191-1198.$</text:p>
          </table:table-cell>
          <table:table-cell table:number-columns-repeated="1014"/>
        </table:table-row>
        <table:table-row table:style-name="ro18">
          <table:table-cell table:number-columns-repeated="5"/>
          <table:table-cell table:style-name="ce4" office:value-type="string">
            <text:p>&lt;b&gt;Combination Regimens&lt;/b&gt;</text:p>
          </table:table-cell>
          <table:table-cell table:style-name="ce4" office:value-type="string">
            <text:p>&lt;b&gt;MTX-CDDP/Adr&lt;/b&gt;</text:p>
          </table:table-cell>
          <table:table-cell table:style-name="ce4" office:value-type="string">
            <text:p>&lt;b&gt;MTX&lt;/b&gt; 12,000 mg/m&lt;sup&gt;2&lt;/sup&gt; IV weekly for 2 weeks; escalate dose by 1,000 mg/m&lt;sup&gt;2&lt;/sup&gt; in subsequent corses until peak level of 10-8 M is reached (reduce dose to 8,000 mg/m&lt;sup&gt;2&lt;/sup&gt; IV for patients &gt;12 years)&lt;br&gt; &lt;b&gt;Leucovorin calcium&lt;/b&gt; 20 mg/m&lt;sup&gt;2&lt;/sup&gt; IV every 3 hours for 8 doses beginning 16 hours after completion of methotrexate, &lt;b&gt;THEN&lt;/b&gt; every 6 hours PO for 8 doses&lt;br&gt; &lt;b&gt;ALTERNATING WITH&lt;/b&gt;&lt;br&gt; &lt;b&gt;Cisplatin&lt;/b&gt; 75 mg/m&lt;sup&gt;2&lt;/sup&gt; IV, day 15 of cycles 1-7,&lt;br&gt; &lt;b&gt;THEN&lt;/b&gt; 120 mg/m&lt;sup&gt;2&lt;/sup&gt; for cycles 8-10&lt;br&gt; &lt;b&gt;Doxorubicin&lt;/b&gt; 25 mg/m&lt;sup&gt;2&lt;/sup&gt;/d IV, days 15-17 of cycles 1-7</text:p>
          </table:table-cell>
          <table:table-cell table:style-name="ce4" office:value-type="string">
            <text:p>High</text:p>
          </table:table-cell>
          <table:table-cell table:style-name="ce4" office:value-type="string">
            <text:p>Weiner MA, Harris MB, Lewis M, et al. Neoadjuvant high-dose methotrexate, cisplatin, and doxorubicin for the management of patients with nonmetastatic osteosarcoma. $Cancer Treat Rep. 1986;70(12):1431-1432.$</text:p>
          </table:table-cell>
          <table:table-cell table:number-columns-repeated="1014"/>
        </table:table-row>
        <table:table-row table:style-name="ro21">
          <table:table-cell table:number-columns-repeated="5"/>
          <table:table-cell table:style-name="ce4" office:value-type="string">
            <text:p>&lt;b&gt;Combination Regimens&lt;/b&gt;</text:p>
          </table:table-cell>
          <table:table-cell table:style-name="ce4" office:value-type="string">
            <text:p>&lt;b&gt;VP/high-dose Ifos&lt;/b&gt;</text:p>
          </table:table-cell>
          <table:table-cell table:style-name="ce4" office:value-type="string">
            <text:p>&lt;b&gt;Etoposide&lt;/b&gt; 100 mg/m&lt;sup&gt;2&lt;/sup&gt; days 1-5&lt;br&gt; &lt;b&gt;Ifosfamide&lt;/b&gt; 3,500 mg/m&lt;sup&gt;2&lt;/sup&gt; days 1-5&lt;br&gt; &lt;b&gt;Mesna&lt;/b&gt; 700 mg/m&lt;sup&gt;2&lt;/sup&gt; over 4 hours, &lt;b&gt;THEN&lt;/b&gt; mesna 700 mg/m&lt;sup&gt;2&lt;/sup&gt; at hour 4, 7, 10, 13, days 1-5&lt;br&gt; &lt;b&gt;GCF&lt;/b&gt; 5 mcg/kg/d begin day 6&lt;br&gt; Repeat in 3 weeks for a total of 2 courses</text:p>
          </table:table-cell>
          <table:table-cell table:style-name="ce4" office:value-type="string">
            <text:p>High</text:p>
          </table:table-cell>
          <table:table-cell table:style-name="ce4" office:value-type="string">
            <text:p>Goorin AM, Harris MB, Bernstein M, et al. Phase II/III trial of etoposide and high-dose ifosfamide in newly diagnosed metastatic osteosarcoma: a pediatric oncology group trial. $J Clin Oncol. 2002;20(2):426-433.</text:p>
          </table:table-cell>
          <table:table-cell table:number-columns-repeated="1014"/>
        </table:table-row>
        <table:table-row table:style-name="ro6">
          <table:table-cell table:number-columns-repeated="4"/>
          <table:table-cell table:style-name="ce4" office:value-type="string">
            <text:p>&lt;b&gt;Pediatric Regimens&lt;sup&gt;k&lt;/sup&gt; - Retinoblastoma&lt;/b&gt;</text:p>
          </table:table-cell>
          <table:table-cell table:style-name="ce4" office:value-type="string">
            <text:p>&lt;b&gt;Combination Regimens&lt;/b&gt;</text:p>
          </table:table-cell>
          <table:table-cell table:style-name="ce4" office:value-type="string">
            <text:p>&lt;b&gt;Chemoreduction&lt;/b&gt;</text:p>
          </table:table-cell>
          <table:table-cell table:style-name="ce4" office:value-type="string">
            <text:p>&lt;b&gt;Vincristine&lt;sup&gt;d&lt;/sup&gt;&lt;/b&gt; 0.05 mg/kg (for age &lt;12 mo)&lt;br&gt; &lt;b&gt;OR&lt;/b&gt; 1.5-2 mg/m&lt;sup&gt;2&lt;/sup&gt; (for age &gt;12 mo)&lt;br&gt; &lt;b&gt;Carboplatin&lt;/b&gt; 20 mg/kg (for age &lt;12 mo)&lt;br&gt; &lt;b&gt;OR 550-660 mg/m&lt;sup&gt;2&lt;/sup&gt; (for age &gt;12 mo)&lt;br&gt; &lt;b&gt;Etoposide phosphate&lt;/b&gt; 5 mg/kg (for age &lt;12 mo) or 150 mg/m2 (for age &gt;12 mo)</text:p>
          </table:table-cell>
          <table:table-cell table:style-name="ce4" office:value-type="string">
            <text:p>High</text:p>
          </table:table-cell>
          <table:table-cell table:style-name="ce4" office:value-type="string">
            <text:p>Sussman DA, Escalona-Benz E, Benz MS, et al. Comparison of retinoblastoma reduction for chemotherapy vs external beam radiotherapy. $Arch Ophthalmol. 2003;121(7):979-984.$</text:p>
          </table:table-cell>
          <table:table-cell table:number-columns-repeated="1014"/>
        </table:table-row>
        <table:table-row table:style-name="ro10">
          <table:table-cell table:number-columns-repeated="4"/>
          <table:table-cell table:style-name="ce4" office:value-type="string">
            <text:p>&lt;b&gt;Pediatric Regimens&lt;sup&gt;k&lt;/sup&gt; - Sarcomas (Bony/Soft Tissue)&lt;/b&gt;</text:p>
          </table:table-cell>
          <table:table-cell table:style-name="ce4" office:value-type="string">
            <text:p>&lt;b&gt;Combination Regimens&lt;/b&gt;</text:p>
          </table:table-cell>
          <table:table-cell table:style-name="ce4" office:value-type="string">
            <text:p>&lt;b&gt;ICE&lt;/b&gt;</text:p>
          </table:table-cell>
          <table:table-cell table:style-name="ce4" office:value-type="string">
            <text:p>&lt;b&gt;Ifosfamide&lt;/b&gt; 1,800 mg/m&lt;sup&gt;2&lt;/sup&gt;/d IV over 1 hour, days 0-4&lt;br&gt; &lt;b&gt;Carboplatin&lt;/b&gt; 400 mg/m&lt;sup&gt;2&lt;/sup&gt;/d IV over 1 hour, days 0, 1&lt;br&gt; &lt;b&gt;Etoposide 100 mg/m&lt;sup&gt;2&lt;/sup&gt;/d IV over 1 hour, days 0-4</text:p>
          </table:table-cell>
          <table:table-cell table:style-name="ce4" office:value-type="string">
            <text:p>High</text:p>
          </table:table-cell>
          <table:table-cell table:style-name="ce4" office:value-type="string">
            <text:p>Cairo MS. The use of ifosfamide, carboplatin, and etoposide in children with solid tumors. $Semin Oncol. 1995;22(3 suppl 7):23-27.$</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No Common Name&lt;/b&gt;</text:p>
          </table:table-cell>
          <table:table-cell table:style-name="ce4" office:value-type="string">
            <text:p>&lt;b&gt;Vincristine&lt;sup&gt;d&lt;/sup&gt;&lt;/b&gt; 2 mg/m&lt;sup&gt;2&lt;/sup&gt; IV, day 1&lt;br&gt; &lt;b&gt;Doxorubicin&lt;/b&gt; 75 mg/m&lt;sup&gt;2&lt;/sup&gt; IV bolus, day 1&lt;br&gt; &lt;b&gt;Cyclophosphamide&lt;/b&gt; 1,200 mg/m&lt;sup&gt;2&lt;/sup&gt; IV, day 1&lt;br&gt; Repeat every 21 days</text:p>
          </table:table-cell>
          <table:table-cell table:style-name="ce4" office:value-type="string">
            <text:p>High</text:p>
          </table:table-cell>
          <table:table-cell table:style-name="ce4" office:value-type="string">
            <text:p>Grier HE, Krailo MD, Tarbell NJ, et al. Addition of ifosfamide and etoposide to standard chemotherapy for Ewing's sarcoma and primitive neuroectodermal tumor of bone. $N Engl J Med. 2003;348(8):694-701.$</text:p>
          </table:table-cell>
          <table:table-cell table:number-columns-repeated="1014"/>
        </table:table-row>
        <table:table-row table:style-name="ro19">
          <table:table-cell table:number-columns-repeated="5"/>
          <table:table-cell table:style-name="ce4" office:value-type="string">
            <text:p>&lt;b&gt;Combination Regimens&lt;/b&gt;</text:p>
          </table:table-cell>
          <table:table-cell table:style-name="ce4" office:value-type="string">
            <text:p>&lt;b&gt;P6&lt;/b&gt;</text:p>
          </table:table-cell>
          <table:table-cell table:style-name="ce12" office:value-type="string">
            <text:p>&lt;u&gt;CYCLES 1, 2, 3 AND 6&lt;/u&gt;&lt;br&gt; <text:span text:style-name="T2">&lt;b&gt;Cyclophosphamide&lt;/b&gt; 2,100 </text:span><text:span text:style-name="T2">mg/m&lt;sup&gt;2&lt;/sup&gt;/d IV, days 1, 2&lt;br&gt; </text:span><text:span text:style-name="T2">&lt;b&gt;Doxorubicin&lt;/b&gt; 25 mg/m&lt;sup&gt;2&lt;/sup&gt; </text:span><text:span text:style-name="T2">CIVI, days 1-3&lt;br&gt; </text:span><text:span text:style-name="T2">&lt;b&gt;Vincristine&lt;sup&gt;d&lt;/sup&gt;&lt;/b&gt; 0.67 mg/m2 </text:span><text:span text:style-name="T2">(maximum, 2 mg/cycle0 CIVI, days 1-3&lt;br&gt; </text:span><text:span text:style-name="T2">&lt;u&gt;CYCLES 4, 5 AND 7&lt;/u&gt;&lt;br&gt; </text:span><text:span text:style-name="T2">&lt;b&gt;Ifosfamide&lt;/b&gt; 1,800 </text:span><text:span text:style-name="T2">mg/m&lt;sup&gt;2&lt;/sup&gt;/d IV, days 1-5&lt;br&gt; </text:span><text:span text:style-name="T2">&lt;b&gt;Etoposide&lt;/b&gt; 100 mg/m&lt;sup&gt;2&lt;/sup&gt;/d </text:span><text:span text:style-name="T2">IV, days 1-5</text:span></text:p>
          </table:table-cell>
          <table:table-cell table:style-name="ce4" office:value-type="string">
            <text:p>High</text:p>
          </table:table-cell>
          <table:table-cell table:style-name="ce4" office:value-type="string">
            <text:p>Kolb EA, Kushner BH, Gorlick R, et al. Long-term event-free survival after intensive chemotherapy for Ewing's family of tumors in children and young adults. $J Clin Oncol. 2003;21(18):3423-3430.$</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Topo/CTX&lt;/b&gt;</text:p>
          </table:table-cell>
          <table:table-cell table:style-name="ce4" office:value-type="string">
            <text:p>&lt;b&gt;Cyclophosphamide&lt;/b&gt; 250 mg/m&lt;sup&gt;2&lt;/sup&gt;/d IV, days 1-5&lt;br&gt; &lt;b&gt;FOLLOWED BY&lt;/b&gt;&lt;br&gt; &lt;b&gt;Topotecan&lt;/b&gt; 0.6-0.75 mg/m&lt;sup&gt;2&lt;/sup&gt;/d IV as an escalating dose, days 1-5</text:p>
          </table:table-cell>
          <table:table-cell table:style-name="ce4" office:value-type="string">
            <text:p>High</text:p>
          </table:table-cell>
          <table:table-cell table:style-name="ce4" office:value-type="string">
            <text:p>Saylors RL, Stewart CF, Zamboni WC, et al. Phase I study of topotecan in combination with cyclophosphamide in pediatric patients with malignant solid tumors: a Pediatric Oncolgy Group study. $J Clin Oncol. 1998;16(3):945-952.$</text:p>
          </table:table-cell>
          <table:table-cell table:number-columns-repeated="1014"/>
        </table:table-row>
        <table:table-row table:style-name="ro10">
          <table:table-cell table:number-columns-repeated="5"/>
          <table:table-cell table:style-name="ce4" office:value-type="string">
            <text:p>&lt;b&gt;Combination Regimens&lt;/b&gt;</text:p>
          </table:table-cell>
          <table:table-cell table:style-name="ce4" office:value-type="string">
            <text:p>&lt;b&gt;VAC&lt;/b&gt;</text:p>
          </table:table-cell>
          <table:table-cell table:style-name="ce4" office:value-type="string">
            <text:p>&lt;b&gt;Vincristine&lt;sup&gt;d&lt;/sup&gt;&lt;/b&gt; 1.5 mg/m&lt;sup&gt;2&lt;/sup&gt; IV weekly for 3 weeks&lt;br&gt; &lt;b&gt;Dactinomycin&lt;/b&gt; 0.015 mg/kg/d (maximum, 0.5 mg/kg/d) IV for 5 days&lt;br&gt; &lt;b&gt;Cyclophosphamide&lt;/b&gt; 2,200 mg/m&lt;sup&gt;2&lt;/sup&gt; IV, day 1</text:p>
          </table:table-cell>
          <table:table-cell table:style-name="ce4" office:value-type="string">
            <text:p>High</text:p>
          </table:table-cell>
          <table:table-cell table:style-name="ce4" office:value-type="string">
            <text:p>Crist WM, Anderson JR, Meza JL, et al. Intergroup rhabdomyosarcoma study-IV: results for patients with nonmetastatic disease. $J Clin Oncol. 2001;19(12):3091-3102.$</text:p>
          </table:table-cell>
          <table:table-cell table:number-columns-repeated="1014"/>
        </table:table-row>
        <table:table-row table:style-name="ro18">
          <table:table-cell table:number-columns-repeated="4"/>
          <table:table-cell table:style-name="ce4" office:value-type="string">
            <text:p>&lt;b&gt;pediatric Regimens&lt;sup&gt;k&lt;/sup&gt; - Wilms' Tumor&lt;/b&gt;</text:p>
          </table:table-cell>
          <table:table-cell table:style-name="ce4" office:value-type="string">
            <text:p>&lt;b&gt;Combination Regimens&lt;/b&gt;</text:p>
          </table:table-cell>
          <table:table-cell table:style-name="ce4" office:value-type="string">
            <text:p>&lt;b&gt;VAD&lt;/b&gt;</text:p>
          </table:table-cell>
          <table:table-cell table:style-name="ce4" office:value-type="string">
            <text:p>&lt;b&gt;Vincristine&lt;sup&gt;d&lt;/sup&gt;&lt;/b&gt; 1.5 mg/m&lt;sup&gt;2&lt;/sup&gt; IV weekly for 10 weeks, then every 3 weeks for 15 weeks&lt;br&gt; &lt;b&gt;Dactinomycin&lt;/b&gt; 1.5 mg/m&lt;sup&gt;2&lt;/sup&gt; IV every 6 weeks for 26 weeks&lt;br&gt; &lt;b&gt;ALTERNATING WITH&lt;/b&gt;&lt;br&gt; &lt;b&gt;Doxorubicin&lt;/b&gt; 40 mg/m&lt;sup&gt;2&lt;/sup&gt; IV every 6 weeks for 1 year (stage III)&lt;br&gt; &lt;b&gt;OR&lt;/b&gt;&lt;br&gt; &lt;b&gt;Vincristine&lt;sup&gt;d&lt;/sup&gt;&lt;/b&gt; 1.5 mg/m&lt;sup&gt;2&lt;/sup&gt; IV, day 1&lt;br&gt; &lt;b&gt;Dactinomycin&lt;/b&gt; 15 mcg/kg/d IV, days 1-5 or 60 mcg/kg IV, day 1&lt;br&gt; Repeat every 6 weeks; if stage III or IV, add:&lt;br&gt; &lt;b&gt;Doxorubicin&lt;/b&gt; 20 mg/m&lt;sup&gt;2&lt;/sup&gt; IV, day 1, and RT</text:p>
          </table:table-cell>
          <table:table-cell table:style-name="ce4" office:value-type="string">
            <text:p>Vincristine plus dactinomycin, high; vincristine plus doxorubicin, or doxorubicin-containing, moderate</text:p>
          </table:table-cell>
          <table:table-cell table:style-name="ce4" office:value-type="string">
            <text:p>Pritchard J, Imeson J , Barnes J, et al. Results of the United Kingdom Children's Cancer Study Group first Wilms' tumor study. $J Clin Oncol. 1995; 13(1):124-133.$&lt;br&gt; <text:s/>de Camargo B, Franco EL. A randomized clinical trial of single-dose versus fractionated-dose dactinomycin in the treatment of Wilms' tumor. $Cancer. 1994;73(12):3081-3086.$</text:p>
          </table:table-cell>
          <table:table-cell table:number-columns-repeated="1014"/>
        </table:table-row>
        <table:table-row table:style-name="ro1" table:number-rows-repeated="1048264">
          <table:table-cell table:number-columns-repeated="1024"/>
        </table:table-row>
        <table:table-row table:style-name="ro1">
          <table:table-cell table:number-columns-repeated="1024"/>
        </table:table-row>
      </table:table>
      <table:table table:name="Sheet3" table:style-name="ta2" table:print="false">
        <table:table-column table:style-name="co11" table:number-columns-repeated="1024" table:default-cell-style-name="Excel_20_Built-in_20_Normal"/>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Excel_20_Built-in_20_Normal">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9">02/09/2013</text:date>, <text:time>13:40:02</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3-02-09T13:40:02</dc:date>
    <dc:creator>Niranjan Kode</dc:creator>
    <meta:editing-duration>PT4H29M7S</meta:editing-duration>
    <meta:editing-cycles>7</meta:editing-cycles>
    <meta:document-statistic meta:table-count="3" meta:cell-count="3272" meta:object-count="0"/>
  </office:meta>
</office:document-meta>
</file>